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48in"/>
    </style:style>
    <style:style style:name="co2" style:family="table-column">
      <style:table-column-properties fo:break-before="auto" style:column-width="6.0165in"/>
    </style:style>
    <style:style style:name="co3" style:family="table-column">
      <style:table-column-properties fo:break-before="auto" style:column-width="0.2854in"/>
    </style:style>
    <style:style style:name="co4" style:family="table-column">
      <style:table-column-properties fo:break-before="auto" style:column-width="0.3866in"/>
    </style:style>
    <style:style style:name="co5" style:family="table-column">
      <style:table-column-properties fo:break-before="auto" style:column-width="0.3335in"/>
    </style:style>
    <style:style style:name="co6" style:family="table-column">
      <style:table-column-properties fo:break-before="auto" style:column-width="0.3098in"/>
    </style:style>
    <style:style style:name="co7" style:family="table-column">
      <style:table-column-properties fo:break-before="auto" style:column-width="0.8161in"/>
    </style:style>
    <style:style style:name="co8" style:family="table-column">
      <style:table-column-properties fo:break-before="auto" style:column-width="1.1256in"/>
    </style:style>
    <style:style style:name="ro1" style:family="table-row">
      <style:table-row-properties style:row-height="0.178in" fo:break-before="auto" style:use-optimal-row-height="true"/>
    </style:style>
    <style:style style:name="ro2" style:family="table-row">
      <style:table-row-properties style:row-height="3.5965in" fo:break-before="auto" style:use-optimal-row-height="true"/>
    </style:style>
    <style:style style:name="ro3" style:family="table-row">
      <style:table-row-properties style:row-height="1.8862in" fo:break-before="auto" style:use-optimal-row-height="true"/>
    </style:style>
    <style:style style:name="ro4" style:family="table-row">
      <style:table-row-properties style:row-height="2.3528in" fo:break-before="auto" style:use-optimal-row-height="true"/>
    </style:style>
    <style:style style:name="ro5" style:family="table-row">
      <style:table-row-properties style:row-height="2.1972in" fo:break-before="auto" style:use-optimal-row-height="true"/>
    </style:style>
    <style:style style:name="ro6" style:family="table-row">
      <style:table-row-properties style:row-height="2.0417in" fo:break-before="auto" style:use-optimal-row-height="true"/>
    </style:style>
    <style:style style:name="ro7" style:family="table-row">
      <style:table-row-properties style:row-height="2.5075in" fo:break-before="auto" style:use-optimal-row-height="true"/>
    </style:style>
    <style:style style:name="ro8" style:family="table-row">
      <style:table-row-properties style:row-height="2.6634in" fo:break-before="auto" style:use-optimal-row-height="true"/>
    </style:style>
    <style:style style:name="ro9" style:family="table-row">
      <style:table-row-properties style:row-height="1.7307in" fo:break-before="auto" style:use-optimal-row-height="true"/>
    </style:style>
    <style:style style:name="ro10" style:family="table-row">
      <style:table-row-properties style:row-height="4.0626in" fo:break-before="auto" style:use-optimal-row-height="true"/>
    </style:style>
    <style:style style:name="ro11" style:family="table-row">
      <style:table-row-properties style:row-height="1.2638in" fo:break-before="auto" style:use-optimal-row-height="true"/>
    </style:style>
    <style:style style:name="ro12" style:family="table-row">
      <style:table-row-properties style:row-height="1.4193in" fo:break-before="auto" style:use-optimal-row-height="true"/>
    </style:style>
    <style:style style:name="ro13" style:family="table-row">
      <style:table-row-properties style:row-height="1.1091in" fo:break-before="auto" style:use-optimal-row-height="true"/>
    </style:style>
    <style:style style:name="ro14" style:family="table-row">
      <style:table-row-properties style:row-height="1.5752in" fo:break-before="auto" style:use-optimal-row-height="true"/>
    </style:style>
    <style:style style:name="ro15" style:family="table-row">
      <style:table-row-properties style:row-height="0.9535in" fo:break-before="auto" style:use-optimal-row-height="true"/>
    </style:style>
    <style:style style:name="ro16" style:family="table-row">
      <style:table-row-properties style:row-height="5.9283in" fo:break-before="auto" style:use-optimal-row-height="true"/>
    </style:style>
    <style:style style:name="ro17" style:family="table-row">
      <style:table-row-properties style:row-height="2.2181in" fo:break-before="auto" style:use-optimal-row-height="true"/>
    </style:style>
    <style:style style:name="ro18" style:family="table-row">
      <style:table-row-properties style:row-height="3.1299in" fo:break-before="auto" style:use-optimal-row-height="true"/>
    </style:style>
    <style:style style:name="ro19" style:family="table-row">
      <style:table-row-properties style:row-height="3.4409in" fo:break-before="auto" style:use-optimal-row-height="true"/>
    </style:style>
    <style:style style:name="ro20" style:family="table-row">
      <style:table-row-properties style:row-height="0.6425in" fo:break-before="auto" style:use-optimal-row-height="true"/>
    </style:style>
    <style:style style:name="ro21" style:family="table-row">
      <style:table-row-properties style:row-height="3.2854in" fo:break-before="auto" style:use-optimal-row-height="true"/>
    </style:style>
    <style:style style:name="ro22" style:family="table-row">
      <style:table-row-properties style:row-height="2.9744in" fo:break-before="auto" style:use-optimal-row-height="true"/>
    </style:style>
    <style:style style:name="ro23" style:family="table-row">
      <style:table-row-properties style:row-height="2.8189in" fo:break-before="auto" style:use-optimal-row-height="true"/>
    </style:style>
    <style:style style:name="ro24" style:family="table-row">
      <style:table-row-properties style:row-height="0.4866in" fo:break-before="auto" style:use-optimal-row-height="true"/>
    </style:style>
    <style:style style:name="ro25" style:family="table-row">
      <style:table-row-properties style:row-height="6.0839in" fo:break-before="auto" style:use-optimal-row-height="true"/>
    </style:style>
    <style:style style:name="ro26" style:family="table-row">
      <style:table-row-properties style:row-height="5.7728in" fo:break-before="auto" style:use-optimal-row-height="true"/>
    </style:style>
    <style:style style:name="ro27" style:family="table-row">
      <style:table-row-properties style:row-height="0.3311in" fo:break-before="auto" style:use-optimal-row-height="true"/>
    </style:style>
    <style:style style:name="ro28" style:family="table-row">
      <style:table-row-properties style:row-height="4.2181in" fo:break-before="auto" style:use-optimal-row-height="true"/>
    </style:style>
    <style:style style:name="ro29" style:family="table-row">
      <style:table-row-properties style:row-height="0.798in" fo:break-before="auto" style:use-optimal-row-height="true"/>
    </style:style>
    <style:style style:name="ro30" style:family="table-row">
      <style:table-row-properties style:row-height="3.7516in" fo:break-before="auto" style:use-optimal-row-height="true"/>
    </style:style>
    <style:style style:name="ro31" style:family="table-row">
      <style:table-row-properties style:row-height="5.1508in" fo:break-before="auto" style:use-optimal-row-height="true"/>
    </style:style>
    <style:style style:name="ro32" style:family="table-row">
      <style:table-row-properties style:row-height="3.9071in" fo:break-before="auto" style:use-optimal-row-height="true"/>
    </style:style>
    <style:style style:name="ro33" style:family="table-row">
      <style:table-row-properties style:row-height="4.6846in" fo:break-before="auto" style:use-optimal-row-height="true"/>
    </style:style>
    <style:style style:name="ro34" style:family="table-row">
      <style:table-row-properties style:row-height="4.3736in" fo:break-before="auto" style:use-optimal-row-height="true"/>
    </style:style>
    <style:style style:name="ro35" style:family="table-row">
      <style:table-row-properties style:row-height="2.0437in" fo:break-before="auto" style:use-optimal-row-height="true"/>
    </style:style>
    <style:style style:name="ro36" style:family="table-row">
      <style:table-row-properties style:row-height="1.5772in" fo:break-before="auto" style:use-optimal-row-height="true"/>
    </style:style>
    <style:style style:name="ro37" style:family="table-row">
      <style:table-row-properties style:row-height="1.111in" fo:break-before="auto" style:use-optimal-row-height="true"/>
    </style:style>
    <style:style style:name="ro38" style:family="table-row">
      <style:table-row-properties style:row-height="1.422in" fo:break-before="auto" style:use-optimal-row-height="true"/>
    </style:style>
    <style:style style:name="ro39" style:family="table-row">
      <style:table-row-properties style:row-height="1.8882in" fo:break-before="auto" style:use-optimal-row-height="true"/>
    </style:style>
    <style:style style:name="ro40" style:family="table-row">
      <style:table-row-properties style:row-height="0.489in" fo:break-before="auto" style:use-optimal-row-height="true"/>
    </style:style>
    <style:style style:name="ro41" style:family="table-row">
      <style:table-row-properties style:row-height="1.7327in" fo:break-before="auto" style:use-optimal-row-height="true"/>
    </style:style>
    <style:style style:name="ro42" style:family="table-row">
      <style:table-row-properties style:row-height="2.6661in" fo:break-before="auto" style:use-optimal-row-height="true"/>
    </style:style>
    <style:style style:name="ro43" style:family="table-row">
      <style:table-row-properties style:row-height="1.2665in" fo:break-before="auto" style:use-optimal-row-height="true"/>
    </style:style>
    <style:style style:name="ro44" style:family="table-row">
      <style:table-row-properties style:row-height="2.3547in" fo:break-before="auto" style:use-optimal-row-height="true"/>
    </style:style>
    <style:style style:name="ro45" style:family="table-row">
      <style:table-row-properties style:row-height="2.5102in" fo:break-before="auto" style:use-optimal-row-height="true"/>
    </style:style>
    <style:style style:name="ro46" style:family="table-row">
      <style:table-row-properties style:row-height="4.998in" fo:break-before="auto" style:use-optimal-row-height="true"/>
    </style:style>
    <style:style style:name="ro47" style:family="table-row">
      <style:table-row-properties style:row-height="2.8217in" fo:break-before="auto" style:use-optimal-row-height="true"/>
    </style:style>
    <style:style style:name="ro48" style:family="table-row">
      <style:table-row-properties style:row-height="3.1319in" fo:break-before="auto" style:use-optimal-row-height="true"/>
    </style:style>
    <style:style style:name="ro49" style:family="table-row">
      <style:table-row-properties style:row-height="2.9764in" fo:break-before="auto" style:use-optimal-row-height="true"/>
    </style:style>
    <style:style style:name="ro50" style:family="table-row">
      <style:table-row-properties style:row-height="0.3335in" fo:break-before="auto" style:use-optimal-row-height="true"/>
    </style:style>
    <style:style style:name="ro51" style:family="table-row">
      <style:table-row-properties style:row-height="2.1992in" fo:break-before="auto" style:use-optimal-row-height="true"/>
    </style:style>
    <style:style style:name="ro52" style:family="table-row">
      <style:table-row-properties style:row-height="4.5311in" fo:break-before="auto" style:use-optimal-row-height="true"/>
    </style:style>
    <style:style style:name="ro53" style:family="table-row">
      <style:table-row-properties style:row-height="3.7543in" fo:break-before="auto" style:use-optimal-row-height="true"/>
    </style:style>
    <style:style style:name="ro54" style:family="table-row">
      <style:table-row-properties style:row-height="3.9098in" fo:break-before="auto" style:use-optimal-row-height="true"/>
    </style:style>
    <style:style style:name="ro55" style:family="table-row">
      <style:table-row-properties style:row-height="0.9555in" fo:break-before="auto" style:use-optimal-row-height="true"/>
    </style:style>
    <style:style style:name="ro56" style:family="table-row">
      <style:table-row-properties style:row-height="4.2201in" fo:break-before="auto" style:use-optimal-row-height="true"/>
    </style:style>
    <style:style style:name="ro57" style:family="table-row">
      <style:table-row-properties style:row-height="0.8in" fo:break-before="auto" style:use-optimal-row-height="true"/>
    </style:style>
    <style:style style:name="ro58" style:family="table-row">
      <style:table-row-properties style:row-height="4.0654in" fo:break-before="auto" style:use-optimal-row-height="true"/>
    </style:style>
    <style:style style:name="ro59" style:family="table-row">
      <style:table-row-properties style:row-height="3.5984in" fo:break-before="auto" style:use-optimal-row-height="true"/>
    </style:style>
    <style:style style:name="ro60" style:family="table-row">
      <style:table-row-properties style:row-height="0.6445in" fo:break-before="auto" style:use-optimal-row-height="true"/>
    </style:style>
    <style:style style:name="ro61" style:family="table-row">
      <style:table-row-properties style:row-height="3.4429in" fo:break-before="auto" style:use-optimal-row-height="true"/>
    </style:style>
    <style:style style:name="ro62" style:family="table-row">
      <style:table-row-properties style:row-height="5.9307in" fo:break-before="auto" style:use-optimal-row-height="true"/>
    </style:style>
    <style:style style:name="ro63" style:family="table-row">
      <style:table-row-properties style:row-height="5.619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style>
    <style:style style:name="ce2" style:family="table-cell" style:parent-style-name="Default">
      <style:table-cell-properties fo:wrap-option="wrap" style:vertical-align="top"/>
    </style:style>
    <style:style style:name="ce7" style:family="table-cell" style:parent-style-name="Default">
      <style:table-cell-properties fo:background-color="transparent" style:vertical-align="top"/>
    </style:style>
    <style:style style:name="ce8" style:family="table-cell" style:parent-style-name="Default">
      <style:table-cell-properties fo:background-color="transparent" style:vertical-align="top"/>
      <style:map style:condition="is-true-formula([.$M2] &lt;&gt; [.$N2])" style:apply-style-name="Untitled1" style:base-cell-address="df_abstract_coded.M2"/>
    </style:style>
  </office:automatic-styles>
  <office:body>
    <office:spreadsheet>
      <table:calculation-settings table:automatic-find-labels="false" table:use-regular-expressions="false" table:use-wildcards="true"/>
      <table:table table:name="df_abstract_coded" table:style-name="ta1">
        <table:table-column table:style-name="co1" table:number-columns-repeated="7" table:default-cell-style-name="ce1"/>
        <table:table-column table:style-name="co2" table:default-cell-style-name="ce2"/>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7"/>
        <table:table-column table:style-name="co8" table:default-cell-style-name="ce7"/>
        <table:table-column table:style-name="co1" table:number-columns-repeated="16370" table:default-cell-style-name="ce1"/>
        <table:table-row table:style-name="ro1">
          <table:table-cell/>
          <table:table-cell office:value-type="string" calcext:value-type="string">
            <text:p>unique_id</text:p>
          </table:table-cell>
          <table:table-cell office:value-type="string" calcext:value-type="string">
            <text:p>...1</text:p>
          </table:table-cell>
          <table:table-cell office:value-type="string" calcext:value-type="string">
            <text:p>Cites</text:p>
          </table:table-cell>
          <table:table-cell office:value-type="string" calcext:value-type="string">
            <text:p>Authors</text:p>
          </table:table-cell>
          <table:table-cell office:value-type="string" calcext:value-type="string">
            <text:p>Title</text:p>
          </table:table-cell>
          <table:table-cell office:value-type="string" calcext:value-type="string">
            <text:p>title_lower</text:p>
          </table:table-cell>
          <table:table-cell office:value-type="string" calcext:value-type="string">
            <text:p>abstract</text:p>
          </table:table-cell>
          <table:table-cell office:value-type="string" calcext:value-type="string">
            <text:p>outcome_variable</text:p>
          </table:table-cell>
          <table:table-cell office:value-type="string" calcext:value-type="string">
            <text:p>treatment_variable</text:p>
          </table:table-cell>
          <table:table-cell office:value-type="string" calcext:value-type="string">
            <text:p>exp_methods</text:p>
          </table:table-cell>
          <table:table-cell office:value-type="string" calcext:value-type="string">
            <text:p>theoretical_interest</text:p>
          </table:table-cell>
          <table:table-cell office:value-type="string" calcext:value-type="string">
            <text:p>to_include</text:p>
          </table:table-cell>
          <table:table-cell office:value-type="string" calcext:value-type="string">
            <text:p>to_include_rens</text:p>
          </table:table-cell>
          <table:table-cell office:value-type="string" calcext:value-type="string">
            <text:p>Source</text:p>
          </table:table-cell>
          <table:table-cell office:value-type="string" calcext:value-type="string">
            <text:p>inclusion_paloma</text:p>
          </table:table-cell>
          <table:table-cell office:value-type="string" calcext:value-type="string">
            <text:p>inclusion_rens</text:p>
          </table:table-cell>
          <table:table-cell office:value-type="string" calcext:value-type="string">
            <text:p>Publisher</text:p>
          </table:table-cell>
          <table:table-cell office:value-type="string" calcext:value-type="string">
            <text:p>Year</text:p>
          </table:table-cell>
          <table:table-cell office:value-type="string" calcext:value-type="string">
            <text:p>ArticleURL</text:p>
          </table:table-cell>
          <table:table-cell office:value-type="string" calcext:value-type="string">
            <text:p>CitesURL</text:p>
          </table:table-cell>
          <table:table-cell office:value-type="string" calcext:value-type="string">
            <text:p>GSRank</text:p>
          </table:table-cell>
          <table:table-cell office:value-type="string" calcext:value-type="string">
            <text:p>Type</text:p>
          </table:table-cell>
          <table:table-cell office:value-type="string" calcext:value-type="string">
            <text:p>DOI</text:p>
          </table:table-cell>
          <table:table-cell office:value-type="string" calcext:value-type="string">
            <text:p>ISSN</text:p>
          </table:table-cell>
          <table:table-cell office:value-type="string" calcext:value-type="string">
            <text:p>CitationURL</text:p>
          </table:table-cell>
          <table:table-cell office:value-type="string" calcext:value-type="string">
            <text:p>Volume</text:p>
          </table:table-cell>
          <table:table-cell office:value-type="string" calcext:value-type="string">
            <text:p>Issue</text:p>
          </table:table-cell>
          <table:table-cell office:value-type="string" calcext:value-type="string">
            <text:p>StartPage</text:p>
          </table:table-cell>
          <table:table-cell office:value-type="string" calcext:value-type="string">
            <text:p>EndPage</text:p>
          </table:table-cell>
          <table:table-cell office:value-type="string" calcext:value-type="string">
            <text:p>ECC</text:p>
          </table:table-cell>
          <table:table-cell office:value-type="string" calcext:value-type="string">
            <text:p>CitesPerYear</text:p>
          </table:table-cell>
          <table:table-cell office:value-type="string" calcext:value-type="string">
            <text:p>CitesPerAuthor</text:p>
          </table:table-cell>
          <table:table-cell office:value-type="string" calcext:value-type="string">
            <text:p>AuthorCount</text:p>
          </table:table-cell>
          <table:table-cell office:value-type="string" calcext:value-type="string">
            <text:p>Age</text:p>
          </table:table-cell>
          <table:table-cell office:value-type="string" calcext:value-type="string">
            <text:p>FullTextURL</text:p>
          </table:table-cell>
          <table:table-cell office:value-type="string" calcext:value-type="string">
            <text:p>RelatedURL</text:p>
          </table:table-cell>
          <table:table-cell office:value-type="string" calcext:value-type="string">
            <text:p>source_dataset</text:p>
          </table:table-cell>
          <table:table-cell table:number-columns-repeated="16346"/>
        </table:table-row>
        <table:table-row table:style-name="ro2">
          <table:table-cell office:value-type="float" office:value="1" calcext:value-type="float">
            <text:p>1</text:p>
          </table:table-cell>
          <table:table-cell office:value-type="string" calcext:value-type="string">
            <text:p>paper_1</text:p>
          </table:table-cell>
          <table:table-cell office:value-type="float" office:value="183" calcext:value-type="float">
            <text:p>183</text:p>
          </table:table-cell>
          <table:table-cell office:value-type="float" office:value="1" calcext:value-type="float">
            <text:p>1</text:p>
          </table:table-cell>
          <table:table-cell office:value-type="string" calcext:value-type="string">
            <text:p>J Njeru</text:p>
          </table:table-cell>
          <table:table-cell office:value-type="string" calcext:value-type="string">
            <text:p>" Donor-driven" Neoliberal Reform Processes," Democratization" and the Production of Deforestation in Kenya: The Case of Karura and Oloolua Forests in …</text:p>
          </table:table-cell>
          <table:table-cell office:value-type="string" calcext:value-type="string">
            <text:p>" donor-driven" neoliberal reform processes," democratization" and the production of deforestation in kenya: the case of karura and oloolua forests in …</text:p>
          </table:table-cell>
          <table:table-cell office:value-type="string" calcext:value-type="string">
            <text:p>In sub-Saharan Africa, like most of the developing world, democratization has coincided with neoliberal economic reform. Yet, studies of democratization and neoliberalism tend to remain separate, failing to recognize their complex interconnections, both in their material and discursive dimensions. At the heart of this dissertation research is the question of how these interconnections are manifested in the environments of urban sub-Saharan Africa. The dissertation examines the role that combined processes of implementing neoliberal adjustment programs and electoral democratization in Kenya played in the deforestation of Karura and Oloolua forest reserves. The forest reserves are located in Nairobi, the nation's commercial and political capital. Both forests underwent accelerated loss of trees and land in the 1990s, a period during which state elites were grappling with early phases of neoliberal reform and electoral democratization in the country. Additionally, the dissertation examines responses from various civil society groups and individuals to the issue of deforestation. Ideas in urban political ecology, debates around relationships between the environment and both processes of democratization and neoliberal economic reform, and discussions of collective action arising from civil society and social movements inform the analysis in this dissertation. The dissertation draws from interviews and discussions conducted with state and city officials, key individuals of various civil society groups, and ordinary Nairobi residents. The dissertation also considers relevant print materials. This study concludes that the realities of electoral democracy and neoliberal economic reform in Kenya complicate simplistic views of the interactions between democratization and neoliberalism. The study argues that the pressure to satisfy donors with a neoliberal agenda, in combination with the pressure to raise funds to compete in a multiparty election, led state elites to sell and develop the public forests to reserve their power, under the pretense of privatization and reform.</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search.proquest.com</text:p>
          </table:table-cell>
          <table:table-cell office:value-type="float" office:value="2008" calcext:value-type="float">
            <text:p>2008</text:p>
          </table:table-cell>
          <table:table-cell office:value-type="string" calcext:value-type="string">
            <text:p>https://search.proquest.com/openview/e9ff0784a59b4c21dfb2e3945f176f76/1?pq-origsite=gscholar&amp;cbl=18750</text:p>
          </table:table-cell>
          <table:table-cell office:value-type="string" calcext:value-type="string">
            <text:p>https://scholar.google.com/scholar?cites=10346437388209646064&amp;as_sdt=2005&amp;sciodt=0,5&amp;hl=en</text:p>
          </table:table-cell>
          <table:table-cell office:value-type="float" office:value="43" calcext:value-type="float">
            <text:p>43</text:p>
          </table:table-cell>
          <table:table-cell office:value-type="string" calcext:value-type="string">
            <text:p>BOOK</text:p>
          </table:table-cell>
          <table:table-cell table:number-columns-repeated="7" office:value-type="string" calcext:value-type="string">
            <text:p>NA</text:p>
          </table:table-cell>
          <table:table-cell office:value-type="float" office:value="1" calcext:value-type="float">
            <text:p>1</text:p>
          </table:table-cell>
          <table:table-cell office:value-type="float" office:value="0.06" calcext:value-type="float">
            <text:p>0.06</text:p>
          </table:table-cell>
          <table:table-cell table:number-columns-repeated="2" office:value-type="float" office:value="1" calcext:value-type="float">
            <text:p>1</text:p>
          </table:table-cell>
          <table:table-cell office:value-type="float" office:value="17" calcext:value-type="float">
            <text:p>17</text:p>
          </table:table-cell>
          <table:table-cell office:value-type="string" calcext:value-type="string">
            <text:p>NA</text:p>
          </table:table-cell>
          <table:table-cell office:value-type="string" calcext:value-type="string">
            <text:p>https://scholar.google.com/scholar?q=related:8GkOn_ztlY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
          <table:table-cell office:value-type="float" office:value="2" calcext:value-type="float">
            <text:p>2</text:p>
          </table:table-cell>
          <table:table-cell office:value-type="string" calcext:value-type="string">
            <text:p>paper_1008</text:p>
          </table:table-cell>
          <table:table-cell office:value-type="float" office:value="99" calcext:value-type="float">
            <text:p>99</text:p>
          </table:table-cell>
          <table:table-cell office:value-type="float" office:value="125" calcext:value-type="float">
            <text:p>125</text:p>
          </table:table-cell>
          <table:table-cell office:value-type="string" calcext:value-type="string">
            <text:p>EH Bulte, R Damania, R Lopez</text:p>
          </table:table-cell>
          <table:table-cell office:value-type="string" calcext:value-type="string">
            <text:p>On the gains of committing to inefficiency: corruption, deforestation and low land productivity in Latin America</text:p>
          </table:table-cell>
          <table:table-cell office:value-type="string" calcext:value-type="string">
            <text:p>on the gains of committing to inefficiency: corruption, deforestation and low land productivity in latin america</text:p>
          </table:table-cell>
          <table:table-cell office:value-type="string" calcext:value-type="string">
            <text:p>We present a new explanation and empirical evidence showing that rural subsidies to large farmers tend to be associated with low land productivity and excessive deforestation. We develop a lobbying model where wealthy farmers trade bribes or political contributions to government politicians in exchange for subsidies; farmers are able to tilt the terms of the bargaining game with policy makers in their favor by pre-committing to an inefficient choice of semi-fixed inputs. Government proneness to accept political contributions or bribes and its willingness to provide subsidies cause farmers to adopt inefficient modes of production as a mechanism to capture such subsidies. Our predictions are consistent with stylized facts on land use in Latin America, and suggest that subsidy schemes have been counterproductive�distorting and constraining development, and triggering excessive depletion of natural resources. We validate some of the predictions of the model through econometric analyses using a new data set for nine countries in Latin America.</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Journal of Environmental Economics and …</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07" calcext:value-type="float">
            <text:p>2007</text:p>
          </table:table-cell>
          <table:table-cell office:value-type="string" calcext:value-type="string">
            <text:p>https://www.sciencedirect.com/science/article/pii/S0095069607000666</text:p>
          </table:table-cell>
          <table:table-cell office:value-type="string" calcext:value-type="string">
            <text:p>https://scholar.google.com/scholar?cites=4588354824926919013&amp;as_sdt=2005&amp;sciodt=0,5&amp;hl=en</text:p>
          </table:table-cell>
          <table:table-cell office:value-type="float" office:value="32" calcext:value-type="float">
            <text:p>32</text:p>
          </table:table-cell>
          <table:table-cell table:number-columns-repeated="8" office:value-type="string" calcext:value-type="string">
            <text:p>NA</text:p>
          </table:table-cell>
          <table:table-cell office:value-type="float" office:value="125" calcext:value-type="float">
            <text:p>125</text:p>
          </table:table-cell>
          <table:table-cell office:value-type="float" office:value="6.94" calcext:value-type="float">
            <text:p>6.94</text:p>
          </table:table-cell>
          <table:table-cell office:value-type="float" office:value="42" calcext:value-type="float">
            <text:p>42</text:p>
          </table:table-cell>
          <table:table-cell office:value-type="float" office:value="3" calcext:value-type="float">
            <text:p>3</text:p>
          </table:table-cell>
          <table:table-cell office:value-type="float" office:value="18" calcext:value-type="float">
            <text:p>18</text:p>
          </table:table-cell>
          <table:table-cell office:value-type="string" calcext:value-type="string">
            <text:p>https://scholar.google.com/scholar?output=instlink&amp;q=info:Zfk3M2ccrT8J:scholar.google.com/&amp;hl=en&amp;as_sdt=0,5&amp;as_ylo=1990&amp;as_yhi=2025&amp;scillfp=6662779002557260449&amp;oi=lle</text:p>
          </table:table-cell>
          <table:table-cell office:value-type="string" calcext:value-type="string">
            <text:p>https://scholar.google.com/scholar?q=related:Zfk3M2ccrT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
          <table:table-cell office:value-type="float" office:value="3" calcext:value-type="float">
            <text:p>3</text:p>
          </table:table-cell>
          <table:table-cell office:value-type="string" calcext:value-type="string">
            <text:p>paper_1009</text:p>
          </table:table-cell>
          <table:table-cell office:value-type="float" office:value="126" calcext:value-type="float">
            <text:p>126</text:p>
          </table:table-cell>
          <table:table-cell office:value-type="float" office:value="68" calcext:value-type="float">
            <text:p>68</text:p>
          </table:table-cell>
          <table:table-cell office:value-type="string" calcext:value-type="string">
            <text:p>P Bottazzi, H Dao</text:p>
          </table:table-cell>
          <table:table-cell office:value-type="string" calcext:value-type="string">
            <text:p>On the road through the Bolivian Amazon: A multi-level land governance analysis of deforestation</text:p>
          </table:table-cell>
          <table:table-cell office:value-type="string" calcext:value-type="string">
            <text:p>on the road through the bolivian amazon: a multi-level land governance analysis of deforestation</text:p>
          </table:table-cell>
          <table:table-cell office:value-type="string" calcext:value-type="string">
            <text:p>Previous studies have shown that collective property rights offer higher flexibility than individual property and improve sustainable community-based forest management. Our case study, carried out in the Beni department of Bolivia, does not contradict this assertion, but shows that collective rights have been granted in areas where ecological contexts and market facilities were less favourable to intensive land use. Previous experiences suggest investigating political processes in order to understand the criteria according to which access rights were distributed. Based on remote sensing and on a multi-level land governance framework, our research confirms that land placed under collective rights, compared to individual property, is less affected by deforestation among Andean settlements. However, analysis of the historical process of land distribution in the area shows that the distribution of property rights is the result of a political process based on economic, spatial, and environmental strategies that are defined by multiple stakeholders. Collective titles were established in the more remote areas and distributed to communities with lower productive potentialities. Land rights are thus a secondary factor of forest cover change which results from diverse political compromises based on population distribution, accessibility, environmental perceptions, and expected production or extraction incomes.</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Land Use Policy</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3" calcext:value-type="float">
            <text:p>2013</text:p>
          </table:table-cell>
          <table:table-cell office:value-type="string" calcext:value-type="string">
            <text:p>https://www.sciencedirect.com/science/article/pii/S0264837712000440</text:p>
          </table:table-cell>
          <table:table-cell office:value-type="string" calcext:value-type="string">
            <text:p>https://scholar.google.com/scholar?cites=15028063950021798470&amp;as_sdt=2005&amp;sciodt=0,5&amp;hl=en</text:p>
          </table:table-cell>
          <table:table-cell office:value-type="float" office:value="374" calcext:value-type="float">
            <text:p>374</text:p>
          </table:table-cell>
          <table:table-cell table:number-columns-repeated="8" office:value-type="string" calcext:value-type="string">
            <text:p>NA</text:p>
          </table:table-cell>
          <table:table-cell office:value-type="float" office:value="68" calcext:value-type="float">
            <text:p>68</text:p>
          </table:table-cell>
          <table:table-cell office:value-type="float" office:value="5.67" calcext:value-type="float">
            <text:p>5.67</text:p>
          </table:table-cell>
          <table:table-cell office:value-type="float" office:value="34" calcext:value-type="float">
            <text:p>34</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https://unepgrid.ch/storage/app/media/legacy/15/bolivian_amazon.pdf</text:p>
          </table:table-cell>
          <table:table-cell office:value-type="string" calcext:value-type="string">
            <text:p>https://scholar.google.com/scholar?q=related:RirnWopojt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
          <table:table-cell office:value-type="float" office:value="4" calcext:value-type="float">
            <text:p>4</text:p>
          </table:table-cell>
          <table:table-cell office:value-type="string" calcext:value-type="string">
            <text:p>paper_1018</text:p>
          </table:table-cell>
          <table:table-cell office:value-type="float" office:value="1" calcext:value-type="float">
            <text:p>1</text:p>
          </table:table-cell>
          <table:table-cell office:value-type="float" office:value="33" calcext:value-type="float">
            <text:p>33</text:p>
          </table:table-cell>
          <table:table-cell office:value-type="string" calcext:value-type="string">
            <text:p>Cisneros, E; Kis-Katos, K; Nuryartono, N</text:p>
          </table:table-cell>
          <table:table-cell office:value-type="string" calcext:value-type="string">
            <text:p>Palm oil and the politics of deforestation in Indonesia</text:p>
          </table:table-cell>
          <table:table-cell office:value-type="string" calcext:value-type="string">
            <text:p>palm oil and the politics of deforestation in indonesia</text:p>
          </table:table-cell>
          <table:table-cell office:value-type="string" calcext:value-type="string">
            <text:p>This paper studies the interactions between political and economic incentives to foster forest conversion in Indonesian districts. Using a district-level panel data set from 2001 to 2016, we analyze variation in remotely sensed forest losses as well as measures of land-use licensing. We link these outcomes to political incentives arising before idiosyncratically-timed local mayoral elections as well as to price exposure measures based on oil palm soil suitability combined with global price variations for palm oil. Empirical results document increases of about 4% in deforestation in the year prior to local mayoral elections on average. Additionally, palm oil plays a crucial role in driving deforestation dynamics. Deforestation rates increase by 7% in places that experience a one standard deviation increase in local price exposure, but no upcoming elections. These effects are amplified to almost 19% larger forest losses in places that experience pre-election years and a standard deviation higher palm oil price exposure at the same time. We thus find clear evidence for economic and political incentives reinforcing each other as drivers of forest loss and land conversion for oil palm cultivation. (C) 2021 The Authors. Published by Elsevier Inc.</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JOURNAL OF ENVIRONMENTAL ECONOMICS AND MANAGEMENT</text:p>
          </table:table-cell>
          <table:table-cell table:number-columns-repeated="2" office:value-type="float" office:value="1" calcext:value-type="float">
            <text:p>1</text:p>
          </table:table-cell>
          <table:table-cell office:value-type="string" calcext:value-type="string">
            <text:p>ACADEMIC PRESS INC ELSEVIER SCIENCE</text:p>
          </table:table-cell>
          <table:table-cell office:value-type="float" office:value="2021" calcext:value-type="float">
            <text:p>2021</text:p>
          </table:table-cell>
          <table:table-cell office:value-type="string" calcext:value-type="string">
            <text:p>http://dx.doi.org/10.1016/j.jeem.2021.102453</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jeem.2021.102453</text:p>
          </table:table-cell>
          <table:table-cell office:value-type="string" calcext:value-type="string">
            <text:p>0095-0696</text:p>
          </table:table-cell>
          <table:table-cell office:value-type="string" calcext:value-type="string">
            <text:p>NA</text:p>
          </table:table-cell>
          <table:table-cell office:value-type="float" office:value="108" calcext:value-type="float">
            <text:p>108</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6"/>
        </table:table-row>
        <table:table-row table:style-name="ro6">
          <table:table-cell office:value-type="float" office:value="5" calcext:value-type="float">
            <text:p>5</text:p>
          </table:table-cell>
          <table:table-cell office:value-type="string" calcext:value-type="string">
            <text:p>paper_1019</text:p>
          </table:table-cell>
          <table:table-cell office:value-type="float" office:value="327" calcext:value-type="float">
            <text:p>327</text:p>
          </table:table-cell>
          <table:table-cell office:value-type="float" office:value="0" calcext:value-type="float">
            <text:p>0</text:p>
          </table:table-cell>
          <table:table-cell office:value-type="string" calcext:value-type="string">
            <text:p>E Cisneros, K Kis-Katos, N Nuryartono</text:p>
          </table:table-cell>
          <table:table-cell office:value-type="string" calcext:value-type="string">
            <text:p>Palm Oil and the politics of Deforestation in Indonesia: Working Paper 825</text:p>
          </table:table-cell>
          <table:table-cell office:value-type="string" calcext:value-type="string">
            <text:p>palm oil and the politics of deforestation in indonesia: working paper 825</text:p>
          </table:table-cell>
          <table:table-cell office:value-type="string" calcext:value-type="string">
            <text:p>This paper studies the interactions between political and economic incentives to foster forest conversion in Indonesian districts. Using a district�level panel data set from 2001 to 2016, we analyze variation in remotely sensed forest losses as well as measures of land-use licensing. We link these outcomes to political incentives arising before idiosyncratically�timed local mayoral elections as well as to price exposure measures based on�oil palm�soil suitability�combined with global price variations for palm oil. Empirical results document increases of about 4% in�deforestation�in the year prior to local mayoral elections on average. Additionally, palm oil plays a crucial role in driving�deforestation�dynamics. Deforestation rates increase by 7% in places that experience a one�standard deviation�increase in local price exposure, but no upcoming elections. These effects are amplified to almost 19% larger forest losses in places that experience pre-election years and a standard deviation higher palm oil price exposure at the same time. We thus find clear evidence for economic and political incentives reinforcing each other as drivers of forest loss and land conversion for oil palm cultiva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1" calcext:value-type="float">
            <text:p>1</text:p>
          </table:table-cell>
          <table:table-cell office:value-type="string" calcext:value-type="string">
            <text:p>ERSA Working Paper Series</text:p>
          </table:table-cell>
          <table:table-cell table:number-columns-repeated="2" office:value-type="float" office:value="1" calcext:value-type="float">
            <text:p>1</text:p>
          </table:table-cell>
          <table:table-cell office:value-type="string" calcext:value-type="string">
            <text:p>ersawps.org</text:p>
          </table:table-cell>
          <table:table-cell office:value-type="float" office:value="2020" calcext:value-type="float">
            <text:p>2020</text:p>
          </table:table-cell>
          <table:table-cell office:value-type="string" calcext:value-type="string">
            <text:p>https://ersawps.org/index.php/working-paper-series/article/view/104</text:p>
          </table:table-cell>
          <table:table-cell office:value-type="string" calcext:value-type="string">
            <text:p>NA</text:p>
          </table:table-cell>
          <table:table-cell office:value-type="float" office:value="131" calcext:value-type="float">
            <text:p>131</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NA</text:p>
          </table:table-cell>
          <table:table-cell office:value-type="string" calcext:value-type="string">
            <text:p>https://scholar.google.com/scholar?q=related:FzxeOt6vXj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7">
          <table:table-cell office:value-type="float" office:value="6" calcext:value-type="float">
            <text:p>6</text:p>
          </table:table-cell>
          <table:table-cell office:value-type="string" calcext:value-type="string">
            <text:p>paper_1023</text:p>
          </table:table-cell>
          <table:table-cell office:value-type="float" office:value="328" calcext:value-type="float">
            <text:p>328</text:p>
          </table:table-cell>
          <table:table-cell office:value-type="float" office:value="27" calcext:value-type="float">
            <text:p>27</text:p>
          </table:table-cell>
          <table:table-cell office:value-type="string" calcext:value-type="string">
            <text:p>Erbaugh, JT; Nurrochmat, DR</text:p>
          </table:table-cell>
          <table:table-cell office:value-type="string" calcext:value-type="string">
            <text:p>Paradigm shift and business as usual through policy layering: Forest-related policy change in Indonesia (1999-2016)</text:p>
          </table:table-cell>
          <table:table-cell office:value-type="string" calcext:value-type="string">
            <text:p>paradigm shift and business as usual through policy layering: forest-related policy change in indonesia (1999-2016)</text:p>
          </table:table-cell>
          <table:table-cell office:value-type="string" calcext:value-type="string">
            <text:p>Despite pledges by Indonesian authorities to reduce emissions from deforestation and forest degradation, Indonesian forest cover loss consistently increased over the first 18 years of Indonesian democracy. To determine if forest-related policy demonstrates a paradigm shift toward forest protection, we identify and code a set of 218 national forest-related policy documents passed between 1999 and 2016. We determine whether a paradigmatic change in forest-related policy occurred and the mechanism by which change has or has not taken place through the interpretation of policy citation networks and statistical analysis of temporal relationships between forest related policy content and change over time. We find that there was a significant increase in the amount of Indonesian forest-related policy from 1999 to 2016 and that it was largely comprised of content that promotes forest protection and redefines the structure and funding for forest-related organizations. These content changes primarily occurred through the process of policy layering, when new policy does not amend or repeal old policy and regulation. We discuss current trends in the regulation of forest territory and flow in Indonesia and find further evidence of policy layering. Thus, although Indonesian forest-related policy demonstrates a paradigm shift, the layering process through which new policy was created allows for interpretable flexibility, which enables continued forest cover los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LAND USE POLIC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 SCI LTD</text:p>
          </table:table-cell>
          <table:table-cell office:value-type="float" office:value="2019" calcext:value-type="float">
            <text:p>2019</text:p>
          </table:table-cell>
          <table:table-cell office:value-type="string" calcext:value-type="string">
            <text:p>http://dx.doi.org/10.1016/j.landusepol.2019.04.021</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landusepol.2019.04.021</text:p>
          </table:table-cell>
          <table:table-cell office:value-type="string" calcext:value-type="string">
            <text:p>0264-8377</text:p>
          </table:table-cell>
          <table:table-cell office:value-type="string" calcext:value-type="string">
            <text:p>NA</text:p>
          </table:table-cell>
          <table:table-cell office:value-type="float" office:value="86" calcext:value-type="float">
            <text:p>86</text:p>
          </table:table-cell>
          <table:table-cell office:value-type="string" calcext:value-type="string">
            <text:p>NA</text:p>
          </table:table-cell>
          <table:table-cell office:value-type="float" office:value="136" calcext:value-type="float">
            <text:p>136</text:p>
          </table:table-cell>
          <table:table-cell office:value-type="float" office:value="146" calcext:value-type="float">
            <text:p>146</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7">
          <table:table-cell office:value-type="float" office:value="7" calcext:value-type="float">
            <text:p>7</text:p>
          </table:table-cell>
          <table:table-cell office:value-type="string" calcext:value-type="string">
            <text:p>paper_1024</text:p>
          </table:table-cell>
          <table:table-cell office:value-type="float" office:value="75" calcext:value-type="float">
            <text:p>75</text:p>
          </table:table-cell>
          <table:table-cell office:value-type="float" office:value="2" calcext:value-type="float">
            <text:p>2</text:p>
          </table:table-cell>
          <table:table-cell office:value-type="string" calcext:value-type="string">
            <text:p>Weber, N; Schnappup, C</text:p>
          </table:table-cell>
          <table:table-cell office:value-type="string" calcext:value-type="string">
            <text:p>Participation - a new principle in forest policy?</text:p>
          </table:table-cell>
          <table:table-cell office:value-type="string" calcext:value-type="string">
            <text:p>participation - a new principle in forest policy?</text:p>
          </table:table-cell>
          <table:table-cell office:value-type="string" calcext:value-type="string">
            <text:p>For a long time forest management and forest conservation has been within the sole responsibility of foresters. For several years non-governmental organizations (NGOs) are becoming increasingly interested in forestal matters, thus they become new protagonists of forest policy. This kind of development has been promoted through international agreements like the Agenda 21, which achieved an improvement of the working conditions for NGOs. Within this treaty the signatory states are asked to promote participation by various social groupings in political decision processes. In general, participation is possible on different levels, be it on local, regional, national or international scale. The participation of NGO's on deciding processes in forest policy is facing positive as well as negative aspects. Problematic are the deficiency of democracy of many NGO's, the undermining of decisions due to eloquent minorities, probably with increased expenditure and an enormous amount of time due to the participation of numerous groupings. Nevertheless, the present political scene as well as forest policy can no longer be pictured without participatory attempts. They are to be understood as a possibility ro just encounter the continuously increasing demands rewards forestry and to use the influence of other groupings or parts of the public for the sake of the forest-ecosystem. However, it has to be pointed out that forest owners also belong to the circle of participator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ALLGEMEINE FORST UND JAGDZEITUNG</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AUERLANDERS VERLAG</text:p>
          </table:table-cell>
          <table:table-cell office:value-type="float" office:value="1998" calcext:value-type="float">
            <text:p>1998</text:p>
          </table:table-cell>
          <table:table-cell table:number-columns-repeated="3" office:value-type="string" calcext:value-type="string">
            <text:p>NA</text:p>
          </table:table-cell>
          <table:table-cell office:value-type="string" calcext:value-type="string">
            <text:p>Article</text:p>
          </table:table-cell>
          <table:table-cell office:value-type="string" calcext:value-type="string">
            <text:p>NA</text:p>
          </table:table-cell>
          <table:table-cell office:value-type="string" calcext:value-type="string">
            <text:p>0002-5852</text:p>
          </table:table-cell>
          <table:table-cell office:value-type="string" calcext:value-type="string">
            <text:p>NA</text:p>
          </table:table-cell>
          <table:table-cell office:value-type="float" office:value="169" calcext:value-type="float">
            <text:p>169</text:p>
          </table:table-cell>
          <table:table-cell office:value-type="float" office:value="9" calcext:value-type="float">
            <text:p>9</text:p>
          </table:table-cell>
          <table:table-cell office:value-type="float" office:value="168" calcext:value-type="float">
            <text:p>168</text:p>
          </table:table-cell>
          <table:table-cell office:value-type="float" office:value="174" calcext:value-type="float">
            <text:p>174</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8">
          <table:table-cell office:value-type="float" office:value="8" calcext:value-type="float">
            <text:p>8</text:p>
          </table:table-cell>
          <table:table-cell office:value-type="string" calcext:value-type="string">
            <text:p>paper_1026</text:p>
          </table:table-cell>
          <table:table-cell office:value-type="float" office:value="145" calcext:value-type="float">
            <text:p>145</text:p>
          </table:table-cell>
          <table:table-cell office:value-type="float" office:value="5" calcext:value-type="float">
            <text:p>5</text:p>
          </table:table-cell>
          <table:table-cell office:value-type="string" calcext:value-type="string">
            <text:p>H Almanza-Alcalde, P Satyal, E Corbera…</text:p>
          </table:table-cell>
          <table:table-cell office:value-type="string" calcext:value-type="string">
            <text:p>Participatory injustice in Mexico's Readiness process to Reduce Emissions from Deforestation and forest Degradation (REDD+)</text:p>
          </table:table-cell>
          <table:table-cell office:value-type="string" calcext:value-type="string">
            <text:p>participatory injustice in mexico's readiness process to reduce emissions from deforestation and forest degradation (redd+)</text:p>
          </table:table-cell>
          <table:table-cell office:value-type="string" calcext:value-type="string">
            <text:p>Since 2007 many developing countries have laid groundwork for Reducing Emissions from Deforestation and forest Degradation and sustainable management and conservation of forests (REDD?+) under the auspices of the United Nations Framework Convention on Climate Change (UNFCCC). REDD?+?is aimed at incentivizing forest conservation and management in developing countries through policy programmers and local projects, which should in theory enhance the participation of very diverse actors in forest policy and governance. Here we explore the early years of REDD?+?in Mexico focusing on the alleged �participatory� nature of the REDD?+?initiative. Based on interviews and field observations with those involved in drafting the REDD?+?national strategy and in the implementation of small-scale pilot project activities, we investigate the meaning of participation for REDD?+?actors, their aspirations in this regard, and how procedural justice issues are being considered in early policy implementation. We demonstrate that the process set in motion to draft the strategy did not sufficiently involve sub-national governance levels, thus reducing the legitimacy of REDD?+?efforts, particularly in rural communities. We suggest that rural local actors should be further involved in REDD?+?decision-making forums, be provided with more information for a good understanding of REDD?+?implementation (e.g., pilot projects), and most importantly, be given a real chance to implement REDD?+?activities grounded on their own institutions and land-use practic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Human Ecolog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22" calcext:value-type="float">
            <text:p>2022</text:p>
          </table:table-cell>
          <table:table-cell office:value-type="string" calcext:value-type="string">
            <text:p>https://link.springer.com/article/10.1007/s10745-021-00280-7</text:p>
          </table:table-cell>
          <table:table-cell office:value-type="string" calcext:value-type="string">
            <text:p>https://scholar.google.com/scholar?cites=770745757962648215&amp;as_sdt=2005&amp;sciodt=0,5&amp;hl=en</text:p>
          </table:table-cell>
          <table:table-cell office:value-type="float" office:value="741" calcext:value-type="float">
            <text:p>741</text:p>
          </table:table-cell>
          <table:table-cell office:value-type="string" calcext:value-type="string">
            <text:p>HTML</text:p>
          </table:table-cell>
          <table:table-cell office:value-type="string" calcext:value-type="string">
            <text:p>10.1007/s10745-021-00280-7</text:p>
          </table:table-cell>
          <table:table-cell table:number-columns-repeated="6" office:value-type="string" calcext:value-type="string">
            <text:p>NA</text:p>
          </table:table-cell>
          <table:table-cell office:value-type="float" office:value="5" calcext:value-type="float">
            <text:p>5</text:p>
          </table:table-cell>
          <table:table-cell office:value-type="float" office:value="1.67" calcext:value-type="float">
            <text:p>1.67</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link.springer.com/article/10.1007/s10745-021-00280-7</text:p>
          </table:table-cell>
          <table:table-cell office:value-type="string" calcext:value-type="string">
            <text:p>https://scholar.google.com/scholar?q=related:l7qA6y49sg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table-cell office:value-type="float" office:value="9" calcext:value-type="float">
            <text:p>9</text:p>
          </table:table-cell>
          <table:table-cell office:value-type="string" calcext:value-type="string">
            <text:p>paper_1032</text:p>
          </table:table-cell>
          <table:table-cell office:value-type="float" office:value="329" calcext:value-type="float">
            <text:p>329</text:p>
          </table:table-cell>
          <table:table-cell office:value-type="float" office:value="0" calcext:value-type="float">
            <text:p>0</text:p>
          </table:table-cell>
          <table:table-cell office:value-type="string" calcext:value-type="string">
            <text:p>Ahmadi, S</text:p>
          </table:table-cell>
          <table:table-cell office:value-type="string" calcext:value-type="string">
            <text:p>People Awareness, Basic Strategy to Preserve the Environment</text:p>
          </table:table-cell>
          <table:table-cell office:value-type="string" calcext:value-type="string">
            <text:p>people awareness, basic strategy to preserve the environment</text:p>
          </table:table-cell>
          <table:table-cell office:value-type="string" calcext:value-type="string">
            <text:p>Water pollution, air pollution, ozone hole, earth warming, acid rain, deforestation,soil erosion, extinction of plant and animal species, and so on, are some of the environmental problems that threat living on the earth. Since 1970s some strategies have been used to preserve the environment, but the state of the environment, has not really changed. Politicians have a fundamental role in solving the environmental problems but there is no any serious willpower among them for surviving of the environmental challenges. It seems that people participation is an effective way for forcing politicians to support the environment by voting environmentalist candidates in national elections. But according to conducted surveys, people are not properly aware of the environment problems and don't attach great importance to the environment. Until when people don't involved in the environment matters, preserving of the environment will not be hopefull.</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SOCIAL SCIENCE AND HUMANITY, PT ON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INT ASSOC COMPUTER SCIENCE &amp; INFORMATION TECHNOLOGY PRESS-IACSIT PRESS</text:p>
          </table:table-cell>
          <table:table-cell office:value-type="float" office:value="2011" calcext:value-type="float">
            <text:p>2011</text:p>
          </table:table-cell>
          <table:table-cell table:number-columns-repeated="3" office:value-type="string" calcext:value-type="string">
            <text:p>NA</text:p>
          </table:table-cell>
          <table:table-cell office:value-type="string" calcext:value-type="string">
            <text:p>Proceedings Paper</text:p>
          </table:table-cell>
          <table:table-cell office:value-type="string" calcext:value-type="string">
            <text:p>NA</text:p>
          </table:table-cell>
          <table:table-cell office:value-type="string" calcext:value-type="string">
            <text:p>2010-4626</text:p>
          </table:table-cell>
          <table:table-cell office:value-type="string" calcext:value-type="string">
            <text:p>NA</text:p>
          </table:table-cell>
          <table:table-cell office:value-type="float" office:value="5" calcext:value-type="float">
            <text:p>5</text:p>
          </table:table-cell>
          <table:table-cell office:value-type="string" calcext:value-type="string">
            <text:p>NA</text:p>
          </table:table-cell>
          <table:table-cell office:value-type="float" office:value="500" calcext:value-type="float">
            <text:p>500</text:p>
          </table:table-cell>
          <table:table-cell office:value-type="float" office:value="502" calcext:value-type="float">
            <text:p>502</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4">
          <table:table-cell office:value-type="float" office:value="10" calcext:value-type="float">
            <text:p>10</text:p>
          </table:table-cell>
          <table:table-cell office:value-type="string" calcext:value-type="string">
            <text:p>paper_1033</text:p>
          </table:table-cell>
          <table:table-cell office:value-type="float" office:value="330" calcext:value-type="float">
            <text:p>330</text:p>
          </table:table-cell>
          <table:table-cell office:value-type="float" office:value="91" calcext:value-type="float">
            <text:p>91</text:p>
          </table:table-cell>
          <table:table-cell office:value-type="string" calcext:value-type="string">
            <text:p>KK Islam, GMM Rahman, T Fujiwara…</text:p>
          </table:table-cell>
          <table:table-cell office:value-type="string" calcext:value-type="string">
            <text:p>People's participation in forest conservation and livelihoods improvement: experience from a forestry project in Bangladesh</text:p>
          </table:table-cell>
          <table:table-cell office:value-type="string" calcext:value-type="string">
            <text:p>people's participation in forest conservation and livelihoods improvement: experience from a forestry project in bangladesh</text:p>
          </table:table-cell>
          <table:table-cell office:value-type="string" calcext:value-type="string">
            <text:p>In Bangladesh, many forestry projects have been launched with the objective of involving local people in managing forest resources. However, only a few of them have been sustained. In a reaction, the Forest Department (FD) of Bangladesh initiated a project in the Madhupur Sal forest area to protect forests and improve the livelihoods of forest-dependent people in a sustainable way. This study analysed the nature and extent of peoples' participation in Madhupur projects, and evaluated the project's impacts on the livelihoods of participating people through empirical data. The result revealed that capacity building of encroachers and forest-dependent families were the basic achievements of this project. Natural assets, social relationships, and the utilization of human capital through alternative livelihood strategies have provided security and improved livelihood assets of participants. All participants were appointed as paid community forest workers, received incentives, and established a good relationship with the FD, which dismissed participants' forest offences and mobilized their participation. Moreover, protection of encroacher intervention in Sal forests and substantial re-vegetation went hand-in-hand in a synergistic way that made the project initially successful, but community empowerment issues will need more attention from the FD to ensure the sustainability of the project.</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International Journal of …</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13" calcext:value-type="float">
            <text:p>2013</text:p>
          </table:table-cell>
          <table:table-cell office:value-type="string" calcext:value-type="string">
            <text:p>https://www.tandfonline.com/doi/abs/10.1080/21513732.2012.748692</text:p>
          </table:table-cell>
          <table:table-cell office:value-type="string" calcext:value-type="string">
            <text:p>https://scholar.google.com/scholar?cites=3539967578032733571&amp;as_sdt=2005&amp;sciodt=0,5&amp;hl=en</text:p>
          </table:table-cell>
          <table:table-cell office:value-type="float" office:value="394" calcext:value-type="float">
            <text:p>394</text:p>
          </table:table-cell>
          <table:table-cell office:value-type="string" calcext:value-type="string">
            <text:p>NA</text:p>
          </table:table-cell>
          <table:table-cell office:value-type="string" calcext:value-type="string">
            <text:p>10.1080/21513732.2012.748692</text:p>
          </table:table-cell>
          <table:table-cell table:number-columns-repeated="6" office:value-type="string" calcext:value-type="string">
            <text:p>NA</text:p>
          </table:table-cell>
          <table:table-cell office:value-type="float" office:value="91" calcext:value-type="float">
            <text:p>91</text:p>
          </table:table-cell>
          <table:table-cell office:value-type="float" office:value="7.58" calcext:value-type="float">
            <text:p>7.58</text:p>
          </table:table-cell>
          <table:table-cell office:value-type="float" office:value="23" calcext:value-type="float">
            <text:p>23</text:p>
          </table:table-cell>
          <table:table-cell office:value-type="float" office:value="4" calcext:value-type="float">
            <text:p>4</text:p>
          </table:table-cell>
          <table:table-cell office:value-type="float" office:value="12" calcext:value-type="float">
            <text:p>12</text:p>
          </table:table-cell>
          <table:table-cell office:value-type="string" calcext:value-type="string">
            <text:p>https://www.tandfonline.com/doi/pdf/10.1080/21513732.2012.748692</text:p>
          </table:table-cell>
          <table:table-cell office:value-type="string" calcext:value-type="string">
            <text:p>https://scholar.google.com/scholar?q=related:g30KtcF9ID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0">
          <table:table-cell office:value-type="float" office:value="11" calcext:value-type="float">
            <text:p>11</text:p>
          </table:table-cell>
          <table:table-cell office:value-type="string" calcext:value-type="string">
            <text:p>paper_1034</text:p>
          </table:table-cell>
          <table:table-cell office:value-type="float" office:value="331" calcext:value-type="float">
            <text:p>331</text:p>
          </table:table-cell>
          <table:table-cell office:value-type="float" office:value="109" calcext:value-type="float">
            <text:p>109</text:p>
          </table:table-cell>
          <table:table-cell office:value-type="string" calcext:value-type="string">
            <text:p>R. Carmenta</text:p>
          </table:table-cell>
          <table:table-cell office:value-type="string" calcext:value-type="string">
            <text:p>Perceptions across scales of governance and the Indonesian peatland fires</text:p>
          </table:table-cell>
          <table:table-cell office:value-type="string" calcext:value-type="string">
            <text:p>perceptions across scales of governance and the indonesian peatland fires</text:p>
          </table:table-cell>
          <table:table-cell office:value-type="string" calcext:value-type="string">
            <text:p>Across leading environmental challenges�fire management, climate change, deforestation � there is growing awareness of the need to better account for diverse stakeholder perceptions across complex, multi-level governance arrangements. Perceptions often condition behavior, compliance and engagement in ways that impact environmental outcomes. We illustrate the importance of, and approaches to, examining perceptions across scales of governance (e.g. international, national, local) and sectors (e.g. civil society, government, corporate) through the example of Indonesian peatland fires. Peatlands are crucial global carbon stocks threatened by land use change and fire and subject to a range of policy interventions that affect many different stakeholder groups. Peatland drainage and conversion to plantation agriculture has been associated with severe, uncontrolled peat fires that present significant climate, public health and economic risks. Peatland fire management has become a domestic and international priority, spurring intensely contentious debates, policies and legal proceedings. Previous fire management interventions (FMI) are numerous yet have suffered widespread implementation failures. Against this backdrop, our manuscript provides a thematically and methodologically novel analysis of how diverse stakeholders, from local farmers to international policy makers, perceive peatland fires in terms of, i) how they prioritize the associated benefits and burdens, and ii) the perceived effectiveness of FMI. We adopt an innovative application of Q method to provide needed insights that serve to quantify the areas of contention and consensus that exist among the stakeholders and their multi-dimensional perspectives. We show that many of the contemporary FMI were perceived as among the most effective interventions overall, but were also the most controversial between groups. Clear consensus areas were related to the shared concerns for the local health impacts and the potential of government support for fire-free alternatives as a solution pathway. Improved understanding of stakeholder perceptions has potential to: give voice to marginalized communities; enable transparent mediation of diverse priorities; inform public education campaigns, and shape future policy and governance arrangement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Global Environmental Change</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office:value-type="float" office:value="2017" calcext:value-type="float">
            <text:p>2017</text:p>
          </table:table-cell>
          <table:table-cell office:value-type="string" calcext:value-type="string">
            <text:p>https://api.elsevier.com/content/article/eid/1-s2.0-S0959378016304605</text:p>
          </table:table-cell>
          <table:table-cell office:value-type="string" calcext:value-type="string">
            <text:p>https://www.scopus.com/inward/citedby.uri?partnerID=HzOxMe3b&amp;scp=85028531209&amp;origin=inward</text:p>
          </table:table-cell>
          <table:table-cell office:value-type="float" office:value="8" calcext:value-type="float">
            <text:p>8</text:p>
          </table:table-cell>
          <table:table-cell office:value-type="string" calcext:value-type="string">
            <text:p>Article</text:p>
          </table:table-cell>
          <table:table-cell office:value-type="string" calcext:value-type="string">
            <text:p>10.1016/j.gloenvcha.2017.08.001</text:p>
          </table:table-cell>
          <table:table-cell office:value-type="string" calcext:value-type="string">
            <text:p>0959-3780</text:p>
          </table:table-cell>
          <table:table-cell office:value-type="string" calcext:value-type="string">
            <text:p>https://api.elsevier.com/content/abstract/scopus_id/85028531209</text:p>
          </table:table-cell>
          <table:table-cell office:value-type="float" office:value="46" calcext:value-type="float">
            <text:p>46</text:p>
          </table:table-cell>
          <table:table-cell office:value-type="string" calcext:value-type="string">
            <text:p>NA</text:p>
          </table:table-cell>
          <table:table-cell office:value-type="float" office:value="50" calcext:value-type="float">
            <text:p>50</text:p>
          </table:table-cell>
          <table:table-cell office:value-type="float" office:value="59" calcext:value-type="float">
            <text:p>59</text:p>
          </table:table-cell>
          <table:table-cell office:value-type="float" office:value="109" calcext:value-type="float">
            <text:p>109</text:p>
          </table:table-cell>
          <table:table-cell office:value-type="float" office:value="13.63" calcext:value-type="float">
            <text:p>13.63</text:p>
          </table:table-cell>
          <table:table-cell office:value-type="float" office:value="109" calcext:value-type="float">
            <text:p>109</text:p>
          </table:table-cell>
          <table:table-cell office:value-type="float" office:value="1" calcext:value-type="float">
            <text:p>1</text:p>
          </table:table-cell>
          <table:table-cell office:value-type="float" office:value="8" calcext:value-type="float">
            <text:p>8</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7">
          <table:table-cell office:value-type="float" office:value="12" calcext:value-type="float">
            <text:p>12</text:p>
          </table:table-cell>
          <table:table-cell office:value-type="string" calcext:value-type="string">
            <text:p>paper_1036</text:p>
          </table:table-cell>
          <table:table-cell office:value-type="float" office:value="39" calcext:value-type="float">
            <text:p>39</text:p>
          </table:table-cell>
          <table:table-cell office:value-type="float" office:value="93" calcext:value-type="float">
            <text:p>93</text:p>
          </table:table-cell>
          <table:table-cell office:value-type="string" calcext:value-type="string">
            <text:p>GA García López, I Velicu, G D'Alisa</text:p>
          </table:table-cell>
          <table:table-cell office:value-type="string" calcext:value-type="string">
            <text:p>Performing counter-hegemonic common (s) senses: Rearticulating democracy, community and forests in Puerto Rico</text:p>
          </table:table-cell>
          <table:table-cell office:value-type="string" calcext:value-type="string">
            <text:p>performing counter-hegemonic common (s) senses: rearticulating democracy, community and forests in puerto rico</text:p>
          </table:table-cell>
          <table:table-cell office:value-type="string" calcext:value-type="string">
            <text:p>Political ecologists have developed scathing analyses of capitalism�s tendency for enclosure and dispossession of the commons. In this context commons are analyzed as a force to resist neo-liberalism, a main site of conflict over dispossession, and a source of alternatives to capitalism. In this paper we elaborate a view of the commons as the material and symbolic terrain where performative re-articulation of common(s) senses can potentially enact counter-hegemonic socio-ecological configurations. Expressly drawing on the concepts of hegemony, �common-senses� (inspired by Antonio Gramsci) and �performativity� (developed by Judith Butler), we argue that counter-hegemony is performed through everyday practices that rearticulate existing common senses about commons. Commoning is a set of processes/relations enacted to challenge capitalist hegemony and build more just/sustainable societies insofar as it transforms and rearranges common senses in/through praxis. The paper draws on the experience of an anti-mining movement of Casa Pueblo in Puerto Rico, which for the last 35+ years has been developing a project self-described as�autogestion. The discussion pays special attention to Casa Pueblo�s praxis and discourses to investigate how they rearticulate common senses with regard to nature, community and democracy, as well as their implications for counter-hegemonic politic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Capitalism Nature Socialism</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17" calcext:value-type="float">
            <text:p>2017</text:p>
          </table:table-cell>
          <table:table-cell office:value-type="string" calcext:value-type="string">
            <text:p>https://www.tandfonline.com/doi/abs/10.1080/10455752.2017.1321026</text:p>
          </table:table-cell>
          <table:table-cell office:value-type="string" calcext:value-type="string">
            <text:p>https://scholar.google.com/scholar?cites=1170694502583322116&amp;as_sdt=2005&amp;sciodt=0,5&amp;hl=en</text:p>
          </table:table-cell>
          <table:table-cell office:value-type="float" office:value="601" calcext:value-type="float">
            <text:p>601</text:p>
          </table:table-cell>
          <table:table-cell office:value-type="string" calcext:value-type="string">
            <text:p>NA</text:p>
          </table:table-cell>
          <table:table-cell office:value-type="string" calcext:value-type="string">
            <text:p>10.1080/10455752.2017.1321026</text:p>
          </table:table-cell>
          <table:table-cell table:number-columns-repeated="6" office:value-type="string" calcext:value-type="string">
            <text:p>NA</text:p>
          </table:table-cell>
          <table:table-cell office:value-type="float" office:value="93" calcext:value-type="float">
            <text:p>93</text:p>
          </table:table-cell>
          <table:table-cell office:value-type="float" office:value="11.63" calcext:value-type="float">
            <text:p>11.63</text:p>
          </table:table-cell>
          <table:table-cell office:value-type="float" office:value="31" calcext:value-type="float">
            <text:p>31</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https://baes.uc.pt/bitstream/10316/83469/1/Performing%20Counter%20Hegemonic%20Common%20s%20Senses.pdf</text:p>
          </table:table-cell>
          <table:table-cell office:value-type="string" calcext:value-type="string">
            <text:p>https://scholar.google.com/scholar?q=related:BEb7jnIkPx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
          <table:table-cell office:value-type="float" office:value="13" calcext:value-type="float">
            <text:p>13</text:p>
          </table:table-cell>
          <table:table-cell office:value-type="string" calcext:value-type="string">
            <text:p>paper_1039</text:p>
          </table:table-cell>
          <table:table-cell office:value-type="float" office:value="53" calcext:value-type="float">
            <text:p>53</text:p>
          </table:table-cell>
          <table:table-cell office:value-type="float" office:value="579" calcext:value-type="float">
            <text:p>579</text:p>
          </table:table-cell>
          <table:table-cell office:value-type="string" calcext:value-type="string">
            <text:p>DL Skole, WH Chomentowski, WA Salas, AD Nobre</text:p>
          </table:table-cell>
          <table:table-cell office:value-type="string" calcext:value-type="string">
            <text:p>Physical and human dimensions of deforestation in Amazonia</text:p>
          </table:table-cell>
          <table:table-cell office:value-type="string" calcext:value-type="string">
            <text:p>physical and human dimensions of deforestation in amazonia</text:p>
          </table:table-cell>
          <table:table-cell office:value-type="string" calcext:value-type="string">
            <text:p>DL Skole, WH Chomentowski, WA Salas, and AD Nobre ropical deforestation is an im-portant component of global change; it has a large influ-ence on hydrology, climate, and glo-bal biogeochemical cycles (Crutzen and Andreae 1990, Houghton 1991, Houghton and Skole 1990, Salati and Vose 1984, Shukla et al. 1990). The Brazilian Amazon region is the largest intact tropical forest in the world. Brazil has the highest deforestation rate in the world, according to some estimates; deforestation rates may be 1.5 x 106 to 2.0 x 106 ha/yr (FAO 1993, Myers 1991, Skole and Tucker 1993). Understanding of tropical deforestation, an important aspect of glo-bal change, is inadequate for two reasons: a lack of accurate measure-ments of its rate, geographic extent, and spatial pattern and a lack of insight into its causes (Skole in press). It seems obvious that tropi-cal deforestation is the consequence of a variety of interrelated social, economic, and environmental factors. Yet, interpretations of how these factors interact to stimulate deforestation vary widely.</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BioScience</text:p>
          </table:table-cell>
          <table:table-cell table:number-columns-repeated="2" office:value-type="float" office:value="1" calcext:value-type="float">
            <text:p>1</text:p>
          </table:table-cell>
          <table:table-cell office:value-type="string" calcext:value-type="string">
            <text:p>JSTOR</text:p>
          </table:table-cell>
          <table:table-cell office:value-type="float" office:value="1994" calcext:value-type="float">
            <text:p>1994</text:p>
          </table:table-cell>
          <table:table-cell office:value-type="string" calcext:value-type="string">
            <text:p>https://www.jstor.org/stable/1312381</text:p>
          </table:table-cell>
          <table:table-cell office:value-type="string" calcext:value-type="string">
            <text:p>https://scholar.google.com/scholar?cites=10671728972382914993&amp;as_sdt=2005&amp;sciodt=0,5&amp;hl=en</text:p>
          </table:table-cell>
          <table:table-cell office:value-type="float" office:value="178" calcext:value-type="float">
            <text:p>178</text:p>
          </table:table-cell>
          <table:table-cell table:number-columns-repeated="8" office:value-type="string" calcext:value-type="string">
            <text:p>NA</text:p>
          </table:table-cell>
          <table:table-cell office:value-type="float" office:value="579" calcext:value-type="float">
            <text:p>579</text:p>
          </table:table-cell>
          <table:table-cell office:value-type="float" office:value="18.68" calcext:value-type="float">
            <text:p>18.68</text:p>
          </table:table-cell>
          <table:table-cell office:value-type="float" office:value="145" calcext:value-type="float">
            <text:p>145</text:p>
          </table:table-cell>
          <table:table-cell office:value-type="float" office:value="4" calcext:value-type="float">
            <text:p>4</text:p>
          </table:table-cell>
          <table:table-cell office:value-type="float" office:value="31" calcext:value-type="float">
            <text:p>31</text:p>
          </table:table-cell>
          <table:table-cell office:value-type="string" calcext:value-type="string">
            <text:p>https://www.researchgate.net/profile/Antonio-Nobre/publication/247843653_Physical_and_Human_Dimensions_of_Deforestation_in_Amazonia/links/58457c9c08aeda69681a572c/Physical-and-Human-Dimensions-of-Deforestation-in-Amazonia.pdf</text:p>
          </table:table-cell>
          <table:table-cell office:value-type="string" calcext:value-type="string">
            <text:p>https://scholar.google.com/scholar?q=related:sckgivWYGZ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1">
          <table:table-cell office:value-type="float" office:value="14" calcext:value-type="float">
            <text:p>14</text:p>
          </table:table-cell>
          <table:table-cell office:value-type="string" calcext:value-type="string">
            <text:p>paper_1046</text:p>
          </table:table-cell>
          <table:table-cell office:value-type="float" office:value="42" calcext:value-type="float">
            <text:p>42</text:p>
          </table:table-cell>
          <table:table-cell office:value-type="float" office:value="192" calcext:value-type="float">
            <text:p>192</text:p>
          </table:table-cell>
          <table:table-cell office:value-type="string" calcext:value-type="string">
            <text:p>EJAL Pereira, PJS Ferreira…</text:p>
          </table:table-cell>
          <table:table-cell office:value-type="string" calcext:value-type="string">
            <text:p>Policy in Brazil (2016–2019) threaten conservation of the Amazon rainforest</text:p>
          </table:table-cell>
          <table:table-cell office:value-type="string" calcext:value-type="string">
            <text:p>policy in brazil (2016–2019) threaten conservation of the amazon rainforest</text:p>
          </table:table-cell>
          <table:table-cell office:value-type="string" calcext:value-type="string">
            <text:p>This article aims to analyze the influence of recent Brazilian political change demonstrating like the measures taken by former President Meichel Temer and those promised in presidential campaign by the current president Jair Bolsonaro threaten on the conservation of the Amazonian forest, both in the short and long term. In order to do so, it will be discussed the adoption of political instruments, which reduce investment in the Ministry of the Environment during a period of twenty years, making it difficult to supervise and monitor the entire Amazon forest. As a result, a debate will be presented in the current situation of the forest and the possibility of reconciling agricultural production with environmental preserva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 Science &amp;Policy</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9" calcext:value-type="float">
            <text:p>2019</text:p>
          </table:table-cell>
          <table:table-cell office:value-type="string" calcext:value-type="string">
            <text:p>https://www.sciencedirect.com/science/article/pii/S1462901119303818</text:p>
          </table:table-cell>
          <table:table-cell office:value-type="string" calcext:value-type="string">
            <text:p>https://scholar.google.com/scholar?cites=12792956396093027441&amp;as_sdt=2005&amp;sciodt=0,5&amp;hl=en</text:p>
          </table:table-cell>
          <table:table-cell office:value-type="float" office:value="64" calcext:value-type="float">
            <text:p>64</text:p>
          </table:table-cell>
          <table:table-cell table:number-columns-repeated="8" office:value-type="string" calcext:value-type="string">
            <text:p>NA</text:p>
          </table:table-cell>
          <table:table-cell office:value-type="float" office:value="192" calcext:value-type="float">
            <text:p>192</text:p>
          </table:table-cell>
          <table:table-cell office:value-type="float" office:value="32" calcext:value-type="float">
            <text:p>32</text:p>
          </table:table-cell>
          <table:table-cell office:value-type="float" office:value="64" calcext:value-type="float">
            <text:p>64</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docs.ufpr.br/~jrgarcia/amazonia/Policy%20in%20Brazil%20%282016%E2%80%932019%29%20threaten%20conservation%20of%20the%20Amazon%20rainforest.pdf</text:p>
          </table:table-cell>
          <table:table-cell office:value-type="string" calcext:value-type="string">
            <text:p>https://scholar.google.com/scholar?q=related:cbQv8A-2ib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
          <table:table-cell office:value-type="float" office:value="15" calcext:value-type="float">
            <text:p>15</text:p>
          </table:table-cell>
          <table:table-cell office:value-type="string" calcext:value-type="string">
            <text:p>paper_1047</text:p>
          </table:table-cell>
          <table:table-cell office:value-type="float" office:value="332" calcext:value-type="float">
            <text:p>332</text:p>
          </table:table-cell>
          <table:table-cell office:value-type="float" office:value="0" calcext:value-type="float">
            <text:p>0</text:p>
          </table:table-cell>
          <table:table-cell office:value-type="string" calcext:value-type="string">
            <text:p>F. Harmono</text:p>
          </table:table-cell>
          <table:table-cell office:value-type="string" calcext:value-type="string">
            <text:p>Policy recommendations for community empowerment in climate change adaptation: a study of the Go Green Pandawara Group campaign in Support of SDG 13 Climate Action</text:p>
          </table:table-cell>
          <table:table-cell office:value-type="string" calcext:value-type="string">
            <text:p>policy recommendations for community empowerment in climate change adaptation: a study of the go green pandawara group campaign in support of sdg 13 climate action</text:p>
          </table:table-cell>
          <table:table-cell office:value-type="string" calcext:value-type="string">
            <text:p>This research aims to formulate policy recommendations for community empowerment in facing climate change through a case study of the Go Green campaign conducted by the Pandawara Group in alignment with SDG 13: Climate Action. This campaign focuses on raising public awareness about the importance of climate change adaptation efforts through concrete actions such as reforestation, waste management, and carbon footprint reduction. The method used in this research is a qualitative approach with case study analysis. Data were collected through interviews, observations, and documentation of campaign activities. The study results show that the Go Green campaign by the Pandawara Group successfully encouraged active community participation in various environmentally friendly programs. However, there are challenges to the program's sustainability, particularly related to long-term commitment and more robust policy support from the government. Therefore, this research provides several policy recommendations, including strengthening collaboration between the government, communities, non-governmental organisations, and the private sector and integrating climate change adaptation programs into regional development plans. Implementing these policies is expected to strengthen the community�s capacity to face the impacts of climate chang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3S Web of Conference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office:value-type="float" office:value="2025" calcext:value-type="float">
            <text:p>2025</text:p>
          </table:table-cell>
          <table:table-cell office:value-type="string" calcext:value-type="string">
            <text:p>https://www.scopus.com/inward/record.uri?partnerID=HzOxMe3b&amp;scp=85218192602&amp;origin=inward</text:p>
          </table:table-cell>
          <table:table-cell office:value-type="string" calcext:value-type="string">
            <text:p>https://www.scopus.com/inward/citedby.uri?partnerID=HzOxMe3b&amp;scp=85218192602&amp;origin=inward</text:p>
          </table:table-cell>
          <table:table-cell office:value-type="float" office:value="29" calcext:value-type="float">
            <text:p>29</text:p>
          </table:table-cell>
          <table:table-cell office:value-type="string" calcext:value-type="string">
            <text:p>Conference Paper</text:p>
          </table:table-cell>
          <table:table-cell office:value-type="string" calcext:value-type="string">
            <text:p>10.1051/e3sconf/202560905006</text:p>
          </table:table-cell>
          <table:table-cell office:value-type="string" calcext:value-type="string">
            <text:p>2555-0403</text:p>
          </table:table-cell>
          <table:table-cell office:value-type="string" calcext:value-type="string">
            <text:p>https://api.elsevier.com/content/abstract/scopus_id/85218192602</text:p>
          </table:table-cell>
          <table:table-cell office:value-type="float" office:value="609" calcext:value-type="float">
            <text:p>609</text:p>
          </table:table-cell>
          <table:table-cell table:number-columns-repeated="3" office:value-type="string" calcext:value-type="string">
            <text:p>NA</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9">
          <table:table-cell office:value-type="float" office:value="16" calcext:value-type="float">
            <text:p>16</text:p>
          </table:table-cell>
          <table:table-cell office:value-type="string" calcext:value-type="string">
            <text:p>paper_1050</text:p>
          </table:table-cell>
          <table:table-cell office:value-type="float" office:value="333" calcext:value-type="float">
            <text:p>333</text:p>
          </table:table-cell>
          <table:table-cell office:value-type="float" office:value="4" calcext:value-type="float">
            <text:p>4</text:p>
          </table:table-cell>
          <table:table-cell office:value-type="string" calcext:value-type="string">
            <text:p>A Lal, S Gulzar, B Pasquale</text:p>
          </table:table-cell>
          <table:table-cell office:value-type="string" calcext:value-type="string">
            <text:p>Political Decentralization and Forest Conservation: Evidence from India's Scheduled Areas</text:p>
          </table:table-cell>
          <table:table-cell office:value-type="string" calcext:value-type="string">
            <text:p>political decentralization and forest conservation: evidence from india's scheduled areas</text:p>
          </table:table-cell>
          <table:table-cell office:value-type="string" calcext:value-type="string">
            <text:p>Natural resource management decision-making has been decentralised significantly in the developing world, despite theoretical ambiguity in whether such a move would improve preservation or accelerate depletion. Using a difference-in-differences design, we study the effects of the staggered implementation of a 1996 law that implemented elected local government councils in Scheduled Areas in 8 states in India on deforestation rates as measured using remote-sensing data. We find that the extension caused a large decrease in the rate of deforestation, and find suggestive evidence that these effects are concentrated in areas with greater mining potential, and where ethnic groups with strong resource-preservation norms are an electoral plurality. Our findings suggest that devolution of political power to local communities that can also enforce sustainable resource-use norms can appreciably aid the preservation of forest ecosystems, even in areas where state capacity is weak.</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cega.berkeley.edu</text:p>
          </table:table-cell>
          <table:table-cell office:value-type="float" office:value="2020" calcext:value-type="float">
            <text:p>2020</text:p>
          </table:table-cell>
          <table:table-cell office:value-type="string" calcext:value-type="string">
            <text:p>https://cega.berkeley.edu/wp-content/uploads/2020/03/Lal_PacDev2020.pdf</text:p>
          </table:table-cell>
          <table:table-cell office:value-type="string" calcext:value-type="string">
            <text:p>https://scholar.google.com/scholar?cites=17170942388473541149&amp;as_sdt=2005&amp;sciodt=0,5&amp;hl=en</text:p>
          </table:table-cell>
          <table:table-cell office:value-type="float" office:value="217" calcext:value-type="float">
            <text:p>217</text:p>
          </table:table-cell>
          <table:table-cell office:value-type="string" calcext:value-type="string">
            <text:p>PDF</text:p>
          </table:table-cell>
          <table:table-cell table:number-columns-repeated="7" office:value-type="string" calcext:value-type="string">
            <text:p>NA</text:p>
          </table:table-cell>
          <table:table-cell office:value-type="float" office:value="4" calcext:value-type="float">
            <text:p>4</text:p>
          </table:table-cell>
          <table:table-cell office:value-type="float" office:value="0.8" calcext:value-type="float">
            <text:p>0.8</text:p>
          </table:table-cell>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cega.berkeley.edu/wp-content/uploads/2020/03/Lal_PacDev2020.pdf</text:p>
          </table:table-cell>
          <table:table-cell office:value-type="string" calcext:value-type="string">
            <text:p>https://scholar.google.com/scholar?q=related:HbKpcyBxS-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8">
          <table:table-cell office:value-type="float" office:value="17" calcext:value-type="float">
            <text:p>17</text:p>
          </table:table-cell>
          <table:table-cell office:value-type="string" calcext:value-type="string">
            <text:p>paper_1051</text:p>
          </table:table-cell>
          <table:table-cell office:value-type="float" office:value="334" calcext:value-type="float">
            <text:p>334</text:p>
          </table:table-cell>
          <table:table-cell office:value-type="float" office:value="46" calcext:value-type="float">
            <text:p>46</text:p>
          </table:table-cell>
          <table:table-cell office:value-type="string" calcext:value-type="string">
            <text:p>JI Hein</text:p>
          </table:table-cell>
          <table:table-cell office:value-type="string" calcext:value-type="string">
            <text:p>Political ecology of REDD+ in Indonesia: Agrarian conflicts and forest carbon</text:p>
          </table:table-cell>
          <table:table-cell office:value-type="string" calcext:value-type="string">
            <text:p>political ecology of redd+ in indonesia: agrarian conflicts and forest carbon</text:p>
          </table:table-cell>
          <table:table-cell office:value-type="string" calcext:value-type="string">
            <text:p>Indonesia�s commitment to reducing land-based greenhouse gas emissions significantly includes the expansion of conservation areas, but these developments are not free of conflicts. This book provides a comprehensive analysis of agrarian conflicts in the context of the implementation of REDD+ (Reducing Emissions from Deforestation and Forest Degradation) and forest carbon offsetting in Indonesia, a country where deforestation is a major issue. The author analyzes new kinds of transnational agrarian conflicts which have strong implications for global environmental justice in the REDD+ pilot province of Jambi on the island of Sumatra. The chapters cover: the rescaling of the governance of forests; privatization of conservation; and the transnational dimensions of agrarian conflicts and peasants' resistance in the context of REDD+. The book builds on an innovative conceptual approach linking political ecology, politics of scale and theories of power. It fills an important knowledge and research gap by focusing on the socially differentiated impacts of REDD+ and new forest carbon offsetting initiatives in Southeast Asia, providing a multi-scalar perspective. It is aimed at scholars in the areas of political ecology, human geography, climate change mitigation, forest and natural resource management, as well as environmental justice and agrarian studies. The Open Access version of this book, available at http://www.tandfebooks.com/doi/view/10.4324/9781351066020, has been made available under a Creative Commons Attribution-Non Commercial-No Derivatives 4.0 licens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library.oapen.org</text:p>
          </table:table-cell>
          <table:table-cell office:value-type="float" office:value="2019" calcext:value-type="float">
            <text:p>2019</text:p>
          </table:table-cell>
          <table:table-cell office:value-type="string" calcext:value-type="string">
            <text:p>https://library.oapen.org/handle/20.500.12657/26097</text:p>
          </table:table-cell>
          <table:table-cell office:value-type="string" calcext:value-type="string">
            <text:p>https://scholar.google.com/scholar?cites=5385257278286031593&amp;as_sdt=2005&amp;sciodt=0,5&amp;hl=en</text:p>
          </table:table-cell>
          <table:table-cell office:value-type="float" office:value="400" calcext:value-type="float">
            <text:p>400</text:p>
          </table:table-cell>
          <table:table-cell office:value-type="string" calcext:value-type="string">
            <text:p>BOOK</text:p>
          </table:table-cell>
          <table:table-cell table:number-columns-repeated="7" office:value-type="string" calcext:value-type="string">
            <text:p>NA</text:p>
          </table:table-cell>
          <table:table-cell office:value-type="float" office:value="46" calcext:value-type="float">
            <text:p>46</text:p>
          </table:table-cell>
          <table:table-cell office:value-type="float" office:value="7.67" calcext:value-type="float">
            <text:p>7.67</text:p>
          </table:table-cell>
          <table:table-cell office:value-type="float" office:value="46" calcext:value-type="float">
            <text:p>46</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ttps://library.oapen.org/bitstream/handle/20.500.12657/26097/9781138479319_text.pdf</text:p>
          </table:table-cell>
          <table:table-cell office:value-type="string" calcext:value-type="string">
            <text:p>https://scholar.google.com/scholar?q=related:6WpTWPZGvE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2">
          <table:table-cell office:value-type="float" office:value="18" calcext:value-type="float">
            <text:p>18</text:p>
          </table:table-cell>
          <table:table-cell office:value-type="string" calcext:value-type="string">
            <text:p>paper_1052</text:p>
          </table:table-cell>
          <table:table-cell office:value-type="float" office:value="335" calcext:value-type="float">
            <text:p>335</text:p>
          </table:table-cell>
          <table:table-cell office:value-type="float" office:value="1" calcext:value-type="float">
            <text:p>1</text:p>
          </table:table-cell>
          <table:table-cell office:value-type="string" calcext:value-type="string">
            <text:p>J.S. Vélez Triana</text:p>
          </table:table-cell>
          <table:table-cell office:value-type="string" calcext:value-type="string">
            <text:p>Political Ontologies of Colombian Amazonia: Peasant Resistance in Protected Areas</text:p>
          </table:table-cell>
          <table:table-cell office:value-type="string" calcext:value-type="string">
            <text:p>political ontologies of colombian amazonia: peasant resistance in protected areas</text:p>
          </table:table-cell>
          <table:table-cell office:value-type="string" calcext:value-type="string">
            <text:p>This paper investigates the ontological and material dimensions of peasant struggles in Colombian northwestern Amazonia in a context of increasing international deforestation concerns that press the Colombian government to enforce protected areas through military campaigns and market-based conservation programs. Building on ethnographic research in the region, the paper contributes to ongoing debates in the field of political ecology about the ontological dimension of dispossessions and social struggles. It brings together ontological studies with a perspective of critical geography to propose an integrative political ecology of socio-environmental conflicts that addresses the material and the ontological dimensions of domination and resistanc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Society and Natural Resourc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23" calcext:value-type="float">
            <text:p>2023</text:p>
          </table:table-cell>
          <table:table-cell office:value-type="string" calcext:value-type="string">
            <text:p>https://www.scopus.com/inward/record.uri?partnerID=HzOxMe3b&amp;scp=85159322017&amp;origin=inward</text:p>
          </table:table-cell>
          <table:table-cell office:value-type="string" calcext:value-type="string">
            <text:p>https://www.scopus.com/inward/citedby.uri?partnerID=HzOxMe3b&amp;scp=85159322017&amp;origin=inward</text:p>
          </table:table-cell>
          <table:table-cell office:value-type="float" office:value="103" calcext:value-type="float">
            <text:p>103</text:p>
          </table:table-cell>
          <table:table-cell office:value-type="string" calcext:value-type="string">
            <text:p>Article</text:p>
          </table:table-cell>
          <table:table-cell office:value-type="string" calcext:value-type="string">
            <text:p>10.1080/08941920.2023.2201811</text:p>
          </table:table-cell>
          <table:table-cell office:value-type="string" calcext:value-type="string">
            <text:p>0894-1920</text:p>
          </table:table-cell>
          <table:table-cell office:value-type="string" calcext:value-type="string">
            <text:p>https://api.elsevier.com/content/abstract/scopus_id/85159322017</text:p>
          </table:table-cell>
          <table:table-cell office:value-type="float" office:value="36" calcext:value-type="float">
            <text:p>36</text:p>
          </table:table-cell>
          <table:table-cell office:value-type="float" office:value="10" calcext:value-type="float">
            <text:p>10</text:p>
          </table:table-cell>
          <table:table-cell office:value-type="float" office:value="1200" calcext:value-type="float">
            <text:p>1200</text:p>
          </table:table-cell>
          <table:table-cell office:value-type="float" office:value="1216" calcext:value-type="float">
            <text:p>1216</text:p>
          </table:table-cell>
          <table:table-cell office:value-type="float" office:value="1" calcext:value-type="float">
            <text:p>1</text:p>
          </table:table-cell>
          <table:table-cell office:value-type="float" office:value="0.5" calcext:value-type="float">
            <text:p>0.5</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8">
          <table:table-cell office:value-type="float" office:value="19" calcext:value-type="float">
            <text:p>19</text:p>
          </table:table-cell>
          <table:table-cell office:value-type="string" calcext:value-type="string">
            <text:p>paper_1054</text:p>
          </table:table-cell>
          <table:table-cell office:value-type="float" office:value="38" calcext:value-type="float">
            <text:p>38</text:p>
          </table:table-cell>
          <table:table-cell office:value-type="float" office:value="49" calcext:value-type="float">
            <text:p>49</text:p>
          </table:table-cell>
          <table:table-cell office:value-type="string" calcext:value-type="string">
            <text:p>Prescott, GW; Sutherland, WJ; Aguirre, D; Baird, M; Bowman, V; Brunner, J; Connette, GM; Cosier, M; Dapice, D; De Alban, JDT; Diment, A; Fogerite, J; Fox, J; Hlaing, W; Htun, S; Hurd, J; Connette, KL; Lasmana, F; Lim, CL; Lynam, A; Maung, AC; McCarron, B; McCarthy, JF; McShea, WJ; Momberg, F; Mon, MS; Myint, T; Oberndorf, R; Oo, TN; Phelps, J; Rao, M; Schmidt-Vogt, D; Speechly, H; Springate-Baginski, O; Steinmetz, R; Talbott, K; Than, MM; Thaung, TL; Thawng, SCL; Thein, KM; Thein, S; Tizard, R; Whitten, T; Williams, G; Wilson, T; Woods, K; Ziegler, AD; Zrust, M; Webb, EL</text:p>
          </table:table-cell>
          <table:table-cell office:value-type="string" calcext:value-type="string">
            <text:p>Political transition and emergent forest-conservation issues in Myanmar</text:p>
          </table:table-cell>
          <table:table-cell office:value-type="string" calcext:value-type="string">
            <text:p>political transition and emergent forest-conservation issues in myanmar</text:p>
          </table:table-cell>
          <table:table-cell office:value-type="string" calcext:value-type="string">
            <text:p>Political and economic transitions have had substantial impacts on forest conservation. Where transitions are underway or anticipated, historical precedent and methods for systematically assessing future trends should be used to anticipate likely threats to forest conservation and design appropriate and prescient policy measures to counteract them. Myanmar is transitioning from an authoritarian, centralized state with a highly regulated economy to a more decentralized and economically liberal democracy and is working to end a long-running civil war. With these transitions in mind, we used a horizon-scanning approach to assess the 40 emerging issues most affecting Myanmar's forests, including internal conflict, land-tenure insecurity, large-scale agricultural development, demise of state timber enterprises, shortfalls in government revenue and capacity, and opening of new deforestation frontiers with new roads, mines, and hydroelectric dams. Averting these threats will require, for example, overhauling governance models, building capacity, improving infrastructure-and energy-project planning, and reforming land-tenure and environmental-protection laws. Although challenges to conservation in Myanmar are daunting, the political transition offers an opportunity for conservationists and researchers to help shape a future that enhances Myanmar's social, economic, and environmental potential while learning and applying lessons from other countries. Our approach and results are relevant to other countries undergoing similar transitions.</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CONSERVATION BIOLOGY</text:p>
          </table:table-cell>
          <table:table-cell table:number-columns-repeated="2" office:value-type="float" office:value="1" calcext:value-type="float">
            <text:p>1</text:p>
          </table:table-cell>
          <table:table-cell office:value-type="string" calcext:value-type="string">
            <text:p>WILEY</text:p>
          </table:table-cell>
          <table:table-cell office:value-type="float" office:value="2017" calcext:value-type="float">
            <text:p>2017</text:p>
          </table:table-cell>
          <table:table-cell office:value-type="string" calcext:value-type="string">
            <text:p>http://dx.doi.org/10.1111/cobi.13021</text:p>
          </table:table-cell>
          <table:table-cell table:number-columns-repeated="2" office:value-type="string" calcext:value-type="string">
            <text:p>NA</text:p>
          </table:table-cell>
          <table:table-cell office:value-type="string" calcext:value-type="string">
            <text:p>Review</text:p>
          </table:table-cell>
          <table:table-cell office:value-type="string" calcext:value-type="string">
            <text:p>10.1111/cobi.13021</text:p>
          </table:table-cell>
          <table:table-cell office:value-type="string" calcext:value-type="string">
            <text:p>0888-8892</text:p>
          </table:table-cell>
          <table:table-cell office:value-type="string" calcext:value-type="string">
            <text:p>NA</text:p>
          </table:table-cell>
          <table:table-cell office:value-type="float" office:value="31" calcext:value-type="float">
            <text:p>31</text:p>
          </table:table-cell>
          <table:table-cell office:value-type="float" office:value="6" calcext:value-type="float">
            <text:p>6</text:p>
          </table:table-cell>
          <table:table-cell office:value-type="float" office:value="1257" calcext:value-type="float">
            <text:p>1257</text:p>
          </table:table-cell>
          <table:table-cell office:value-type="float" office:value="1270" calcext:value-type="float">
            <text:p>1270</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12">
          <table:table-cell office:value-type="float" office:value="20" calcext:value-type="float">
            <text:p>20</text:p>
          </table:table-cell>
          <table:table-cell office:value-type="string" calcext:value-type="string">
            <text:p>paper_1055</text:p>
          </table:table-cell>
          <table:table-cell office:value-type="float" office:value="87" calcext:value-type="float">
            <text:p>87</text:p>
          </table:table-cell>
          <table:table-cell office:value-type="float" office:value="76" calcext:value-type="float">
            <text:p>76</text:p>
          </table:table-cell>
          <table:table-cell office:value-type="string" calcext:value-type="string">
            <text:p>M Di Gregorio, M Brockhaus, T Cronin…</text:p>
          </table:table-cell>
          <table:table-cell office:value-type="string" calcext:value-type="string">
            <text:p>Politics and power in national REDD+ policy processes</text:p>
          </table:table-cell>
          <table:table-cell office:value-type="string" calcext:value-type="string">
            <text:p>politics and power in national redd+ policy processes</text:p>
          </table:table-cell>
          <table:table-cell office:value-type="string" calcext:value-type="string">
            <text:p>Achieving emission reductions through REDD+ requires four preconditions for overcoming politico-economic hurdles: i) the relative autonomy of nation states from key interests that drive deforestation and forest degradation; ii) national ownership over REDD+ policy processes; iii) inclusive REDD+ policy processes; and iv) the presence of coalitions that call for transformational change. Formulating and implementing effective national REDD+ strategies is most challenging in those countries where international actors are the sole force driving REDD+ policy processes. New coalitions capable of breaking up institutional and political pathdependencies will need the participation of state elites and the engagement of business actors to affect the political agenda in a significant way.</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 and choices. Center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ooks.google.com</text:p>
          </table:table-cell>
          <table:table-cell office:value-type="float" office:value="2012" calcext:value-type="float">
            <text:p>2012</text:p>
          </table:table-cell>
          <table:table-cell office:value-type="string" calcext:value-type="string">
            <text:p>https://books.google.com/books?hl=en&amp;lr=&amp;id=UXx99aBLvFEC&amp;oi=fnd&amp;pg=PA69&amp;dq=%22elections%22%7C%22democracy%22%7C%22leader+selection%22%7C%22campaign%22%7C%22political+cycle%22+%22deforestation%22%7C%22forest+conversion%22%7C%22forest+plantation%22%7C%22forest+conservation%22%7C%22forest+degradation%22%7C%22reforestation%22%7C%22forest+carbon%22%7C%22tree+cover+loss%22&amp;ots=zXOo6ujZZt&amp;sig=XuBq2cLgLABSK09bRw4bDqb-geQ</text:p>
          </table:table-cell>
          <table:table-cell office:value-type="string" calcext:value-type="string">
            <text:p>https://scholar.google.com/scholar?cites=16338218920215001362&amp;as_sdt=2005&amp;sciodt=0,5&amp;hl=en</text:p>
          </table:table-cell>
          <table:table-cell office:value-type="float" office:value="555" calcext:value-type="float">
            <text:p>555</text:p>
          </table:table-cell>
          <table:table-cell table:number-columns-repeated="8" office:value-type="string" calcext:value-type="string">
            <text:p>NA</text:p>
          </table:table-cell>
          <table:table-cell office:value-type="float" office:value="76" calcext:value-type="float">
            <text:p>76</text:p>
          </table:table-cell>
          <table:table-cell office:value-type="float" office:value="5.85" calcext:value-type="float">
            <text:p>5.85</text:p>
          </table:table-cell>
          <table:table-cell office:value-type="float" office:value="19" calcext:value-type="float">
            <text:p>19</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https://eprints.whiterose.ac.uk/79138/1/DiGregorioChapterAnalysingREDD.pdf</text:p>
          </table:table-cell>
          <table:table-cell office:value-type="string" calcext:value-type="string">
            <text:p>https://scholar.google.com/scholar?q=related:Ejn7WYsDve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3">
          <table:table-cell office:value-type="float" office:value="21" calcext:value-type="float">
            <text:p>21</text:p>
          </table:table-cell>
          <table:table-cell office:value-type="string" calcext:value-type="string">
            <text:p>paper_1056</text:p>
          </table:table-cell>
          <table:table-cell office:value-type="float" office:value="336" calcext:value-type="float">
            <text:p>336</text:p>
          </table:table-cell>
          <table:table-cell office:value-type="float" office:value="30" calcext:value-type="float">
            <text:p>30</text:p>
          </table:table-cell>
          <table:table-cell office:value-type="string" calcext:value-type="string">
            <text:p>M Moench</text:p>
          </table:table-cell>
          <table:table-cell office:value-type="string" calcext:value-type="string">
            <text:p>Politics of deforestation: Case study of Cardamom Hills of Kerala</text:p>
          </table:table-cell>
          <table:table-cell office:value-type="string" calcext:value-type="string">
            <text:p>politics of deforestation: case study of cardamom hills of kerala</text:p>
          </table:table-cell>
          <table:table-cell office:value-type="string" calcext:value-type="string">
            <text:p>The causes of deforestation in the Cardamom Hills in the Idukki district of Kerala can only be understood in the context of the relationship between ethnic and religious communities which greatly influenced migration, forest encroachment, and conflict over control of land. In this article a brief historical review is followed by specific developments in three periods, 1750 to 1860, 1860 to 1940 and 1940 to 1964. The author also focuses on the debate over land control conducted within and between states and communities which was a major force in shaping social relations in the High Rang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conomic and political Weekly</text:p>
          </table:table-cell>
          <table:table-cell table:number-columns-repeated="2" office:value-type="float" office:value="1" calcext:value-type="float">
            <text:p>1</text:p>
          </table:table-cell>
          <table:table-cell office:value-type="string" calcext:value-type="string">
            <text:p>JSTOR</text:p>
          </table:table-cell>
          <table:table-cell office:value-type="float" office:value="1991" calcext:value-type="float">
            <text:p>1991</text:p>
          </table:table-cell>
          <table:table-cell office:value-type="string" calcext:value-type="string">
            <text:p>https://www.jstor.org/stable/4397243</text:p>
          </table:table-cell>
          <table:table-cell office:value-type="string" calcext:value-type="string">
            <text:p>https://scholar.google.com/scholar?cites=3494574508348616880&amp;as_sdt=2005&amp;sciodt=0,5&amp;hl=en</text:p>
          </table:table-cell>
          <table:table-cell office:value-type="float" office:value="321" calcext:value-type="float">
            <text:p>321</text:p>
          </table:table-cell>
          <table:table-cell table:number-columns-repeated="8" office:value-type="string" calcext:value-type="string">
            <text:p>NA</text:p>
          </table:table-cell>
          <table:table-cell office:value-type="float" office:value="30" calcext:value-type="float">
            <text:p>30</text:p>
          </table:table-cell>
          <table:table-cell office:value-type="float" office:value="0.88" calcext:value-type="float">
            <text:p>0.88</text:p>
          </table:table-cell>
          <table:table-cell office:value-type="float" office:value="30" calcext:value-type="float">
            <text:p>30</text:p>
          </table:table-cell>
          <table:table-cell office:value-type="float" office:value="1" calcext:value-type="float">
            <text:p>1</text:p>
          </table:table-cell>
          <table:table-cell office:value-type="float" office:value="34" calcext:value-type="float">
            <text:p>34</text:p>
          </table:table-cell>
          <table:table-cell office:value-type="string" calcext:value-type="string">
            <text:p>NA</text:p>
          </table:table-cell>
          <table:table-cell office:value-type="string" calcext:value-type="string">
            <text:p>https://scholar.google.com/scholar?q=related:sDBBEwA5fz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table-cell office:value-type="float" office:value="22" calcext:value-type="float">
            <text:p>22</text:p>
          </table:table-cell>
          <table:table-cell office:value-type="string" calcext:value-type="string">
            <text:p>paper_106</text:p>
          </table:table-cell>
          <table:table-cell office:value-type="float" office:value="200" calcext:value-type="float">
            <text:p>200</text:p>
          </table:table-cell>
          <table:table-cell office:value-type="float" office:value="153" calcext:value-type="float">
            <text:p>153</text:p>
          </table:table-cell>
          <table:table-cell office:value-type="string" calcext:value-type="string">
            <text:p>AM Larson, E Petkova</text:p>
          </table:table-cell>
          <table:table-cell office:value-type="string" calcext:value-type="string">
            <text:p>An introduction to forest governance, people and REDD+ in Latin America: obstacles and opportunities</text:p>
          </table:table-cell>
          <table:table-cell office:value-type="string" calcext:value-type="string">
            <text:p>an introduction to forest governance, people and redd+ in latin america: obstacles and opportunities</text:p>
          </table:table-cell>
          <table:table-cell office:value-type="string" calcext:value-type="string">
            <text:p>REDD+ is a potentially significant financial mechanism for shifting the incentives from deforestation and land use change to forest conservation and sustainability. Even though REDD+ is not primarily a governance reform, it will affect or be affected by forest governance, it can improve forest governance or be undermined by its failures and, therefore, it depends on good forest governance if it is to be efficient, effective and equitable. This article provides an overview of key issues in forest governance in Latin America and discusses the risk and opportunities for REDD+. Though progress has been made in some areas, there is still much to be done, and REDD+ could reinforce or be undermined by problematic governance tendencies that affect its effectiveness, ability to decrease carbon emissions, and/or its legitimacy. The article recommends priority investments in institutional capacity, inter-institutional negotiation mechanisms, citizen participation and safeguards for forest-based population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Forest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mdpi.com</text:p>
          </table:table-cell>
          <table:table-cell office:value-type="float" office:value="2011" calcext:value-type="float">
            <text:p>2011</text:p>
          </table:table-cell>
          <table:table-cell office:value-type="string" calcext:value-type="string">
            <text:p>https://www.mdpi.com/1999-4907/2/1/86</text:p>
          </table:table-cell>
          <table:table-cell office:value-type="string" calcext:value-type="string">
            <text:p>https://scholar.google.com/scholar?cites=9114466276790472719&amp;as_sdt=2005&amp;sciodt=0,5&amp;hl=en</text:p>
          </table:table-cell>
          <table:table-cell office:value-type="float" office:value="726" calcext:value-type="float">
            <text:p>726</text:p>
          </table:table-cell>
          <table:table-cell office:value-type="string" calcext:value-type="string">
            <text:p>HTML</text:p>
          </table:table-cell>
          <table:table-cell table:number-columns-repeated="7" office:value-type="string" calcext:value-type="string">
            <text:p>NA</text:p>
          </table:table-cell>
          <table:table-cell office:value-type="float" office:value="153" calcext:value-type="float">
            <text:p>153</text:p>
          </table:table-cell>
          <table:table-cell office:value-type="float" office:value="10.93" calcext:value-type="float">
            <text:p>10.93</text:p>
          </table:table-cell>
          <table:table-cell office:value-type="float" office:value="77" calcext:value-type="float">
            <text:p>77</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www.mdpi.com/1999-4907/2/1/86</text:p>
          </table:table-cell>
          <table:table-cell office:value-type="string" calcext:value-type="string">
            <text:p>https://scholar.google.com/scholar?q=related:D5BfyckWfX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
          <table:table-cell office:value-type="float" office:value="23" calcext:value-type="float">
            <text:p>23</text:p>
          </table:table-cell>
          <table:table-cell office:value-type="string" calcext:value-type="string">
            <text:p>paper_1064</text:p>
          </table:table-cell>
          <table:table-cell office:value-type="float" office:value="337" calcext:value-type="float">
            <text:p>337</text:p>
          </table:table-cell>
          <table:table-cell office:value-type="float" office:value="0" calcext:value-type="float">
            <text:p>0</text:p>
          </table:table-cell>
          <table:table-cell office:value-type="string" calcext:value-type="string">
            <text:p>AK Pereira, L Morais, M Salomon…</text:p>
          </table:table-cell>
          <table:table-cell office:value-type="string" calcext:value-type="string">
            <text:p>Populism and the Dismantling of Brazil's Deforestation Oversight Policy</text:p>
          </table:table-cell>
          <table:table-cell office:value-type="string" calcext:value-type="string">
            <text:p>populism and the dismantling of brazil's deforestation oversight policy</text:p>
          </table:table-cell>
          <table:table-cell office:value-type="string" calcext:value-type="string">
            <text:p>How does the election of far-right populist leaders contribute to the environmental crisis? We delved into this question by conducting an in-depth case study on the impact of Jair Bolsonaro's government (2019-2022) on the rise of deforestation rates in the Legal Amazon. Our focus was on forest deforestation oversight, the main tool for enforcing Brazilian environmental policy against deforestation, particularly in the short term. Since 2019, deforestation rates in the Amazon have surged to concerning levels, identified as the primary driver of greenhouse gas emissions in Brazil. Consequently, controlling deforestation poses a significant challenge for the country to meet its international climate goals and agreements. Our research is grounded in four theoretical approaches: state capacities; populism and public administration; political discourse and populism; and dismantling of public policies. We used process tracing, a case study method designed to make detailed inferences about the existence of a causal mechanism. Formulating empirical propositions and gathering account, trace, and pattern evidence, we hypothesized and tested a mechanism consisting of three parts: discourse, dismantling, and reduction of policy outputs.</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Brazilian Political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ciELO Brasil</text:p>
          </table:table-cell>
          <table:table-cell office:value-type="float" office:value="2024" calcext:value-type="float">
            <text:p>2024</text:p>
          </table:table-cell>
          <table:table-cell office:value-type="string" calcext:value-type="string">
            <text:p>https://www.scielo.br/j/bpsr/a/w5mSSWPx7hZ4tPV9Dnk7LhK/</text:p>
          </table:table-cell>
          <table:table-cell office:value-type="string" calcext:value-type="string">
            <text:p>NA</text:p>
          </table:table-cell>
          <table:table-cell office:value-type="float" office:value="60" calcext:value-type="float">
            <text:p>60</text:p>
          </table:table-cell>
          <table:table-cell office:value-type="string" calcext:value-type="string">
            <text:p>HTML</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www.scielo.br/j/bpsr/a/w5mSSWPx7hZ4tPV9Dnk7LhK/</text:p>
          </table:table-cell>
          <table:table-cell office:value-type="string" calcext:value-type="string">
            <text:p>https://scholar.google.com/scholar?q=related:htTKSwT2x-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
          <table:table-cell office:value-type="float" office:value="24" calcext:value-type="float">
            <text:p>24</text:p>
          </table:table-cell>
          <table:table-cell office:value-type="string" calcext:value-type="string">
            <text:p>paper_1070</text:p>
          </table:table-cell>
          <table:table-cell office:value-type="float" office:value="338" calcext:value-type="float">
            <text:p>338</text:p>
          </table:table-cell>
          <table:table-cell office:value-type="float" office:value="2" calcext:value-type="float">
            <text:p>2</text:p>
          </table:table-cell>
          <table:table-cell office:value-type="string" calcext:value-type="string">
            <text:p>R Gunawan</text:p>
          </table:table-cell>
          <table:table-cell office:value-type="string" calcext:value-type="string">
            <text:p>Power, Meaning, And Forest Conservation: The Dynamics of State-Society Relation</text:p>
          </table:table-cell>
          <table:table-cell office:value-type="string" calcext:value-type="string">
            <text:p>power, meaning, and forest conservation: the dynamics of state-society relation</text:p>
          </table:table-cell>
          <table:table-cell office:value-type="string" calcext:value-type="string">
            <text:p>NA</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Tidak dipublikasi, Bandung</text:p>
          </table:table-cell>
          <table:table-cell office:value-type="float" office:value="2002" calcext:value-type="float">
            <text:p>2002</text:p>
          </table:table-cell>
          <table:table-cell office:value-type="string" calcext:value-type="string">
            <text:p>NA</text:p>
          </table:table-cell>
          <table:table-cell office:value-type="string" calcext:value-type="string">
            <text:p>https://scholar.google.com/scholar?cites=13581848761818081682&amp;as_sdt=2005&amp;sciodt=0,5&amp;hl=en</text:p>
          </table:table-cell>
          <table:table-cell office:value-type="float" office:value="491" calcext:value-type="float">
            <text:p>491</text:p>
          </table:table-cell>
          <table:table-cell office:value-type="string" calcext:value-type="string">
            <text:p>CITATION</text:p>
          </table:table-cell>
          <table:table-cell table:number-columns-repeated="7" office:value-type="string" calcext:value-type="string">
            <text:p>NA</text:p>
          </table:table-cell>
          <table:table-cell office:value-type="float" office:value="2" calcext:value-type="float">
            <text:p>2</text:p>
          </table:table-cell>
          <table:table-cell office:value-type="float" office:value="0.09" calcext:value-type="float">
            <text:p>0.09</text:p>
          </table:table-cell>
          <table:table-cell office:value-type="float" office:value="2" calcext:value-type="float">
            <text:p>2</text:p>
          </table:table-cell>
          <table:table-cell office:value-type="float" office:value="1" calcext:value-type="float">
            <text:p>1</text:p>
          </table:table-cell>
          <table:table-cell office:value-type="float" office:value="23" calcext:value-type="float">
            <text:p>23</text:p>
          </table:table-cell>
          <table:table-cell office:value-type="string" calcext:value-type="string">
            <text:p>NA</text:p>
          </table:table-cell>
          <table:table-cell office:value-type="string" calcext:value-type="string">
            <text:p>https://scholar.google.com/scholar?q=related:kuk-OX1rfL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3">
          <table:table-cell office:value-type="float" office:value="25" calcext:value-type="float">
            <text:p>25</text:p>
          </table:table-cell>
          <table:table-cell office:value-type="string" calcext:value-type="string">
            <text:p>paper_1071</text:p>
          </table:table-cell>
          <table:table-cell office:value-type="float" office:value="339" calcext:value-type="float">
            <text:p>339</text:p>
          </table:table-cell>
          <table:table-cell office:value-type="float" office:value="118" calcext:value-type="float">
            <text:p>118</text:p>
          </table:table-cell>
          <table:table-cell office:value-type="string" calcext:value-type="string">
            <text:p>J Haynes</text:p>
          </table:table-cell>
          <table:table-cell office:value-type="string" calcext:value-type="string">
            <text:p>Power, politics and environmental movements in the Third World</text:p>
          </table:table-cell>
          <table:table-cell office:value-type="string" calcext:value-type="string">
            <text:p>power, politics and environmental movements in the third world</text:p>
          </table:table-cell>
          <table:table-cell office:value-type="string" calcext:value-type="string">
            <text:p>Environmental movements in the Third World are a relatively recent phenomenon. They should be seen, not as concerned purely with environmental issues, but as manifestations of wider, usually, political concerns. Such movements tend to attract the unempowered ? those without the means to address their concerns in more conventional ways. Movements in India, Kenya, Indonesia, Tahiti and Nigeria are examined in the search for factors that explain their success or failure. If most were not, in the short term, successful, they have nevertheless helped to place environmental concerns on the political agenda of many countries in the Third World.</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nvironmental politics</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1999" calcext:value-type="float">
            <text:p>1999</text:p>
          </table:table-cell>
          <table:table-cell office:value-type="string" calcext:value-type="string">
            <text:p>https://www.tandfonline.com/doi/abs/10.1080/09644019908414445</text:p>
          </table:table-cell>
          <table:table-cell office:value-type="string" calcext:value-type="string">
            <text:p>https://scholar.google.com/scholar?cites=10804836539891113844&amp;as_sdt=2005&amp;sciodt=0,5&amp;hl=en</text:p>
          </table:table-cell>
          <table:table-cell office:value-type="float" office:value="320" calcext:value-type="float">
            <text:p>320</text:p>
          </table:table-cell>
          <table:table-cell office:value-type="string" calcext:value-type="string">
            <text:p>NA</text:p>
          </table:table-cell>
          <table:table-cell office:value-type="string" calcext:value-type="string">
            <text:p>10.1080/09644019908414445</text:p>
          </table:table-cell>
          <table:table-cell table:number-columns-repeated="6" office:value-type="string" calcext:value-type="string">
            <text:p>NA</text:p>
          </table:table-cell>
          <table:table-cell office:value-type="float" office:value="118" calcext:value-type="float">
            <text:p>118</text:p>
          </table:table-cell>
          <table:table-cell office:value-type="float" office:value="4.54" calcext:value-type="float">
            <text:p>4.54</text:p>
          </table:table-cell>
          <table:table-cell office:value-type="float" office:value="118" calcext:value-type="float">
            <text:p>118</text:p>
          </table:table-cell>
          <table:table-cell office:value-type="float" office:value="1" calcext:value-type="float">
            <text:p>1</text:p>
          </table:table-cell>
          <table:table-cell office:value-type="float" office:value="26" calcext:value-type="float">
            <text:p>26</text:p>
          </table:table-cell>
          <table:table-cell office:value-type="string" calcext:value-type="string">
            <text:p>NA</text:p>
          </table:table-cell>
          <table:table-cell office:value-type="string" calcext:value-type="string">
            <text:p>https://scholar.google.com/scholar?q=related:dN9eKJZ98p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4">
          <table:table-cell office:value-type="float" office:value="26" calcext:value-type="float">
            <text:p>26</text:p>
          </table:table-cell>
          <table:table-cell office:value-type="string" calcext:value-type="string">
            <text:p>paper_1080</text:p>
          </table:table-cell>
          <table:table-cell office:value-type="float" office:value="340" calcext:value-type="float">
            <text:p>340</text:p>
          </table:table-cell>
          <table:table-cell office:value-type="float" office:value="98" calcext:value-type="float">
            <text:p>98</text:p>
          </table:table-cell>
          <table:table-cell office:value-type="string" calcext:value-type="string">
            <text:p>R Vinya, S Syampungani, EC Kasumu…</text:p>
          </table:table-cell>
          <table:table-cell office:value-type="string" calcext:value-type="string">
            <text:p>Preliminary study on the drivers of deforestation and potential for REDD+ in Zambia</text:p>
          </table:table-cell>
          <table:table-cell office:value-type="string" calcext:value-type="string">
            <text:p>preliminary study on the drivers of deforestation and potential for redd+ in zambia</text:p>
          </table:table-cell>
          <table:table-cell office:value-type="string" calcext:value-type="string">
            <text:p>This study sought to answer the question: <text:s/>what drives deforestation and what is the potential for REDD+ in Zambia? Since deforestation and poor forest management reduce carbon storage in tropical forests, there has been increasing pressure to minimize carbon stock losses. The objectives of this study were to provide a preliminary understanding regarding drivers of deforestation and the potential for REDD+in Zambia; to assess to what extent our current consumption, production and development patterns affect deforestation levels, as well as assessing the potential impact of future shifts in these patterns; to draw conclusions as to which actions/trends would probably have the most serious consequences in terms of additional deforestation, and analyse how these could be reduced in future. The final aim was to outline the potential for REDD+ in these circumstance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Lusaka, Zambia: FAO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iteseer</text:p>
          </table:table-cell>
          <table:table-cell office:value-type="float" office:value="2011" calcext:value-type="float">
            <text:p>2011</text:p>
          </table:table-cell>
          <table:table-cell office:value-type="string" calcext:value-type="string">
            <text:p>https://citeseerx.ist.psu.edu/document?repid=rep1&amp;type=pdf&amp;doi=397184680da386cfc5a45bdeb6535b784c387c4b</text:p>
          </table:table-cell>
          <table:table-cell office:value-type="string" calcext:value-type="string">
            <text:p>https://scholar.google.com/scholar?cites=9748317843880767504&amp;as_sdt=2005&amp;sciodt=0,5&amp;hl=en</text:p>
          </table:table-cell>
          <table:table-cell office:value-type="float" office:value="401" calcext:value-type="float">
            <text:p>401</text:p>
          </table:table-cell>
          <table:table-cell office:value-type="string" calcext:value-type="string">
            <text:p>PDF</text:p>
          </table:table-cell>
          <table:table-cell table:number-columns-repeated="7" office:value-type="string" calcext:value-type="string">
            <text:p>NA</text:p>
          </table:table-cell>
          <table:table-cell office:value-type="float" office:value="98" calcext:value-type="float">
            <text:p>98</text:p>
          </table:table-cell>
          <table:table-cell office:value-type="float" office:value="7" calcext:value-type="float">
            <text:p>7</text:p>
          </table:table-cell>
          <table:table-cell office:value-type="float" office:value="25" calcext:value-type="float">
            <text:p>25</text:p>
          </table:table-cell>
          <table:table-cell office:value-type="float" office:value="4" calcext:value-type="float">
            <text:p>4</text:p>
          </table:table-cell>
          <table:table-cell office:value-type="float" office:value="14" calcext:value-type="float">
            <text:p>14</text:p>
          </table:table-cell>
          <table:table-cell office:value-type="string" calcext:value-type="string">
            <text:p>https://citeseerx.ist.psu.edu/document?repid=rep1&amp;type=pdf&amp;doi=397184680da386cfc5a45bdeb6535b784c387c4b</text:p>
          </table:table-cell>
          <table:table-cell office:value-type="string" calcext:value-type="string">
            <text:p>https://scholar.google.com/scholar?q=related:EHAdIm77SI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
          <table:table-cell office:value-type="float" office:value="27" calcext:value-type="float">
            <text:p>27</text:p>
          </table:table-cell>
          <table:table-cell office:value-type="string" calcext:value-type="string">
            <text:p>paper_1089</text:p>
          </table:table-cell>
          <table:table-cell office:value-type="float" office:value="341" calcext:value-type="float">
            <text:p>341</text:p>
          </table:table-cell>
          <table:table-cell office:value-type="float" office:value="0" calcext:value-type="float">
            <text:p>0</text:p>
          </table:table-cell>
          <table:table-cell office:value-type="string" calcext:value-type="string">
            <text:p>H Respatiadi</text:p>
          </table:table-cell>
          <table:table-cell office:value-type="string" calcext:value-type="string">
            <text:p>Property Rights and Deforestation Implementing Community Forestry in Indonesia: Tale of Two Villages</text:p>
          </table:table-cell>
          <table:table-cell office:value-type="string" calcext:value-type="string">
            <text:p>property rights and deforestation implementing community forestry in indonesia: tale of two villages</text:p>
          </table:table-cell>
          <table:table-cell office:value-type="string" calcext:value-type="string">
            <text:p>The Indonesian constitution mandates that all natural resources remain under the control of the state. Over the years, legal stipulations put different levels of government in charge but the authority to manage the forests stayed with government agencies. This has been ineffective in reducing deforestation in the country and the villagers in close proximity to forests continued to live in poverty. Without property rights, they were unable to legally enjoy the benefits of forest resources and consequently were tempted to take part in illegal forest exploitation, such as poaching and illegal logging.</text:p>
            <text:p>In recent years, the Indonesian government gradually implemented provisions of the national forestry law, granting those local communities the right to get involved in forest resource management. The villagers were required to set up a village forestry board and they had to share the profits with the state in order to be granted the right to use and access forest resources. The Indonesian community forestry policy intends to provide concessions to 33,000 villages across Indonesia but property rights alone will not reduce deforestation and improve the villagers� livelihoods. Complementary activities are necessary.</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constor.eu</text:p>
          </table:table-cell>
          <table:table-cell office:value-type="float" office:value="2016" calcext:value-type="float">
            <text:p>2016</text:p>
          </table:table-cell>
          <table:table-cell office:value-type="string" calcext:value-type="string">
            <text:p>https://www.econstor.eu/bitstream/10419/249384/1/CIPS-PP04.pdf</text:p>
          </table:table-cell>
          <table:table-cell office:value-type="string" calcext:value-type="string">
            <text:p>NA</text:p>
          </table:table-cell>
          <table:table-cell office:value-type="float" office:value="475" calcext:value-type="float">
            <text:p>475</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https://www.econstor.eu/bitstream/10419/249384/1/CIPS-PP04.pdf</text:p>
          </table:table-cell>
          <table:table-cell office:value-type="string" calcext:value-type="string">
            <text:p>https://scholar.google.com/scholar?q=related:KSWi8D9UkW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5">
          <table:table-cell office:value-type="float" office:value="28" calcext:value-type="float">
            <text:p>28</text:p>
          </table:table-cell>
          <table:table-cell office:value-type="string" calcext:value-type="string">
            <text:p>paper_109</text:p>
          </table:table-cell>
          <table:table-cell office:value-type="float" office:value="201" calcext:value-type="float">
            <text:p>201</text:p>
          </table:table-cell>
          <table:table-cell office:value-type="float" office:value="5" calcext:value-type="float">
            <text:p>5</text:p>
          </table:table-cell>
          <table:table-cell office:value-type="string" calcext:value-type="string">
            <text:p>MCP Unaite</text:p>
          </table:table-cell>
          <table:table-cell office:value-type="string" calcext:value-type="string">
            <text:p>Analysis of causes and possible methods of dealing with mangrove deforestation in Mozambican coastal areas: a case study of Quelimane District in Zambézia …</text:p>
          </table:table-cell>
          <table:table-cell office:value-type="string" calcext:value-type="string">
            <text:p>analysis of causes and possible methods of dealing with mangrove deforestation in mozambican coastal areas: a case study of quelimane district in zambézia …</text:p>
          </table:table-cell>
          <table:table-cell office:value-type="string" calcext:value-type="string">
            <text:p>After having identified the predominant causes of mangrove deforestation, the results of the</text:p>
            <text:p>research pave the way for recommendations and practical methods that can help in the case</text:p>
            <text:p>of law enforcement for the benefit of both the local communities and preservation of</text:p>
            <text:p>mangrove forests. The recommendations in regard to the measures to be enforced not only</text:p>
            <text:p>involve action from the government, but also include the cooperation of the coastal</text:p>
            <text:p>communiti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ommons.wmu.se</text:p>
          </table:table-cell>
          <table:table-cell office:value-type="float" office:value="2017" calcext:value-type="float">
            <text:p>2017</text:p>
          </table:table-cell>
          <table:table-cell office:value-type="string" calcext:value-type="string">
            <text:p>https://commons.wmu.se/cgi/viewcontent.cgi?article=1575&amp;context=all_dissertations</text:p>
          </table:table-cell>
          <table:table-cell office:value-type="string" calcext:value-type="string">
            <text:p>https://scholar.google.com/scholar?cites=17693425829945345730&amp;as_sdt=2005&amp;sciodt=0,5&amp;hl=en</text:p>
          </table:table-cell>
          <table:table-cell office:value-type="float" office:value="814" calcext:value-type="float">
            <text:p>814</text:p>
          </table:table-cell>
          <table:table-cell office:value-type="string" calcext:value-type="string">
            <text:p>PDF</text:p>
          </table:table-cell>
          <table:table-cell table:number-columns-repeated="7" office:value-type="string" calcext:value-type="string">
            <text:p>NA</text:p>
          </table:table-cell>
          <table:table-cell office:value-type="float" office:value="5" calcext:value-type="float">
            <text:p>5</text:p>
          </table:table-cell>
          <table:table-cell office:value-type="float" office:value="0.63" calcext:value-type="float">
            <text:p>0.63</text:p>
          </table:table-cell>
          <table:table-cell office:value-type="float" office:value="5" calcext:value-type="float">
            <text:p>5</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https://commons.wmu.se/cgi/viewcontent.cgi?article=1575&amp;context=all_dissertations</text:p>
          </table:table-cell>
          <table:table-cell office:value-type="string" calcext:value-type="string">
            <text:p>https://scholar.google.com/scholar?q=related:wgadbQyti_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6">
          <table:table-cell office:value-type="float" office:value="29" calcext:value-type="float">
            <text:p>29</text:p>
          </table:table-cell>
          <table:table-cell office:value-type="string" calcext:value-type="string">
            <text:p>paper_1093</text:p>
          </table:table-cell>
          <table:table-cell office:value-type="float" office:value="342" calcext:value-type="float">
            <text:p>342</text:p>
          </table:table-cell>
          <table:table-cell office:value-type="float" office:value="0" calcext:value-type="float">
            <text:p>0</text:p>
          </table:table-cell>
          <table:table-cell office:value-type="string" calcext:value-type="string">
            <text:p>A Chadwick, E Cardwell, OF Giraldo, K Keller…</text:p>
          </table:table-cell>
          <table:table-cell office:value-type="string" calcext:value-type="string">
            <text:p>Protecting, respecting, or Violating Peasants' Rights? UNDROP, the State and Sembrando Vida-Mexico's Flagship Reforestation Project</text:p>
          </table:table-cell>
          <table:table-cell office:value-type="string" calcext:value-type="string">
            <text:p>protecting, respecting, or violating peasants' rights? undrop, the state and sembrando vida-mexico's flagship reforestation project</text:p>
          </table:table-cell>
          <table:table-cell office:value-type="string" calcext:value-type="string">
            <text:p>In this article, we critically examine Sembrando Vida-a Mexican socialandeconomic developmentprogramme that pays individual farmers a subsidy to plant trees on their land-through the lens ofa new instrument in the landscape of international human rights law (IHRL): the United Nations Declaration on the Rights ofPeasants and Other People Working in Rural Areas (UNDROP). Sembrando Vida purports to simultaneously advance efforts to combat climate change and to enhance rural social development, and the programme leans heavily on its promise to learn from'Indigenous' and peasant'lifestyles to enhance its legitimacy. We interviewed people impacted by the Sembrando Vida project. Here, we draw on the evidence we gathered to contest its presentation as a human rights-respecting development programme, and to demonstrate that the programme is undermining traditional agroecological practices that offer a more sustainable and equitable alternative to combatting climate change. By analysing Sembrando Vida through the lens of UNDROR we demonstrate that a project thatpurports to learn from rural andpeasant communities in their stewardship of nature is a form of mandate system that seeks to nurse ruralcommunities, as opposedtofledgling nations, into a particular vision of economic health. Sembrando Vida is, predictably, remunerative for private investors and state actors trying to develop the poorer regions of Mexico through a number of disparate large-scale infrastructure projects that traverse constitutionally protected common lands.</text:p>
            <text:p>Rssums: Dans cet article, nous examinons de maniere critique Sembrando Vida-un programme mexicain de diveloppement social et kconomique qui verse une subvention aux agriculteurs pour qu'ils plantent des arbres sur leurs terres-par le biais d'un nouvel outil du droit international relatf aux droits de l'homme (DIDH): la Declaration des Nations Unies sur les droits des paysans et autres personnes travaillant dans les zones rurales (UNDROP). Sembrando Vida pretend faire progresser simultaniment les efforts de lutte contre le changement climatique et le developpement social rural, et le programme s' appuie fortementsur sa promesse de s' inspirer des modes de vie" autochtones" et'paysans" pour renforcer sa legitimiti. Nous avons interrogi des personnes touchies par le projet Sembrando Vida. Nous nous appuyons dans cet articles sur les elements que nous avons recueillis pour contester sa presentation comme un programme de developpement respectueux des droits de l'homme etpour demontrer que le programme sape les pratiques agroicologiques traditionnelles qui offrent une alternative plus durable etplus equitable a la lutte contre le changement climatique. En analysant Sembrando Vida e travers le prisme de lUNDROR nous dimontrons qu un projet qui pretend apprendre lagestion de la nature directement des communautes rurales et paysannes est une forme de systime de mandat qui cherche e influencer les communautes rurales, par opposition aux nations naissantes, vers une vision particulisre de la santi kconomique. Sembrando Vida est, comme on peut s'y attendre, rimunirateurpour les investisseursprivis et les acteurs itatiques qui tentent de developper les regions les plus pauvres du Mexique par le biais d'un certain nombre deprojets dinfrastructuredisparates etd'envergure-qui traversent des terres communes protegees par la Constitution.</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McGill J. Sust. Dev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einOnline</text:p>
          </table:table-cell>
          <table:table-cell office:value-type="float" office:value="2024" calcext:value-type="float">
            <text:p>2024</text:p>
          </table:table-cell>
          <table:table-cell office:value-type="string" calcext:value-type="string">
            <text:p>https://heinonline.org/hol-cgi-bin/get_pdf.cgi?handle=hein.journals/mcgijosd20&amp;section=4</text:p>
          </table:table-cell>
          <table:table-cell office:value-type="string" calcext:value-type="string">
            <text:p>NA</text:p>
          </table:table-cell>
          <table:table-cell office:value-type="float" office:value="609" calcext:value-type="float">
            <text:p>609</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https://eprints.gla.ac.uk/308821/1/308821.pdf</text:p>
          </table:table-cell>
          <table:table-cell office:value-type="string" calcext:value-type="string">
            <text:p>https://scholar.google.com/scholar?q=related:_yHhmGC4oC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5">
          <table:table-cell office:value-type="float" office:value="30" calcext:value-type="float">
            <text:p>30</text:p>
          </table:table-cell>
          <table:table-cell office:value-type="string" calcext:value-type="string">
            <text:p>paper_1098</text:p>
          </table:table-cell>
          <table:table-cell office:value-type="float" office:value="71" calcext:value-type="float">
            <text:p>71</text:p>
          </table:table-cell>
          <table:table-cell office:value-type="float" office:value="147" calcext:value-type="float">
            <text:p>147</text:p>
          </table:table-cell>
          <table:table-cell office:value-type="string" calcext:value-type="string">
            <text:p>A Alesina, C Gennaioli, S Lovo</text:p>
          </table:table-cell>
          <table:table-cell office:value-type="string" calcext:value-type="string">
            <text:p>Public goods and ethnic diversity: Evidence from deforestation in Indonesia</text:p>
          </table:table-cell>
          <table:table-cell office:value-type="string" calcext:value-type="string">
            <text:p>public goods and ethnic diversity: evidence from deforestation in indonesia</text:p>
          </table:table-cell>
          <table:table-cell office:value-type="string" calcext:value-type="string">
            <text:p>This paper shows that the level of deforestation in Indonesia is positively related to the degree of ethnic fractionalization. To identify a causal relation, we exploit the exogenous timing of variation in the level of ethnic heterogeneity due to the creation of new jurisdictions. We provide evidence consistent with a lower control of politicians, through electoral punishment, in more ethnically fragmented districts. Our results are consistent with the literature on (under)provision of public goods in ethnically diverse societi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conomic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iley Online Library</text:p>
          </table:table-cell>
          <table:table-cell office:value-type="float" office:value="2019" calcext:value-type="float">
            <text:p>2019</text:p>
          </table:table-cell>
          <table:table-cell office:value-type="string" calcext:value-type="string">
            <text:p>https://onlinelibrary.wiley.com/doi/abs/10.1111/ecca.12285</text:p>
          </table:table-cell>
          <table:table-cell office:value-type="string" calcext:value-type="string">
            <text:p>https://scholar.google.com/scholar?cites=11397911523300567210&amp;as_sdt=2005&amp;sciodt=0,5&amp;hl=en</text:p>
          </table:table-cell>
          <table:table-cell office:value-type="float" office:value="80" calcext:value-type="float">
            <text:p>80</text:p>
          </table:table-cell>
          <table:table-cell office:value-type="string" calcext:value-type="string">
            <text:p>NA</text:p>
          </table:table-cell>
          <table:table-cell office:value-type="string" calcext:value-type="string">
            <text:p>10.1111/ecca.12285</text:p>
          </table:table-cell>
          <table:table-cell table:number-columns-repeated="6" office:value-type="string" calcext:value-type="string">
            <text:p>NA</text:p>
          </table:table-cell>
          <table:table-cell office:value-type="float" office:value="147" calcext:value-type="float">
            <text:p>147</text:p>
          </table:table-cell>
          <table:table-cell office:value-type="float" office:value="24.5" calcext:value-type="float">
            <text:p>24.5</text:p>
          </table:table-cell>
          <table:table-cell office:value-type="float" office:value="49" calcext:value-type="float">
            <text:p>49</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www.nber.org/system/files/working_papers/w20504/w20504.pdf</text:p>
          </table:table-cell>
          <table:table-cell office:value-type="string" calcext:value-type="string">
            <text:p>https://scholar.google.com/scholar?q=related:qmipRySELZ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table-cell office:value-type="float" office:value="31" calcext:value-type="float">
            <text:p>31</text:p>
          </table:table-cell>
          <table:table-cell office:value-type="string" calcext:value-type="string">
            <text:p>paper_1099</text:p>
          </table:table-cell>
          <table:table-cell office:value-type="float" office:value="105" calcext:value-type="float">
            <text:p>105</text:p>
          </table:table-cell>
          <table:table-cell office:value-type="float" office:value="6" calcext:value-type="float">
            <text:p>6</text:p>
          </table:table-cell>
          <table:table-cell office:value-type="string" calcext:value-type="string">
            <text:p>J. Cust</text:p>
          </table:table-cell>
          <table:table-cell office:value-type="string" calcext:value-type="string">
            <text:p>Public governance versus corporate governance: Evidence from oil drilling in forests</text:p>
          </table:table-cell>
          <table:table-cell office:value-type="string" calcext:value-type="string">
            <text:p>public governance versus corporate governance: evidence from oil drilling in forests</text:p>
          </table:table-cell>
          <table:table-cell office:value-type="string" calcext:value-type="string">
            <text:p>Petroleum companies look for oil and gas in some of the most remote and biodiverse forested areas on the planet. To study how local environmental footprints vary across countries and companies, we combine global company-level geo-coded data on oil drilling with high resolution data on forest loss. We find that oil wells drilled in countries with better public governance, measured by democracy scores, are associated with substantially lower forest loss in the period after drilling. In contrast, we do not find evidence of less forest clearance among companies with presumptively �better� corporate governance practices, such as major international companies, publicly listed companies, or members of an industry association committed to high environmental standards. These results do not support a �pollution halo� effect, whereby companies might bring better environmental practices with them, exceeding domestic environmental standard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Journal of Development Economic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office:value-type="float" office:value="2023" calcext:value-type="float">
            <text:p>2023</text:p>
          </table:table-cell>
          <table:table-cell office:value-type="string" calcext:value-type="string">
            <text:p>https://api.elsevier.com/content/article/eid/1-s2.0-S0304387823000251</text:p>
          </table:table-cell>
          <table:table-cell office:value-type="string" calcext:value-type="string">
            <text:p>https://www.scopus.com/inward/citedby.uri?partnerID=HzOxMe3b&amp;scp=85150422755&amp;origin=inward</text:p>
          </table:table-cell>
          <table:table-cell office:value-type="float" office:value="61" calcext:value-type="float">
            <text:p>61</text:p>
          </table:table-cell>
          <table:table-cell office:value-type="string" calcext:value-type="string">
            <text:p>Article</text:p>
          </table:table-cell>
          <table:table-cell office:value-type="string" calcext:value-type="string">
            <text:p>10.1016/j.jdeveco.2023.103070</text:p>
          </table:table-cell>
          <table:table-cell office:value-type="string" calcext:value-type="string">
            <text:p>0304-3878</text:p>
          </table:table-cell>
          <table:table-cell office:value-type="string" calcext:value-type="string">
            <text:p>https://api.elsevier.com/content/abstract/scopus_id/85150422755</text:p>
          </table:table-cell>
          <table:table-cell office:value-type="float" office:value="163" calcext:value-type="float">
            <text:p>163</text:p>
          </table:table-cell>
          <table:table-cell table:number-columns-repeated="3" office:value-type="string" calcext:value-type="string">
            <text:p>NA</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17">
          <table:table-cell office:value-type="float" office:value="32" calcext:value-type="float">
            <text:p>32</text:p>
          </table:table-cell>
          <table:table-cell office:value-type="string" calcext:value-type="string">
            <text:p>paper_1103</text:p>
          </table:table-cell>
          <table:table-cell office:value-type="float" office:value="7" calcext:value-type="float">
            <text:p>7</text:p>
          </table:table-cell>
          <table:table-cell office:value-type="float" office:value="483" calcext:value-type="float">
            <text:p>483</text:p>
          </table:table-cell>
          <table:table-cell office:value-type="string" calcext:value-type="string">
            <text:p>EY Arima, P Barreto, E Araújo, B Soares-Filho</text:p>
          </table:table-cell>
          <table:table-cell office:value-type="string" calcext:value-type="string">
            <text:p>Public policies can reduce tropical deforestation: Lessons and challenges from Brazil</text:p>
          </table:table-cell>
          <table:table-cell office:value-type="string" calcext:value-type="string">
            <text:p>public policies can reduce tropical deforestation: lessons and challenges from brazil</text:p>
          </table:table-cell>
          <table:table-cell office:value-type="string" calcext:value-type="string">
            <text:p>Reducing carbon emissions from deforestation and forest degradation now constitutes an important strategy for mitigating climate change, particularly in developing countries with large forests. Given growing concerns about global climate change, it is all the more important to identify cases in which economic growth has not sparked excessive forest clearance. We address the recent reduction of deforestation rates in the Brazilian Amazon by conducting a statistical analysis to ascertain if different levels of environmental enforcement between two groups of municipalities had any impact on this reduction. Our analysis shows that these targeted, heightened enforcement efforts avoided as much as 10,653�km2�of deforestation, which translates into 1.44�נ10?1�Pg�C in avoided emissions for the 3 y period. Moreover, most of the carbon loss and land conversion would have occurred at the expense of closed moist forests. Although such results are encouraging, we caution that significant challenges remain for Brazil's continued success in this regard, given recent changes in the forestry code, ongoing massive investments in hydro power generation, reductions of established protected areas, and growing demand for agricultural product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Land use policy</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4" calcext:value-type="float">
            <text:p>2014</text:p>
          </table:table-cell>
          <table:table-cell office:value-type="string" calcext:value-type="string">
            <text:p>https://www.sciencedirect.com/science/article/pii/S026483771400146X</text:p>
          </table:table-cell>
          <table:table-cell office:value-type="string" calcext:value-type="string">
            <text:p>https://scholar.google.com/scholar?cites=795596537245495716&amp;as_sdt=2005&amp;sciodt=0,5&amp;hl=en</text:p>
          </table:table-cell>
          <table:table-cell office:value-type="float" office:value="100" calcext:value-type="float">
            <text:p>100</text:p>
          </table:table-cell>
          <table:table-cell table:number-columns-repeated="8" office:value-type="string" calcext:value-type="string">
            <text:p>NA</text:p>
          </table:table-cell>
          <table:table-cell office:value-type="float" office:value="483" calcext:value-type="float">
            <text:p>483</text:p>
          </table:table-cell>
          <table:table-cell office:value-type="float" office:value="43.91" calcext:value-type="float">
            <text:p>43.91</text:p>
          </table:table-cell>
          <table:table-cell office:value-type="float" office:value="121" calcext:value-type="float">
            <text:p>121</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https://www.academia.edu/download/45878629/Public_policies_can_reduce_tropical_defo20160523-25983-1ky3cn9.pdf</text:p>
          </table:table-cell>
          <table:table-cell office:value-type="string" calcext:value-type="string">
            <text:p>https://scholar.google.com/scholar?q=related:pHEM29WGCg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2">
          <table:table-cell office:value-type="float" office:value="33" calcext:value-type="float">
            <text:p>33</text:p>
          </table:table-cell>
          <table:table-cell office:value-type="string" calcext:value-type="string">
            <text:p>paper_1105</text:p>
          </table:table-cell>
          <table:table-cell office:value-type="float" office:value="343" calcext:value-type="float">
            <text:p>343</text:p>
          </table:table-cell>
          <table:table-cell office:value-type="float" office:value="7" calcext:value-type="float">
            <text:p>7</text:p>
          </table:table-cell>
          <table:table-cell office:value-type="string" calcext:value-type="string">
            <text:p>D Cagalanan</text:p>
          </table:table-cell>
          <table:table-cell office:value-type="string" calcext:value-type="string">
            <text:p>Public-private partnerships for improved reforestation outcomes in the Philippines</text:p>
          </table:table-cell>
          <table:table-cell office:value-type="string" calcext:value-type="string">
            <text:p>public-private partnerships for improved reforestation outcomes in the philippines</text:p>
          </table:table-cell>
          <table:table-cell office:value-type="string" calcext:value-type="string">
            <text:p>In 2011, the Philippines implemented the National Greening Program (NGP), which aims to reforest all degraded areas in the Philippines, approximately 7.1 million hectares, by 2028. The NGP includes a harmonization strategy to coordinate with the wide range of stakeholders involved in reforestation, which may help to overcome some challenges experienced by earlier programs. This case report discusses the experience of one people�s organization inside a protected area to assess various impacts of the public-private partnership with a geothermal company, and outlines how the harmonization strategy may help achieve the national target not only in terms of area contributions, but also by improving the outcomes of community-based effort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World Development Perspective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6" calcext:value-type="float">
            <text:p>2016</text:p>
          </table:table-cell>
          <table:table-cell office:value-type="string" calcext:value-type="string">
            <text:p>https://www.sciencedirect.com/science/article/pii/S2452292916301369</text:p>
          </table:table-cell>
          <table:table-cell office:value-type="string" calcext:value-type="string">
            <text:p>https://scholar.google.com/scholar?cites=10044899984840696365&amp;as_sdt=2005&amp;sciodt=0,5&amp;hl=en</text:p>
          </table:table-cell>
          <table:table-cell office:value-type="float" office:value="547" calcext:value-type="float">
            <text:p>547</text:p>
          </table:table-cell>
          <table:table-cell table:number-columns-repeated="8" office:value-type="string" calcext:value-type="string">
            <text:p>NA</text:p>
          </table:table-cell>
          <table:table-cell office:value-type="float" office:value="7" calcext:value-type="float">
            <text:p>7</text:p>
          </table:table-cell>
          <table:table-cell office:value-type="float" office:value="0.78" calcext:value-type="float">
            <text:p>0.78</text:p>
          </table:table-cell>
          <table:table-cell office:value-type="float" office:value="7" calcext:value-type="float">
            <text:p>7</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https://scholar.google.com/scholar?output=instlink&amp;q=info:LaLB6FCnZosJ:scholar.google.com/&amp;hl=en&amp;as_sdt=0,5&amp;as_ylo=1990&amp;as_yhi=2025&amp;scillfp=12987506037435300122&amp;oi=lle</text:p>
          </table:table-cell>
          <table:table-cell office:value-type="string" calcext:value-type="string">
            <text:p>https://scholar.google.com/scholar?q=related:LaLB6FCnZo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table-cell office:value-type="float" office:value="34" calcext:value-type="float">
            <text:p>34</text:p>
          </table:table-cell>
          <table:table-cell office:value-type="string" calcext:value-type="string">
            <text:p>paper_1121</text:p>
          </table:table-cell>
          <table:table-cell office:value-type="float" office:value="344" calcext:value-type="float">
            <text:p>344</text:p>
          </table:table-cell>
          <table:table-cell office:value-type="float" office:value="152" calcext:value-type="float">
            <text:p>152</text:p>
          </table:table-cell>
          <table:table-cell office:value-type="string" calcext:value-type="string">
            <text:p>A Kothari</text:p>
          </table:table-cell>
          <table:table-cell office:value-type="string" calcext:value-type="string">
            <text:p>Radical ecological democracy: a path forward for India and beyond</text:p>
          </table:table-cell>
          <table:table-cell office:value-type="string" calcext:value-type="string">
            <text:p>radical ecological democracy: a path forward for india and beyond</text:p>
          </table:table-cell>
          <table:table-cell office:value-type="string" calcext:value-type="string">
            <text:p>The search is on for sustainable and equitable alternatives to the dominant economic development model, and the emerging concept and practice of �radical ecological democracy� can contribute to this search. This new framework places the goals of direct democracy, local and bioregional economies, cultural diversity, human well-being, and ecological resilience at the core of its vision. It arises from the myriad grassroots initiatives that have sprung up in India and other parts of the world. Although efforts to amplify and spread such a paradigm face the enormous challenge of overcoming the resistance of entrenched institutions and mindsets, current practice suggests opportunities for making progress. Ultimately, the wide embrace of radical ecological democracy will require the spread of the core values underlying the framework, a transition guided not only by hard-headed rationality but also by a strong ethical and emotional foundation.</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Development</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14" calcext:value-type="float">
            <text:p>2014</text:p>
          </table:table-cell>
          <table:table-cell office:value-type="string" calcext:value-type="string">
            <text:p>https://link.springer.com/article/10.1057/dev.2014.43</text:p>
          </table:table-cell>
          <table:table-cell office:value-type="string" calcext:value-type="string">
            <text:p>https://scholar.google.com/scholar?cites=16500337199521420647&amp;as_sdt=2005&amp;sciodt=0,5&amp;hl=en</text:p>
          </table:table-cell>
          <table:table-cell office:value-type="float" office:value="832" calcext:value-type="float">
            <text:p>832</text:p>
          </table:table-cell>
          <table:table-cell office:value-type="string" calcext:value-type="string">
            <text:p>NA</text:p>
          </table:table-cell>
          <table:table-cell office:value-type="string" calcext:value-type="string">
            <text:p>10.1057/dev.2014.43</text:p>
          </table:table-cell>
          <table:table-cell table:number-columns-repeated="6" office:value-type="string" calcext:value-type="string">
            <text:p>NA</text:p>
          </table:table-cell>
          <table:table-cell office:value-type="float" office:value="152" calcext:value-type="float">
            <text:p>152</text:p>
          </table:table-cell>
          <table:table-cell office:value-type="float" office:value="13.82" calcext:value-type="float">
            <text:p>13.82</text:p>
          </table:table-cell>
          <table:table-cell office:value-type="float" office:value="152" calcext:value-type="float">
            <text:p>152</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https://our-global-u.org/oguorg/en/download/Featured%20Authors/ashish_kothari/RED%20for%20GTI,%20reprint%20in%20Development%2057.1,%20Sept%202014.pdf</text:p>
          </table:table-cell>
          <table:table-cell office:value-type="string" calcext:value-type="string">
            <text:p>https://scholar.google.com/scholar?q=related:Z1Wjq0L5_O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table-cell office:value-type="float" office:value="35" calcext:value-type="float">
            <text:p>35</text:p>
          </table:table-cell>
          <table:table-cell office:value-type="string" calcext:value-type="string">
            <text:p>paper_1129</text:p>
          </table:table-cell>
          <table:table-cell table:number-columns-repeated="2" office:value-type="float" office:value="59" calcext:value-type="float">
            <text:p>59</text:p>
          </table:table-cell>
          <table:table-cell office:value-type="string" calcext:value-type="string">
            <text:p>Pailler, S</text:p>
          </table:table-cell>
          <table:table-cell office:value-type="string" calcext:value-type="string">
            <text:p>Re-election incentives and deforestation cycles in the Brazilian Amazon</text:p>
          </table:table-cell>
          <table:table-cell office:value-type="string" calcext:value-type="string">
            <text:p>re-election incentives and deforestation cycles in the brazilian amazon</text:p>
          </table:table-cell>
          <table:table-cell office:value-type="string" calcext:value-type="string">
            <text:p>Despite expansive research on Amazonian deforestation and its drivers, the role of local politics is not well understood. Using a panel data set that combines municipal-level deforestation and election data from 2002 to 2012, I estimate the effect of an incumbent mayor running for re-election on deforestation rates in election periods. I find that deforestation rates increase 8-10% in election years when an incumbent mayor runs for re-election, an amount equivalent to four percent of the total forest lost since the 2004 elections. Electoral deforestation cycles do not appear to be driven by changes in agricultural policy implementation and activity, but are linked to corruption and campaign finance, suggesting that weak institutional constraints facilitate electoral manipulation of forest resources. This phenomenon is not likely limited to Amazonian forests; re-election incentives could very well lead to misallocation of other natural resources in alternate geographies. (C) 2018 Elsevier Inc. All rights reserved.</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JOURNAL OF ENVIRONMENTAL ECONOMICS AND MANAGEMENT</text:p>
          </table:table-cell>
          <table:table-cell table:number-columns-repeated="2" office:value-type="float" office:value="1" calcext:value-type="float">
            <text:p>1</text:p>
          </table:table-cell>
          <table:table-cell office:value-type="string" calcext:value-type="string">
            <text:p>ACADEMIC PRESS INC ELSEVIER SCIENCE</text:p>
          </table:table-cell>
          <table:table-cell office:value-type="float" office:value="2018" calcext:value-type="float">
            <text:p>2018</text:p>
          </table:table-cell>
          <table:table-cell office:value-type="string" calcext:value-type="string">
            <text:p>http://dx.doi.org/10.1016/j.jeem.2018.01.008</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jeem.2018.01.008</text:p>
          </table:table-cell>
          <table:table-cell office:value-type="string" calcext:value-type="string">
            <text:p>0095-0696</text:p>
          </table:table-cell>
          <table:table-cell office:value-type="string" calcext:value-type="string">
            <text:p>NA</text:p>
          </table:table-cell>
          <table:table-cell office:value-type="float" office:value="88" calcext:value-type="float">
            <text:p>88</text:p>
          </table:table-cell>
          <table:table-cell office:value-type="string" calcext:value-type="string">
            <text:p>NA</text:p>
          </table:table-cell>
          <table:table-cell office:value-type="float" office:value="345" calcext:value-type="float">
            <text:p>345</text:p>
          </table:table-cell>
          <table:table-cell office:value-type="float" office:value="365" calcext:value-type="float">
            <text:p>365</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13">
          <table:table-cell office:value-type="float" office:value="36" calcext:value-type="float">
            <text:p>36</text:p>
          </table:table-cell>
          <table:table-cell office:value-type="string" calcext:value-type="string">
            <text:p>paper_1130</text:p>
          </table:table-cell>
          <table:table-cell office:value-type="float" office:value="345" calcext:value-type="float">
            <text:p>345</text:p>
          </table:table-cell>
          <table:table-cell office:value-type="float" office:value="2" calcext:value-type="float">
            <text:p>2</text:p>
          </table:table-cell>
          <table:table-cell office:value-type="string" calcext:value-type="string">
            <text:p>B. Szaniecki</text:p>
          </table:table-cell>
          <table:table-cell office:value-type="string" calcext:value-type="string">
            <text:p>Reassembling People, Redesigning Forests, Reforesting Democracy∗</text:p>
          </table:table-cell>
          <table:table-cell office:value-type="string" calcext:value-type="string">
            <text:p>reassembling people, redesigning forests, reforesting democracy∗</text:p>
          </table:table-cell>
          <table:table-cell office:value-type="string" calcext:value-type="string">
            <text:p>Redesigning Democracies is probably a new frontier for design. This paper addresses the relationship between political and climate denial and investigates possibilities for participatory practices to change it. After observation of the recent COP26, it puts the forest and its peoples at the center of the debate. Besides indigenous and traditional peoples, who are the other actors and how their actions in the forest can lead to a reforestation of democracy? Based on these questions, it analyzes recent experiences of assemblies open to different cosmologies, whether in the field of production or in the political sphere, and in joints between them.</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ACM International Conference Proceeding Series</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22" calcext:value-type="float">
            <text:p>2022</text:p>
          </table:table-cell>
          <table:table-cell office:value-type="string" calcext:value-type="string">
            <text:p>https://www.scopus.com/inward/record.uri?partnerID=HzOxMe3b&amp;scp=85137155585&amp;origin=inward</text:p>
          </table:table-cell>
          <table:table-cell office:value-type="string" calcext:value-type="string">
            <text:p>https://www.scopus.com/inward/citedby.uri?partnerID=HzOxMe3b&amp;scp=85137155585&amp;origin=inward</text:p>
          </table:table-cell>
          <table:table-cell office:value-type="float" office:value="86" calcext:value-type="float">
            <text:p>86</text:p>
          </table:table-cell>
          <table:table-cell office:value-type="string" calcext:value-type="string">
            <text:p>Conference Paper</text:p>
          </table:table-cell>
          <table:table-cell office:value-type="string" calcext:value-type="string">
            <text:p>10.1145/3537797.3537803</text:p>
          </table:table-cell>
          <table:table-cell office:value-type="string" calcext:value-type="string">
            <text:p>NA</text:p>
          </table:table-cell>
          <table:table-cell office:value-type="string" calcext:value-type="string">
            <text:p>https://api.elsevier.com/content/abstract/scopus_id/85137155585</text:p>
          </table:table-cell>
          <table:table-cell office:value-type="float" office:value="2" calcext:value-type="float">
            <text:p>2</text:p>
          </table:table-cell>
          <table:table-cell office:value-type="string" calcext:value-type="string">
            <text:p>NA</text:p>
          </table:table-cell>
          <table:table-cell office:value-type="float" office:value="20" calcext:value-type="float">
            <text:p>20</text:p>
          </table:table-cell>
          <table:table-cell office:value-type="float" office:value="24" calcext:value-type="float">
            <text:p>24</text:p>
          </table:table-cell>
          <table:table-cell office:value-type="float" office:value="2" calcext:value-type="float">
            <text:p>2</text:p>
          </table:table-cell>
          <table:table-cell office:value-type="float" office:value="0.67" calcext:value-type="float">
            <text:p>0.67</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13">
          <table:table-cell office:value-type="float" office:value="37" calcext:value-type="float">
            <text:p>37</text:p>
          </table:table-cell>
          <table:table-cell office:value-type="string" calcext:value-type="string">
            <text:p>paper_1133</text:p>
          </table:table-cell>
          <table:table-cell office:value-type="float" office:value="346" calcext:value-type="float">
            <text:p>346</text:p>
          </table:table-cell>
          <table:table-cell office:value-type="float" office:value="416" calcext:value-type="float">
            <text:p>416</text:p>
          </table:table-cell>
          <table:table-cell office:value-type="string" calcext:value-type="string">
            <text:p>AS Mather</text:p>
          </table:table-cell>
          <table:table-cell office:value-type="string" calcext:value-type="string">
            <text:p>Recent Asian forest transitions in relation to foresttransition theory</text:p>
          </table:table-cell>
          <table:table-cell office:value-type="string" calcext:value-type="string">
            <text:p>recent asian forest transitions in relation to foresttransition theory</text:p>
          </table:table-cell>
          <table:table-cell office:value-type="string" calcext:value-type="string">
            <text:p>China, India and Viet Nam have recently experienced forest transitions from net deforestation to net reforestation as many European countries and US states underwent in the past. An embryonic forest-transition theory seeks to explain the phenomenon. Three recent Asian cases indicate that long established trends, usually perceived as representing environmental degradation, can be halted and reversed in the global South. Similarities and differences among the cases confirm that existing forest-transition theory needs refinement, in part by acknowledging the significant role played by government.</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International Forestry Review</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ingentaconnect.com</text:p>
          </table:table-cell>
          <table:table-cell office:value-type="float" office:value="2007" calcext:value-type="float">
            <text:p>2007</text:p>
          </table:table-cell>
          <table:table-cell office:value-type="string" calcext:value-type="string">
            <text:p>https://www.ingentaconnect.com/content/cfa/ifr/2007/00000009/00000001/art00002</text:p>
          </table:table-cell>
          <table:table-cell office:value-type="string" calcext:value-type="string">
            <text:p>https://scholar.google.com/scholar?cites=8416857206735260647&amp;as_sdt=2005&amp;sciodt=0,5&amp;hl=en</text:p>
          </table:table-cell>
          <table:table-cell office:value-type="float" office:value="386" calcext:value-type="float">
            <text:p>386</text:p>
          </table:table-cell>
          <table:table-cell table:number-columns-repeated="8" office:value-type="string" calcext:value-type="string">
            <text:p>NA</text:p>
          </table:table-cell>
          <table:table-cell office:value-type="float" office:value="416" calcext:value-type="float">
            <text:p>416</text:p>
          </table:table-cell>
          <table:table-cell office:value-type="float" office:value="23.11" calcext:value-type="float">
            <text:p>23.11</text:p>
          </table:table-cell>
          <table:table-cell office:value-type="float" office:value="416" calcext:value-type="float">
            <text:p>416</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https://scholar.google.com/scholar?output=instlink&amp;q=info:50uk_AivznQJ:scholar.google.com/&amp;hl=en&amp;as_sdt=0,5&amp;as_ylo=1990&amp;as_yhi=2025&amp;scillfp=16377219499303540769&amp;oi=lle</text:p>
          </table:table-cell>
          <table:table-cell office:value-type="string" calcext:value-type="string">
            <text:p>https://scholar.google.com/scholar?q=related:50uk_Aivzn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2">
          <table:table-cell office:value-type="float" office:value="38" calcext:value-type="float">
            <text:p>38</text:p>
          </table:table-cell>
          <table:table-cell office:value-type="string" calcext:value-type="string">
            <text:p>paper_1139</text:p>
          </table:table-cell>
          <table:table-cell office:value-type="float" office:value="146" calcext:value-type="float">
            <text:p>146</text:p>
          </table:table-cell>
          <table:table-cell office:value-type="float" office:value="42" calcext:value-type="float">
            <text:p>42</text:p>
          </table:table-cell>
          <table:table-cell office:value-type="string" calcext:value-type="string">
            <text:p>Mustalahti, I; Rakotonarivo, OS</text:p>
          </table:table-cell>
          <table:table-cell office:value-type="string" calcext:value-type="string">
            <text:p>REDD plus and Empowered Deliberative Democracy: Learning from Tanzania</text:p>
          </table:table-cell>
          <table:table-cell office:value-type="string" calcext:value-type="string">
            <text:p>redd plus and empowered deliberative democracy: learning from tanzania</text:p>
          </table:table-cell>
          <table:table-cell office:value-type="string" calcext:value-type="string">
            <text:p>This study was guided by the Empowered Deliberative Democracy (EDD) discourse. We analyzed how the Tanzanian Community Carbon Enterprise (CCE) model could reinforce the representation of disadvantaged groups in Reducing Emissions from Deforestation and Forest Degradation (REDD+). The findings from Tanzanian suggest unmet conditions with disadvantages groups' representation in local decision-making and project implementation. We argue that mechanism to support horizontal accountability could include audits and monitoring carried out by disadvantaged groups. This type of internal mechanism could for example allow careful consideration of carbon responsibilities and to allow disadvantaged groups to influence service delivery and implementation. (C) 2014 Elsevier Ltd. All rights reserved.</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WORLD DEVELOP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ERGAMON-ELSEVIER SCIENCE LTD</text:p>
          </table:table-cell>
          <table:table-cell office:value-type="float" office:value="2014" calcext:value-type="float">
            <text:p>2014</text:p>
          </table:table-cell>
          <table:table-cell office:value-type="string" calcext:value-type="string">
            <text:p>http://dx.doi.org/10.1016/j.worlddev.2014.01.02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worlddev.2014.01.022</text:p>
          </table:table-cell>
          <table:table-cell office:value-type="string" calcext:value-type="string">
            <text:p>0305-750X</text:p>
          </table:table-cell>
          <table:table-cell office:value-type="string" calcext:value-type="string">
            <text:p>NA</text:p>
          </table:table-cell>
          <table:table-cell office:value-type="float" office:value="59" calcext:value-type="float">
            <text:p>59</text:p>
          </table:table-cell>
          <table:table-cell office:value-type="string" calcext:value-type="string">
            <text:p>NA</text:p>
          </table:table-cell>
          <table:table-cell office:value-type="float" office:value="199" calcext:value-type="float">
            <text:p>199</text:p>
          </table:table-cell>
          <table:table-cell office:value-type="float" office:value="211" calcext:value-type="float">
            <text:p>211</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18">
          <table:table-cell office:value-type="float" office:value="39" calcext:value-type="float">
            <text:p>39</text:p>
          </table:table-cell>
          <table:table-cell office:value-type="string" calcext:value-type="string">
            <text:p>paper_114</text:p>
          </table:table-cell>
          <table:table-cell office:value-type="float" office:value="168" calcext:value-type="float">
            <text:p>168</text:p>
          </table:table-cell>
          <table:table-cell office:value-type="float" office:value="96" calcext:value-type="float">
            <text:p>96</text:p>
          </table:table-cell>
          <table:table-cell office:value-type="string" calcext:value-type="string">
            <text:p>R Kyere-Boateng, MV Marek</text:p>
          </table:table-cell>
          <table:table-cell office:value-type="string" calcext:value-type="string">
            <text:p>Analysis of the social-ecological causes of deforestation and forest degradation in Ghana: Application of the DPSIR framework</text:p>
          </table:table-cell>
          <table:table-cell office:value-type="string" calcext:value-type="string">
            <text:p>analysis of the social-ecological causes of deforestation and forest degradation in ghana: application of the dpsir framework</text:p>
          </table:table-cell>
          <table:table-cell office:value-type="string" calcext:value-type="string">
            <text:p>Globally, forests provide several functions and services to support humans� well-being and the mitigation of greenhouse gases (GHGs). The services that forests provide enable the forest-dependent people and communities to meet their livelihood needs and well-being. Nevertheless, the world�s forests face a twin environmental problem of deforestation and forest degradation (D&amp;FD), resulting in ubiquitous depletion of forest biodiversity and ecosystem services and eventual loss of forest cover. Ghana, like any tropical forest developing country, is not immune to these human-caused D&amp;FD. This paper reviews Ghana�s D&amp;FD driven by a plethora of pressures, despite many forest policies and interventions to ensure sustainable management and forest use. The review is important as Ghana is experiencing an annual D&amp;FD rate of 2%, equivalent to 135,000 hectares loss of forest cover. Although some studies have focused on the causes of D&amp;FD on Ghana� forests, they failed to show the chain of causal links of drivers that cause D&amp;FD. This review fills the knowledge and practice gap by adopting the Driver-Pressures-State-Impacts-Responses (DPSIR) analytical framework to analyse the literature-based sources of causes D&amp;FD in Ghana. Specifically, the analysis identified agriculture expansion, cocoa farming expansion, illegal logging, illegal mining, population growth and policy failures and lapses as the key drivers of Ghana�s D&amp;FD. The study uses the DPSIR analytical framework to show the chain of causal links that lead to the country�s D&amp;FD and highlights the numerous interventions required to reverse and halt the ubiquitous perpetual trend of D&amp;FD in Ghana. Similar tropical forest countries experiencing D&amp;FD will find the review most useful to curtail the menace.</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Forest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mdpi.com</text:p>
          </table:table-cell>
          <table:table-cell office:value-type="float" office:value="2021" calcext:value-type="float">
            <text:p>2021</text:p>
          </table:table-cell>
          <table:table-cell office:value-type="string" calcext:value-type="string">
            <text:p>https://www.mdpi.com/1999-4907/12/4/409</text:p>
          </table:table-cell>
          <table:table-cell office:value-type="string" calcext:value-type="string">
            <text:p>https://scholar.google.com/scholar?cites=4635048169821197367&amp;as_sdt=2005&amp;sciodt=0,5&amp;hl=en</text:p>
          </table:table-cell>
          <table:table-cell office:value-type="float" office:value="201" calcext:value-type="float">
            <text:p>201</text:p>
          </table:table-cell>
          <table:table-cell office:value-type="string" calcext:value-type="string">
            <text:p>HTML</text:p>
          </table:table-cell>
          <table:table-cell table:number-columns-repeated="7" office:value-type="string" calcext:value-type="string">
            <text:p>NA</text:p>
          </table:table-cell>
          <table:table-cell office:value-type="float" office:value="96" calcext:value-type="float">
            <text:p>96</text:p>
          </table:table-cell>
          <table:table-cell office:value-type="float" office:value="24" calcext:value-type="float">
            <text:p>24</text:p>
          </table:table-cell>
          <table:table-cell office:value-type="float" office:value="48" calcext:value-type="float">
            <text:p>48</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www.mdpi.com/1999-4907/12/4/409</text:p>
          </table:table-cell>
          <table:table-cell office:value-type="string" calcext:value-type="string">
            <text:p>https://scholar.google.com/scholar?q=related:N1QEv8D_Uk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9">
          <table:table-cell office:value-type="float" office:value="40" calcext:value-type="float">
            <text:p>40</text:p>
          </table:table-cell>
          <table:table-cell office:value-type="string" calcext:value-type="string">
            <text:p>paper_1141</text:p>
          </table:table-cell>
          <table:table-cell office:value-type="float" office:value="147" calcext:value-type="float">
            <text:p>147</text:p>
          </table:table-cell>
          <table:table-cell office:value-type="float" office:value="102" calcext:value-type="float">
            <text:p>102</text:p>
          </table:table-cell>
          <table:table-cell office:value-type="string" calcext:value-type="string">
            <text:p>K Massarella, SM Sallu, JE Ensor, R Marchant</text:p>
          </table:table-cell>
          <table:table-cell office:value-type="string" calcext:value-type="string">
            <text:p>REDD+, hype, hope and disappointment: The dynamics of expectations in conservation and development pilot projects</text:p>
          </table:table-cell>
          <table:table-cell office:value-type="string" calcext:value-type="string">
            <text:p>redd+, hype, hope and disappointment: the dynamics of expectations in conservation and development pilot projects</text:p>
          </table:table-cell>
          <table:table-cell office:value-type="string" calcext:value-type="string">
            <text:p>We explore the dynamics of expectations in international forest conservation and development programs, and the impacts and implications of (unfulfilled) expectations for actors involved. Early stages of new international conservation and development programs, often involving pilot projects designed to test intervention concepts at village level, are characterized by large amounts of resources and attention, along with high expectations of success. However, evidence shows that these early expectations are rarely fulfilled. Despite this repeated pattern and growing engagement with expectations in critical conservation and development literature, little is known about the dynamics of expectations in conservation and development pilot projects. We address this knowledge gap first by exploring concepts from the sociology of expectations. We then unpack expectations in a case study of REDD+ pilot projects in Tanzania, using extensive qualitative data reflecting the perspectives and experiences of a wide range of actors involved. Our study finds that expectations play a performative role, mobilizing actors and resources, despite uncertainty identified among policy-makers and practitioners. We also find that once raised, expectations are dynamic and continually mediated by actors and social contexts, which conflicts with attempts to �manage� them. We argue therefore that a trade-off exists between fully piloting new initiatives and raising expectations. We also argue that failure to address this trade-off has implications beyond pilot project objectives and timelines, which are experienced most acutely by village communities. We argue for more critical engagement with expectations and the embedding of accountability for expectations in conservation and development practice. Our findings also challenge the discourse of �needing� to pilot, which prioritizes awareness, impact and innovation without fully considering the potential negative impact of unfulfilled expectation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World Develop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0305750X18301542</text:p>
          </table:table-cell>
          <table:table-cell office:value-type="string" calcext:value-type="string">
            <text:p>https://scholar.google.com/scholar?cites=6474742518250539676&amp;as_sdt=2005&amp;sciodt=0,5&amp;hl=en</text:p>
          </table:table-cell>
          <table:table-cell office:value-type="float" office:value="653" calcext:value-type="float">
            <text:p>653</text:p>
          </table:table-cell>
          <table:table-cell office:value-type="string" calcext:value-type="string">
            <text:p>HTML</text:p>
          </table:table-cell>
          <table:table-cell table:number-columns-repeated="7" office:value-type="string" calcext:value-type="string">
            <text:p>NA</text:p>
          </table:table-cell>
          <table:table-cell office:value-type="float" office:value="102" calcext:value-type="float">
            <text:p>102</text:p>
          </table:table-cell>
          <table:table-cell office:value-type="float" office:value="14.57" calcext:value-type="float">
            <text:p>14.57</text:p>
          </table:table-cell>
          <table:table-cell office:value-type="float" office:value="26" calcext:value-type="float">
            <text:p>26</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www.sciencedirect.com/science/article/pii/S0305750X18301542</text:p>
          </table:table-cell>
          <table:table-cell office:value-type="string" calcext:value-type="string">
            <text:p>https://scholar.google.com/scholar?q=related:nApxBATo2l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4">
          <table:table-cell office:value-type="float" office:value="41" calcext:value-type="float">
            <text:p>41</text:p>
          </table:table-cell>
          <table:table-cell office:value-type="string" calcext:value-type="string">
            <text:p>paper_1146</text:p>
          </table:table-cell>
          <table:table-cell office:value-type="float" office:value="347" calcext:value-type="float">
            <text:p>347</text:p>
          </table:table-cell>
          <table:table-cell office:value-type="float" office:value="461" calcext:value-type="float">
            <text:p>461</text:p>
          </table:table-cell>
          <table:table-cell office:value-type="string" calcext:value-type="string">
            <text:p>A Agrawal, D Nepstad, A Chhatre</text:p>
          </table:table-cell>
          <table:table-cell office:value-type="string" calcext:value-type="string">
            <text:p>Reducing emissions from deforestation and forest degradation</text:p>
          </table:table-cell>
          <table:table-cell office:value-type="string" calcext:value-type="string">
            <text:p>reducing emissions from deforestation and forest degradation</text:p>
          </table:table-cell>
          <table:table-cell office:value-type="string" calcext:value-type="string">
            <text:p>Reducing emissions from deforestation and forest degradation (REDD+) policies, projects, and interventions are among the most prominent of recent attempts to mitigate climate change. Because REDD+ projects focus on forests, they simultaneously affect socioeconomic and ecological outcomes at local, subnational, national, regional, and global levels. This review assesses the promise of REDD+ for the continued ability of forests to provide multiple benefits to human societies at multiple scales. We survey REDD+ efforts at different levels, examining them through an actor-oriented approach. The article highlights the criticality of collaborative action to enhance desired outcomes of REDD+ efforts. In summarizing major REDD+ future trends, the paper emphasizes the need to learn from past forestry, agricultural, biodiversity, and development policies, and for adaptive policy making.</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Annual Review of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nnualreviews.org</text:p>
          </table:table-cell>
          <table:table-cell office:value-type="float" office:value="2011" calcext:value-type="float">
            <text:p>2011</text:p>
          </table:table-cell>
          <table:table-cell office:value-type="string" calcext:value-type="string">
            <text:p>https://www.annualreviews.org/content/journals/10.1146/annurev-environ-042009-094508</text:p>
          </table:table-cell>
          <table:table-cell office:value-type="string" calcext:value-type="string">
            <text:p>https://scholar.google.com/scholar?cites=16669967194349761240&amp;as_sdt=2005&amp;sciodt=0,5&amp;hl=en</text:p>
          </table:table-cell>
          <table:table-cell office:value-type="float" office:value="49" calcext:value-type="float">
            <text:p>49</text:p>
          </table:table-cell>
          <table:table-cell office:value-type="string" calcext:value-type="string">
            <text:p>NA</text:p>
          </table:table-cell>
          <table:table-cell office:value-type="string" calcext:value-type="string">
            <text:p>10.1146/annurev-environ-042009-094508</text:p>
          </table:table-cell>
          <table:table-cell table:number-columns-repeated="6" office:value-type="string" calcext:value-type="string">
            <text:p>NA</text:p>
          </table:table-cell>
          <table:table-cell office:value-type="float" office:value="461" calcext:value-type="float">
            <text:p>461</text:p>
          </table:table-cell>
          <table:table-cell office:value-type="float" office:value="32.93" calcext:value-type="float">
            <text:p>32.93</text:p>
          </table:table-cell>
          <table:table-cell office:value-type="float" office:value="154" calcext:value-type="float">
            <text:p>154</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https://www.researchgate.net/profile/Arun-Agrawal-5/publication/228243620_Reducing_Emissions_from_Deforestation_and_Forest_Degradation/links/02e7e52bf3bf9a31f9000000/Reducing-Emissions-from-Deforestation-and-Forest-Degradation.pdf</text:p>
          </table:table-cell>
          <table:table-cell office:value-type="string" calcext:value-type="string">
            <text:p>https://scholar.google.com/scholar?q=related:2PKhjNeeV-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8">
          <table:table-cell office:value-type="float" office:value="42" calcext:value-type="float">
            <text:p>42</text:p>
          </table:table-cell>
          <table:table-cell office:value-type="string" calcext:value-type="string">
            <text:p>paper_1147</text:p>
          </table:table-cell>
          <table:table-cell office:value-type="float" office:value="348" calcext:value-type="float">
            <text:p>348</text:p>
          </table:table-cell>
          <table:table-cell office:value-type="float" office:value="39" calcext:value-type="float">
            <text:p>39</text:p>
          </table:table-cell>
          <table:table-cell office:value-type="string" calcext:value-type="string">
            <text:p>Ribot, J; Larson, AM</text:p>
          </table:table-cell>
          <table:table-cell office:value-type="string" calcext:value-type="string">
            <text:p>Reducing REDD risks: affirmative policy on an uneven playing field</text:p>
          </table:table-cell>
          <table:table-cell office:value-type="string" calcext:value-type="string">
            <text:p>reducing redd risks: affirmative policy on an uneven playing field</text:p>
          </table:table-cell>
          <table:table-cell office:value-type="string" calcext:value-type="string">
            <text:p>In spite of reforms since the end of the colonial period and more-recent discourses of participation and democracy, the forestry policy environment rarely supports the needs or aspirations of rural communities. Even when policies appear fair, the rural poor face severe biases in implementation. In addition, the poor must compete on an uneven playing field of class, ethnic and other social inequities and economic hurdles. With the development of the global forest (carbon) conservation strategy such as Reduced Emissions from Degradation and Deforestation (REDD), which is ushering in accelerated forest commodification, poor people living in forests risk further marginalisation, exclusion and rights abuses. This article examines how forestry policy and implementation maintain double standards on this uneven playing field in a manner that continues to exclude the rural poor from the natural wealth around them. Poverty is not just about being left out of economic growth. It is produced by the very policies that enable some to profit - today from timber, firewood and charcoal, tomorrow from carbon. For REDD interventions to support poverty alleviation, forestry policies must be radically reworked to counterbalance widespread regressive policies and structural asymmetries. To make forestry policy emancipatory, strong social protections or safeguards are still needed that require REDD and other interventions to support and work through local democratic institutions. Otherwise these policies will continue their regressive trend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INTERNATIONAL JOURNAL OF THE COMMON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IGITUR, UTRECHT PUBLISHING &amp; ARCHIVING SERVICES</text:p>
          </table:table-cell>
          <table:table-cell office:value-type="float" office:value="2012" calcext:value-type="float">
            <text:p>2012</text:p>
          </table:table-cell>
          <table:table-cell table:number-columns-repeated="3" office:value-type="string" calcext:value-type="string">
            <text:p>NA</text:p>
          </table:table-cell>
          <table:table-cell office:value-type="string" calcext:value-type="string">
            <text:p>Article</text:p>
          </table:table-cell>
          <table:table-cell office:value-type="string" calcext:value-type="string">
            <text:p>NA</text:p>
          </table:table-cell>
          <table:table-cell office:value-type="string" calcext:value-type="string">
            <text:p>1875-0281</text:p>
          </table:table-cell>
          <table:table-cell office:value-type="string" calcext:value-type="string">
            <text:p>NA</text:p>
          </table:table-cell>
          <table:table-cell office:value-type="float" office:value="6" calcext:value-type="float">
            <text:p>6</text:p>
          </table:table-cell>
          <table:table-cell office:value-type="float" office:value="2" calcext:value-type="float">
            <text:p>2</text:p>
          </table:table-cell>
          <table:table-cell office:value-type="float" office:value="233" calcext:value-type="float">
            <text:p>233</text:p>
          </table:table-cell>
          <table:table-cell office:value-type="float" office:value="254" calcext:value-type="float">
            <text:p>254</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9">
          <table:table-cell office:value-type="float" office:value="43" calcext:value-type="float">
            <text:p>43</text:p>
          </table:table-cell>
          <table:table-cell office:value-type="string" calcext:value-type="string">
            <text:p>paper_1148</text:p>
          </table:table-cell>
          <table:table-cell office:value-type="float" office:value="349" calcext:value-type="float">
            <text:p>349</text:p>
          </table:table-cell>
          <table:table-cell office:value-type="float" office:value="10" calcext:value-type="float">
            <text:p>10</text:p>
          </table:table-cell>
          <table:table-cell office:value-type="string" calcext:value-type="string">
            <text:p>R Abman</text:p>
          </table:table-cell>
          <table:table-cell office:value-type="string" calcext:value-type="string">
            <text:p>Reelection incentives, blacklisting and deforestation in Brazil</text:p>
          </table:table-cell>
          <table:table-cell office:value-type="string" calcext:value-type="string">
            <text:p>reelection incentives, blacklisting and deforestation in brazil</text:p>
          </table:table-cell>
          <table:table-cell office:value-type="string" calcext:value-type="string">
            <text:p>Local political authority (formal or informal) over natural resources may create rents for politicians. The political decision to use or allocate resources involves balancing private rents with reelection prospects. I examine the case of deforestation in Brazil and a presidential decree granting the federal government the authority to punish counties that failed to limit total deforestation within their borders. This collective punishment aimed to generate pressure on local politicians to slow deforestation. Using binding term limits as a source of variation in reelection eligibility, I find eligibility has no effect on deforestation prior to the decree. After the decree, reelection eligible mayors reduced annual deforestation 10% more than mayors ineligible for reelection. These f indings are consistent with the equilibrium outcome of a lobbying model. Policies such as sanctions, which target the electorate in order to influence political behavior, may be less effective when politicians are not accountable to voters.</text:p>
          </table:table-cell>
          <table:table-cell table:number-columns-repeated="4" office:value-type="float" office:value="0" calcext:value-type="float">
            <text:p>0</text:p>
          </table:table-cell>
          <table:table-cell table:number-columns-repeated="2" table:style-name="ce8" office:value-type="float" office:value="1" calcext:value-type="float">
            <text:p>1</text:p>
          </table:table-cell>
          <table:table-cell office:value-type="string" calcext:value-type="string">
            <text:p>University of California Santa Barbara. Mimeo</text:p>
          </table:table-cell>
          <table:table-cell table:number-columns-repeated="2" office:value-type="float" office:value="1" calcext:value-type="float">
            <text:p>1</text:p>
          </table:table-cell>
          <table:table-cell office:value-type="string" calcext:value-type="string">
            <text:p>Citeseer</text:p>
          </table:table-cell>
          <table:table-cell office:value-type="float" office:value="2014" calcext:value-type="float">
            <text:p>2014</text:p>
          </table:table-cell>
          <table:table-cell office:value-type="string" calcext:value-type="string">
            <text:p>https://citeseerx.ist.psu.edu/document?repid=rep1&amp;type=pdf&amp;doi=71bba7053f06c2a20df8b30e468d976be318dba4</text:p>
          </table:table-cell>
          <table:table-cell office:value-type="string" calcext:value-type="string">
            <text:p>https://scholar.google.com/scholar?cites=15604190234772245540&amp;as_sdt=2005&amp;sciodt=0,5&amp;hl=en</text:p>
          </table:table-cell>
          <table:table-cell office:value-type="float" office:value="13" calcext:value-type="float">
            <text:p>13</text:p>
          </table:table-cell>
          <table:table-cell office:value-type="string" calcext:value-type="string">
            <text:p>PDF</text:p>
          </table:table-cell>
          <table:table-cell table:number-columns-repeated="7" office:value-type="string" calcext:value-type="string">
            <text:p>NA</text:p>
          </table:table-cell>
          <table:table-cell office:value-type="float" office:value="10" calcext:value-type="float">
            <text:p>10</text:p>
          </table:table-cell>
          <table:table-cell office:value-type="float" office:value="0.91" calcext:value-type="float">
            <text:p>0.91</text:p>
          </table:table-cell>
          <table:table-cell office:value-type="float" office:value="10" calcext:value-type="float">
            <text:p>10</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https://citeseerx.ist.psu.edu/document?repid=rep1&amp;type=pdf&amp;doi=71bba7053f06c2a20df8b30e468d976be318dba4</text:p>
          </table:table-cell>
          <table:table-cell office:value-type="string" calcext:value-type="string">
            <text:p>https://scholar.google.com/scholar?q=related:JAw4D1g4jd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table-cell office:value-type="float" office:value="44" calcext:value-type="float">
            <text:p>44</text:p>
          </table:table-cell>
          <table:table-cell office:value-type="string" calcext:value-type="string">
            <text:p>paper_1152</text:p>
          </table:table-cell>
          <table:table-cell office:value-type="float" office:value="350" calcext:value-type="float">
            <text:p>350</text:p>
          </table:table-cell>
          <table:table-cell office:value-type="float" office:value="143" calcext:value-type="float">
            <text:p>143</text:p>
          </table:table-cell>
          <table:table-cell office:value-type="string" calcext:value-type="string">
            <text:p>CJ Trac, S Harrell, TM Hinckley, AC Henck</text:p>
          </table:table-cell>
          <table:table-cell office:value-type="string" calcext:value-type="string">
            <text:p>Reforestation programs in Southwest China: reported success, observed failure, and the reasons why</text:p>
          </table:table-cell>
          <table:table-cell office:value-type="string" calcext:value-type="string">
            <text:p>reforestation programs in southwest china: reported success, observed failure, and the reasons why</text:p>
          </table:table-cell>
          <table:table-cell office:value-type="string" calcext:value-type="string">
            <text:p>Ever since the disastrous floods of 1998, the Chinese government has used the Natural Forest Protection and Sloping Land Conversion Programs to promote afforestation and reforestation as means to reduce runoff, control erosion, and stabilize local livelihoods. These two ambitious programs have been reported as large-scale successes, contributing to an overall increase in China�s forest cover and to the stated goals of environmental stabilization. A small-scale field study at the project level of the implementation of these two programs in Baiwu Township, Yanyuan County, Sichuan, casts doubt upon the accuracy and reliability of these claims of success; ground observations revealed utter failure in some sites and only marginal success in others. Reasons for this discrepancy are posited as involving ecological, economic, and bureaucratic factors. Further research is suggested to determine whether these discrepancies are merely local aberrations or represent larger-scale failures in reforestation program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Journal of Mountain Scien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07" calcext:value-type="float">
            <text:p>2007</text:p>
          </table:table-cell>
          <table:table-cell office:value-type="string" calcext:value-type="string">
            <text:p>https://link.springer.com/article/10.1007/s11629-007-0275-1</text:p>
          </table:table-cell>
          <table:table-cell office:value-type="string" calcext:value-type="string">
            <text:p>https://scholar.google.com/scholar?cites=7250289230898054073&amp;as_sdt=2005&amp;sciodt=0,5&amp;hl=en</text:p>
          </table:table-cell>
          <table:table-cell office:value-type="float" office:value="339" calcext:value-type="float">
            <text:p>339</text:p>
          </table:table-cell>
          <table:table-cell office:value-type="string" calcext:value-type="string">
            <text:p>NA</text:p>
          </table:table-cell>
          <table:table-cell office:value-type="string" calcext:value-type="string">
            <text:p>10.1007/s11629-007-0275-1</text:p>
          </table:table-cell>
          <table:table-cell table:number-columns-repeated="6" office:value-type="string" calcext:value-type="string">
            <text:p>NA</text:p>
          </table:table-cell>
          <table:table-cell office:value-type="float" office:value="143" calcext:value-type="float">
            <text:p>143</text:p>
          </table:table-cell>
          <table:table-cell office:value-type="float" office:value="7.94" calcext:value-type="float">
            <text:p>7.94</text:p>
          </table:table-cell>
          <table:table-cell office:value-type="float" office:value="36" calcext:value-type="float">
            <text:p>36</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http://faculty.washington.edu/stevehar/JMS%20paper.pdf</text:p>
          </table:table-cell>
          <table:table-cell office:value-type="string" calcext:value-type="string">
            <text:p>https://scholar.google.com/scholar?q=related:ucOETqQznm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
          <table:table-cell office:value-type="float" office:value="45" calcext:value-type="float">
            <text:p>45</text:p>
          </table:table-cell>
          <table:table-cell office:value-type="string" calcext:value-type="string">
            <text:p>paper_1153</text:p>
          </table:table-cell>
          <table:table-cell office:value-type="float" office:value="351" calcext:value-type="float">
            <text:p>351</text:p>
          </table:table-cell>
          <table:table-cell office:value-type="float" office:value="0" calcext:value-type="float">
            <text:p>0</text:p>
          </table:table-cell>
          <table:table-cell office:value-type="string" calcext:value-type="string">
            <text:p>E. Sylva</text:p>
          </table:table-cell>
          <table:table-cell office:value-type="string" calcext:value-type="string">
            <text:p>Reforestation: delusions and hopes in popular participation</text:p>
          </table:table-cell>
          <table:table-cell office:value-type="string" calcext:value-type="string">
            <text:p>reforestation: delusions and hopes in popular participation</text:p>
          </table:table-cell>
          <table:table-cell office:value-type="string" calcext:value-type="string">
            <text:p>NA</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African Environment</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1993" calcext:value-type="float">
            <text:p>1993</text:p>
          </table:table-cell>
          <table:table-cell office:value-type="string" calcext:value-type="string">
            <text:p>https://www.scopus.com/inward/record.uri?partnerID=HzOxMe3b&amp;scp=0027707966&amp;origin=inward</text:p>
          </table:table-cell>
          <table:table-cell office:value-type="string" calcext:value-type="string">
            <text:p>https://www.scopus.com/inward/citedby.uri?partnerID=HzOxMe3b&amp;scp=0027707966&amp;origin=inward</text:p>
          </table:table-cell>
          <table:table-cell office:value-type="float" office:value="48" calcext:value-type="float">
            <text:p>48</text:p>
          </table:table-cell>
          <table:table-cell office:value-type="string" calcext:value-type="string">
            <text:p>Article</text:p>
          </table:table-cell>
          <table:table-cell office:value-type="string" calcext:value-type="string">
            <text:p>NA</text:p>
          </table:table-cell>
          <table:table-cell office:value-type="string" calcext:value-type="string">
            <text:p>1010-5522</text:p>
          </table:table-cell>
          <table:table-cell office:value-type="string" calcext:value-type="string">
            <text:p>https://api.elsevier.com/content/abstract/scopus_id/0027707966</text:p>
          </table:table-cell>
          <table:table-cell office:value-type="float" office:value="8" calcext:value-type="float">
            <text:p>8</text:p>
          </table:table-cell>
          <table:table-cell office:value-type="float" office:value="3" calcext:value-type="float">
            <text:p>3</text:p>
          </table:table-cell>
          <table:table-cell office:value-type="float" office:value="163" calcext:value-type="float">
            <text:p>163</text:p>
          </table:table-cell>
          <table:table-cell office:value-type="float" office:value="175" calcext:value-type="float">
            <text:p>175</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2" calcext:value-type="float">
            <text:p>32</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6">
          <table:table-cell office:value-type="float" office:value="46" calcext:value-type="float">
            <text:p>46</text:p>
          </table:table-cell>
          <table:table-cell office:value-type="string" calcext:value-type="string">
            <text:p>paper_1164</text:p>
          </table:table-cell>
          <table:table-cell office:value-type="float" office:value="352" calcext:value-type="float">
            <text:p>352</text:p>
          </table:table-cell>
          <table:table-cell office:value-type="float" office:value="76" calcext:value-type="float">
            <text:p>76</text:p>
          </table:table-cell>
          <table:table-cell office:value-type="string" calcext:value-type="string">
            <text:p>T Boekhout van Solinge</text:p>
          </table:table-cell>
          <table:table-cell office:value-type="string" calcext:value-type="string">
            <text:p>Researching illegal logging and deforestation</text:p>
          </table:table-cell>
          <table:table-cell office:value-type="string" calcext:value-type="string">
            <text:p>researching illegal logging and deforestation</text:p>
          </table:table-cell>
          <table:table-cell office:value-type="string" calcext:value-type="string">
            <text:p>Tropical deforestation such as in the Amazon can be studied well from a green criminological perspective. Ethnographic research methods form a useful way to get insight into the dynamics and complexity of tropical deforestation, which often is illegal. This article gives an account of various ethnographic visits to the rainforests of the Amazon in the period 2003- 2014. Ethnographic methods provide insight into the overlap between the legal and illegal, the functioning (or not) of state institutions, the power of (corporate) lobbies, and why tropical deforestation correlates with crimes such as corruption and violence. The use of ethnographic methods in forest areas where trustworthy state actors and institutions are not very present can also present danger and raise ethical issues (such as when the researcher, for reasons of safety, does not present as a criminological researcher). However, a large advantage of ethnographic visits to tropical rainforests is that they allow the gathering of local views and voices, which rarely reach the international level. These local views lead to interesting contradictions at the international level where corporate views and lobbies dominat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 Crime, Justice and Social Democracy</text:p>
          </table:table-cell>
          <table:table-cell table:number-columns-repeated="2" office:value-type="float" office:value="1" calcext:value-type="float">
            <text:p>1</text:p>
          </table:table-cell>
          <table:table-cell office:value-type="string" calcext:value-type="string">
            <text:p>search.informit.org</text:p>
          </table:table-cell>
          <table:table-cell office:value-type="float" office:value="2014" calcext:value-type="float">
            <text:p>2014</text:p>
          </table:table-cell>
          <table:table-cell office:value-type="string" calcext:value-type="string">
            <text:p>https://search.informit.org/doi/abs/10.3316/INFORMIT.270234000784127</text:p>
          </table:table-cell>
          <table:table-cell office:value-type="string" calcext:value-type="string">
            <text:p>https://scholar.google.com/scholar?cites=1156495713307601327&amp;as_sdt=2005&amp;sciodt=0,5&amp;hl=en</text:p>
          </table:table-cell>
          <table:table-cell office:value-type="float" office:value="89" calcext:value-type="float">
            <text:p>89</text:p>
          </table:table-cell>
          <table:table-cell office:value-type="string" calcext:value-type="string">
            <text:p>NA</text:p>
          </table:table-cell>
          <table:table-cell office:value-type="string" calcext:value-type="string">
            <text:p>10.3316/INFORMIT.270234000784127</text:p>
          </table:table-cell>
          <table:table-cell table:number-columns-repeated="6" office:value-type="string" calcext:value-type="string">
            <text:p>NA</text:p>
          </table:table-cell>
          <table:table-cell office:value-type="float" office:value="76" calcext:value-type="float">
            <text:p>76</text:p>
          </table:table-cell>
          <table:table-cell office:value-type="float" office:value="6.91" calcext:value-type="float">
            <text:p>6.91</text:p>
          </table:table-cell>
          <table:table-cell office:value-type="float" office:value="76" calcext:value-type="float">
            <text:p>76</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https://search.informit.org/doi/pdf/10.3316/informit.270234000784127</text:p>
          </table:table-cell>
          <table:table-cell office:value-type="string" calcext:value-type="string">
            <text:p>https://scholar.google.com/scholar?q=related:ryn2T7myDB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table-cell office:value-type="float" office:value="47" calcext:value-type="float">
            <text:p>47</text:p>
          </table:table-cell>
          <table:table-cell office:value-type="string" calcext:value-type="string">
            <text:p>paper_1165</text:p>
          </table:table-cell>
          <table:table-cell office:value-type="float" office:value="150" calcext:value-type="float">
            <text:p>150</text:p>
          </table:table-cell>
          <table:table-cell office:value-type="float" office:value="48" calcext:value-type="float">
            <text:p>48</text:p>
          </table:table-cell>
          <table:table-cell office:value-type="string" calcext:value-type="string">
            <text:p>TT Gatiso, B Vollan, EA Nuppenau</text:p>
          </table:table-cell>
          <table:table-cell office:value-type="string" calcext:value-type="string">
            <text:p>Resource scarcity and democratic elections in commons dilemmas: An experiment on forest use in Ethiopia</text:p>
          </table:table-cell>
          <table:table-cell office:value-type="string" calcext:value-type="string">
            <text:p>resource scarcity and democratic elections in commons dilemmas: an experiment on forest use in ethiopia</text:p>
          </table:table-cell>
          <table:table-cell office:value-type="string" calcext:value-type="string">
            <text:p>We study the effect of resource scarcity on human behavior using dynamic lab-in-the-field experiments which are framed around the extraction of trees from a communally managed forest in Ethiopia. Subjects who faced resource scarcity were less cooperative than those who faced more abundant commons condition. When initial condition of the commons was relatively abundant it seemed more likely that resource users established a norm of reciprocity. We further found that especially men overharvested under resource scarcity which is in line with studies that had found men to be more competitive. We also tested different policies. We found that gaining legitimacy through election increases cooperation independent of whether the resource is scarce or abundant. When sanctions were imposed we observed a crowding-out effect of intrinsic motivation to cooperate under resource abundance. With resource scarcity imposed sanctions did not lead to a crowding-out effect but democratic elections were by far more effectiv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cological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5" calcext:value-type="float">
            <text:p>2015</text:p>
          </table:table-cell>
          <table:table-cell office:value-type="string" calcext:value-type="string">
            <text:p>https://www.sciencedirect.com/science/article/pii/S0921800915001615</text:p>
          </table:table-cell>
          <table:table-cell office:value-type="string" calcext:value-type="string">
            <text:p>https://scholar.google.com/scholar?cites=7048126218345813978&amp;as_sdt=2005&amp;sciodt=0,5&amp;hl=en</text:p>
          </table:table-cell>
          <table:table-cell office:value-type="float" office:value="63" calcext:value-type="float">
            <text:p>63</text:p>
          </table:table-cell>
          <table:table-cell table:number-columns-repeated="8" office:value-type="string" calcext:value-type="string">
            <text:p>NA</text:p>
          </table:table-cell>
          <table:table-cell office:value-type="float" office:value="48" calcext:value-type="float">
            <text:p>48</text:p>
          </table:table-cell>
          <table:table-cell office:value-type="float" office:value="4.8" calcext:value-type="float">
            <text:p>4.8</text:p>
          </table:table-cell>
          <table:table-cell office:value-type="float" office:value="16" calcext:value-type="float">
            <text:p>16</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https://www.academia.edu/download/111885369/j.ecolecon.2015.04.00520240227-1-hs1wvj.pdf</text:p>
          </table:table-cell>
          <table:table-cell office:value-type="string" calcext:value-type="string">
            <text:p>https://scholar.google.com/scholar?q=related:2pee-HP5z2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3">
          <table:table-cell office:value-type="float" office:value="48" calcext:value-type="float">
            <text:p>48</text:p>
          </table:table-cell>
          <table:table-cell office:value-type="string" calcext:value-type="string">
            <text:p>paper_1166</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Morpurgo, J; Kissling, WD; Tyrrell, P; Negret, PJ; Bodegom, PMV; Allan, JR</text:p>
          </table:table-cell>
          <table:table-cell office:value-type="string" calcext:value-type="string">
            <text:p>Response letter to correspondence letter: Tropical deforestation: elections vs. bad governance</text:p>
          </table:table-cell>
          <table:table-cell office:value-type="string" calcext:value-type="string">
            <text:p>response letter to correspondence letter: tropical deforestation: elections vs. bad governance</text:p>
          </table:table-cell>
          <table:table-cell office:value-type="string" calcext:value-type="string">
            <text:p>We welcome the thoughtful correspondence by Troumbis (2023) on our recent analysis on the effect of elections on tropical deforestation. The correspondence raised three comments on the study: 1) whether bad governance or social bargain for votes during elections is the driving force of deforestation; 2) the homogeneity of the included countries in our analysis; and 3) hypotheses about an alternative model including the Environmental Kuznet Curve (EKC) where deviations in deforestation are explained through governance instead of elections. Below we summarize methods from our article and then address each comment in turn.</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BIOLOGICAL CONSERVATION</text:p>
          </table:table-cell>
          <table:table-cell table:number-columns-repeated="2" office:value-type="float" office:value="1" calcext:value-type="float">
            <text:p>1</text:p>
          </table:table-cell>
          <table:table-cell office:value-type="string" calcext:value-type="string">
            <text:p>ELSEVIER SCI LTD</text:p>
          </table:table-cell>
          <table:table-cell office:value-type="float" office:value="2023" calcext:value-type="float">
            <text:p>2023</text:p>
          </table:table-cell>
          <table:table-cell office:value-type="string" calcext:value-type="string">
            <text:p>http://dx.doi.org/10.1016/j.biocon.2023.110054</text:p>
          </table:table-cell>
          <table:table-cell table:number-columns-repeated="2" office:value-type="string" calcext:value-type="string">
            <text:p>NA</text:p>
          </table:table-cell>
          <table:table-cell office:value-type="string" calcext:value-type="string">
            <text:p>Letter</text:p>
          </table:table-cell>
          <table:table-cell office:value-type="string" calcext:value-type="string">
            <text:p>10.1016/j.biocon.2023.110054</text:p>
          </table:table-cell>
          <table:table-cell office:value-type="string" calcext:value-type="string">
            <text:p>0006-3207</text:p>
          </table:table-cell>
          <table:table-cell office:value-type="string" calcext:value-type="string">
            <text:p>NA</text:p>
          </table:table-cell>
          <table:table-cell office:value-type="float" office:value="283" calcext:value-type="float">
            <text:p>283</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6"/>
        </table:table-row>
        <table:table-row table:style-name="ro13">
          <table:table-cell office:value-type="float" office:value="49" calcext:value-type="float">
            <text:p>49</text:p>
          </table:table-cell>
          <table:table-cell office:value-type="string" calcext:value-type="string">
            <text:p>paper_1167</text:p>
          </table:table-cell>
          <table:table-cell office:value-type="float" office:value="128" calcext:value-type="float">
            <text:p>128</text:p>
          </table:table-cell>
          <table:table-cell office:value-type="float" office:value="0" calcext:value-type="float">
            <text:p>0</text:p>
          </table:table-cell>
          <table:table-cell office:value-type="string" calcext:value-type="string">
            <text:p>J Morpurgo, WD Kissling, P Tyrrell…</text:p>
          </table:table-cell>
          <table:table-cell office:value-type="string" calcext:value-type="string">
            <text:p>Response letter to correspondence letter:" Tropical deforestation: elections vs. bad governance"</text:p>
          </table:table-cell>
          <table:table-cell office:value-type="string" calcext:value-type="string">
            <text:p>response letter to correspondence letter:" tropical deforestation: elections vs. bad governance"</text:p>
          </table:table-cell>
          <table:table-cell office:value-type="string" calcext:value-type="string">
            <text:p>We welcome the thoughtful correspondence by Troumbis (2023) on our recent analysis on the effect of elections on tropical deforestation. The correspondence raised three comments on the study: 1) whether bad governance or social bargain for votes during elections is the driving force of deforestation; 2) the homogeneity of the included countries in our analysis; and 3) hypotheses about an alternative model including the Environmental Kuznet Curve (EKC) where deviations in deforestation are explained through governance instead of elections. Below we summarize methods from our article and then address each comment in turn.</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Biological …</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ui.adsabs.harvard.edu</text:p>
          </table:table-cell>
          <table:table-cell office:value-type="float" office:value="2023" calcext:value-type="float">
            <text:p>2023</text:p>
          </table:table-cell>
          <table:table-cell office:value-type="string" calcext:value-type="string">
            <text:p>https://ui.adsabs.harvard.edu/abs/2023BCons.28310054M/abstract</text:p>
          </table:table-cell>
          <table:table-cell office:value-type="string" calcext:value-type="string">
            <text:p>NA</text:p>
          </table:table-cell>
          <table:table-cell office:value-type="float" office:value="81" calcext:value-type="float">
            <text:p>81</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scholar.google.com/scholar?output=instlink&amp;q=info:AVG4myf840oJ:scholar.google.com/&amp;hl=en&amp;as_sdt=0,5&amp;as_ylo=1990&amp;as_yhi=2025&amp;scillfp=12357323704230533351&amp;oi=lle</text:p>
          </table:table-cell>
          <table:table-cell office:value-type="string" calcext:value-type="string">
            <text:p>https://scholar.google.com/scholar?q=related:AVG4myf840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0">
          <table:table-cell office:value-type="float" office:value="50" calcext:value-type="float">
            <text:p>50</text:p>
          </table:table-cell>
          <table:table-cell office:value-type="string" calcext:value-type="string">
            <text:p>paper_1168</text:p>
          </table:table-cell>
          <table:table-cell office:value-type="float" office:value="353" calcext:value-type="float">
            <text:p>353</text:p>
          </table:table-cell>
          <table:table-cell office:value-type="float" office:value="0" calcext:value-type="float">
            <text:p>0</text:p>
          </table:table-cell>
          <table:table-cell office:value-type="string" calcext:value-type="string">
            <text:p>LJ Finzel</text:p>
          </table:table-cell>
          <table:table-cell office:value-type="string" calcext:value-type="string">
            <text:p>Responses to deforestation in northern Thailand</text:p>
          </table:table-cell>
          <table:table-cell office:value-type="string" calcext:value-type="string">
            <text:p>responses to deforestation in northern thailand</text:p>
          </table:table-cell>
          <table:table-cell office:value-type="string" calcext:value-type="string">
            <text:p>People who work with the problems posed by deforestation, or that live in proximity to deforested areas, fashion a variety of responses based upon their relationship to the forest. This ethnographic project is an examination of responses to deforestation in Northern Thailand, a region that has experienced a widescale loss of forests in the last one hundred year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earch.proquest.com</text:p>
          </table:table-cell>
          <table:table-cell office:value-type="float" office:value="1996" calcext:value-type="float">
            <text:p>1996</text:p>
          </table:table-cell>
          <table:table-cell office:value-type="string" calcext:value-type="string">
            <text:p>https://search.proquest.com/openview/5a7e4a7b4b66fdd80063db0cd6220276/1?pq-origsite=gscholar&amp;cbl=18750&amp;diss=y</text:p>
          </table:table-cell>
          <table:table-cell office:value-type="string" calcext:value-type="string">
            <text:p>NA</text:p>
          </table:table-cell>
          <table:table-cell office:value-type="float" office:value="925" calcext:value-type="float">
            <text:p>925</text:p>
          </table:table-cell>
          <table:table-cell office:value-type="string" calcext:value-type="string">
            <text:p>BOOK</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9" calcext:value-type="float">
            <text:p>29</text:p>
          </table:table-cell>
          <table:table-cell office:value-type="string" calcext:value-type="string">
            <text:p>NA</text:p>
          </table:table-cell>
          <table:table-cell office:value-type="string" calcext:value-type="string">
            <text:p>https://scholar.google.com/scholar?q=related:ZjbbfzYcHo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1">
          <table:table-cell office:value-type="float" office:value="51" calcext:value-type="float">
            <text:p>51</text:p>
          </table:table-cell>
          <table:table-cell office:value-type="string" calcext:value-type="string">
            <text:p>paper_1173</text:p>
          </table:table-cell>
          <table:table-cell office:value-type="float" office:value="90" calcext:value-type="float">
            <text:p>90</text:p>
          </table:table-cell>
          <table:table-cell office:value-type="float" office:value="1" calcext:value-type="float">
            <text:p>1</text:p>
          </table:table-cell>
          <table:table-cell office:value-type="string" calcext:value-type="string">
            <text:p>S. Baldessari</text:p>
          </table:table-cell>
          <table:table-cell office:value-type="string" calcext:value-type="string">
            <text:p>Rethinking Public Participation in Forest Policies: A Literature Review of Participatory Techniques</text:p>
          </table:table-cell>
          <table:table-cell office:value-type="string" calcext:value-type="string">
            <text:p>rethinking public participation in forest policies: a literature review of participatory techniques</text:p>
          </table:table-cell>
          <table:table-cell office:value-type="string" calcext:value-type="string">
            <text:p>Recently, the concept of participatory democracy developed in the early 1970s has come back into fashion to revitalize the public involvement in political decision-making processes. Public participation in forest policy has been fully conceptualized by the scientific community in the late 1990s and early 2000s, but in many contexts, the practical application remains unfulfilled. The aim of this study is to identify and analyse the participatory techniques used in the literature to increase knowledge and facilitate its transferability into forest policies and strategies. A literature review was carried out to offer an overview of the participatory techniques adopted in the decision-making process. At the end of the literature review, 24 participatory techniques were identified based on over 2000 publications. Afterwards, the participatory techniques were assessed using seven indicators (degree of participation, type and number of participants, type of selection, time scale, cost, and potential influence on policy). The results showed that the type of actors involved in the participatory technique is a key variable for the complexity and usefulness of the process, while the number of participants influences how information is disseminated. The Correspondence Analysis highlighted that the participatory techniques can be divided into four groups: the first group includes those techniques with a high degree of participation (i.e., collaborate) and a contextual high potential influence on policies (e.g., citizens� juries and wisdom council); the second one includes techniques with a low degree of participation (inform) and influence on policies (e.g., social media, adverting, surveys, and polls); while the third and fourth groups consist of those with a medium�high degree of participation (consult or involve), but a variable type of selection and number of participants, and consequently of time and costs.</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Forests</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24" calcext:value-type="float">
            <text:p>2024</text:p>
          </table:table-cell>
          <table:table-cell office:value-type="string" calcext:value-type="string">
            <text:p>https://www.scopus.com/inward/record.uri?partnerID=HzOxMe3b&amp;scp=85205047916&amp;origin=inward</text:p>
          </table:table-cell>
          <table:table-cell office:value-type="string" calcext:value-type="string">
            <text:p>https://www.scopus.com/inward/citedby.uri?partnerID=HzOxMe3b&amp;scp=85205047916&amp;origin=inward</text:p>
          </table:table-cell>
          <table:table-cell office:value-type="float" office:value="24" calcext:value-type="float">
            <text:p>24</text:p>
          </table:table-cell>
          <table:table-cell office:value-type="string" calcext:value-type="string">
            <text:p>Review</text:p>
          </table:table-cell>
          <table:table-cell office:value-type="string" calcext:value-type="string">
            <text:p>10.3390/f15091514</text:p>
          </table:table-cell>
          <table:table-cell office:value-type="string" calcext:value-type="string">
            <text:p>1999-4907</text:p>
          </table:table-cell>
          <table:table-cell office:value-type="string" calcext:value-type="string">
            <text:p>https://api.elsevier.com/content/abstract/scopus_id/85205047916</text:p>
          </table:table-cell>
          <table:table-cell office:value-type="float" office:value="15" calcext:value-type="float">
            <text:p>15</text:p>
          </table:table-cell>
          <table:table-cell office:value-type="float" office:value="9" calcext:value-type="float">
            <text:p>9</text:p>
          </table:table-cell>
          <table:table-cell table:number-columns-repeated="2" office:value-type="string" calcext:value-type="string">
            <text:p>NA</text:p>
          </table:table-cell>
          <table:table-cell table:number-columns-repeated="5" office:value-type="float" office:value="1" calcext:value-type="float">
            <text:p>1</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9">
          <table:table-cell office:value-type="float" office:value="52" calcext:value-type="float">
            <text:p>52</text:p>
          </table:table-cell>
          <table:table-cell office:value-type="string" calcext:value-type="string">
            <text:p>paper_1174</text:p>
          </table:table-cell>
          <table:table-cell office:value-type="float" office:value="354" calcext:value-type="float">
            <text:p>354</text:p>
          </table:table-cell>
          <table:table-cell office:value-type="float" office:value="1591" calcext:value-type="float">
            <text:p>1591</text:p>
          </table:table-cell>
          <table:table-cell office:value-type="string" calcext:value-type="string">
            <text:p>A Angelsen, D Kaimowitz</text:p>
          </table:table-cell>
          <table:table-cell office:value-type="string" calcext:value-type="string">
            <text:p>Rethinking the causes of deforestation: lessons from economic models</text:p>
          </table:table-cell>
          <table:table-cell office:value-type="string" calcext:value-type="string">
            <text:p>rethinking the causes of deforestation: lessons from economic models</text:p>
          </table:table-cell>
          <table:table-cell office:value-type="string" calcext:value-type="string">
            <text:p>This article, which synthesizes the results of more than 140 economic models analyzing the causes of tropical deforestation, raises significant doubts about many conventional hypotheses in the debate about deforestation. More roads, higher agricultural prices, lower wages, and a shortage of off-farm employment generally lead to more deforestation. How technical change, agricultural input prices, household income levels, and tenure security affect deforestation�if at all�is unknown. The role of macroeconomic factors such as population growth, poverty reduction, national income, economic growth, and foreign debt is also ambiguous. This review, however, finds that policy reforms included in current economic liberalization and adjustment efforts may increase the pressure on forests. Although the boom in deforestation modeling has yielded new insights, weak methodology and poor-quality data make the results of many models questionabl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The world bank research observer</text:p>
          </table:table-cell>
          <table:table-cell table:number-columns-repeated="2" office:value-type="float" office:value="1" calcext:value-type="float">
            <text:p>1</text:p>
          </table:table-cell>
          <table:table-cell office:value-type="string" calcext:value-type="string">
            <text:p>academic.oup.com</text:p>
          </table:table-cell>
          <table:table-cell office:value-type="float" office:value="1999" calcext:value-type="float">
            <text:p>1999</text:p>
          </table:table-cell>
          <table:table-cell office:value-type="string" calcext:value-type="string">
            <text:p>https://academic.oup.com/wbro/article-abstract/14/1/73/1643536</text:p>
          </table:table-cell>
          <table:table-cell office:value-type="string" calcext:value-type="string">
            <text:p>https://scholar.google.com/scholar?cites=9701729105518758401&amp;as_sdt=2005&amp;sciodt=0,5&amp;hl=en</text:p>
          </table:table-cell>
          <table:table-cell office:value-type="float" office:value="435" calcext:value-type="float">
            <text:p>435</text:p>
          </table:table-cell>
          <table:table-cell table:number-columns-repeated="8" office:value-type="string" calcext:value-type="string">
            <text:p>NA</text:p>
          </table:table-cell>
          <table:table-cell office:value-type="float" office:value="1591" calcext:value-type="float">
            <text:p>1591</text:p>
          </table:table-cell>
          <table:table-cell office:value-type="float" office:value="61.19" calcext:value-type="float">
            <text:p>61.19</text:p>
          </table:table-cell>
          <table:table-cell office:value-type="float" office:value="796" calcext:value-type="float">
            <text:p>796</text:p>
          </table:table-cell>
          <table:table-cell office:value-type="float" office:value="2" calcext:value-type="float">
            <text:p>2</text:p>
          </table:table-cell>
          <table:table-cell office:value-type="float" office:value="26" calcext:value-type="float">
            <text:p>26</text:p>
          </table:table-cell>
          <table:table-cell office:value-type="string" calcext:value-type="string">
            <text:p>https://documents.worldbank.org/curated/en/264451468180276699/pdf/766320JRN0WBRO00Box374385B00PUBLIC0.pdf</text:p>
          </table:table-cell>
          <table:table-cell office:value-type="string" calcext:value-type="string">
            <text:p>https://scholar.google.com/scholar?q=related:AYqDMTh3o4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2">
          <table:table-cell office:value-type="float" office:value="53" calcext:value-type="float">
            <text:p>53</text:p>
          </table:table-cell>
          <table:table-cell office:value-type="string" calcext:value-type="string">
            <text:p>paper_1180</text:p>
          </table:table-cell>
          <table:table-cell office:value-type="float" office:value="355" calcext:value-type="float">
            <text:p>355</text:p>
          </table:table-cell>
          <table:table-cell office:value-type="float" office:value="54" calcext:value-type="float">
            <text:p>54</text:p>
          </table:table-cell>
          <table:table-cell office:value-type="string" calcext:value-type="string">
            <text:p>K Ogundari, AA Ademuwagun, OA Ajao</text:p>
          </table:table-cell>
          <table:table-cell office:value-type="string" calcext:value-type="string">
            <text:p>Revisiting Environmental Kuznets Curve in Sub-Sahara Africa: Evidence from deforestation and all GHG emissions from agriculture</text:p>
          </table:table-cell>
          <table:table-cell office:value-type="string" calcext:value-type="string">
            <text:p>revisiting environmental kuznets curve in sub-sahara africa: evidence from deforestation and all ghg emissions from agriculture</text:p>
          </table:table-cell>
          <table:table-cell office:value-type="string" calcext:value-type="string">
            <text:p>Purpose</text:p>
            <text:p>The purpose of this paper is to revisit the Environmental Kuznets Curve (EKC) model in Sub-Saharan Africa (SSA) countries by focusing on two indicators of environmental change (EC), namely rate of deforestation (RD) and all greenhouse gas emissions from agriculture (Agric_GHG) with aim of addressing two key objectives in the study. First, to investigate whether the EKC hypothesis exists for both indicators considered in the region. Second, to examine the effects of macroeconomic and institutional variables on both indicators in the study.</text:p>
            <text:p>Design/methodology/approach</text:p>
            <text:p>The authors employ a balanced panel data covering 43 countries from 1990-2009 in the study. Subsequently, the study uses serial correlation/autoregressive order one corrected cross-section time series model based on Feasible Generalized Least Square method.</text:p>
            <text:p>Findings</text:p>
            <text:p>The empirical results show that the EKC exists (i.e. as inverted U-shaped) only for all GHG emissions from agriculture. Agricultural production and trade openness increase significantly both indicators of EC considered in the study. Other results show that, population growth reduces significantly Agric_GHG, while economic growth increases significantly RD in SSA.</text:p>
            <text:p>Originality/value</text:p>
            <text:p>This is the very first study to investigate the applicability of EKC hypothesis to emissions from non-oil sector such as agriculture (i.e. all GHG emissions from agriculture) in the region.</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International Journal of …</text:p>
          </table:table-cell>
          <table:table-cell table:number-columns-repeated="2" office:value-type="float" office:value="1" calcext:value-type="float">
            <text:p>1</text:p>
          </table:table-cell>
          <table:table-cell office:value-type="string" calcext:value-type="string">
            <text:p>emerald.com</text:p>
          </table:table-cell>
          <table:table-cell office:value-type="float" office:value="2017" calcext:value-type="float">
            <text:p>2017</text:p>
          </table:table-cell>
          <table:table-cell office:value-type="string" calcext:value-type="string">
            <text:p>https://www.emerald.com/insight/content/doi/10.1108/IJSE-02-2015-0034/full/html</text:p>
          </table:table-cell>
          <table:table-cell office:value-type="string" calcext:value-type="string">
            <text:p>https://scholar.google.com/scholar?cites=9555799387843499127&amp;as_sdt=2005&amp;sciodt=0,5&amp;hl=en</text:p>
          </table:table-cell>
          <table:table-cell office:value-type="float" office:value="130" calcext:value-type="float">
            <text:p>130</text:p>
          </table:table-cell>
          <table:table-cell office:value-type="string" calcext:value-type="string">
            <text:p>NA</text:p>
          </table:table-cell>
          <table:table-cell office:value-type="string" calcext:value-type="string">
            <text:p>10.1108/IJSE-02-2015-0034</text:p>
          </table:table-cell>
          <table:table-cell table:number-columns-repeated="6" office:value-type="string" calcext:value-type="string">
            <text:p>NA</text:p>
          </table:table-cell>
          <table:table-cell office:value-type="float" office:value="54" calcext:value-type="float">
            <text:p>54</text:p>
          </table:table-cell>
          <table:table-cell office:value-type="float" office:value="6.75" calcext:value-type="float">
            <text:p>6.75</text:p>
          </table:table-cell>
          <table:table-cell office:value-type="float" office:value="18" calcext:value-type="float">
            <text:p>18</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https://www.researchgate.net/profile/Kolawole-Ogundari/publication/312488606_Revisiting_Environmental_Kuznets_Curve_in_Sub-Sahara_Africa_Evidence_from_deforestation_and_all_GHG_emissions_from_agriculture/links/5aa09adfaca272d448b1a9fd/Revisiting-Environmental-Kuznets-Curve-in-Sub-Sahara-Africa-Evidence-from-deforestation-and-all-GHG-emissions-from-agriculture.pdf</text:p>
          </table:table-cell>
          <table:table-cell office:value-type="string" calcext:value-type="string">
            <text:p>https://scholar.google.com/scholar?q=related:d5ROGeoEnY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8">
          <table:table-cell office:value-type="float" office:value="54" calcext:value-type="float">
            <text:p>54</text:p>
          </table:table-cell>
          <table:table-cell office:value-type="string" calcext:value-type="string">
            <text:p>paper_1181</text:p>
          </table:table-cell>
          <table:table-cell office:value-type="float" office:value="356" calcext:value-type="float">
            <text:p>356</text:p>
          </table:table-cell>
          <table:table-cell office:value-type="float" office:value="1" calcext:value-type="float">
            <text:p>1</text:p>
          </table:table-cell>
          <table:table-cell office:value-type="string" calcext:value-type="string">
            <text:p>S Benabou, A Harms</text:p>
          </table:table-cell>
          <table:table-cell office:value-type="string" calcext:value-type="string">
            <text:p>Revisiting green neoliberalism in India through the lens of market-based restoration and reforestation projects</text:p>
          </table:table-cell>
          <table:table-cell office:value-type="string" calcext:value-type="string">
            <text:p>revisiting green neoliberalism in india through the lens of market-based restoration and reforestation projects</text:p>
          </table:table-cell>
          <table:table-cell office:value-type="string" calcext:value-type="string">
            <text:p>This introduction to the special issue revisits the idea of �green neoliberalism� through the lens of market-based restoration and reforestation projects in India. Addressing the strategic role of forests as �carbon sinks� and �service providers� in today�s neoliberal reform projects, it contributes to a renewed attention to the material production of such (un)desired natures and their variegated realities. It argues that empirical accounts of how the reorganisation of forests is imagined, how it is implemented through specific programmes, and how it gets entangled into the multi-layered histories of people and places, are critical to understand the tensions but also the openings that neoliberal restructuring at the forested frontier entails. First, the article builds on sustained critiques of �green neoliberalism� to retrace changes in global environmental politics over the last 30 years, stamped by the extended reach of the market both outward �through a performative discursive shift and quantification drives� and inward, as it now aims at subjecting practices, habits and emotions to relentless rounds of improving and enhancing. Second, it considers these developments against the background of India�s forest governance since the 1990s, which saw the emergence of the judiciary as a key institution to enforce environmental laws and countertrends to democratizing forest governance. In light of empirical data collected in the special issue, it asks to what degree instruments such as compensatory afforestation or carbon forestry constitute a departure from older forestry projects, and, in fine, the heuristics of neoliberalism as a category, taking issue with the all-powerfulness of India�s State Forest Departments, the long-standing exclusion of local communities, the use of forests as capital for elite bureaucracies, but also the currency and power of the developmental state in India.</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Journal of South Asian Development</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journals.sagepub.com</text:p>
          </table:table-cell>
          <table:table-cell office:value-type="float" office:value="2021" calcext:value-type="float">
            <text:p>2021</text:p>
          </table:table-cell>
          <table:table-cell office:value-type="string" calcext:value-type="string">
            <text:p>https://journals.sagepub.com/doi/abs/10.1177/09731741211052197</text:p>
          </table:table-cell>
          <table:table-cell office:value-type="string" calcext:value-type="string">
            <text:p>https://scholar.google.com/scholar?cites=7543288675834780170&amp;as_sdt=2005&amp;sciodt=0,5&amp;hl=en</text:p>
          </table:table-cell>
          <table:table-cell office:value-type="float" office:value="905" calcext:value-type="float">
            <text:p>905</text:p>
          </table:table-cell>
          <table:table-cell office:value-type="string" calcext:value-type="string">
            <text:p>NA</text:p>
          </table:table-cell>
          <table:table-cell office:value-type="string" calcext:value-type="string">
            <text:p>10.1177/09731741211052197</text:p>
          </table:table-cell>
          <table:table-cell table:number-columns-repeated="6" office:value-type="string" calcext:value-type="string">
            <text:p>NA</text:p>
          </table:table-cell>
          <table:table-cell office:value-type="float" office:value="1" calcext:value-type="float">
            <text:p>1</text:p>
          </table:table-cell>
          <table:table-cell office:value-type="float" office:value="0.25" calcext:value-type="float">
            <text:p>0.2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NA</text:p>
          </table:table-cell>
          <table:table-cell office:value-type="string" calcext:value-type="string">
            <text:p>https://scholar.google.com/scholar?q=related:CtpbqRUlr2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
          <table:table-cell office:value-type="float" office:value="55" calcext:value-type="float">
            <text:p>55</text:p>
          </table:table-cell>
          <table:table-cell office:value-type="string" calcext:value-type="string">
            <text:p>paper_1182</text:p>
          </table:table-cell>
          <table:table-cell office:value-type="float" office:value="357" calcext:value-type="float">
            <text:p>357</text:p>
          </table:table-cell>
          <table:table-cell office:value-type="float" office:value="76" calcext:value-type="float">
            <text:p>76</text:p>
          </table:table-cell>
          <table:table-cell office:value-type="string" calcext:value-type="string">
            <text:p>Murshed, M</text:p>
          </table:table-cell>
          <table:table-cell office:value-type="string" calcext:value-type="string">
            <text:p>Revisiting the deforestation-induced EKC hypothesis: the role of democracy in Bangladesh</text:p>
          </table:table-cell>
          <table:table-cell office:value-type="string" calcext:value-type="string">
            <text:p>revisiting the deforestation-induced ekc hypothesis: the role of democracy in bangladesh</text:p>
          </table:table-cell>
          <table:table-cell office:value-type="string" calcext:value-type="string">
            <text:p>This paper aimed at evaluating the validity of the deforestation-induced Environmental Kuznets Curve hypothesis controlling for the democracy between 1971 and 2018 in Bangladesh. The cointegration results provide statistical evidence of long-run associations between economic growth, deforestation propensities and the quality of democracy. The elasticity estimates certify the validity of the EKC hypothesis for all the three indicators of deforestation used in this paper: forest area coverage, deforestation rate and net forest depletion rate. Moreover, controlling for democracy lowers the threshold level of growth beyond which the marginal impact of growth results in environmental betterment by reducing the deforestation propensities in Bangladesh. Moreover, democracy and economic growth are also seen to exert a combined impact on the growth-deforestation nexus. The estimated growth thresholds are above the current real GDP level of Bangladesh which reasons the nation's deforestation woes. Finally, the causality results also affirm causal associations between economic growth, deforestation and the quality of democracy. Thus, these findings impose key policy implications keeping into cognizance the sustainable economic and environmental development goals of Bangladesh.</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GEOJOURNAL</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2" calcext:value-type="float">
            <text:p>2022</text:p>
          </table:table-cell>
          <table:table-cell office:value-type="string" calcext:value-type="string">
            <text:p>http://dx.doi.org/10.1007/s10708-020-10234-z</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07/s10708-020-10234-z</text:p>
          </table:table-cell>
          <table:table-cell office:value-type="string" calcext:value-type="string">
            <text:p>0343-2521</text:p>
          </table:table-cell>
          <table:table-cell office:value-type="string" calcext:value-type="string">
            <text:p>NA</text:p>
          </table:table-cell>
          <table:table-cell office:value-type="float" office:value="87" calcext:value-type="float">
            <text:p>87</text:p>
          </table:table-cell>
          <table:table-cell office:value-type="float" office:value="1" calcext:value-type="float">
            <text:p>1</text:p>
          </table:table-cell>
          <table:table-cell office:value-type="float" office:value="53" calcext:value-type="float">
            <text:p>53</text:p>
          </table:table-cell>
          <table:table-cell office:value-type="float" office:value="74" calcext:value-type="float">
            <text:p>74</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6">
          <table:table-cell office:value-type="float" office:value="56" calcext:value-type="float">
            <text:p>56</text:p>
          </table:table-cell>
          <table:table-cell office:value-type="string" calcext:value-type="string">
            <text:p>paper_1187</text:p>
          </table:table-cell>
          <table:table-cell office:value-type="float" office:value="358" calcext:value-type="float">
            <text:p>358</text:p>
          </table:table-cell>
          <table:table-cell office:value-type="float" office:value="12" calcext:value-type="float">
            <text:p>12</text:p>
          </table:table-cell>
          <table:table-cell office:value-type="string" calcext:value-type="string">
            <text:p>Laing, T</text:p>
          </table:table-cell>
          <table:table-cell office:value-type="string" calcext:value-type="string">
            <text:p>Rights to the forest, REDD plus and elections: Mining in Guyana</text:p>
          </table:table-cell>
          <table:table-cell office:value-type="string" calcext:value-type="string">
            <text:p>rights to the forest, redd plus and elections: mining in guyana</text:p>
          </table:table-cell>
          <table:table-cell office:value-type="string" calcext:value-type="string">
            <text:p>This paper examines the impact of electoral cycles and the introduction of Reducing Emissions from Deforestation and Degradation (REDD+) policy upon the holding of small-scale mining property rights in Guyana. Mining is both the major cause of deforestation and the main economic activity in the country. A simple model of the incentives to hold mining property rights is developed and tested using a unique data-set of small-scale mining property rights data. Econometric techniques are used to test the findings of the model, concluding that the number of mining rights issued fall after election years, with the number rescinded rising. The introduction of REDD+ in Guyana also seems to have increased the number of mining claims being relinquished, and reduce the number being issued. The findings highlight the importance of political economy events in the evolution of small-scale mining activity, and show some evidence that the introduction of a REDD+ framework in Guyana has impacted the main driver of deforestation, despite the absence of specific policy targeting the sector. (C) 2015 Elsevier Ltd. All rights reserved.</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RESOURCES POLIC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 SCI LTD</text:p>
          </table:table-cell>
          <table:table-cell office:value-type="float" office:value="2015" calcext:value-type="float">
            <text:p>2015</text:p>
          </table:table-cell>
          <table:table-cell office:value-type="string" calcext:value-type="string">
            <text:p>http://dx.doi.org/10.1016/j.resourpol.2015.10.008</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resourpol.2015.10.008</text:p>
          </table:table-cell>
          <table:table-cell office:value-type="string" calcext:value-type="string">
            <text:p>0301-4207</text:p>
          </table:table-cell>
          <table:table-cell office:value-type="string" calcext:value-type="string">
            <text:p>NA</text:p>
          </table:table-cell>
          <table:table-cell office:value-type="float" office:value="46" calcext:value-type="float">
            <text:p>46</text:p>
          </table:table-cell>
          <table:table-cell office:value-type="string" calcext:value-type="string">
            <text:p>NA</text:p>
          </table:table-cell>
          <table:table-cell office:value-type="float" office:value="250" calcext:value-type="float">
            <text:p>250</text:p>
          </table:table-cell>
          <table:table-cell office:value-type="float" office:value="261" calcext:value-type="float">
            <text:p>261</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23">
          <table:table-cell office:value-type="float" office:value="57" calcext:value-type="float">
            <text:p>57</text:p>
          </table:table-cell>
          <table:table-cell office:value-type="string" calcext:value-type="string">
            <text:p>paper_1200</text:p>
          </table:table-cell>
          <table:table-cell office:value-type="float" office:value="132" calcext:value-type="float">
            <text:p>132</text:p>
          </table:table-cell>
          <table:table-cell office:value-type="float" office:value="126" calcext:value-type="float">
            <text:p>126</text:p>
          </table:table-cell>
          <table:table-cell office:value-type="string" calcext:value-type="string">
            <text:p>H Randriamalala, Z Liu</text:p>
          </table:table-cell>
          <table:table-cell office:value-type="string" calcext:value-type="string">
            <text:p>Rosewood of Madagascar: Between democracy and conservation</text:p>
          </table:table-cell>
          <table:table-cell office:value-type="string" calcext:value-type="string">
            <text:p>rosewood of madagascar: between democracy and conservation</text:p>
          </table:table-cell>
          <table:table-cell office:value-type="string" calcext:value-type="string">
            <text:p>In 2009 an estimated 52,000 tonnes of precious wood from ca. 100,000 rosewood and ebony trees was logged in north-east Madagascar, one third originating from Marojejy National Park and its environs, the remainder from in and around Masoala National Park. At least 500,000 additional trees and many miles of vines were cut to make rafts to transport the heavy ebony and rosewood logs. Approximately 36,700 tonnes were shipped in 1,187 containers, almost all to China, for a total export sale price estimated at $ US 220 million. In the SAVA region, members of the timber syndicate pocketed 76% of this whereas the State collected just $ US 15.3 million. Of the three main companies that transported rosewood from Vohemar, Delmas benefited most; three banks also facilitated the illegal timber trade. Fraud is perpetrated by the syndicate and government administrators along every step in Madagascar�s precious timber trade in a coordinated effort to maximize profit and minimize taxes and fines. Poor governance and a lack of clarity in forest regulation have facilitated timber trafficking and undermined judicial control; during at least three periods (1992, 2006 and 2009-2010) escalation of rosewood exportation has been facilitated by government decrees issued prior to elections or during difficult political times, in each instance accompanied by �exceptional�government orders allowing a few powerful operators to export massive quantities of wood�all part of a carefully orchestrated cycle. The near-silence of donors and NGOs is linked to their loss of influence following suspension of all but humanitarian aid since 17 March 2009.</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Madagascar Conservation &amp;Develop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jol.info</text:p>
          </table:table-cell>
          <table:table-cell office:value-type="float" office:value="2010" calcext:value-type="float">
            <text:p>2010</text:p>
          </table:table-cell>
          <table:table-cell office:value-type="string" calcext:value-type="string">
            <text:p>https://www.ajol.info/index.php/mcd/article/view/57336</text:p>
          </table:table-cell>
          <table:table-cell office:value-type="string" calcext:value-type="string">
            <text:p>https://scholar.google.com/scholar?cites=17114181456700701088&amp;as_sdt=2005&amp;sciodt=0,5&amp;hl=en</text:p>
          </table:table-cell>
          <table:table-cell office:value-type="float" office:value="753" calcext:value-type="float">
            <text:p>753</text:p>
          </table:table-cell>
          <table:table-cell table:number-columns-repeated="8" office:value-type="string" calcext:value-type="string">
            <text:p>NA</text:p>
          </table:table-cell>
          <table:table-cell office:value-type="float" office:value="126" calcext:value-type="float">
            <text:p>126</text:p>
          </table:table-cell>
          <table:table-cell office:value-type="float" office:value="8.4" calcext:value-type="float">
            <text:p>8.4</text:p>
          </table:table-cell>
          <table:table-cell office:value-type="float" office:value="63" calcext:value-type="float">
            <text:p>63</text:p>
          </table:table-cell>
          <table:table-cell office:value-type="float" office:value="2" calcext:value-type="float">
            <text:p>2</text:p>
          </table:table-cell>
          <table:table-cell office:value-type="float" office:value="15" calcext:value-type="float">
            <text:p>15</text:p>
          </table:table-cell>
          <table:table-cell office:value-type="string" calcext:value-type="string">
            <text:p>https://www.ajol.info/index.php/mcd/article/view/57336/175208</text:p>
          </table:table-cell>
          <table:table-cell office:value-type="string" calcext:value-type="string">
            <text:p>https://scholar.google.com/scholar?q=related:oPk4LFzJge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table-cell office:value-type="float" office:value="58" calcext:value-type="float">
            <text:p>58</text:p>
          </table:table-cell>
          <table:table-cell office:value-type="string" calcext:value-type="string">
            <text:p>paper_1202</text:p>
          </table:table-cell>
          <table:table-cell office:value-type="float" office:value="56" calcext:value-type="float">
            <text:p>56</text:p>
          </table:table-cell>
          <table:table-cell office:value-type="float" office:value="89" calcext:value-type="float">
            <text:p>89</text:p>
          </table:table-cell>
          <table:table-cell office:value-type="string" calcext:value-type="string">
            <text:p>R Abman</text:p>
          </table:table-cell>
          <table:table-cell office:value-type="string" calcext:value-type="string">
            <text:p>Rule of law and avoided deforestation from protected areas</text:p>
          </table:table-cell>
          <table:table-cell office:value-type="string" calcext:value-type="string">
            <text:p>rule of law and avoided deforestation from protected areas</text:p>
          </table:table-cell>
          <table:table-cell office:value-type="string" calcext:value-type="string">
            <text:p>Global efforts to protect biodiversity and slow deforestation rely heavily on the establishment of protected areas; land set aside that cannot be deforested or developed. This paper studies the macro-level relationship between rule of law and variation in avoided deforestation from protected areas. Using recent global satellite data from 2000 to 2012, I estimate the country-level avoided deforestation of protected areas established in this period via nearest-neighbor matching. I then use weighted least-squares regressions to explain country-level variation in estimated avoided deforestation as a function of a country�s governance characteristics as well as other country-level controls. Across 71 countries in this study period, protected areas were more effective in countries with higher levels of corruption control and protection of property rights, protected areas were more effective in more democratic countries, and there appears to be no relationship between political stability and avoided deforestation from protected areas.</text:p>
          </table:table-cell>
          <table:table-cell table:number-columns-repeated="4"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Ecological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0921800917311473</text:p>
          </table:table-cell>
          <table:table-cell office:value-type="string" calcext:value-type="string">
            <text:p>https://scholar.google.com/scholar?cites=13069164294639013082&amp;as_sdt=2005&amp;sciodt=0,5&amp;hl=en</text:p>
          </table:table-cell>
          <table:table-cell office:value-type="float" office:value="29" calcext:value-type="float">
            <text:p>29</text:p>
          </table:table-cell>
          <table:table-cell table:number-columns-repeated="8" office:value-type="string" calcext:value-type="string">
            <text:p>NA</text:p>
          </table:table-cell>
          <table:table-cell office:value-type="float" office:value="89" calcext:value-type="float">
            <text:p>89</text:p>
          </table:table-cell>
          <table:table-cell office:value-type="float" office:value="12.71" calcext:value-type="float">
            <text:p>12.71</text:p>
          </table:table-cell>
          <table:table-cell office:value-type="float" office:value="89" calcext:value-type="float">
            <text:p>89</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s://scholar.google.com/scholar?output=instlink&amp;q=info:2kwtva7_XrUJ:scholar.google.com/&amp;hl=en&amp;as_sdt=0,5&amp;as_ylo=1990&amp;as_yhi=2025&amp;scillfp=16276958482618133315&amp;oi=lle</text:p>
          </table:table-cell>
          <table:table-cell office:value-type="string" calcext:value-type="string">
            <text:p>https://scholar.google.com/scholar?q=related:2kwtva7_Xr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
          <table:table-cell office:value-type="float" office:value="59" calcext:value-type="float">
            <text:p>59</text:p>
          </table:table-cell>
          <table:table-cell office:value-type="string" calcext:value-type="string">
            <text:p>paper_1223</text:p>
          </table:table-cell>
          <table:table-cell office:value-type="float" office:value="167" calcext:value-type="float">
            <text:p>167</text:p>
          </table:table-cell>
          <table:table-cell office:value-type="float" office:value="21" calcext:value-type="float">
            <text:p>21</text:p>
          </table:table-cell>
          <table:table-cell office:value-type="string" calcext:value-type="string">
            <text:p>BR Bushley</text:p>
          </table:table-cell>
          <table:table-cell office:value-type="string" calcext:value-type="string">
            <text:p>Seeing the communities for the carbon: governance challenges of reducing emissions from deforestation and forest degradation in Nepal</text:p>
          </table:table-cell>
          <table:table-cell office:value-type="string" calcext:value-type="string">
            <text:p>seeing the communities for the carbon: governance challenges of reducing emissions from deforestation and forest degradation in nepal</text:p>
          </table:table-cell>
          <table:table-cell office:value-type="string" calcext:value-type="string">
            <text:p>Reducing emissions from deforestation and forest degradation in developing countries (REDD), an emerging international climate change mitigation mechanism, would compensate developing countries with threatened forests for their conservation and reforestation efforts. The implications of this new scheme for governments, forests, communities and their development are still unclear. The preparation for REDD that is taking place in many countries includes little concern for this mechanism�s potential impacts on the rights and livelihoods of forest-dependent communities who have yet to be consulted. This paper analyzes both precedents and the current process of REDD readiness in Nepal, revealing discrepancies in forest governance that must be addressed before this carbon trading mechanism can successfully meet climate change mitigation, biodiversity conservation, or development goals. This paper finds that REDD readiness and policy formulation is being driven from the top down, with insufficient involvement and influence by local communities in planning and decision-making processes, and that a more adaptive, bottom-up approach is needed if REDD is to be economically beneficial, socially equitable, and environmentally sustainable in the long term.</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Reconsidering Develop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ubs.lib.umn.edu</text:p>
          </table:table-cell>
          <table:table-cell office:value-type="float" office:value="2010" calcext:value-type="float">
            <text:p>2010</text:p>
          </table:table-cell>
          <table:table-cell office:value-type="string" calcext:value-type="string">
            <text:p>https://pubs.lib.umn.edu/index.php/reconsidering/article/view/563</text:p>
          </table:table-cell>
          <table:table-cell office:value-type="string" calcext:value-type="string">
            <text:p>https://scholar.google.com/scholar?cites=8814319566668426769&amp;as_sdt=2005&amp;sciodt=0,5&amp;hl=en</text:p>
          </table:table-cell>
          <table:table-cell office:value-type="float" office:value="681" calcext:value-type="float">
            <text:p>681</text:p>
          </table:table-cell>
          <table:table-cell table:number-columns-repeated="8" office:value-type="string" calcext:value-type="string">
            <text:p>NA</text:p>
          </table:table-cell>
          <table:table-cell office:value-type="float" office:value="21" calcext:value-type="float">
            <text:p>21</text:p>
          </table:table-cell>
          <table:table-cell office:value-type="float" office:value="1.4" calcext:value-type="float">
            <text:p>1.4</text:p>
          </table:table-cell>
          <table:table-cell office:value-type="float" office:value="21" calcext:value-type="float">
            <text:p>21</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https://pubs.lib.umn.edu/index.php/reconsidering/article/download/563/664</text:p>
          </table:table-cell>
          <table:table-cell office:value-type="string" calcext:value-type="string">
            <text:p>https://scholar.google.com/scholar?q=related:Ee4LFPLAUn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4">
          <table:table-cell office:value-type="float" office:value="60" calcext:value-type="float">
            <text:p>60</text:p>
          </table:table-cell>
          <table:table-cell office:value-type="string" calcext:value-type="string">
            <text:p>paper_1224</text:p>
          </table:table-cell>
          <table:table-cell office:value-type="float" office:value="153" calcext:value-type="float">
            <text:p>153</text:p>
          </table:table-cell>
          <table:table-cell office:value-type="float" office:value="1" calcext:value-type="float">
            <text:p>1</text:p>
          </table:table-cell>
          <table:table-cell office:value-type="string" calcext:value-type="string">
            <text:p>HI Resnick</text:p>
          </table:table-cell>
          <table:table-cell office:value-type="string" calcext:value-type="string">
            <text:p>Seeing the Forest for the Trees: Public and Private Law Tools for Halting Deforestation</text:p>
          </table:table-cell>
          <table:table-cell office:value-type="string" calcext:value-type="string">
            <text:p>seeing the forest for the trees: public and private law tools for halting deforestation</text:p>
          </table:table-cell>
          <table:table-cell office:value-type="string" calcext:value-type="string">
            <text:p>… from deforestation and forest degradation, plus the sustainable management of forests and the conservation and enhancement of forest carbon … After a campaign by international NGOs …</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Pace Envtl. L. Rev.</text:p>
          </table:table-cell>
          <table:table-cell table:number-columns-repeated="2" office:value-type="float" office:value="1" calcext:value-type="float">
            <text:p>1</text:p>
          </table:table-cell>
          <table:table-cell office:value-type="string" calcext:value-type="string">
            <text:p>HeinOnline</text:p>
          </table:table-cell>
          <table:table-cell office:value-type="float" office:value="2019" calcext:value-type="float">
            <text:p>2019</text:p>
          </table:table-cell>
          <table:table-cell office:value-type="string" calcext:value-type="string">
            <text:p>https://heinonline.org/hol-cgi-bin/get_pdf.cgi?handle=hein.journals/penv37&amp;section=3</text:p>
          </table:table-cell>
          <table:table-cell office:value-type="string" calcext:value-type="string">
            <text:p>https://scholar.google.com/scholar?cites=15729895236129112112&amp;as_sdt=2005&amp;sciodt=0,5&amp;hl=en</text:p>
          </table:table-cell>
          <table:table-cell office:value-type="float" office:value="638" calcext:value-type="float">
            <text:p>638</text:p>
          </table:table-cell>
          <table:table-cell table:number-columns-repeated="8" office:value-type="string" calcext:value-type="string">
            <text:p>NA</text:p>
          </table:table-cell>
          <table:table-cell office:value-type="float" office:value="1" calcext:value-type="float">
            <text:p>1</text:p>
          </table:table-cell>
          <table:table-cell office:value-type="float" office:value="0.17" calcext:value-type="float">
            <text:p>0.17</text:p>
          </table:table-cell>
          <table:table-cell table:number-columns-repeated="2" office:value-type="float" office:value="1" calcext:value-type="float">
            <text:p>1</text:p>
          </table:table-cell>
          <table:table-cell office:value-type="float" office:value="6" calcext:value-type="float">
            <text:p>6</text:p>
          </table:table-cell>
          <table:table-cell office:value-type="string" calcext:value-type="string">
            <text:p>https://digitalcommons.pace.edu/cgi/viewcontent.cgi?article=1832&amp;context=pelr</text:p>
          </table:table-cell>
          <table:table-cell office:value-type="string" calcext:value-type="string">
            <text:p>https://scholar.google.com/scholar?q=related:MMCVb2DQS9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5">
          <table:table-cell office:value-type="float" office:value="61" calcext:value-type="float">
            <text:p>61</text:p>
          </table:table-cell>
          <table:table-cell office:value-type="string" calcext:value-type="string">
            <text:p>paper_1226</text:p>
          </table:table-cell>
          <table:table-cell office:value-type="float" office:value="359" calcext:value-type="float">
            <text:p>359</text:p>
          </table:table-cell>
          <table:table-cell office:value-type="float" office:value="196" calcext:value-type="float">
            <text:p>196</text:p>
          </table:table-cell>
          <table:table-cell office:value-type="string" calcext:value-type="string">
            <text:p>M Colchester</text:p>
          </table:table-cell>
          <table:table-cell office:value-type="string" calcext:value-type="string">
            <text:p>Self-determination or environmental determinism for indigenous peoples in tropical forest conservation</text:p>
          </table:table-cell>
          <table:table-cell office:value-type="string" calcext:value-type="string">
            <text:p>self-determination or environmental determinism for indigenous peoples in tropical forest conservation</text:p>
          </table:table-cell>
          <table:table-cell office:value-type="string" calcext:value-type="string">
            <text:p>Advocates of people-free parks argue that human occupation of tropical forests inevitably results in a loss of biodiversity, notably through the elimination of top predators and the consequent disruption of ecosystems. Schwartzman et al.(this issue) do a good job countering this simplistic view, both by questioning its empirical basis and by arguing that protected areas need human occupants to defend them. In an increasingly globalized and liberalized world, conservationists cannot rely on beleaguered state bureaucracies to defend isolated, protected areas of high biodiversity (Colchester 1998b). Strictly protected areas need to be implanted within much larger managed landscapes occupied by human beings who also care about the environment and the well-being of future generations. The actual relations between local communities and their natural environments are, of course, extremely diverse and vary not just between societies and over time but also between different localities. Indigenous peoples, as a polythetic and self-ascribed class of human societies, may be more respectful of their local environments than most societies, owing to their close ties with their ancestral lands, their common property management regimes, and their sense of holding lands in trust for future generations (Ostrom 1990; Kempf 1993; Western &amp; Wright 1994; Kothari et al. 1996; Stevens 1997). Conservation-ists, whatever their misgivings about the abilities of indigenous peoples to manage their environments sustainably, have to start their interventions with the reality that exists on the ground (West &amp; Brechin 1991). It is now recognized that as many as 85% of the world's protected areas are inhabited by indigenous peoples (Alcorn 2000), and most remaining areas of tropical forests with high biodiversity are also owned or claimed by them (Weber et al. 2000). It makes more sense for conservationists to work with these peoples than to cast them into the role of environmental villains and expel them from their homelands. To choose the latter course is a sure route to social conflict and political instability (Colchester 1994; Ghimire &amp; Pimbert 1997).</text:p>
            <text:p>There are other compelling reasons that conservationists should collaborate with indigenous peoples, not least because to do otherwise would be to violate international law. Indigenous peoples' rights, inter alia, to the use, ownership, management, and control of their traditional lands and territories are recognized in Interna-tional Labour Organisation Convention 169 (International Labour Organisation 1989). Their right to self-determination has been acknowledged by the United Nations Subcommittee on the Elimination of Discrmination and Protection of Minorities and the United Nations Human Rights Committee (Kambel &amp; MacKay 1999). The Convention on Biological Diversity, signed into being in 1992 and now ratified by 171 countries, likewise emphasizes the need to protect customary use of biological resources. In 1994 the World Conservation Union (1994) revised its system of protected-area categories to allow others, including indigenous peoples and not just state agencies, to own and manage protected areas. The existing and emerging rights of indigenous peoples in international law have been endorsed by mainstream conservation organisations such as the WorldWide Fund for Nature (International)(1996) and the World Conservation Union (1997a, 1997b). Recently, the World Commission on Protected Areas et al.(1999) published guidelines for recognizing indigenous rights in protected area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Conservation Biolog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STOR</text:p>
          </table:table-cell>
          <table:table-cell office:value-type="float" office:value="2000" calcext:value-type="float">
            <text:p>2000</text:p>
          </table:table-cell>
          <table:table-cell office:value-type="string" calcext:value-type="string">
            <text:p>https://www.jstor.org/stable/2641787</text:p>
          </table:table-cell>
          <table:table-cell office:value-type="string" calcext:value-type="string">
            <text:p>https://scholar.google.com/scholar?cites=9981775557698793734&amp;as_sdt=2005&amp;sciodt=0,5&amp;hl=en</text:p>
          </table:table-cell>
          <table:table-cell office:value-type="float" office:value="210" calcext:value-type="float">
            <text:p>210</text:p>
          </table:table-cell>
          <table:table-cell table:number-columns-repeated="8" office:value-type="string" calcext:value-type="string">
            <text:p>NA</text:p>
          </table:table-cell>
          <table:table-cell office:value-type="float" office:value="196" calcext:value-type="float">
            <text:p>196</text:p>
          </table:table-cell>
          <table:table-cell office:value-type="float" office:value="7.84" calcext:value-type="float">
            <text:p>7.84</text:p>
          </table:table-cell>
          <table:table-cell office:value-type="float" office:value="196" calcext:value-type="float">
            <text:p>196</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https://www.academia.edu/download/66892104/84ce8d4ae30686edd7d2cbc9a8e28d390cab.pdf</text:p>
          </table:table-cell>
          <table:table-cell office:value-type="string" calcext:value-type="string">
            <text:p>https://scholar.google.com/scholar?q=related:BjFQ6Ptjho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6">
          <table:table-cell office:value-type="float" office:value="62" calcext:value-type="float">
            <text:p>62</text:p>
          </table:table-cell>
          <table:table-cell office:value-type="string" calcext:value-type="string">
            <text:p>paper_1229</text:p>
          </table:table-cell>
          <table:table-cell office:value-type="float" office:value="360" calcext:value-type="float">
            <text:p>360</text:p>
          </table:table-cell>
          <table:table-cell office:value-type="float" office:value="1" calcext:value-type="float">
            <text:p>1</text:p>
          </table:table-cell>
          <table:table-cell office:value-type="string" calcext:value-type="string">
            <text:p>S Groenendijk</text:p>
          </table:table-cell>
          <table:table-cell office:value-type="string" calcext:value-type="string">
            <text:p>Shaping Community Forestry in Nepal: a solution for deforestation</text:p>
          </table:table-cell>
          <table:table-cell office:value-type="string" calcext:value-type="string">
            <text:p>shaping community forestry in nepal: a solution for deforestation</text:p>
          </table:table-cell>
          <table:table-cell office:value-type="string" calcext:value-type="string">
            <text:p>The world�s total forest area is estimated at 30% of the total land area (FAO, 2005). However, this forest area is unevenly distributed. Two-thirds of the total forest area is concentrated in the ten most forest-rich countries (Butler, 2005). Many of the world�s forests are being threatened. FAO estimates that the world�s forests are disappearing at a rate of 13 million hectares of forest a year, which is equivalent to 3 times the total area of Holland. The depletion of forest area, also known as deforestation, is defined by (FAO, 1999; 17) as �a non-temporary change of land use from forest to other land use or depletion of forest crown cover to less than ten percent. Clear cuts (even with stump removal) if shortly followed by reforestation for forestry purposes are not considered deforestation�. Deforestation did, unfortunately, not miss out Nepal. In Nepal, about 25% of its land area is covered with forests. The Nepali forests, however, suffered a loss of 25% due to deforestation between 1990 and 2005 (Butler, 2005).</text:p>
            <text:p>Many attempts have been done to stop the world�s deforestation process. One of these attempts is called �Community Forestry�(CF). As it can take many forms, there is no unique definition for the concept of �Community Forestry�. Its nature differs noticeably between developed and developing countries and between programs within countries. There are, however, some common characteristics. Community Forestry basically aims for site specific sustainable use and conservation of natural resources as well as to improve the livelihoods of local communities. In Community Forestry, forestry is usually small-scaled, and local communities are involved in both the planning and management of the forest. Usually, a CF project receives some financial support from governments and non-government organisations (Harrison and Suh, 2004). This relatively new strategy for forest management was proposed in the 1970s when it became clear that the former topdown, state controlled forest management approach was not beneficial to the welfare and wellbeing of local communities (Wiersum, 2004). There are many terms to refer to Community Forestry, among others; Community Based Conservation, Social Forestry, Communal Forestry, Participatory Forestry, Co-Management, Collaborative Management or Conservation and Development. Although these terms are used somewhat interchangeably, Wiersum (2004). explains a significant difference between �Social Forestry�and �Community Forestry�. He defines Social Forestry as a �development strategy of professional foresters and other development organizations with the aim of stimulating active involvement of local people in small-scale, diversified forest management activities as a means to improve the livelihood conditions of these people�. Community Forestry is, according to him, defined as �any forest management activities undertaken by rural people as part of their livelihood strategies. Such activities may be self-initiated or proposed by external development programs�. The project under which this research was carried out is best defined, using the definition above, as �Community Forestry�. Furthermore, as it calls itself as the �Nepal Swiss Community Forestry Project�(NSCFP), this report will from now on only use the term �Community Forestry�.</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A study of two Community Forestry efforts in Nepal</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depot.wur.nl</text:p>
          </table:table-cell>
          <table:table-cell office:value-type="float" office:value="2008" calcext:value-type="float">
            <text:p>2008</text:p>
          </table:table-cell>
          <table:table-cell office:value-type="string" calcext:value-type="string">
            <text:p>https://edepot.wur.nl/121108</text:p>
          </table:table-cell>
          <table:table-cell office:value-type="string" calcext:value-type="string">
            <text:p>https://scholar.google.com/scholar?cites=16345678965709745876&amp;as_sdt=2005&amp;sciodt=0,5&amp;hl=en</text:p>
          </table:table-cell>
          <table:table-cell office:value-type="float" office:value="667" calcext:value-type="float">
            <text:p>667</text:p>
          </table:table-cell>
          <table:table-cell office:value-type="string" calcext:value-type="string">
            <text:p>PDF</text:p>
          </table:table-cell>
          <table:table-cell table:number-columns-repeated="7" office:value-type="string" calcext:value-type="string">
            <text:p>NA</text:p>
          </table:table-cell>
          <table:table-cell office:value-type="float" office:value="1" calcext:value-type="float">
            <text:p>1</text:p>
          </table:table-cell>
          <table:table-cell office:value-type="float" office:value="0.06" calcext:value-type="float">
            <text:p>0.06</text:p>
          </table:table-cell>
          <table:table-cell table:number-columns-repeated="2" office:value-type="float" office:value="1" calcext:value-type="float">
            <text:p>1</text:p>
          </table:table-cell>
          <table:table-cell office:value-type="float" office:value="17" calcext:value-type="float">
            <text:p>17</text:p>
          </table:table-cell>
          <table:table-cell office:value-type="string" calcext:value-type="string">
            <text:p>https://edepot.wur.nl/121108</text:p>
          </table:table-cell>
          <table:table-cell office:value-type="string" calcext:value-type="string">
            <text:p>https://scholar.google.com/scholar?q=related:1C60i2qE1-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3">
          <table:table-cell office:value-type="float" office:value="63" calcext:value-type="float">
            <text:p>63</text:p>
          </table:table-cell>
          <table:table-cell office:value-type="string" calcext:value-type="string">
            <text:p>paper_1230</text:p>
          </table:table-cell>
          <table:table-cell office:value-type="float" office:value="361" calcext:value-type="float">
            <text:p>361</text:p>
          </table:table-cell>
          <table:table-cell office:value-type="float" office:value="0" calcext:value-type="float">
            <text:p>0</text:p>
          </table:table-cell>
          <table:table-cell office:value-type="string" calcext:value-type="string">
            <text:p>YR Liu</text:p>
          </table:table-cell>
          <table:table-cell office:value-type="string" calcext:value-type="string">
            <text:p>Sharing Capacity through Collaboration and Trust: A Case Study of Collaborative Governance for Reforestation in Rural Shanxi, China</text:p>
          </table:table-cell>
          <table:table-cell office:value-type="string" calcext:value-type="string">
            <text:p>sharing capacity through collaboration and trust: a case study of collaborative governance for reforestation in rural shanxi, china</text:p>
          </table:table-cell>
          <table:table-cell office:value-type="string" calcext:value-type="string">
            <text:p>The goal of this dissertation is to understand the application of collaborative governance as a response to reforestation challenges in rural China and the external and internal factors that affect the collaboration. The emergence of collaborative governance is important for the relationship between state and society in China as the central government attempt to balance between centralization and private initiatives to achieve development goals. Understanding the formation and sustainment of collaborative governance in this context can improve the utilization of this approach to support meaningful participation in governance as well as increase resilience to future social-environmental challenges. The collaboration between a Hong Kong based non-governmental organization (NGO) and the Shilou county government in western Shanxi province, China, is used as a case study for understanding this topic. This study site is located on the eastern part of the Loess Plateau, a region with continental monsoon climate and semi-arid sloped lands. I use the Collaborative Governance Regime framework to analyze how the institutional environment embedded in the system context, the drivers, and the collaborative dynamics interact with key actors to produce actions and outcomes, and how barriers that emerged before and during the collaboration were resolved. The dissertation is primarily based on data gathered during five month-long trips to Shanxi province in 2013, 2014, and from 2017�2018. I used a variety of research methods, including participant observation, open and repeated interviews, shadowing, and secondary data collec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earch.proquest.com</text:p>
          </table:table-cell>
          <table:table-cell office:value-type="float" office:value="2021" calcext:value-type="float">
            <text:p>2021</text:p>
          </table:table-cell>
          <table:table-cell office:value-type="string" calcext:value-type="string">
            <text:p>https://search.proquest.com/openview/73cee87b33d7d8b6a419e867108f3bf1/1?pq-origsite=gscholar&amp;cbl=18750&amp;diss=y</text:p>
          </table:table-cell>
          <table:table-cell office:value-type="string" calcext:value-type="string">
            <text:p>NA</text:p>
          </table:table-cell>
          <table:table-cell office:value-type="float" office:value="812" calcext:value-type="float">
            <text:p>812</text:p>
          </table:table-cell>
          <table:table-cell office:value-type="string" calcext:value-type="string">
            <text:p>BOOK</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A</text:p>
          </table:table-cell>
          <table:table-cell office:value-type="string" calcext:value-type="string">
            <text:p>https://scholar.google.com/scholar?q=related:ZRbmTeAEaM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4">
          <table:table-cell office:value-type="float" office:value="64" calcext:value-type="float">
            <text:p>64</text:p>
          </table:table-cell>
          <table:table-cell office:value-type="string" calcext:value-type="string">
            <text:p>paper_1235</text:p>
          </table:table-cell>
          <table:table-cell office:value-type="float" office:value="65" calcext:value-type="float">
            <text:p>65</text:p>
          </table:table-cell>
          <table:table-cell office:value-type="float" office:value="1351" calcext:value-type="float">
            <text:p>1351</text:p>
          </table:table-cell>
          <table:table-cell office:value-type="string" calcext:value-type="string">
            <text:p>D Nepstad, D McGrath, C Stickler, A Alencar…</text:p>
          </table:table-cell>
          <table:table-cell office:value-type="string" calcext:value-type="string">
            <text:p>Slowing Amazon deforestation through public policy and interventions in beef and soy supply chains</text:p>
          </table:table-cell>
          <table:table-cell office:value-type="string" calcext:value-type="string">
            <text:p>slowing amazon deforestation through public policy and interventions in beef and soy supply chains</text:p>
          </table:table-cell>
          <table:table-cell office:value-type="string" calcext:value-type="string">
            <text:p>The recent 70% decline in deforestation in the Brazilian Amazon suggests that it is possible to manage the advance of a vast agricultural frontier. Enforcement of laws, interventions in soy and beef supply chains, restrictions on access to credit, and expansion of protected areas appear to have contributed to this decline, as did a decline in the demand for new deforestation. The supply chain interventions that fed into this deceleration are precariously dependent on corporate risk management, and public policies have relied excessively on punitive measures. Systems for delivering positive incentives for farmers to forgo deforestation have been designed but not fully implemented. Territorial approaches to deforestation have been effective and could consolidate progress in slowing deforestation while providing a framework for addressing other important dimensions of sustainable development.</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science</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cience.org</text:p>
          </table:table-cell>
          <table:table-cell office:value-type="float" office:value="2014" calcext:value-type="float">
            <text:p>2014</text:p>
          </table:table-cell>
          <table:table-cell office:value-type="string" calcext:value-type="string">
            <text:p>https://www.science.org/doi/abs/10.1126/science.1248525</text:p>
          </table:table-cell>
          <table:table-cell office:value-type="string" calcext:value-type="string">
            <text:p>https://scholar.google.com/scholar?cites=10344895849282269806&amp;as_sdt=2005&amp;sciodt=0,5&amp;hl=en</text:p>
          </table:table-cell>
          <table:table-cell office:value-type="float" office:value="191" calcext:value-type="float">
            <text:p>191</text:p>
          </table:table-cell>
          <table:table-cell office:value-type="string" calcext:value-type="string">
            <text:p>NA</text:p>
          </table:table-cell>
          <table:table-cell office:value-type="string" calcext:value-type="string">
            <text:p>10.1126/science.1248525</text:p>
          </table:table-cell>
          <table:table-cell table:number-columns-repeated="6" office:value-type="string" calcext:value-type="string">
            <text:p>NA</text:p>
          </table:table-cell>
          <table:table-cell office:value-type="float" office:value="1351" calcext:value-type="float">
            <text:p>1351</text:p>
          </table:table-cell>
          <table:table-cell office:value-type="float" office:value="122.82" calcext:value-type="float">
            <text:p>122.82</text:p>
          </table:table-cell>
          <table:table-cell office:value-type="float" office:value="270" calcext:value-type="float">
            <text:p>270</text:p>
          </table:table-cell>
          <table:table-cell office:value-type="float" office:value="5" calcext:value-type="float">
            <text:p>5</text:p>
          </table:table-cell>
          <table:table-cell office:value-type="float" office:value="11" calcext:value-type="float">
            <text:p>11</text:p>
          </table:table-cell>
          <table:table-cell office:value-type="string" calcext:value-type="string">
            <text:p>https://earthinnovation.org/uploads/2014/10/2014-SlowingDef_Nepstad_Science.pdf</text:p>
          </table:table-cell>
          <table:table-cell office:value-type="string" calcext:value-type="string">
            <text:p>https://scholar.google.com/scholar?q=related:bvLhHvdzkI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4">
          <table:table-cell office:value-type="float" office:value="65" calcext:value-type="float">
            <text:p>65</text:p>
          </table:table-cell>
          <table:table-cell office:value-type="string" calcext:value-type="string">
            <text:p>paper_124</text:p>
          </table:table-cell>
          <table:table-cell office:value-type="float" office:value="125" calcext:value-type="float">
            <text:p>125</text:p>
          </table:table-cell>
          <table:table-cell office:value-type="float" office:value="4" calcext:value-type="float">
            <text:p>4</text:p>
          </table:table-cell>
          <table:table-cell office:value-type="string" calcext:value-type="string">
            <text:p>DP Boudjikanian</text:p>
          </table:table-cell>
          <table:table-cell office:value-type="string" calcext:value-type="string">
            <text:p>Armenian independence and deforestation</text:p>
          </table:table-cell>
          <table:table-cell office:value-type="string" calcext:value-type="string">
            <text:p>armenian independence and deforestation</text:p>
          </table:table-cell>
          <table:table-cell office:value-type="string" calcext:value-type="string">
            <text:p>… the acceleration of the deforestation rate. This situation caused deforestation to become one of … Seeks to build peace and democracy through free and fair media in several regions of the …</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ICE case studies</text:p>
          </table:table-cell>
          <table:table-cell table:number-columns-repeated="2" office:value-type="float" office:value="1" calcext:value-type="float">
            <text:p>1</text:p>
          </table:table-cell>
          <table:table-cell office:value-type="string" calcext:value-type="string">
            <text:p>ace.aua.am</text:p>
          </table:table-cell>
          <table:table-cell office:value-type="float" office:value="2006" calcext:value-type="float">
            <text:p>2006</text:p>
          </table:table-cell>
          <table:table-cell office:value-type="string" calcext:value-type="string">
            <text:p>https://ace.aua.am/files/2019/05/2006-Armenian-Independence-and-Deforestation-ICE.pdf</text:p>
          </table:table-cell>
          <table:table-cell office:value-type="string" calcext:value-type="string">
            <text:p>https://scholar.google.com/scholar?cites=4047840016818513523&amp;as_sdt=2005&amp;sciodt=0,5&amp;hl=en</text:p>
          </table:table-cell>
          <table:table-cell office:value-type="float" office:value="565" calcext:value-type="float">
            <text:p>565</text:p>
          </table:table-cell>
          <table:table-cell office:value-type="string" calcext:value-type="string">
            <text:p>PDF</text:p>
          </table:table-cell>
          <table:table-cell table:number-columns-repeated="7" office:value-type="string" calcext:value-type="string">
            <text:p>NA</text:p>
          </table:table-cell>
          <table:table-cell office:value-type="float" office:value="4" calcext:value-type="float">
            <text:p>4</text:p>
          </table:table-cell>
          <table:table-cell office:value-type="float" office:value="0.21" calcext:value-type="float">
            <text:p>0.21</text:p>
          </table:table-cell>
          <table:table-cell office:value-type="float" office:value="4" calcext:value-type="float">
            <text:p>4</text:p>
          </table:table-cell>
          <table:table-cell office:value-type="float" office:value="1" calcext:value-type="float">
            <text:p>1</text:p>
          </table:table-cell>
          <table:table-cell office:value-type="float" office:value="19" calcext:value-type="float">
            <text:p>19</text:p>
          </table:table-cell>
          <table:table-cell office:value-type="string" calcext:value-type="string">
            <text:p>https://ace.aua.am/files/2019/05/2006-Armenian-Independence-and-Deforestation-ICE.pdf</text:p>
          </table:table-cell>
          <table:table-cell office:value-type="string" calcext:value-type="string">
            <text:p>https://scholar.google.com/scholar?q=related:cyYUhgzRLD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4">
          <table:table-cell office:value-type="float" office:value="66" calcext:value-type="float">
            <text:p>66</text:p>
          </table:table-cell>
          <table:table-cell office:value-type="string" calcext:value-type="string">
            <text:p>paper_1240</text:p>
          </table:table-cell>
          <table:table-cell office:value-type="float" office:value="362" calcext:value-type="float">
            <text:p>362</text:p>
          </table:table-cell>
          <table:table-cell office:value-type="float" office:value="2" calcext:value-type="float">
            <text:p>2</text:p>
          </table:table-cell>
          <table:table-cell office:value-type="string" calcext:value-type="string">
            <text:p>K Ehrhardt-Martinez</text:p>
          </table:table-cell>
          <table:table-cell office:value-type="string" calcext:value-type="string">
            <text:p>Social determinants of deforestation in developing countries: A cross-national study</text:p>
          </table:table-cell>
          <table:table-cell office:value-type="string" calcext:value-type="string">
            <text:p>social determinants of deforestation in developing countries: a cross-national study</text:p>
          </table:table-cell>
          <table:table-cell office:value-type="string" calcext:value-type="string">
            <text:p>This study examines the social forces that drive deforestation. Neo-Malthusian, modernization, and dependency theories are applied in a cross-national comparison of 51 developing countries. Multiple regression techniques are applied to estimate the rate of deforestation using the level of urbanization, economic growth rate, population growth rate, level of sectoral inequality, rate of change in primary product exports, and rate of change in tertiary education. Results support modernization theory, indicating that the level of urbanization has a curvilinear effect on the rate of deforestation, that economic growth contributes to deforestation, and that sectoral inequality reduces the rate of deforestation. In support of neo-Malthusian theory, population growth results in higher rates of deforestation. Tertiary education has a mild negative effect on the rate of deforestation, whereas the effect of trade dependency is insignificant.</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etd.ohiolink.edu</text:p>
          </table:table-cell>
          <table:table-cell office:value-type="float" office:value="1996" calcext:value-type="float">
            <text:p>1996</text:p>
          </table:table-cell>
          <table:table-cell office:value-type="string" calcext:value-type="string">
            <text:p>https://etd.ohiolink.edu/acprod/odb_etd/ws/send_file/send?accession=osu1730971371286089&amp;disposition=inline</text:p>
          </table:table-cell>
          <table:table-cell office:value-type="string" calcext:value-type="string">
            <text:p>https://scholar.google.com/scholar?cites=11371940985103269044&amp;as_sdt=2005&amp;sciodt=0,5&amp;hl=en</text:p>
          </table:table-cell>
          <table:table-cell office:value-type="float" office:value="495" calcext:value-type="float">
            <text:p>495</text:p>
          </table:table-cell>
          <table:table-cell office:value-type="string" calcext:value-type="string">
            <text:p>PDF</text:p>
          </table:table-cell>
          <table:table-cell table:number-columns-repeated="7" office:value-type="string" calcext:value-type="string">
            <text:p>NA</text:p>
          </table:table-cell>
          <table:table-cell office:value-type="float" office:value="2" calcext:value-type="float">
            <text:p>2</text:p>
          </table:table-cell>
          <table:table-cell office:value-type="float" office:value="0.07" calcext:value-type="float">
            <text:p>0.07</text:p>
          </table:table-cell>
          <table:table-cell office:value-type="float" office:value="2" calcext:value-type="float">
            <text:p>2</text:p>
          </table:table-cell>
          <table:table-cell office:value-type="float" office:value="1" calcext:value-type="float">
            <text:p>1</text:p>
          </table:table-cell>
          <table:table-cell office:value-type="float" office:value="29" calcext:value-type="float">
            <text:p>29</text:p>
          </table:table-cell>
          <table:table-cell office:value-type="string" calcext:value-type="string">
            <text:p>https://etd.ohiolink.edu/acprod/odb_etd/ws/send_file/send?accession=osu1730971371286089&amp;disposition=inline</text:p>
          </table:table-cell>
          <table:table-cell office:value-type="string" calcext:value-type="string">
            <text:p>https://scholar.google.com/scholar?q=related:tDzJJxNA0Z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
          <table:table-cell office:value-type="float" office:value="67" calcext:value-type="float">
            <text:p>67</text:p>
          </table:table-cell>
          <table:table-cell office:value-type="string" calcext:value-type="string">
            <text:p>paper_1252</text:p>
          </table:table-cell>
          <table:table-cell office:value-type="float" office:value="363" calcext:value-type="float">
            <text:p>363</text:p>
          </table:table-cell>
          <table:table-cell office:value-type="float" office:value="0" calcext:value-type="float">
            <text:p>0</text:p>
          </table:table-cell>
          <table:table-cell office:value-type="string" calcext:value-type="string">
            <text:p>J Diano, MW Thorsen</text:p>
          </table:table-cell>
          <table:table-cell office:value-type="string" calcext:value-type="string">
            <text:p>Sovereignty, Security and Deforestation: A Literature Review on Narratives on Sovereignty in the Brazilian</text:p>
          </table:table-cell>
          <table:table-cell office:value-type="string" calcext:value-type="string">
            <text:p>sovereignty, security and deforestation: a literature review on narratives on sovereignty in the brazilian</text:p>
          </table:table-cell>
          <table:table-cell office:value-type="string" calcext:value-type="string">
            <text:p>This literature review explores how the concept of sovereignty is being discussed under different theoretical approaches in the context of deforestation of the Brazilian Amazon. Throughout the last decade, the Amazonian rainforest has been the locus of a local, national and international conflict. The contestation has been focused on who has the right to the territory and consequently its resources. Through an examination of the dominant theoretical approaches and literature in this debate, we illuminate the different perspectives on deforestation in Brazil and their underlying assumptions. We find that the contestation over the Amazon is not just a conflict between the nation-state and the international community, rather there are many competing claims to the Amazon territory within Brazil, and the perspectives of different scholars are shaped by a number of theories and ideologies on sovereignty and the world order. This also impacts the manner in which they perceive scientific data on deforestation and climate change, which is emerging as an existential threat. Accordingly, we sought to identify where additional research is needed, and found that more studies based on mix methods need to be held, which should also take into account the positions of a multitude of actors and reflect on their power relation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rucforsk.ruc.dk</text:p>
          </table:table-cell>
          <table:table-cell table:number-columns-repeated="2" office:value-type="float" office:value="1" calcext:value-type="float">
            <text:p>1</text:p>
          </table:table-cell>
          <table:table-cell table:number-columns-repeated="2" office:value-type="string" calcext:value-type="string">
            <text:p>NA</text:p>
          </table:table-cell>
          <table:table-cell office:value-type="string" calcext:value-type="string">
            <text:p>https://rucforsk.ruc.dk/ws/portalfiles/portal/66429853/Perspectives_Project___Jessica_and_Mathilde.pdf</text:p>
          </table:table-cell>
          <table:table-cell office:value-type="string" calcext:value-type="string">
            <text:p>NA</text:p>
          </table:table-cell>
          <table:table-cell office:value-type="float" office:value="352" calcext:value-type="float">
            <text:p>352</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string" calcext:value-type="string">
            <text:p>NA</text:p>
          </table:table-cell>
          <table:table-cell office:value-type="string" calcext:value-type="string">
            <text:p>https://rucforsk.ruc.dk/ws/portalfiles/portal/66429853/Perspectives_Project___Jessica_and_Mathilde.pdf</text:p>
          </table:table-cell>
          <table:table-cell office:value-type="string" calcext:value-type="string">
            <text:p>https://scholar.google.com/scholar?q=related:m-EsPS2zLm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4">
          <table:table-cell office:value-type="float" office:value="68" calcext:value-type="float">
            <text:p>68</text:p>
          </table:table-cell>
          <table:table-cell office:value-type="string" calcext:value-type="string">
            <text:p>paper_1262</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YK Elsin</text:p>
          </table:table-cell>
          <table:table-cell office:value-type="string" calcext:value-type="string">
            <text:p>Spatial Effects of Local Governance Institutions on Illegal Deforestation in Developing Countries</text:p>
          </table:table-cell>
          <table:table-cell office:value-type="string" calcext:value-type="string">
            <text:p>spatial effects of local governance institutions on illegal deforestation in developing countries</text:p>
          </table:table-cell>
          <table:table-cell office:value-type="string" calcext:value-type="string">
            <text:p>Deforestation worldwide is a major concern. In developing countries, it is a merciless and devastating reality. My thesis addresses how local governance institutions' strength influences this phenomenon, focusing on the Colombian Andes.</text:p>
          </table:table-cell>
          <table:table-cell table:number-columns-repeated="4"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search.proquest.com</text:p>
          </table:table-cell>
          <table:table-cell office:value-type="float" office:value="2019" calcext:value-type="float">
            <text:p>2019</text:p>
          </table:table-cell>
          <table:table-cell office:value-type="string" calcext:value-type="string">
            <text:p>https://search.proquest.com/openview/291e2ae35c903f18c05c2b34a675620e/1?pq-origsite=gscholar&amp;cbl=51922&amp;diss=y</text:p>
          </table:table-cell>
          <table:table-cell office:value-type="string" calcext:value-type="string">
            <text:p>NA</text:p>
          </table:table-cell>
          <table:table-cell office:value-type="float" office:value="975" calcext:value-type="float">
            <text:p>975</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NA</text:p>
          </table:table-cell>
          <table:table-cell office:value-type="string" calcext:value-type="string">
            <text:p>https://scholar.google.com/scholar?q=related:Xx8KbGKtDu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7">
          <table:table-cell office:value-type="float" office:value="69" calcext:value-type="float">
            <text:p>69</text:p>
          </table:table-cell>
          <table:table-cell office:value-type="string" calcext:value-type="string">
            <text:p>paper_1269</text:p>
          </table:table-cell>
          <table:table-cell office:value-type="float" office:value="364" calcext:value-type="float">
            <text:p>364</text:p>
          </table:table-cell>
          <table:table-cell office:value-type="float" office:value="7" calcext:value-type="float">
            <text:p>7</text:p>
          </table:table-cell>
          <table:table-cell office:value-type="string" calcext:value-type="string">
            <text:p>V Ehrenstein, B Laurent</text:p>
          </table:table-cell>
          <table:table-cell office:value-type="string" calcext:value-type="string">
            <text:p>State experiments with public participation: French nanotechnology, Congolese deforestation and the search for national publics</text:p>
          </table:table-cell>
          <table:table-cell office:value-type="string" calcext:value-type="string">
            <text:p>state experiments with public participation: french nanotechnology, congolese deforestation and the search for national publics</text:p>
          </table:table-cell>
          <table:table-cell office:value-type="string" calcext:value-type="string">
            <text:p>… The usual tendency is to oppose ‘participatory’politics and ‘representative’democracy. This casts a contrast between deliberative, decentralized and inclusive initiatives, on the one hand…</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Remaking Participation</text:p>
          </table:table-cell>
          <table:table-cell table:number-columns-repeated="2" office:value-type="float" office:value="1" calcext:value-type="float">
            <text:p>1</text:p>
          </table:table-cell>
          <table:table-cell office:value-type="string" calcext:value-type="string">
            <text:p>api.taylorfrancis.com</text:p>
          </table:table-cell>
          <table:table-cell office:value-type="float" office:value="2015" calcext:value-type="float">
            <text:p>2015</text:p>
          </table:table-cell>
          <table:table-cell office:value-type="string" calcext:value-type="string">
            <text:p>https://api.taylorfrancis.com/content/chapters/edit/download?identifierName=doi&amp;identifierValue=10.4324/9780203797693-8&amp;type=chapterpdf</text:p>
          </table:table-cell>
          <table:table-cell office:value-type="string" calcext:value-type="string">
            <text:p>https://scholar.google.com/scholar?cites=9554620398126735581&amp;as_sdt=2005&amp;sciodt=0,5&amp;hl=en</text:p>
          </table:table-cell>
          <table:table-cell office:value-type="float" office:value="117" calcext:value-type="float">
            <text:p>117</text:p>
          </table:table-cell>
          <table:table-cell table:number-columns-repeated="8" office:value-type="string" calcext:value-type="string">
            <text:p>NA</text:p>
          </table:table-cell>
          <table:table-cell office:value-type="float" office:value="7" calcext:value-type="float">
            <text:p>7</text:p>
          </table:table-cell>
          <table:table-cell office:value-type="float" office:value="0.7" calcext:value-type="float">
            <text:p>0.7</text:p>
          </table:table-cell>
          <table:table-cell office:value-type="float" office:value="4" calcext:value-type="float">
            <text:p>4</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NA</text:p>
          </table:table-cell>
          <table:table-cell office:value-type="string" calcext:value-type="string">
            <text:p>https://scholar.google.com/scholar?q=related:3aALKqHUmI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2">
          <table:table-cell office:value-type="float" office:value="70" calcext:value-type="float">
            <text:p>70</text:p>
          </table:table-cell>
          <table:table-cell office:value-type="string" calcext:value-type="string">
            <text:p>paper_127</text:p>
          </table:table-cell>
          <table:table-cell office:value-type="float" office:value="104" calcext:value-type="float">
            <text:p>104</text:p>
          </table:table-cell>
          <table:table-cell office:value-type="float" office:value="7" calcext:value-type="float">
            <text:p>7</text:p>
          </table:table-cell>
          <table:table-cell office:value-type="string" calcext:value-type="string">
            <text:p>TA Smith, W Andindilile</text:p>
          </table:table-cell>
          <table:table-cell office:value-type="string" calcext:value-type="string">
            <text:p>Assemblages of forest conservation in Tanzania: gradients between chiefs, snakes, spirits and witches</text:p>
          </table:table-cell>
          <table:table-cell office:value-type="string" calcext:value-type="string">
            <text:p>assemblages of forest conservation in tanzania: gradients between chiefs, snakes, spirits and witches</text:p>
          </table:table-cell>
          <table:table-cell office:value-type="string" calcext:value-type="string">
            <text:p>Sacred natural sites are the oldest form of protection for non-human species and landscapes, and remain significant for conservation and development. This paper critically interrogates the role of spiritual worldviews and witchcraft in protected areas. Drawing on research in Mbozi District, Tanzania, we discuss the entanglements between spiritual worldviews, witchcraft, political leadership, religion and non-humans. Adopting assemblage as a conceptual framework offers possibilities to examine the agencies that tangible and intangible forms non-humans and human organisations have in conservation. Employing assemblage concepts including gradients, territorialisation and deterritorialisation, this paper argues for recognition of the complex assemblages between development, conservation and rationality.</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Third World Thematics: A TWQ Journal</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17" calcext:value-type="float">
            <text:p>2017</text:p>
          </table:table-cell>
          <table:table-cell office:value-type="string" calcext:value-type="string">
            <text:p>https://www.tandfonline.com/doi/abs/10.1080/23802014.2017.1348912</text:p>
          </table:table-cell>
          <table:table-cell office:value-type="string" calcext:value-type="string">
            <text:p>https://scholar.google.com/scholar?cites=4474143679532336691&amp;as_sdt=2005&amp;sciodt=0,5&amp;hl=en</text:p>
          </table:table-cell>
          <table:table-cell office:value-type="float" office:value="692" calcext:value-type="float">
            <text:p>692</text:p>
          </table:table-cell>
          <table:table-cell office:value-type="string" calcext:value-type="string">
            <text:p>NA</text:p>
          </table:table-cell>
          <table:table-cell office:value-type="string" calcext:value-type="string">
            <text:p>10.1080/23802014.2017.1348912</text:p>
          </table:table-cell>
          <table:table-cell table:number-columns-repeated="6" office:value-type="string" calcext:value-type="string">
            <text:p>NA</text:p>
          </table:table-cell>
          <table:table-cell office:value-type="float" office:value="7" calcext:value-type="float">
            <text:p>7</text:p>
          </table:table-cell>
          <table:table-cell office:value-type="float" office:value="0.88" calcext:value-type="float">
            <text:p>0.88</text:p>
          </table:table-cell>
          <table:table-cell office:value-type="float" office:value="4" calcext:value-type="float">
            <text:p>4</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https://orca.cardiff.ac.uk/id/eprint/101067/3/T%20Smith%202017%20assemblages%20of%20forest%20conservation%20postprint.pdf</text:p>
          </table:table-cell>
          <table:table-cell office:value-type="string" calcext:value-type="string">
            <text:p>https://scholar.google.com/scholar?q=related:M4aVtPhZFz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
          <table:table-cell office:value-type="float" office:value="71" calcext:value-type="float">
            <text:p>71</text:p>
          </table:table-cell>
          <table:table-cell office:value-type="string" calcext:value-type="string">
            <text:p>paper_1270</text:p>
          </table:table-cell>
          <table:table-cell office:value-type="float" office:value="365" calcext:value-type="float">
            <text:p>365</text:p>
          </table:table-cell>
          <table:table-cell office:value-type="float" office:value="34" calcext:value-type="float">
            <text:p>34</text:p>
          </table:table-cell>
          <table:table-cell office:value-type="string" calcext:value-type="string">
            <text:p>R Véron, G Fehr</text:p>
          </table:table-cell>
          <table:table-cell office:value-type="string" calcext:value-type="string">
            <text:p>State power and protected areas: dynamics and contradictions of forest conservation in Madhya Pradesh, India</text:p>
          </table:table-cell>
          <table:table-cell office:value-type="string" calcext:value-type="string">
            <text:p>state power and protected areas: dynamics and contradictions of forest conservation in madhya pradesh, india</text:p>
          </table:table-cell>
          <table:table-cell office:value-type="string" calcext:value-type="string">
            <text:p>The traditionally coercive and state-controlled governance of protected areas for nature conservation in developing countries has in many cases undergone change in the context of widespread decentralization and liberalization. This article examines an emerging �mixed� (coercive, community- and market-oriented) conservation approach in managed-resource protected areas and its effects on state power through a case study on forest protection in the central Indian state of Madhya Pradesh. The findings suggest that imperfect decentralization and partial liberalization resulted in changed forms, rather than uniform loss, of state power. A forest co-management program paradoxically strengthened local capacity and influence of the Forest Department, which generally maintained its territorial and knowledge-based control over forests and timber management. Furthermore, deregulation and reregulation enabled the state to withdraw from uneconomic activities but also implied reduced place-based control of non-timber forest products. Generally, the new policies and programs contributed to the separation of livelihoods and forests in Madhya Pradesh. The article concludes that regulatory, community- and market-based initiatives would need to be better coordinated to lead to more effective nature conservation and positive livelihood outcome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Political Geography</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1" calcext:value-type="float">
            <text:p>2011</text:p>
          </table:table-cell>
          <table:table-cell office:value-type="string" calcext:value-type="string">
            <text:p>https://www.sciencedirect.com/science/article/pii/S0962629811000862</text:p>
          </table:table-cell>
          <table:table-cell office:value-type="string" calcext:value-type="string">
            <text:p>https://scholar.google.com/scholar?cites=5262942844823568960&amp;as_sdt=2005&amp;sciodt=0,5&amp;hl=en</text:p>
          </table:table-cell>
          <table:table-cell office:value-type="float" office:value="745" calcext:value-type="float">
            <text:p>745</text:p>
          </table:table-cell>
          <table:table-cell table:number-columns-repeated="8" office:value-type="string" calcext:value-type="string">
            <text:p>NA</text:p>
          </table:table-cell>
          <table:table-cell office:value-type="float" office:value="34" calcext:value-type="float">
            <text:p>34</text:p>
          </table:table-cell>
          <table:table-cell office:value-type="float" office:value="2.43" calcext:value-type="float">
            <text:p>2.43</text:p>
          </table:table-cell>
          <table:table-cell office:value-type="float" office:value="17" calcext:value-type="float">
            <text:p>17</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www.academia.edu/download/49919138/j.polgeo.2011.05.00420161027-8012-19fala5.pdf</text:p>
          </table:table-cell>
          <table:table-cell office:value-type="string" calcext:value-type="string">
            <text:p>https://scholar.google.com/scholar?q=related:QILkEqK6CU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3">
          <table:table-cell office:value-type="float" office:value="72" calcext:value-type="float">
            <text:p>72</text:p>
          </table:table-cell>
          <table:table-cell office:value-type="string" calcext:value-type="string">
            <text:p>paper_1281</text:p>
          </table:table-cell>
          <table:table-cell office:value-type="float" office:value="151" calcext:value-type="float">
            <text:p>151</text:p>
          </table:table-cell>
          <table:table-cell office:value-type="float" office:value="23" calcext:value-type="float">
            <text:p>23</text:p>
          </table:table-cell>
          <table:table-cell office:value-type="string" calcext:value-type="string">
            <text:p>D Blum, S Aguiar, Z Sun, D Müller, A Alvarez…</text:p>
          </table:table-cell>
          <table:table-cell office:value-type="string" calcext:value-type="string">
            <text:p>Subnational institutions and power of landholders drive illegal deforestation in a major commodity production frontier</text:p>
          </table:table-cell>
          <table:table-cell office:value-type="string" calcext:value-type="string">
            <text:p>subnational institutions and power of landholders drive illegal deforestation in a major commodity production frontier</text:p>
          </table:table-cell>
          <table:table-cell office:value-type="string" calcext:value-type="string">
            <text:p>Deforestation is a main threat to the biosphere due to its contribution to biodiversity loss, carbon emissions, and land degradation. Most deforestation is illegal and continues unabated, representing around half of the total deforestation in the tropics and subtropics. Quantifying illegal deforestation is challenging, let alone assessing the social and institutional processes underlying its occurrence. We tackle this challenge by quantifying the relative influence of individual (i.e., landholders� power, landholding size) and contextual (i.e., subnational institutions, agricultural suitability) factors on the type and size of illegal deforestation in the Argentine Dry Chaco, a major commodity production frontier and global deforestation hotspot. We build a Bayesian network fed with data of 244 illegal deforestation events, obtained from journalistic articles, grey literature, key informant interviews, and geospatial analyses. The results reveal that more powerful landholders were associated with larger illegal deforestation events. Policy simulations suggest that higher concentration of land in the hands of powerful landholders and more flexible subnational forest regulations would escalate illegal deforestation. This points to the need for a smart policy mix that integrates across economic, agricultural, and environmental sectors to halt illegal deforestation at commodity production frontiers. A land tenure reform can facilitate forest protection, while incentives to land-use diversification and the criminal prosecution of illegal deforestation are critical to shift landholder behavior towards more balanced production and conservation outcom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Global Environmental …</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2" calcext:value-type="float">
            <text:p>2022</text:p>
          </table:table-cell>
          <table:table-cell office:value-type="string" calcext:value-type="string">
            <text:p>https://www.sciencedirect.com/science/article/pii/S0959378022000498</text:p>
          </table:table-cell>
          <table:table-cell office:value-type="string" calcext:value-type="string">
            <text:p>https://scholar.google.com/scholar?cites=356277099858668891&amp;as_sdt=2005&amp;sciodt=0,5&amp;hl=en</text:p>
          </table:table-cell>
          <table:table-cell office:value-type="float" office:value="436" calcext:value-type="float">
            <text:p>436</text:p>
          </table:table-cell>
          <table:table-cell table:number-columns-repeated="8" office:value-type="string" calcext:value-type="string">
            <text:p>NA</text:p>
          </table:table-cell>
          <table:table-cell office:value-type="float" office:value="23" calcext:value-type="float">
            <text:p>23</text:p>
          </table:table-cell>
          <table:table-cell office:value-type="float" office:value="7.67" calcext:value-type="float">
            <text:p>7.67</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NA</text:p>
          </table:table-cell>
          <table:table-cell office:value-type="string" calcext:value-type="string">
            <text:p>https://scholar.google.com/scholar?q=related:W62ueiLA8Q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8">
          <table:table-cell office:value-type="float" office:value="73" calcext:value-type="float">
            <text:p>73</text:p>
          </table:table-cell>
          <table:table-cell office:value-type="string" calcext:value-type="string">
            <text:p>paper_1282</text:p>
          </table:table-cell>
          <table:table-cell office:value-type="float" office:value="118" calcext:value-type="float">
            <text:p>118</text:p>
          </table:table-cell>
          <table:table-cell office:value-type="float" office:value="79" calcext:value-type="float">
            <text:p>79</text:p>
          </table:table-cell>
          <table:table-cell office:value-type="string" calcext:value-type="string">
            <text:p>BF Milmanda, C Garay</text:p>
          </table:table-cell>
          <table:table-cell office:value-type="string" calcext:value-type="string">
            <text:p>Subnational variation in forest protection in the Argentine Chaco</text:p>
          </table:table-cell>
          <table:table-cell office:value-type="string" calcext:value-type="string">
            <text:p>subnational variation in forest protection in the argentine chaco</text:p>
          </table:table-cell>
          <table:table-cell office:value-type="string" calcext:value-type="string">
            <text:p>In a context of booming commodity prices, what factors drive subnational authorities to implement forest protection regulations in active agricultural frontiers?. Focusing on one of the world�s deforestation hotspots, the Argentine Chaco Forest, we argue that subnational variation in the implementation of forest protection legislation is driven by governors� attempts to avoid conflict produced by agricultural expansion. Through process tracing, we show how governors� implementation decisions�regarding both the design and enforcement of provincial regulations�sought to mitigate pressures from large producers opposed to clearing restrictions and from various groups contesting agricultural expansion. As the power of these actors varies across provinces, governors� conflict avoidance strategies resulted in markedly different subnational regulations as well as contrasting levels of enforcement and deforestation. We substantiate our argument through an empirical strategy that combines department-level geocoded data on deforestation and levels of forest protection in the Argentine Chaco with extensive fieldwork and interviews in the core provinces in which the forest is located. Our findings aim to contribute to academic debates in political science and environmental science on the determinants of subnational policy and deforestation, respectively, and have the potential to inform both donors and policymakers about the factors shaping the uneven impact of decentralized arrangements to combat climate change.</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World Develop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9" calcext:value-type="float">
            <text:p>2019</text:p>
          </table:table-cell>
          <table:table-cell office:value-type="string" calcext:value-type="string">
            <text:p>https://www.sciencedirect.com/science/article/pii/S0305750X19300270</text:p>
          </table:table-cell>
          <table:table-cell office:value-type="string" calcext:value-type="string">
            <text:p>https://scholar.google.com/scholar?cites=9613598276269505148&amp;as_sdt=2005&amp;sciodt=0,5&amp;hl=en</text:p>
          </table:table-cell>
          <table:table-cell office:value-type="float" office:value="708" calcext:value-type="float">
            <text:p>708</text:p>
          </table:table-cell>
          <table:table-cell table:number-columns-repeated="8" office:value-type="string" calcext:value-type="string">
            <text:p>NA</text:p>
          </table:table-cell>
          <table:table-cell office:value-type="float" office:value="79" calcext:value-type="float">
            <text:p>79</text:p>
          </table:table-cell>
          <table:table-cell office:value-type="float" office:value="13.17" calcext:value-type="float">
            <text:p>13.17</text:p>
          </table:table-cell>
          <table:table-cell office:value-type="float" office:value="40" calcext:value-type="float">
            <text:p>40</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scholar.harvard.edu/files/cgaray/files/wd_subnational_variation_forest_protection.pdf</text:p>
          </table:table-cell>
          <table:table-cell office:value-type="string" calcext:value-type="string">
            <text:p>https://scholar.google.com/scholar?q=related:fPpZfrJcao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2">
          <table:table-cell office:value-type="float" office:value="74" calcext:value-type="float">
            <text:p>74</text:p>
          </table:table-cell>
          <table:table-cell office:value-type="string" calcext:value-type="string">
            <text:p>paper_1289</text:p>
          </table:table-cell>
          <table:table-cell office:value-type="float" office:value="27" calcext:value-type="float">
            <text:p>27</text:p>
          </table:table-cell>
          <table:table-cell office:value-type="float" office:value="6" calcext:value-type="float">
            <text:p>6</text:p>
          </table:table-cell>
          <table:table-cell office:value-type="string" calcext:value-type="string">
            <text:p>A.J. Hamza</text:p>
          </table:table-cell>
          <table:table-cell office:value-type="string" calcext:value-type="string">
            <text:p>Sustainable natural resource management must recognise community diversity</text:p>
          </table:table-cell>
          <table:table-cell office:value-type="string" calcext:value-type="string">
            <text:p>sustainable natural resource management must recognise community diversity</text:p>
          </table:table-cell>
          <table:table-cell office:value-type="string" calcext:value-type="string">
            <text:p>Deforestation and overexploitation of mangrove forests are affecting the livelihoods of millions of families that rely on their ecosystem services. Understanding local perceptions about the status and threats to mangroves is therefore crucial in addressing this issue. This research aims to enhance understanding of how sociodemographic factors influence resource use and perceptions of environmental changes through a questionnaire survey (n?=?592 households) in five locations in Lamu County, home to 62% of Kenya�s mangroves. The results highlight the variability of mangrove use, ecosystem service recognition, and perceptions and drivers of change across locations, which are influenced by sociodemographic factors such as gender, education, and occupation. Although 89% of respondents reported using mangrove products, only 56% were able to identify mangrove ecosystem services, with those without formal education being less likely to recognize them. Interestingly, 50% of respondents perceived an increase in mangrove cover, contrary to research showing mangrove loss in the area over the last decade. Results show that communities are diverse and perceptions vary between groups, suggesting that implementing uniform management measures may be incomplete or ineffective. Awareness campaigns and capacity-building efforts must be tailored to reduce misperceptions about the state of local resources and to address the specific needs and challenges faced by different groups. Recommendations made here are widely applicable to promote more inclusive and sustainable community engagement in the management of natural resources in developing countries worldwid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International Journal of Sustainable Development and World Ecolog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23" calcext:value-type="float">
            <text:p>2023</text:p>
          </table:table-cell>
          <table:table-cell office:value-type="string" calcext:value-type="string">
            <text:p>https://www.scopus.com/inward/record.uri?partnerID=HzOxMe3b&amp;scp=85150860050&amp;origin=inward</text:p>
          </table:table-cell>
          <table:table-cell office:value-type="string" calcext:value-type="string">
            <text:p>https://www.scopus.com/inward/citedby.uri?partnerID=HzOxMe3b&amp;scp=85150860050&amp;origin=inward</text:p>
          </table:table-cell>
          <table:table-cell office:value-type="float" office:value="60" calcext:value-type="float">
            <text:p>60</text:p>
          </table:table-cell>
          <table:table-cell office:value-type="string" calcext:value-type="string">
            <text:p>Article</text:p>
          </table:table-cell>
          <table:table-cell office:value-type="string" calcext:value-type="string">
            <text:p>10.1080/13504509.2023.2192006</text:p>
          </table:table-cell>
          <table:table-cell office:value-type="string" calcext:value-type="string">
            <text:p>1350-4509</text:p>
          </table:table-cell>
          <table:table-cell office:value-type="string" calcext:value-type="string">
            <text:p>https://api.elsevier.com/content/abstract/scopus_id/85150860050</text:p>
          </table:table-cell>
          <table:table-cell office:value-type="float" office:value="30" calcext:value-type="float">
            <text:p>30</text:p>
          </table:table-cell>
          <table:table-cell office:value-type="float" office:value="7" calcext:value-type="float">
            <text:p>7</text:p>
          </table:table-cell>
          <table:table-cell office:value-type="float" office:value="727" calcext:value-type="float">
            <text:p>727</text:p>
          </table:table-cell>
          <table:table-cell office:value-type="float" office:value="744" calcext:value-type="float">
            <text:p>744</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15">
          <table:table-cell office:value-type="float" office:value="75" calcext:value-type="float">
            <text:p>75</text:p>
          </table:table-cell>
          <table:table-cell office:value-type="string" calcext:value-type="string">
            <text:p>paper_131</text:p>
          </table:table-cell>
          <table:table-cell office:value-type="float" office:value="13" calcext:value-type="float">
            <text:p>13</text:p>
          </table:table-cell>
          <table:table-cell office:value-type="float" office:value="16" calcext:value-type="float">
            <text:p>16</text:p>
          </table:table-cell>
          <table:table-cell office:value-type="string" calcext:value-type="string">
            <text:p>A Chandra, D Fauzi, FH Khatimah, SA Wicaksono</text:p>
          </table:table-cell>
          <table:table-cell office:value-type="string" calcext:value-type="string">
            <text:p>Assessing drivers of forest conservation in Simancuang Village forest, west Sumatra</text:p>
          </table:table-cell>
          <table:table-cell office:value-type="string" calcext:value-type="string">
            <text:p>assessing drivers of forest conservation in simancuang village forest, west sumatra</text:p>
          </table:table-cell>
          <table:table-cell office:value-type="string" calcext:value-type="string">
            <text:p>This study empirically assessed Social Forestry program implementation in Simancuang</text:p>
            <text:p>Village Forest or locally known as Hutan Nagari (HN) Simancuang in West Sumatra,</text:p>
            <text:p>Indonesia. We performed two analyses using primary and secondary data, namely</text:p>
            <text:p>propensity score matching to estimate the effects of the enactment of HN Simancuang in</text:p>
            <text:p>2012 on forest cover loss and ordinal logistic regression (OLR) to predict the determinants of</text:p>
            <text:p>conservation awareness.</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Small-Scale Forestry</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2" calcext:value-type="float">
            <text:p>2022</text:p>
          </table:table-cell>
          <table:table-cell office:value-type="string" calcext:value-type="string">
            <text:p>https://link.springer.com/article/10.1007/s11842-021-09489-2</text:p>
          </table:table-cell>
          <table:table-cell office:value-type="string" calcext:value-type="string">
            <text:p>https://scholar.google.com/scholar?cites=13522947461666382900&amp;as_sdt=2005&amp;sciodt=0,5&amp;hl=en</text:p>
          </table:table-cell>
          <table:table-cell office:value-type="float" office:value="740" calcext:value-type="float">
            <text:p>740</text:p>
          </table:table-cell>
          <table:table-cell office:value-type="string" calcext:value-type="string">
            <text:p>HTML</text:p>
          </table:table-cell>
          <table:table-cell office:value-type="string" calcext:value-type="string">
            <text:p>10.1007/s11842-021-09489-2</text:p>
          </table:table-cell>
          <table:table-cell table:number-columns-repeated="6" office:value-type="string" calcext:value-type="string">
            <text:p>NA</text:p>
          </table:table-cell>
          <table:table-cell office:value-type="float" office:value="16" calcext:value-type="float">
            <text:p>16</text:p>
          </table:table-cell>
          <table:table-cell office:value-type="float" office:value="5.33" calcext:value-type="float">
            <text:p>5.33</text:p>
          </table:table-cell>
          <table:table-cell table:number-columns-repeated="2" office:value-type="float" office:value="4" calcext:value-type="float">
            <text:p>4</text:p>
          </table:table-cell>
          <table:table-cell office:value-type="float" office:value="3" calcext:value-type="float">
            <text:p>3</text:p>
          </table:table-cell>
          <table:table-cell office:value-type="string" calcext:value-type="string">
            <text:p>https://link.springer.com/article/10.1007/s11842-021-09489-2</text:p>
          </table:table-cell>
          <table:table-cell office:value-type="string" calcext:value-type="string">
            <text:p>https://scholar.google.com/scholar?q=related:NCTlmBEpq7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
          <table:table-cell office:value-type="float" office:value="76" calcext:value-type="float">
            <text:p>76</text:p>
          </table:table-cell>
          <table:table-cell office:value-type="string" calcext:value-type="string">
            <text:p>paper_1311</text:p>
          </table:table-cell>
          <table:table-cell office:value-type="float" office:value="366" calcext:value-type="float">
            <text:p>366</text:p>
          </table:table-cell>
          <table:table-cell office:value-type="float" office:value="0" calcext:value-type="float">
            <text:p>0</text:p>
          </table:table-cell>
          <table:table-cell office:value-type="string" calcext:value-type="string">
            <text:p>S Perri</text:p>
          </table:table-cell>
          <table:table-cell office:value-type="string" calcext:value-type="string">
            <text:p>The Brazilian Amazon rainforest, an important means to address climate change undermined by deforestation and not adequately respected policies</text:p>
          </table:table-cell>
          <table:table-cell office:value-type="string" calcext:value-type="string">
            <text:p>the brazilian amazon rainforest, an important means to address climate change undermined by deforestation and not adequately respected policies</text:p>
          </table:table-cell>
          <table:table-cell office:value-type="string" calcext:value-type="string">
            <text:p>This study investigates the role of the Brazilian Amazon Rainforest in the fight against climate change. The Amazon rainforest is the most varied ecosystem in terms of biodiversity and one of the major reserves of water and oxygen, it is extremely important in conserving the temperature and ecosystem stability. As part of this work, particular attention is paid to the analysis of climate change and forest conservation through the evaluation of environmental policies. The contribution of the local and indigenous communities is vital for the preservation of the rainforest but despite that, indigenous� land, resources, and culture are threatened by the ideas which put profits ahead of nature. The thesis aims to analyze on one hand the existing instruments at national and international level and the system of institutions entrusted with the task of protecting the forest and indigenous communities and on the other hand to highlight the potential and failures of existing tools and determine the effectiveness and degree of compliance. The Amazon biome is facing a lot of challenges, if the international community and the Brazilian government do not take efficient actions to stop deforestation the rainforest will reach a point of no return in which the entire ecosystem balance would be affected.</text:p>
            <text:p>unitesi.unive.it</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unitesi.unive.it</text:p>
          </table:table-cell>
          <table:table-cell office:value-type="float" office:value="2023" calcext:value-type="float">
            <text:p>2023</text:p>
          </table:table-cell>
          <table:table-cell office:value-type="string" calcext:value-type="string">
            <text:p>https://unitesi.unive.it/handle/20.500.14247/14075</text:p>
          </table:table-cell>
          <table:table-cell office:value-type="string" calcext:value-type="string">
            <text:p>NA</text:p>
          </table:table-cell>
          <table:table-cell office:value-type="float" office:value="760" calcext:value-type="float">
            <text:p>760</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https://unitesi.unive.it/bitstream/20.500.14247/14075/1/865183-1272325.pdf</text:p>
          </table:table-cell>
          <table:table-cell office:value-type="string" calcext:value-type="string">
            <text:p>https://scholar.google.com/scholar?q=related:tEcPgMomcf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
          <table:table-cell office:value-type="float" office:value="77" calcext:value-type="float">
            <text:p>77</text:p>
          </table:table-cell>
          <table:table-cell office:value-type="string" calcext:value-type="string">
            <text:p>paper_1312</text:p>
          </table:table-cell>
          <table:table-cell office:value-type="float" office:value="367" calcext:value-type="float">
            <text:p>367</text:p>
          </table:table-cell>
          <table:table-cell office:value-type="float" office:value="119" calcext:value-type="float">
            <text:p>119</text:p>
          </table:table-cell>
          <table:table-cell office:value-type="string" calcext:value-type="string">
            <text:p>LC Barbosa</text:p>
          </table:table-cell>
          <table:table-cell office:value-type="string" calcext:value-type="string">
            <text:p>The Brazilian Amazon rainforest: Global ecopolitics, development, and democracy</text:p>
          </table:table-cell>
          <table:table-cell office:value-type="string" calcext:value-type="string">
            <text:p>the brazilian amazon rainforest: global ecopolitics, development, and democracy</text:p>
          </table:table-cell>
          <table:table-cell office:value-type="string" calcext:value-type="string">
            <text:p>This provocative book documents how national and global politics intersected to bring about changes in Brazil's environmental preservation laws. Luiz Barbosa argues that global forces coupled with two decades of military rule in Brazil led to policies that promoted deforestation for the sake of development, ultimately having devastating consequences for Amaz�nia's ecosystem and its native populations. By the mid-1980s, changes in global ecopolitics and the onset of democracy in Brazil paved the way for new environmental preservation laws. Barbosa's study is unique in showing the impact of global processes on third-world environmental degradation and in its claim that democracy can facilitate preservation. The latter point is further emphasized in a comparative chapter in which Barbosa demonstrates the importance of democracy for environmental preservation in Costa Rica, Malaysia, and Indonesia. Sociologists and anthropologists interested in issues surrounding economic development as well as environmental activists will find much to their liking in this work.</text:p>
          </table:table-cell>
          <table:table-cell table:number-columns-repeated="4" office:value-type="float" office:value="0" calcext:value-type="float">
            <text:p>0</text:p>
          </table:table-cell>
          <table:table-cell table:number-columns-repeated="2" table:style-name="ce8" office:value-type="float" office:value="1" calcext:value-type="float">
            <text:p>1</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00" calcext:value-type="float">
            <text:p>2000</text:p>
          </table:table-cell>
          <table:table-cell office:value-type="string" calcext:value-type="string">
            <text:p>https://books.google.com/books?hl=en&amp;lr=&amp;id=G6O1wbp3Yx8C&amp;oi=fnd&amp;pg=PA1&amp;dq=%22elections%22%7C%22democracy%22%7C%22leader+selection%22%7C%22campaign%22%7C%22political+cycle%22+%22deforestation%22%7C%22forest+conversion%22%7C%22forest+plantation%22%7C%22forest+conservation%22%7C%22forest+degradation%22%7C%22reforestation%22%7C%22forest+carbon%22%7C%22tree+cover+loss%22&amp;ots=saR6rpSgsx&amp;sig=i6um4twQfAOYquuqgErR-XM0BxA</text:p>
          </table:table-cell>
          <table:table-cell office:value-type="string" calcext:value-type="string">
            <text:p>https://scholar.google.com/scholar?cites=18245692982825401794&amp;as_sdt=2005&amp;sciodt=0,5&amp;hl=en</text:p>
          </table:table-cell>
          <table:table-cell office:value-type="float" office:value="245" calcext:value-type="float">
            <text:p>245</text:p>
          </table:table-cell>
          <table:table-cell office:value-type="string" calcext:value-type="string">
            <text:p>BOOK</text:p>
          </table:table-cell>
          <table:table-cell table:number-columns-repeated="7" office:value-type="string" calcext:value-type="string">
            <text:p>NA</text:p>
          </table:table-cell>
          <table:table-cell office:value-type="float" office:value="119" calcext:value-type="float">
            <text:p>119</text:p>
          </table:table-cell>
          <table:table-cell office:value-type="float" office:value="4.76" calcext:value-type="float">
            <text:p>4.76</text:p>
          </table:table-cell>
          <table:table-cell office:value-type="float" office:value="119" calcext:value-type="float">
            <text:p>119</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NA</text:p>
          </table:table-cell>
          <table:table-cell office:value-type="string" calcext:value-type="string">
            <text:p>https://scholar.google.com/scholar?q=related:wj0lGhm5Nf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1">
          <table:table-cell office:value-type="float" office:value="78" calcext:value-type="float">
            <text:p>78</text:p>
          </table:table-cell>
          <table:table-cell office:value-type="string" calcext:value-type="string">
            <text:p>paper_1313</text:p>
          </table:table-cell>
          <table:table-cell office:value-type="float" office:value="368" calcext:value-type="float">
            <text:p>368</text:p>
          </table:table-cell>
          <table:table-cell office:value-type="float" office:value="0" calcext:value-type="float">
            <text:p>0</text:p>
          </table:table-cell>
          <table:table-cell office:value-type="string" calcext:value-type="string">
            <text:p>G Kohlhepp</text:p>
          </table:table-cell>
          <table:table-cell office:value-type="string" calcext:value-type="string">
            <text:p>The Brazilian Amazonia in Change II: Five Decades of Exploitation, Deforestation and Attempts at Sustainable Development</text:p>
          </table:table-cell>
          <table:table-cell office:value-type="string" calcext:value-type="string">
            <text:p>the brazilian amazonia in change ii: five decades of exploitation, deforestation and attempts at sustainable development</text:p>
          </table:table-cell>
          <table:table-cell office:value-type="string" calcext:value-type="string">
            <text:p>In the Brazilian planning region "Amaz�nia Legal", deforestation of rain forests for the extraction of mineral resources, cattle breeding, soybean farming, transport infrastructure and hydropower plants was carried out without regard for the indigenous people and regional socio-ecological vulnerability. The implementation of damaging mega-programmes caused disastrous environmental problems. Large-scale destruction of biodiversity, rising temperatures and instability of precipitation not only pose a threat to the region, but also have global impacts on climate change. Over the last two decades, parts of Amaz�nia Legal have evolved from a CO2 sink to a source of CO2 emission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ooks.google.com</text:p>
          </table:table-cell>
          <table:table-cell office:value-type="float" office:value="2025" calcext:value-type="float">
            <text:p>2025</text:p>
          </table:table-cell>
          <table:table-cell office:value-type="string" calcext:value-type="string">
            <text:p>https://books.google.com/books?hl=en&amp;lr=&amp;id=6udGEQAAQBAJ&amp;oi=fnd&amp;pg=PP1&amp;dq=%22elections%22%7C%22democracy%22%7C%22leader+selection%22%7C%22campaign%22%7C%22political+cycle%22+%22deforestation%22%7C%22forest+conversion%22%7C%22forest+plantation%22%7C%22forest+conservation%22%7C%22forest+degradation%22%7C%22reforestation%22%7C%22forest+carbon%22%7C%22tree+cover+loss%22&amp;ots=yysYRAx9w7&amp;sig=l7mO6dWnqsg073uiMLMR83sOH8E</text:p>
          </table:table-cell>
          <table:table-cell office:value-type="string" calcext:value-type="string">
            <text:p>NA</text:p>
          </table:table-cell>
          <table:table-cell office:value-type="float" office:value="595" calcext:value-type="float">
            <text:p>595</text:p>
          </table:table-cell>
          <table:table-cell office:value-type="string" calcext:value-type="string">
            <text:p>BOOK</text:p>
          </table:table-cell>
          <table:table-cell table:number-columns-repeated="7" office:value-type="string" calcext:value-type="string">
            <text:p>NA</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string" calcext:value-type="string">
            <text:p>https://library.oapen.org/bitstream/handle/20.500.12657/98486/1/9783839475355.pdf</text:p>
          </table:table-cell>
          <table:table-cell office:value-type="string" calcext:value-type="string">
            <text:p>https://scholar.google.com/scholar?q=related:IXIcb2wdK7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8">
          <table:table-cell office:value-type="float" office:value="79" calcext:value-type="float">
            <text:p>79</text:p>
          </table:table-cell>
          <table:table-cell office:value-type="string" calcext:value-type="string">
            <text:p>paper_1318</text:p>
          </table:table-cell>
          <table:table-cell office:value-type="float" office:value="63" calcext:value-type="float">
            <text:p>63</text:p>
          </table:table-cell>
          <table:table-cell office:value-type="float" office:value="504" calcext:value-type="float">
            <text:p>504</text:p>
          </table:table-cell>
          <table:table-cell office:value-type="string" calcext:value-type="string">
            <text:p>D Shearman, JW Smith</text:p>
          </table:table-cell>
          <table:table-cell office:value-type="string" calcext:value-type="string">
            <text:p>The climate change challenge and the failure of democracy</text:p>
          </table:table-cell>
          <table:table-cell office:value-type="string" calcext:value-type="string">
            <text:p>the climate change challenge and the failure of democracy</text:p>
          </table:table-cell>
          <table:table-cell office:value-type="string" calcext:value-type="string">
            <text:p>Climate change threatens the future of civilization, but humanity is impotent in effecting solutions. Even in those nations with a commitment to reduce greenhouse emissions, they continue to rise. This failure mirrors those in many other spheres that deplete the fish of the sea, erode fertile land, destroy native forests, pollute rivers and streams, and utilize the world's natural resources beyond their replacement rate. In this provocative book, Shearman and Smith present evidence that the fundamental problem causing environmental destruction�and climate change in particular�is the operation of liberal democracy. Its flaws and contradictions bestow upon government�and its institutions, laws, and the markets and corporations that provide its sustenance�an inability to make decisions that could provide a sustainable society.</text:p>
            <text:p/>
            <text:p>Having argued that democracy has failed humanity, the authors go even further and demonstrate that this failure can easily lead to authoritarianism without our even noticing. Even more provocatively, they assert that there is merit in preparing for this eventuality if we want to survive climate change. They are not suggesting that existing authoritarian regimes are more successful in mitigating greenhouse emissions, for to be successful economically they have adopted the market system with alacrity. Nevertheless, the authors conclude that an authoritarian form of government is necessary, but this will be governance by experts and not by those who seek power. There are in existence highly successful authoritarian structures�for example, in medicine and in corporate empires�that are capable of implementing urgent decisions impossible under liberal democracy. Society is verging on a philosophical choice between liberty or life. But there is a third way between democracy and authoritarianism that the authors leave for the final chapter. Having brought the reader to the realization that in order to halt or even slow the disastrous process of climate change we must choose between liberal democracy and a form of authoritarian government by experts, the authors offer up a radical reform of democracy that would entail the painful choice of curtailing our worldwide reliance on growth economies, along with various legal and fiscal reforms. Unpalatable as this choice may be, they argue for the adoption of this fundamental reform of democracy over the journey to authoritarianism.</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07" calcext:value-type="float">
            <text:p>2007</text:p>
          </table:table-cell>
          <table:table-cell office:value-type="string" calcext:value-type="string">
            <text:p>https://books.google.com/books?hl=en&amp;lr=&amp;id=EbrOEAAAQBAJ&amp;oi=fnd&amp;pg=PR7&amp;dq=%22elections%22%7C%22democracy%22%7C%22leader+selection%22%7C%22campaign%22%7C%22political+cycle%22+%22deforestation%22%7C%22forest+conversion%22%7C%22forest+plantation%22%7C%22forest+conservation%22%7C%22forest+degradation%22%7C%22reforestation%22%7C%22forest+carbon%22%7C%22tree+cover+loss%22&amp;ots=X23PYJMhCH&amp;sig=nz6sUe_0V63FIgDdpzE5LJAKp20</text:p>
          </table:table-cell>
          <table:table-cell office:value-type="string" calcext:value-type="string">
            <text:p>https://scholar.google.com/scholar?cites=15405561727031454434&amp;as_sdt=2005&amp;sciodt=0,5&amp;hl=en</text:p>
          </table:table-cell>
          <table:table-cell office:value-type="float" office:value="264" calcext:value-type="float">
            <text:p>264</text:p>
          </table:table-cell>
          <table:table-cell office:value-type="string" calcext:value-type="string">
            <text:p>BOOK</text:p>
          </table:table-cell>
          <table:table-cell table:number-columns-repeated="7" office:value-type="string" calcext:value-type="string">
            <text:p>NA</text:p>
          </table:table-cell>
          <table:table-cell office:value-type="float" office:value="504" calcext:value-type="float">
            <text:p>504</text:p>
          </table:table-cell>
          <table:table-cell office:value-type="float" office:value="28" calcext:value-type="float">
            <text:p>28</text:p>
          </table:table-cell>
          <table:table-cell office:value-type="float" office:value="252" calcext:value-type="float">
            <text:p>252</text:p>
          </table:table-cell>
          <table:table-cell office:value-type="float" office:value="2" calcext:value-type="float">
            <text:p>2</text:p>
          </table:table-cell>
          <table:table-cell office:value-type="float" office:value="18" calcext:value-type="float">
            <text:p>18</text:p>
          </table:table-cell>
          <table:table-cell office:value-type="string" calcext:value-type="string">
            <text:p>NA</text:p>
          </table:table-cell>
          <table:table-cell office:value-type="string" calcext:value-type="string">
            <text:p>https://scholar.google.com/scholar?q=related:4ioQwcSMy9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8">
          <table:table-cell office:value-type="float" office:value="80" calcext:value-type="float">
            <text:p>80</text:p>
          </table:table-cell>
          <table:table-cell office:value-type="string" calcext:value-type="string">
            <text:p>paper_1324</text:p>
          </table:table-cell>
          <table:table-cell office:value-type="float" office:value="155" calcext:value-type="float">
            <text:p>155</text:p>
          </table:table-cell>
          <table:table-cell office:value-type="float" office:value="69" calcext:value-type="float">
            <text:p>69</text:p>
          </table:table-cell>
          <table:table-cell office:value-type="string" calcext:value-type="string">
            <text:p>R Müller, P Pacheco, JC Montero</text:p>
          </table:table-cell>
          <table:table-cell office:value-type="string" calcext:value-type="string">
            <text:p>The context of deforestation and forest degradation in Bolivia: Drivers, agents and institutions</text:p>
          </table:table-cell>
          <table:table-cell office:value-type="string" calcext:value-type="string">
            <text:p>the context of deforestation and forest degradation in bolivia: drivers, agents and institutions</text:p>
          </table:table-cell>
          <table:table-cell office:value-type="string" calcext:value-type="string">
            <text:p>Bolivia�s forest resources are of global importance, its main forest areas are located in subtropical and tropical regions. There is severe deforestation going on in the lowlands at a rate of approximately 200,000 ha per year, whilst forest degradation mostly concerns montane forests. Cattle ranching is the most important direct driver of deforestation, followed by mechanized agriculture at medium- and large-scale level, mainly for the production of soy bean, and finally small-scale agriculture. Underlying causes of deforestation include, among others, the opening of the agricultural economy to international markets and the weakness of institutions in charge of controlling land use. From 2006 on, under the government of Evo Morales, Bolivia adopted an official position against the marketization of nature and in defense of the rights of mother earth. In consequence to its rejection of REDD, Bolivia developed an alternative proposal called �Joint Mechanism of Mitigation and Adaptation for Integrated and Sustainable Management of Forests and Mother Earth�. This proposal was also promoted in international negotiations on climate change. It focuses on local experiences for a sustainable and integrated management of natural resources and fosters land use planning at different levels of governance. Our analysis suggests that there is still a lack of concrete approaches to mitigate the direct threats to forests; moreover, the control of illegal deforestation is still insufficient. We also note that in parallel to policies of nature conservation, there is a contradicting political agenda being implemented promoting the expansion of the agricultural frontier. Only the future will show if the vision of �Living Well in Harmony with Mother Earth� will really lead to effective measures to combat the loss and the degradation of the immense richness of Bolivian forest.</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14" calcext:value-type="float">
            <text:p>2014</text:p>
          </table:table-cell>
          <table:table-cell office:value-type="string" calcext:value-type="string">
            <text:p>https://books.google.com/books?hl=en&amp;lr=&amp;id=FRIbBQAAQBAJ&amp;oi=fnd&amp;pg=PR3&amp;dq=%22elections%22%7C%22democracy%22%7C%22leader+selection%22%7C%22campaign%22%7C%22political+cycle%22+%22deforestation%22%7C%22forest+conversion%22%7C%22forest+plantation%22%7C%22forest+conservation%22%7C%22forest+degradation%22%7C%22reforestation%22%7C%22forest+carbon%22%7C%22tree+cover+loss%22&amp;ots=C_QatfGs0b&amp;sig=UL_NByBZK2-2kMvhA--PwEDsPdc</text:p>
          </table:table-cell>
          <table:table-cell office:value-type="string" calcext:value-type="string">
            <text:p>https://scholar.google.com/scholar?cites=4314905930266265378&amp;as_sdt=2005&amp;sciodt=0,5&amp;hl=en</text:p>
          </table:table-cell>
          <table:table-cell office:value-type="float" office:value="429" calcext:value-type="float">
            <text:p>429</text:p>
          </table:table-cell>
          <table:table-cell office:value-type="string" calcext:value-type="string">
            <text:p>BOOK</text:p>
          </table:table-cell>
          <table:table-cell table:number-columns-repeated="7" office:value-type="string" calcext:value-type="string">
            <text:p>NA</text:p>
          </table:table-cell>
          <table:table-cell office:value-type="float" office:value="69" calcext:value-type="float">
            <text:p>69</text:p>
          </table:table-cell>
          <table:table-cell office:value-type="float" office:value="6.27" calcext:value-type="float">
            <text:p>6.27</text:p>
          </table:table-cell>
          <table:table-cell office:value-type="float" office:value="23" calcext:value-type="float">
            <text:p>23</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https://pdfs.semanticscholar.org/a0cb/bbdc77387fc1876871b1953310edb7d43365.pdf</text:p>
          </table:table-cell>
          <table:table-cell office:value-type="string" calcext:value-type="string">
            <text:p>https://scholar.google.com/scholar?q=related:Ike_DBWg4T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
          <table:table-cell office:value-type="float" office:value="81" calcext:value-type="float">
            <text:p>81</text:p>
          </table:table-cell>
          <table:table-cell office:value-type="string" calcext:value-type="string">
            <text:p>paper_1325</text:p>
          </table:table-cell>
          <table:table-cell office:value-type="float" office:value="369" calcext:value-type="float">
            <text:p>369</text:p>
          </table:table-cell>
          <table:table-cell office:value-type="float" office:value="169" calcext:value-type="float">
            <text:p>169</text:p>
          </table:table-cell>
          <table:table-cell office:value-type="string" calcext:value-type="string">
            <text:p>GB Indrarto, P Murharjanti, J Khatarina, I Pulungan…</text:p>
          </table:table-cell>
          <table:table-cell office:value-type="string" calcext:value-type="string">
            <text:p>The context of REDD+ in Indonesia: drivers, agents and institutions</text:p>
          </table:table-cell>
          <table:table-cell office:value-type="string" calcext:value-type="string">
            <text:p>the context of redd+ in indonesia: drivers, agents and institutions</text:p>
          </table:table-cell>
          <table:table-cell office:value-type="string" calcext:value-type="string">
            <text:p>This country profile is a second version from the first country profile that was published by CIFOR in 2012. Since then, REDD+ developments has changed drastically in Indonesia. This version documents changes from 2012 to 2020, on drivers of deforestation and forest degradation, institutional settings and governance for REDD+, the political economy of drivers of deforestation and forest degradation, REDD+ actors and 3Es (Effectiveness, Efficiency and Equity) implementation. Indonesia keeps the commitment to addressing climate change but reducing deforestation and forest degradation remains a challenge. Major issues surrounding REDD+ implementation include weak implementation of various international agreements, contradictory regulations and weak coordination between government agencies, changing national political regimes that affects transformation commitment, disconnection between central and regional levels, unclear REDD+ projects impact, and continuous business as usual solution to bridge conservation and development. More attention to elite capture is needed to avoid bias of promoting business and economic growth for the benefit of all but at the expense of the environment</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ooks.google.com</text:p>
          </table:table-cell>
          <table:table-cell office:value-type="float" office:value="2012" calcext:value-type="float">
            <text:p>2012</text:p>
          </table:table-cell>
          <table:table-cell office:value-type="string" calcext:value-type="string">
            <text:p>https://books.google.com/books?hl=en&amp;lr=&amp;id=I07WBQAAQBAJ&amp;oi=fnd&amp;pg=PR3&amp;dq=%22elections%22%7C%22democracy%22%7C%22leader+selection%22%7C%22campaign%22%7C%22political+cycle%22+%22deforestation%22%7C%22forest+conversion%22%7C%22forest+plantation%22%7C%22forest+conservation%22%7C%22forest+degradation%22%7C%22reforestation%22%7C%22forest+carbon%22%7C%22tree+cover+loss%22&amp;ots=gBEbPHvugm&amp;sig=7yfhldxGTdbFVTtsjKRFS9dnBKY</text:p>
          </table:table-cell>
          <table:table-cell office:value-type="string" calcext:value-type="string">
            <text:p>https://scholar.google.com/scholar?cites=8864767760470966143&amp;as_sdt=2005&amp;sciodt=0,5&amp;hl=en</text:p>
          </table:table-cell>
          <table:table-cell office:value-type="float" office:value="256" calcext:value-type="float">
            <text:p>256</text:p>
          </table:table-cell>
          <table:table-cell office:value-type="string" calcext:value-type="string">
            <text:p>BOOK</text:p>
          </table:table-cell>
          <table:table-cell table:number-columns-repeated="7" office:value-type="string" calcext:value-type="string">
            <text:p>NA</text:p>
          </table:table-cell>
          <table:table-cell office:value-type="float" office:value="169" calcext:value-type="float">
            <text:p>169</text:p>
          </table:table-cell>
          <table:table-cell office:value-type="float" office:value="13" calcext:value-type="float">
            <text:p>13</text:p>
          </table:table-cell>
          <table:table-cell office:value-type="float" office:value="34" calcext:value-type="float">
            <text:p>34</text:p>
          </table:table-cell>
          <table:table-cell office:value-type="float" office:value="5" calcext:value-type="float">
            <text:p>5</text:p>
          </table:table-cell>
          <table:table-cell office:value-type="float" office:value="13" calcext:value-type="float">
            <text:p>13</text:p>
          </table:table-cell>
          <table:table-cell office:value-type="string" calcext:value-type="string">
            <text:p>NA</text:p>
          </table:table-cell>
          <table:table-cell office:value-type="string" calcext:value-type="string">
            <text:p>https://scholar.google.com/scholar?q=related:f_80g0_7BX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3">
          <table:table-cell office:value-type="float" office:value="82" calcext:value-type="float">
            <text:p>82</text:p>
          </table:table-cell>
          <table:table-cell office:value-type="string" calcext:value-type="string">
            <text:p>paper_1328</text:p>
          </table:table-cell>
          <table:table-cell office:value-type="float" office:value="82" calcext:value-type="float">
            <text:p>82</text:p>
          </table:table-cell>
          <table:table-cell office:value-type="float" office:value="136" calcext:value-type="float">
            <text:p>136</text:p>
          </table:table-cell>
          <table:table-cell office:value-type="string" calcext:value-type="string">
            <text:p>C Pereira, MA Melo…</text:p>
          </table:table-cell>
          <table:table-cell office:value-type="string" calcext:value-type="string">
            <text:p>The corruption-enhancing role of re-election incentives? Counterintuitive evidence from Brazil's audit reports</text:p>
          </table:table-cell>
          <table:table-cell office:value-type="string" calcext:value-type="string">
            <text:p>the corruption-enhancing role of re-election incentives? counterintuitive evidence from brazil's audit reports</text:p>
          </table:table-cell>
          <table:table-cell office:value-type="string" calcext:value-type="string">
            <text:p>Traditional wisdom on the effect of re-election on incumbent performance is that first-term politicians refrain from rent extraction because they want to be re-elected. The authors find no evidence to support this belief. The corruption-reducing effects of re-election may be offset when the expected utility for rent extraction is very high. This occurs when the likelihood of detecting corruption is very low. Mayors who committed irregularities are less likely to be re-elected when this information is released in the electoral year only. Although citizens hold mayors accountable for bad behavior, they do not do so to the point of discouraging misbehavior.</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Political Research …</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journals.sagepub.com</text:p>
          </table:table-cell>
          <table:table-cell office:value-type="float" office:value="2009" calcext:value-type="float">
            <text:p>2009</text:p>
          </table:table-cell>
          <table:table-cell office:value-type="string" calcext:value-type="string">
            <text:p>https://journals.sagepub.com/doi/abs/10.1177/1065912908320664</text:p>
          </table:table-cell>
          <table:table-cell office:value-type="string" calcext:value-type="string">
            <text:p>https://scholar.google.com/scholar?cites=14510179643947839844&amp;as_sdt=2005&amp;sciodt=0,5&amp;hl=en</text:p>
          </table:table-cell>
          <table:table-cell office:value-type="float" office:value="450" calcext:value-type="float">
            <text:p>450</text:p>
          </table:table-cell>
          <table:table-cell office:value-type="string" calcext:value-type="string">
            <text:p>NA</text:p>
          </table:table-cell>
          <table:table-cell office:value-type="string" calcext:value-type="string">
            <text:p>10.1177/1065912908320664</text:p>
          </table:table-cell>
          <table:table-cell table:number-columns-repeated="6" office:value-type="string" calcext:value-type="string">
            <text:p>NA</text:p>
          </table:table-cell>
          <table:table-cell office:value-type="float" office:value="136" calcext:value-type="float">
            <text:p>136</text:p>
          </table:table-cell>
          <table:table-cell office:value-type="float" office:value="8.5" calcext:value-type="float">
            <text:p>8.5</text:p>
          </table:table-cell>
          <table:table-cell office:value-type="float" office:value="45" calcext:value-type="float">
            <text:p>45</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https://papers.ssrn.com/sol3/Delivery.cfm?abstractid=1510380</text:p>
          </table:table-cell>
          <table:table-cell office:value-type="string" calcext:value-type="string">
            <text:p>https://scholar.google.com/scholar?q=related:ZHGdCIKDXs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4">
          <table:table-cell office:value-type="float" office:value="83" calcext:value-type="float">
            <text:p>83</text:p>
          </table:table-cell>
          <table:table-cell office:value-type="string" calcext:value-type="string">
            <text:p>paper_1330</text:p>
          </table:table-cell>
          <table:table-cell office:value-type="float" office:value="122" calcext:value-type="float">
            <text:p>122</text:p>
          </table:table-cell>
          <table:table-cell office:value-type="float" office:value="7" calcext:value-type="float">
            <text:p>7</text:p>
          </table:table-cell>
          <table:table-cell office:value-type="string" calcext:value-type="string">
            <text:p>J Zackey</text:p>
          </table:table-cell>
          <table:table-cell office:value-type="string" calcext:value-type="string">
            <text:p>The deforestation discourse of Southwest China: Issues of state legitimacy and strategies of blame</text:p>
          </table:table-cell>
          <table:table-cell office:value-type="string" calcext:value-type="string">
            <text:p>the deforestation discourse of southwest china: issues of state legitimacy and strategies of blame</text:p>
          </table:table-cell>
          <table:table-cell office:value-type="string" calcext:value-type="string">
            <text:p>Devastating flooding on the Yangtze River in 1998 purportedly caused by upstream deforestation led to radical changes in the way forestry is practiced on the Tibetan Plateau. This paper takes a critical look at how the causes of this deforestation were framed by Chinese government officials, many Chinese academics and the state-led media. It outlines a dominant �deforestation discourse� which identified irrational past regimes, primitive and overpopulating mountain-dwelling ethnic minority peasants and corrupt local officials as responsible for deforestation. This paper argues that this discourse holds a dominant position because it frames deforestation as a cultural, ethical and biological problem instead of a political, economic or social one. While this discourse has many valid elements, its failure to fully engage the political, economic and social context of deforestation has left out important information for environmental policy-maker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Asian Geographer</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aylor &amp;Francis</text:p>
          </table:table-cell>
          <table:table-cell office:value-type="float" office:value="2006" calcext:value-type="float">
            <text:p>2006</text:p>
          </table:table-cell>
          <table:table-cell office:value-type="string" calcext:value-type="string">
            <text:p>https://www.tandfonline.com/doi/abs/10.1080/10225706.2006.9684130</text:p>
          </table:table-cell>
          <table:table-cell office:value-type="string" calcext:value-type="string">
            <text:p>https://scholar.google.com/scholar?cites=17588433208610135745&amp;as_sdt=2005&amp;sciodt=0,5&amp;hl=en</text:p>
          </table:table-cell>
          <table:table-cell office:value-type="float" office:value="613" calcext:value-type="float">
            <text:p>613</text:p>
          </table:table-cell>
          <table:table-cell office:value-type="string" calcext:value-type="string">
            <text:p>NA</text:p>
          </table:table-cell>
          <table:table-cell office:value-type="string" calcext:value-type="string">
            <text:p>10.1080/10225706.2006.9684130</text:p>
          </table:table-cell>
          <table:table-cell table:number-columns-repeated="6" office:value-type="string" calcext:value-type="string">
            <text:p>NA</text:p>
          </table:table-cell>
          <table:table-cell office:value-type="float" office:value="7" calcext:value-type="float">
            <text:p>7</text:p>
          </table:table-cell>
          <table:table-cell office:value-type="float" office:value="0.37" calcext:value-type="float">
            <text:p>0.37</text:p>
          </table:table-cell>
          <table:table-cell office:value-type="float" office:value="7" calcext:value-type="float">
            <text:p>7</text:p>
          </table:table-cell>
          <table:table-cell office:value-type="float" office:value="1" calcext:value-type="float">
            <text:p>1</text:p>
          </table:table-cell>
          <table:table-cell office:value-type="float" office:value="19" calcext:value-type="float">
            <text:p>19</text:p>
          </table:table-cell>
          <table:table-cell office:value-type="string" calcext:value-type="string">
            <text:p>NA</text:p>
          </table:table-cell>
          <table:table-cell office:value-type="string" calcext:value-type="string">
            <text:p>https://scholar.google.com/scholar?q=related:wR7k0tCqFv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3">
          <table:table-cell office:value-type="float" office:value="84" calcext:value-type="float">
            <text:p>84</text:p>
          </table:table-cell>
          <table:table-cell office:value-type="string" calcext:value-type="string">
            <text:p>paper_1335</text:p>
          </table:table-cell>
          <table:table-cell office:value-type="float" office:value="370" calcext:value-type="float">
            <text:p>370</text:p>
          </table:table-cell>
          <table:table-cell office:value-type="float" office:value="283" calcext:value-type="float">
            <text:p>283</text:p>
          </table:table-cell>
          <table:table-cell office:value-type="string" calcext:value-type="string">
            <text:p>S Wunder, J Sayer</text:p>
          </table:table-cell>
          <table:table-cell office:value-type="string" calcext:value-type="string">
            <text:p>The economics of deforestation</text:p>
          </table:table-cell>
          <table:table-cell office:value-type="string" calcext:value-type="string">
            <text:p>the economics of deforestation</text:p>
          </table:table-cell>
          <table:table-cell office:value-type="string" calcext:value-type="string">
            <text:p>Tropical forests are disappearing at an unaltered pace, giving way to alternative land uses. This book gives an economic perspective on deforestation. Following a survey of different deforestation definitions, theories and empirical evidence, a case-study of Ecuador provides a versatile historical picture of factors affecting forest loss throughout different periods, regions and ecosystems. It is shown that policy and market failures alone cannot explain rapid deforestation; decision-makers follow a composite economic rationale in their continuous clearing of forests which can only be counteracted by concerted action.</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The example of Ecuador</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00" calcext:value-type="float">
            <text:p>2000</text:p>
          </table:table-cell>
          <table:table-cell office:value-type="string" calcext:value-type="string">
            <text:p>https://link.springer.com/content/pdf/10.1057/9780230596696.pdf</text:p>
          </table:table-cell>
          <table:table-cell office:value-type="string" calcext:value-type="string">
            <text:p>https://scholar.google.com/scholar?cites=12434969789237337981&amp;as_sdt=2005&amp;sciodt=0,5&amp;hl=en</text:p>
          </table:table-cell>
          <table:table-cell office:value-type="float" office:value="314" calcext:value-type="float">
            <text:p>314</text:p>
          </table:table-cell>
          <table:table-cell office:value-type="string" calcext:value-type="string">
            <text:p>NA</text:p>
          </table:table-cell>
          <table:table-cell office:value-type="string" calcext:value-type="string">
            <text:p>10.1057/9780230596696</text:p>
          </table:table-cell>
          <table:table-cell table:number-columns-repeated="6" office:value-type="string" calcext:value-type="string">
            <text:p>NA</text:p>
          </table:table-cell>
          <table:table-cell office:value-type="float" office:value="283" calcext:value-type="float">
            <text:p>283</text:p>
          </table:table-cell>
          <table:table-cell office:value-type="float" office:value="11.32" calcext:value-type="float">
            <text:p>11.32</text:p>
          </table:table-cell>
          <table:table-cell office:value-type="float" office:value="142" calcext:value-type="float">
            <text:p>142</text:p>
          </table:table-cell>
          <table:table-cell office:value-type="float" office:value="2" calcext:value-type="float">
            <text:p>2</text:p>
          </table:table-cell>
          <table:table-cell office:value-type="float" office:value="25" calcext:value-type="float">
            <text:p>25</text:p>
          </table:table-cell>
          <table:table-cell office:value-type="string" calcext:value-type="string">
            <text:p>NA</text:p>
          </table:table-cell>
          <table:table-cell office:value-type="string" calcext:value-type="string">
            <text:p>https://scholar.google.com/scholar?q=related:fZ802CPjka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9">
          <table:table-cell office:value-type="float" office:value="85" calcext:value-type="float">
            <text:p>85</text:p>
          </table:table-cell>
          <table:table-cell office:value-type="string" calcext:value-type="string">
            <text:p>paper_1336</text:p>
          </table:table-cell>
          <table:table-cell office:value-type="float" office:value="371" calcext:value-type="float">
            <text:p>371</text:p>
          </table:table-cell>
          <table:table-cell office:value-type="float" office:value="45" calcext:value-type="float">
            <text:p>45</text:p>
          </table:table-cell>
          <table:table-cell office:value-type="string" calcext:value-type="string">
            <text:p>JS Campari</text:p>
          </table:table-cell>
          <table:table-cell office:value-type="string" calcext:value-type="string">
            <text:p>The economics of deforestation in the Amazon: dispelling the myths</text:p>
          </table:table-cell>
          <table:table-cell office:value-type="string" calcext:value-type="string">
            <text:p>the economics of deforestation in the amazon: dispelling the myths</text:p>
          </table:table-cell>
          <table:table-cell office:value-type="string" calcext:value-type="string">
            <text:p>This provocative new book presents the results of twenty years of research on deforestation in the Amazon. By carefully observing the changing character of human settlements and their association with deforestation over such a prolonged period, the author is able to reject much of the �perceived wisdom�. He skillfully dissects various models of deforestation and provides hard evidence on what is myth and what is reality.</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05" calcext:value-type="float">
            <text:p>2005</text:p>
          </table:table-cell>
          <table:table-cell office:value-type="string" calcext:value-type="string">
            <text:p>https://books.google.com/books?hl=en&amp;lr=&amp;id=P6k-6rsy7toC&amp;oi=fnd&amp;pg=PR1&amp;dq=%22elections%22%7C%22democracy%22%7C%22leader+selection%22%7C%22campaign%22%7C%22political+cycle%22+%22deforestation%22%7C%22forest+conversion%22%7C%22forest+plantation%22%7C%22forest+conservation%22%7C%22forest+degradation%22%7C%22reforestation%22%7C%22forest+carbon%22%7C%22tree+cover+loss%22&amp;ots=d5Y3rRv-T7&amp;sig=TqFoNWLPfsdjQBxsuEyXG6c_igM</text:p>
          </table:table-cell>
          <table:table-cell office:value-type="string" calcext:value-type="string">
            <text:p>https://scholar.google.com/scholar?cites=4271109099851408736&amp;as_sdt=2005&amp;sciodt=0,5&amp;hl=en</text:p>
          </table:table-cell>
          <table:table-cell office:value-type="float" office:value="529" calcext:value-type="float">
            <text:p>529</text:p>
          </table:table-cell>
          <table:table-cell office:value-type="string" calcext:value-type="string">
            <text:p>BOOK</text:p>
          </table:table-cell>
          <table:table-cell table:number-columns-repeated="7" office:value-type="string" calcext:value-type="string">
            <text:p>NA</text:p>
          </table:table-cell>
          <table:table-cell office:value-type="float" office:value="45" calcext:value-type="float">
            <text:p>45</text:p>
          </table:table-cell>
          <table:table-cell office:value-type="float" office:value="2.25" calcext:value-type="float">
            <text:p>2.25</text:p>
          </table:table-cell>
          <table:table-cell office:value-type="float" office:value="45" calcext:value-type="float">
            <text:p>45</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NA</text:p>
          </table:table-cell>
          <table:table-cell office:value-type="string" calcext:value-type="string">
            <text:p>https://scholar.google.com/scholar?q=related:YOWU1RgHRj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
          <table:table-cell office:value-type="float" office:value="86" calcext:value-type="float">
            <text:p>86</text:p>
          </table:table-cell>
          <table:table-cell office:value-type="string" calcext:value-type="string">
            <text:p>paper_1337</text:p>
          </table:table-cell>
          <table:table-cell office:value-type="float" office:value="18" calcext:value-type="float">
            <text:p>18</text:p>
          </table:table-cell>
          <table:table-cell office:value-type="float" office:value="83" calcext:value-type="float">
            <text:p>83</text:p>
          </table:table-cell>
          <table:table-cell office:value-type="string" calcext:value-type="string">
            <text:p>C Balboni, A Berman, R Burgess…</text:p>
          </table:table-cell>
          <table:table-cell office:value-type="string" calcext:value-type="string">
            <text:p>The economics of tropical deforestation</text:p>
          </table:table-cell>
          <table:table-cell office:value-type="string" calcext:value-type="string">
            <text:p>the economics of tropical deforestation</text:p>
          </table:table-cell>
          <table:table-cell office:value-type="string" calcext:value-type="string">
            <text:p>Two factors have elevated recent academic and policy interest in tropical deforestation: first, the realization that it is a major contributor to climate change; and second, a revolution in satellite-based measurement that has revealed that it is proceeding at a rapid rate. We begin by reviewing the methodological advances that have enabled measurement of forest loss at a fine spatial resolution across the globe. We then develop a simple benchmark model of deforestation based on classic models of natural resource extraction. Extending this approach to incorporate features that characterize deforestation in developing countries�pressure for land use change, significant local and global externalities, weak property rights, and political economy constraints�provides us with a framework for reviewing the fast-growing empirical literature on the economics of deforestation in the tropics. This combination of theory and empirics provides insights not only into the economic drivers and impacts of tropical deforestation but also into policies that may affect its progression. We conclude by identifying areas where more work is needed in this important body of research.</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Annual Review of …</text:p>
          </table:table-cell>
          <table:table-cell table:number-columns-repeated="2" office:value-type="float" office:value="1" calcext:value-type="float">
            <text:p>1</text:p>
          </table:table-cell>
          <table:table-cell office:value-type="string" calcext:value-type="string">
            <text:p>annualreviews.org</text:p>
          </table:table-cell>
          <table:table-cell office:value-type="float" office:value="2023" calcext:value-type="float">
            <text:p>2023</text:p>
          </table:table-cell>
          <table:table-cell office:value-type="string" calcext:value-type="string">
            <text:p>https://www.annualreviews.org/content/journals/10.1146/annurev-economics-090622-024705</text:p>
          </table:table-cell>
          <table:table-cell office:value-type="string" calcext:value-type="string">
            <text:p>https://scholar.google.com/scholar?cites=9038309233301338557&amp;as_sdt=2005&amp;sciodt=0,5&amp;hl=en</text:p>
          </table:table-cell>
          <table:table-cell office:value-type="float" office:value="51" calcext:value-type="float">
            <text:p>51</text:p>
          </table:table-cell>
          <table:table-cell office:value-type="string" calcext:value-type="string">
            <text:p>HTML</text:p>
          </table:table-cell>
          <table:table-cell office:value-type="string" calcext:value-type="string">
            <text:p>10.1146/annurev-economics-090622-024705</text:p>
          </table:table-cell>
          <table:table-cell table:number-columns-repeated="6" office:value-type="string" calcext:value-type="string">
            <text:p>NA</text:p>
          </table:table-cell>
          <table:table-cell office:value-type="float" office:value="83" calcext:value-type="float">
            <text:p>83</text:p>
          </table:table-cell>
          <table:table-cell office:value-type="float" office:value="41.5" calcext:value-type="float">
            <text:p>41.5</text:p>
          </table:table-cell>
          <table:table-cell office:value-type="float" office:value="21" calcext:value-type="float">
            <text:p>21</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www.annualreviews.org/content/journals/10.1146/annurev-economics-090622-024705</text:p>
          </table:table-cell>
          <table:table-cell office:value-type="string" calcext:value-type="string">
            <text:p>https://scholar.google.com/scholar?q=related:vTkPVVyGbn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3">
          <table:table-cell office:value-type="float" office:value="87" calcext:value-type="float">
            <text:p>87</text:p>
          </table:table-cell>
          <table:table-cell office:value-type="string" calcext:value-type="string">
            <text:p>paper_1339</text:p>
          </table:table-cell>
          <table:table-cell office:value-type="float" office:value="133" calcext:value-type="float">
            <text:p>133</text:p>
          </table:table-cell>
          <table:table-cell office:value-type="float" office:value="1" calcext:value-type="float">
            <text:p>1</text:p>
          </table:table-cell>
          <table:table-cell office:value-type="string" calcext:value-type="string">
            <text:p>Bakehe, NP</text:p>
          </table:table-cell>
          <table:table-cell office:value-type="string" calcext:value-type="string">
            <text:p>The effect of democracy on environmental degradation : the case of deforestation in the Congo Basin</text:p>
          </table:table-cell>
          <table:table-cell office:value-type="string" calcext:value-type="string">
            <text:p>the effect of democracy on environmental degradation : the case of deforestation in the congo basin</text:p>
          </table:table-cell>
          <table:table-cell office:value-type="string" calcext:value-type="string">
            <text:p>This article studies the empirical relationship between democracy and deforestation from a sample of nine countries in the Congo Basin for the period from 1990 to 2010. The empirical analysis highlights two important findings. First, GDP per capita has a negative impact on the preservation of forest cover. Second, improving the level of democracy reduces the rate of deforestation for the countries considered. This last result implies that, rather than focusing solely on economic development and demographic factors to explain the dynamics of deforestation, research must also take into account the level of democracy.</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DEVELOPPEMENT DURABLE &amp; TERRITOIRES</text:p>
          </table:table-cell>
          <table:table-cell table:number-columns-repeated="2" office:value-type="float" office:value="1" calcext:value-type="float">
            <text:p>1</text:p>
          </table:table-cell>
          <table:table-cell office:value-type="string" calcext:value-type="string">
            <text:p>RESEAU DEVELOPPEMENT DURABLE &amp; TERRITOIRES FRAGILES</text:p>
          </table:table-cell>
          <table:table-cell office:value-type="float" office:value="2020" calcext:value-type="float">
            <text:p>2020</text:p>
          </table:table-cell>
          <table:table-cell office:value-type="string" calcext:value-type="string">
            <text:p>http://dx.doi.org/10.4000/developpementdurable.17857</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4000/developpementdurable.17857</text:p>
          </table:table-cell>
          <table:table-cell office:value-type="string" calcext:value-type="string">
            <text:p>1772-9971</text:p>
          </table:table-cell>
          <table:table-cell office:value-type="string" calcext:value-type="string">
            <text:p>NA</text:p>
          </table:table-cell>
          <table:table-cell office:value-type="float" office:value="11" calcext:value-type="float">
            <text:p>11</text:p>
          </table:table-cell>
          <table:table-cell office:value-type="float" office:value="3" calcext:value-type="float">
            <text:p>3</text:p>
          </table:table-cell>
          <table:table-cell table:number-columns-repeated="9" office:value-type="string" calcext:value-type="string">
            <text:p>NA</text:p>
          </table:table-cell>
          <table:table-cell office:value-type="string" calcext:value-type="string">
            <text:p>webofscience</text:p>
          </table:table-cell>
          <table:table-cell table:number-columns-repeated="16346"/>
        </table:table-row>
        <table:table-row table:style-name="ro13">
          <table:table-cell office:value-type="float" office:value="88" calcext:value-type="float">
            <text:p>88</text:p>
          </table:table-cell>
          <table:table-cell office:value-type="string" calcext:value-type="string">
            <text:p>paper_1340</text:p>
          </table:table-cell>
          <table:table-cell office:value-type="float" office:value="372" calcext:value-type="float">
            <text:p>372</text:p>
          </table:table-cell>
          <table:table-cell office:value-type="float" office:value="3" calcext:value-type="float">
            <text:p>3</text:p>
          </table:table-cell>
          <table:table-cell office:value-type="string" calcext:value-type="string">
            <text:p>NP Bakehe</text:p>
          </table:table-cell>
          <table:table-cell office:value-type="string" calcext:value-type="string">
            <text:p>The effect of democracy on environmental degradation: the case of deforestation in the Congo Basin.</text:p>
          </table:table-cell>
          <table:table-cell office:value-type="string" calcext:value-type="string">
            <text:p>the effect of democracy on environmental degradation: the case of deforestation in the congo basin.</text:p>
          </table:table-cell>
          <table:table-cell office:value-type="string" calcext:value-type="string">
            <text:p>This article studies the empirical relationship between democracy and deforestation from a sample of nine countries in the Congo Basin for the period from 1990 to 2010. The empirical analysis highlights two important findings. First, GDP per capita has a negative impact on the preservation of forest cover. Second, improving the level of democracy reduces the rate of deforestation for the countries considered. This last result implies that, rather than focusing solely on economic development and demographic factors to explain the dynamics of deforestation, research must also take into account the level of democracy.</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cabidigitallibrary.org</text:p>
          </table:table-cell>
          <table:table-cell office:value-type="float" office:value="2020" calcext:value-type="float">
            <text:p>2020</text:p>
          </table:table-cell>
          <table:table-cell office:value-type="string" calcext:value-type="string">
            <text:p>https://www.cabidigitallibrary.org/doi/full/10.5555/20219821191</text:p>
          </table:table-cell>
          <table:table-cell office:value-type="string" calcext:value-type="string">
            <text:p>https://scholar.google.com/scholar?cites=7851311120150586276&amp;as_sdt=2005&amp;sciodt=0,5&amp;hl=en</text:p>
          </table:table-cell>
          <table:table-cell office:value-type="float" office:value="59" calcext:value-type="float">
            <text:p>59</text:p>
          </table:table-cell>
          <table:table-cell office:value-type="string" calcext:value-type="string">
            <text:p>NA</text:p>
          </table:table-cell>
          <table:table-cell office:value-type="string" calcext:value-type="string">
            <text:p>10.5555/20219821191</text:p>
          </table:table-cell>
          <table:table-cell table:number-columns-repeated="6" office:value-type="string" calcext:value-type="string">
            <text:p>NA</text:p>
          </table:table-cell>
          <table:table-cell office:value-type="float" office:value="3" calcext:value-type="float">
            <text:p>3</text:p>
          </table:table-cell>
          <table:table-cell office:value-type="float" office:value="0.6" calcext:value-type="float">
            <text:p>0.6</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NA</text:p>
          </table:table-cell>
          <table:table-cell office:value-type="string" calcext:value-type="string">
            <text:p>https://scholar.google.com/scholar?q=related:pGOmod119W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0">
          <table:table-cell office:value-type="float" office:value="89" calcext:value-type="float">
            <text:p>89</text:p>
          </table:table-cell>
          <table:table-cell office:value-type="string" calcext:value-type="string">
            <text:p>paper_1344</text:p>
          </table:table-cell>
          <table:table-cell office:value-type="float" office:value="373" calcext:value-type="float">
            <text:p>373</text:p>
          </table:table-cell>
          <table:table-cell office:value-type="float" office:value="4" calcext:value-type="float">
            <text:p>4</text:p>
          </table:table-cell>
          <table:table-cell office:value-type="string" calcext:value-type="string">
            <text:p>Miteva, DA; Pattanayak, SK</text:p>
          </table:table-cell>
          <table:table-cell office:value-type="string" calcext:value-type="string">
            <text:p>The effectiveness of protected areas in the context of decentralization</text:p>
          </table:table-cell>
          <table:table-cell office:value-type="string" calcext:value-type="string">
            <text:p>the effectiveness of protected areas in the context of decentralization</text:p>
          </table:table-cell>
          <table:table-cell office:value-type="string" calcext:value-type="string">
            <text:p>While protected areas (PA) remain a key conservation strategy globally, their performance is likely shaped by the socio-political context in which they exist. Although decentralization is a good example of such a contextual phenomenon in multiple locations globally, it is rare to find quantitative empirical analyses of how it moderates PA effectiveness. We evaluate how the decentralization in Indonesia (proxied by the introduction of direct elections, district head (bupati) change, and district splitting) influenced PA effectiveness between 2000 and 2008. Focusing on three outcomes -deforestation, forest fragmentation, and fires, we apply a quasi-experimental approach to a carefully constructed spatially explicit village-level panel dataset, combined with geospatial biophysical and physio-geographic data. We hypothesize that the moderating influence of decentralization on PA effectiveness depends on whether decentralization increased threats to forests, strengthened local accountability, or weakened enforcement. On average, we find direct elections improved the PA impact in terms of reducing deforestation in protected villages, but had no statistically significant effect on forest fragmentation, fires, or leakage. On average, we find district splitting increased forest fragmentation in the recently protected villages, but had no statistically significant impact on deforestation and fires. On average, we find the bupati change had no statistically discernible influence on PA impacts on deforestation, fragmentation or fires. Given the increasing threats to forests due to decentralization, these results imply that district splitting and the bupati change weakened enforcement inside PAs with regards to deforestation and forest fragmentation, in contrast to direct elections. By highlighting the potential channels through which decentralization in Indonesia impacted forests, we offer insights into the effectiveness of a common conservation policy in the country. Broadly, we contribute to the conservation impact evaluation literature by quantitatively examining how political economy influences the performance of conservation policies. (c) 2021 Elsevier Ltd. All rights reserved.</text:p>
          </table:table-cell>
          <table:table-cell table:number-columns-repeated="4" office:value-type="float" office:value="0" calcext:value-type="float">
            <text:p>0</text:p>
          </table:table-cell>
          <table:table-cell table:number-columns-repeated="2" table:style-name="ce8" office:value-type="float" office:value="1" calcext:value-type="float">
            <text:p>1</text:p>
          </table:table-cell>
          <table:table-cell office:value-type="string" calcext:value-type="string">
            <text:p>WORLD DEVELOPMENT</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PERGAMON-ELSEVIER SCIENCE LTD</text:p>
          </table:table-cell>
          <table:table-cell office:value-type="float" office:value="2021" calcext:value-type="float">
            <text:p>2021</text:p>
          </table:table-cell>
          <table:table-cell office:value-type="string" calcext:value-type="string">
            <text:p>http://dx.doi.org/10.1016/j.worlddev.2021.10544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worlddev.2021.105446</text:p>
          </table:table-cell>
          <table:table-cell office:value-type="string" calcext:value-type="string">
            <text:p>0305-750X</text:p>
          </table:table-cell>
          <table:table-cell office:value-type="string" calcext:value-type="string">
            <text:p>NA</text:p>
          </table:table-cell>
          <table:table-cell office:value-type="float" office:value="142" calcext:value-type="float">
            <text:p>142</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6"/>
        </table:table-row>
        <table:table-row table:style-name="ro14">
          <table:table-cell office:value-type="float" office:value="90" calcext:value-type="float">
            <text:p>90</text:p>
          </table:table-cell>
          <table:table-cell office:value-type="string" calcext:value-type="string">
            <text:p>paper_1346</text:p>
          </table:table-cell>
          <table:table-cell office:value-type="float" office:value="374" calcext:value-type="float">
            <text:p>374</text:p>
          </table:table-cell>
          <table:table-cell office:value-type="float" office:value="72" calcext:value-type="float">
            <text:p>72</text:p>
          </table:table-cell>
          <table:table-cell office:value-type="string" calcext:value-type="string">
            <text:p>GI Galinato, SP Galinato</text:p>
          </table:table-cell>
          <table:table-cell office:value-type="string" calcext:value-type="string">
            <text:p>The effects of corruption control, political stability and economic growth on deforestation-induced carbon dioxide emissions</text:p>
          </table:table-cell>
          <table:table-cell office:value-type="string" calcext:value-type="string">
            <text:p>the effects of corruption control, political stability and economic growth on deforestation-induced carbon dioxide emissions</text:p>
          </table:table-cell>
          <table:table-cell office:value-type="string" calcext:value-type="string">
            <text:p>This article formulates an empirical model that measures the short- and long-run effects of political stability, corruption control and economic growth on CO2 emissions from deforestation. Political stability and corruption have significant effects on forest cover in the short run and have lingering long-run effects. We derive a U-shaped forest�income curve where forest cover initially declines as per capita income increases, but starts to rise after an income turning point. Political stability and corruption control do not significantly affect the income turning point but both variables shift the forest�income curve up or down. The resulting CO2 emission�income curve is downward sloping and is based on changes in the levels of variables affecting forest cover. Increased political stability flattens the CO2 emissions�income curve, leading to smaller changes of CO2 emissions per unit change in income.</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Environment and development Economics</text:p>
          </table:table-cell>
          <table:table-cell table:number-columns-repeated="2" office:value-type="float" office:value="1" calcext:value-type="float">
            <text:p>1</text:p>
          </table:table-cell>
          <table:table-cell office:value-type="string" calcext:value-type="string">
            <text:p>cambridge.org</text:p>
          </table:table-cell>
          <table:table-cell office:value-type="float" office:value="2012" calcext:value-type="float">
            <text:p>2012</text:p>
          </table:table-cell>
          <table:table-cell office:value-type="string" calcext:value-type="string">
            <text:p>https://www.cambridge.org/core/journals/environment-and-development-economics/article/effects-of-corruption-control-political-stability-and-economic-growth-on-deforestationinduced-carbon-dioxide-emissions/CBFBE9A70D599DD05FCD60790CAEC369</text:p>
          </table:table-cell>
          <table:table-cell office:value-type="string" calcext:value-type="string">
            <text:p>https://scholar.google.com/scholar?cites=7632613060979581397&amp;as_sdt=2005&amp;sciodt=0,5&amp;hl=en</text:p>
          </table:table-cell>
          <table:table-cell office:value-type="float" office:value="14" calcext:value-type="float">
            <text:p>14</text:p>
          </table:table-cell>
          <table:table-cell table:number-columns-repeated="8" office:value-type="string" calcext:value-type="string">
            <text:p>NA</text:p>
          </table:table-cell>
          <table:table-cell office:value-type="float" office:value="72" calcext:value-type="float">
            <text:p>72</text:p>
          </table:table-cell>
          <table:table-cell office:value-type="float" office:value="5.54" calcext:value-type="float">
            <text:p>5.54</text:p>
          </table:table-cell>
          <table:table-cell office:value-type="float" office:value="36" calcext:value-type="float">
            <text:p>36</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https://www.researchgate.net/profile/Suzette-Galinato/publication/254401794_The_effects_of_corruption_control_political_stability_and_economic_growth_on_deforestation-induced_carbon_dioxide_emissions/links/55ca375308aeb975674a4700/The-effects-of-corruption-control-political-stability-and-economic-growth-on-deforestation-induced-carbon-dioxide-emissions.pdf</text:p>
          </table:table-cell>
          <table:table-cell office:value-type="string" calcext:value-type="string">
            <text:p>https://scholar.google.com/scholar?q=related:1eGxvyN97G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8">
          <table:table-cell office:value-type="float" office:value="91" calcext:value-type="float">
            <text:p>91</text:p>
          </table:table-cell>
          <table:table-cell office:value-type="string" calcext:value-type="string">
            <text:p>paper_1348</text:p>
          </table:table-cell>
          <table:table-cell office:value-type="float" office:value="375" calcext:value-type="float">
            <text:p>375</text:p>
          </table:table-cell>
          <table:table-cell office:value-type="float" office:value="5" calcext:value-type="float">
            <text:p>5</text:p>
          </table:table-cell>
          <table:table-cell office:value-type="string" calcext:value-type="string">
            <text:p>Li, Q; Reuveny, R</text:p>
          </table:table-cell>
          <table:table-cell office:value-type="string" calcext:value-type="string">
            <text:p>The effects of liberalism on the terrestrial environment</text:p>
          </table:table-cell>
          <table:table-cell office:value-type="string" calcext:value-type="string">
            <text:p>the effects of liberalism on the terrestrial environment</text:p>
          </table:table-cell>
          <table:table-cell office:value-type="string" calcext:value-type="string">
            <text:p>In recent decades, many countries have adopted, to various degrees, the ideologies of commercial and republican liberalism. One salient aspect of the spread of commercial liberalism in the world has been the growth in international trade. The spread of republican liberalism has manifested itself by the rise in the level of democracy in countries over time. What are the implications of trade and democracy for the terrestrial environment? Two bodies of literature are relevant to this question: one studies the effect of trade on the environment, while a second body focuses on the effect of democracy on the environment. The effects of both forces on the environment are debated theoretically and empirically. The two bodies of literature have generally developed separately, and the effects of trade and democracy have not been evaluated in the same model. This paper discusses the theoretical effects of trade and democracy on the environment, and develops a statistical model to study these effects on the terrestrial environment in the areas of deforestation and land degradation. The results indicate that a rise in trade openness reduces deforestation in autocracy and increases deforestation in democracy, and the effect is similar for the less developed countries (LDCs) and the developed countries (DCs). A rise in trade openness reduces land degradation, but the effect is not robust and does not depend on regime type. A rise in democracy increases deforestation and reduces land degradation, but these effects are weaker in LDCs than in DCs. In addition, the effect of democracy on deforestation is stronger when trade openness is high. The effect of democracy on land degradation does not depend on trade openness. The paper concludes with an examination of the implications of these results for public policy.</text:p>
          </table:table-cell>
          <table:table-cell table:number-columns-repeated="4" office:value-type="float" office:value="0" calcext:value-type="float">
            <text:p>0</text:p>
          </table:table-cell>
          <table:table-cell table:number-columns-repeated="2" table:style-name="ce8" office:value-type="float" office:value="1" calcext:value-type="float">
            <text:p>1</text:p>
          </table:table-cell>
          <table:table-cell office:value-type="string" calcext:value-type="string">
            <text:p>CONFLICT MANAGEMENT AND PEACE SCIENCE</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AGE PUBLICATIONS INC</text:p>
          </table:table-cell>
          <table:table-cell office:value-type="float" office:value="2007" calcext:value-type="float">
            <text:p>2007</text:p>
          </table:table-cell>
          <table:table-cell office:value-type="string" calcext:value-type="string">
            <text:p>http://dx.doi.org/10.1080/0738894070146849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07388940701468492</text:p>
          </table:table-cell>
          <table:table-cell office:value-type="string" calcext:value-type="string">
            <text:p>0738-8942</text:p>
          </table:table-cell>
          <table:table-cell office:value-type="string" calcext:value-type="string">
            <text:p>NA</text:p>
          </table:table-cell>
          <table:table-cell office:value-type="float" office:value="24" calcext:value-type="float">
            <text:p>24</text:p>
          </table:table-cell>
          <table:table-cell office:value-type="float" office:value="3" calcext:value-type="float">
            <text:p>3</text:p>
          </table:table-cell>
          <table:table-cell office:value-type="float" office:value="219" calcext:value-type="float">
            <text:p>219</text:p>
          </table:table-cell>
          <table:table-cell office:value-type="float" office:value="238" calcext:value-type="float">
            <text:p>238</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8">
          <table:table-cell office:value-type="float" office:value="92" calcext:value-type="float">
            <text:p>92</text:p>
          </table:table-cell>
          <table:table-cell office:value-type="string" calcext:value-type="string">
            <text:p>paper_1358</text:p>
          </table:table-cell>
          <table:table-cell office:value-type="float" office:value="376" calcext:value-type="float">
            <text:p>376</text:p>
          </table:table-cell>
          <table:table-cell office:value-type="float" office:value="180" calcext:value-type="float">
            <text:p>180</text:p>
          </table:table-cell>
          <table:table-cell office:value-type="string" calcext:value-type="string">
            <text:p>C Palmer</text:p>
          </table:table-cell>
          <table:table-cell office:value-type="string" calcext:value-type="string">
            <text:p>The extent and causes of illegal logging: an analysis of a major cause of tropical deforestation in Indonesia</text:p>
          </table:table-cell>
          <table:table-cell office:value-type="string" calcext:value-type="string">
            <text:p>the extent and causes of illegal logging: an analysis of a major cause of tropical deforestation in indonesia</text:p>
          </table:table-cell>
          <table:table-cell office:value-type="string" calcext:value-type="string">
            <text:p>This paper considers the scale and underlying causes of recent high rates of deforestation in Indonesia. Its extent during 1997-98 is analysed using a materials balance model, the results of which demonstrate the seriousness of the problem at a time when the Indonesian economy was suffering the effects of the Asian financial crisis. The behaviour of the principal agents, illegal loggers, is discussed in the context of market and government failures and rent-seeking or corruption. A culture of corruption originated at the top of government during the tenure of ex- President Suharto, leading to market and government failures in the forestry sector, thus resulting in the creation of high levels of rent. A culture of corruption ensures that policy failures cannot be reversed and may lead to further intervention to benefit the status quo. Rent-seeking behaviour then spread to all levels of government, via a lack of good example at the top, leading to the creation of illegal logging networks. Since rent from illegal logging is higher than that for legal logging, there is an incentive for agents to ignore costs associated with sustainable forest management. Illegal logging, and hence inefficient resource use, is further encouraged by institutional failures such as weak enforcement and monitoring capacity, as well as policy failures at the international level too. Consequently, Indonesia�s forests have been intensively deforested for perhaps as long as 30 years, with little or no attention given to sustainable forest management.</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discovery.ucl.ac.uk</text:p>
          </table:table-cell>
          <table:table-cell office:value-type="float" office:value="2001" calcext:value-type="float">
            <text:p>2001</text:p>
          </table:table-cell>
          <table:table-cell office:value-type="string" calcext:value-type="string">
            <text:p>https://discovery.ucl.ac.uk/id/eprint/17588/</text:p>
          </table:table-cell>
          <table:table-cell office:value-type="string" calcext:value-type="string">
            <text:p>https://scholar.google.com/scholar?cites=386348439565200180&amp;as_sdt=2005&amp;sciodt=0,5&amp;hl=en</text:p>
          </table:table-cell>
          <table:table-cell office:value-type="float" office:value="113" calcext:value-type="float">
            <text:p>113</text:p>
          </table:table-cell>
          <table:table-cell table:number-columns-repeated="8" office:value-type="string" calcext:value-type="string">
            <text:p>NA</text:p>
          </table:table-cell>
          <table:table-cell office:value-type="float" office:value="180" calcext:value-type="float">
            <text:p>180</text:p>
          </table:table-cell>
          <table:table-cell office:value-type="float" office:value="7.5" calcext:value-type="float">
            <text:p>7.5</text:p>
          </table:table-cell>
          <table:table-cell office:value-type="float" office:value="180" calcext:value-type="float">
            <text:p>180</text:p>
          </table:table-cell>
          <table:table-cell office:value-type="float" office:value="1" calcext:value-type="float">
            <text:p>1</text:p>
          </table:table-cell>
          <table:table-cell office:value-type="float" office:value="24" calcext:value-type="float">
            <text:p>24</text:p>
          </table:table-cell>
          <table:table-cell office:value-type="string" calcext:value-type="string">
            <text:p>https://discovery.ucl.ac.uk/id/eprint/17588/1/17588.pdf</text:p>
          </table:table-cell>
          <table:table-cell office:value-type="string" calcext:value-type="string">
            <text:p>https://scholar.google.com/scholar?q=related:NGvP29uVXA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4">
          <table:table-cell office:value-type="float" office:value="93" calcext:value-type="float">
            <text:p>93</text:p>
          </table:table-cell>
          <table:table-cell office:value-type="string" calcext:value-type="string">
            <text:p>paper_1365</text:p>
          </table:table-cell>
          <table:table-cell office:value-type="float" office:value="178" calcext:value-type="float">
            <text:p>178</text:p>
          </table:table-cell>
          <table:table-cell office:value-type="float" office:value="11" calcext:value-type="float">
            <text:p>11</text:p>
          </table:table-cell>
          <table:table-cell office:value-type="string" calcext:value-type="string">
            <text:p>Wells, P</text:p>
          </table:table-cell>
          <table:table-cell office:value-type="string" calcext:value-type="string">
            <text:p>The Green Junta: or, is democracy sustainable?</text:p>
          </table:table-cell>
          <table:table-cell office:value-type="string" calcext:value-type="string">
            <text:p>the green junta: or, is democracy sustainable?</text:p>
          </table:table-cell>
          <table:table-cell office:value-type="string" calcext:value-type="string">
            <text:p>Attempts to achieve significant lasting change at local, national and international levels have foundered on the inability to gain agreement. Consensus between multiple stakeholders, while acceptable at a political level, increasingly seems inadequate to the task of creating sustainable societies. This paper starts with a review of the reasons why drastic, rapid and dramatic change is needed. All the main indicators in terms of global warming, North-South imbalance, oil reserves, water resources, biodiversity, deforestation, population growth and rural-urban shift, globalisation, over-consumption and the distribution of wealth suggest a situation almost in free-fall. The second section then outlines the failure of global governance. The final, speculative, section considers the appeal that may arise from a 'strong government for a crowded planet' right-wing agenda.</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INTERNATIONAL JOURNAL OF ENVIRONMENT AND SUSTAINABLE DEVELOPMENT</text:p>
          </table:table-cell>
          <table:table-cell table:number-columns-repeated="2" office:value-type="float" office:value="1" calcext:value-type="float">
            <text:p>1</text:p>
          </table:table-cell>
          <table:table-cell office:value-type="string" calcext:value-type="string">
            <text:p>INDERSCIENCE ENTERPRISES LTD</text:p>
          </table:table-cell>
          <table:table-cell office:value-type="float" office:value="2007" calcext:value-type="float">
            <text:p>2007</text:p>
          </table:table-cell>
          <table:table-cell office:value-type="string" calcext:value-type="string">
            <text:p>http://dx.doi.org/10.1504/IJESD.2007.014204</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504/IJESD.2007.014204</text:p>
          </table:table-cell>
          <table:table-cell office:value-type="string" calcext:value-type="string">
            <text:p>1474-6778</text:p>
          </table:table-cell>
          <table:table-cell office:value-type="string" calcext:value-type="string">
            <text:p>NA</text:p>
          </table:table-cell>
          <table:table-cell office:value-type="float" office:value="6" calcext:value-type="float">
            <text:p>6</text:p>
          </table:table-cell>
          <table:table-cell office:value-type="float" office:value="2" calcext:value-type="float">
            <text:p>2</text:p>
          </table:table-cell>
          <table:table-cell office:value-type="float" office:value="208" calcext:value-type="float">
            <text:p>208</text:p>
          </table:table-cell>
          <table:table-cell office:value-type="float" office:value="220" calcext:value-type="float">
            <text:p>220</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11">
          <table:table-cell office:value-type="float" office:value="94" calcext:value-type="float">
            <text:p>94</text:p>
          </table:table-cell>
          <table:table-cell office:value-type="string" calcext:value-type="string">
            <text:p>paper_1367</text:p>
          </table:table-cell>
          <table:table-cell office:value-type="float" office:value="14" calcext:value-type="float">
            <text:p>14</text:p>
          </table:table-cell>
          <table:table-cell office:value-type="float" office:value="89" calcext:value-type="float">
            <text:p>89</text:p>
          </table:table-cell>
          <table:table-cell office:value-type="string" calcext:value-type="string">
            <text:p>AS Mather, CL Needle, J Fairbairn</text:p>
          </table:table-cell>
          <table:table-cell office:value-type="string" calcext:value-type="string">
            <text:p>The human drivers of global land cover change: the case of forests</text:p>
          </table:table-cell>
          <table:table-cell office:value-type="string" calcext:value-type="string">
            <text:p>the human drivers of global land cover change: the case of forests</text:p>
          </table:table-cell>
          <table:table-cell office:value-type="string" calcext:value-type="string">
            <text:p>The results of a new approach to the specification of the relationship between deforestation and population are presented. They suggest that approximately half of the deforestation that has occurred over the long sweep of human history can be explained statistically in terms of population growth. It is cautioned, however, that serious conceptual and methodological problems confront the analysis of the relationship. It is also emphasized that the relationship is complex. Evidence is presented to show that it has changed through time, and that it is complicated by interactions between various factors operating in different ways at different levels. Copyright � 1998 John Wiley &amp; Sons, Ltd.</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Hydrological processe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iley Online Library</text:p>
          </table:table-cell>
          <table:table-cell office:value-type="float" office:value="1998" calcext:value-type="float">
            <text:p>1998</text:p>
          </table:table-cell>
          <table:table-cell office:value-type="string" calcext:value-type="string">
            <text:p>https://onlinelibrary.wiley.com/doi/abs/10.1002/(SICI)1099-1085(19981030)12:13/14%3C1983::AID-HYP713%3E3.0.CO;2-M</text:p>
          </table:table-cell>
          <table:table-cell office:value-type="string" calcext:value-type="string">
            <text:p>https://scholar.google.com/scholar?cites=2613174415994020502&amp;as_sdt=2005&amp;sciodt=0,5&amp;hl=en</text:p>
          </table:table-cell>
          <table:table-cell office:value-type="float" office:value="598" calcext:value-type="float">
            <text:p>598</text:p>
          </table:table-cell>
          <table:table-cell office:value-type="string" calcext:value-type="string">
            <text:p>NA</text:p>
          </table:table-cell>
          <table:table-cell office:value-type="string" calcext:value-type="string">
            <text:p>10.1002/(SICI)1099-1085(19981030)12:13/14%3C1983::AID-HYP713%3E3.0.CO;2-M</text:p>
          </table:table-cell>
          <table:table-cell table:number-columns-repeated="6" office:value-type="string" calcext:value-type="string">
            <text:p>NA</text:p>
          </table:table-cell>
          <table:table-cell office:value-type="float" office:value="89" calcext:value-type="float">
            <text:p>89</text:p>
          </table:table-cell>
          <table:table-cell office:value-type="float" office:value="3.3" calcext:value-type="float">
            <text:p>3.3</text:p>
          </table:table-cell>
          <table:table-cell office:value-type="float" office:value="30" calcext:value-type="float">
            <text:p>30</text:p>
          </table:table-cell>
          <table:table-cell office:value-type="float" office:value="3" calcext:value-type="float">
            <text:p>3</text:p>
          </table:table-cell>
          <table:table-cell office:value-type="float" office:value="27" calcext:value-type="float">
            <text:p>27</text:p>
          </table:table-cell>
          <table:table-cell office:value-type="string" calcext:value-type="string">
            <text:p>https://www.academia.edu/download/55140315/_28sici_291099-1085_2819981030_2912_3A13_2F14_3C1983_3A_3Aaid-hyp713_3E3.0.co_3B2-m20171128-25817-10qrexk.pdf</text:p>
          </table:table-cell>
          <table:table-cell office:value-type="string" calcext:value-type="string">
            <text:p>https://scholar.google.com/scholar?q=related:lmJ2QUncQy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8">
          <table:table-cell office:value-type="float" office:value="95" calcext:value-type="float">
            <text:p>95</text:p>
          </table:table-cell>
          <table:table-cell office:value-type="string" calcext:value-type="string">
            <text:p>paper_1370</text:p>
          </table:table-cell>
          <table:table-cell office:value-type="float" office:value="377" calcext:value-type="float">
            <text:p>377</text:p>
          </table:table-cell>
          <table:table-cell office:value-type="float" office:value="105" calcext:value-type="float">
            <text:p>105</text:p>
          </table:table-cell>
          <table:table-cell office:value-type="string" calcext:value-type="string">
            <text:p>R Verburg, S Rodrigues Filho, D Lindoso, N Debortoli…</text:p>
          </table:table-cell>
          <table:table-cell office:value-type="string" calcext:value-type="string">
            <text:p>The impact of commodity price and conservation policy scenarios on deforestation and agricultural land use in a frontier area within the Amazon</text:p>
          </table:table-cell>
          <table:table-cell office:value-type="string" calcext:value-type="string">
            <text:p>the impact of commodity price and conservation policy scenarios on deforestation and agricultural land use in a frontier area within the amazon</text:p>
          </table:table-cell>
          <table:table-cell office:value-type="string" calcext:value-type="string">
            <text:p>Deforestation in the Amazon is caused by the complex interplay of different drivers. Price of commodities such as beef and soya, and incoming migration are paramount factors. Construction of new highways is a key aspect, as they enable a growing flow of people and economic activities, provoking an intensification of the conversion of forests into pasture and agricultural areas. The pavement of road BR-163 accelerates the expansion of the agricultural frontier from the state of Mato Grosso to Par�, inside the Amazon. Today, the Brazilian government applies two main kinds of policies to protect the environment. First by establishing conservation units (CUs) that include an array of reserve types from natural areas to indigenous lands, and second by enforcing the Forest Code (FC), a law that limits the occupation and use of forests. Legal reserve requirements for rural properties are 80% in the Amazon rainforest, 35% in the Cerrado shrublands and 20% in other regions. However, the effectiveness of these policies relies on a fragile institutional capacity, which causes a flawed monitoring, law enforcement and control. To assess the impact of effective conservation policies on land use and deforestation by 2020, we used the LUSMAPA model in combination with two scenarios, one that included different commodity price developments and migration rates and one on the assumption of the institutional strength to uphold the conservation policies. A revision of the FC from an average 80% policy target to 60% effective implementation and disregard borders of CUs by allowing 5% deforestation in CUs, that both corresponds to a �weak� governmental enforcement, leads to additional deforestation of 41�57%, depending on the commodity price scenario. The results of the simulations are discussed in the light of recent policy changes in Brazil.</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Land use polic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4" calcext:value-type="float">
            <text:p>2014</text:p>
          </table:table-cell>
          <table:table-cell office:value-type="string" calcext:value-type="string">
            <text:p>https://www.sciencedirect.com/science/article/pii/S0264837712001913</text:p>
          </table:table-cell>
          <table:table-cell office:value-type="string" calcext:value-type="string">
            <text:p>https://scholar.google.com/scholar?cites=13974803332655402138&amp;as_sdt=2005&amp;sciodt=0,5&amp;hl=en</text:p>
          </table:table-cell>
          <table:table-cell office:value-type="float" office:value="330" calcext:value-type="float">
            <text:p>330</text:p>
          </table:table-cell>
          <table:table-cell table:number-columns-repeated="8" office:value-type="string" calcext:value-type="string">
            <text:p>NA</text:p>
          </table:table-cell>
          <table:table-cell office:value-type="float" office:value="105" calcext:value-type="float">
            <text:p>105</text:p>
          </table:table-cell>
          <table:table-cell office:value-type="float" office:value="9.55" calcext:value-type="float">
            <text:p>9.55</text:p>
          </table:table-cell>
          <table:table-cell office:value-type="float" office:value="21" calcext:value-type="float">
            <text:p>21</text:p>
          </table:table-cell>
          <table:table-cell office:value-type="float" office:value="5" calcext:value-type="float">
            <text:p>5</text:p>
          </table:table-cell>
          <table:table-cell office:value-type="float" office:value="11" calcext:value-type="float">
            <text:p>11</text:p>
          </table:table-cell>
          <table:table-cell office:value-type="string" calcext:value-type="string">
            <text:p>https://www.academia.edu/download/50484842/The_impact_of_commodity_price_and_conser20161122-6498-epxyp5.pdf</text:p>
          </table:table-cell>
          <table:table-cell office:value-type="string" calcext:value-type="string">
            <text:p>https://scholar.google.com/scholar?q=related:msze4JZ58M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7">
          <table:table-cell office:value-type="float" office:value="96" calcext:value-type="float">
            <text:p>96</text:p>
          </table:table-cell>
          <table:table-cell office:value-type="string" calcext:value-type="string">
            <text:p>paper_1382</text:p>
          </table:table-cell>
          <table:table-cell office:value-type="float" office:value="16" calcext:value-type="float">
            <text:p>16</text:p>
          </table:table-cell>
          <table:table-cell office:value-type="float" office:value="131" calcext:value-type="float">
            <text:p>131</text:p>
          </table:table-cell>
          <table:table-cell office:value-type="string" calcext:value-type="string">
            <text:p>S Dasgupta, E De Cian</text:p>
          </table:table-cell>
          <table:table-cell office:value-type="string" calcext:value-type="string">
            <text:p>The influence of institutions, governance, and public opinion on the environment: Synthesized findings from applied econometrics studies</text:p>
          </table:table-cell>
          <table:table-cell office:value-type="string" calcext:value-type="string">
            <text:p>the influence of institutions, governance, and public opinion on the environment: synthesized findings from applied econometrics studies</text:p>
          </table:table-cell>
          <table:table-cell office:value-type="string" calcext:value-type="string">
            <text:p>We synthesize the empirical contributions from the existing applied economics literature examining the influence of institutions and governance on environmental policy, environmental performance, and green investment. The literature on the influence of populism and public opinion on environmental policy adoption is also reviewed in line with the special issue. First, the paper describes how the relationship between institutions, environmental performance and environmental policy have been conceptualized and operationalized in the literature and summarizes the main findings. The second part of the paper outlines avenues for future research with specific attention to the energy transition and climate change literature. With respect to the positivist worldview adopted by this paper, we highlight various opportunities for empirical work that have recently emerged with the growing availability of data in the field of green investments, climate, and energy policy. Expanding the current empirical literature towards these research topics is of both scientific and policy relevance and can provide important insights on the broader field of sustainability transition and sustainable development. Regarding the alternative, non-positivist worldviews, future research could explore ways to connect the richer approaches such as complex adaptive systems and socio-technical transition studies with applied econometric methods, as well as future-oriented studies.</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Energy Research &amp;Social Science</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2214629618305164</text:p>
          </table:table-cell>
          <table:table-cell office:value-type="string" calcext:value-type="string">
            <text:p>https://scholar.google.com/scholar?cites=16087785371053045030&amp;as_sdt=2005&amp;sciodt=0,5&amp;hl=en</text:p>
          </table:table-cell>
          <table:table-cell office:value-type="float" office:value="359" calcext:value-type="float">
            <text:p>359</text:p>
          </table:table-cell>
          <table:table-cell table:number-columns-repeated="8" office:value-type="string" calcext:value-type="string">
            <text:p>NA</text:p>
          </table:table-cell>
          <table:table-cell office:value-type="float" office:value="131" calcext:value-type="float">
            <text:p>131</text:p>
          </table:table-cell>
          <table:table-cell office:value-type="float" office:value="18.71" calcext:value-type="float">
            <text:p>18.71</text:p>
          </table:table-cell>
          <table:table-cell office:value-type="float" office:value="66" calcext:value-type="float">
            <text:p>66</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NA</text:p>
          </table:table-cell>
          <table:table-cell office:value-type="string" calcext:value-type="string">
            <text:p>https://scholar.google.com/scholar?q=related:JrVX6I5LQ9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table-cell office:value-type="float" office:value="97" calcext:value-type="float">
            <text:p>97</text:p>
          </table:table-cell>
          <table:table-cell office:value-type="string" calcext:value-type="string">
            <text:p>paper_1389</text:p>
          </table:table-cell>
          <table:table-cell office:value-type="float" office:value="20" calcext:value-type="float">
            <text:p>20</text:p>
          </table:table-cell>
          <table:table-cell office:value-type="float" office:value="281" calcext:value-type="float">
            <text:p>281</text:p>
          </table:table-cell>
          <table:table-cell office:value-type="string" calcext:value-type="string">
            <text:p>M Povitkina</text:p>
          </table:table-cell>
          <table:table-cell office:value-type="string" calcext:value-type="string">
            <text:p>The limits of democracy in tackling climate change</text:p>
          </table:table-cell>
          <table:table-cell office:value-type="string" calcext:value-type="string">
            <text:p>the limits of democracy in tackling climate change</text:p>
          </table:table-cell>
          <table:table-cell office:value-type="string" calcext:value-type="string">
            <text:p>Previous research has shown that democracies exhibit stronger commitments to mitigate climate change and, generally, emit less carbon dioxide than non-democratic regimes. However, there remains much unexplained variation in how democratic regimes perform in this regard. Here it is argued that the benefits of democracy for climate change mitigation are limited in the presence of widespread corruption that reduces the capacity of democratic governments to reach climate targets and reduce CO2 emissions. Using a sample of 144 countries over 1970�2011, the previously established relationship between the amount of countries� CO2 emissions and their level of democracy is revisited. It is empirically tested whether this relationship is instead moderated by the levels of corruption. The results indicate that more democracy is only associated with lower CO2 emissions in low-corruption contexts. If corruption is high, democracies do not seem to do better than authoritarian regimes.</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Environmental politics</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18" calcext:value-type="float">
            <text:p>2018</text:p>
          </table:table-cell>
          <table:table-cell office:value-type="string" calcext:value-type="string">
            <text:p>https://www.tandfonline.com/doi/abs/10.1080/09644016.2018.1444723</text:p>
          </table:table-cell>
          <table:table-cell office:value-type="string" calcext:value-type="string">
            <text:p>https://scholar.google.com/scholar?cites=7740325179445974437&amp;as_sdt=2005&amp;sciodt=0,5&amp;hl=en</text:p>
          </table:table-cell>
          <table:table-cell office:value-type="float" office:value="347" calcext:value-type="float">
            <text:p>347</text:p>
          </table:table-cell>
          <table:table-cell office:value-type="string" calcext:value-type="string">
            <text:p>NA</text:p>
          </table:table-cell>
          <table:table-cell office:value-type="string" calcext:value-type="string">
            <text:p>10.1080/09644016.2018.1444723</text:p>
          </table:table-cell>
          <table:table-cell table:number-columns-repeated="6" office:value-type="string" calcext:value-type="string">
            <text:p>NA</text:p>
          </table:table-cell>
          <table:table-cell office:value-type="float" office:value="281" calcext:value-type="float">
            <text:p>281</text:p>
          </table:table-cell>
          <table:table-cell office:value-type="float" office:value="40.14" calcext:value-type="float">
            <text:p>40.14</text:p>
          </table:table-cell>
          <table:table-cell office:value-type="float" office:value="281" calcext:value-type="float">
            <text:p>281</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s://www.tandfonline.com/doi/pdf/10.1080/09644016.2018.1444723</text:p>
          </table:table-cell>
          <table:table-cell office:value-type="string" calcext:value-type="string">
            <text:p>https://scholar.google.com/scholar?q=related:pZXjnr0oa2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
          <table:table-cell office:value-type="float" office:value="98" calcext:value-type="float">
            <text:p>98</text:p>
          </table:table-cell>
          <table:table-cell office:value-type="string" calcext:value-type="string">
            <text:p>paper_1394</text:p>
          </table:table-cell>
          <table:table-cell office:value-type="float" office:value="378" calcext:value-type="float">
            <text:p>378</text:p>
          </table:table-cell>
          <table:table-cell office:value-type="float" office:value="17" calcext:value-type="float">
            <text:p>17</text:p>
          </table:table-cell>
          <table:table-cell office:value-type="string" calcext:value-type="string">
            <text:p>B.F. Milmanda</text:p>
          </table:table-cell>
          <table:table-cell office:value-type="string" calcext:value-type="string">
            <text:p>The Multilevel Politics of Enforcement: Environmental Institutions in Argentina</text:p>
          </table:table-cell>
          <table:table-cell office:value-type="string" calcext:value-type="string">
            <text:p>the multilevel politics of enforcement: environmental institutions in argentina</text:p>
          </table:table-cell>
          <table:table-cell office:value-type="string" calcext:value-type="string">
            <text:p>Environmental protection presents a challenge for commodity-producing democracies. To account for the enforcement of environmental laws in decentralized systems, this article proposes a multilevel approach that highlights the importance of national laws and subnational implementation rules to the politics of enforcement. This approach contrasts with prominent scholarship that focuses on sanctions and the electoral incentives and bureaucratic resources of enforcers. The advantages of the multilevel approach are demonstrated by the enforcement of the native forest protection regime (NFPR) in the Argentine Chaco Forest, which is shaped not only by whether sanctions on illegal deforestation are applied by subnational authorities but also by the design of both the national law and subnational regulations. The article employs quantitative data and case studies based on extensive fieldwork to show how affected subnational organized interests influenced the design of the NFPR and the provincial regulations that weaken or strengthen enforcement.</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Politics and Society</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20" calcext:value-type="float">
            <text:p>2020</text:p>
          </table:table-cell>
          <table:table-cell office:value-type="string" calcext:value-type="string">
            <text:p>https://www.scopus.com/inward/record.uri?partnerID=HzOxMe3b&amp;scp=85077153403&amp;origin=inward</text:p>
          </table:table-cell>
          <table:table-cell office:value-type="string" calcext:value-type="string">
            <text:p>https://www.scopus.com/inward/citedby.uri?partnerID=HzOxMe3b&amp;scp=85077153403&amp;origin=inward</text:p>
          </table:table-cell>
          <table:table-cell office:value-type="float" office:value="76" calcext:value-type="float">
            <text:p>76</text:p>
          </table:table-cell>
          <table:table-cell office:value-type="string" calcext:value-type="string">
            <text:p>Article</text:p>
          </table:table-cell>
          <table:table-cell office:value-type="string" calcext:value-type="string">
            <text:p>10.1177/0032329219894074</text:p>
          </table:table-cell>
          <table:table-cell office:value-type="string" calcext:value-type="string">
            <text:p>0032-3292</text:p>
          </table:table-cell>
          <table:table-cell office:value-type="string" calcext:value-type="string">
            <text:p>https://api.elsevier.com/content/abstract/scopus_id/85077153403</text:p>
          </table:table-cell>
          <table:table-cell office:value-type="float" office:value="48" calcext:value-type="float">
            <text:p>48</text:p>
          </table:table-cell>
          <table:table-cell office:value-type="float" office:value="1" calcext:value-type="float">
            <text:p>1</text:p>
          </table:table-cell>
          <table:table-cell office:value-type="float" office:value="3" calcext:value-type="float">
            <text:p>3</text:p>
          </table:table-cell>
          <table:table-cell office:value-type="float" office:value="26" calcext:value-type="float">
            <text:p>26</text:p>
          </table:table-cell>
          <table:table-cell office:value-type="float" office:value="17" calcext:value-type="float">
            <text:p>17</text:p>
          </table:table-cell>
          <table:table-cell office:value-type="float" office:value="3.4" calcext:value-type="float">
            <text:p>3.4</text:p>
          </table:table-cell>
          <table:table-cell office:value-type="float" office:value="17" calcext:value-type="float">
            <text:p>17</text:p>
          </table:table-cell>
          <table:table-cell office:value-type="float" office:value="1" calcext:value-type="float">
            <text:p>1</text:p>
          </table:table-cell>
          <table:table-cell office:value-type="float" office:value="5" calcext:value-type="float">
            <text:p>5</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6">
          <table:table-cell office:value-type="float" office:value="99" calcext:value-type="float">
            <text:p>99</text:p>
          </table:table-cell>
          <table:table-cell office:value-type="string" calcext:value-type="string">
            <text:p>paper_1395</text:p>
          </table:table-cell>
          <table:table-cell office:value-type="float" office:value="379" calcext:value-type="float">
            <text:p>379</text:p>
          </table:table-cell>
          <table:table-cell office:value-type="float" office:value="298" calcext:value-type="float">
            <text:p>298</text:p>
          </table:table-cell>
          <table:table-cell office:value-type="string" calcext:value-type="string">
            <text:p>TK Rudel</text:p>
          </table:table-cell>
          <table:table-cell office:value-type="string" calcext:value-type="string">
            <text:p>The national determinants of deforestation in sub-Saharan Africa</text:p>
          </table:table-cell>
          <table:table-cell office:value-type="string" calcext:value-type="string">
            <text:p>the national determinants of deforestation in sub-saharan africa</text:p>
          </table:table-cell>
          <table:table-cell office:value-type="string" calcext:value-type="string">
            <text:p>For decades, the dynamics of tropical deforestation in sub-Saharan Africa (SSA) have defied easy explanation. The rates of deforestation have been lower than elsewhere in the tropics, and the driving forces evident in other places, government new land settlement schemes and industrialized agriculture, have largely been absent in SSA. The context and causes for African deforestation become clearer through an analysis of new, national-level data on forest cover change for SSA countries for the 2000�2005 period. The recent dynamic in SSA varies from dry to wet biomes. Deforestation occurred at faster rates in nations with predominantly dry forests. The wetter Congo basin countries had lower rates of deforestation, in part because tax receipts from oil and mineral industries in this region spurred rural to urban migration, declines in agriculture and increased imports of cereals from abroad. In this respect, the Congo basin countries may be experiencing an oil and mineral fuelled forest transition. Small farmers play a more important role in African deforestation than they do in southeast Asia and Latin America, in part because small-scale agriculture remains one of the few livelihoods open to rural people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 Transactions of the Royal Society B …</text:p>
          </table:table-cell>
          <table:table-cell table:number-columns-repeated="2" office:value-type="float" office:value="1" calcext:value-type="float">
            <text:p>1</text:p>
          </table:table-cell>
          <table:table-cell office:value-type="string" calcext:value-type="string">
            <text:p>royalsocietypublishing.org</text:p>
          </table:table-cell>
          <table:table-cell office:value-type="float" office:value="2013" calcext:value-type="float">
            <text:p>2013</text:p>
          </table:table-cell>
          <table:table-cell office:value-type="string" calcext:value-type="string">
            <text:p>https://royalsocietypublishing.org/doi/abs/10.1098/rstb.2012.0405</text:p>
          </table:table-cell>
          <table:table-cell office:value-type="string" calcext:value-type="string">
            <text:p>https://scholar.google.com/scholar?cites=1683603025830195392&amp;as_sdt=2005&amp;sciodt=0,5&amp;hl=en</text:p>
          </table:table-cell>
          <table:table-cell office:value-type="float" office:value="193" calcext:value-type="float">
            <text:p>193</text:p>
          </table:table-cell>
          <table:table-cell office:value-type="string" calcext:value-type="string">
            <text:p>NA</text:p>
          </table:table-cell>
          <table:table-cell office:value-type="string" calcext:value-type="string">
            <text:p>10.1098/rstb.2012.0405</text:p>
          </table:table-cell>
          <table:table-cell table:number-columns-repeated="6" office:value-type="string" calcext:value-type="string">
            <text:p>NA</text:p>
          </table:table-cell>
          <table:table-cell office:value-type="float" office:value="298" calcext:value-type="float">
            <text:p>298</text:p>
          </table:table-cell>
          <table:table-cell office:value-type="float" office:value="24.83" calcext:value-type="float">
            <text:p>24.83</text:p>
          </table:table-cell>
          <table:table-cell office:value-type="float" office:value="298" calcext:value-type="float">
            <text:p>298</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https://royalsocietypublishing.org/doi/full/10.1098/rstb.2012.0405</text:p>
          </table:table-cell>
          <table:table-cell office:value-type="string" calcext:value-type="string">
            <text:p>https://scholar.google.com/scholar?q=related:wLBhKQhcXR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7">
          <table:table-cell office:value-type="float" office:value="100" calcext:value-type="float">
            <text:p>100</text:p>
          </table:table-cell>
          <table:table-cell office:value-type="string" calcext:value-type="string">
            <text:p>paper_14</text:p>
          </table:table-cell>
          <table:table-cell office:value-type="float" office:value="186" calcext:value-type="float">
            <text:p>186</text:p>
          </table:table-cell>
          <table:table-cell office:value-type="float" office:value="71" calcext:value-type="float">
            <text:p>71</text:p>
          </table:table-cell>
          <table:table-cell office:value-type="string" calcext:value-type="string">
            <text:p>SS Nunes, JOS Barlow, TA Gardner…</text:p>
          </table:table-cell>
          <table:table-cell office:value-type="string" calcext:value-type="string">
            <text:p>A 22 year assessment of deforestation and restoration in riparian forests in the eastern Brazilian Amazon</text:p>
          </table:table-cell>
          <table:table-cell office:value-type="string" calcext:value-type="string">
            <text:p>a 22 year assessment of deforestation and restoration in riparian forests in the eastern brazilian amazon</text:p>
          </table:table-cell>
          <table:table-cell office:value-type="string" calcext:value-type="string">
            <text:p>Brazilian environmental law imposes more restrictions on land-use change by private landowners in riparian forests than in non-riparian forest areas, reflecting recognition of their importance for the conservation of biodiversity and key ecosystem services. A 22-year time series of classified Landsat images was used to evaluate deforestation and forest regeneration in riparian permanent preservation areas over the past two decades, focusing on the municipality of Paragominas in the state of Par� in eastern Amazonia. There was no evidence that riparian forests had been more effectively protected than non-riparian forests. Instead, deforestation was found to be comparatively higher inside riparian permanent preservation areas as recently as 2010, indicating a widespread failure of private property owners to comply with environmental legislation. There was no evidence for higher levels of regeneration in riparian zones, although property owners are obliged by law to restore such areas. A number of factors limit improvements in the protection and restoration of riparian forests. These include limited awareness of environmental compliance requirements, the need for improved technical capacity in mapping the distribution and extent of riparian forests and the boundaries of private properties, and improved access to the financial resources and technical capacity needed to support restoration project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nvironmental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ambridge.org</text:p>
          </table:table-cell>
          <table:table-cell office:value-type="float" office:value="2015" calcext:value-type="float">
            <text:p>2015</text:p>
          </table:table-cell>
          <table:table-cell office:value-type="string" calcext:value-type="string">
            <text:p>https://www.cambridge.org/core/journals/environmental-conservation/article/22-year-assessment-of-deforestation-and-restoration-in-riparian-forests-in-the-eastern-brazilian-amazon/5EB0E30FD4A45DDDE2C9E9BBE10E779F</text:p>
          </table:table-cell>
          <table:table-cell office:value-type="string" calcext:value-type="string">
            <text:p>https://scholar.google.com/scholar?cites=3558213908943450594&amp;as_sdt=2005&amp;sciodt=0,5&amp;hl=en</text:p>
          </table:table-cell>
          <table:table-cell office:value-type="float" office:value="225" calcext:value-type="float">
            <text:p>225</text:p>
          </table:table-cell>
          <table:table-cell table:number-columns-repeated="8" office:value-type="string" calcext:value-type="string">
            <text:p>NA</text:p>
          </table:table-cell>
          <table:table-cell office:value-type="float" office:value="71" calcext:value-type="float">
            <text:p>71</text:p>
          </table:table-cell>
          <table:table-cell office:value-type="float" office:value="7.1" calcext:value-type="float">
            <text:p>7.1</text:p>
          </table:table-cell>
          <table:table-cell office:value-type="float" office:value="18" calcext:value-type="float">
            <text:p>18</text:p>
          </table:table-cell>
          <table:table-cell office:value-type="float" office:value="4" calcext:value-type="float">
            <text:p>4</text:p>
          </table:table-cell>
          <table:table-cell office:value-type="float" office:value="10" calcext:value-type="float">
            <text:p>10</text:p>
          </table:table-cell>
          <table:table-cell office:value-type="string" calcext:value-type="string">
            <text:p>http://aliancaamazonia.org.br/wp-content/pdf/22_year_assessment_of_deforestation_and_restoration_in_riparian_forests_in_the_eastern_brazilian_amazon.pdf</text:p>
          </table:table-cell>
          <table:table-cell office:value-type="string" calcext:value-type="string">
            <text:p>https://scholar.google.com/scholar?q=related:4rFtrbJQYT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
          <table:table-cell office:value-type="float" office:value="101" calcext:value-type="float">
            <text:p>101</text:p>
          </table:table-cell>
          <table:table-cell office:value-type="string" calcext:value-type="string">
            <text:p>paper_1402</text:p>
          </table:table-cell>
          <table:table-cell office:value-type="float" office:value="156" calcext:value-type="float">
            <text:p>156</text:p>
          </table:table-cell>
          <table:table-cell office:value-type="float" office:value="8" calcext:value-type="float">
            <text:p>8</text:p>
          </table:table-cell>
          <table:table-cell office:value-type="string" calcext:value-type="string">
            <text:p>D Fedman</text:p>
          </table:table-cell>
          <table:table-cell office:value-type="string" calcext:value-type="string">
            <text:p>The ondol problem and the politics of forest conservation in colonial Korea</text:p>
          </table:table-cell>
          <table:table-cell office:value-type="string" calcext:value-type="string">
            <text:p>the ondol problem and the politics of forest conservation in colonial korea</text:p>
          </table:table-cell>
          <table:table-cell office:value-type="string" calcext:value-type="string">
            <text:p>This article examines the ondol�the cooking stove�cum�heated floor system conventional to Korean dwellings�as a site of contestation over forest management, fuel consumption, and domestic life in colonial Korea. At once a provider of heat essential to survival in an often frigid peninsula and, in the eyes of colonial officials, ground zero of deforestation, the ondol garnered tremendous interest from an array of reformers determined to improve the Korean home and its hearth. Foresters were but one party to a far-reaching debate (involving architects, doctors, and agronomists) over how best to domesticate heat in the harsh continental climate. By tracing the contours of this debate, this article elucidates the multitude of often-conflicting interests inherent to state-led interventions in household fuel economies: what the author calls the politics of forest conservation in colonial Korea. In focusing on efforts to regulate the quotidian rhythms of energy consumption, it likewise investigates the material underpinnings of everyday life�a topic hitherto overlooked in extant scholarship on forestry and empire alik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Journal of Korean Studie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ead.dukeupress.edu</text:p>
          </table:table-cell>
          <table:table-cell office:value-type="float" office:value="2018" calcext:value-type="float">
            <text:p>2018</text:p>
          </table:table-cell>
          <table:table-cell office:value-type="string" calcext:value-type="string">
            <text:p>https://read.dukeupress.edu/journal-of-korean-studies/article/133907?searchresult=1&amp;searchresult=1&amp;utm_source=TrendMD&amp;utm_medium=cpc&amp;utm_campaign=Journal_of_Korean_Studies_TrendMD_0</text:p>
          </table:table-cell>
          <table:table-cell office:value-type="string" calcext:value-type="string">
            <text:p>https://scholar.google.com/scholar?cites=8852346547458070026&amp;as_sdt=2005&amp;sciodt=0,5&amp;hl=en</text:p>
          </table:table-cell>
          <table:table-cell office:value-type="float" office:value="260" calcext:value-type="float">
            <text:p>260</text:p>
          </table:table-cell>
          <table:table-cell table:number-columns-repeated="8" office:value-type="string" calcext:value-type="string">
            <text:p>NA</text:p>
          </table:table-cell>
          <table:table-cell office:value-type="float" office:value="8" calcext:value-type="float">
            <text:p>8</text:p>
          </table:table-cell>
          <table:table-cell office:value-type="float" office:value="1.14" calcext:value-type="float">
            <text:p>1.14</text:p>
          </table:table-cell>
          <table:table-cell office:value-type="float" office:value="8" calcext:value-type="float">
            <text:p>8</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www.davidfedman.org/s/14-The-Ondol-Problem-and-the-Politics-of-Conservation-in-Colonial-Korea.pdf</text:p>
          </table:table-cell>
          <table:table-cell office:value-type="string" calcext:value-type="string">
            <text:p>https://scholar.google.com/scholar?q=related:CtbkfUja2X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
          <table:table-cell office:value-type="float" office:value="102" calcext:value-type="float">
            <text:p>102</text:p>
          </table:table-cell>
          <table:table-cell office:value-type="string" calcext:value-type="string">
            <text:p>paper_1406</text:p>
          </table:table-cell>
          <table:table-cell office:value-type="float" office:value="8" calcext:value-type="float">
            <text:p>8</text:p>
          </table:table-cell>
          <table:table-cell office:value-type="float" office:value="57" calcext:value-type="float">
            <text:p>57</text:p>
          </table:table-cell>
          <table:table-cell office:value-type="string" calcext:value-type="string">
            <text:p>SC Stonich, BR DeWalt</text:p>
          </table:table-cell>
          <table:table-cell office:value-type="string" calcext:value-type="string">
            <text:p>The political ecology of deforestation in Honduras</text:p>
          </table:table-cell>
          <table:table-cell office:value-type="string" calcext:value-type="string">
            <text:p>the political ecology of deforestation in honduras</text:p>
          </table:table-cell>
          <table:table-cell office:value-type="string" calcext:value-type="string">
            <text:p>Book. No abstract availabl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 in anthropology: A reader in ecology …</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06" calcext:value-type="float">
            <text:p>2006</text:p>
          </table:table-cell>
          <table:table-cell office:value-type="string" calcext:value-type="string">
            <text:p>https://books.google.com/books?hl=en&amp;lr=&amp;id=hz0TCgAAQBAJ&amp;oi=fnd&amp;pg=PA284&amp;dq=%22elections%22%7C%22democracy%22%7C%22leader+selection%22%7C%22campaign%22%7C%22political+cycle%22+%22deforestation%22%7C%22forest+conversion%22%7C%22forest+plantation%22%7C%22forest+conservation%22%7C%22forest+degradation%22%7C%22reforestation%22%7C%22forest+carbon%22%7C%22tree+cover+loss%22&amp;ots=fw3kcpQ3H0&amp;sig=xPhTMpmVlfzr8AElUDqvVnq0R_M</text:p>
          </table:table-cell>
          <table:table-cell office:value-type="string" calcext:value-type="string">
            <text:p>https://scholar.google.com/scholar?cites=11048578952559518692&amp;as_sdt=2005&amp;sciodt=0,5&amp;hl=en</text:p>
          </table:table-cell>
          <table:table-cell office:value-type="float" office:value="162" calcext:value-type="float">
            <text:p>162</text:p>
          </table:table-cell>
          <table:table-cell table:number-columns-repeated="8" office:value-type="string" calcext:value-type="string">
            <text:p>NA</text:p>
          </table:table-cell>
          <table:table-cell office:value-type="float" office:value="57" calcext:value-type="float">
            <text:p>57</text:p>
          </table:table-cell>
          <table:table-cell office:value-type="float" office:value="3" calcext:value-type="float">
            <text:p>3</text:p>
          </table:table-cell>
          <table:table-cell office:value-type="float" office:value="29" calcext:value-type="float">
            <text:p>29</text:p>
          </table:table-cell>
          <table:table-cell office:value-type="float" office:value="2" calcext:value-type="float">
            <text:p>2</text:p>
          </table:table-cell>
          <table:table-cell office:value-type="float" office:value="19" calcext:value-type="float">
            <text:p>19</text:p>
          </table:table-cell>
          <table:table-cell office:value-type="string" calcext:value-type="string">
            <text:p>https://crabgrass.riseup.net/assets/356615/Nora+Haenn%2C+Richard+Wilk-The+Environment+in+Anthropology+A+Reader+in+Ecology%2C+Culture%2C+and+Sustainable+Living+%282005%29.pdf#page=295</text:p>
          </table:table-cell>
          <table:table-cell office:value-type="string" calcext:value-type="string">
            <text:p>https://scholar.google.com/scholar?q=related:5OMq_ARwVJ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
          <table:table-cell office:value-type="float" office:value="103" calcext:value-type="float">
            <text:p>103</text:p>
          </table:table-cell>
          <table:table-cell office:value-type="string" calcext:value-type="string">
            <text:p>paper_1407</text:p>
          </table:table-cell>
          <table:table-cell office:value-type="float" office:value="380" calcext:value-type="float">
            <text:p>380</text:p>
          </table:table-cell>
          <table:table-cell office:value-type="float" office:value="69" calcext:value-type="float">
            <text:p>69</text:p>
          </table:table-cell>
          <table:table-cell office:value-type="string" calcext:value-type="string">
            <text:p>CO Delang</text:p>
          </table:table-cell>
          <table:table-cell office:value-type="string" calcext:value-type="string">
            <text:p>The political ecology of deforestation in Thailand</text:p>
          </table:table-cell>
          <table:table-cell office:value-type="string" calcext:value-type="string">
            <text:p>the political ecology of deforestation in thailand</text:p>
          </table:table-cell>
          <table:table-cell office:value-type="string" calcext:value-type="string">
            <text:p>This article looks at the history of the relationship between development policies and deforestation in Thailand from the beginning of the nineteenth to the end of the twentieth century. It first considers the lowland processes of horizontal expansion that carried on until the end of the Second World War, at which point the lowlands had become almost completely deforested. The article then turns to the highland forests, and discusses the development policies pursued there by the Thai government until the 1980s, when authorities outlawed logging and declared a closure of the frontier. Drawing on political ecology, the paper argues that forest policies of the Thai government have changed owing to shifts in the relative influence of different groups - the landed nobility, the industrialists, the military, and the environmentalists - in the national political arena. The group with the least political power, the ethnic minorities living in the highlands, is eventually blamed for the deforestation, in spite of the fact that it is the one that least contributed to it.</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Geography</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05" calcext:value-type="float">
            <text:p>2005</text:p>
          </table:table-cell>
          <table:table-cell office:value-type="string" calcext:value-type="string">
            <text:p>https://www.tandfonline.com/doi/abs/10.1080/00167487.2005.12094135</text:p>
          </table:table-cell>
          <table:table-cell office:value-type="string" calcext:value-type="string">
            <text:p>https://scholar.google.com/scholar?cites=10492837207721133692&amp;as_sdt=2005&amp;sciodt=0,5&amp;hl=en</text:p>
          </table:table-cell>
          <table:table-cell office:value-type="float" office:value="76" calcext:value-type="float">
            <text:p>76</text:p>
          </table:table-cell>
          <table:table-cell office:value-type="string" calcext:value-type="string">
            <text:p>NA</text:p>
          </table:table-cell>
          <table:table-cell office:value-type="string" calcext:value-type="string">
            <text:p>10.1080/00167487.2005.12094135</text:p>
          </table:table-cell>
          <table:table-cell table:number-columns-repeated="6" office:value-type="string" calcext:value-type="string">
            <text:p>NA</text:p>
          </table:table-cell>
          <table:table-cell office:value-type="float" office:value="69" calcext:value-type="float">
            <text:p>69</text:p>
          </table:table-cell>
          <table:table-cell office:value-type="float" office:value="3.45" calcext:value-type="float">
            <text:p>3.45</text:p>
          </table:table-cell>
          <table:table-cell office:value-type="float" office:value="69" calcext:value-type="float">
            <text:p>69</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https://www.researchgate.net/profile/Claudio-Delang/publication/283797332_The_Political_Ecology_of_Deforestation_in_Thailand/links/58a64ecd4585150402ee0560/The-Political-Ecology-of-Deforestation-in-Thailand.pdf</text:p>
          </table:table-cell>
          <table:table-cell office:value-type="string" calcext:value-type="string">
            <text:p>https://scholar.google.com/scholar?q=related:fEY41NgLnp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
          <table:table-cell office:value-type="float" office:value="104" calcext:value-type="float">
            <text:p>104</text:p>
          </table:table-cell>
          <table:table-cell office:value-type="string" calcext:value-type="string">
            <text:p>paper_1408</text:p>
          </table:table-cell>
          <table:table-cell office:value-type="float" office:value="381" calcext:value-type="float">
            <text:p>381</text:p>
          </table:table-cell>
          <table:table-cell office:value-type="float" office:value="84" calcext:value-type="float">
            <text:p>84</text:p>
          </table:table-cell>
          <table:table-cell office:value-type="string" calcext:value-type="string">
            <text:p>A Bennett, A Ravikumar, H Paltán</text:p>
          </table:table-cell>
          <table:table-cell office:value-type="string" calcext:value-type="string">
            <text:p>The Political Ecology of Oil Palm Company-Community partnerships in the Peruvian Amazon: Deforestation consequences of the privatization of rural development</text:p>
          </table:table-cell>
          <table:table-cell office:value-type="string" calcext:value-type="string">
            <text:p>the political ecology of oil palm company-community partnerships in the peruvian amazon: deforestation consequences of the privatization of rural development</text:p>
          </table:table-cell>
          <table:table-cell office:value-type="string" calcext:value-type="string">
            <text:p>When agricultural commodities are traded globally, consumer demand in one region influences the crops planted in another, often leading to widespread environmental and social transformation at the production sites. As a commodity crop that prospers in tropical environments, oil palm has become controversial for its role as a driver of deforestation and social conflict, especially in main producer countries in Southeast Asia. As suitable land for oil palm production in Southeast Asia is depleting, companies have begun to look to new production frontiers, such as Latin America. Colombia and Peru have the highest percentage growth in the sector in recent years, and the crop has become a dominant strategy for development in the Peruvian Amazon. Between 2000 and 2015, 40,000 hectares of old growth forest have been cleared for large oil palm plantations in Peru. Company-Community partnerships (CCPs) have been advanced as a potentially more socially and environmentally sustainable strategy, through their alleged capacity to provide greater productivity and more efficient land use on smallholder farms. This paper describes the social, political and deforestation impact of an oil palm CCP at the forest frontier in the Peruvian Amazon. An interdisciplinary and mixed methods research approach was employed, including long-term ethnographic work and visual measurement remote sensing of land use change on 2447 hectares of smallholder land in four villages/communities. The results show that the recent arrival of powerful private companies has caused a major socio-ecological shift on the ground, particularly through the CCP. On comparing participating farms to non-participating farms, we find significant deforestation 'spillage' out of the plantation into participating farms. A major underlying driver of the negative outcomes of the CCP is the neoliberal policy approach employed by the Peruvian government, which has outsourced basic rural public works to private companies. We conclude by discussing how a more socially and environmentally just oil palm production strategy in Peru and elsewhere might look.</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World Development</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0305750X18301207</text:p>
          </table:table-cell>
          <table:table-cell office:value-type="string" calcext:value-type="string">
            <text:p>https://scholar.google.com/scholar?cites=5051269237840142599&amp;as_sdt=2005&amp;sciodt=0,5&amp;hl=en</text:p>
          </table:table-cell>
          <table:table-cell office:value-type="float" office:value="70" calcext:value-type="float">
            <text:p>70</text:p>
          </table:table-cell>
          <table:table-cell table:number-columns-repeated="8" office:value-type="string" calcext:value-type="string">
            <text:p>NA</text:p>
          </table:table-cell>
          <table:table-cell office:value-type="float" office:value="84" calcext:value-type="float">
            <text:p>84</text:p>
          </table:table-cell>
          <table:table-cell office:value-type="float" office:value="12" calcext:value-type="float">
            <text:p>12</text:p>
          </table:table-cell>
          <table:table-cell office:value-type="float" office:value="28" calcext:value-type="float">
            <text:p>28</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www.academia.edu/download/87274356/2018_Paltan_The-Political-Ecology-of-Oil-Palm-Company-Community-partnerships-in-the-Peruvian-Amazon.pdf</text:p>
          </table:table-cell>
          <table:table-cell office:value-type="string" calcext:value-type="string">
            <text:p>https://scholar.google.com/scholar?q=related:B-FR6pu2GU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4">
          <table:table-cell office:value-type="float" office:value="105" calcext:value-type="float">
            <text:p>105</text:p>
          </table:table-cell>
          <table:table-cell office:value-type="string" calcext:value-type="string">
            <text:p>paper_1409</text:p>
          </table:table-cell>
          <table:table-cell office:value-type="float" office:value="43" calcext:value-type="float">
            <text:p>43</text:p>
          </table:table-cell>
          <table:table-cell office:value-type="float" office:value="33" calcext:value-type="float">
            <text:p>33</text:p>
          </table:table-cell>
          <table:table-cell office:value-type="string" calcext:value-type="string">
            <text:p>S Abranches</text:p>
          </table:table-cell>
          <table:table-cell office:value-type="string" calcext:value-type="string">
            <text:p>The political economy of deforestation in Brazil and payment-for-performance finance</text:p>
          </table:table-cell>
          <table:table-cell office:value-type="string" calcext:value-type="string">
            <text:p>the political economy of deforestation in brazil and payment-for-performance finance</text:p>
          </table:table-cell>
          <table:table-cell office:value-type="string" calcext:value-type="string">
            <text:p>Reduction of climate emissions from deforestation (now known as REDD+) was among the innovations introduced in the Brazilian policy agenda during President Lula�s administration and Marina Silva�s tenure a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Center for Global Development, CGD Climate and …</text:p>
          </table:table-cell>
          <table:table-cell table:number-columns-repeated="2" office:value-type="float" office:value="1" calcext:value-type="float">
            <text:p>1</text:p>
          </table:table-cell>
          <table:table-cell office:value-type="string" calcext:value-type="string">
            <text:p>cgdev.org</text:p>
          </table:table-cell>
          <table:table-cell office:value-type="float" office:value="2014" calcext:value-type="float">
            <text:p>2014</text:p>
          </table:table-cell>
          <table:table-cell office:value-type="string" calcext:value-type="string">
            <text:p>https://www.cgdev.org/sites/default/files/CGD-Climate-Forest-Paper-Series-10-Abranches-Deforestation-Brazil_0.pdf</text:p>
          </table:table-cell>
          <table:table-cell office:value-type="string" calcext:value-type="string">
            <text:p>https://scholar.google.com/scholar?cites=13929686607543211568&amp;as_sdt=2005&amp;sciodt=0,5&amp;hl=en</text:p>
          </table:table-cell>
          <table:table-cell office:value-type="float" office:value="164" calcext:value-type="float">
            <text:p>164</text:p>
          </table:table-cell>
          <table:table-cell office:value-type="string" calcext:value-type="string">
            <text:p>PDF</text:p>
          </table:table-cell>
          <table:table-cell table:number-columns-repeated="7" office:value-type="string" calcext:value-type="string">
            <text:p>NA</text:p>
          </table:table-cell>
          <table:table-cell office:value-type="float" office:value="33" calcext:value-type="float">
            <text:p>33</text:p>
          </table:table-cell>
          <table:table-cell office:value-type="float" office:value="3" calcext:value-type="float">
            <text:p>3</text:p>
          </table:table-cell>
          <table:table-cell office:value-type="float" office:value="33" calcext:value-type="float">
            <text:p>33</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https://www.cgdev.org/sites/default/files/CGD-Climate-Forest-Paper-Series-10-Abranches-Deforestation-Brazil_0.pdf</text:p>
          </table:table-cell>
          <table:table-cell office:value-type="string" calcext:value-type="string">
            <text:p>https://scholar.google.com/scholar?q=related:MBYhuyowUM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2">
          <table:table-cell office:value-type="float" office:value="106" calcext:value-type="float">
            <text:p>106</text:p>
          </table:table-cell>
          <table:table-cell office:value-type="string" calcext:value-type="string">
            <text:p>paper_1410</text:p>
          </table:table-cell>
          <table:table-cell office:value-type="float" office:value="382" calcext:value-type="float">
            <text:p>382</text:p>
          </table:table-cell>
          <table:table-cell office:value-type="float" office:value="812" calcext:value-type="float">
            <text:p>812</text:p>
          </table:table-cell>
          <table:table-cell office:value-type="string" calcext:value-type="string">
            <text:p>R Burgess, M Hansen, BA Olken…</text:p>
          </table:table-cell>
          <table:table-cell office:value-type="string" calcext:value-type="string">
            <text:p>The political economy of deforestation in the tropics</text:p>
          </table:table-cell>
          <table:table-cell office:value-type="string" calcext:value-type="string">
            <text:p>the political economy of deforestation in the tropics</text:p>
          </table:table-cell>
          <table:table-cell office:value-type="string" calcext:value-type="string">
            <text:p>Tropical deforestation accounts for almost one-fifth of greenhouse gas emissions and threatens the world�s most diverse ecosystems. Much of this deforestation is driven by illegal logging. We use novel satellite data that tracks annual deforestation across eight years of Indonesian institutional change to examine how local officials� incentives affect deforestation. Increases in the number of political jurisdictions lead to increased deforestation and lower timber prices, consistent with Cournot competition between jurisdictions. Illegal logging and local oil and gas rents are short-run substitutes, but this effect disappears over time with political turnover. The results illustrate how local officials� incentives affect deforestation and show how standard economic theories can explain illegal behavior.</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1" calcext:value-type="float">
            <text:p>1</text:p>
          </table:table-cell>
          <table:table-cell office:value-type="string" calcext:value-type="string">
            <text:p>The Quarterly journal …</text:p>
          </table:table-cell>
          <table:table-cell table:number-columns-repeated="2" office:value-type="float" office:value="1" calcext:value-type="float">
            <text:p>1</text:p>
          </table:table-cell>
          <table:table-cell office:value-type="string" calcext:value-type="string">
            <text:p>academic.oup.com</text:p>
          </table:table-cell>
          <table:table-cell office:value-type="float" office:value="2012" calcext:value-type="float">
            <text:p>2012</text:p>
          </table:table-cell>
          <table:table-cell office:value-type="string" calcext:value-type="string">
            <text:p>https://academic.oup.com/qje/article-abstract/127/4/1707/1844248</text:p>
          </table:table-cell>
          <table:table-cell office:value-type="string" calcext:value-type="string">
            <text:p>https://scholar.google.com/scholar?cites=8467763400022059696&amp;as_sdt=2005&amp;sciodt=0,5&amp;hl=en</text:p>
          </table:table-cell>
          <table:table-cell office:value-type="float" office:value="331" calcext:value-type="float">
            <text:p>331</text:p>
          </table:table-cell>
          <table:table-cell table:number-columns-repeated="8" office:value-type="string" calcext:value-type="string">
            <text:p>NA</text:p>
          </table:table-cell>
          <table:table-cell office:value-type="float" office:value="812" calcext:value-type="float">
            <text:p>812</text:p>
          </table:table-cell>
          <table:table-cell office:value-type="float" office:value="62.46" calcext:value-type="float">
            <text:p>62.46</text:p>
          </table:table-cell>
          <table:table-cell office:value-type="float" office:value="203" calcext:value-type="float">
            <text:p>203</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https://www.nber.org/system/files/working_papers/w17417/w17417.pdf</text:p>
          </table:table-cell>
          <table:table-cell office:value-type="string" calcext:value-type="string">
            <text:p>https://scholar.google.com/scholar?q=related:sGpevPKJg3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2">
          <table:table-cell office:value-type="float" office:value="107" calcext:value-type="float">
            <text:p>107</text:p>
          </table:table-cell>
          <table:table-cell office:value-type="string" calcext:value-type="string">
            <text:p>paper_1411</text:p>
          </table:table-cell>
          <table:table-cell office:value-type="float" office:value="130" calcext:value-type="float">
            <text:p>130</text:p>
          </table:table-cell>
          <table:table-cell office:value-type="float" office:value="0" calcext:value-type="float">
            <text:p>0</text:p>
          </table:table-cell>
          <table:table-cell office:value-type="string" calcext:value-type="string">
            <text:p>RM Sultan</text:p>
          </table:table-cell>
          <table:table-cell office:value-type="string" calcext:value-type="string">
            <text:p>The political economy of deforestation when distributional interests matter-a dynamic approach</text:p>
          </table:table-cell>
          <table:table-cell office:value-type="string" calcext:value-type="string">
            <text:p>the political economy of deforestation when distributional interests matter-a dynamic approach</text:p>
          </table:table-cell>
          <table:table-cell office:value-type="string" calcext:value-type="string">
            <text:p>Market and political forces are analysed in a two-sector political economy model as main determinants of deforestation and land conversion decisions. User groups involve in lobby and pressure activities to influence the decision maker to release land towards their specific sectors. The interaction is modelled as a cooperative bargaining process and the Nash solution corresponds to the political organisational equilibrium where the interests of all parties, including that of the decision maker are maximised. Using dynamic theory, the steady-state demand for forest land is derived, and the conclusion is that deforestation and land conversions are adjustment processes based on distributional interests, lobbying and the decision maker's self-interest motive, mainly to enhance the welfare of user group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Asian Journal of Management Science and …</text:p>
          </table:table-cell>
          <table:table-cell table:number-columns-repeated="2" office:value-type="float" office:value="1" calcext:value-type="float">
            <text:p>1</text:p>
          </table:table-cell>
          <table:table-cell office:value-type="string" calcext:value-type="string">
            <text:p>inderscienceonline.com</text:p>
          </table:table-cell>
          <table:table-cell office:value-type="float" office:value="2016" calcext:value-type="float">
            <text:p>2016</text:p>
          </table:table-cell>
          <table:table-cell office:value-type="string" calcext:value-type="string">
            <text:p>https://www.inderscienceonline.com/doi/abs/10.1504/AJMSA.2016.082961</text:p>
          </table:table-cell>
          <table:table-cell office:value-type="string" calcext:value-type="string">
            <text:p>NA</text:p>
          </table:table-cell>
          <table:table-cell office:value-type="float" office:value="65" calcext:value-type="float">
            <text:p>65</text:p>
          </table:table-cell>
          <table:table-cell office:value-type="string" calcext:value-type="string">
            <text:p>NA</text:p>
          </table:table-cell>
          <table:table-cell office:value-type="string" calcext:value-type="string">
            <text:p>10.1504/AJMSA.2016.082961</text:p>
          </table:table-cell>
          <table:table-cell table:number-columns-repeated="6"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NA</text:p>
          </table:table-cell>
          <table:table-cell office:value-type="string" calcext:value-type="string">
            <text:p>https://scholar.google.com/scholar?q=related:VtGKLJfOSm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table-cell office:value-type="float" office:value="108" calcext:value-type="float">
            <text:p>108</text:p>
          </table:table-cell>
          <table:table-cell office:value-type="string" calcext:value-type="string">
            <text:p>paper_1412</text:p>
          </table:table-cell>
          <table:table-cell office:value-type="float" office:value="383" calcext:value-type="float">
            <text:p>383</text:p>
          </table:table-cell>
          <table:table-cell office:value-type="float" office:value="1" calcext:value-type="float">
            <text:p>1</text:p>
          </table:table-cell>
          <table:table-cell office:value-type="string" calcext:value-type="string">
            <text:p>D Majumder</text:p>
          </table:table-cell>
          <table:table-cell office:value-type="string" calcext:value-type="string">
            <text:p>The Political Economy of Deforestation: A Case of Reserved Forest in Bangladesh</text:p>
          </table:table-cell>
          <table:table-cell office:value-type="string" calcext:value-type="string">
            <text:p>the political economy of deforestation: a case of reserved forest in bangladesh</text:p>
          </table:table-cell>
          <table:table-cell office:value-type="string" calcext:value-type="string">
            <text:p>This article explores the driving factors of deforestation in Bangladesh by revealing the role of power, culture, and economic incentives associated with forest clearance. Based on a descriptive and explanatory methodology and utilizing the political economy approach, this study aims to answer how do political and economic factors influence deforestation and restrain the implementation of forest rules and policies in Bangladesh? The finding indicates that though Bangladesh has ample forest policies, effective implementation is now restrained as timber merchants and immoral political bigwigs supported by corrupted government forest officials of the Department of Forest are closely involved in the illicit wood cutting. Weak forest governance structure characterized by bureaucratic culture makes illegal logging easier. To properly implement the forest policies, the forest department needs to adopt initiatives such as recruitment of professional officials and stringent monitoring to handle the illegal activiti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Journal of Economics</text:p>
          </table:table-cell>
          <table:table-cell table:number-columns-repeated="2" office:value-type="float" office:value="1" calcext:value-type="float">
            <text:p>1</text:p>
          </table:table-cell>
          <table:table-cell office:value-type="string" calcext:value-type="string">
            <text:p>jnu.ac.bd</text:p>
          </table:table-cell>
          <table:table-cell office:value-type="float" office:value="2021" calcext:value-type="float">
            <text:p>2021</text:p>
          </table:table-cell>
          <table:table-cell office:value-type="string" calcext:value-type="string">
            <text:p>https://jnu.ac.bd/journal/assets/pdf/3_1_420.pdf</text:p>
          </table:table-cell>
          <table:table-cell office:value-type="string" calcext:value-type="string">
            <text:p>https://scholar.google.com/scholar?cites=1781284892099075467&amp;as_sdt=2005&amp;sciodt=0,5&amp;hl=en</text:p>
          </table:table-cell>
          <table:table-cell office:value-type="float" office:value="57" calcext:value-type="float">
            <text:p>57</text:p>
          </table:table-cell>
          <table:table-cell office:value-type="string" calcext:value-type="string">
            <text:p>PDF</text:p>
          </table:table-cell>
          <table:table-cell table:number-columns-repeated="7" office:value-type="string" calcext:value-type="string">
            <text:p>NA</text:p>
          </table:table-cell>
          <table:table-cell office:value-type="float" office:value="1" calcext:value-type="float">
            <text:p>1</text:p>
          </table:table-cell>
          <table:table-cell office:value-type="float" office:value="0.25" calcext:value-type="float">
            <text:p>0.25</text:p>
          </table:table-cell>
          <table:table-cell table:number-columns-repeated="2" office:value-type="float" office:value="1" calcext:value-type="float">
            <text:p>1</text:p>
          </table:table-cell>
          <table:table-cell office:value-type="float" office:value="4" calcext:value-type="float">
            <text:p>4</text:p>
          </table:table-cell>
          <table:table-cell office:value-type="string" calcext:value-type="string">
            <text:p>https://jnu.ac.bd/journal/assets/pdf/3_1_420.pdf</text:p>
          </table:table-cell>
          <table:table-cell office:value-type="string" calcext:value-type="string">
            <text:p>https://scholar.google.com/scholar?q=related:i91V9StluB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4">
          <table:table-cell office:value-type="float" office:value="109" calcext:value-type="float">
            <text:p>109</text:p>
          </table:table-cell>
          <table:table-cell office:value-type="string" calcext:value-type="string">
            <text:p>paper_1413</text:p>
          </table:table-cell>
          <table:table-cell office:value-type="float" office:value="384" calcext:value-type="float">
            <text:p>384</text:p>
          </table:table-cell>
          <table:table-cell office:value-type="float" office:value="45" calcext:value-type="float">
            <text:p>45</text:p>
          </table:table-cell>
          <table:table-cell office:value-type="string" calcext:value-type="string">
            <text:p>S McCarthy, L Tacconi</text:p>
          </table:table-cell>
          <table:table-cell office:value-type="string" calcext:value-type="string">
            <text:p>The political economy of tropical deforestation: Assessing models and motives</text:p>
          </table:table-cell>
          <table:table-cell office:value-type="string" calcext:value-type="string">
            <text:p>the political economy of tropical deforestation: assessing models and motives</text:p>
          </table:table-cell>
          <table:table-cell office:value-type="string" calcext:value-type="string">
            <text:p>There is renewed interest in identifying the causes of deforestation because it contributes about 17% of the annual emissions of greenhouse gases. Despite considerable efforts, universal causes of tropical deforestation remain elusive. The existing models of tropical deforestation are assessed, and the problems involved in approaching the issue through the lens of governance reforms are examined. Although corruption continues to thrive, global and local economic incentives remain powerful motivating forces for deforestation. Because of the variation in regional and country causes, it may not be possible to derive a more unified theory, and general models of deforestation will continue to lack predictive value. Policies that demand reform in developing countries with high rates of deforestation will be ineffective unless they address the power, incentives and culture of local political elite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nvironmental Politics</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11" calcext:value-type="float">
            <text:p>2011</text:p>
          </table:table-cell>
          <table:table-cell office:value-type="string" calcext:value-type="string">
            <text:p>https://www.tandfonline.com/doi/abs/10.1080/09644016.2011.538171</text:p>
          </table:table-cell>
          <table:table-cell office:value-type="string" calcext:value-type="string">
            <text:p>https://scholar.google.com/scholar?cites=5412462656526452018&amp;as_sdt=2005&amp;sciodt=0,5&amp;hl=en</text:p>
          </table:table-cell>
          <table:table-cell office:value-type="float" office:value="7" calcext:value-type="float">
            <text:p>7</text:p>
          </table:table-cell>
          <table:table-cell office:value-type="string" calcext:value-type="string">
            <text:p>NA</text:p>
          </table:table-cell>
          <table:table-cell office:value-type="string" calcext:value-type="string">
            <text:p>10.1080/09644016.2011.538171</text:p>
          </table:table-cell>
          <table:table-cell table:number-columns-repeated="6" office:value-type="string" calcext:value-type="string">
            <text:p>NA</text:p>
          </table:table-cell>
          <table:table-cell office:value-type="float" office:value="45" calcext:value-type="float">
            <text:p>45</text:p>
          </table:table-cell>
          <table:table-cell office:value-type="float" office:value="3.21" calcext:value-type="float">
            <text:p>3.21</text:p>
          </table:table-cell>
          <table:table-cell office:value-type="float" office:value="23" calcext:value-type="float">
            <text:p>23</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www.researchgate.net/profile/Luca-Tacconi/publication/230676875_The_political_economy_of_tropical_deforestation_Assessing_models_and_motives/links/0fcfd502d72283b524000000/The-political-economy-of-tropical-deforestation-Assessing-models-and-motives.pdf</text:p>
          </table:table-cell>
          <table:table-cell office:value-type="string" calcext:value-type="string">
            <text:p>https://scholar.google.com/scholar?q=related:MoVTEhzuHE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7">
          <table:table-cell office:value-type="float" office:value="110" calcext:value-type="float">
            <text:p>110</text:p>
          </table:table-cell>
          <table:table-cell office:value-type="string" calcext:value-type="string">
            <text:p>paper_1415</text:p>
          </table:table-cell>
          <table:table-cell office:value-type="float" office:value="177" calcext:value-type="float">
            <text:p>177</text:p>
          </table:table-cell>
          <table:table-cell office:value-type="float" office:value="10" calcext:value-type="float">
            <text:p>10</text:p>
          </table:table-cell>
          <table:table-cell office:value-type="string" calcext:value-type="string">
            <text:p>A Xu</text:p>
          </table:table-cell>
          <table:table-cell office:value-type="string" calcext:value-type="string">
            <text:p>The political origins of deforestation in the Brazilian Amazon, 2000-2012</text:p>
          </table:table-cell>
          <table:table-cell office:value-type="string" calcext:value-type="string">
            <text:p>the political origins of deforestation in the brazilian amazon, 2000-2012</text:p>
          </table:table-cell>
          <table:table-cell office:value-type="string" calcext:value-type="string">
            <text:p>Why do some local jurisdictions of the Brazilian Amazon experience much higher rates of deforestation than others? Using detailed satellite imagery data, I explore the ways in which local political competition explains this variation. I use the competitiveness of elections at higher levels of government to construct a shift-share instrument for causally estimating municipal political competition. The results show that although the median voter has a strong preference for conservation, local political competition causally increases deforestation, especially in municipalities with private commercial interests that deforestation. I argue that in shortening time horizons, political competition encourages Brazilian mayor to engage in the strategic non-enforcement of environmental standards to cater to such vested interests. Drawing on qualitative interviews and administrative data on the timing of bureaucratic appointments, I show that to achieve this end, mayors use a strategy I term" bureaucratic packing," a surge in appointments of new personnel, to bypass existing personnel who may not aid the mayor's agenda. In contrast to existing theories on the benefits of new appointments for rewarding patrons, the analysis spotlights" bureaucratic packing" as an understudied strategy used to weaken regulatory capacity. Political competition generates incentives for undermining bureaucratic capacity as a means to allow deforestation.</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Available at SSRN 3707331</text:p>
          </table:table-cell>
          <table:table-cell table:number-columns-repeated="2" office:value-type="float" office:value="1" calcext:value-type="float">
            <text:p>1</text:p>
          </table:table-cell>
          <table:table-cell office:value-type="string" calcext:value-type="string">
            <text:p>papers.ssrn.com</text:p>
          </table:table-cell>
          <table:table-cell office:value-type="float" office:value="2020" calcext:value-type="float">
            <text:p>2020</text:p>
          </table:table-cell>
          <table:table-cell office:value-type="string" calcext:value-type="string">
            <text:p>https://papers.ssrn.com/sol3/papers.cfm?abstract_id=3707331</text:p>
          </table:table-cell>
          <table:table-cell office:value-type="string" calcext:value-type="string">
            <text:p>https://scholar.google.com/scholar?cites=5359787708576697427&amp;as_sdt=2005&amp;sciodt=0,5&amp;hl=en</text:p>
          </table:table-cell>
          <table:table-cell office:value-type="float" office:value="6" calcext:value-type="float">
            <text:p>6</text:p>
          </table:table-cell>
          <table:table-cell table:number-columns-repeated="8" office:value-type="string" calcext:value-type="string">
            <text:p>NA</text:p>
          </table:table-cell>
          <table:table-cell office:value-type="float" office:value="10" calcext:value-type="float">
            <text:p>10</text:p>
          </table:table-cell>
          <table:table-cell office:value-type="float" office:value="2" calcext:value-type="float">
            <text:p>2</text:p>
          </table:table-cell>
          <table:table-cell office:value-type="float" office:value="10" calcext:value-type="float">
            <text:p>10</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ttps://papers.ssrn.com/sol3/Delivery.cfm?abstractid=3707331</text:p>
          </table:table-cell>
          <table:table-cell office:value-type="string" calcext:value-type="string">
            <text:p>https://scholar.google.com/scholar?q=related:Uww4CYbKYU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2">
          <table:table-cell office:value-type="float" office:value="111" calcext:value-type="float">
            <text:p>111</text:p>
          </table:table-cell>
          <table:table-cell office:value-type="string" calcext:value-type="string">
            <text:p>paper_1416</text:p>
          </table:table-cell>
          <table:table-cell office:value-type="float" office:value="182" calcext:value-type="float">
            <text:p>182</text:p>
          </table:table-cell>
          <table:table-cell office:value-type="float" office:value="88" calcext:value-type="float">
            <text:p>88</text:p>
          </table:table-cell>
          <table:table-cell office:value-type="string" calcext:value-type="string">
            <text:p>A Hurrell</text:p>
          </table:table-cell>
          <table:table-cell office:value-type="string" calcext:value-type="string">
            <text:p>The politics of Amazonian deforestation</text:p>
          </table:table-cell>
          <table:table-cell office:value-type="string" calcext:value-type="string">
            <text:p>the politics of amazonian deforestation</text:p>
          </table:table-cell>
          <table:table-cell office:value-type="string" calcext:value-type="string">
            <text:p>Environmental issues have very obviously come to occupy a prominent place on the political agenda, both domestically and internationally. This process has been driven by grass-roots concern for the future consequences of environmental degradation, assisted in many cases by the adoption of the green movement and of green issues as a platform for protest on a broader range of social and political issues. National governments have increasingly taken up the cause of environmental protection, either out of genuine conviction or out of fear of the electoral consequences of not doing so. Internationally the emergence of green issues has been further encouraged by broader shifts in the international system and the declining salience of old issues, above all the changing nature of East/West rivalry.</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Journal of Latin American Studies</text:p>
          </table:table-cell>
          <table:table-cell table:number-columns-repeated="2" office:value-type="float" office:value="1" calcext:value-type="float">
            <text:p>1</text:p>
          </table:table-cell>
          <table:table-cell office:value-type="string" calcext:value-type="string">
            <text:p>cambridge.org</text:p>
          </table:table-cell>
          <table:table-cell office:value-type="float" office:value="1991" calcext:value-type="float">
            <text:p>1991</text:p>
          </table:table-cell>
          <table:table-cell office:value-type="string" calcext:value-type="string">
            <text:p>https://www.cambridge.org/core/journals/journal-of-latin-american-studies/article/politics-of-amazonian-deforestation/028DC6DF741EF57136DB1DE8310974FB</text:p>
          </table:table-cell>
          <table:table-cell office:value-type="string" calcext:value-type="string">
            <text:p>https://scholar.google.com/scholar?cites=2880113246292133522&amp;as_sdt=2005&amp;sciodt=0,5&amp;hl=en</text:p>
          </table:table-cell>
          <table:table-cell office:value-type="float" office:value="52" calcext:value-type="float">
            <text:p>52</text:p>
          </table:table-cell>
          <table:table-cell table:number-columns-repeated="8" office:value-type="string" calcext:value-type="string">
            <text:p>NA</text:p>
          </table:table-cell>
          <table:table-cell office:value-type="float" office:value="88" calcext:value-type="float">
            <text:p>88</text:p>
          </table:table-cell>
          <table:table-cell office:value-type="float" office:value="2.59" calcext:value-type="float">
            <text:p>2.59</text:p>
          </table:table-cell>
          <table:table-cell office:value-type="float" office:value="88" calcext:value-type="float">
            <text:p>88</text:p>
          </table:table-cell>
          <table:table-cell office:value-type="float" office:value="1" calcext:value-type="float">
            <text:p>1</text:p>
          </table:table-cell>
          <table:table-cell office:value-type="float" office:value="34" calcext:value-type="float">
            <text:p>34</text:p>
          </table:table-cell>
          <table:table-cell office:value-type="string" calcext:value-type="string">
            <text:p>https://scholar.google.com/scholar?output=instlink&amp;q=info:ksYj7rw3-CcJ:scholar.google.com/&amp;hl=en&amp;as_sdt=0,5&amp;as_ylo=1990&amp;as_yhi=2025&amp;scillfp=5930117475286302555&amp;oi=lle</text:p>
          </table:table-cell>
          <table:table-cell office:value-type="string" calcext:value-type="string">
            <text:p>https://scholar.google.com/scholar?q=related:ksYj7rw3-C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table-cell office:value-type="float" office:value="112" calcext:value-type="float">
            <text:p>112</text:p>
          </table:table-cell>
          <table:table-cell office:value-type="string" calcext:value-type="string">
            <text:p>paper_1417</text:p>
          </table:table-cell>
          <table:table-cell office:value-type="float" office:value="385" calcext:value-type="float">
            <text:p>385</text:p>
          </table:table-cell>
          <table:table-cell office:value-type="float" office:value="151" calcext:value-type="float">
            <text:p>151</text:p>
          </table:table-cell>
          <table:table-cell office:value-type="string" calcext:value-type="string">
            <text:p>D Humphreys</text:p>
          </table:table-cell>
          <table:table-cell office:value-type="string" calcext:value-type="string">
            <text:p>The politics of Avoided Deforestation: Historical context and contemporary issues</text:p>
          </table:table-cell>
          <table:table-cell office:value-type="string" calcext:value-type="string">
            <text:p>the politics of avoided deforestation: historical context and contemporary issues</text:p>
          </table:table-cell>
          <table:table-cell office:value-type="string" calcext:value-type="string">
            <text:p>This paper outlines the ideas and political debates that contributed to the December 2007 decision of parties to the Framework Convention on Climate Change to explore ways of reducing emissions from deforestation in developing countries, what is referred to here as avoided deforestation (AD). Although the decision reflected international concern at anthropogenic climate change and deforestation (especially in the tropics), the concept of AD, and contemporary debates on this subject, need to be understood in a broader historical context. International political disagreements on the distribution of the world's natural, financial and technological resources and on global social inequalities are now enmeshed with international forest and climate politics. The paper discusses two variants of an international AD; carbon trading and ODA. It then explores some of the political controversies that are likely to arise when agreeing the fine details of an international mechanism for AD.</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International Forestry Review</text:p>
          </table:table-cell>
          <table:table-cell table:number-columns-repeated="2" office:value-type="float" office:value="1" calcext:value-type="float">
            <text:p>1</text:p>
          </table:table-cell>
          <table:table-cell office:value-type="string" calcext:value-type="string">
            <text:p>ingentaconnect.com</text:p>
          </table:table-cell>
          <table:table-cell office:value-type="float" office:value="2008" calcext:value-type="float">
            <text:p>2008</text:p>
          </table:table-cell>
          <table:table-cell office:value-type="string" calcext:value-type="string">
            <text:p>https://www.ingentaconnect.com/content/cfa/ifr/2008/00000010/00000003/art00004</text:p>
          </table:table-cell>
          <table:table-cell office:value-type="string" calcext:value-type="string">
            <text:p>https://scholar.google.com/scholar?cites=13335101501290594542&amp;as_sdt=2005&amp;sciodt=0,5&amp;hl=en</text:p>
          </table:table-cell>
          <table:table-cell office:value-type="float" office:value="25" calcext:value-type="float">
            <text:p>25</text:p>
          </table:table-cell>
          <table:table-cell table:number-columns-repeated="8" office:value-type="string" calcext:value-type="string">
            <text:p>NA</text:p>
          </table:table-cell>
          <table:table-cell office:value-type="float" office:value="151" calcext:value-type="float">
            <text:p>151</text:p>
          </table:table-cell>
          <table:table-cell office:value-type="float" office:value="8.88" calcext:value-type="float">
            <text:p>8.88</text:p>
          </table:table-cell>
          <table:table-cell office:value-type="float" office:value="151" calcext:value-type="float">
            <text:p>151</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https://www.ingentaconnect.com/contentone/cfa/ifr/2008/00000010/00000003/art00004?crawler=true</text:p>
          </table:table-cell>
          <table:table-cell office:value-type="string" calcext:value-type="string">
            <text:p>https://scholar.google.com/scholar?q=related:7kA0vCnMD7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
          <table:table-cell office:value-type="float" office:value="113" calcext:value-type="float">
            <text:p>113</text:p>
          </table:table-cell>
          <table:table-cell office:value-type="string" calcext:value-type="string">
            <text:p>paper_1418</text:p>
          </table:table-cell>
          <table:table-cell office:value-type="float" office:value="386" calcext:value-type="float">
            <text:p>386</text:p>
          </table:table-cell>
          <table:table-cell office:value-type="float" office:value="5" calcext:value-type="float">
            <text:p>5</text:p>
          </table:table-cell>
          <table:table-cell office:value-type="string" calcext:value-type="string">
            <text:p>M. Vitug</text:p>
          </table:table-cell>
          <table:table-cell office:value-type="string" calcext:value-type="string">
            <text:p>The politics of community forestry in the Philippines</text:p>
          </table:table-cell>
          <table:table-cell office:value-type="string" calcext:value-type="string">
            <text:p>the politics of community forestry in the philippines</text:p>
          </table:table-cell>
          <table:table-cell office:value-type="string" calcext:value-type="string">
            <text:p>Policy reforms aimed at preserving the Philippines' remaining forests, including the flagship community forestry program, have created a gap in the supply requirements of the local wood industry. Trade liberalization, however, is expected to fill this gap with the importation of lumber until forest plantations, both corporate and community based, are capable of yielding the needed volume. This article focuses on political intervention and how it can impede the process of communities taking over former logging concessions and other forestry reform policies. Community forestry represents a shift in policy from the system of timber license agreements given to the elite in the past and was most pronounced during the authoritarian years of government. Democracy, coupled with an effective nongovernmental organization movement and a vigilant civil society, enabled the change. However, pressures from politicians can derail this flagship program of government, as a case study of the largest community-based forest in the Philippines show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Journal of Environment and Development</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1997" calcext:value-type="float">
            <text:p>1997</text:p>
          </table:table-cell>
          <table:table-cell office:value-type="string" calcext:value-type="string">
            <text:p>https://www.scopus.com/inward/record.uri?partnerID=HzOxMe3b&amp;scp=0006650824&amp;origin=inward</text:p>
          </table:table-cell>
          <table:table-cell office:value-type="string" calcext:value-type="string">
            <text:p>https://www.scopus.com/inward/citedby.uri?partnerID=HzOxMe3b&amp;scp=0006650824&amp;origin=inward</text:p>
          </table:table-cell>
          <table:table-cell office:value-type="float" office:value="26" calcext:value-type="float">
            <text:p>26</text:p>
          </table:table-cell>
          <table:table-cell office:value-type="string" calcext:value-type="string">
            <text:p>Article</text:p>
          </table:table-cell>
          <table:table-cell office:value-type="string" calcext:value-type="string">
            <text:p>10.1177/107049659700600307</text:p>
          </table:table-cell>
          <table:table-cell office:value-type="string" calcext:value-type="string">
            <text:p>1070-4965</text:p>
          </table:table-cell>
          <table:table-cell office:value-type="string" calcext:value-type="string">
            <text:p>https://api.elsevier.com/content/abstract/scopus_id/0006650824</text:p>
          </table:table-cell>
          <table:table-cell office:value-type="float" office:value="6" calcext:value-type="float">
            <text:p>6</text:p>
          </table:table-cell>
          <table:table-cell office:value-type="float" office:value="3" calcext:value-type="float">
            <text:p>3</text:p>
          </table:table-cell>
          <table:table-cell office:value-type="float" office:value="334" calcext:value-type="float">
            <text:p>334</text:p>
          </table:table-cell>
          <table:table-cell office:value-type="float" office:value="340" calcext:value-type="float">
            <text:p>340</text:p>
          </table:table-cell>
          <table:table-cell office:value-type="float" office:value="5" calcext:value-type="float">
            <text:p>5</text:p>
          </table:table-cell>
          <table:table-cell office:value-type="float" office:value="0.18" calcext:value-type="float">
            <text:p>0.18</text:p>
          </table:table-cell>
          <table:table-cell office:value-type="float" office:value="5" calcext:value-type="float">
            <text:p>5</text:p>
          </table:table-cell>
          <table:table-cell office:value-type="float" office:value="1" calcext:value-type="float">
            <text:p>1</text:p>
          </table:table-cell>
          <table:table-cell office:value-type="float" office:value="28" calcext:value-type="float">
            <text:p>28</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12">
          <table:table-cell office:value-type="float" office:value="114" calcext:value-type="float">
            <text:p>114</text:p>
          </table:table-cell>
          <table:table-cell office:value-type="string" calcext:value-type="string">
            <text:p>paper_1419</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JA Pádua</text:p>
          </table:table-cell>
          <table:table-cell office:value-type="string" calcext:value-type="string">
            <text:p>The Politics of Forest Conservation in Brazil: A Historical View</text:p>
          </table:table-cell>
          <table:table-cell office:value-type="string" calcext:value-type="string">
            <text:p>the politics of forest conservation in brazil: a historical view</text:p>
          </table:table-cell>
          <table:table-cell office:value-type="string" calcext:value-type="string">
            <text:p>In his essay on the conservation of the rainforest in Brazil, Jos� Augusto Padua shows how the politics of deforestation in the Amazon region have changed since the 1970s; in the years between 2004 and 2009 alone, there was an 80% reduction in rainforest clearing, signalling the enormous success of the Brazilian nature conservation movement. The fundamental problem is that other regions, in particular the savannah area which borders on the Amazon forest, the cerrado, are being systematically destroyed by overcultivation; the preservation of one ecosystem rests on the destruction of another. Padua makes a persuasive argument for a politics of conservation that does not lose sight of ecological balance and that values a range of different landscap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L NF Bd. 114, Nr. 390</text:p>
          </table:table-cell>
          <table:table-cell table:number-columns-repeated="2" office:value-type="float" office:value="1" calcext:value-type="float">
            <text:p>1</text:p>
          </table:table-cell>
          <table:table-cell office:value-type="string" calcext:value-type="string">
            <text:p>levana.leopoldina.org</text:p>
          </table:table-cell>
          <table:table-cell office:value-type="float" office:value="2013" calcext:value-type="float">
            <text:p>2013</text:p>
          </table:table-cell>
          <table:table-cell office:value-type="string" calcext:value-type="string">
            <text:p>https://levana.leopoldina.org/servlets/MCRFileNodeServlet/leopoldina_derivate_00743/2013_Leopoldina_NAL_390.pdf#page=67</text:p>
          </table:table-cell>
          <table:table-cell office:value-type="string" calcext:value-type="string">
            <text:p>https://scholar.google.com/scholar?cites=10734585018445073880&amp;as_sdt=2005&amp;sciodt=0,5&amp;hl=en</text:p>
          </table:table-cell>
          <table:table-cell office:value-type="float" office:value="560" calcext:value-type="float">
            <text:p>560</text:p>
          </table:table-cell>
          <table:table-cell office:value-type="string" calcext:value-type="string">
            <text:p>PDF</text:p>
          </table:table-cell>
          <table:table-cell table:number-columns-repeated="7" office:value-type="string" calcext:value-type="string">
            <text:p>NA</text:p>
          </table:table-cell>
          <table:table-cell office:value-type="float" office:value="3" calcext:value-type="float">
            <text:p>3</text:p>
          </table:table-cell>
          <table:table-cell office:value-type="float" office:value="0.25" calcext:value-type="float">
            <text:p>0.25</text:p>
          </table:table-cell>
          <table:table-cell office:value-type="float" office:value="3" calcext:value-type="float">
            <text:p>3</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https://levana.leopoldina.org/servlets/MCRFileNodeServlet/leopoldina_derivate_00743/2013_Leopoldina_NAL_390.pdf#page=67</text:p>
          </table:table-cell>
          <table:table-cell office:value-type="string" calcext:value-type="string">
            <text:p>https://scholar.google.com/scholar?q=related:2A2mMzPo-J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3">
          <table:table-cell office:value-type="float" office:value="115" calcext:value-type="float">
            <text:p>115</text:p>
          </table:table-cell>
          <table:table-cell office:value-type="string" calcext:value-type="string">
            <text:p>paper_1420</text:p>
          </table:table-cell>
          <table:table-cell office:value-type="float" office:value="79" calcext:value-type="float">
            <text:p>79</text:p>
          </table:table-cell>
          <table:table-cell office:value-type="float" office:value="217" calcext:value-type="float">
            <text:p>217</text:p>
          </table:table-cell>
          <table:table-cell office:value-type="string" calcext:value-type="string">
            <text:p>S. Moog</text:p>
          </table:table-cell>
          <table:table-cell office:value-type="string" calcext:value-type="string">
            <text:p>The Politics of Multi-Stakeholder Initiatives: The Crisis of the Forest Stewardship Council</text:p>
          </table:table-cell>
          <table:table-cell office:value-type="string" calcext:value-type="string">
            <text:p>the politics of multi-stakeholder initiatives: the crisis of the forest stewardship council</text:p>
          </table:table-cell>
          <table:table-cell office:value-type="string" calcext:value-type="string">
            <text:p>Multi-stakeholder initiatives (MSIs) have become a vital part of the organizational landscape for corporate social responsibility. Recent debates have explored whether these initiatives represent opportunities for the �democratization� of transnational corporations, facilitating civic participation in the extension of corporate responsibility, or whether they constitute new arenas for the expansion of corporate influence and the private capture of regulatory power. In this article, we explore the political dynamics of these new governance initiatives by presenting an in-depth case study of an organization often heralded as a model MSI: the Forest Stewardship Council (FSC). An effort to address global deforestation in the wake of failed efforts to agree a multilateral convention on forests at the Rio Summit (UNCED) in 1992, the FSC was launched in 1993 as a non-state regulatory experiment: a transnational MSI, administering a global eco-labeling scheme for timber and forest products. We trace the scheme�s evolution over the past two decades, showing that while the FSC has successfully facilitated multi-sectoral determination of new standards for forestry, it has nevertheless failed to transform commercial forestry practices or stem the tide of tropical deforestation. Applying a neo-Gramscian analysis to the organizational evolution of the FSC, we examine how broader market forces and resource imbalances between non-governmental and market actors can serve to limit the effectiveness of MSIs in the current neo-liberal environment. This presents dilemmas for NGOs which can lead to their defection, ultimately undermining the organizational legitimacy of MSI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Journal of Business Ethics</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15" calcext:value-type="float">
            <text:p>2015</text:p>
          </table:table-cell>
          <table:table-cell office:value-type="string" calcext:value-type="string">
            <text:p>https://www.scopus.com/inward/record.uri?partnerID=HzOxMe3b&amp;scp=84939879894&amp;origin=inward</text:p>
          </table:table-cell>
          <table:table-cell office:value-type="string" calcext:value-type="string">
            <text:p>https://www.scopus.com/inward/citedby.uri?partnerID=HzOxMe3b&amp;scp=84939879894&amp;origin=inward</text:p>
          </table:table-cell>
          <table:table-cell office:value-type="float" office:value="4" calcext:value-type="float">
            <text:p>4</text:p>
          </table:table-cell>
          <table:table-cell office:value-type="string" calcext:value-type="string">
            <text:p>Article</text:p>
          </table:table-cell>
          <table:table-cell office:value-type="string" calcext:value-type="string">
            <text:p>10.1007/s10551-013-2033-3</text:p>
          </table:table-cell>
          <table:table-cell office:value-type="string" calcext:value-type="string">
            <text:p>0167-4544</text:p>
          </table:table-cell>
          <table:table-cell office:value-type="string" calcext:value-type="string">
            <text:p>https://api.elsevier.com/content/abstract/scopus_id/84939879894</text:p>
          </table:table-cell>
          <table:table-cell office:value-type="float" office:value="128" calcext:value-type="float">
            <text:p>128</text:p>
          </table:table-cell>
          <table:table-cell office:value-type="float" office:value="3" calcext:value-type="float">
            <text:p>3</text:p>
          </table:table-cell>
          <table:table-cell office:value-type="float" office:value="469" calcext:value-type="float">
            <text:p>469</text:p>
          </table:table-cell>
          <table:table-cell office:value-type="float" office:value="493" calcext:value-type="float">
            <text:p>493</text:p>
          </table:table-cell>
          <table:table-cell office:value-type="float" office:value="217" calcext:value-type="float">
            <text:p>217</text:p>
          </table:table-cell>
          <table:table-cell office:value-type="float" office:value="21.7" calcext:value-type="float">
            <text:p>21.7</text:p>
          </table:table-cell>
          <table:table-cell office:value-type="float" office:value="217" calcext:value-type="float">
            <text:p>217</text:p>
          </table:table-cell>
          <table:table-cell office:value-type="float" office:value="1" calcext:value-type="float">
            <text:p>1</text:p>
          </table:table-cell>
          <table:table-cell office:value-type="float" office:value="10" calcext:value-type="float">
            <text:p>10</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21">
          <table:table-cell office:value-type="float" office:value="116" calcext:value-type="float">
            <text:p>116</text:p>
          </table:table-cell>
          <table:table-cell office:value-type="string" calcext:value-type="string">
            <text:p>paper_1421</text:p>
          </table:table-cell>
          <table:table-cell office:value-type="float" office:value="387" calcext:value-type="float">
            <text:p>387</text:p>
          </table:table-cell>
          <table:table-cell office:value-type="float" office:value="161" calcext:value-type="float">
            <text:p>161</text:p>
          </table:table-cell>
          <table:table-cell office:value-type="string" calcext:value-type="string">
            <text:p>J Purdy</text:p>
          </table:table-cell>
          <table:table-cell office:value-type="string" calcext:value-type="string">
            <text:p>The politics of nature: climate change, environmental law, and democracy</text:p>
          </table:table-cell>
          <table:table-cell office:value-type="string" calcext:value-type="string">
            <text:p>the politics of nature: climate change, environmental law, and democracy</text:p>
          </table:table-cell>
          <table:table-cell office:value-type="string" calcext:value-type="string">
            <text:p>Legal scholars' discussions of climate change assume that the issue is one mainly of engineering incentives, and that "environmental values" are too weak, vague, or both to spur political action to address the emerging crisis. This Article gives reason to believe otherwise. The major natural resource and environmental statutes, the acts creating national forests and parks to the Clean Air Act and Clean Water Act, have emerged from exactly the activity that discussions of climate change neglect: democratic argument over the value of the natural world and its role in competing ideas of national purpose, citizenship, and the role and scale of government. This Article traces several major episodes in those developments: the rise of a Romantic attachment to spectacular places, a utilitarian ideal of rational management of resources, the legal and cultural concept of "wilderness," and the innovation of "the environment" as a centerpiece of public debate at the end of the 1960s. The article connects each development to changes in background culture and values and the social movements and political actors that brought them into public debate and, eventually legislation. The result is both a set of specific studies and the outlines of an account of the ways in which the argument and self-interpretation of a democratic community have created and contested new ideas of "nature" throughout American political history. The Article then shows how past episodes cast light on the present: today's climate politics, including the seemingly anomalous (even "irrational") choices by municipalities to adopt the Kyoto carbon-emissions goals, make most sense when understood as extensions of a long tradition of political argument about nature, which does not simply take "interests" as fixed, but changes both interests and values by changing how citizens understand themselves, the country, and the natural world.</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Yale LJ</text:p>
          </table:table-cell>
          <table:table-cell table:number-columns-repeated="2" office:value-type="float" office:value="1" calcext:value-type="float">
            <text:p>1</text:p>
          </table:table-cell>
          <table:table-cell office:value-type="string" calcext:value-type="string">
            <text:p>HeinOnline</text:p>
          </table:table-cell>
          <table:table-cell office:value-type="float" office:value="2009" calcext:value-type="float">
            <text:p>2009</text:p>
          </table:table-cell>
          <table:table-cell office:value-type="string" calcext:value-type="string">
            <text:p>https://heinonline.org/hol-cgi-bin/get_pdf.cgi?handle=hein.journals/ylr119&amp;section=38</text:p>
          </table:table-cell>
          <table:table-cell office:value-type="string" calcext:value-type="string">
            <text:p>https://scholar.google.com/scholar?cites=4378291975413141062&amp;as_sdt=2005&amp;sciodt=0,5&amp;hl=en</text:p>
          </table:table-cell>
          <table:table-cell office:value-type="float" office:value="824" calcext:value-type="float">
            <text:p>824</text:p>
          </table:table-cell>
          <table:table-cell table:number-columns-repeated="8" office:value-type="string" calcext:value-type="string">
            <text:p>NA</text:p>
          </table:table-cell>
          <table:table-cell office:value-type="float" office:value="161" calcext:value-type="float">
            <text:p>161</text:p>
          </table:table-cell>
          <table:table-cell office:value-type="float" office:value="10.06" calcext:value-type="float">
            <text:p>10.06</text:p>
          </table:table-cell>
          <table:table-cell office:value-type="float" office:value="161" calcext:value-type="float">
            <text:p>161</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https://scholarship.law.duke.edu/cgi/viewcontent.cgi?article=2743&amp;context=faculty_scholarship</text:p>
          </table:table-cell>
          <table:table-cell office:value-type="string" calcext:value-type="string">
            <text:p>https://scholar.google.com/scholar?q=related:Ro5xvVrRwj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3">
          <table:table-cell office:value-type="float" office:value="117" calcext:value-type="float">
            <text:p>117</text:p>
          </table:table-cell>
          <table:table-cell office:value-type="string" calcext:value-type="string">
            <text:p>paper_1422</text:p>
          </table:table-cell>
          <table:table-cell office:value-type="float" office:value="388" calcext:value-type="float">
            <text:p>388</text:p>
          </table:table-cell>
          <table:table-cell office:value-type="float" office:value="67" calcext:value-type="float">
            <text:p>67</text:p>
          </table:table-cell>
          <table:table-cell office:value-type="string" calcext:value-type="string">
            <text:p>TW Luke</text:p>
          </table:table-cell>
          <table:table-cell office:value-type="string" calcext:value-type="string">
            <text:p>The politics of true convenience or inconvenient truth: struggles over how to sustain capitalism, democracy, and ecology in the 21st century</text:p>
          </table:table-cell>
          <table:table-cell office:value-type="string" calcext:value-type="string">
            <text:p>the politics of true convenience or inconvenient truth: struggles over how to sustain capitalism, democracy, and ecology in the 21st century</text:p>
          </table:table-cell>
          <table:table-cell office:value-type="string" calcext:value-type="string">
            <text:p>This critique of inherent flaws in today's growth-driven natural capitalism argues its key contradictions and basic conflicts can be typified by the cultural politics and political economy found in the environmental advocacy of Al Gore Jr, especially in his Nobel Prize winning activities on global climate change in works like An Inconvenient Truth. In such criticism he aims neither to dismiss the dangers of global climate change nor to derogate the findings of ongoing scientific research, like that done by the co-awardees of the 2007 Nobel Peace Prize with Al Gore, namely, the Intergovernmental Panel on Climate Change. Rather, it is meant to begin a more pointed reassessment of how today's global climate-change debates are too entwined in the reproduction of most existing power relations and global market exchange. At best, Gore's work seems essentially to �greenwash� existing networks of corporate organization and expert technocracy with renewed institutional legitimacy that only rinses today's unsustainable economic status quo in the refreshing, but not fully cleansing, waters of sustainable development ideology. While there is a need for systemic reforms in economic production, government regulation, technological innovation, and social distribution to mitigate climate change, Gore's many engagements with big business, venture capital, and global media do not appear to offer such a radical transformation. Instead, his basic project of decarbonizing the commodity chain mainly would appear to be a new program for further economic development that might not even retard, much less fully reverse, current climate-change trend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nvironment and Planning a: Economy and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ournals.sagepub.com</text:p>
          </table:table-cell>
          <table:table-cell office:value-type="float" office:value="2008" calcext:value-type="float">
            <text:p>2008</text:p>
          </table:table-cell>
          <table:table-cell office:value-type="string" calcext:value-type="string">
            <text:p>https://journals.sagepub.com/doi/abs/10.1068/a40158</text:p>
          </table:table-cell>
          <table:table-cell office:value-type="string" calcext:value-type="string">
            <text:p>https://scholar.google.com/scholar?cites=11423447451253898345&amp;as_sdt=2005&amp;sciodt=0,5&amp;hl=en</text:p>
          </table:table-cell>
          <table:table-cell office:value-type="float" office:value="805" calcext:value-type="float">
            <text:p>805</text:p>
          </table:table-cell>
          <table:table-cell office:value-type="string" calcext:value-type="string">
            <text:p>NA</text:p>
          </table:table-cell>
          <table:table-cell office:value-type="string" calcext:value-type="string">
            <text:p>10.1068/a40158</text:p>
          </table:table-cell>
          <table:table-cell table:number-columns-repeated="6" office:value-type="string" calcext:value-type="string">
            <text:p>NA</text:p>
          </table:table-cell>
          <table:table-cell office:value-type="float" office:value="67" calcext:value-type="float">
            <text:p>67</text:p>
          </table:table-cell>
          <table:table-cell office:value-type="float" office:value="3.94" calcext:value-type="float">
            <text:p>3.94</text:p>
          </table:table-cell>
          <table:table-cell office:value-type="float" office:value="67" calcext:value-type="float">
            <text:p>67</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https://lust-for-life.org/Lust-For-Life/_Textual/TimothyWLuke_ThePoliticsOfTrueConvenienceOrInconvenientTruth_2008_15pp/TimothyWLuke_ThePoliticsOfTrueConvenienceOrInconvenientTruth_2008_15pp.pdf</text:p>
          </table:table-cell>
          <table:table-cell office:value-type="string" calcext:value-type="string">
            <text:p>https://scholar.google.com/scholar?q=related:aXxU0u48iJ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
          <table:table-cell office:value-type="float" office:value="118" calcext:value-type="float">
            <text:p>118</text:p>
          </table:table-cell>
          <table:table-cell office:value-type="string" calcext:value-type="string">
            <text:p>paper_1426</text:p>
          </table:table-cell>
          <table:table-cell office:value-type="float" office:value="73" calcext:value-type="float">
            <text:p>73</text:p>
          </table:table-cell>
          <table:table-cell office:value-type="float" office:value="39" calcext:value-type="float">
            <text:p>39</text:p>
          </table:table-cell>
          <table:table-cell office:value-type="string" calcext:value-type="string">
            <text:p>Obydenkova, A; Nazarov, Z; Salahodjaev, R</text:p>
          </table:table-cell>
          <table:table-cell office:value-type="string" calcext:value-type="string">
            <text:p>The process of deforestation in weak democracies and the role of Intelligence</text:p>
          </table:table-cell>
          <table:table-cell office:value-type="string" calcext:value-type="string">
            <text:p>the process of deforestation in weak democracies and the role of intelligence</text:p>
          </table:table-cell>
          <table:table-cell office:value-type="string" calcext:value-type="string">
            <text:p>This article examines the interconnection between national intelligence, political institutions, and the mismanagement of public resources (deforestations). The paper examines the reasons for deforestation and investigates the factors accountable for it. The analysis builds on authors-compiled cross-national dataset on 185 countries over the time period of twenty years, from 1990 to 2010. We find that, first, nation's intelligence reduces significantly the level of deforestation in a state. Moreover, the nations' IQ seems to play an offsetting role in the natural resource conservation (forest management) in the countries with weak democratic institutions. The analysis also discovered the presence of the U-shaped relationship between democracy and deforestation. Intelligence sheds more light on this interconnection and explains the results. Our results are robust to various sample selection strategies and model specifications. The main implication from our study is that intelligence not only shapes formal rules and informal regulations such as social trust, norms and traditions but also it has the ability to reverse the paradoxical process known as resource curse. The study contributes to better understanding of reasons of deforestation and shed light on the debated impact of political regime on forest management. (C) 2016 Elsevier Inc. All rights reserve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1" calcext:value-type="float">
            <text:p>1</text:p>
          </table:table-cell>
          <table:table-cell office:value-type="string" calcext:value-type="string">
            <text:p>ENVIRONMENTAL RESEARCH</text:p>
          </table:table-cell>
          <table:table-cell table:number-columns-repeated="2" office:value-type="float" office:value="1" calcext:value-type="float">
            <text:p>1</text:p>
          </table:table-cell>
          <table:table-cell office:value-type="string" calcext:value-type="string">
            <text:p>ACADEMIC PRESS INC ELSEVIER SCIENCE</text:p>
          </table:table-cell>
          <table:table-cell office:value-type="float" office:value="2016" calcext:value-type="float">
            <text:p>2016</text:p>
          </table:table-cell>
          <table:table-cell office:value-type="string" calcext:value-type="string">
            <text:p>http://dx.doi.org/10.1016/j.envres.2016.03.039</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envres.2016.03.039</text:p>
          </table:table-cell>
          <table:table-cell office:value-type="string" calcext:value-type="string">
            <text:p>0013-9351</text:p>
          </table:table-cell>
          <table:table-cell office:value-type="string" calcext:value-type="string">
            <text:p>NA</text:p>
          </table:table-cell>
          <table:table-cell office:value-type="float" office:value="148" calcext:value-type="float">
            <text:p>148</text:p>
          </table:table-cell>
          <table:table-cell office:value-type="string" calcext:value-type="string">
            <text:p>NA</text:p>
          </table:table-cell>
          <table:table-cell office:value-type="float" office:value="484" calcext:value-type="float">
            <text:p>484</text:p>
          </table:table-cell>
          <table:table-cell office:value-type="float" office:value="490" calcext:value-type="float">
            <text:p>490</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1">
          <table:table-cell office:value-type="float" office:value="119" calcext:value-type="float">
            <text:p>119</text:p>
          </table:table-cell>
          <table:table-cell office:value-type="string" calcext:value-type="string">
            <text:p>paper_1437</text:p>
          </table:table-cell>
          <table:table-cell office:value-type="float" office:value="89" calcext:value-type="float">
            <text:p>89</text:p>
          </table:table-cell>
          <table:table-cell office:value-type="float" office:value="0" calcext:value-type="float">
            <text:p>0</text:p>
          </table:table-cell>
          <table:table-cell office:value-type="string" calcext:value-type="string">
            <text:p>CMDV Mendes, SP Junior</text:p>
          </table:table-cell>
          <table:table-cell office:value-type="string" calcext:value-type="string">
            <text:p>The Role of Corruption on Deforestation in Amazon Forest</text:p>
          </table:table-cell>
          <table:table-cell office:value-type="string" calcext:value-type="string">
            <text:p>the role of corruption on deforestation in amazon forest</text:p>
          </table:table-cell>
          <table:table-cell office:value-type="string" calcext:value-type="string">
            <text:p>NA</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table:number-columns-repeated="4" office:value-type="string" calcext:value-type="string">
            <text:p>NA</text:p>
          </table:table-cell>
          <table:table-cell office:value-type="float" office:value="417" calcext:value-type="float">
            <text:p>417</text:p>
          </table:table-cell>
          <table:table-cell office:value-type="string" calcext:value-type="string">
            <text:p>CITATION</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2" office:value-type="string" calcext:value-type="string">
            <text:p>NA</text:p>
          </table:table-cell>
          <table:table-cell office:value-type="string" calcext:value-type="string">
            <text:p>https://scholar.google.com/scholar?q=related:1vTws9dGSc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2">
          <table:table-cell office:value-type="float" office:value="120" calcext:value-type="float">
            <text:p>120</text:p>
          </table:table-cell>
          <table:table-cell office:value-type="string" calcext:value-type="string">
            <text:p>paper_1438</text:p>
          </table:table-cell>
          <table:table-cell office:value-type="float" office:value="131" calcext:value-type="float">
            <text:p>131</text:p>
          </table:table-cell>
          <table:table-cell office:value-type="float" office:value="6" calcext:value-type="float">
            <text:p>6</text:p>
          </table:table-cell>
          <table:table-cell office:value-type="string" calcext:value-type="string">
            <text:p>Morpurgo, J; Kissling, WD; Tyrrell, P; Negret, PJ; van Bodegom, PM; Allan, JR</text:p>
          </table:table-cell>
          <table:table-cell office:value-type="string" calcext:value-type="string">
            <text:p>The role of elections as drivers of tropical deforestation</text:p>
          </table:table-cell>
          <table:table-cell office:value-type="string" calcext:value-type="string">
            <text:p>the role of elections as drivers of tropical deforestation</text:p>
          </table:table-cell>
          <table:table-cell office:value-type="string" calcext:value-type="string">
            <text:p>Tropical forests support immense biodiversity and provide essential ecosystem services for billions of people. Despite this value, tropical deforestation continues at a high rate. Emerging evidence suggests that elections can play an important role in shaping deforestation, for instance by incentivising politicians to allow increased utilisation of forests in return for political support. Nevertheless, the role of elections as driver of deforestation has not yet been comprehensively tested at broad geographic scales. Here, we created an annual database from 2001 to 2018 on political elections and forest loss for 55 tropical nations and modelled the effect of elections on deforestation. In total, 1.5 million km2 of forest was lost during this time period, especially in the Amazon, the Congo Basin and in Southeast Asia. The annual rate of deforestation increased in 37 (67 %) of the analysed countries. Deforestation was significantly lower in years with uncompetitive lower chamber elections compared to competitive election years (i.e. when the opposition can participate in elections and has a legitimate chance to gain governmental power). Our results show a pervasive loss of tropical forests and suggest that competitive elections can be potential drivers of deforestation. Future analyses at higher resolution (intra-annual defores-tation and sub-national governance) and simultaneous collection of data on additional mechanisms (legislative changes, financial investments, and binding term limits) will likely provide additional insights into the impacts of elections. We therefore recommend that organisations monitoring election transparency and fairness should also monitor environmental impacts such as forest loss, habitat destruction and resource exploitation.</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BIOLOGICAL CONSERVATI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 SCI LTD</text:p>
          </table:table-cell>
          <table:table-cell office:value-type="float" office:value="2023" calcext:value-type="float">
            <text:p>2023</text:p>
          </table:table-cell>
          <table:table-cell office:value-type="string" calcext:value-type="string">
            <text:p>http://dx.doi.org/10.1016/j.biocon.2022.10983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biocon.2022.109832</text:p>
          </table:table-cell>
          <table:table-cell office:value-type="string" calcext:value-type="string">
            <text:p>0006-3207</text:p>
          </table:table-cell>
          <table:table-cell office:value-type="string" calcext:value-type="string">
            <text:p>NA</text:p>
          </table:table-cell>
          <table:table-cell office:value-type="float" office:value="279" calcext:value-type="float">
            <text:p>279</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6"/>
        </table:table-row>
        <table:table-row table:style-name="ro9">
          <table:table-cell office:value-type="float" office:value="121" calcext:value-type="float">
            <text:p>121</text:p>
          </table:table-cell>
          <table:table-cell office:value-type="string" calcext:value-type="string">
            <text:p>paper_1443</text:p>
          </table:table-cell>
          <table:table-cell office:value-type="float" office:value="158" calcext:value-type="float">
            <text:p>158</text:p>
          </table:table-cell>
          <table:table-cell office:value-type="float" office:value="3" calcext:value-type="float">
            <text:p>3</text:p>
          </table:table-cell>
          <table:table-cell office:value-type="string" calcext:value-type="string">
            <text:p>SH Bostancı</text:p>
          </table:table-cell>
          <table:table-cell office:value-type="string" calcext:value-type="string">
            <text:p>The Role of Local Governments in Encouraging Participation in Reforestation Activities</text:p>
          </table:table-cell>
          <table:table-cell office:value-type="string" calcext:value-type="string">
            <text:p>the role of local governments in encouraging participation in reforestation activities</text:p>
          </table:table-cell>
          <table:table-cell office:value-type="string" calcext:value-type="string">
            <text:p>Among the critical issues for a sustainable future are anthropogenic climate change and its consequences. Sustainable development goal (SDG 2030) 13 is climate action, and some of the other goals are also related to this area. The most important consequences of climate change are the danger of biodiversity decrease, drought, and water security. Reforestation is an important tool in tackling these problems. This tool can be achieved through central and local government strategies that will mobilize citizen participation and voluntary participation. So the aim of the study is to discuss the role of local governments in public participation in reforestation activities. In this study, reforestation activities will be examined based on SDG15. The role of local governments and the effects of local participation in these activities will be discussed. In this study, which basically includes a literature review, some numerical indicators will also be use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The Route Towards Global Sustainability: Challenges …</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3" calcext:value-type="float">
            <text:p>2023</text:p>
          </table:table-cell>
          <table:table-cell office:value-type="string" calcext:value-type="string">
            <text:p>https://link.springer.com/chapter/10.1007/978-3-031-10437-4_2</text:p>
          </table:table-cell>
          <table:table-cell office:value-type="string" calcext:value-type="string">
            <text:p>https://scholar.google.com/scholar?cites=12265277543026388227&amp;as_sdt=2005&amp;sciodt=0,5&amp;hl=en</text:p>
          </table:table-cell>
          <table:table-cell office:value-type="float" office:value="552" calcext:value-type="float">
            <text:p>552</text:p>
          </table:table-cell>
          <table:table-cell office:value-type="string" calcext:value-type="string">
            <text:p>NA</text:p>
          </table:table-cell>
          <table:table-cell office:value-type="string" calcext:value-type="string">
            <text:p>10.1007/978-3-031-10437-4_2</text:p>
          </table:table-cell>
          <table:table-cell table:number-columns-repeated="6" office:value-type="string" calcext:value-type="string">
            <text:p>NA</text:p>
          </table:table-cell>
          <table:table-cell office:value-type="float" office:value="3" calcext:value-type="float">
            <text:p>3</text:p>
          </table:table-cell>
          <table:table-cell office:value-type="float" office:value="1.5" calcext:value-type="float">
            <text:p>1.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A</text:p>
          </table:table-cell>
          <table:table-cell office:value-type="string" calcext:value-type="string">
            <text:p>https://scholar.google.com/scholar?q=related:A-2p7_AEN6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
          <table:table-cell office:value-type="float" office:value="122" calcext:value-type="float">
            <text:p>122</text:p>
          </table:table-cell>
          <table:table-cell office:value-type="string" calcext:value-type="string">
            <text:p>paper_1445</text:p>
          </table:table-cell>
          <table:table-cell office:value-type="float" office:value="55" calcext:value-type="float">
            <text:p>55</text:p>
          </table:table-cell>
          <table:table-cell office:value-type="float" office:value="21" calcext:value-type="float">
            <text:p>21</text:p>
          </table:table-cell>
          <table:table-cell office:value-type="string" calcext:value-type="string">
            <text:p>R Ranjan</text:p>
          </table:table-cell>
          <table:table-cell office:value-type="string" calcext:value-type="string">
            <text:p>The role of political-industry nexus in promoting illegal extraction of mineral resources and deforestation: A case of iron ore mining in Goa</text:p>
          </table:table-cell>
          <table:table-cell office:value-type="string" calcext:value-type="string">
            <text:p>the role of political-industry nexus in promoting illegal extraction of mineral resources and deforestation: a case of iron ore mining in goa</text:p>
          </table:table-cell>
          <table:table-cell office:value-type="string" calcext:value-type="string">
            <text:p>Mining of mineral resources entails significant deforestation in developing countries. The large financial rewards associated with mining create corrupt linkages between the government regulators and mining industry, often resulting in illegal extraction of minerals in environmentally sensitive areas. We develop a model of political-industry corrupted relationship to explore the problem of illegal mining of iron ore and its impact on deforestation in Goa, India. For the regulator, the decision to allow illegal extraction and relaxation from environmental remediation requirement is made with the objective of accumulating illegal wealth while simultaneously mitigating the risks of political ouster and conviction. Results suggest that several factors, such as the relative risks of political survival and conviction, the degree of impatience displayed by the regulator as well as the contribution of the mining sector to the economy, play a role in influencing the extent of illegal mining activity. When the regulator faces a low risk of political ouster, an increase in conviction risk may not provide enough deterrence to illegal mining, resulting in high levels of deforestation.</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Resources Policy</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030142071730524X</text:p>
          </table:table-cell>
          <table:table-cell office:value-type="string" calcext:value-type="string">
            <text:p>https://scholar.google.com/scholar?cites=1458654125348178089&amp;as_sdt=2005&amp;sciodt=0,5&amp;hl=en</text:p>
          </table:table-cell>
          <table:table-cell office:value-type="float" office:value="539" calcext:value-type="float">
            <text:p>539</text:p>
          </table:table-cell>
          <table:table-cell table:number-columns-repeated="8" office:value-type="string" calcext:value-type="string">
            <text:p>NA</text:p>
          </table:table-cell>
          <table:table-cell office:value-type="float" office:value="21" calcext:value-type="float">
            <text:p>21</text:p>
          </table:table-cell>
          <table:table-cell office:value-type="float" office:value="3" calcext:value-type="float">
            <text:p>3</text:p>
          </table:table-cell>
          <table:table-cell office:value-type="float" office:value="21" calcext:value-type="float">
            <text:p>21</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s://researchers.mq.edu.au/files/95155571/Author_final_version.pdf</text:p>
          </table:table-cell>
          <table:table-cell office:value-type="string" calcext:value-type="string">
            <text:p>https://scholar.google.com/scholar?q=related:qUiJ3zIuPh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1">
          <table:table-cell office:value-type="float" office:value="123" calcext:value-type="float">
            <text:p>123</text:p>
          </table:table-cell>
          <table:table-cell office:value-type="string" calcext:value-type="string">
            <text:p>paper_1450</text:p>
          </table:table-cell>
          <table:table-cell office:value-type="float" office:value="389" calcext:value-type="float">
            <text:p>389</text:p>
          </table:table-cell>
          <table:table-cell office:value-type="float" office:value="434" calcext:value-type="float">
            <text:p>434</text:p>
          </table:table-cell>
          <table:table-cell office:value-type="string" calcext:value-type="string">
            <text:p>PM Fearnside</text:p>
          </table:table-cell>
          <table:table-cell office:value-type="string" calcext:value-type="string">
            <text:p>The roles and movements of actors in the deforestation of Brazilian Amazonia</text:p>
          </table:table-cell>
          <table:table-cell office:value-type="string" calcext:value-type="string">
            <text:p>the roles and movements of actors in the deforestation of brazilian amazonia</text:p>
          </table:table-cell>
          <table:table-cell office:value-type="string" calcext:value-type="string">
            <text:p>Containing the advance of deforestation in Brazilian Amazonia requires understanding the roles and movements of the actors involved. The importance of different actors varies widely among locations within the region, and also evolves at any particular site over the course of frontier establishment and consolidation. Landless migrants have significant roles in clearing the land they occupy and in motivating landholders to clear as a defense against invasion or expropriation. Colonists in official settlements and other small farmers also are responsible for substantial amounts of clearing, but ranchers constitute the largest component of the region�s clearing. This group is most responsive to macroeconomic changes affecting such factors as commodity prices, and also receives substantial subsidies. Ulterior motives, such as land speculation and money laundering, also affect this group. Drug trafficking and money laundering represent strong forces in some areas and help spread deforestation where it would be unprofitable based only on the legitimate economy. Goldminers increase the population in distant areas and subsequently enter the ranks of other groups. Work as laborers or debt slaves provides an important entry to the region for poor migrants from northeast Brazil, providing cheap labor to large ranches and a large source of entrants to other groups, such as landless farmers and colonists. Capitalized farmers, including agribusiness for soy production, have tremendous impact in certain areas, such as Mato Grosso. This group responds to commodity markets and provides justification for major infrastructure projects. Landgrabbers, or grileiros, are important in entering public land and beginning the process of deforestation and transfer of land to subsequent groups of actors. These include sawmill owners and loggers, who play an important role in generating funds for clearing by other groups, ranging from landless migrants to large ranchers. They also build endogenous roads, facilitating the entry of other actors. Future movements of actors will be influenced by major infrastructure plans, such as those for hydroelectric dams.</text:p>
            <text:p>Policies for reducing deforestation must include removing motives for deforestation by stopping the practice of regularizing land claims and by cutting subsidies. The rule of law must be established throughout the region by completing the cadaster, or register, of land titles and by reinforcing command and control. Movement to the frontier needs to be discouraged by exercising restraint in approving infrastructure such as highways, and by creating and protecting conservation units. Economic alternatives to deforestation should be fostered by generating employment in source areas and in alternative migration destinations, by supporting sustainable uses of forest, by supporting alternative supply of domestic markets for products such as timber, and by rewarding the environmental services of standing forest.</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cology and society</text:p>
          </table:table-cell>
          <table:table-cell table:number-columns-repeated="2" office:value-type="float" office:value="1" calcext:value-type="float">
            <text:p>1</text:p>
          </table:table-cell>
          <table:table-cell office:value-type="string" calcext:value-type="string">
            <text:p>JSTOR</text:p>
          </table:table-cell>
          <table:table-cell office:value-type="float" office:value="2008" calcext:value-type="float">
            <text:p>2008</text:p>
          </table:table-cell>
          <table:table-cell office:value-type="string" calcext:value-type="string">
            <text:p>https://www.jstor.org/stable/26267941</text:p>
          </table:table-cell>
          <table:table-cell office:value-type="string" calcext:value-type="string">
            <text:p>https://scholar.google.com/scholar?cites=5047781924347950000&amp;as_sdt=2005&amp;sciodt=0,5&amp;hl=en</text:p>
          </table:table-cell>
          <table:table-cell office:value-type="float" office:value="78" calcext:value-type="float">
            <text:p>78</text:p>
          </table:table-cell>
          <table:table-cell table:number-columns-repeated="8" office:value-type="string" calcext:value-type="string">
            <text:p>NA</text:p>
          </table:table-cell>
          <table:table-cell office:value-type="float" office:value="434" calcext:value-type="float">
            <text:p>434</text:p>
          </table:table-cell>
          <table:table-cell office:value-type="float" office:value="25.53" calcext:value-type="float">
            <text:p>25.53</text:p>
          </table:table-cell>
          <table:table-cell office:value-type="float" office:value="434" calcext:value-type="float">
            <text:p>434</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http://inct-servamb.inpa.gov.br/publ_livres/2008/Roles%20and%20movements%20of%20actors-Ecology&amp;Society.pdf</text:p>
          </table:table-cell>
          <table:table-cell office:value-type="string" calcext:value-type="string">
            <text:p>https://scholar.google.com/scholar?q=related:sLNleOpSDU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5">
          <table:table-cell office:value-type="float" office:value="124" calcext:value-type="float">
            <text:p>124</text:p>
          </table:table-cell>
          <table:table-cell office:value-type="string" calcext:value-type="string">
            <text:p>paper_1453</text:p>
          </table:table-cell>
          <table:table-cell office:value-type="float" office:value="390" calcext:value-type="float">
            <text:p>390</text:p>
          </table:table-cell>
          <table:table-cell office:value-type="float" office:value="39" calcext:value-type="float">
            <text:p>39</text:p>
          </table:table-cell>
          <table:table-cell office:value-type="string" calcext:value-type="string">
            <text:p>G Van den Top</text:p>
          </table:table-cell>
          <table:table-cell office:value-type="string" calcext:value-type="string">
            <text:p>The social dynamics of deforestation in the Philippines: actions, options and motivations</text:p>
          </table:table-cell>
          <table:table-cell office:value-type="string" calcext:value-type="string">
            <text:p>the social dynamics of deforestation in the philippines: actions, options and motivations</text:p>
          </table:table-cell>
          <table:table-cell office:value-type="string" calcext:value-type="string">
            <text:p>This work offers a detailed case study on the dynamics of forest use, degradation, and loss in Northeast Luzon, Philippines. Following an interdisciplinary approach, the study charts the degradation and loss of forest in this area between 1950 and 1990, as it relates to the social and political context of logging, forest migration, and changes in upland agriculture. Based on ten years of research, the author introduces us to the actions, livelihood options, and motives of all the principal group of actor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03" calcext:value-type="float">
            <text:p>2003</text:p>
          </table:table-cell>
          <table:table-cell office:value-type="string" calcext:value-type="string">
            <text:p>https://books.google.com/books?hl=en&amp;lr=&amp;id=KBAyvht2J_AC&amp;oi=fnd&amp;pg=PR9&amp;dq=%22elections%22%7C%22democracy%22%7C%22leader+selection%22%7C%22campaign%22%7C%22political+cycle%22+%22deforestation%22%7C%22forest+conversion%22%7C%22forest+plantation%22%7C%22forest+conservation%22%7C%22forest+degradation%22%7C%22reforestation%22%7C%22forest+carbon%22%7C%22tree+cover+loss%22&amp;ots=Hq_USeRVRu&amp;sig=Qbk4DCCRtznVcV1nF1c6-Lh1lOI</text:p>
          </table:table-cell>
          <table:table-cell office:value-type="string" calcext:value-type="string">
            <text:p>https://scholar.google.com/scholar?cites=3838742156471151031&amp;as_sdt=2005&amp;sciodt=0,5&amp;hl=en</text:p>
          </table:table-cell>
          <table:table-cell office:value-type="float" office:value="579" calcext:value-type="float">
            <text:p>579</text:p>
          </table:table-cell>
          <table:table-cell office:value-type="string" calcext:value-type="string">
            <text:p>BOOK</text:p>
          </table:table-cell>
          <table:table-cell table:number-columns-repeated="7" office:value-type="string" calcext:value-type="string">
            <text:p>NA</text:p>
          </table:table-cell>
          <table:table-cell office:value-type="float" office:value="39" calcext:value-type="float">
            <text:p>39</text:p>
          </table:table-cell>
          <table:table-cell office:value-type="float" office:value="1.77" calcext:value-type="float">
            <text:p>1.77</text:p>
          </table:table-cell>
          <table:table-cell office:value-type="float" office:value="39" calcext:value-type="float">
            <text:p>39</text:p>
          </table:table-cell>
          <table:table-cell office:value-type="float" office:value="1" calcext:value-type="float">
            <text:p>1</text:p>
          </table:table-cell>
          <table:table-cell office:value-type="float" office:value="22" calcext:value-type="float">
            <text:p>22</text:p>
          </table:table-cell>
          <table:table-cell office:value-type="string" calcext:value-type="string">
            <text:p>NA</text:p>
          </table:table-cell>
          <table:table-cell office:value-type="string" calcext:value-type="string">
            <text:p>https://scholar.google.com/scholar?q=related:t6nHHKfzRT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4">
          <table:table-cell office:value-type="float" office:value="125" calcext:value-type="float">
            <text:p>125</text:p>
          </table:table-cell>
          <table:table-cell office:value-type="string" calcext:value-type="string">
            <text:p>paper_1454</text:p>
          </table:table-cell>
          <table:table-cell office:value-type="float" office:value="391" calcext:value-type="float">
            <text:p>391</text:p>
          </table:table-cell>
          <table:table-cell office:value-type="float" office:value="373" calcext:value-type="float">
            <text:p>373</text:p>
          </table:table-cell>
          <table:table-cell office:value-type="string" calcext:value-type="string">
            <text:p>TC Boas, FD Hidalgo…</text:p>
          </table:table-cell>
          <table:table-cell office:value-type="string" calcext:value-type="string">
            <text:p>The spoils of victory: campaign donations and government contracts in Brazil</text:p>
          </table:table-cell>
          <table:table-cell office:value-type="string" calcext:value-type="string">
            <text:p>the spoils of victory: campaign donations and government contracts in brazil</text:p>
          </table:table-cell>
          <table:table-cell office:value-type="string" calcext:value-type="string">
            <text:p>When firms give money to candidates for public office, what return can they expect on their investment? Prior studies have been inconclusive, due to both methodological challenges and unique features of the U.S. political context on which they have focused. Using data from Brazil, we employ a regression discontinuity (RD) design to identify the effect of an electoral victory on government contracts for a candidate�s corporate donors. Firms specializing in public-works projects can expect a substantial boost in contracts�at least 14 times the value of their contributions�when they donate to a federal-deputy candidate from the ruling Workers� Party (PT) and that candidate wins office. We find no effects among allied parties, indicating that the PT prioritizes this form of state spending for party strengthening rather than coalition management.</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The Journal of Politics</text:p>
          </table:table-cell>
          <table:table-cell table:number-columns-repeated="2" office:value-type="float" office:value="1" calcext:value-type="float">
            <text:p>1</text:p>
          </table:table-cell>
          <table:table-cell office:value-type="string" calcext:value-type="string">
            <text:p>journals.uchicago.edu</text:p>
          </table:table-cell>
          <table:table-cell office:value-type="float" office:value="2014" calcext:value-type="float">
            <text:p>2014</text:p>
          </table:table-cell>
          <table:table-cell office:value-type="string" calcext:value-type="string">
            <text:p>https://www.journals.uchicago.edu/doi/abs/10.1017/s002238161300145x</text:p>
          </table:table-cell>
          <table:table-cell office:value-type="string" calcext:value-type="string">
            <text:p>https://scholar.google.com/scholar?cites=18091739906700392265&amp;as_sdt=2005&amp;sciodt=0,5&amp;hl=en</text:p>
          </table:table-cell>
          <table:table-cell office:value-type="float" office:value="830" calcext:value-type="float">
            <text:p>830</text:p>
          </table:table-cell>
          <table:table-cell office:value-type="string" calcext:value-type="string">
            <text:p>NA</text:p>
          </table:table-cell>
          <table:table-cell office:value-type="string" calcext:value-type="string">
            <text:p>10.1017/s002238161300145x</text:p>
          </table:table-cell>
          <table:table-cell table:number-columns-repeated="6" office:value-type="string" calcext:value-type="string">
            <text:p>NA</text:p>
          </table:table-cell>
          <table:table-cell office:value-type="float" office:value="373" calcext:value-type="float">
            <text:p>373</text:p>
          </table:table-cell>
          <table:table-cell office:value-type="float" office:value="33.91" calcext:value-type="float">
            <text:p>33.91</text:p>
          </table:table-cell>
          <table:table-cell office:value-type="float" office:value="124" calcext:value-type="float">
            <text:p>124</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https://dspace.mit.edu/bitstream/handle/1721.1/99693/political_investment.pdf?sequence=1&amp;isAllowed=y</text:p>
          </table:table-cell>
          <table:table-cell office:value-type="string" calcext:value-type="string">
            <text:p>https://scholar.google.com/scholar?q=related:SbeiS5fFEv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4">
          <table:table-cell office:value-type="float" office:value="126" calcext:value-type="float">
            <text:p>126</text:p>
          </table:table-cell>
          <table:table-cell office:value-type="string" calcext:value-type="string">
            <text:p>paper_1466</text:p>
          </table:table-cell>
          <table:table-cell office:value-type="float" office:value="392" calcext:value-type="float">
            <text:p>392</text:p>
          </table:table-cell>
          <table:table-cell office:value-type="float" office:value="146" calcext:value-type="float">
            <text:p>146</text:p>
          </table:table-cell>
          <table:table-cell office:value-type="string" calcext:value-type="string">
            <text:p>JM Shandra</text:p>
          </table:table-cell>
          <table:table-cell office:value-type="string" calcext:value-type="string">
            <text:p>The world polity and deforestation: a quantitative, cross-national analysis</text:p>
          </table:table-cell>
          <table:table-cell office:value-type="string" calcext:value-type="string">
            <text:p>the world polity and deforestation: a quantitative, cross-national analysis</text:p>
          </table:table-cell>
          <table:table-cell office:value-type="string" calcext:value-type="string">
            <text:p>Over the past decade, there has been a growth in international organizations concerned with environmental matters. These organizations include international non-governmental organizations (INGOs), inter-governmental organizations (IGOs), and treaties. This article presents cross-national models examining the effects of these variables on deforestation. In doing so, I use data for up to 73 nations to examine the determinants of deforestation from 1990 to 2000. I fi nd substantial support for world polity hypotheses that all these organizations reduce deforestation. I also fi nd support for world system arguments that economic dependency relationships based upon commodity concentration increase deforestation. Finally, I fi nd that economic growth decreases deforestation and population growth increases deforestation. I conclude with some brief policy recommendations and directions for future research.</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International journal of comparative sociology</text:p>
          </table:table-cell>
          <table:table-cell table:number-columns-repeated="2" office:value-type="float" office:value="1" calcext:value-type="float">
            <text:p>1</text:p>
          </table:table-cell>
          <table:table-cell office:value-type="string" calcext:value-type="string">
            <text:p>journals.sagepub.com</text:p>
          </table:table-cell>
          <table:table-cell office:value-type="float" office:value="2007" calcext:value-type="float">
            <text:p>2007</text:p>
          </table:table-cell>
          <table:table-cell office:value-type="string" calcext:value-type="string">
            <text:p>https://journals.sagepub.com/doi/abs/10.1177/0020715207072157</text:p>
          </table:table-cell>
          <table:table-cell office:value-type="string" calcext:value-type="string">
            <text:p>https://scholar.google.com/scholar?cites=13924655118638133495&amp;as_sdt=2005&amp;sciodt=0,5&amp;hl=en</text:p>
          </table:table-cell>
          <table:table-cell office:value-type="float" office:value="104" calcext:value-type="float">
            <text:p>104</text:p>
          </table:table-cell>
          <table:table-cell office:value-type="string" calcext:value-type="string">
            <text:p>NA</text:p>
          </table:table-cell>
          <table:table-cell office:value-type="string" calcext:value-type="string">
            <text:p>10.1177/0020715207072157</text:p>
          </table:table-cell>
          <table:table-cell table:number-columns-repeated="6" office:value-type="string" calcext:value-type="string">
            <text:p>NA</text:p>
          </table:table-cell>
          <table:table-cell office:value-type="float" office:value="146" calcext:value-type="float">
            <text:p>146</text:p>
          </table:table-cell>
          <table:table-cell office:value-type="float" office:value="8.11" calcext:value-type="float">
            <text:p>8.11</text:p>
          </table:table-cell>
          <table:table-cell office:value-type="float" office:value="146" calcext:value-type="float">
            <text:p>146</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https://citeseerx.ist.psu.edu/document?repid=rep1&amp;type=pdf&amp;doi=e19c242d10087e1731154f6cb0351e17ec5aa8f9</text:p>
          </table:table-cell>
          <table:table-cell office:value-type="string" calcext:value-type="string">
            <text:p>https://scholar.google.com/scholar?q=related:9zBA7g1QPs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1">
          <table:table-cell office:value-type="float" office:value="127" calcext:value-type="float">
            <text:p>127</text:p>
          </table:table-cell>
          <table:table-cell office:value-type="string" calcext:value-type="string">
            <text:p>paper_1468</text:p>
          </table:table-cell>
          <table:table-cell office:value-type="float" office:value="31" calcext:value-type="float">
            <text:p>31</text:p>
          </table:table-cell>
          <table:table-cell office:value-type="float" office:value="76" calcext:value-type="float">
            <text:p>76</text:p>
          </table:table-cell>
          <table:table-cell office:value-type="string" calcext:value-type="string">
            <text:p>MT Khan</text:p>
          </table:table-cell>
          <table:table-cell office:value-type="string" calcext:value-type="string">
            <text:p>Theoretical frameworks in political ecology and participatory nature/forest conservation: the necessity for a heterodox approach and the critical moment</text:p>
          </table:table-cell>
          <table:table-cell office:value-type="string" calcext:value-type="string">
            <text:p>theoretical frameworks in political ecology and participatory nature/forest conservation: the necessity for a heterodox approach and the critical moment</text:p>
          </table:table-cell>
          <table:table-cell office:value-type="string" calcext:value-type="string">
            <text:p>In this paper I review the major theoretical approaches to political ecology, and then introduce a research tool. The critical moment is a noticeable historical instance or interaction. Given the fluidity in the theoretical frameworks of political ecology and the growing dominance of participatory discourse, exploring critical moments provides a foundation for a heterodox approach to explaining human/society/nature relations. It is a way to uncover the multidimensional interpretation of power involving environmental actors, struggles, and key events. One of the key research areas for political ecology is the conservation of nature and forest environments, and the use of the critical moment is explored in thes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Journal of Political Ecolog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ournals.uair.arizona.edu</text:p>
          </table:table-cell>
          <table:table-cell office:value-type="float" office:value="2013" calcext:value-type="float">
            <text:p>2013</text:p>
          </table:table-cell>
          <table:table-cell office:value-type="string" calcext:value-type="string">
            <text:p>https://journals.uair.arizona.edu/index.php/JPE/article/view/21757/0</text:p>
          </table:table-cell>
          <table:table-cell office:value-type="string" calcext:value-type="string">
            <text:p>https://scholar.google.com/scholar?cites=15440193240175428187&amp;as_sdt=2005&amp;sciodt=0,5&amp;hl=en</text:p>
          </table:table-cell>
          <table:table-cell office:value-type="float" office:value="377" calcext:value-type="float">
            <text:p>377</text:p>
          </table:table-cell>
          <table:table-cell table:number-columns-repeated="8" office:value-type="string" calcext:value-type="string">
            <text:p>NA</text:p>
          </table:table-cell>
          <table:table-cell office:value-type="float" office:value="76" calcext:value-type="float">
            <text:p>76</text:p>
          </table:table-cell>
          <table:table-cell office:value-type="float" office:value="6.33" calcext:value-type="float">
            <text:p>6.33</text:p>
          </table:table-cell>
          <table:table-cell office:value-type="float" office:value="76" calcext:value-type="float">
            <text:p>76</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https://journals.uair.arizona.edu/index.php/JPE/article/download/21757/21303</text:p>
          </table:table-cell>
          <table:table-cell office:value-type="string" calcext:value-type="string">
            <text:p>https://scholar.google.com/scholar?q=related:W0ILQPKVRt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2">
          <table:table-cell office:value-type="float" office:value="128" calcext:value-type="float">
            <text:p>128</text:p>
          </table:table-cell>
          <table:table-cell office:value-type="string" calcext:value-type="string">
            <text:p>paper_1473</text:p>
          </table:table-cell>
          <table:table-cell office:value-type="float" office:value="393" calcext:value-type="float">
            <text:p>393</text:p>
          </table:table-cell>
          <table:table-cell office:value-type="float" office:value="176" calcext:value-type="float">
            <text:p>176</text:p>
          </table:table-cell>
          <table:table-cell office:value-type="string" calcext:value-type="string">
            <text:p>DLA Gaveau, M Linkie, P Levang…</text:p>
          </table:table-cell>
          <table:table-cell office:value-type="string" calcext:value-type="string">
            <text:p>Three decades of deforestation in southwest Sumatra: effects of coffee prices, law enforcement and rural poverty</text:p>
          </table:table-cell>
          <table:table-cell office:value-type="string" calcext:value-type="string">
            <text:p>three decades of deforestation in southwest sumatra: effects of coffee prices, law enforcement and rural poverty</text:p>
          </table:table-cell>
          <table:table-cell office:value-type="string" calcext:value-type="string">
            <text:p>In situ conservation of tropical forests often requires restricting human use and occupancy within protected areas by enforcing regulations. However, law enforcement interventions that seek to prevent deforestation rarely have been evaluated. Conservationists increasingly recognize the need to measure the effectiveness of their interventions, using an indicator of biodiversity change, such as rate of deforestation, and a counterfactual approach that addresses a fundamental question: what would have happened had there been no intervention? This study examines how law enforcement can mitigate habitat loss from small-holder coffee growing by comparing 34 years of empirical data on deforestation rates and coffee prices across a zone of high law enforcement and a zone of low law enforcement using satellite imagery, ecological data, interviews, and GIS modeling. In the early 1980s strong law enforcement efforts were found to reduce deforestation inside Bukit Barisan Selatan National Park (BBSNP), southwest Sumatra. However, law enforcement efforts were weak in remote areas of BBSNP, where high coffee prices spurred rapid deforestation. Furthermore, law enforcement efforts were reversed by the 1997�1998 Asian economic crisis, the fall of the national president, and by new regulations surrounding regional autonomy. These findings indicate that law enforcement is critical but insufficient alone. They also highlight that rising costs of agricultural commodities can be detrimental to tropical forests and their associated biodiversity. In the long run one must act to decrease the incentives for coffee cultivation. A multi-faceted strategy that includes law enforcement and incentives to reduce poverty around PAs is proposed.</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Biological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09" calcext:value-type="float">
            <text:p>2009</text:p>
          </table:table-cell>
          <table:table-cell office:value-type="string" calcext:value-type="string">
            <text:p>https://www.sciencedirect.com/science/article/pii/S0006320708004497</text:p>
          </table:table-cell>
          <table:table-cell office:value-type="string" calcext:value-type="string">
            <text:p>https://scholar.google.com/scholar?cites=10900852686716648126&amp;as_sdt=2005&amp;sciodt=0,5&amp;hl=en</text:p>
          </table:table-cell>
          <table:table-cell office:value-type="float" office:value="267" calcext:value-type="float">
            <text:p>267</text:p>
          </table:table-cell>
          <table:table-cell table:number-columns-repeated="8" office:value-type="string" calcext:value-type="string">
            <text:p>NA</text:p>
          </table:table-cell>
          <table:table-cell office:value-type="float" office:value="176" calcext:value-type="float">
            <text:p>176</text:p>
          </table:table-cell>
          <table:table-cell office:value-type="float" office:value="11" calcext:value-type="float">
            <text:p>11</text:p>
          </table:table-cell>
          <table:table-cell office:value-type="float" office:value="44" calcext:value-type="float">
            <text:p>44</text:p>
          </table:table-cell>
          <table:table-cell office:value-type="float" office:value="4" calcext:value-type="float">
            <text:p>4</text:p>
          </table:table-cell>
          <table:table-cell office:value-type="float" office:value="16" calcext:value-type="float">
            <text:p>16</text:p>
          </table:table-cell>
          <table:table-cell office:value-type="string" calcext:value-type="string">
            <text:p>https://www.academia.edu/download/49289266/Three_decades_of_deforestation_in_southw20161002-4640-1bvwf9t.pdf</text:p>
          </table:table-cell>
          <table:table-cell office:value-type="string" calcext:value-type="string">
            <text:p>https://scholar.google.com/scholar?q=related:vrqbbMObR5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
          <table:table-cell office:value-type="float" office:value="129" calcext:value-type="float">
            <text:p>129</text:p>
          </table:table-cell>
          <table:table-cell office:value-type="string" calcext:value-type="string">
            <text:p>paper_1476</text:p>
          </table:table-cell>
          <table:table-cell office:value-type="float" office:value="394" calcext:value-type="float">
            <text:p>394</text:p>
          </table:table-cell>
          <table:table-cell office:value-type="float" office:value="193" calcext:value-type="float">
            <text:p>193</text:p>
          </table:table-cell>
          <table:table-cell office:value-type="string" calcext:value-type="string">
            <text:p>Blackman, A; Corral, L; Lima, ES; Asner, GP</text:p>
          </table:table-cell>
          <table:table-cell office:value-type="string" calcext:value-type="string">
            <text:p>Titling indigenous communities protects forests in the Peruvian Amazon</text:p>
          </table:table-cell>
          <table:table-cell office:value-type="string" calcext:value-type="string">
            <text:p>titling indigenous communities protects forests in the peruvian amazon</text:p>
          </table:table-cell>
          <table:table-cell office:value-type="string" calcext:value-type="string">
            <text:p>Developing countries are increasingly decentralizing forest governance by granting indigenous groups and other local communities formal legal title to land. However, the effects of titling on forest cover are unclear. Rigorous analyses of titling campaigns are rare, and related theoretical and empirical research suggests that they could either stem or spur forest damage. We analyze such a campaign in the Peruvian Amazon, where more than 1,200 indigenous communities comprising some 11 million ha have been titled since the mid-1970s. We use community-level longitudinal data derived from high-resolution satellite images to estimate the effect of titling between 2002 and 2005 on contemporaneous forest clearing and disturbance. Our results indicate that titling reduces clearing by more than three-quarters and forest disturbance by roughly two-thirds in a 2-y window spanning the year title is awarded and the year afterward. These results suggest that awarding formal land titles to local communities can advance forest conserva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PROCEEDINGS OF THE NATIONAL ACADEMY OF SCIENCES OF THE UNITED STATES OF AMERIC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L ACAD SCIENCES</text:p>
          </table:table-cell>
          <table:table-cell office:value-type="float" office:value="2017" calcext:value-type="float">
            <text:p>2017</text:p>
          </table:table-cell>
          <table:table-cell office:value-type="string" calcext:value-type="string">
            <text:p>http://dx.doi.org/10.1073/pnas.1603290114</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73/pnas.1603290114</text:p>
          </table:table-cell>
          <table:table-cell office:value-type="string" calcext:value-type="string">
            <text:p>0027-8424</text:p>
          </table:table-cell>
          <table:table-cell office:value-type="string" calcext:value-type="string">
            <text:p>NA</text:p>
          </table:table-cell>
          <table:table-cell office:value-type="float" office:value="114" calcext:value-type="float">
            <text:p>114</text:p>
          </table:table-cell>
          <table:table-cell office:value-type="float" office:value="16" calcext:value-type="float">
            <text:p>16</text:p>
          </table:table-cell>
          <table:table-cell office:value-type="float" office:value="4123" calcext:value-type="float">
            <text:p>4123</text:p>
          </table:table-cell>
          <table:table-cell office:value-type="float" office:value="4128" calcext:value-type="float">
            <text:p>4128</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11">
          <table:table-cell office:value-type="float" office:value="130" calcext:value-type="float">
            <text:p>130</text:p>
          </table:table-cell>
          <table:table-cell office:value-type="string" calcext:value-type="string">
            <text:p>paper_1477</text:p>
          </table:table-cell>
          <table:table-cell office:value-type="float" office:value="114" calcext:value-type="float">
            <text:p>114</text:p>
          </table:table-cell>
          <table:table-cell office:value-type="float" office:value="1" calcext:value-type="float">
            <text:p>1</text:p>
          </table:table-cell>
          <table:table-cell office:value-type="string" calcext:value-type="string">
            <text:p>TS Aidt, F Albornoz, E Hauk</text:p>
          </table:table-cell>
          <table:table-cell office:value-type="string" calcext:value-type="string">
            <text:p>To cut or not to cut: Deforestation policy under the shadow of foreign influence</text:p>
          </table:table-cell>
          <table:table-cell office:value-type="string" calcext:value-type="string">
            <text:p>to cut or not to cut: deforestation policy under the shadow of foreign influence</text:p>
          </table:table-cell>
          <table:table-cell office:value-type="string" calcext:value-type="string">
            <text:p>This article explores the complex interplay between deforestation policies and foreign influence, using a game theoretical model to analyze geopolitical factors influencing forest conservation decisions in countries with significant rainforests. The model highlights the conflicting interests of foreign powers � one aiming for economic benefits from agriculture and the other advocating for forest preservation to protect environmental services. The paper demonstrates how domestic political dynamics and economic shocks from the international economic influence regulatory decisions on deforestation in the shadow of foreign influence. This understanding is crucial for formulating strategies that balance developmental needs and global environmental concern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Journal of Economic Behavior &amp;Organization</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4" calcext:value-type="float">
            <text:p>2024</text:p>
          </table:table-cell>
          <table:table-cell office:value-type="string" calcext:value-type="string">
            <text:p>https://www.sciencedirect.com/science/article/pii/S0167268124003263</text:p>
          </table:table-cell>
          <table:table-cell office:value-type="string" calcext:value-type="string">
            <text:p>https://scholar.google.com/scholar?cites=15844127716621769897&amp;as_sdt=2005&amp;sciodt=0,5&amp;hl=en</text:p>
          </table:table-cell>
          <table:table-cell office:value-type="float" office:value="34" calcext:value-type="float">
            <text:p>34</text:p>
          </table:table-cell>
          <table:table-cell office:value-type="string" calcext:value-type="string">
            <text:p>HTML</text:p>
          </table:table-cell>
          <table:table-cell table:number-columns-repeated="7" office:value-type="string" calcext:value-type="string">
            <text:p>NA</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www.sciencedirect.com/science/article/pii/S0167268124003263</text:p>
          </table:table-cell>
          <table:table-cell office:value-type="string" calcext:value-type="string">
            <text:p>https://scholar.google.com/scholar?q=related:qVwpZTam4d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table-cell office:value-type="float" office:value="131" calcext:value-type="float">
            <text:p>131</text:p>
          </table:table-cell>
          <table:table-cell office:value-type="string" calcext:value-type="string">
            <text:p>paper_1479</text:p>
          </table:table-cell>
          <table:table-cell office:value-type="float" office:value="395" calcext:value-type="float">
            <text:p>395</text:p>
          </table:table-cell>
          <table:table-cell office:value-type="float" office:value="9" calcext:value-type="float">
            <text:p>9</text:p>
          </table:table-cell>
          <table:table-cell office:value-type="string" calcext:value-type="string">
            <text:p>C Gallemore, I Delabre, K Jespersen, T Liu</text:p>
          </table:table-cell>
          <table:table-cell office:value-type="string" calcext:value-type="string">
            <text:p>To see and be seen: Technological change and power in deforestation driving global value chains</text:p>
          </table:table-cell>
          <table:table-cell office:value-type="string" calcext:value-type="string">
            <text:p>to see and be seen: technological change and power in deforestation driving global value chains</text:p>
          </table:table-cell>
          <table:table-cell office:value-type="string" calcext:value-type="string">
            <text:p>New digital tools for monitoring forest? and land?cover change have made it easier for civil society actors to call firms to account for deforestation. In response, companies in deforestation?linked global value chains (GVCs) have turned to these technologies themselves. In contrast to many case analyses of technology in GVCs, which focus on how technology changes production processes, forcing governance to adapt, forest?monitoring technologies change governance directly. Synthesising work on transaction characteristics and power relations in GVCs to address this novel situation, we argue that monitoring technologies� effects on GVCs will likely depend on their accessibility. Proprietary technologies favour large?scale operations and already established lead firms, while open technologies could support democratization. Treating forest? and value?chain information as a public good could support more inclusive, equitable and sustainable value chain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Global Network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iley Online Library</text:p>
          </table:table-cell>
          <table:table-cell office:value-type="float" office:value="2022" calcext:value-type="float">
            <text:p>2022</text:p>
          </table:table-cell>
          <table:table-cell office:value-type="string" calcext:value-type="string">
            <text:p>https://onlinelibrary.wiley.com/doi/abs/10.1111/glob.12383</text:p>
          </table:table-cell>
          <table:table-cell office:value-type="string" calcext:value-type="string">
            <text:p>https://scholar.google.com/scholar?cites=11516431750897909556&amp;as_sdt=2005&amp;sciodt=0,5&amp;hl=en</text:p>
          </table:table-cell>
          <table:table-cell office:value-type="float" office:value="410" calcext:value-type="float">
            <text:p>410</text:p>
          </table:table-cell>
          <table:table-cell office:value-type="string" calcext:value-type="string">
            <text:p>NA</text:p>
          </table:table-cell>
          <table:table-cell office:value-type="string" calcext:value-type="string">
            <text:p>10.1111/glob.12383</text:p>
          </table:table-cell>
          <table:table-cell table:number-columns-repeated="6" office:value-type="string" calcext:value-type="string">
            <text:p>NA</text:p>
          </table:table-cell>
          <table:table-cell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prints.bbk.ac.uk/id/eprint/48537/3/48537.pdf</text:p>
          </table:table-cell>
          <table:table-cell office:value-type="string" calcext:value-type="string">
            <text:p>https://scholar.google.com/scholar?q=related:NL9MKKmV0p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7">
          <table:table-cell office:value-type="float" office:value="132" calcext:value-type="float">
            <text:p>132</text:p>
          </table:table-cell>
          <table:table-cell office:value-type="string" calcext:value-type="string">
            <text:p>paper_1500</text:p>
          </table:table-cell>
          <table:table-cell office:value-type="float" office:value="162" calcext:value-type="float">
            <text:p>162</text:p>
          </table:table-cell>
          <table:table-cell office:value-type="float" office:value="104" calcext:value-type="float">
            <text:p>104</text:p>
          </table:table-cell>
          <table:table-cell office:value-type="string" calcext:value-type="string">
            <text:p>BH Millikan</text:p>
          </table:table-cell>
          <table:table-cell office:value-type="string" calcext:value-type="string">
            <text:p>Tropical deforestation, land degradation, and society: lessons from Rondônia, Brazil</text:p>
          </table:table-cell>
          <table:table-cell office:value-type="string" calcext:value-type="string">
            <text:p>tropical deforestation, land degradation, and society: lessons from rondônia, brazil</text:p>
          </table:table-cell>
          <table:table-cell office:value-type="string" calcext:value-type="string">
            <text:p>… campaign of the government’s political party for newly created seats in the 1982 municipal and state elections. By … Deforestation rates had skyrocketed, and by 1988 cumulative forest …</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Latin American Perspectiv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ournals.sagepub.com</text:p>
          </table:table-cell>
          <table:table-cell office:value-type="float" office:value="1992" calcext:value-type="float">
            <text:p>1992</text:p>
          </table:table-cell>
          <table:table-cell office:value-type="string" calcext:value-type="string">
            <text:p>https://journals.sagepub.com/doi/abs/10.1177/0094582X9201900103</text:p>
          </table:table-cell>
          <table:table-cell office:value-type="string" calcext:value-type="string">
            <text:p>https://scholar.google.com/scholar?cites=9688959098150963236&amp;as_sdt=2005&amp;sciodt=0,5&amp;hl=en</text:p>
          </table:table-cell>
          <table:table-cell office:value-type="float" office:value="567" calcext:value-type="float">
            <text:p>567</text:p>
          </table:table-cell>
          <table:table-cell office:value-type="string" calcext:value-type="string">
            <text:p>NA</text:p>
          </table:table-cell>
          <table:table-cell office:value-type="string" calcext:value-type="string">
            <text:p>10.1177/0094582X9201900103</text:p>
          </table:table-cell>
          <table:table-cell table:number-columns-repeated="6" office:value-type="string" calcext:value-type="string">
            <text:p>NA</text:p>
          </table:table-cell>
          <table:table-cell office:value-type="float" office:value="104" calcext:value-type="float">
            <text:p>104</text:p>
          </table:table-cell>
          <table:table-cell office:value-type="float" office:value="3.15" calcext:value-type="float">
            <text:p>3.15</text:p>
          </table:table-cell>
          <table:table-cell office:value-type="float" office:value="104" calcext:value-type="float">
            <text:p>104</text:p>
          </table:table-cell>
          <table:table-cell office:value-type="float" office:value="1" calcext:value-type="float">
            <text:p>1</text:p>
          </table:table-cell>
          <table:table-cell office:value-type="float" office:value="33" calcext:value-type="float">
            <text:p>33</text:p>
          </table:table-cell>
          <table:table-cell office:value-type="string" calcext:value-type="string">
            <text:p>https://scholar.google.com/scholar?output=instlink&amp;q=info:JMiTKPcYdoYJ:scholar.google.com/&amp;hl=en&amp;as_sdt=0,5&amp;as_ylo=1990&amp;as_yhi=2025&amp;scillfp=6645665059452143379&amp;oi=lle</text:p>
          </table:table-cell>
          <table:table-cell office:value-type="string" calcext:value-type="string">
            <text:p>https://scholar.google.com/scholar?q=related:JMiTKPcYdo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1">
          <table:table-cell office:value-type="float" office:value="133" calcext:value-type="float">
            <text:p>133</text:p>
          </table:table-cell>
          <table:table-cell office:value-type="string" calcext:value-type="string">
            <text:p>paper_1502</text:p>
          </table:table-cell>
          <table:table-cell office:value-type="float" office:value="396" calcext:value-type="float">
            <text:p>396</text:p>
          </table:table-cell>
          <table:table-cell office:value-type="float" office:value="0" calcext:value-type="float">
            <text:p>0</text:p>
          </table:table-cell>
          <table:table-cell office:value-type="string" calcext:value-type="string">
            <text:p>Troumbis, AY</text:p>
          </table:table-cell>
          <table:table-cell office:value-type="string" calcext:value-type="string">
            <text:p>Tropical deforestation: Elections vs. bad governance</text:p>
          </table:table-cell>
          <table:table-cell office:value-type="string" calcext:value-type="string">
            <text:p>tropical deforestation: elections vs. bad governance</text:p>
          </table:table-cell>
          <table:table-cell office:value-type="string" calcext:value-type="string">
            <text:p>In a recent paper on the role of elections in tropical deforestation, Morpurgo et al. (2023) put their finger on the un-avowed driver of what is elegantly qualified as �unsuccessful navigation of the conservation implementation space� (Maas et al., 2019): �It's the politics, stupid� to paraphrase President B. Clinton hail in the environmental domain. This paper is commendable for its theme per se (tropical deforestation generates multiple threats to humanity), its method (pantropical spatial and long-term patterns), the quality of data, and the sophisticated hierarchical generalized additive models (HGAM) applied. But �is the job (indeed) done?� to quote Clinton's successor in the Presidency. Three remarks complementing the authors' core thesis might be of interest.</text:p>
            <text:p>First, a reader might be confused after results showing deforestation rates (or %) significantly lower in election years than in non-election years (Table 2, p. 6) vs. the final concluding paragraph (p. 8), where the opposite is stated with emphasis on a partial result on competitive election years compared to non-competitive election years (Fig. 3, p. 7). Following the extended and exemplary literature and discussion of the authors, one might wonder whether elections per se, i.e., the substantiation of Democracy, play any role punctual might in driving deforestation, or is it bad governance as a regime violating central or acceptable norms of a State of Law and policy-making that maintains an environmentally unfavorable relationship between those who govern and those who are headed. In other words, does deforestation (as an example of bad environmental governance) result from some untold social bargaining incentivizing politicians and encouraging the electorate to trade permission for forest preservation policies retraction in return for political voting and support?</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BIOLOGICAL CONSERVATION</text:p>
          </table:table-cell>
          <table:table-cell table:number-columns-repeated="2" office:value-type="float" office:value="1" calcext:value-type="float">
            <text:p>1</text:p>
          </table:table-cell>
          <table:table-cell office:value-type="string" calcext:value-type="string">
            <text:p>ELSEVIER SCI LTD</text:p>
          </table:table-cell>
          <table:table-cell office:value-type="float" office:value="2023" calcext:value-type="float">
            <text:p>2023</text:p>
          </table:table-cell>
          <table:table-cell office:value-type="string" calcext:value-type="string">
            <text:p>http://dx.doi.org/10.1016/j.biocon.2023.110045</text:p>
          </table:table-cell>
          <table:table-cell table:number-columns-repeated="2" office:value-type="string" calcext:value-type="string">
            <text:p>NA</text:p>
          </table:table-cell>
          <table:table-cell office:value-type="string" calcext:value-type="string">
            <text:p>Letter</text:p>
          </table:table-cell>
          <table:table-cell office:value-type="string" calcext:value-type="string">
            <text:p>10.1016/j.biocon.2023.110045</text:p>
          </table:table-cell>
          <table:table-cell office:value-type="string" calcext:value-type="string">
            <text:p>0006-3207</text:p>
          </table:table-cell>
          <table:table-cell office:value-type="string" calcext:value-type="string">
            <text:p>NA</text:p>
          </table:table-cell>
          <table:table-cell office:value-type="float" office:value="283" calcext:value-type="float">
            <text:p>283</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6"/>
        </table:table-row>
        <table:table-row table:style-name="ro13">
          <table:table-cell office:value-type="float" office:value="134" calcext:value-type="float">
            <text:p>134</text:p>
          </table:table-cell>
          <table:table-cell office:value-type="string" calcext:value-type="string">
            <text:p>paper_1504</text:p>
          </table:table-cell>
          <table:table-cell office:value-type="float" office:value="35" calcext:value-type="float">
            <text:p>35</text:p>
          </table:table-cell>
          <table:table-cell office:value-type="float" office:value="178" calcext:value-type="float">
            <text:p>178</text:p>
          </table:table-cell>
          <table:table-cell office:value-type="string" calcext:value-type="string">
            <text:p>LE Sponsel, TN Headland, RC Bailey</text:p>
          </table:table-cell>
          <table:table-cell office:value-type="string" calcext:value-type="string">
            <text:p>Tropical deforestation: the human dimension</text:p>
          </table:table-cell>
          <table:table-cell office:value-type="string" calcext:value-type="string">
            <text:p>tropical deforestation: the human dimension</text:p>
          </table:table-cell>
          <table:table-cell office:value-type="string" calcext:value-type="string">
            <text:p>This book review critically examines a work on the human dimension of tropical deforestation, summarizing its multidisciplinary approach to studying the impact of human activity on forest ecosystems. The review highlights both the strengths and weaknesses of the book, particularly noting its reliance on outdated sources and the lack of engagement with important recent studies. The anthropological perspective presented in the case studies emphasizes the necessity of involving local communities in conservation efforts, suggesting that a more integrated approach could better address the complexities of tropical deforesta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Columbia University Press</text:p>
          </table:table-cell>
          <table:table-cell office:value-type="float" office:value="1996" calcext:value-type="float">
            <text:p>1996</text:p>
          </table:table-cell>
          <table:table-cell office:value-type="string" calcext:value-type="string">
            <text:p>NA</text:p>
          </table:table-cell>
          <table:table-cell office:value-type="string" calcext:value-type="string">
            <text:p>https://scholar.google.com/scholar?cites=4796733752330381128&amp;as_sdt=2005&amp;sciodt=0,5&amp;hl=en</text:p>
          </table:table-cell>
          <table:table-cell office:value-type="float" office:value="480" calcext:value-type="float">
            <text:p>480</text:p>
          </table:table-cell>
          <table:table-cell office:value-type="string" calcext:value-type="string">
            <text:p>CITATION</text:p>
          </table:table-cell>
          <table:table-cell table:number-columns-repeated="7" office:value-type="string" calcext:value-type="string">
            <text:p>NA</text:p>
          </table:table-cell>
          <table:table-cell office:value-type="float" office:value="178" calcext:value-type="float">
            <text:p>178</text:p>
          </table:table-cell>
          <table:table-cell office:value-type="float" office:value="6.14" calcext:value-type="float">
            <text:p>6.14</text:p>
          </table:table-cell>
          <table:table-cell office:value-type="float" office:value="59" calcext:value-type="float">
            <text:p>59</text:p>
          </table:table-cell>
          <table:table-cell office:value-type="float" office:value="3" calcext:value-type="float">
            <text:p>3</text:p>
          </table:table-cell>
          <table:table-cell office:value-type="float" office:value="29" calcext:value-type="float">
            <text:p>29</text:p>
          </table:table-cell>
          <table:table-cell office:value-type="string" calcext:value-type="string">
            <text:p>NA</text:p>
          </table:table-cell>
          <table:table-cell office:value-type="string" calcext:value-type="string">
            <text:p>https://scholar.google.com/scholar?q=related:SGfH_e5rkU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table-cell office:value-type="float" office:value="135" calcext:value-type="float">
            <text:p>135</text:p>
          </table:table-cell>
          <table:table-cell office:value-type="string" calcext:value-type="string">
            <text:p>paper_1513</text:p>
          </table:table-cell>
          <table:table-cell office:value-type="float" office:value="397" calcext:value-type="float">
            <text:p>397</text:p>
          </table:table-cell>
          <table:table-cell office:value-type="float" office:value="30" calcext:value-type="float">
            <text:p>30</text:p>
          </table:table-cell>
          <table:table-cell office:value-type="string" calcext:value-type="string">
            <text:p>Murtazashvili, I; Murtazashvili, J; Salahodjaev, R</text:p>
          </table:table-cell>
          <table:table-cell office:value-type="string" calcext:value-type="string">
            <text:p>Trust and deforestation: A cross-country comparison</text:p>
          </table:table-cell>
          <table:table-cell office:value-type="string" calcext:value-type="string">
            <text:p>trust and deforestation: a cross-country comparison</text:p>
          </table:table-cell>
          <table:table-cell office:value-type="string" calcext:value-type="string">
            <text:p>Successful governance of forest resources has a political, economic, and social dimension. We operationalize the social dimension of forest governance as trust. After theoretically linking trust and the use forest resources, we present a cross-country comparison of the rates of deforestation. The analysis finds a robust association between trust and deforestation while controlling for other theoretically relevant factors governing forest use, including democracy and economic development. Our results further illustrate how social capital, in this case trust, explains how well society manages its common-pool resources. Since trust arises within voluntary associations and through participation in collective action, one of the policy implications is for national and subnational governments to enable and encourage the formation of groups devoted to forest governance, as well increasing opportunities to participate in shared governance of forest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FOREST POLICY AND ECONOMIC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LSEVIER</text:p>
          </table:table-cell>
          <table:table-cell office:value-type="float" office:value="2019" calcext:value-type="float">
            <text:p>2019</text:p>
          </table:table-cell>
          <table:table-cell office:value-type="string" calcext:value-type="string">
            <text:p>http://dx.doi.org/10.1016/j.forpol.2019.02.001</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forpol.2019.02.001</text:p>
          </table:table-cell>
          <table:table-cell office:value-type="string" calcext:value-type="string">
            <text:p>1389-9341</text:p>
          </table:table-cell>
          <table:table-cell office:value-type="string" calcext:value-type="string">
            <text:p>NA</text:p>
          </table:table-cell>
          <table:table-cell office:value-type="float" office:value="101" calcext:value-type="float">
            <text:p>101</text:p>
          </table:table-cell>
          <table:table-cell office:value-type="string" calcext:value-type="string">
            <text:p>NA</text:p>
          </table:table-cell>
          <table:table-cell office:value-type="float" office:value="111" calcext:value-type="float">
            <text:p>111</text:p>
          </table:table-cell>
          <table:table-cell office:value-type="float" office:value="119" calcext:value-type="float">
            <text:p>119</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4">
          <table:table-cell office:value-type="float" office:value="136" calcext:value-type="float">
            <text:p>136</text:p>
          </table:table-cell>
          <table:table-cell office:value-type="string" calcext:value-type="string">
            <text:p>paper_1521</text:p>
          </table:table-cell>
          <table:table-cell office:value-type="float" office:value="120" calcext:value-type="float">
            <text:p>120</text:p>
          </table:table-cell>
          <table:table-cell office:value-type="float" office:value="4" calcext:value-type="float">
            <text:p>4</text:p>
          </table:table-cell>
          <table:table-cell office:value-type="string" calcext:value-type="string">
            <text:p>CR Clark</text:p>
          </table:table-cell>
          <table:table-cell office:value-type="string" calcext:value-type="string">
            <text:p>Understanding deforestation in the Maya tropics: Land tenure evolution, institutional delegitimation and the revindication of local norms</text:p>
          </table:table-cell>
          <table:table-cell office:value-type="string" calcext:value-type="string">
            <text:p>understanding deforestation in the maya tropics: land tenure evolution, institutional delegitimation and the revindication of local norms</text:p>
          </table:table-cell>
          <table:table-cell office:value-type="string" calcext:value-type="string">
            <text:p>In the subtropical region of Guatemala, Belize, and southeastern Mexico, social conflicts plague efforts to prevent forest conversion to areas of concentrated human use. The social context of tropical deforestation involves marginalization of smallfarmers, campesino migration, ethnic mobilization and nascent democratization as processes that affect the legitimacy of institutions and state coercive ability to enforce conservation measures. Competitive social subgroups contest state policies and each other as they strive to gain access rights to natural resources. Central issues in the resolution of natural resource degradation involve land tenure changes, institutional delegitimation, and the role that local normative changes play in a potential pro-conservation future. This cross-national comparative study assesses these variables from the vantage point of five competitive subgroups�the state, commercial interests, smallfarmers, Maya ethnic groups, and non-governmental organizations. Ultimately, successful conservation measures rely on changes in the normative behavior of peasant and Maya communities that enforce land redistribution from below as a component of conservation. Peasant generated norms appear as components of co-management and communal property regimes in all three countri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search.proquest.com</text:p>
          </table:table-cell>
          <table:table-cell office:value-type="float" office:value="2002" calcext:value-type="float">
            <text:p>2002</text:p>
          </table:table-cell>
          <table:table-cell office:value-type="string" calcext:value-type="string">
            <text:p>https://search.proquest.com/openview/df91e65c3f5571e6acffd5baec232467/1?pq-origsite=gscholar&amp;cbl=18750&amp;diss=y</text:p>
          </table:table-cell>
          <table:table-cell office:value-type="string" calcext:value-type="string">
            <text:p>https://scholar.google.com/scholar?cites=6417400204136171991&amp;as_sdt=2005&amp;sciodt=0,5&amp;hl=en</text:p>
          </table:table-cell>
          <table:table-cell office:value-type="float" office:value="757" calcext:value-type="float">
            <text:p>757</text:p>
          </table:table-cell>
          <table:table-cell office:value-type="string" calcext:value-type="string">
            <text:p>BOOK</text:p>
          </table:table-cell>
          <table:table-cell table:number-columns-repeated="7" office:value-type="string" calcext:value-type="string">
            <text:p>NA</text:p>
          </table:table-cell>
          <table:table-cell office:value-type="float" office:value="4" calcext:value-type="float">
            <text:p>4</text:p>
          </table:table-cell>
          <table:table-cell office:value-type="float" office:value="0.17" calcext:value-type="float">
            <text:p>0.17</text:p>
          </table:table-cell>
          <table:table-cell office:value-type="float" office:value="4" calcext:value-type="float">
            <text:p>4</text:p>
          </table:table-cell>
          <table:table-cell office:value-type="float" office:value="1" calcext:value-type="float">
            <text:p>1</text:p>
          </table:table-cell>
          <table:table-cell office:value-type="float" office:value="23" calcext:value-type="float">
            <text:p>23</text:p>
          </table:table-cell>
          <table:table-cell office:value-type="string" calcext:value-type="string">
            <text:p>NA</text:p>
          </table:table-cell>
          <table:table-cell office:value-type="string" calcext:value-type="string">
            <text:p>https://scholar.google.com/scholar?q=related:10kOHXwvD1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
          <table:table-cell office:value-type="float" office:value="137" calcext:value-type="float">
            <text:p>137</text:p>
          </table:table-cell>
          <table:table-cell office:value-type="string" calcext:value-type="string">
            <text:p>paper_1525</text:p>
          </table:table-cell>
          <table:table-cell office:value-type="float" office:value="107" calcext:value-type="float">
            <text:p>107</text:p>
          </table:table-cell>
          <table:table-cell office:value-type="float" office:value="81" calcext:value-type="float">
            <text:p>81</text:p>
          </table:table-cell>
          <table:table-cell office:value-type="string" calcext:value-type="string">
            <text:p>A Sundström</text:p>
          </table:table-cell>
          <table:table-cell office:value-type="string" calcext:value-type="string">
            <text:p>Understanding illegality and corruption in forest governance</text:p>
          </table:table-cell>
          <table:table-cell office:value-type="string" calcext:value-type="string">
            <text:p>understanding illegality and corruption in forest governance</text:p>
          </table:table-cell>
          <table:table-cell office:value-type="string" calcext:value-type="string">
            <text:p>This review synthesizes the literature studying illegality and government corruption in forest management. After discussing the theoretical connections between different types of corruption and illegal forest-related activities it describes the major trends in previous studies, examining cross-national patterns as well as local in-depth studies. Both theory and available empirical findings provide a straightforward suggestion: Bribery is indeed a �door opener� for illegal activities to take place in forest management. It then discusses the implications for conservation, focusing first on international protection schemes such as the REDD+ and second on efforts to reduce illegality and bribery in forest management. Key aspects to consider in the discussion on how to design monitoring institutions of forest regulations is how to involve actors without the incentive to engage in bribery and how to make use of new technologies that may publicize illegal behavior in distant localities. The review concludes by discussing avenues for future research.</text:p>
          </table:table-cell>
          <table:table-cell table:number-columns-repeated="4"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Journal of environmental management</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lsevier</text:p>
          </table:table-cell>
          <table:table-cell office:value-type="float" office:value="2016" calcext:value-type="float">
            <text:p>2016</text:p>
          </table:table-cell>
          <table:table-cell office:value-type="string" calcext:value-type="string">
            <text:p>https://www.sciencedirect.com/science/article/pii/S0301479716304571</text:p>
          </table:table-cell>
          <table:table-cell office:value-type="string" calcext:value-type="string">
            <text:p>https://scholar.google.com/scholar?cites=6997151948622264042&amp;as_sdt=2005&amp;sciodt=0,5&amp;hl=en</text:p>
          </table:table-cell>
          <table:table-cell office:value-type="float" office:value="549" calcext:value-type="float">
            <text:p>549</text:p>
          </table:table-cell>
          <table:table-cell table:number-columns-repeated="8" office:value-type="string" calcext:value-type="string">
            <text:p>NA</text:p>
          </table:table-cell>
          <table:table-cell office:value-type="float" office:value="81" calcext:value-type="float">
            <text:p>81</text:p>
          </table:table-cell>
          <table:table-cell office:value-type="float" office:value="9" calcext:value-type="float">
            <text:p>9</text:p>
          </table:table-cell>
          <table:table-cell office:value-type="float" office:value="81" calcext:value-type="float">
            <text:p>81</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https://scholar.google.com/scholar?output=instlink&amp;q=info:6vYP8Z_gGmEJ:scholar.google.com/&amp;hl=en&amp;as_sdt=0,5&amp;as_ylo=1990&amp;as_yhi=2025&amp;scillfp=10276650015961347847&amp;oi=lle</text:p>
          </table:table-cell>
          <table:table-cell office:value-type="string" calcext:value-type="string">
            <text:p>https://scholar.google.com/scholar?q=related:6vYP8Z_gGm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8">
          <table:table-cell office:value-type="float" office:value="138" calcext:value-type="float">
            <text:p>138</text:p>
          </table:table-cell>
          <table:table-cell office:value-type="string" calcext:value-type="string">
            <text:p>paper_1526</text:p>
          </table:table-cell>
          <table:table-cell office:value-type="float" office:value="398" calcext:value-type="float">
            <text:p>398</text:p>
          </table:table-cell>
          <table:table-cell office:value-type="float" office:value="93" calcext:value-type="float">
            <text:p>93</text:p>
          </table:table-cell>
          <table:table-cell office:value-type="string" calcext:value-type="string">
            <text:p>R Kong, JC Diepart, JC Castella, G Lestrelin, F Tivet…</text:p>
          </table:table-cell>
          <table:table-cell office:value-type="string" calcext:value-type="string">
            <text:p>Understanding the drivers of deforestation and agricultural transformations in the Northwestern uplands of Cambodia</text:p>
          </table:table-cell>
          <table:table-cell office:value-type="string" calcext:value-type="string">
            <text:p>understanding the drivers of deforestation and agricultural transformations in the northwestern uplands of cambodia</text:p>
          </table:table-cell>
          <table:table-cell office:value-type="string" calcext:value-type="string">
            <text:p>At the end of the 1990s, the Northwestern uplands of Cambodia were one of the last forest frontiers of the country. In a region that was the last Khmer Rouge stronghold, the opening of former conflict zones after a peace agreement initiated a vast movement of agricultural colonization. This movement was economically triggered by high market demand for agricultural commodities such as maize and cassava and fueled by a massive flow of spontaneous in-migration of land-poor farmers from lowland regions around the entire country. Focused on four upland districts along a pioneer front of Northwestern Cambodia, we analyzed historical trajectories of land use/cover changes using a chronological series of Landsat data from 1976 to 2016. We identified key drivers of deforestation using demographic data and qualitative information from local actors and other relevant stakeholders. We found a 65 percent forest cover loss due to conversion by smallholders into agricultural land for maize and cassava cultivation over a period of 15 years. The underlying mechanisms of land use change were further investigated to understand the diversity of individual farm trajectories and decision-making processes in relation to land conversion. These elements of diagnosis are essential to engage farming communities in innovative land use systems and to develop sustainable alternatives to boom crops that have led to the current situation of land degradation and economic instability.</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Applied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9" calcext:value-type="float">
            <text:p>2019</text:p>
          </table:table-cell>
          <table:table-cell office:value-type="string" calcext:value-type="string">
            <text:p>https://www.sciencedirect.com/science/article/pii/S0143622818303679</text:p>
          </table:table-cell>
          <table:table-cell office:value-type="string" calcext:value-type="string">
            <text:p>https://scholar.google.com/scholar?cites=5740857158035480197&amp;as_sdt=2005&amp;sciodt=0,5&amp;hl=en</text:p>
          </table:table-cell>
          <table:table-cell office:value-type="float" office:value="287" calcext:value-type="float">
            <text:p>287</text:p>
          </table:table-cell>
          <table:table-cell table:number-columns-repeated="8" office:value-type="string" calcext:value-type="string">
            <text:p>NA</text:p>
          </table:table-cell>
          <table:table-cell office:value-type="float" office:value="93" calcext:value-type="float">
            <text:p>93</text:p>
          </table:table-cell>
          <table:table-cell office:value-type="float" office:value="15.5" calcext:value-type="float">
            <text:p>15.5</text:p>
          </table:table-cell>
          <table:table-cell office:value-type="float" office:value="16" calcext:value-type="float">
            <text:p>16</text:p>
          </table:table-cell>
          <table:table-cell table:number-columns-repeated="2" office:value-type="float" office:value="6" calcext:value-type="float">
            <text:p>6</text:p>
          </table:table-cell>
          <table:table-cell office:value-type="string" calcext:value-type="string">
            <text:p>https://www.sciencedirect.com/science/article/am/pii/S0143622818303679</text:p>
          </table:table-cell>
          <table:table-cell office:value-type="string" calcext:value-type="string">
            <text:p>https://scholar.google.com/scholar?q=related:hZ72Oiufq0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table-cell office:value-type="float" office:value="139" calcext:value-type="float">
            <text:p>139</text:p>
          </table:table-cell>
          <table:table-cell office:value-type="string" calcext:value-type="string">
            <text:p>paper_1529</text:p>
          </table:table-cell>
          <table:table-cell office:value-type="float" office:value="399" calcext:value-type="float">
            <text:p>399</text:p>
          </table:table-cell>
          <table:table-cell office:value-type="float" office:value="0" calcext:value-type="float">
            <text:p>0</text:p>
          </table:table-cell>
          <table:table-cell office:value-type="string" calcext:value-type="string">
            <text:p>Cisneros, E; Kis-Katos, K</text:p>
          </table:table-cell>
          <table:table-cell office:value-type="string" calcext:value-type="string">
            <text:p>Unintended environmental consequences of anti-corruption strategies</text:p>
          </table:table-cell>
          <table:table-cell office:value-type="string" calcext:value-type="string">
            <text:p>unintended environmental consequences of anti-corruption strategies</text:p>
          </table:table-cell>
          <table:table-cell office:value-type="string" calcext:value-type="string">
            <text:p>High agricultural profits motivate politicians to collude with local elites and ignore illegal conversion of natural forests. Fighting corruption through fiscal audits can improve local governance in general but may also unintentionally intensify such collusion and rent extraction activities within the less scrutinized forestry sector. This paper highlights such unintended consequences of a federal anti-corruption strategy in Brazil by documenting the causal effects of randomized fiscal audits on deforestation dynamics, a non-targeted outcome. Between 2003 and 2011, public audits of federal funds increased deforestation by about 10% in municipalities of the Brazilian Amazon within the first three years after the audit. The audits triggered forest loss, especially during election years, in municipalities governed by first-term mayors who managed to win re-elections afterwards, and in places with a high share of cattle ranching, indicating potential collusion between local politicians and the agricultural sector.</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JOURNAL OF ENVIRONMENTAL ECONOMICS AND MANAGEMENT</text:p>
          </table:table-cell>
          <table:table-cell table:number-columns-repeated="2" office:value-type="float" office:value="1" calcext:value-type="float">
            <text:p>1</text:p>
          </table:table-cell>
          <table:table-cell office:value-type="string" calcext:value-type="string">
            <text:p>ACADEMIC PRESS INC ELSEVIER SCIENCE</text:p>
          </table:table-cell>
          <table:table-cell office:value-type="float" office:value="2024" calcext:value-type="float">
            <text:p>2024</text:p>
          </table:table-cell>
          <table:table-cell office:value-type="string" calcext:value-type="string">
            <text:p>http://dx.doi.org/10.1016/j.jeem.2024.103073</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jeem.2024.103073</text:p>
          </table:table-cell>
          <table:table-cell office:value-type="string" calcext:value-type="string">
            <text:p>0095-0696</text:p>
          </table:table-cell>
          <table:table-cell office:value-type="string" calcext:value-type="string">
            <text:p>NA</text:p>
          </table:table-cell>
          <table:table-cell office:value-type="float" office:value="128" calcext:value-type="float">
            <text:p>128</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6"/>
        </table:table-row>
        <table:table-row table:style-name="ro7">
          <table:table-cell office:value-type="float" office:value="140" calcext:value-type="float">
            <text:p>140</text:p>
          </table:table-cell>
          <table:table-cell office:value-type="string" calcext:value-type="string">
            <text:p>paper_1551</text:p>
          </table:table-cell>
          <table:table-cell office:value-type="float" office:value="400" calcext:value-type="float">
            <text:p>400</text:p>
          </table:table-cell>
          <table:table-cell office:value-type="float" office:value="17" calcext:value-type="float">
            <text:p>17</text:p>
          </table:table-cell>
          <table:table-cell office:value-type="string" calcext:value-type="string">
            <text:p>L.E.V.d. Souza</text:p>
          </table:table-cell>
          <table:table-cell office:value-type="string" calcext:value-type="string">
            <text:p>Violence and Illegal Deforestation: The Crimes of “Environmental Militias” in the Amazon Forest</text:p>
          </table:table-cell>
          <table:table-cell office:value-type="string" calcext:value-type="string">
            <text:p>violence and illegal deforestation: the crimes of “environmental militias” in the amazon forest</text:p>
          </table:table-cell>
          <table:table-cell office:value-type="string" calcext:value-type="string">
            <text:p>This article presents a conceptual definition of the �environmental militias,� which are criminal networks responsible for the rampant increase of deforestation in the Brazilian Amazon. We demonstrate how they combine violence and technology to reinforce the economic interests of agribusiness, illegal mining and logging sectors, providing all the logistic chain that interconnects such illegal activities and the global market. We argue that since the election of Jair Bolsonaro �environmental militias� have not only been supported by the president�s discourse, but also by federal institutions and government programs negatively impacting the Brazilian environmental legislation, reducing monitoring, control and surveillance of environmental assets and the power of institutions responsible for demarcating Indigenous Lands. This article demonstrates the struggle of the Brazilian federal government against scientific data related to deforestation and the increase in human caused fires in the Amazon region. Environmental concern based on scientific criteria has been redefined as �leftist ideology� and the government replaced specialized technicians by military members with no expertise in environmental monitoring or oversight institutions. Finally, we critically analyze market discourses on sustainability by understanding them as corporative reputational strategies rather than effective commitment with the preservation of the Amazon Forest.</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Capitalism, Nature, Socialis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22" calcext:value-type="float">
            <text:p>2022</text:p>
          </table:table-cell>
          <table:table-cell office:value-type="string" calcext:value-type="string">
            <text:p>https://www.scopus.com/inward/record.uri?partnerID=HzOxMe3b&amp;scp=85119373120&amp;origin=inward</text:p>
          </table:table-cell>
          <table:table-cell office:value-type="string" calcext:value-type="string">
            <text:p>https://www.scopus.com/inward/citedby.uri?partnerID=HzOxMe3b&amp;scp=85119373120&amp;origin=inward</text:p>
          </table:table-cell>
          <table:table-cell office:value-type="float" office:value="22" calcext:value-type="float">
            <text:p>22</text:p>
          </table:table-cell>
          <table:table-cell office:value-type="string" calcext:value-type="string">
            <text:p>Article</text:p>
          </table:table-cell>
          <table:table-cell office:value-type="string" calcext:value-type="string">
            <text:p>10.1080/10455752.2021.1980817</text:p>
          </table:table-cell>
          <table:table-cell office:value-type="string" calcext:value-type="string">
            <text:p>1045-5752</text:p>
          </table:table-cell>
          <table:table-cell office:value-type="string" calcext:value-type="string">
            <text:p>https://api.elsevier.com/content/abstract/scopus_id/85119373120</text:p>
          </table:table-cell>
          <table:table-cell office:value-type="float" office:value="33" calcext:value-type="float">
            <text:p>33</text:p>
          </table:table-cell>
          <table:table-cell office:value-type="float" office:value="2" calcext:value-type="float">
            <text:p>2</text:p>
          </table:table-cell>
          <table:table-cell office:value-type="float" office:value="5" calcext:value-type="float">
            <text:p>5</text:p>
          </table:table-cell>
          <table:table-cell office:value-type="float" office:value="25" calcext:value-type="float">
            <text:p>25</text:p>
          </table:table-cell>
          <table:table-cell office:value-type="float" office:value="17" calcext:value-type="float">
            <text:p>17</text:p>
          </table:table-cell>
          <table:table-cell office:value-type="float" office:value="5.67" calcext:value-type="float">
            <text:p>5.67</text:p>
          </table:table-cell>
          <table:table-cell office:value-type="float" office:value="17" calcext:value-type="float">
            <text:p>17</text:p>
          </table:table-cell>
          <table:table-cell office:value-type="float" office:value="1" calcext:value-type="float">
            <text:p>1</text:p>
          </table:table-cell>
          <table:table-cell office:value-type="float" office:value="3" calcext:value-type="float">
            <text:p>3</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11">
          <table:table-cell office:value-type="float" office:value="141" calcext:value-type="float">
            <text:p>141</text:p>
          </table:table-cell>
          <table:table-cell office:value-type="string" calcext:value-type="string">
            <text:p>paper_1554</text:p>
          </table:table-cell>
          <table:table-cell office:value-type="float" office:value="401" calcext:value-type="float">
            <text:p>401</text:p>
          </table:table-cell>
          <table:table-cell office:value-type="float" office:value="1" calcext:value-type="float">
            <text:p>1</text:p>
          </table:table-cell>
          <table:table-cell office:value-type="string" calcext:value-type="string">
            <text:p>C.M. Moser</text:p>
          </table:table-cell>
          <table:table-cell office:value-type="string" calcext:value-type="string">
            <text:p>Voter response to conservation policies in madagascar</text:p>
          </table:table-cell>
          <table:table-cell office:value-type="string" calcext:value-type="string">
            <text:p>voter response to conservation policies in madagascar</text:p>
          </table:table-cell>
          <table:table-cell office:value-type="string" calcext:value-type="string">
            <text:p>International conservation groups pour millions of dollars into developing countries to help preserve resources and set conservation priorities, but critics argue that affected populations are often excluded from the decision-making process. In 2003 many in the international community praised the president of Madagascar for his pledge to more than triple the area under protection. This paper examines how voting patterns in the president�s re-election bid differed in communities affected by these policies. The results suggest less support for the president in regions with new protected areas but that these policies would be unlikely to change the outcome of an election.</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World Development</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14" calcext:value-type="float">
            <text:p>2014</text:p>
          </table:table-cell>
          <table:table-cell office:value-type="string" calcext:value-type="string">
            <text:p>https://api.elsevier.com/content/article/eid/1-s2.0-S0305750X14001405</text:p>
          </table:table-cell>
          <table:table-cell office:value-type="string" calcext:value-type="string">
            <text:p>https://www.scopus.com/inward/citedby.uri?partnerID=HzOxMe3b&amp;scp=84902342220&amp;origin=inward</text:p>
          </table:table-cell>
          <table:table-cell office:value-type="float" office:value="103" calcext:value-type="float">
            <text:p>103</text:p>
          </table:table-cell>
          <table:table-cell office:value-type="string" calcext:value-type="string">
            <text:p>Article</text:p>
          </table:table-cell>
          <table:table-cell office:value-type="string" calcext:value-type="string">
            <text:p>10.1016/j.worlddev.2014.05.019</text:p>
          </table:table-cell>
          <table:table-cell office:value-type="string" calcext:value-type="string">
            <text:p>0305-750X</text:p>
          </table:table-cell>
          <table:table-cell office:value-type="string" calcext:value-type="string">
            <text:p>https://api.elsevier.com/content/abstract/scopus_id/84902342220</text:p>
          </table:table-cell>
          <table:table-cell office:value-type="float" office:value="64" calcext:value-type="float">
            <text:p>64</text:p>
          </table:table-cell>
          <table:table-cell office:value-type="string" calcext:value-type="string">
            <text:p>NA</text:p>
          </table:table-cell>
          <table:table-cell office:value-type="float" office:value="93" calcext:value-type="float">
            <text:p>93</text:p>
          </table:table-cell>
          <table:table-cell office:value-type="float" office:value="103" calcext:value-type="float">
            <text:p>103</text:p>
          </table:table-cell>
          <table:table-cell office:value-type="float" office:value="1" calcext:value-type="float">
            <text:p>1</text:p>
          </table:table-cell>
          <table:table-cell office:value-type="float" office:value="0.09" calcext:value-type="float">
            <text:p>0.09</text:p>
          </table:table-cell>
          <table:table-cell table:number-columns-repeated="2" office:value-type="float" office:value="1" calcext:value-type="float">
            <text:p>1</text:p>
          </table:table-cell>
          <table:table-cell office:value-type="float" office:value="11" calcext:value-type="float">
            <text:p>11</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23">
          <table:table-cell office:value-type="float" office:value="142" calcext:value-type="float">
            <text:p>142</text:p>
          </table:table-cell>
          <table:table-cell office:value-type="string" calcext:value-type="string">
            <text:p>paper_1560</text:p>
          </table:table-cell>
          <table:table-cell office:value-type="float" office:value="85" calcext:value-type="float">
            <text:p>85</text:p>
          </table:table-cell>
          <table:table-cell office:value-type="float" office:value="17" calcext:value-type="float">
            <text:p>17</text:p>
          </table:table-cell>
          <table:table-cell office:value-type="string" calcext:value-type="string">
            <text:p>Busch, J; Ferretti-Gallon, K</text:p>
          </table:table-cell>
          <table:table-cell office:value-type="string" calcext:value-type="string">
            <text:p>What Drives and Stops Deforestation, Reforestation, and Forest Degradation? An Updated Meta-analysis</text:p>
          </table:table-cell>
          <table:table-cell office:value-type="string" calcext:value-type="string">
            <text:p>what drives and stops deforestation, reforestation, and forest degradation? an updated meta-analysis</text:p>
          </table:table-cell>
          <table:table-cell office:value-type="string" calcext:value-type="string">
            <text:p>This article updates our previous comprehensive meta-analysis of what drives and stops deforestation (Busch and Ferretti-Gallon 2017). By including six additional years of research, this article more than doubles the evidence base to 320 spatially explicit econometric studies published in peer-reviewed academic journals from 1996 to 2019. We find that deforestation is consistently associated with greater accessibility (as influenced by natural features such as slope and elevation and built infrastructure such as roads, cities, and cleared areas) and with higher economic returns (from agriculture, livestock, and timber). Some demographic variables are consistently associated with less deforestation (e.g., Indigenous people, poverty, and age) or more deforestation (e.g., population), and others are not associated with the level of deforestation (e.g., education and gender). Policies that directly influence allowable land-use activities are associated with less deforestation (e.g., protected areas, enforcement of forest laws, payments for ecosystem services, community forest management, and certification of sustainable commodities). But policies and institutions that primarily seek other ends are not consistently associated with more or less deforestation (e.g., democracy, general governance, conflict abatement, and land-tenure security). We introduce reforestation and forest degradation as new dependent variables alongside deforestation. Greater population is consistently associated with more forest degradation, whereas steeper slope, greater distance from cities, and lower population are consistently associated with more reforestation.</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REVIEW OF ENVIRONMENTAL ECONOMICS AND POLICY</text:p>
          </table:table-cell>
          <table:table-cell table:number-columns-repeated="2" office:value-type="float" office:value="1" calcext:value-type="float">
            <text:p>1</text:p>
          </table:table-cell>
          <table:table-cell office:value-type="string" calcext:value-type="string">
            <text:p>UNIV CHICAGO PRESS</text:p>
          </table:table-cell>
          <table:table-cell office:value-type="float" office:value="2023" calcext:value-type="float">
            <text:p>2023</text:p>
          </table:table-cell>
          <table:table-cell office:value-type="string" calcext:value-type="string">
            <text:p>http://dx.doi.org/10.1086/725051</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6/725051</text:p>
          </table:table-cell>
          <table:table-cell office:value-type="string" calcext:value-type="string">
            <text:p>1750-6816</text:p>
          </table:table-cell>
          <table:table-cell office:value-type="string" calcext:value-type="string">
            <text:p>NA</text:p>
          </table:table-cell>
          <table:table-cell office:value-type="float" office:value="17" calcext:value-type="float">
            <text:p>17</text:p>
          </table:table-cell>
          <table:table-cell office:value-type="float" office:value="2" calcext:value-type="float">
            <text:p>2</text:p>
          </table:table-cell>
          <table:table-cell office:value-type="float" office:value="217" calcext:value-type="float">
            <text:p>217</text:p>
          </table:table-cell>
          <table:table-cell office:value-type="float" office:value="250" calcext:value-type="float">
            <text:p>250</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9">
          <table:table-cell office:value-type="float" office:value="143" calcext:value-type="float">
            <text:p>143</text:p>
          </table:table-cell>
          <table:table-cell office:value-type="string" calcext:value-type="string">
            <text:p>paper_1561</text:p>
          </table:table-cell>
          <table:table-cell office:value-type="float" office:value="67" calcext:value-type="float">
            <text:p>67</text:p>
          </table:table-cell>
          <table:table-cell office:value-type="float" office:value="3" calcext:value-type="float">
            <text:p>3</text:p>
          </table:table-cell>
          <table:table-cell office:value-type="string" calcext:value-type="string">
            <text:p>M Markussen, R Buse, H Garrelts…</text:p>
          </table:table-cell>
          <table:table-cell office:value-type="string" calcext:value-type="string">
            <text:p>What drives biodiversity loss in the land of trees? A review of the economic and historical parameters causing deforestation in Guatemala</text:p>
          </table:table-cell>
          <table:table-cell office:value-type="string" calcext:value-type="string">
            <text:p>what drives biodiversity loss in the land of trees? a review of the economic and historical parameters causing deforestation in guatemala</text:p>
          </table:table-cell>
          <table:table-cell office:value-type="string" calcext:value-type="string">
            <text:p>This paper analyses some of the fundamental causes of deforestation and habitat loss in Guatemala. A literature review indicates that agricultural expansion during the past was highly correlated with discriminatory labour and educational politics. These past politics have repercussions until today, not only on the persistence of rural poverty but also on forest cover loss. After a period of large-scale agricultural and pasture expansion, it appears that spontaneous colonisation has become the single most important direct source of deforestation. Rural non-farm employment, schooling, communal tenure regimes and ethnicity are among the most important parameters of land use decisions. However, contrary to common believes, there is evidence that deforestation is not dominated by subsistence-driven patterns, and that agricultural intensification techniques promoted by several environmental movements increase the demand for additional lan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 and Conservation of …</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pringer</text:p>
          </table:table-cell>
          <table:table-cell office:value-type="float" office:value="2005" calcext:value-type="float">
            <text:p>2005</text:p>
          </table:table-cell>
          <table:table-cell office:value-type="string" calcext:value-type="string">
            <text:p>https://link.springer.com/chapter/10.1007/3-540-27138-4_19</text:p>
          </table:table-cell>
          <table:table-cell office:value-type="string" calcext:value-type="string">
            <text:p>https://scholar.google.com/scholar?cites=10251223139119319916&amp;as_sdt=2005&amp;sciodt=0,5&amp;hl=en</text:p>
          </table:table-cell>
          <table:table-cell office:value-type="float" office:value="847" calcext:value-type="float">
            <text:p>847</text:p>
          </table:table-cell>
          <table:table-cell office:value-type="string" calcext:value-type="string">
            <text:p>NA</text:p>
          </table:table-cell>
          <table:table-cell office:value-type="string" calcext:value-type="string">
            <text:p>10.1007/3-540-27138-4_19</text:p>
          </table:table-cell>
          <table:table-cell table:number-columns-repeated="6" office:value-type="string" calcext:value-type="string">
            <text:p>NA</text:p>
          </table:table-cell>
          <table:table-cell office:value-type="float" office:value="3" calcext:value-type="float">
            <text:p>3</text:p>
          </table:table-cell>
          <table:table-cell office:value-type="float" office:value="0.15" calcext:value-type="float">
            <text:p>0.15</text:p>
          </table:table-cell>
          <table:table-cell office:value-type="float" office:value="1" calcext:value-type="float">
            <text:p>1</text:p>
          </table:table-cell>
          <table:table-cell office:value-type="float" office:value="4" calcext:value-type="float">
            <text:p>4</text:p>
          </table:table-cell>
          <table:table-cell office:value-type="float" office:value="20" calcext:value-type="float">
            <text:p>20</text:p>
          </table:table-cell>
          <table:table-cell office:value-type="string" calcext:value-type="string">
            <text:p>NA</text:p>
          </table:table-cell>
          <table:table-cell office:value-type="string" calcext:value-type="string">
            <text:p>https://scholar.google.com/scholar?q=related:bMt4uCGpQ4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7">
          <table:table-cell office:value-type="float" office:value="144" calcext:value-type="float">
            <text:p>144</text:p>
          </table:table-cell>
          <table:table-cell office:value-type="string" calcext:value-type="string">
            <text:p>paper_1562</text:p>
          </table:table-cell>
          <table:table-cell office:value-type="float" office:value="402" calcext:value-type="float">
            <text:p>402</text:p>
          </table:table-cell>
          <table:table-cell office:value-type="float" office:value="454" calcext:value-type="float">
            <text:p>454</text:p>
          </table:table-cell>
          <table:table-cell office:value-type="string" calcext:value-type="string">
            <text:p>J Busch, K Ferretti-Gallon</text:p>
          </table:table-cell>
          <table:table-cell office:value-type="string" calcext:value-type="string">
            <text:p>What drives deforestation and what stops it? A meta-analysis</text:p>
          </table:table-cell>
          <table:table-cell office:value-type="string" calcext:value-type="string">
            <text:p>what drives deforestation and what stops it? a meta-analysis</text:p>
          </table:table-cell>
          <table:table-cell office:value-type="string" calcext:value-type="string">
            <text:p>This article presents a meta-analysis of what drives deforestation and what stops it, based on a comprehensive database of 121 spatially explicit econometric studies of deforestation published in peer-reviewed academic journals from 1996 to 2013. We found that forests are more likely to be cleared in locations where the economic returns to agriculture are higher, due to either more favorable climatologic and topographic conditions or lower costs of clearing forests and transporting products to markets. Timber activity, land tenure security, community forest management, and community demographics are not consistently associated with either higher or lower deforestation. Population is consistently associated with greater deforestation and poverty is consistently associated with lower deforestation. However, in both cases it is difficult to infer a causal link because of endogeneity. Based on the results of the meta-analysis, we suggest promising approaches for stopping deforestation, including reducing the expansion of road networks into remote forested areas, targeting protected areas in regions where forests face a greater threat, and insulating the forest frontier from the demand for agricultural commodities. There is preliminary evidence that enforcing forest protection laws, supporting continued forest management by indigenous peoples, and payments for ecosystem services (PES) may also stop deforesta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Review of Environmental …</text:p>
          </table:table-cell>
          <table:table-cell table:number-columns-repeated="2" office:value-type="float" office:value="1" calcext:value-type="float">
            <text:p>1</text:p>
          </table:table-cell>
          <table:table-cell office:value-type="string" calcext:value-type="string">
            <text:p>journals.uchicago.edu</text:p>
          </table:table-cell>
          <table:table-cell office:value-type="float" office:value="2017" calcext:value-type="float">
            <text:p>2017</text:p>
          </table:table-cell>
          <table:table-cell office:value-type="string" calcext:value-type="string">
            <text:p>https://www.journals.uchicago.edu/doi/full/10.1093/reep/rew013</text:p>
          </table:table-cell>
          <table:table-cell office:value-type="string" calcext:value-type="string">
            <text:p>https://scholar.google.com/scholar?cites=4891217863270004336&amp;as_sdt=2005&amp;sciodt=0,5&amp;hl=en</text:p>
          </table:table-cell>
          <table:table-cell office:value-type="float" office:value="66" calcext:value-type="float">
            <text:p>66</text:p>
          </table:table-cell>
          <table:table-cell office:value-type="string" calcext:value-type="string">
            <text:p>NA</text:p>
          </table:table-cell>
          <table:table-cell office:value-type="string" calcext:value-type="string">
            <text:p>10.1093/reep/rew013</text:p>
          </table:table-cell>
          <table:table-cell table:number-columns-repeated="6" office:value-type="string" calcext:value-type="string">
            <text:p>NA</text:p>
          </table:table-cell>
          <table:table-cell office:value-type="float" office:value="454" calcext:value-type="float">
            <text:p>454</text:p>
          </table:table-cell>
          <table:table-cell office:value-type="float" office:value="56.75" calcext:value-type="float">
            <text:p>56.75</text:p>
          </table:table-cell>
          <table:table-cell office:value-type="float" office:value="227" calcext:value-type="float">
            <text:p>227</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NA</text:p>
          </table:table-cell>
          <table:table-cell office:value-type="string" calcext:value-type="string">
            <text:p>https://scholar.google.com/scholar?q=related:cPZAW7sY4U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2">
          <table:table-cell office:value-type="float" office:value="145" calcext:value-type="float">
            <text:p>145</text:p>
          </table:table-cell>
          <table:table-cell office:value-type="string" calcext:value-type="string">
            <text:p>paper_1563</text:p>
          </table:table-cell>
          <table:table-cell office:value-type="float" office:value="403" calcext:value-type="float">
            <text:p>403</text:p>
          </table:table-cell>
          <table:table-cell office:value-type="float" office:value="9" calcext:value-type="float">
            <text:p>9</text:p>
          </table:table-cell>
          <table:table-cell office:value-type="string" calcext:value-type="string">
            <text:p>T Ojeda Luna, P Eguiguren, S Günter, B Torres…</text:p>
          </table:table-cell>
          <table:table-cell office:value-type="string" calcext:value-type="string">
            <text:p>What drives household deforestation decisions? Insights from the Ecuadorian lowland rainforests</text:p>
          </table:table-cell>
          <table:table-cell office:value-type="string" calcext:value-type="string">
            <text:p>what drives household deforestation decisions? insights from the ecuadorian lowland rainforests</text:p>
          </table:table-cell>
          <table:table-cell office:value-type="string" calcext:value-type="string">
            <text:p>Abstract: Tropical forests, and more concretely, the Amazon Basin and the Choc�-Dari�n, are highly affected by deforestation activities. Households are the main land-use decision-makers and are key agents for forest conservation and deforestation. Understanding the determinants of deforestation at the household level is critical for conservation policies and sustainable development. We explore the drivers of household deforestation decisions, focusing on the quality of the forest resources (timber volumepotential)andtheinstitutionalenvironment(conservationstrategies,titling,andgovernmental grants). Both aspects are hypothesized to influence deforestation, but there is little empirical evidence. Weaddress the following questions: (i) Does timber availability attract more deforestation? (ii) Do conservation strategies (incentive-based programs in the Central Amazon and protected areas in the Choc�-Dari�n) influence deforestation decisions in household located outside the areas under conservation? (iii) Does the absence of titling increase the odds of a household to deforest? (iv) Can governmental grants for poverty alleviation help in the fight against deforestation? We estimated a logit model, where the dependent variable reflects whether or not a household cleared forest within the farm. As predictors, we included the above variables and controlled by household-specific characteristics. This study was conducted in the Central Amazon and the Choc�-Dari�n of Ecuador, two major deforestation fronts in the country. We found that timber volume potential is associated with a higher odds of deforesting in the Central Amazon, but with a lower odds in the Choc�-Dari�n. Althoughconservation strategies can influence household decisions, the effects are context-dependent. Households near the incentive-based program (Central Amazon) have a lower odds of deforesting, whereas households near a protected area (Choc�-Dari�n) showed the opposite effect. Titling is also important for deforestation reduction; more attention is needed in the Choc�-Dari�n where numerous households are living in untitled lands. Finally, governmental grants for poverty alleviation showed the potential to generate positive environmental outcom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Forests</text:p>
          </table:table-cell>
          <table:table-cell table:number-columns-repeated="2" office:value-type="float" office:value="1" calcext:value-type="float">
            <text:p>1</text:p>
          </table:table-cell>
          <table:table-cell office:value-type="string" calcext:value-type="string">
            <text:p>mdpi.com</text:p>
          </table:table-cell>
          <table:table-cell office:value-type="float" office:value="2020" calcext:value-type="float">
            <text:p>2020</text:p>
          </table:table-cell>
          <table:table-cell office:value-type="string" calcext:value-type="string">
            <text:p>https://www.mdpi.com/1999-4907/11/11/1131</text:p>
          </table:table-cell>
          <table:table-cell office:value-type="string" calcext:value-type="string">
            <text:p>https://scholar.google.com/scholar?cites=10437805273373474117&amp;as_sdt=2005&amp;sciodt=0,5&amp;hl=en</text:p>
          </table:table-cell>
          <table:table-cell office:value-type="float" office:value="582" calcext:value-type="float">
            <text:p>582</text:p>
          </table:table-cell>
          <table:table-cell office:value-type="string" calcext:value-type="string">
            <text:p>HTML</text:p>
          </table:table-cell>
          <table:table-cell table:number-columns-repeated="7" office:value-type="string" calcext:value-type="string">
            <text:p>NA</text:p>
          </table:table-cell>
          <table:table-cell office:value-type="float" office:value="9" calcext:value-type="float">
            <text:p>9</text:p>
          </table:table-cell>
          <table:table-cell office:value-type="float" office:value="1.8" calcext:value-type="float">
            <text:p>1.8</text:p>
          </table:table-cell>
          <table:table-cell office:value-type="float" office:value="2" calcext:value-type="float">
            <text:p>2</text:p>
          </table:table-cell>
          <table:table-cell table:number-columns-repeated="2" office:value-type="float" office:value="5" calcext:value-type="float">
            <text:p>5</text:p>
          </table:table-cell>
          <table:table-cell office:value-type="string" calcext:value-type="string">
            <text:p>https://www.mdpi.com/1999-4907/11/11/1131</text:p>
          </table:table-cell>
          <table:table-cell office:value-type="string" calcext:value-type="string">
            <text:p>https://scholar.google.com/scholar?q=related:Rf0fIpiI2p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
          <table:table-cell office:value-type="float" office:value="146" calcext:value-type="float">
            <text:p>146</text:p>
          </table:table-cell>
          <table:table-cell office:value-type="string" calcext:value-type="string">
            <text:p>paper_1564</text:p>
          </table:table-cell>
          <table:table-cell office:value-type="float" office:value="404" calcext:value-type="float">
            <text:p>404</text:p>
          </table:table-cell>
          <table:table-cell office:value-type="float" office:value="91" calcext:value-type="float">
            <text:p>91</text:p>
          </table:table-cell>
          <table:table-cell office:value-type="string" calcext:value-type="string">
            <text:p>Le, HD; Smith, C; Herbohn, J</text:p>
          </table:table-cell>
          <table:table-cell office:value-type="string" calcext:value-type="string">
            <text:p>What drives the success of reforestation projects in tropical developing countries? The case of the Philippines</text:p>
          </table:table-cell>
          <table:table-cell office:value-type="string" calcext:value-type="string">
            <text:p>what drives the success of reforestation projects in tropical developing countries? the case of the philippines</text:p>
          </table:table-cell>
          <table:table-cell office:value-type="string" calcext:value-type="string">
            <text:p>In response to substantial deforestation over many decades, large scale reforestation programs are being implemented across many tropical developing countries. Examples include the United Nations Billion Trees Campaign, the National Greening Program in the Philippines, and the 5 million ha reforestation program in Vietnam. However, while substantial investments are being made in reforestation, little information exists on the drivers influencing reforestation success and how these interact to determine environmental and socio-economic outcomes. In this study we surveyed 43 reforestation projects on Leyte Island, The Philippines to identify the drivers that most influence reforestation success as measured by key indicators drawn from the literature, including interactions between drivers and between drivers and indicators. We investigated 98 potential success drivers, including technical and biophysical factors; socio-economic factors; institutional, policy and management factors; and reforestation project characteristics. We also measured 12 success indicators, including forest establishment, forest growth, environmental and socio-economic success indicators. Stepwise multiple regressions were used to identify significant relationships among drivers and indicators and this analysis was used to develop a system of driver and indicator relationships. Based on this we found that revegetation method, funding source, education and awareness campaigns, the dependence of local people on forests, reforestation incentives, project objectives, forest protection mechanisms and the condition of road infrastructure were highly connected drivers that influenced multiple success indicators either directly or indirectly. We conclude that policies targeting revegetation methods, socioeconomic incentives, forest protection mechanisms, sustainable livelihoods, diversification of funding and partnerships, technical support, and infrastructure development are likely to have a broad systemic and beneficial effect on the success of reforestation programs in tropical developing countries. (C) 2013 Elsevier Ltd. All rights reserved.</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GLOBAL ENVIRONMENTAL CHANGE-HUMAN AND POLICY DIMENSIONS</text:p>
          </table:table-cell>
          <table:table-cell table:number-columns-repeated="2" office:value-type="float" office:value="1" calcext:value-type="float">
            <text:p>1</text:p>
          </table:table-cell>
          <table:table-cell office:value-type="string" calcext:value-type="string">
            <text:p>ELSEVIER SCI LTD</text:p>
          </table:table-cell>
          <table:table-cell office:value-type="float" office:value="2014" calcext:value-type="float">
            <text:p>2014</text:p>
          </table:table-cell>
          <table:table-cell office:value-type="string" calcext:value-type="string">
            <text:p>http://dx.doi.org/10.1016/j.gloenvcha.2013.09.010</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gloenvcha.2013.09.010</text:p>
          </table:table-cell>
          <table:table-cell office:value-type="string" calcext:value-type="string">
            <text:p>0959-3780</text:p>
          </table:table-cell>
          <table:table-cell office:value-type="string" calcext:value-type="string">
            <text:p>NA</text:p>
          </table:table-cell>
          <table:table-cell office:value-type="float" office:value="24" calcext:value-type="float">
            <text:p>24</text:p>
          </table:table-cell>
          <table:table-cell office:value-type="string" calcext:value-type="string">
            <text:p>NA</text:p>
          </table:table-cell>
          <table:table-cell office:value-type="float" office:value="334" calcext:value-type="float">
            <text:p>334</text:p>
          </table:table-cell>
          <table:table-cell office:value-type="float" office:value="348" calcext:value-type="float">
            <text:p>348</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22">
          <table:table-cell office:value-type="float" office:value="147" calcext:value-type="float">
            <text:p>147</text:p>
          </table:table-cell>
          <table:table-cell office:value-type="string" calcext:value-type="string">
            <text:p>paper_1568</text:p>
          </table:table-cell>
          <table:table-cell office:value-type="float" office:value="113" calcext:value-type="float">
            <text:p>113</text:p>
          </table:table-cell>
          <table:table-cell office:value-type="float" office:value="7" calcext:value-type="float">
            <text:p>7</text:p>
          </table:table-cell>
          <table:table-cell office:value-type="string" calcext:value-type="string">
            <text:p>R Benzeev, B Wilson, M Butler, P Massoca, K Paudel…</text:p>
          </table:table-cell>
          <table:table-cell office:value-type="string" calcext:value-type="string">
            <text:p>What's governance got to do with it? Examining the relationship between governance and deforestation in the Brazilian Amazon</text:p>
          </table:table-cell>
          <table:table-cell office:value-type="string" calcext:value-type="string">
            <text:p>what's governance got to do with it? examining the relationship between governance and deforestation in the brazilian amazon</text:p>
          </table:table-cell>
          <table:table-cell office:value-type="string" calcext:value-type="string">
            <text:p>Deforestation continues at rapid rates despite global conservation efforts. Evidence suggests that governance may play a critical role in influencing deforestation, and while a number of studies have demonstrated a clear relationship between national-level governance and deforestation, much remains to be known about the relative importance of subnational governance to deforestation outcomes. With a focus on the Brazilian Amazon, this study aims to understand the relationship between governance and deforestation at the municipal level. Drawing on the World Bank Worldwide Governance Indicators (WGI) as a guiding conceptual framework, and incorporating the additional dimension of environmental governance, we identified a wide array of publicly available data sources related to governance indicators that we used to select relevant governance variables. We compiled a dataset of 22 municipal-level governance variables covering the 2005�2018 period for 457 municipalities in the Brazilian Amazon. Using an econometric approach, we tested the relationship between governance variables and deforestation rates in a fixed-effects panel regression analysis. We found that municipalities with increasing numbers of agricultural companies tended to have higher rates of deforestation, municipalities with an environmental fund tended to have lower rates of deforestation, and municipalities that had previously elected a female mayor tended to have lower rates of deforestation. These results add to the wider conversation on the role of local-level governance, revealing that certain governance variables may contribute to halting deforestation in the Brazilian Amazon.</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Plos one</text:p>
          </table:table-cell>
          <table:table-cell table:number-columns-repeated="2" office:value-type="float" office:value="1" calcext:value-type="float">
            <text:p>1</text:p>
          </table:table-cell>
          <table:table-cell office:value-type="string" calcext:value-type="string">
            <text:p>journals.plos.org</text:p>
          </table:table-cell>
          <table:table-cell office:value-type="float" office:value="2022" calcext:value-type="float">
            <text:p>2022</text:p>
          </table:table-cell>
          <table:table-cell office:value-type="string" calcext:value-type="string">
            <text:p>https://journals.plos.org/plosone/article?id=10.1371/journal.pone.0269729</text:p>
          </table:table-cell>
          <table:table-cell office:value-type="string" calcext:value-type="string">
            <text:p>https://scholar.google.com/scholar?cites=569230368150884364&amp;as_sdt=2005&amp;sciodt=0,5&amp;hl=en</text:p>
          </table:table-cell>
          <table:table-cell office:value-type="float" office:value="462" calcext:value-type="float">
            <text:p>462</text:p>
          </table:table-cell>
          <table:table-cell office:value-type="string" calcext:value-type="string">
            <text:p>HTML</text:p>
          </table:table-cell>
          <table:table-cell table:number-columns-repeated="7" office:value-type="string" calcext:value-type="string">
            <text:p>NA</text:p>
          </table:table-cell>
          <table:table-cell office:value-type="float" office:value="7" calcext:value-type="float">
            <text:p>7</text:p>
          </table:table-cell>
          <table:table-cell office:value-type="float" office:value="2.33" calcext:value-type="float">
            <text:p>2.33</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https://journals.plos.org/plosone/article?id=10.1371/journal.pone.0269729</text:p>
          </table:table-cell>
          <table:table-cell office:value-type="string" calcext:value-type="string">
            <text:p>https://scholar.google.com/scholar?q=related:DJD_AAFQ5g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
          <table:table-cell office:value-type="float" office:value="148" calcext:value-type="float">
            <text:p>148</text:p>
          </table:table-cell>
          <table:table-cell office:value-type="string" calcext:value-type="string">
            <text:p>paper_1571</text:p>
          </table:table-cell>
          <table:table-cell office:value-type="float" office:value="405" calcext:value-type="float">
            <text:p>405</text:p>
          </table:table-cell>
          <table:table-cell office:value-type="float" office:value="120" calcext:value-type="float">
            <text:p>120</text:p>
          </table:table-cell>
          <table:table-cell office:value-type="string" calcext:value-type="string">
            <text:p>TK Rudel, P Meyfroidt, R Chazdon, F Bongers, S Sloan…</text:p>
          </table:table-cell>
          <table:table-cell office:value-type="string" calcext:value-type="string">
            <text:p>Whither the forest transition? Climate change, policy responses, and redistributed forests in the twenty-first century</text:p>
          </table:table-cell>
          <table:table-cell office:value-type="string" calcext:value-type="string">
            <text:p>whither the forest transition? climate change, policy responses, and redistributed forests in the twenty-first century</text:p>
          </table:table-cell>
          <table:table-cell office:value-type="string" calcext:value-type="string">
            <text:p>Forest transitions occur when net reforestation replaces net deforestation in places. Because forest transitions can increase biodiversity and augment carbon sequestration, they appeal to policymakers contending with the degrading effects of forest loss and climate change. What then can policymakers do to trigger forest transitions? The historical record over the last two centuries provides insights into the precipitating conditions. The early transitions often occurred passively, through the spontaneous regeneration of trees on abandoned agricultural lands. Later forest transitions occurred more frequently after large-scale crisis narratives emerged and spurred governments to take action, often by planting trees on degraded, sloped lands. To a greater degree than their predecessors, latecomer forest transitions exhibit centralized loci of power, leaders with clearly articulated goals, and rapid changes in forest cover. These historical shifts in forest transitions reflect our growing appreciation of their utility for countering droughts, floods, land degradation, and climate chang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Ambio</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0" calcext:value-type="float">
            <text:p>2020</text:p>
          </table:table-cell>
          <table:table-cell office:value-type="string" calcext:value-type="string">
            <text:p>https://link.springer.com/article/10.1007/s13280-018-01143-0</text:p>
          </table:table-cell>
          <table:table-cell office:value-type="string" calcext:value-type="string">
            <text:p>https://scholar.google.com/scholar?cites=9872032228953238552&amp;as_sdt=2005&amp;sciodt=0,5&amp;hl=en</text:p>
          </table:table-cell>
          <table:table-cell office:value-type="float" office:value="645" calcext:value-type="float">
            <text:p>645</text:p>
          </table:table-cell>
          <table:table-cell office:value-type="string" calcext:value-type="string">
            <text:p>NA</text:p>
          </table:table-cell>
          <table:table-cell office:value-type="string" calcext:value-type="string">
            <text:p>10.1007/s13280-018-01143-0</text:p>
          </table:table-cell>
          <table:table-cell table:number-columns-repeated="6" office:value-type="string" calcext:value-type="string">
            <text:p>NA</text:p>
          </table:table-cell>
          <table:table-cell office:value-type="float" office:value="120" calcext:value-type="float">
            <text:p>120</text:p>
          </table:table-cell>
          <table:table-cell office:value-type="float" office:value="24" calcext:value-type="float">
            <text:p>24</text:p>
          </table:table-cell>
          <table:table-cell office:value-type="float" office:value="20" calcext:value-type="float">
            <text:p>20</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https://pmc.ncbi.nlm.nih.gov/articles/PMC6888783/pdf/13280_2018_Article_1143.pdf</text:p>
          </table:table-cell>
          <table:table-cell office:value-type="string" calcext:value-type="string">
            <text:p>https://scholar.google.com/scholar?q=related:GCz3CQKBAI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7">
          <table:table-cell office:value-type="float" office:value="149" calcext:value-type="float">
            <text:p>149</text:p>
          </table:table-cell>
          <table:table-cell office:value-type="string" calcext:value-type="string">
            <text:p>paper_1573</text:p>
          </table:table-cell>
          <table:table-cell office:value-type="float" office:value="148" calcext:value-type="float">
            <text:p>148</text:p>
          </table:table-cell>
          <table:table-cell office:value-type="float" office:value="21" calcext:value-type="float">
            <text:p>21</text:p>
          </table:table-cell>
          <table:table-cell office:value-type="string" calcext:value-type="string">
            <text:p>Takacs, D</text:p>
          </table:table-cell>
          <table:table-cell office:value-type="string" calcext:value-type="string">
            <text:p>Whose voices count in biodiversity conservation? Ecological democracy in biodiversity offsetting, REDD plus , and rewilding</text:p>
          </table:table-cell>
          <table:table-cell office:value-type="string" calcext:value-type="string">
            <text:p>whose voices count in biodiversity conservation? ecological democracy in biodiversity offsetting, redd plus , and rewilding</text:p>
          </table:table-cell>
          <table:table-cell office:value-type="string" calcext:value-type="string">
            <text:p>Ecological democracy seeks environmentally sustainable ends through broad, active democratic participation. What happens when laws fostering participation in environmental decision-making and biodiversity preservation lead to differing results? What is best for biodiversity may not be what for local citizens believe is best. I examine conflicts and congruencies in the context of Biodiversity Offsetting, REDD+ (Reducing Emissions from Deforestation and forest Degradation), and the Rewilding movement. I ask questions that are legal (Who has what legal rights to speak for or against programs that enhance biodiversity?), epistemological (Whose expertise and knowledge matters when scientists and non-scientists don't agree?), axiological (Are some values objectively better, and why?), and normative (Whose opinions about biodiversity should count?). Many people have the right to participate in an ecological democracy: But when protecting biodiversity, who does and should have the right to be heard? I problematize the role that 'local' actors play in decision-making and describe the variegated role that experts - particularly biologists - play in ecological democracy when biodiversity preservation matters. To determine whose values and voices should be prioritized, I describe 'deep equity,' an axiological and normative groundwork for determining when biodiversity-promoting policies may be preferable even if affected citizens don't agree.</text:p>
          </table:table-cell>
          <table:table-cell table:number-columns-repeated="4"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JOURNAL OF ENVIRONMENTAL POLICY &amp; PLANNING</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OUTLEDGE JOURNALS, TAYLOR &amp; FRANCIS LTD</text:p>
          </table:table-cell>
          <table:table-cell office:value-type="float" office:value="2020" calcext:value-type="float">
            <text:p>2020</text:p>
          </table:table-cell>
          <table:table-cell office:value-type="string" calcext:value-type="string">
            <text:p>http://dx.doi.org/10.1080/1523908X.2019.1661234</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1523908X.2019.1661234</text:p>
          </table:table-cell>
          <table:table-cell office:value-type="string" calcext:value-type="string">
            <text:p>1523-908X</text:p>
          </table:table-cell>
          <table:table-cell office:value-type="string" calcext:value-type="string">
            <text:p>NA</text:p>
          </table:table-cell>
          <table:table-cell office:value-type="float" office:value="22" calcext:value-type="float">
            <text:p>22</text:p>
          </table:table-cell>
          <table:table-cell office:value-type="float" office:value="1" calcext:value-type="float">
            <text:p>1</text:p>
          </table:table-cell>
          <table:table-cell office:value-type="float" office:value="43" calcext:value-type="float">
            <text:p>43</text:p>
          </table:table-cell>
          <table:table-cell office:value-type="float" office:value="58" calcext:value-type="float">
            <text:p>58</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30">
          <table:table-cell office:value-type="float" office:value="150" calcext:value-type="float">
            <text:p>150</text:p>
          </table:table-cell>
          <table:table-cell office:value-type="string" calcext:value-type="string">
            <text:p>paper_1577</text:p>
          </table:table-cell>
          <table:table-cell office:value-type="float" office:value="406" calcext:value-type="float">
            <text:p>406</text:p>
          </table:table-cell>
          <table:table-cell office:value-type="float" office:value="0" calcext:value-type="float">
            <text:p>0</text:p>
          </table:table-cell>
          <table:table-cell office:value-type="string" calcext:value-type="string">
            <text:p>F. Wataru</text:p>
          </table:table-cell>
          <table:table-cell office:value-type="string" calcext:value-type="string">
            <text:p>Wipe away the notoriety: "Sustainable forest management policy" in the context of Sarawak society</text:p>
          </table:table-cell>
          <table:table-cell office:value-type="string" calcext:value-type="string">
            <text:p>wipe away the notoriety: "sustainable forest management policy" in the context of sarawak society</text:p>
          </table:table-cell>
          <table:table-cell office:value-type="string" calcext:value-type="string">
            <text:p>Southeast Asia has a rich ecosystem of tropical forest that has been rapidly degraded. Malaysian Sarawak, like other areas in Southeast Asia, is the target of international criticism for commercial logging that causes deforestation and destroys native people's livelihood. In fact, Sarawak still maintains a large portion of forested area and deforestation is not rapid compared to other areas in Southeast Asia. Abuse of minority people, who depend on the forests, through logging and development projects, is also commonly found in Southeast Asia. Therefore, it seems that commercial logging in Sarawak has been among the most criticized in Southeast Asia not only because of its environment impact, but also because of Sarawak's social and political framework. This article examines the socio-political structure in relation to forest resources in Sarawak and considers recent changes in both NGO and government policy. Since the late 1980s, the Penan, a native people in the Upper Baram and Limban river basin, have blockaded logging roads to protest commercial logging. This movement attracted the commitment of foreign environmental activists to the international anti-logging campaign. Domestic NGOs alone were not powerful and easily suppressed by the government. The urban middle class is divided into ethnic clusters. Therefore, environmental degradation and the thread to Penan's livelihood caused by the commercial logging did not become a public issue in Sarawak, and the Penan had to rely on foreign activists. Recently some changes are apparent. In the 1990s, the Sarawak government introduced a "Sustainable Forest Management" policy, including application for MTCC timber certification that actually started in 2002. NGOs and the native people's movement have shifted from physical methods, such as blockades, to waging legal battles, and more local NGOs are assisting native people. A major issue is still the government policy that does not recognize native customary rights in the natural forests. But it is also necessary to find temporary and practical solutions to improve native livelihood. For that purpose, persistent dialogue among all concerned should be continued.</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Southeast Asian Studi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08" calcext:value-type="float">
            <text:p>2008</text:p>
          </table:table-cell>
          <table:table-cell office:value-type="string" calcext:value-type="string">
            <text:p>https://www.scopus.com/inward/record.uri?partnerID=HzOxMe3b&amp;scp=58149488845&amp;origin=inward</text:p>
          </table:table-cell>
          <table:table-cell office:value-type="string" calcext:value-type="string">
            <text:p>https://www.scopus.com/inward/citedby.uri?partnerID=HzOxMe3b&amp;scp=58149488845&amp;origin=inward</text:p>
          </table:table-cell>
          <table:table-cell office:value-type="float" office:value="95" calcext:value-type="float">
            <text:p>95</text:p>
          </table:table-cell>
          <table:table-cell office:value-type="string" calcext:value-type="string">
            <text:p>Article</text:p>
          </table:table-cell>
          <table:table-cell office:value-type="string" calcext:value-type="string">
            <text:p>NA</text:p>
          </table:table-cell>
          <table:table-cell office:value-type="string" calcext:value-type="string">
            <text:p>0563-8682</text:p>
          </table:table-cell>
          <table:table-cell office:value-type="string" calcext:value-type="string">
            <text:p>https://api.elsevier.com/content/abstract/scopus_id/58149488845</text:p>
          </table:table-cell>
          <table:table-cell office:value-type="float" office:value="46" calcext:value-type="float">
            <text:p>46</text:p>
          </table:table-cell>
          <table:table-cell office:value-type="float" office:value="2" calcext:value-type="float">
            <text:p>2</text:p>
          </table:table-cell>
          <table:table-cell office:value-type="float" office:value="255" calcext:value-type="float">
            <text:p>255</text:p>
          </table:table-cell>
          <table:table-cell office:value-type="float" office:value="275" calcext:value-type="float">
            <text:p>275</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7" calcext:value-type="float">
            <text:p>17</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15">
          <table:table-cell office:value-type="float" office:value="151" calcext:value-type="float">
            <text:p>151</text:p>
          </table:table-cell>
          <table:table-cell office:value-type="string" calcext:value-type="string">
            <text:p>paper_1579</text:p>
          </table:table-cell>
          <table:table-cell office:value-type="float" office:value="101" calcext:value-type="float">
            <text:p>101</text:p>
          </table:table-cell>
          <table:table-cell office:value-type="float" office:value="33" calcext:value-type="float">
            <text:p>33</text:p>
          </table:table-cell>
          <table:table-cell office:value-type="string" calcext:value-type="string">
            <text:p>R Salahodjaev, D Jarilkapova</text:p>
          </table:table-cell>
          <table:table-cell office:value-type="string" calcext:value-type="string">
            <text:p>Women in parliament and deforestation: cross-country evidence</text:p>
          </table:table-cell>
          <table:table-cell office:value-type="string" calcext:value-type="string">
            <text:p>women in parliament and deforestation: cross-country evidence</text:p>
          </table:table-cell>
          <table:table-cell office:value-type="string" calcext:value-type="string">
            <text:p>The aim of this study is to contribute to the empirical literature on the antecedents of deforestation. Specifically, we investigate the relationship between female parliamentarism and forest cover change. Based on annual data from more than 176 countries between 1990 and 2015, the estimates suggest that the proportion of women in parliament has a significant U-shaped association with per capita forest cover. In particular, the nation-states with a critical mass of female legislators above 38 % should experience increases in per capita forest cover.</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Journal for Nature Conservation</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0" calcext:value-type="float">
            <text:p>2020</text:p>
          </table:table-cell>
          <table:table-cell office:value-type="string" calcext:value-type="string">
            <text:p>https://www.sciencedirect.com/science/article/pii/S1617138120300765</text:p>
          </table:table-cell>
          <table:table-cell office:value-type="string" calcext:value-type="string">
            <text:p>https://scholar.google.com/scholar?cites=7351164735336248993&amp;as_sdt=2005&amp;sciodt=0,5&amp;hl=en</text:p>
          </table:table-cell>
          <table:table-cell office:value-type="float" office:value="24" calcext:value-type="float">
            <text:p>24</text:p>
          </table:table-cell>
          <table:table-cell table:number-columns-repeated="8" office:value-type="string" calcext:value-type="string">
            <text:p>NA</text:p>
          </table:table-cell>
          <table:table-cell office:value-type="float" office:value="33" calcext:value-type="float">
            <text:p>33</text:p>
          </table:table-cell>
          <table:table-cell office:value-type="float" office:value="6.6" calcext:value-type="float">
            <text:p>6.6</text:p>
          </table:table-cell>
          <table:table-cell office:value-type="float" office:value="17" calcext:value-type="float">
            <text:p>17</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scholar.google.com/scholar?output=instlink&amp;q=info:oXYY72CVBGYJ:scholar.google.com/&amp;hl=en&amp;as_sdt=0,5&amp;as_ylo=1990&amp;as_yhi=2025&amp;scillfp=5176088351402712128&amp;oi=lle</text:p>
          </table:table-cell>
          <table:table-cell office:value-type="string" calcext:value-type="string">
            <text:p>https://scholar.google.com/scholar?q=related:oXYY72CVBG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5">
          <table:table-cell office:value-type="float" office:value="152" calcext:value-type="float">
            <text:p>152</text:p>
          </table:table-cell>
          <table:table-cell office:value-type="string" calcext:value-type="string">
            <text:p>paper_1580</text:p>
          </table:table-cell>
          <table:table-cell office:value-type="float" office:value="175" calcext:value-type="float">
            <text:p>175</text:p>
          </table:table-cell>
          <table:table-cell office:value-type="float" office:value="2" calcext:value-type="float">
            <text:p>2</text:p>
          </table:table-cell>
          <table:table-cell office:value-type="string" calcext:value-type="string">
            <text:p>R Salahodjaev, O Yuldashev, N Yusupov</text:p>
          </table:table-cell>
          <table:table-cell office:value-type="string" calcext:value-type="string">
            <text:p>Women parliamentarians and deforestation around the world</text:p>
          </table:table-cell>
          <table:table-cell office:value-type="string" calcext:value-type="string">
            <text:p>women parliamentarians and deforestation around the world</text:p>
          </table:table-cell>
          <table:table-cell office:value-type="string" calcext:value-type="string">
            <text:p>Deforestation has now taken the center stage in the climate change debate which has become a heavily politicized process. We argue that involvement of women in that process can be instrumental in reducing deforestation. We find significant and robust evidence for this hypothesis in a cross-section of 163 countries covering 1990�2010. Our results have important policy implications and call for wider involvement of women in the climate change debates and policy making.</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mpra.ub.uni-muenchen.de</text:p>
          </table:table-cell>
          <table:table-cell office:value-type="float" office:value="2016" calcext:value-type="float">
            <text:p>2016</text:p>
          </table:table-cell>
          <table:table-cell office:value-type="string" calcext:value-type="string">
            <text:p>https://mpra.ub.uni-muenchen.de/id/eprint/70718</text:p>
          </table:table-cell>
          <table:table-cell office:value-type="string" calcext:value-type="string">
            <text:p>https://scholar.google.com/scholar?cites=12350124662431861297&amp;as_sdt=2005&amp;sciodt=0,5&amp;hl=en</text:p>
          </table:table-cell>
          <table:table-cell office:value-type="float" office:value="86" calcext:value-type="float">
            <text:p>86</text:p>
          </table:table-cell>
          <table:table-cell table:number-columns-repeated="8" office:value-type="string" calcext:value-type="string">
            <text:p>NA</text:p>
          </table:table-cell>
          <table:table-cell office:value-type="float" office:value="2" calcext:value-type="float">
            <text:p>2</text:p>
          </table:table-cell>
          <table:table-cell office:value-type="float" office:value="0.22" calcext:value-type="float">
            <text:p>0.22</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https://mpra.ub.uni-muenchen.de/70718/1/MPRA_paper_70718.pdf</text:p>
          </table:table-cell>
          <table:table-cell office:value-type="string" calcext:value-type="string">
            <text:p>https://scholar.google.com/scholar?q=related:McoKXPJ0ZK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
          <table:table-cell office:value-type="float" office:value="153" calcext:value-type="float">
            <text:p>153</text:p>
          </table:table-cell>
          <table:table-cell office:value-type="string" calcext:value-type="string">
            <text:p>paper_1581</text:p>
          </table:table-cell>
          <table:table-cell office:value-type="float" office:value="407" calcext:value-type="float">
            <text:p>407</text:p>
          </table:table-cell>
          <table:table-cell office:value-type="float" office:value="96" calcext:value-type="float">
            <text:p>96</text:p>
          </table:table-cell>
          <table:table-cell office:value-type="string" calcext:value-type="string">
            <text:p>JM Shandra, CL Shandra, B London</text:p>
          </table:table-cell>
          <table:table-cell office:value-type="string" calcext:value-type="string">
            <text:p>Women, non-governmental organizations, and deforestation: a cross-national study</text:p>
          </table:table-cell>
          <table:table-cell office:value-type="string" calcext:value-type="string">
            <text:p>women, non-governmental organizations, and deforestation: a cross-national study</text:p>
          </table:table-cell>
          <table:table-cell office:value-type="string" calcext:value-type="string">
            <text:p>There have been several cross-national studies published in the world polity theoretical tradition that find a strong correlation between nations with high levels of environmental nongovernmental organizations (NGOs) and low levels of various forms of environmental degradation. However, these studies neglect the role that women�s NGOs potentially play in this process. We seek to address this gap by conducting a cross-national study of the association between women�s NGOs and deforestation. We examine this relationship because deforestation often translates into increased household labor, loss of income, and impaired health for women and, as a result, women�s non-governmental organizations have become increasingly involved in dealing with these problems often by protecting forests. We use data from a sample of 61 nations for the period of 1990�2005. We find substantial support for world polity theory that both high levels of women�s and environmental NGOs per capita are associated with lower rates of deforestation. We also find that high levels of debt service and structural adjustment are correlated with higher rates of forest loss. We conclude with a discussion of findings, policy implications, and possible future research direction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Population and environment</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08" calcext:value-type="float">
            <text:p>2008</text:p>
          </table:table-cell>
          <table:table-cell office:value-type="string" calcext:value-type="string">
            <text:p>https://link.springer.com/article/10.1007/s11111-008-0073-x</text:p>
          </table:table-cell>
          <table:table-cell office:value-type="string" calcext:value-type="string">
            <text:p>https://scholar.google.com/scholar?cites=7606187077238746831&amp;as_sdt=2005&amp;sciodt=0,5&amp;hl=en</text:p>
          </table:table-cell>
          <table:table-cell office:value-type="float" office:value="58" calcext:value-type="float">
            <text:p>58</text:p>
          </table:table-cell>
          <table:table-cell office:value-type="string" calcext:value-type="string">
            <text:p>NA</text:p>
          </table:table-cell>
          <table:table-cell office:value-type="string" calcext:value-type="string">
            <text:p>10.1007/s11111-008-0073-x</text:p>
          </table:table-cell>
          <table:table-cell table:number-columns-repeated="6" office:value-type="string" calcext:value-type="string">
            <text:p>NA</text:p>
          </table:table-cell>
          <table:table-cell office:value-type="float" office:value="96" calcext:value-type="float">
            <text:p>96</text:p>
          </table:table-cell>
          <table:table-cell office:value-type="float" office:value="5.65" calcext:value-type="float">
            <text:p>5.65</text:p>
          </table:table-cell>
          <table:table-cell office:value-type="float" office:value="32" calcext:value-type="float">
            <text:p>32</text:p>
          </table:table-cell>
          <table:table-cell office:value-type="float" office:value="3" calcext:value-type="float">
            <text:p>3</text:p>
          </table:table-cell>
          <table:table-cell office:value-type="float" office:value="17" calcext:value-type="float">
            <text:p>17</text:p>
          </table:table-cell>
          <table:table-cell office:value-type="string" calcext:value-type="string">
            <text:p>https://www.academia.edu/download/50422818/s11111-008-0073-x20161119-30667-p9n3kn.pdf</text:p>
          </table:table-cell>
          <table:table-cell office:value-type="string" calcext:value-type="string">
            <text:p>https://scholar.google.com/scholar?q=related:z2778diajm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3">
          <table:table-cell office:value-type="float" office:value="154" calcext:value-type="float">
            <text:p>154</text:p>
          </table:table-cell>
          <table:table-cell office:value-type="string" calcext:value-type="string">
            <text:p>paper_159</text:p>
          </table:table-cell>
          <table:table-cell office:value-type="float" office:value="202" calcext:value-type="float">
            <text:p>202</text:p>
          </table:table-cell>
          <table:table-cell office:value-type="float" office:value="22" calcext:value-type="float">
            <text:p>22</text:p>
          </table:table-cell>
          <table:table-cell office:value-type="string" calcext:value-type="string">
            <text:p>Busch, J; Amarjargal, O</text:p>
          </table:table-cell>
          <table:table-cell office:value-type="string" calcext:value-type="string">
            <text:p>Authority of Second-Tier Governments to Reduce Deforestation in 30 Tropical Countries</text:p>
          </table:table-cell>
          <table:table-cell office:value-type="string" calcext:value-type="string">
            <text:p>authority of second-tier governments to reduce deforestation in 30 tropical countries</text:p>
          </table:table-cell>
          <table:table-cell office:value-type="string" calcext:value-type="string">
            <text:p>The authority of state- and province-level governments (second-tier governments) to make decisions related to slowing deforestation independently of national governments varies widely across countries. Here we systematically catalog whether second-tier governments in 30 tropical countries with high projected future emissions from deforestation possess 14 distinct types of general and forest-related authority. We compile this information in a free, open-access database. Second-tier governments have broadest authority to reduce deforestation in India, Brazil, Indonesia, Malaysia, Papua New Guinea, Peru, China, Laos, Mozambique, and Vietnam. Second-tier governments have the least authority in Central African Republic, Gabon, Angola, Madagascar, Bolivia, Cambodia, Cameroon, Guyana, Suriname, Thailand, and Venezuela. Second-tier governments have intermediate authority in Democratic Republic of Congo, Ecuador, Mexico, the Philippines, Colombia, Myanmar, Tanzania, Zambia, Mexico, and Republic of Congo. Authorities that second-tier governments most commonly possess include development planning, taxation, budgeting, and roads. Authorities that second-tier governments least commonly possess include land ownership, police, permits for mining, Indigenous affairs, and protected areas. Authorities possessed by an intermediate number of second-tier governments include spatial planning, elections, courts, and permits for agriculture. More than one-quarter of future emissions from deforestation between 2020 and 2050 is projected to come from just seven out of 678 second-tier jurisdictions: Amazonas, Para, and Mato Grosso (Brazil), equateur and Orientale (Democratic Republic of Congo), Loreto (Peru), and El Beni (Bolivia). After weighting for authority, our list of the 50 second-tier jurisdictions in the tropics that are the highest priority for reducing emissions from deforestation shifts to include fewer second-tier jurisdictions in Africa (where second-tier governments have 4.2 authorities out of 14 in the average country) and Latin America (6.3 authorities out of 14) and more second-tier jurisdictions in Asia (8.5 authorities out of 14). Second-tier jurisdictions that have formally expressed interest in reducing emissions from deforestation, e.g., through the Governors' Climate and Forest Task Force, Under2 Coalition, or New York Declaration on Forests, possess greater authority to reduce deforestation on average than other jurisdictions. Information on second-tier governmental authority, when complemented with deeper country-specific knowledge, can help initiatives for reducing emissions from deforestation (REDD+) prioritize support across regions and across sectoral intervention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FRONTIERS IN FORESTS AND GLOBAL CHANGE</text:p>
          </table:table-cell>
          <table:table-cell table:number-columns-repeated="2" office:value-type="float" office:value="1" calcext:value-type="float">
            <text:p>1</text:p>
          </table:table-cell>
          <table:table-cell office:value-type="string" calcext:value-type="string">
            <text:p>FRONTIERS MEDIA SA</text:p>
          </table:table-cell>
          <table:table-cell office:value-type="float" office:value="2020" calcext:value-type="float">
            <text:p>2020</text:p>
          </table:table-cell>
          <table:table-cell office:value-type="string" calcext:value-type="string">
            <text:p>http://dx.doi.org/10.3389/ffgc.2020.00001</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3389/ffgc.2020.00001</text:p>
          </table:table-cell>
          <table:table-cell table:number-columns-repeated="2" office:value-type="string" calcext:value-type="string">
            <text:p>NA</text:p>
          </table:table-cell>
          <table:table-cell office:value-type="float" office:value="3" calcext:value-type="float">
            <text:p>3</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6"/>
        </table:table-row>
        <table:table-row table:style-name="ro5">
          <table:table-cell office:value-type="float" office:value="155" calcext:value-type="float">
            <text:p>155</text:p>
          </table:table-cell>
          <table:table-cell office:value-type="string" calcext:value-type="string">
            <text:p>paper_165</text:p>
          </table:table-cell>
          <table:table-cell office:value-type="float" office:value="95" calcext:value-type="float">
            <text:p>95</text:p>
          </table:table-cell>
          <table:table-cell office:value-type="float" office:value="45" calcext:value-type="float">
            <text:p>45</text:p>
          </table:table-cell>
          <table:table-cell office:value-type="string" calcext:value-type="string">
            <text:p>A Vargas, AY Lo, N Rohde, M Howes</text:p>
          </table:table-cell>
          <table:table-cell office:value-type="string" calcext:value-type="string">
            <text:p>Background inequality and differential participation in deliberative valuation: Lessons from small-group discussions on forest conservation in Colombia</text:p>
          </table:table-cell>
          <table:table-cell office:value-type="string" calcext:value-type="string">
            <text:p>background inequality and differential participation in deliberative valuation: lessons from small-group discussions on forest conservation in colombia</text:p>
          </table:table-cell>
          <table:table-cell office:value-type="string" calcext:value-type="string">
            <text:p>Deliberative monetary valuation (DMV) methods have been proposed as a more democratic alternative to traditional contingent valuation methods (CVM) for natural- resource decision making. These deliberative methods are subject to criticisms. One issue of concern is that the socio-economic inequalities among members of the deliberative group may severely impede communication and consequently distort deliberative outcomes. To examine such possibility we applied the deliberative methodology in a case study of forest conservation in Colombia. We found that those individuals who assumed social (environmental) leadership positions tended to dominate group discussion. Nevertheless, the variations in the capacity to engage in group deliberation were better explained by participants' personal characteristics than external constraints or group pressure. Also, there was little evidence that leadership and domination in group deliberation significantly influenced participants' stated WTP. We conclude that DMV is vulnerable to the background inequalities among group members. The democratic potential of deliberative methods should be critically examined in terms of the capacity to communicate effectively and equally.</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cological Economic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6" calcext:value-type="float">
            <text:p>2016</text:p>
          </table:table-cell>
          <table:table-cell office:value-type="string" calcext:value-type="string">
            <text:p>https://www.sciencedirect.com/science/article/pii/S0921800915303840</text:p>
          </table:table-cell>
          <table:table-cell office:value-type="string" calcext:value-type="string">
            <text:p>https://scholar.google.com/scholar?cites=13740860410589407218&amp;as_sdt=2005&amp;sciodt=0,5&amp;hl=en</text:p>
          </table:table-cell>
          <table:table-cell office:value-type="float" office:value="366" calcext:value-type="float">
            <text:p>366</text:p>
          </table:table-cell>
          <table:table-cell table:number-columns-repeated="8" office:value-type="string" calcext:value-type="string">
            <text:p>NA</text:p>
          </table:table-cell>
          <table:table-cell office:value-type="float" office:value="45" calcext:value-type="float">
            <text:p>45</text:p>
          </table:table-cell>
          <table:table-cell office:value-type="float" office:value="5" calcext:value-type="float">
            <text:p>5</text:p>
          </table:table-cell>
          <table:table-cell office:value-type="float" office:value="11" calcext:value-type="float">
            <text:p>11</text:p>
          </table:table-cell>
          <table:table-cell office:value-type="float" office:value="4" calcext:value-type="float">
            <text:p>4</text:p>
          </table:table-cell>
          <table:table-cell office:value-type="float" office:value="9" calcext:value-type="float">
            <text:p>9</text:p>
          </table:table-cell>
          <table:table-cell office:value-type="string" calcext:value-type="string">
            <text:p>https://scholar.google.com/scholar?output=instlink&amp;q=info:8udowb1Xsb4J:scholar.google.com/&amp;hl=en&amp;as_sdt=0,5&amp;as_ylo=1990&amp;as_yhi=2025&amp;scillfp=15166763937549833700&amp;oi=lle</text:p>
          </table:table-cell>
          <table:table-cell office:value-type="string" calcext:value-type="string">
            <text:p>https://scholar.google.com/scholar?q=related:8udowb1Xsb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7">
          <table:table-cell office:value-type="float" office:value="156" calcext:value-type="float">
            <text:p>156</text:p>
          </table:table-cell>
          <table:table-cell office:value-type="string" calcext:value-type="string">
            <text:p>paper_174</text:p>
          </table:table-cell>
          <table:table-cell office:value-type="float" office:value="70" calcext:value-type="float">
            <text:p>70</text:p>
          </table:table-cell>
          <table:table-cell office:value-type="float" office:value="204" calcext:value-type="float">
            <text:p>204</text:p>
          </table:table-cell>
          <table:table-cell office:value-type="string" calcext:value-type="string">
            <text:p>J Pickering, K Bäckstrand…</text:p>
          </table:table-cell>
          <table:table-cell office:value-type="string" calcext:value-type="string">
            <text:p>Between environmental and ecological democracy: theory and practice at the democracy-environment nexus</text:p>
          </table:table-cell>
          <table:table-cell office:value-type="string" calcext:value-type="string">
            <text:p>between environmental and ecological democracy: theory and practice at the democracy-environment nexus</text:p>
          </table:table-cell>
          <table:table-cell office:value-type="string" calcext:value-type="string">
            <text:p>Concepts of ecological and environmental democracy seek to reconcile two normative ideals: ensuring environmental sustainability while safeguarding democracy. These ideals are frequently conceived as being in conflict, as democracy is perceived as too slow and cumbersome to deliver the urgent large-scale collective action needed to tackle environmental problems. Theories addressing the democracy-environment nexus can be situated on a spectrum from theories of�ecological democracy�that are more critical of existing liberal democratic institutions to theories of�environmental democracy�that call for reforming rather than radically transforming or dismantling those institutions. This article reviews theoretical and empirical scholarship on the democracy-environment nexus. We find continued theoretical and empirical diversity in the field, as well as vibrant debates on democratising global environmental politics, local material practices, and non-human representation. We argue for stronger dialogue between environmental political theory and empirical, policy-oriented research on democracy and sustainability, as well as further exploration of complementarities between ecological and environmental democracy. We identify four main areas of challenge and opportunity for theory and practice: public participation and populism; technocracy and expertise; governance across scales; and ecological rights and limits.</text:p>
          </table:table-cell>
          <table:table-cell table:number-columns-repeated="4"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Journal of Environmental …</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20" calcext:value-type="float">
            <text:p>2020</text:p>
          </table:table-cell>
          <table:table-cell office:value-type="string" calcext:value-type="string">
            <text:p>https://www.tandfonline.com/doi/abs/10.1080/1523908X.2020.1703276</text:p>
          </table:table-cell>
          <table:table-cell office:value-type="string" calcext:value-type="string">
            <text:p>https://scholar.google.com/scholar?cites=514533996015629789&amp;as_sdt=2005&amp;sciodt=0,5&amp;hl=en</text:p>
          </table:table-cell>
          <table:table-cell office:value-type="float" office:value="749" calcext:value-type="float">
            <text:p>749</text:p>
          </table:table-cell>
          <table:table-cell office:value-type="string" calcext:value-type="string">
            <text:p>NA</text:p>
          </table:table-cell>
          <table:table-cell office:value-type="string" calcext:value-type="string">
            <text:p>10.1080/1523908X.2020.1703276</text:p>
          </table:table-cell>
          <table:table-cell table:number-columns-repeated="6" office:value-type="string" calcext:value-type="string">
            <text:p>NA</text:p>
          </table:table-cell>
          <table:table-cell office:value-type="float" office:value="204" calcext:value-type="float">
            <text:p>204</text:p>
          </table:table-cell>
          <table:table-cell office:value-type="float" office:value="40.8" calcext:value-type="float">
            <text:p>40.8</text:p>
          </table:table-cell>
          <table:table-cell office:value-type="float" office:value="68" calcext:value-type="float">
            <text:p>68</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www.tandfonline.com/doi/pdf/10.1080/1523908X.2020.1703276</text:p>
          </table:table-cell>
          <table:table-cell office:value-type="string" calcext:value-type="string">
            <text:p>https://scholar.google.com/scholar?q=related:3bVfefH9Iw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8">
          <table:table-cell office:value-type="float" office:value="157" calcext:value-type="float">
            <text:p>157</text:p>
          </table:table-cell>
          <table:table-cell office:value-type="string" calcext:value-type="string">
            <text:p>paper_182</text:p>
          </table:table-cell>
          <table:table-cell office:value-type="float" office:value="203" calcext:value-type="float">
            <text:p>203</text:p>
          </table:table-cell>
          <table:table-cell office:value-type="float" office:value="36" calcext:value-type="float">
            <text:p>36</text:p>
          </table:table-cell>
          <table:table-cell office:value-type="string" calcext:value-type="string">
            <text:p>SSC Tay</text:p>
          </table:table-cell>
          <table:table-cell office:value-type="string" calcext:value-type="string">
            <text:p>Blowing smoke: Regional cooperation, Indonesian democracy, and the haze</text:p>
          </table:table-cell>
          <table:table-cell office:value-type="string" calcext:value-type="string">
            <text:p>blowing smoke: regional cooperation, indonesian democracy, and the haze</text:p>
          </table:table-cell>
          <table:table-cell office:value-type="string" calcext:value-type="string">
            <text:p>Environmental degradation in Southeast Asia has many facets. Industrial pollution of urban air and waterways, rapid and often illegal deforestation, and damage to marine resources and habitats all come to mind, and all have attracted critical attention. Yet among these nontraditional threats to security, few have been more widely noted than the perennial smoke that still rises from fires in Indonesia and spreads to neighboring countries. As I shall show in this chapter, these fires and the resulting haze have triggered a long series of responses from ASEAN. Yet the flames and smoke have reappeared, to varying extents and intensities, for more than the last fifteen years. Off and on, the haze has threatened health in parts of Malaya, Sarawak, Kalimantan, Sumatra, Brunei Darussalam, and Singapore. The Philippines and Thailand have been affected to a lesser degree. On occasion, local air has been rendered toxic enough to force the closing of schools. Affected areas have lost billions of dollars in health costs and canceled hours. No wonder ASEAN has labeled the haze �the most serious problem in the region.� 2 Originating as it does in one country, while damaging livelihoods in adjacent countries, the haze deserves the attention of anyone interested in regional approaches to environmental security. Of additional interest is how political accountability inside one country�democratic Indonesia�may have hurt or helped its ecological accountability to the larger region. There are many reasons to criticize the lack of environmental protection in Southeast Asia, from rapid and often illegal deforestation to overfishing and the pollution of urban air and waterways. Yet few examples of environmental concern deserve greater attention from those interested in regionalism than the haze that arises from fires in Indonesia.</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Hard Choices, Singapore: ISEA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degruyter.com</text:p>
          </table:table-cell>
          <table:table-cell office:value-type="float" office:value="2008" calcext:value-type="float">
            <text:p>2008</text:p>
          </table:table-cell>
          <table:table-cell office:value-type="string" calcext:value-type="string">
            <text:p>https://www.degruyter.com/document/doi/10.1355/9789812308818-011/pdf?licenseType=restricted</text:p>
          </table:table-cell>
          <table:table-cell office:value-type="string" calcext:value-type="string">
            <text:p>https://scholar.google.com/scholar?cites=2361090468088937800&amp;as_sdt=2005&amp;sciodt=0,5&amp;hl=en</text:p>
          </table:table-cell>
          <table:table-cell office:value-type="float" office:value="194" calcext:value-type="float">
            <text:p>194</text:p>
          </table:table-cell>
          <table:table-cell office:value-type="string" calcext:value-type="string">
            <text:p>NA</text:p>
          </table:table-cell>
          <table:table-cell office:value-type="string" calcext:value-type="string">
            <text:p>10.1355/9789812308818-011</text:p>
          </table:table-cell>
          <table:table-cell table:number-columns-repeated="6" office:value-type="string" calcext:value-type="string">
            <text:p>NA</text:p>
          </table:table-cell>
          <table:table-cell office:value-type="float" office:value="36" calcext:value-type="float">
            <text:p>36</text:p>
          </table:table-cell>
          <table:table-cell office:value-type="float" office:value="2.12" calcext:value-type="float">
            <text:p>2.12</text:p>
          </table:table-cell>
          <table:table-cell office:value-type="float" office:value="36" calcext:value-type="float">
            <text:p>36</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NA</text:p>
          </table:table-cell>
          <table:table-cell office:value-type="string" calcext:value-type="string">
            <text:p>https://scholar.google.com/scholar?q=related:SH0AaUVHxC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table-cell office:value-type="float" office:value="158" calcext:value-type="float">
            <text:p>158</text:p>
          </table:table-cell>
          <table:table-cell office:value-type="string" calcext:value-type="string">
            <text:p>paper_184</text:p>
          </table:table-cell>
          <table:table-cell office:value-type="float" office:value="9" calcext:value-type="float">
            <text:p>9</text:p>
          </table:table-cell>
          <table:table-cell office:value-type="float" office:value="85" calcext:value-type="float">
            <text:p>85</text:p>
          </table:table-cell>
          <table:table-cell office:value-type="string" calcext:value-type="string">
            <text:p>JC Sturgeon</text:p>
          </table:table-cell>
          <table:table-cell office:value-type="string" calcext:value-type="string">
            <text:p>Border practices, boundaries, and the control of resource access: A case from China, Thailand and Burma</text:p>
          </table:table-cell>
          <table:table-cell office:value-type="string" calcext:value-type="string">
            <text:p>border practices, boundaries, and the control of resource access: a case from china, thailand and burma</text:p>
          </table:table-cell>
          <table:table-cell office:value-type="string" calcext:value-type="string">
            <text:p>This article traces border practices along boundaries that China and Thailand share with Burma. It portrays a spectrum of small border polities, from principalities on the fringes of Southeast Asian kingdoms, through Nationalist troops in Burma following their defeat in China, to �drug lords� and �rebel armies�. The focus here is on Akha village heads who have worked their connections in multiple directions, including into Burma, to position themselves as patrons controlling local resource access. With state appointment as border guardians, village heads become chiefs of new kinds of small border entities, protecting the border for the homeland while enabling certain illicit information, people, and goods to cross. In regions with a history of complex patronage relations, state efforts to control peripheral people, resources, and territories have in fact produced small border chiefs, with practices similar to those of frontier princes in the past.</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Development and Change</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iley Online Library</text:p>
          </table:table-cell>
          <table:table-cell office:value-type="float" office:value="2004" calcext:value-type="float">
            <text:p>2004</text:p>
          </table:table-cell>
          <table:table-cell office:value-type="string" calcext:value-type="string">
            <text:p>https://onlinelibrary.wiley.com/doi/abs/10.1111/j.1467-7660.2004.00361.x</text:p>
          </table:table-cell>
          <table:table-cell office:value-type="string" calcext:value-type="string">
            <text:p>https://scholar.google.com/scholar?cites=11452484537047475656&amp;as_sdt=2005&amp;sciodt=0,5&amp;hl=en</text:p>
          </table:table-cell>
          <table:table-cell office:value-type="float" office:value="897" calcext:value-type="float">
            <text:p>897</text:p>
          </table:table-cell>
          <table:table-cell office:value-type="string" calcext:value-type="string">
            <text:p>NA</text:p>
          </table:table-cell>
          <table:table-cell office:value-type="string" calcext:value-type="string">
            <text:p>10.1111/j.1467-7660.2004.00361.x</text:p>
          </table:table-cell>
          <table:table-cell table:number-columns-repeated="6" office:value-type="string" calcext:value-type="string">
            <text:p>NA</text:p>
          </table:table-cell>
          <table:table-cell office:value-type="float" office:value="85" calcext:value-type="float">
            <text:p>85</text:p>
          </table:table-cell>
          <table:table-cell office:value-type="float" office:value="4.05" calcext:value-type="float">
            <text:p>4.05</text:p>
          </table:table-cell>
          <table:table-cell office:value-type="float" office:value="85" calcext:value-type="float">
            <text:p>85</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https://www.academia.edu/download/54236122/j.1467-7660.2004.00361.x20170824-25700-1q6e6yv.pdf</text:p>
          </table:table-cell>
          <table:table-cell office:value-type="string" calcext:value-type="string">
            <text:p>https://scholar.google.com/scholar?q=related:yGVeMgJm75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
          <table:table-cell office:value-type="float" office:value="159" calcext:value-type="float">
            <text:p>159</text:p>
          </table:table-cell>
          <table:table-cell office:value-type="string" calcext:value-type="string">
            <text:p>paper_19</text:p>
          </table:table-cell>
          <table:table-cell office:value-type="float" office:value="91" calcext:value-type="float">
            <text:p>91</text:p>
          </table:table-cell>
          <table:table-cell office:value-type="float" office:value="28" calcext:value-type="float">
            <text:p>28</text:p>
          </table:table-cell>
          <table:table-cell office:value-type="string" calcext:value-type="string">
            <text:p>S Fritz, JC Laso Bayas, L See…</text:p>
          </table:table-cell>
          <table:table-cell office:value-type="string" calcext:value-type="string">
            <text:p>A continental assessment of the drivers of tropical deforestation with a focus on protected areas</text:p>
          </table:table-cell>
          <table:table-cell office:value-type="string" calcext:value-type="string">
            <text:p>a continental assessment of the drivers of tropical deforestation with a focus on protected areas</text:p>
          </table:table-cell>
          <table:table-cell office:value-type="string" calcext:value-type="string">
            <text:p>Deforestation contributes to global greenhouse gas emissions and must be reduced if the 1.5�C limit to global warming is to be realized. Protected areas represent one intervention for decreasing forest loss and aiding conservation efforts, yet there is intense human pressure on at least one-third of protected areas globally. There have been numerous studies addressing the extent and identifying drivers of deforestation at the local, regional, and global level. Yet few have focused on drivers of deforestation in protected areas in high thematic detail. Here we use a new crowdsourced data set on drivers of tropical forest loss for the period 2008�2019, which has been collected using the Geo-Wiki crowdsourcing application for visual interpretation of very high-resolution imagery by volunteers. Extending on the published data on tree cover and forest loss from the Global Forest Change initiative, we investigate the dominant drivers of deforestation in tropical protected areas situated within 30� north and south of the equator. We find the deforestation rate in protected areas to be lower than the continental average for the Latin Americas (3.4% in protected areas compared to 5.4%) and Africa (3.3% compared to 3.9%), but it exceeds that of unprotected land in Asia (8.5% compared to 8.1%). Consistent with findings from foregoing studies, we also find that pastures and other subsistence agriculture are the dominant deforestation driver in the Latin Americas, while forest management, oil palm, shifting cultivation and other subsistence agriculture dominate in Asia, and shifting cultivation and other subsistence agriculture is the main driver in Africa. However, we find contrasting results in relation to the degree of protection, which indicate that the rate of deforestation in Latin America and Africa in strictly protected areas might even exceed that of areas with no strict protection. This crucial finding highlights the need for further studies based on a bottom up crowdsourced, data collection approach, to investigate drivers of deforestation both inside and outside protected area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Frontiers in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frontiersin.org</text:p>
          </table:table-cell>
          <table:table-cell office:value-type="float" office:value="2022" calcext:value-type="float">
            <text:p>2022</text:p>
          </table:table-cell>
          <table:table-cell office:value-type="string" calcext:value-type="string">
            <text:p>https://www.frontiersin.org/articles/10.3389/fcosc.2022.830248/full</text:p>
          </table:table-cell>
          <table:table-cell office:value-type="string" calcext:value-type="string">
            <text:p>https://scholar.google.com/scholar?cites=13696103730831126256&amp;as_sdt=2005&amp;sciodt=0,5&amp;hl=en</text:p>
          </table:table-cell>
          <table:table-cell office:value-type="float" office:value="79" calcext:value-type="float">
            <text:p>79</text:p>
          </table:table-cell>
          <table:table-cell office:value-type="string" calcext:value-type="string">
            <text:p>HTML</text:p>
          </table:table-cell>
          <table:table-cell office:value-type="string" calcext:value-type="string">
            <text:p>10.3389/fcosc.2022.830248</text:p>
          </table:table-cell>
          <table:table-cell table:number-columns-repeated="6" office:value-type="string" calcext:value-type="string">
            <text:p>NA</text:p>
          </table:table-cell>
          <table:table-cell office:value-type="float" office:value="28" calcext:value-type="float">
            <text:p>28</text:p>
          </table:table-cell>
          <table:table-cell office:value-type="float" office:value="9.33" calcext:value-type="float">
            <text:p>9.33</text:p>
          </table:table-cell>
          <table:table-cell office:value-type="float" office:value="7" calcext:value-type="float">
            <text:p>7</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www.frontiersin.org/articles/10.3389/fcosc.2022.830248/full</text:p>
          </table:table-cell>
          <table:table-cell office:value-type="string" calcext:value-type="string">
            <text:p>https://scholar.google.com/scholar?q=related:8G4XM8dVEr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table-cell office:value-type="float" office:value="160" calcext:value-type="float">
            <text:p>160</text:p>
          </table:table-cell>
          <table:table-cell office:value-type="string" calcext:value-type="string">
            <text:p>paper_198</text:p>
          </table:table-cell>
          <table:table-cell office:value-type="float" office:value="204" calcext:value-type="float">
            <text:p>204</text:p>
          </table:table-cell>
          <table:table-cell office:value-type="float" office:value="8" calcext:value-type="float">
            <text:p>8</text:p>
          </table:table-cell>
          <table:table-cell office:value-type="string" calcext:value-type="string">
            <text:p>F Cappelli, N Caravaggio, C Vaquero-Piñeiro</text:p>
          </table:table-cell>
          <table:table-cell office:value-type="string" calcext:value-type="string">
            <text:p>Buen Vivir and forest conservation in Bolivia: False promises or effective change?</text:p>
          </table:table-cell>
          <table:table-cell office:value-type="string" calcext:value-type="string">
            <text:p>buen vivir and forest conservation in bolivia: false promises or effective change?</text:p>
          </table:table-cell>
          <table:table-cell office:value-type="string" calcext:value-type="string">
            <text:p>Can the principles of Buen Vivir support forest cover transition in Latin America? This paper explores the effects of the Ley de Derechos de la Madre Tierra (Law 071), the fundamental law for regulating the rights of nature and the environment in accordance with the principles of Buen Vivir, in Bolivia. By means of a country-level panel dataset, we compare forest cover trajectories of Bolivia with the dynamics of a synthetic counterfactual that simulates what would have happened in the absence of the policy. Our results show that, in the absence of the Law 071, Bolivia would have experienced a different forest cover pattern. In particular, the recognition of the rights of Mother Earth has proven effective in supporting forest cover in the country despite the effect was modest in magnitude and declined over time. This evidence sheds light on the value of the institutional endorsement of informal Indigenous principles for sustainable development.</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Forest Policy and …</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2" calcext:value-type="float">
            <text:p>2022</text:p>
          </table:table-cell>
          <table:table-cell office:value-type="string" calcext:value-type="string">
            <text:p>https://www.sciencedirect.com/science/article/pii/S1389934122000077</text:p>
          </table:table-cell>
          <table:table-cell office:value-type="string" calcext:value-type="string">
            <text:p>https://scholar.google.com/scholar?cites=17379206061597613982&amp;as_sdt=2005&amp;sciodt=0,5&amp;hl=en</text:p>
          </table:table-cell>
          <table:table-cell office:value-type="float" office:value="639" calcext:value-type="float">
            <text:p>639</text:p>
          </table:table-cell>
          <table:table-cell table:number-columns-repeated="8" office:value-type="string" calcext:value-type="string">
            <text:p>NA</text:p>
          </table:table-cell>
          <table:table-cell office:value-type="float" office:value="8" calcext:value-type="float">
            <text:p>8</text:p>
          </table:table-cell>
          <table:table-cell office:value-type="float" office:value="2.67" calcext:value-type="float">
            <text:p>2.67</text:p>
          </table:table-cell>
          <table:table-cell table:number-columns-repeated="3" office:value-type="float" office:value="3" calcext:value-type="float">
            <text:p>3</text:p>
          </table:table-cell>
          <table:table-cell office:value-type="string" calcext:value-type="string">
            <text:p>NA</text:p>
          </table:table-cell>
          <table:table-cell office:value-type="string" calcext:value-type="string">
            <text:p>https://scholar.google.com/scholar?q=related:nl_Xg9VXL_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
          <table:table-cell office:value-type="float" office:value="161" calcext:value-type="float">
            <text:p>161</text:p>
          </table:table-cell>
          <table:table-cell office:value-type="string" calcext:value-type="string">
            <text:p>paper_199</text:p>
          </table:table-cell>
          <table:table-cell office:value-type="float" office:value="94" calcext:value-type="float">
            <text:p>94</text:p>
          </table:table-cell>
          <table:table-cell office:value-type="float" office:value="3" calcext:value-type="float">
            <text:p>3</text:p>
          </table:table-cell>
          <table:table-cell office:value-type="string" calcext:value-type="string">
            <text:p>Harding, R; Prem, M; Ruiz, NA; Vargas, DL</text:p>
          </table:table-cell>
          <table:table-cell office:value-type="string" calcext:value-type="string">
            <text:p>Buying a Blind Eye: Campaign Donations, Regulatory Enforcement, and Deforestation</text:p>
          </table:table-cell>
          <table:table-cell office:value-type="string" calcext:value-type="string">
            <text:p>buying a blind eye: campaign donations, regulatory enforcement, and deforestation</text:p>
          </table:table-cell>
          <table:table-cell office:value-type="string" calcext:value-type="string">
            <text:p>While existing work has demonstrated that campaign donations can buy access to benefits such as favorable legislation and preferential contracting, we highlight another use of campaign contributions: buying reductions in regulatory enforcement. Specifically, we argue that in return for campaign contributions, Colombian mayors who rely on donor-funding (compared with those who do not) choose not to enforce sanctions against illegal deforestation activities. Using a regression discontinuity design, we show that deforestation is significantly higher in municipalities that elect donor-funded as opposed to self-funded politicians. Further analysis shows that only part of this effect can be explained by differences in contracting practices by donor-funded mayors. Instead, evidence of heterogeneity in the effects according to the presence of alternative formal and informal enforcement institutions, and analysis of fire clearance, support the interpretation that campaign contributions buy reductions in the enforcement of environmental regulations.</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AMERICAN POLITICAL SCIENCE REVIEW</text:p>
          </table:table-cell>
          <table:table-cell table:number-columns-repeated="2" office:value-type="float" office:value="1" calcext:value-type="float">
            <text:p>1</text:p>
          </table:table-cell>
          <table:table-cell office:value-type="string" calcext:value-type="string">
            <text:p>CAMBRIDGE UNIV PRESS</text:p>
          </table:table-cell>
          <table:table-cell office:value-type="float" office:value="2024" calcext:value-type="float">
            <text:p>2024</text:p>
          </table:table-cell>
          <table:table-cell office:value-type="string" calcext:value-type="string">
            <text:p>http://dx.doi.org/10.1017/S000305542300041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7/S0003055423000412</text:p>
          </table:table-cell>
          <table:table-cell office:value-type="string" calcext:value-type="string">
            <text:p>0003-0554</text:p>
          </table:table-cell>
          <table:table-cell office:value-type="string" calcext:value-type="string">
            <text:p>NA</text:p>
          </table:table-cell>
          <table:table-cell office:value-type="float" office:value="118" calcext:value-type="float">
            <text:p>118</text:p>
          </table:table-cell>
          <table:table-cell office:value-type="float" office:value="2" calcext:value-type="float">
            <text:p>2</text:p>
          </table:table-cell>
          <table:table-cell office:value-type="float" office:value="635" calcext:value-type="float">
            <text:p>635</text:p>
          </table:table-cell>
          <table:table-cell office:value-type="float" office:value="653" calcext:value-type="float">
            <text:p>653</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12">
          <table:table-cell office:value-type="float" office:value="162" calcext:value-type="float">
            <text:p>162</text:p>
          </table:table-cell>
          <table:table-cell office:value-type="string" calcext:value-type="string">
            <text:p>paper_20</text:p>
          </table:table-cell>
          <table:table-cell office:value-type="float" office:value="187" calcext:value-type="float">
            <text:p>187</text:p>
          </table:table-cell>
          <table:table-cell office:value-type="float" office:value="0" calcext:value-type="float">
            <text:p>0</text:p>
          </table:table-cell>
          <table:table-cell office:value-type="string" calcext:value-type="string">
            <text:p>W.L. Wagner</text:p>
          </table:table-cell>
          <table:table-cell office:value-type="string" calcext:value-type="string">
            <text:p>A continental forest policy for North America?</text:p>
          </table:table-cell>
          <table:table-cell office:value-type="string" calcext:value-type="string">
            <text:p>a continental forest policy for north america?</text:p>
          </table:table-cell>
          <table:table-cell office:value-type="string" calcext:value-type="string">
            <text:p>Changes in the global forest economy along with moves in the priorities in the management of American federal forests may have created a timber supply condition that has hampered trade relations with Canada over softwood lumber. Concurrently, agents of natural disturbance are impacting significant areas of North American timberlands. Current institutional arrangements, including those initiated by the Softwood Lumber Export Charge Act of 2006,may be encouraging less than optimal cooperation. A non-profit, partially governmental collaborative approach termed the continental forestry chamber is proposed as an alternative arrangement in resolving forest conservation, management and trade issues in North America. Key words: conservation, management, softwood lumber, deliberative democracy</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Forestry Chronicl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07" calcext:value-type="float">
            <text:p>2007</text:p>
          </table:table-cell>
          <table:table-cell office:value-type="string" calcext:value-type="string">
            <text:p>https://www.scopus.com/inward/record.uri?partnerID=HzOxMe3b&amp;scp=35648992587&amp;origin=inward</text:p>
          </table:table-cell>
          <table:table-cell office:value-type="string" calcext:value-type="string">
            <text:p>https://www.scopus.com/inward/citedby.uri?partnerID=HzOxMe3b&amp;scp=35648992587&amp;origin=inward</text:p>
          </table:table-cell>
          <table:table-cell office:value-type="float" office:value="101" calcext:value-type="float">
            <text:p>101</text:p>
          </table:table-cell>
          <table:table-cell office:value-type="string" calcext:value-type="string">
            <text:p>Review</text:p>
          </table:table-cell>
          <table:table-cell office:value-type="string" calcext:value-type="string">
            <text:p>10.5558/tfc83658-5</text:p>
          </table:table-cell>
          <table:table-cell office:value-type="string" calcext:value-type="string">
            <text:p>0015-7546</text:p>
          </table:table-cell>
          <table:table-cell office:value-type="string" calcext:value-type="string">
            <text:p>https://api.elsevier.com/content/abstract/scopus_id/35648992587</text:p>
          </table:table-cell>
          <table:table-cell office:value-type="float" office:value="83" calcext:value-type="float">
            <text:p>83</text:p>
          </table:table-cell>
          <table:table-cell office:value-type="float" office:value="5" calcext:value-type="float">
            <text:p>5</text:p>
          </table:table-cell>
          <table:table-cell office:value-type="float" office:value="658" calcext:value-type="float">
            <text:p>658</text:p>
          </table:table-cell>
          <table:table-cell office:value-type="float" office:value="665" calcext:value-type="float">
            <text:p>665</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15">
          <table:table-cell office:value-type="float" office:value="163" calcext:value-type="float">
            <text:p>163</text:p>
          </table:table-cell>
          <table:table-cell office:value-type="string" calcext:value-type="string">
            <text:p>paper_203</text:p>
          </table:table-cell>
          <table:table-cell office:value-type="float" office:value="45" calcext:value-type="float">
            <text:p>45</text:p>
          </table:table-cell>
          <table:table-cell office:value-type="float" office:value="7" calcext:value-type="float">
            <text:p>7</text:p>
          </table:table-cell>
          <table:table-cell office:value-type="string" calcext:value-type="string">
            <text:p>F. Farhan</text:p>
          </table:table-cell>
          <table:table-cell office:value-type="string" calcext:value-type="string">
            <text:p>Can campaigns save forests? Critical reflections from the Tripa campaign, Aceh, Indonesia</text:p>
          </table:table-cell>
          <table:table-cell office:value-type="string" calcext:value-type="string">
            <text:p>can campaigns save forests? critical reflections from the tripa campaign, aceh, indonesia</text:p>
          </table:table-cell>
          <table:table-cell office:value-type="string" calcext:value-type="string">
            <text:p>With a long campaign and legal battle environmentalists, government, and local</text:p>
            <text:p>communities were able to bring the oil palm plantation holder PT. Kalista Alam to court and</text:p>
            <text:p>have it convicted for the use of fire in the Tripa peat swamp forest, Aceh, Indonesia. This</text:p>
            <text:p>unique case calls for the question 'Can campaigns save forests?'In this article we describe</text:p>
            <text:p>the process that led to the court case and the final conviction, showing also that with the</text:p>
            <text:p>conviction the campaign has not ende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Forest Policy and Economic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office:value-type="float" office:value="2019" calcext:value-type="float">
            <text:p>2019</text:p>
          </table:table-cell>
          <table:table-cell office:value-type="string" calcext:value-type="string">
            <text:p>https://api.elsevier.com/content/article/eid/1-s2.0-S1389934118303538</text:p>
          </table:table-cell>
          <table:table-cell office:value-type="string" calcext:value-type="string">
            <text:p>https://www.scopus.com/inward/citedby.uri?partnerID=HzOxMe3b&amp;scp=85065515556&amp;origin=inward</text:p>
          </table:table-cell>
          <table:table-cell office:value-type="float" office:value="119" calcext:value-type="float">
            <text:p>119</text:p>
          </table:table-cell>
          <table:table-cell office:value-type="string" calcext:value-type="string">
            <text:p>Article</text:p>
          </table:table-cell>
          <table:table-cell office:value-type="string" calcext:value-type="string">
            <text:p>10.1016/j.forpol.2019.04.012</text:p>
          </table:table-cell>
          <table:table-cell office:value-type="string" calcext:value-type="string">
            <text:p>1389-9341</text:p>
          </table:table-cell>
          <table:table-cell office:value-type="string" calcext:value-type="string">
            <text:p>https://api.elsevier.com/content/abstract/scopus_id/85065515556</text:p>
          </table:table-cell>
          <table:table-cell office:value-type="float" office:value="105" calcext:value-type="float">
            <text:p>105</text:p>
          </table:table-cell>
          <table:table-cell office:value-type="string" calcext:value-type="string">
            <text:p>NA</text:p>
          </table:table-cell>
          <table:table-cell office:value-type="float" office:value="17" calcext:value-type="float">
            <text:p>17</text:p>
          </table:table-cell>
          <table:table-cell office:value-type="float" office:value="27" calcext:value-type="float">
            <text:p>27</text:p>
          </table:table-cell>
          <table:table-cell office:value-type="float" office:value="7" calcext:value-type="float">
            <text:p>7</text:p>
          </table:table-cell>
          <table:table-cell office:value-type="float" office:value="1.17" calcext:value-type="float">
            <text:p>1.17</text:p>
          </table:table-cell>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9">
          <table:table-cell office:value-type="float" office:value="164" calcext:value-type="float">
            <text:p>164</text:p>
          </table:table-cell>
          <table:table-cell office:value-type="string" calcext:value-type="string">
            <text:p>paper_207</text:p>
          </table:table-cell>
          <table:table-cell office:value-type="float" office:value="58" calcext:value-type="float">
            <text:p>58</text:p>
          </table:table-cell>
          <table:table-cell office:value-type="float" office:value="104" calcext:value-type="float">
            <text:p>104</text:p>
          </table:table-cell>
          <table:table-cell office:value-type="string" calcext:value-type="string">
            <text:p>DJ Fiorino</text:p>
          </table:table-cell>
          <table:table-cell office:value-type="string" calcext:value-type="string">
            <text:p>Can democracy handle climate change?</text:p>
          </table:table-cell>
          <table:table-cell office:value-type="string" calcext:value-type="string">
            <text:p>can democracy handle climate change?</text:p>
          </table:table-cell>
          <table:table-cell office:value-type="string" calcext:value-type="string">
            <text:p>Global climate change poses an unprecedented challenge for governments across the world. Small wonder that many experts question whether democracies have the ability to cope with the causes and long-term consequences of a changing climate. Some even argue that authoritarian regimes are better equipped to make the tough choices required to tackle the climate crisis.</text:p>
            <text:p/>
            <text:p>In this incisive book, Daniel Fiorino challenges the assumptions and evidence offered by sceptics of democracy and its capacity to handle climate change. Democracies, he explains, typically enjoy higher levels of environmental performance and produce greater innovation in technology, policy, and climate governance than autocracies. Rather than less democracy, Fiorino calls for a more accountable and responsive politics that will provide democratically-elected governments with the enhanced capacity for collective action on climate and other environmental issues.</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18" calcext:value-type="float">
            <text:p>2018</text:p>
          </table:table-cell>
          <table:table-cell office:value-type="string" calcext:value-type="string">
            <text:p>https://books.google.com/books?hl=en&amp;lr=&amp;id=yrhhDwAAQBAJ&amp;oi=fnd&amp;pg=PT4&amp;dq=%22elections%22%7C%22democracy%22%7C%22leader+selection%22%7C%22campaign%22%7C%22political+cycle%22+%22deforestation%22%7C%22forest+conversion%22%7C%22forest+plantation%22%7C%22forest+conservation%22%7C%22forest+degradation%22%7C%22reforestation%22%7C%22forest+carbon%22%7C%22tree+cover+loss%22&amp;ots=fgm4bwyLJd&amp;sig=V06FEW9U_12bXWVJs9Kh_jF-0lM</text:p>
          </table:table-cell>
          <table:table-cell office:value-type="string" calcext:value-type="string">
            <text:p>https://scholar.google.com/scholar?cites=4010457088176087729&amp;as_sdt=2005&amp;sciodt=0,5&amp;hl=en</text:p>
          </table:table-cell>
          <table:table-cell office:value-type="float" office:value="262" calcext:value-type="float">
            <text:p>262</text:p>
          </table:table-cell>
          <table:table-cell office:value-type="string" calcext:value-type="string">
            <text:p>BOOK</text:p>
          </table:table-cell>
          <table:table-cell table:number-columns-repeated="7" office:value-type="string" calcext:value-type="string">
            <text:p>NA</text:p>
          </table:table-cell>
          <table:table-cell office:value-type="float" office:value="104" calcext:value-type="float">
            <text:p>104</text:p>
          </table:table-cell>
          <table:table-cell office:value-type="float" office:value="14.86" calcext:value-type="float">
            <text:p>14.86</text:p>
          </table:table-cell>
          <table:table-cell office:value-type="float" office:value="104" calcext:value-type="float">
            <text:p>104</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NA</text:p>
          </table:table-cell>
          <table:table-cell office:value-type="string" calcext:value-type="string">
            <text:p>https://scholar.google.com/scholar?q=related:seKuL3kBqD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
          <table:table-cell office:value-type="float" office:value="165" calcext:value-type="float">
            <text:p>165</text:p>
          </table:table-cell>
          <table:table-cell office:value-type="string" calcext:value-type="string">
            <text:p>paper_209</text:p>
          </table:table-cell>
          <table:table-cell office:value-type="float" office:value="205" calcext:value-type="float">
            <text:p>205</text:p>
          </table:table-cell>
          <table:table-cell office:value-type="float" office:value="21" calcext:value-type="float">
            <text:p>21</text:p>
          </table:table-cell>
          <table:table-cell office:value-type="string" calcext:value-type="string">
            <text:p>J Gonzales Tovar, JP Sarmiento Barletti…</text:p>
          </table:table-cell>
          <table:table-cell office:value-type="string" calcext:value-type="string">
            <text:p>Can multistakeholder forums empower indigenous and local communities and promote forest conservation? A comparative analysis of territorial planning in two …</text:p>
          </table:table-cell>
          <table:table-cell office:value-type="string" calcext:value-type="string">
            <text:p>can multistakeholder forums empower indigenous and local communities and promote forest conservation? a comparative analysis of territorial planning in two …</text:p>
          </table:table-cell>
          <table:table-cell office:value-type="string" calcext:value-type="string">
            <text:p>Multistakeholder forums (MSFs) are applied in territorial planning with the goal of bringing together diverse actors in decision-making, allowing the participation and empowerment of indigenous and local communities, protecting their territories, and promoting community-based conservation efforts. However, important questions remain. How are territorial planning MSFs shaped by context and power? Can they represent communities' diversity, respect their ancestral rights, and bring real change? This article explores how context and power affect the capacities and challenges of territorial planning MSFs to include, represent, empower, and benefit communities. Examining actors' perceptions, we comparatively analyze two cases, in two Brazilian states with contrasting contexts. We conclude that territorial planning MSFs are highly political spaces influenced by complexities in context, power relations, and communities' diversity. They may include, represent, and empower communities and help recognize and conserve their territories, but not necessarily. Especially in difficult settings, communities face more challenges than other actors to be represented and participate at MSFs, and territorial planning may empower or �invisibilize� communities. Other mechanisms (e.g., social action) can be key for communities instead of, or in synergy with, MSF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 Science and Practi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iley Online Library</text:p>
          </table:table-cell>
          <table:table-cell office:value-type="float" office:value="2021" calcext:value-type="float">
            <text:p>2021</text:p>
          </table:table-cell>
          <table:table-cell office:value-type="string" calcext:value-type="string">
            <text:p>https://conbio.onlinelibrary.wiley.com/doi/abs/10.1111/csp2.326</text:p>
          </table:table-cell>
          <table:table-cell office:value-type="string" calcext:value-type="string">
            <text:p>https://scholar.google.com/scholar?cites=9701262192840168217&amp;as_sdt=2005&amp;sciodt=0,5&amp;hl=en</text:p>
          </table:table-cell>
          <table:table-cell office:value-type="float" office:value="509" calcext:value-type="float">
            <text:p>509</text:p>
          </table:table-cell>
          <table:table-cell office:value-type="string" calcext:value-type="string">
            <text:p>NA</text:p>
          </table:table-cell>
          <table:table-cell office:value-type="string" calcext:value-type="string">
            <text:p>10.1111/csp2.326</text:p>
          </table:table-cell>
          <table:table-cell table:number-columns-repeated="6" office:value-type="string" calcext:value-type="string">
            <text:p>NA</text:p>
          </table:table-cell>
          <table:table-cell office:value-type="float" office:value="21" calcext:value-type="float">
            <text:p>21</text:p>
          </table:table-cell>
          <table:table-cell office:value-type="float" office:value="5.25" calcext:value-type="float">
            <text:p>5.25</text:p>
          </table:table-cell>
          <table:table-cell office:value-type="float" office:value="7" calcext:value-type="float">
            <text:p>7</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conbio.onlinelibrary.wiley.com/doi/pdfdirect/10.1111/csp2.326</text:p>
          </table:table-cell>
          <table:table-cell office:value-type="string" calcext:value-type="string">
            <text:p>https://scholar.google.com/scholar?q=related:GVMqnZDOoY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4">
          <table:table-cell office:value-type="float" office:value="166" calcext:value-type="float">
            <text:p>166</text:p>
          </table:table-cell>
          <table:table-cell office:value-type="string" calcext:value-type="string">
            <text:p>paper_213</text:p>
          </table:table-cell>
          <table:table-cell office:value-type="float" office:value="206" calcext:value-type="float">
            <text:p>206</text:p>
          </table:table-cell>
          <table:table-cell office:value-type="float" office:value="0" calcext:value-type="float">
            <text:p>0</text:p>
          </table:table-cell>
          <table:table-cell office:value-type="string" calcext:value-type="string">
            <text:p>M Nishijima, S Pal</text:p>
          </table:table-cell>
          <table:table-cell office:value-type="string" calcext:value-type="string">
            <text:p>Can the Political Left Save the Rainforests? Impact of Leftist Mayors on Deforestation in the Brazilian Amazon</text:p>
          </table:table-cell>
          <table:table-cell office:value-type="string" calcext:value-type="string">
            <text:p>can the political left save the rainforests? impact of leftist mayors on deforestation in the brazilian amazon</text:p>
          </table:table-cell>
          <table:table-cell office:value-type="string" calcext:value-type="string">
            <text:p>The paper argues that Brazil�s political left, traditionally aligned with various workers�</text:p>
            <text:p>groups, tends to prioritize environmental protection and the rights of indigenous people, who are</text:p>
            <text:p>disproportionately represented among the poor in the legal Amazon. This inclination stems from the</text:p>
            <text:p>left's preference for state intervention to safeguard the indigenous population, which often conflicts with</text:p>
            <text:p>business interests in agriculture, cattle ranching, and mining in the legal Amazon. Using satellite</text:p>
            <text:p>monitoring data from 760 municipalities in the Brazilian legal Amazon region between 2000 and 2021,</text:p>
            <text:p>the study examines the influence of left-wing mayors on levels and rates of deforestation, annual</text:p>
            <text:p>deforestation changes, reforestation initiatives, and local government spending on environmental</text:p>
            <text:p>management. Through a fuzzy regression discontinuity approach, the study assesses the impact of leftwing mayors who narrowly defeated right-wing rivals in close elections. The results suggest that</text:p>
            <text:p>electing a leftist mayor in a tight race leads to significant reductions in annual changes in deforestation,</text:p>
            <text:p>increased reforestation, and higher environmental expenditures, particularly when the leftist mayors</text:p>
            <text:p>govern without a coalition. These effects persist regardless of whether the mayors belong to the left</text:p>
            <text:p>alone, a left and centre-left coalition, or workers� parties, with the strongest impact seen among mayors</text:p>
            <text:p>solely from the left. The study also documents that municipalities with larger indigenous populations</text:p>
            <text:p>and higher levels of deforestation are more likely to elect leftist mayors, resulting in increased leftist</text:p>
            <text:p>vote shares. This dynamic holds leftist mayors accountable to these voters and underscores the</text:p>
            <text:p>importance of a functioning local democracy.</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researchgate.net</text:p>
          </table:table-cell>
          <table:table-cell office:value-type="float" office:value="2024" calcext:value-type="float">
            <text:p>2024</text:p>
          </table:table-cell>
          <table:table-cell office:value-type="string" calcext:value-type="string">
            <text:p>https://www.researchgate.net/profile/Sarmistha-Pal-2/publication/370188448_Can_the_Political_Left_Save_the_Rainforests_Impact_of_Leftist_Mayors_on_Deforestation_in_the_Brazilian_Amazon/links/66e5ff3ba438c86fdcceca21/Can-the-Political-Left-Save-the-Rainforests-Impact-of-Leftist-Mayors-on-Deforestation-in-the-Brazilian-Amazon.pdf</text:p>
          </table:table-cell>
          <table:table-cell office:value-type="string" calcext:value-type="string">
            <text:p>NA</text:p>
          </table:table-cell>
          <table:table-cell office:value-type="float" office:value="15" calcext:value-type="float">
            <text:p>15</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www.researchgate.net/profile/Sarmistha-Pal-2/publication/370188448_Can_the_Political_Left_Save_the_Rainforests_Impact_of_Leftist_Mayors_on_Deforestation_in_the_Brazilian_Amazon/links/66e5ff3ba438c86fdcceca21/Can-the-Political-Left-Save-the-Rainforests-Impact-of-Leftist-Mayors-on-Deforestation-in-the-Brazilian-Amazon.pdf</text:p>
          </table:table-cell>
          <table:table-cell office:value-type="string" calcext:value-type="string">
            <text:p>https://scholar.google.com/scholar?q=related:JI7Nu-7Fgj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8">
          <table:table-cell office:value-type="float" office:value="167" calcext:value-type="float">
            <text:p>167</text:p>
          </table:table-cell>
          <table:table-cell office:value-type="string" calcext:value-type="string">
            <text:p>paper_214</text:p>
          </table:table-cell>
          <table:table-cell office:value-type="float" office:value="25" calcext:value-type="float">
            <text:p>25</text:p>
          </table:table-cell>
          <table:table-cell office:value-type="float" office:value="81" calcext:value-type="float">
            <text:p>81</text:p>
          </table:table-cell>
          <table:table-cell office:value-type="string" calcext:value-type="string">
            <text:p>JN Volante, L Seghezzo</text:p>
          </table:table-cell>
          <table:table-cell office:value-type="string" calcext:value-type="string">
            <text:p>Can't see the forest for the trees: can declining deforestation trends in the Argentinian Chaco region be ascribed to efficient law enforcement?</text:p>
          </table:table-cell>
          <table:table-cell office:value-type="string" calcext:value-type="string">
            <text:p>can't see the forest for the trees: can declining deforestation trends in the argentinian chaco region be ascribed to efficient law enforcement?</text:p>
          </table:table-cell>
          <table:table-cell office:value-type="string" calcext:value-type="string">
            <text:p>A national �Forest Law� passed in Argentina in 2007 mandated provincial governments to set up and implement land use planning processes in order to protect their native forests and regulate the expansion of large-scale agriculture. A recent study postulates that observed reductions in deforestation in three provinces of the Argentinian �Dry Chaco� ecoregion (namely Salta, Santiago del Estero, and Chaco) can be attributed to the effective enforcement of this law by provincial governments. Yet a more contextualized analysis of the local situation raises a number of objections to the methods used and the conclusions drawn in that study. Our analysis (and first-hand experience) shows that provincial governments were unable to enforce the Forest Law, since deforestation in protected areas continued or even increased after its approval and implementation. Our criticism can be categorized into five major challenges: (1) declining deforestation trends started before the Forest Law; (2) a province with a substantial increase in deforestation was omitted; (3) only part of one ecoregion was taken into account in the analysis; (4) deforestation percentage by conservation categories is better than hectares by province as an indicator of law enforcement; and (5) assigning zones to land units prior to land use planning processes is questionable. These challenges, and the lack of a more complete and nuanced political analysis of the situation on the ground, calls into question both the reliability of the results and the usefulness of the conclusions in the study. Ambiguous or misleading messages from the academic community can have negative political consequences and hinder local conservation efforts in the short term. We should not be so caught up in our desire to see improvements on the ground that we can't see the forest for the tre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cological Economic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0921800917307668</text:p>
          </table:table-cell>
          <table:table-cell office:value-type="string" calcext:value-type="string">
            <text:p>https://scholar.google.com/scholar?cites=17342950831754823899&amp;as_sdt=2005&amp;sciodt=0,5&amp;hl=en</text:p>
          </table:table-cell>
          <table:table-cell office:value-type="float" office:value="272" calcext:value-type="float">
            <text:p>272</text:p>
          </table:table-cell>
          <table:table-cell table:number-columns-repeated="8" office:value-type="string" calcext:value-type="string">
            <text:p>NA</text:p>
          </table:table-cell>
          <table:table-cell office:value-type="float" office:value="81" calcext:value-type="float">
            <text:p>81</text:p>
          </table:table-cell>
          <table:table-cell office:value-type="float" office:value="11.57" calcext:value-type="float">
            <text:p>11.57</text:p>
          </table:table-cell>
          <table:table-cell office:value-type="float" office:value="41" calcext:value-type="float">
            <text:p>41</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ri.conicet.gov.ar/bitstream/handle/11336/90961/CONICET_Digital_Nro.c928efe0-cf08-4cbf-a0fe-b0a79c48b803_A.pdf?sequence=2&amp;isAllowed=y</text:p>
          </table:table-cell>
          <table:table-cell office:value-type="string" calcext:value-type="string">
            <text:p>https://scholar.google.com/scholar?q=related:28jPA-WJrv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3">
          <table:table-cell office:value-type="float" office:value="168" calcext:value-type="float">
            <text:p>168</text:p>
          </table:table-cell>
          <table:table-cell office:value-type="string" calcext:value-type="string">
            <text:p>paper_215</text:p>
          </table:table-cell>
          <table:table-cell office:value-type="float" office:value="33" calcext:value-type="float">
            <text:p>33</text:p>
          </table:table-cell>
          <table:table-cell office:value-type="float" office:value="866" calcext:value-type="float">
            <text:p>866</text:p>
          </table:table-cell>
          <table:table-cell office:value-type="string" calcext:value-type="string">
            <text:p>N Fraser</text:p>
          </table:table-cell>
          <table:table-cell office:value-type="string" calcext:value-type="string">
            <text:p>Cannibal Capitalism: How our System is Devouring Democracy, Care, and the Planet and What We Can Do A bout It</text:p>
          </table:table-cell>
          <table:table-cell office:value-type="string" calcext:value-type="string">
            <text:p>cannibal capitalism: how our system is devouring democracy, care, and the planet and what we can do a bout it</text:p>
          </table:table-cell>
          <table:table-cell office:value-type="string" calcext:value-type="string">
            <text:p>Capital is currently cannibalizing every sphere of life-guzzling wealth from nature and racialized populations, sucking up our ability to care for each other, and gutting the practice of politics. In this tightly argued and urgent volume, leading Marxist feminist theorist Nancy Fraser charts the voracious appetite of capital, tracking it from crisis point to crisis point, from ecological devastation to the collapse of democracy, from racial violence to the devaluing of care work. These crisis points all come to a head in Covid-19, which Fraser argues can help us envision the resistance we need to end the feeding frenzy.</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books.google.com</text:p>
          </table:table-cell>
          <table:table-cell office:value-type="float" office:value="2023" calcext:value-type="float">
            <text:p>2023</text:p>
          </table:table-cell>
          <table:table-cell office:value-type="string" calcext:value-type="string">
            <text:p>https://books.google.com/books?hl=en&amp;lr=&amp;id=QrazEAAAQBAJ&amp;oi=fnd&amp;pg=PR9&amp;dq=%22elections%22%7C%22democracy%22%7C%22leader+selection%22%7C%22campaign%22%7C%22political+cycle%22+%22deforestation%22%7C%22forest+conversion%22%7C%22forest+plantation%22%7C%22forest+conservation%22%7C%22forest+degradation%22%7C%22reforestation%22%7C%22forest+carbon%22%7C%22tree+cover+loss%22&amp;ots=e1OocpgcQs&amp;sig=EQE5udX0jfAcQKMVMN3NukNdskA</text:p>
          </table:table-cell>
          <table:table-cell office:value-type="string" calcext:value-type="string">
            <text:p>https://scholar.google.com/scholar?cites=10773326635009715259&amp;as_sdt=2005&amp;sciodt=0,5&amp;hl=en</text:p>
          </table:table-cell>
          <table:table-cell office:value-type="float" office:value="842" calcext:value-type="float">
            <text:p>842</text:p>
          </table:table-cell>
          <table:table-cell office:value-type="string" calcext:value-type="string">
            <text:p>BOOK</text:p>
          </table:table-cell>
          <table:table-cell table:number-columns-repeated="7" office:value-type="string" calcext:value-type="string">
            <text:p>NA</text:p>
          </table:table-cell>
          <table:table-cell office:value-type="float" office:value="866" calcext:value-type="float">
            <text:p>866</text:p>
          </table:table-cell>
          <table:table-cell office:value-type="float" office:value="433" calcext:value-type="float">
            <text:p>433</text:p>
          </table:table-cell>
          <table:table-cell office:value-type="float" office:value="866" calcext:value-type="float">
            <text:p>866</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https://www.researchgate.net/profile/Carlos-Tornel-2/publication/369258816_Book_Review_Fraser_Nancy_2022_Cannibal_Capitalism_How_Our_System_Is_Devouring_Democracy_Care_and_the_Planet_-And_What_We_Can_Do_About_It/links/6411fc2866f8522c38a891b5/Book-Review-Fraser-Nancy-2022-Cannibal-Capitalism-How-Our-System-Is-Devouring-Democracy-Care-and-the-Planet-And-What-We-Can-Do-About-It.pdf</text:p>
          </table:table-cell>
          <table:table-cell office:value-type="string" calcext:value-type="string">
            <text:p>https://scholar.google.com/scholar?q=related:OywCuX6Lgp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4">
          <table:table-cell office:value-type="float" office:value="169" calcext:value-type="float">
            <text:p>169</text:p>
          </table:table-cell>
          <table:table-cell office:value-type="string" calcext:value-type="string">
            <text:p>paper_218</text:p>
          </table:table-cell>
          <table:table-cell office:value-type="float" office:value="207" calcext:value-type="float">
            <text:p>207</text:p>
          </table:table-cell>
          <table:table-cell office:value-type="float" office:value="86" calcext:value-type="float">
            <text:p>86</text:p>
          </table:table-cell>
          <table:table-cell office:value-type="string" calcext:value-type="string">
            <text:p>A Baldwin</text:p>
          </table:table-cell>
          <table:table-cell office:value-type="string" calcext:value-type="string">
            <text:p>Carbon nullius and racial rule: Race, nature and the cultural politics of forest carbon in Canada</text:p>
          </table:table-cell>
          <table:table-cell office:value-type="string" calcext:value-type="string">
            <text:p>carbon nullius and racial rule: race, nature and the cultural politics of forest carbon in canada</text:p>
          </table:table-cell>
          <table:table-cell office:value-type="string" calcext:value-type="string">
            <text:p>Critical geographers have paid remarkably scant attention to issues of climate change, even less so to forest carbon management policy. Building on geographic debate concerning the ontological production of nature and race, this paper argues that at stake in the climate change debate are not simply questions of energy geopolitics or green production. Also at issue in the climate debate are powerful questions of identity, the national form and race. This paper considers how a particular slice of the climate debate � forest carbon management discourse pertaining to Canada's boreal forest � enacts a political geography of racial difference, one that seeks to accommodate an imagined mode of traditional aboriginal life to the exigencies of global climate change mitigation and, importantly, to a logic of global capital now well into its ecological phas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Antipode</text:p>
          </table:table-cell>
          <table:table-cell table:number-columns-repeated="2" office:value-type="float" office:value="1" calcext:value-type="float">
            <text:p>1</text:p>
          </table:table-cell>
          <table:table-cell office:value-type="string" calcext:value-type="string">
            <text:p>Wiley Online Library</text:p>
          </table:table-cell>
          <table:table-cell office:value-type="float" office:value="2009" calcext:value-type="float">
            <text:p>2009</text:p>
          </table:table-cell>
          <table:table-cell office:value-type="string" calcext:value-type="string">
            <text:p>https://onlinelibrary.wiley.com/doi/abs/10.1111/j.1467-8330.2009.00671.x</text:p>
          </table:table-cell>
          <table:table-cell office:value-type="string" calcext:value-type="string">
            <text:p>https://scholar.google.com/scholar?cites=1125392706054324093&amp;as_sdt=2005&amp;sciodt=0,5&amp;hl=en</text:p>
          </table:table-cell>
          <table:table-cell office:value-type="float" office:value="489" calcext:value-type="float">
            <text:p>489</text:p>
          </table:table-cell>
          <table:table-cell office:value-type="string" calcext:value-type="string">
            <text:p>NA</text:p>
          </table:table-cell>
          <table:table-cell office:value-type="string" calcext:value-type="string">
            <text:p>10.1111/j.1467-8330.2009.00671.x</text:p>
          </table:table-cell>
          <table:table-cell table:number-columns-repeated="6" office:value-type="string" calcext:value-type="string">
            <text:p>NA</text:p>
          </table:table-cell>
          <table:table-cell office:value-type="float" office:value="86" calcext:value-type="float">
            <text:p>86</text:p>
          </table:table-cell>
          <table:table-cell office:value-type="float" office:value="5.38" calcext:value-type="float">
            <text:p>5.38</text:p>
          </table:table-cell>
          <table:table-cell office:value-type="float" office:value="86" calcext:value-type="float">
            <text:p>86</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https://www.academia.edu/download/69140202/j.1467-8330.2009.00671.x20210907-10919-g59my9.pdf</text:p>
          </table:table-cell>
          <table:table-cell office:value-type="string" calcext:value-type="string">
            <text:p>https://scholar.google.com/scholar?q=related:ff8uHbQyng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0">
          <table:table-cell office:value-type="float" office:value="170" calcext:value-type="float">
            <text:p>170</text:p>
          </table:table-cell>
          <table:table-cell office:value-type="string" calcext:value-type="string">
            <text:p>paper_227</text:p>
          </table:table-cell>
          <table:table-cell office:value-type="float" office:value="208" calcext:value-type="float">
            <text:p>208</text:p>
          </table:table-cell>
          <table:table-cell office:value-type="float" office:value="2" calcext:value-type="float">
            <text:p>2</text:p>
          </table:table-cell>
          <table:table-cell office:value-type="string" calcext:value-type="string">
            <text:p>L Dsouza, A Patil, C Diwan</text:p>
          </table:table-cell>
          <table:table-cell office:value-type="string" calcext:value-type="string">
            <text:p>Causes, Effects, and Possible Remedies for Deforestation in the Aarey Region</text:p>
          </table:table-cell>
          <table:table-cell office:value-type="string" calcext:value-type="string">
            <text:p>causes, effects, and possible remedies for deforestation in the aarey region</text:p>
          </table:table-cell>
          <table:table-cell office:value-type="string" calcext:value-type="string">
            <text:p>Background</text:p>
            <text:p>Forests are essential for life on earth. Three hundred million people worldwide live in forests and 1.6 billion depend on them for their livelihoods. Forests also provide habitat for a vast array of plants and animals, many of which are still undiscovered. Aarey Colony is located adjacent to the Sanjay Gandhi National Park, the only national park in the world within the city limits of a metropolis. Not only is this forest rich in biodiversity, but it is also home to the Adivasi community who have been living here for generations. This community has borne the brunt of development projects which ended up displacing them and packing them into matchbox-sized, inconvenient Slum Rehabilitation Authority buildings.</text:p>
            <text:p>Methodology</text:p>
            <text:p>A study was conducted to understand the impact of deforestation in the Aarey Forest has had on Katakari, Warli and Kokna tribes were selected in our research and what they feel about the phenomenon of such a kind of deforestation. The method followed for data collection was through the discussion with the local people and personal interviews. The information was collected by people through a questionnaire.</text:p>
            <text:p>Results</text:p>
            <text:p>From the study it was understood that due to the deforestation in the Aarey Forest there has been observed a rise in the extinction of endangered species, increase in heat, flooding during monsoon, and majorly affected rainfall. Apart from the massive deforestation, FORCE 1 and the developing film city and resorts are the major reasons for tree felling in the region.</text:p>
            <text:p>Conclusion</text:p>
            <text:p>With collaboration with the local residents, NGO�s and experts in the field we can spread awareness about the importance of the prevailing issue and further take this to a greater advocacy level focusing on the responsibility of the govt. and a citizen as a whol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ional Journal of Professional Social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swjournal.org</text:p>
          </table:table-cell>
          <table:table-cell office:value-type="float" office:value="2021" calcext:value-type="float">
            <text:p>2021</text:p>
          </table:table-cell>
          <table:table-cell office:value-type="string" calcext:value-type="string">
            <text:p>http://pswjournal.org/index.php/njpsw/article/view/290</text:p>
          </table:table-cell>
          <table:table-cell office:value-type="string" calcext:value-type="string">
            <text:p>https://scholar.google.com/scholar?cites=1071572581270890445&amp;as_sdt=2005&amp;sciodt=0,5&amp;hl=en</text:p>
          </table:table-cell>
          <table:table-cell office:value-type="float" office:value="138" calcext:value-type="float">
            <text:p>138</text:p>
          </table:table-cell>
          <table:table-cell table:number-columns-repeated="8" office:value-type="string" calcext:value-type="string">
            <text:p>NA</text:p>
          </table:table-cell>
          <table:table-cell office:value-type="float" office:value="2" calcext:value-type="float">
            <text:p>2</text:p>
          </table:table-cell>
          <table:table-cell office:value-type="float" office:value="0.5" calcext:value-type="float">
            <text:p>0.5</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pswjournal.org/index.php/njpsw/article/download/290/31</text:p>
          </table:table-cell>
          <table:table-cell office:value-type="string" calcext:value-type="string">
            <text:p>https://scholar.google.com/scholar?q=related:zSez0ZX93g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1">
          <table:table-cell office:value-type="float" office:value="171" calcext:value-type="float">
            <text:p>171</text:p>
          </table:table-cell>
          <table:table-cell office:value-type="string" calcext:value-type="string">
            <text:p>paper_229</text:p>
          </table:table-cell>
          <table:table-cell office:value-type="float" office:value="209" calcext:value-type="float">
            <text:p>209</text:p>
          </table:table-cell>
          <table:table-cell office:value-type="float" office:value="379" calcext:value-type="float">
            <text:p>379</text:p>
          </table:table-cell>
          <table:table-cell office:value-type="string" calcext:value-type="string">
            <text:p>T. Bartley</text:p>
          </table:table-cell>
          <table:table-cell office:value-type="string" calcext:value-type="string">
            <text:p>Certifying forests and factories: States, social movements, and the rise of private regulation in the apparel and forest products fields</text:p>
          </table:table-cell>
          <table:table-cell office:value-type="string" calcext:value-type="string">
            <text:p>certifying forests and factories: states, social movements, and the rise of private regulation in the apparel and forest products fields</text:p>
          </table:table-cell>
          <table:table-cell office:value-type="string" calcext:value-type="string">
            <text:p>Systems of private regulation based on certification have recently emerged to address environmental issues in the forest products industry and labor issues in the apparel industry. To explain why the same regulatory form has emerged across these fields, the author uses a historical and comparative case study approach, closely examining early moments and paying attention to �roads not taken.� Two types of factors led to the initial emergence of private certification: (1) social movement campaigns targeting companies and (2) a neo-liberal institutional context. The analysis shows specific ways in which these factors led states, nongovernmental organizations, and companies to build or support certification association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Politics and Society</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03" calcext:value-type="float">
            <text:p>2003</text:p>
          </table:table-cell>
          <table:table-cell office:value-type="string" calcext:value-type="string">
            <text:p>https://www.scopus.com/inward/record.uri?partnerID=HzOxMe3b&amp;scp=0041884922&amp;origin=inward</text:p>
          </table:table-cell>
          <table:table-cell office:value-type="string" calcext:value-type="string">
            <text:p>https://www.scopus.com/inward/citedby.uri?partnerID=HzOxMe3b&amp;scp=0041884922&amp;origin=inward</text:p>
          </table:table-cell>
          <table:table-cell office:value-type="float" office:value="3" calcext:value-type="float">
            <text:p>3</text:p>
          </table:table-cell>
          <table:table-cell office:value-type="string" calcext:value-type="string">
            <text:p>Article</text:p>
          </table:table-cell>
          <table:table-cell office:value-type="string" calcext:value-type="string">
            <text:p>10.1177/0032329203254863</text:p>
          </table:table-cell>
          <table:table-cell office:value-type="string" calcext:value-type="string">
            <text:p>0032-3292</text:p>
          </table:table-cell>
          <table:table-cell office:value-type="string" calcext:value-type="string">
            <text:p>https://api.elsevier.com/content/abstract/scopus_id/0041884922</text:p>
          </table:table-cell>
          <table:table-cell office:value-type="float" office:value="31" calcext:value-type="float">
            <text:p>31</text:p>
          </table:table-cell>
          <table:table-cell office:value-type="float" office:value="3" calcext:value-type="float">
            <text:p>3</text:p>
          </table:table-cell>
          <table:table-cell office:value-type="float" office:value="433" calcext:value-type="float">
            <text:p>433</text:p>
          </table:table-cell>
          <table:table-cell office:value-type="float" office:value="464" calcext:value-type="float">
            <text:p>464</text:p>
          </table:table-cell>
          <table:table-cell office:value-type="float" office:value="379" calcext:value-type="float">
            <text:p>379</text:p>
          </table:table-cell>
          <table:table-cell office:value-type="float" office:value="17.23" calcext:value-type="float">
            <text:p>17.23</text:p>
          </table:table-cell>
          <table:table-cell office:value-type="float" office:value="379" calcext:value-type="float">
            <text:p>379</text:p>
          </table:table-cell>
          <table:table-cell office:value-type="float" office:value="1" calcext:value-type="float">
            <text:p>1</text:p>
          </table:table-cell>
          <table:table-cell office:value-type="float" office:value="22" calcext:value-type="float">
            <text:p>22</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14">
          <table:table-cell office:value-type="float" office:value="172" calcext:value-type="float">
            <text:p>172</text:p>
          </table:table-cell>
          <table:table-cell office:value-type="string" calcext:value-type="string">
            <text:p>paper_23</text:p>
          </table:table-cell>
          <table:table-cell office:value-type="float" office:value="121" calcext:value-type="float">
            <text:p>121</text:p>
          </table:table-cell>
          <table:table-cell office:value-type="float" office:value="59" calcext:value-type="float">
            <text:p>59</text:p>
          </table:table-cell>
          <table:table-cell office:value-type="string" calcext:value-type="string">
            <text:p>S Marquart-Pyatt</text:p>
          </table:table-cell>
          <table:table-cell office:value-type="string" calcext:value-type="string">
            <text:p>A cross-national investigation of deforestation, debt, state fiscal capacity, and the environmental Kuznets Curve</text:p>
          </table:table-cell>
          <table:table-cell office:value-type="string" calcext:value-type="string">
            <text:p>a cross-national investigation of deforestation, debt, state fiscal capacity, and the environmental kuznets curve</text:p>
          </table:table-cell>
          <table:table-cell office:value-type="string" calcext:value-type="string">
            <text:p>Recent international conferences and policy initiatives demonstrate a far-reaching interest in global environmental concerns. This research explores relationships among debt levels, states, and deforestation. Dependency, ecological modernization, and statist perspectives are employed. The models investigate the influence of escalating debt levels of the 1980s on deforestation from 1990 to 1995. Measures of state fiscal capacity and regime type are included to support the contention that states should be more explicitly accounted for in deforestation research. Briefly, there is evidence in support of ecological modernization and statist perspectives, and mixed results with respect to dependency perspectives. The models presented in this research suggest support for hypotheses of an environmental Kuznets curve, and that levels of debt, state fiscal capacity, and regime type influence deforestation rat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International Journal of Sociology</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aylor &amp;Francis</text:p>
          </table:table-cell>
          <table:table-cell office:value-type="float" office:value="2004" calcext:value-type="float">
            <text:p>2004</text:p>
          </table:table-cell>
          <table:table-cell office:value-type="string" calcext:value-type="string">
            <text:p>https://www.tandfonline.com/doi/abs/10.1080/00207659.2004.11043128</text:p>
          </table:table-cell>
          <table:table-cell office:value-type="string" calcext:value-type="string">
            <text:p>https://scholar.google.com/scholar?cites=683314849072096437&amp;as_sdt=2005&amp;sciodt=0,5&amp;hl=en</text:p>
          </table:table-cell>
          <table:table-cell office:value-type="float" office:value="54" calcext:value-type="float">
            <text:p>54</text:p>
          </table:table-cell>
          <table:table-cell office:value-type="string" calcext:value-type="string">
            <text:p>NA</text:p>
          </table:table-cell>
          <table:table-cell office:value-type="string" calcext:value-type="string">
            <text:p>10.1080/00207659.2004.11043128</text:p>
          </table:table-cell>
          <table:table-cell table:number-columns-repeated="6" office:value-type="string" calcext:value-type="string">
            <text:p>NA</text:p>
          </table:table-cell>
          <table:table-cell office:value-type="float" office:value="59" calcext:value-type="float">
            <text:p>59</text:p>
          </table:table-cell>
          <table:table-cell office:value-type="float" office:value="2.81" calcext:value-type="float">
            <text:p>2.81</text:p>
          </table:table-cell>
          <table:table-cell office:value-type="float" office:value="59" calcext:value-type="float">
            <text:p>59</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https://scholar.google.com/scholar?output=instlink&amp;q=info:tSSxIDyfewkJ:scholar.google.com/&amp;hl=en&amp;as_sdt=0,5&amp;as_ylo=1990&amp;as_yhi=2025&amp;scillfp=13527844866222279007&amp;oi=lle</text:p>
          </table:table-cell>
          <table:table-cell office:value-type="string" calcext:value-type="string">
            <text:p>https://scholar.google.com/scholar?q=related:tSSxIDyfew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
          <table:table-cell office:value-type="float" office:value="173" calcext:value-type="float">
            <text:p>173</text:p>
          </table:table-cell>
          <table:table-cell office:value-type="string" calcext:value-type="string">
            <text:p>paper_233</text:p>
          </table:table-cell>
          <table:table-cell office:value-type="float" office:value="210" calcext:value-type="float">
            <text:p>210</text:p>
          </table:table-cell>
          <table:table-cell office:value-type="float" office:value="833" calcext:value-type="float">
            <text:p>833</text:p>
          </table:table-cell>
          <table:table-cell office:value-type="string" calcext:value-type="string">
            <text:p>TK Rudel, R Defries, GP Asner…</text:p>
          </table:table-cell>
          <table:table-cell office:value-type="string" calcext:value-type="string">
            <text:p>Changing drivers of deforestation and new opportunities for conservation</text:p>
          </table:table-cell>
          <table:table-cell office:value-type="string" calcext:value-type="string">
            <text:p>changing drivers of deforestation and new opportunities for conservation</text:p>
          </table:table-cell>
          <table:table-cell office:value-type="string" calcext:value-type="string">
            <text:p>Over the past 50 years, human agents of deforestation have changed in ways that have potentially important implications for conservation efforts. We characterized these changes through a meta?analysis of case studies of land?cover change in the tropics. From the 1960s to the 1980s, small?scale farmers, with state assistance, deforested large areas of tropical forest in Southeast Asia and Latin America. As globalization and urbanization increased during the 1980s, the agents of deforestation changed in two important parts of the tropical biome, the lowland rainforests in Brazil and Indonesia. Well?capitalized ranchers, farmers, and loggers producing for consumers in distant markets became more prominent in these places and this globalization weakened the historically strong relationship between local population growth and forest cover. At the same time, forests have begun to regrow in some tropical uplands. These changing circumstances, we believe, suggest two new and differing strategies for biodiversity conservation in the tropics, one focused on conserving uplands and the other on promoting environmental stewardship in lowlands and other areas conducive to industrial agriculture.</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Conservation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iley Online Library</text:p>
          </table:table-cell>
          <table:table-cell office:value-type="float" office:value="2009" calcext:value-type="float">
            <text:p>2009</text:p>
          </table:table-cell>
          <table:table-cell office:value-type="string" calcext:value-type="string">
            <text:p>https://conbio.onlinelibrary.wiley.com/doi/abs/10.1111/j.1523-1739.2009.01332.x</text:p>
          </table:table-cell>
          <table:table-cell office:value-type="string" calcext:value-type="string">
            <text:p>https://scholar.google.com/scholar?cites=3551075778907855959&amp;as_sdt=2005&amp;sciodt=0,5&amp;hl=en</text:p>
          </table:table-cell>
          <table:table-cell office:value-type="float" office:value="95" calcext:value-type="float">
            <text:p>95</text:p>
          </table:table-cell>
          <table:table-cell office:value-type="string" calcext:value-type="string">
            <text:p>NA</text:p>
          </table:table-cell>
          <table:table-cell office:value-type="string" calcext:value-type="string">
            <text:p>10.1111/j.1523-1739.2009.01332.x</text:p>
          </table:table-cell>
          <table:table-cell table:number-columns-repeated="6" office:value-type="string" calcext:value-type="string">
            <text:p>NA</text:p>
          </table:table-cell>
          <table:table-cell office:value-type="float" office:value="833" calcext:value-type="float">
            <text:p>833</text:p>
          </table:table-cell>
          <table:table-cell office:value-type="float" office:value="52.06" calcext:value-type="float">
            <text:p>52.06</text:p>
          </table:table-cell>
          <table:table-cell office:value-type="float" office:value="208" calcext:value-type="float">
            <text:p>208</text:p>
          </table:table-cell>
          <table:table-cell office:value-type="float" office:value="4" calcext:value-type="float">
            <text:p>4</text:p>
          </table:table-cell>
          <table:table-cell office:value-type="float" office:value="16" calcext:value-type="float">
            <text:p>16</text:p>
          </table:table-cell>
          <table:table-cell office:value-type="string" calcext:value-type="string">
            <text:p>https://repository.si.edu/bitstream/handle/10088/15944/stri_Rudel_et_al_Debate_2009.pdf?isAllowed=y&amp;sequence=1</text:p>
          </table:table-cell>
          <table:table-cell office:value-type="string" calcext:value-type="string">
            <text:p>https://scholar.google.com/scholar?q=related:V9xLRJv0Rz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
          <table:table-cell office:value-type="float" office:value="174" calcext:value-type="float">
            <text:p>174</text:p>
          </table:table-cell>
          <table:table-cell office:value-type="string" calcext:value-type="string">
            <text:p>paper_235</text:p>
          </table:table-cell>
          <table:table-cell office:value-type="float" office:value="92" calcext:value-type="float">
            <text:p>92</text:p>
          </table:table-cell>
          <table:table-cell office:value-type="float" office:value="34" calcext:value-type="float">
            <text:p>34</text:p>
          </table:table-cell>
          <table:table-cell office:value-type="string" calcext:value-type="string">
            <text:p>OP Kuusela, GS Amacher</text:p>
          </table:table-cell>
          <table:table-cell office:value-type="string" calcext:value-type="string">
            <text:p>Changing political regimes and tropical deforestation</text:p>
          </table:table-cell>
          <table:table-cell office:value-type="string" calcext:value-type="string">
            <text:p>changing political regimes and tropical deforestation</text:p>
          </table:table-cell>
          <table:table-cell office:value-type="string" calcext:value-type="string">
            <text:p>Expansion of agriculture is a main cause of tropical deforestation. Government policies and weak property rights contribute to this process by encouraging landowners and landless to accelerate land clearing. Using panel data common to previous studies, we add the dimension of new political regimes, democratic and non-democratic, and investigate how the rate of agricultural land expansion in tropical countries depends on the nature and persistence of each regime. We find that both new autocratic and democratic regimes have accelerated the expansion of agricultural land, thus yielding support to some of the findings in the earlier literature. Interesting differences emerge between regions, with the impact being most pronounced in Latin America. We interpret these results mainly in the context of increasing tenure and ownership insecurity, which in turn is driven by the tendency of new regimes to implement land reforms as a form of social and economic policy or voter payback. The argument is developed more formally using a simple competitive land use model that incorporates political regime dependent confiscation risk and agricultural subsidy policy.</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Environmental and Resource Economics</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16" calcext:value-type="float">
            <text:p>2016</text:p>
          </table:table-cell>
          <table:table-cell office:value-type="string" calcext:value-type="string">
            <text:p>https://link.springer.com/article/10.1007/s10640-015-9880-6</text:p>
          </table:table-cell>
          <table:table-cell office:value-type="string" calcext:value-type="string">
            <text:p>https://scholar.google.com/scholar?cites=7137261821127002328&amp;as_sdt=2005&amp;sciodt=0,5&amp;hl=en</text:p>
          </table:table-cell>
          <table:table-cell office:value-type="float" office:value="5" calcext:value-type="float">
            <text:p>5</text:p>
          </table:table-cell>
          <table:table-cell office:value-type="string" calcext:value-type="string">
            <text:p>NA</text:p>
          </table:table-cell>
          <table:table-cell office:value-type="string" calcext:value-type="string">
            <text:p>10.1007/s10640-015-9880-6</text:p>
          </table:table-cell>
          <table:table-cell table:number-columns-repeated="6" office:value-type="string" calcext:value-type="string">
            <text:p>NA</text:p>
          </table:table-cell>
          <table:table-cell office:value-type="float" office:value="34" calcext:value-type="float">
            <text:p>34</text:p>
          </table:table-cell>
          <table:table-cell office:value-type="float" office:value="3.78" calcext:value-type="float">
            <text:p>3.78</text:p>
          </table:table-cell>
          <table:table-cell office:value-type="float" office:value="17" calcext:value-type="float">
            <text:p>17</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NA</text:p>
          </table:table-cell>
          <table:table-cell office:value-type="string" calcext:value-type="string">
            <text:p>https://scholar.google.com/scholar?q=related:2Ig7vc-lDG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
          <table:table-cell office:value-type="float" office:value="175" calcext:value-type="float">
            <text:p>175</text:p>
          </table:table-cell>
          <table:table-cell office:value-type="string" calcext:value-type="string">
            <text:p>paper_24</text:p>
          </table:table-cell>
          <table:table-cell office:value-type="float" office:value="188" calcext:value-type="float">
            <text:p>188</text:p>
          </table:table-cell>
          <table:table-cell office:value-type="float" office:value="34" calcext:value-type="float">
            <text:p>34</text:p>
          </table:table-cell>
          <table:table-cell office:value-type="string" calcext:value-type="string">
            <text:p>A Alexander, H Walker, I Delabre</text:p>
          </table:table-cell>
          <table:table-cell office:value-type="string" calcext:value-type="string">
            <text:p>A decision theory perspective on wicked problems, SDGs and stakeholders: the case of deforestation</text:p>
          </table:table-cell>
          <table:table-cell office:value-type="string" calcext:value-type="string">
            <text:p>a decision theory perspective on wicked problems, sdgs and stakeholders: the case of deforestation</text:p>
          </table:table-cell>
          <table:table-cell office:value-type="string" calcext:value-type="string">
            <text:p>The Sustainable Development Goals (SDGs) are an opportunity to address major social and environmental challenges. As a widely agreed framework they offer a potential way to mobilise stakeholders on a global scale. The manner in which the goals, with time-based targets and specific metrics, are set out within a voluntary reporting process adopted by both governments and business, provides a fascinating and important case for organisational studies. It is both about advancing performance measurement and evidence-based policy-making for sustainable development, and also participation and consultation at a wider, more global scale, than has ever been possible before. This paper contributes to the notion of SDGs as a wicked problem, answering calls for deeper theorisation, via synthesis with core ideas in the management field of decision theory. A case study on the wicked problem of deforestation and its links to supply chains, multi-stakeholder initiatives and SDG reporting, provides an illustration of the relevance of the application of decision theory to wicked problems, presented using a novel conceptual framework. This helps to illustrate new avenues for research and practical application regarding the balance of technocratic and participative approaches for sustainable development.</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Journal of Business Ethic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22" calcext:value-type="float">
            <text:p>2022</text:p>
          </table:table-cell>
          <table:table-cell office:value-type="string" calcext:value-type="string">
            <text:p>https://link.springer.com/article/10.1007/s10551-022-05198-8</text:p>
          </table:table-cell>
          <table:table-cell office:value-type="string" calcext:value-type="string">
            <text:p>https://scholar.google.com/scholar?cites=2572109984401253579&amp;as_sdt=2005&amp;sciodt=0,5&amp;hl=en</text:p>
          </table:table-cell>
          <table:table-cell office:value-type="float" office:value="274" calcext:value-type="float">
            <text:p>274</text:p>
          </table:table-cell>
          <table:table-cell office:value-type="string" calcext:value-type="string">
            <text:p>HTML</text:p>
          </table:table-cell>
          <table:table-cell office:value-type="string" calcext:value-type="string">
            <text:p>10.1007/s10551-022-05198-8</text:p>
          </table:table-cell>
          <table:table-cell table:number-columns-repeated="6" office:value-type="string" calcext:value-type="string">
            <text:p>NA</text:p>
          </table:table-cell>
          <table:table-cell office:value-type="float" office:value="34" calcext:value-type="float">
            <text:p>34</text:p>
          </table:table-cell>
          <table:table-cell office:value-type="float" office:value="11.33" calcext:value-type="float">
            <text:p>11.33</text:p>
          </table:table-cell>
          <table:table-cell office:value-type="float" office:value="11" calcext:value-type="float">
            <text:p>11</text:p>
          </table:table-cell>
          <table:table-cell table:number-columns-repeated="2" office:value-type="float" office:value="3" calcext:value-type="float">
            <text:p>3</text:p>
          </table:table-cell>
          <table:table-cell office:value-type="string" calcext:value-type="string">
            <text:p>https://link.springer.com/article/10.1007/s10551-022-05198-8</text:p>
          </table:table-cell>
          <table:table-cell office:value-type="string" calcext:value-type="string">
            <text:p>https://scholar.google.com/scholar?q=related:y-R4N2f4sS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
          <table:table-cell office:value-type="float" office:value="176" calcext:value-type="float">
            <text:p>176</text:p>
          </table:table-cell>
          <table:table-cell office:value-type="string" calcext:value-type="string">
            <text:p>paper_243</text:p>
          </table:table-cell>
          <table:table-cell office:value-type="float" office:value="211" calcext:value-type="float">
            <text:p>211</text:p>
          </table:table-cell>
          <table:table-cell office:value-type="float" office:value="13" calcext:value-type="float">
            <text:p>13</text:p>
          </table:table-cell>
          <table:table-cell office:value-type="string" calcext:value-type="string">
            <text:p>CO Delang, Z Yuan, CO Delang, Z Yuan</text:p>
          </table:table-cell>
          <table:table-cell office:value-type="string" calcext:value-type="string">
            <text:p>China's reforestation and rural development programs</text:p>
          </table:table-cell>
          <table:table-cell office:value-type="string" calcext:value-type="string">
            <text:p>china's reforestation and rural development programs</text:p>
          </table:table-cell>
          <table:table-cell office:value-type="string" calcext:value-type="string">
            <text:p>This chapter describes the six largest programs introduced during the late 1990s and early 2000s. Together, these six Key Forestry Programs (KFPs) cover 97 % of China�s counties and target over 100 million ha of land for forestation. The Grain for Green is the largest of these programs, in terms of area covered, people affected, and money invested. This book only reviews the Grain for Green, but in many villages more than one program was introduced concurrently. In this chapter, we argue that the government introduced the KFPs not only because environmental deterioration had reached a critical point, but also because China was producing a surplus of grain, which lowered farmers� incomes, and because inequality between the eastern and western provinces was reaching a critical point. The Grain for Green in particular addressed all these problems concurrently, through direct payments to poor farmers willing to set aside marginal land. Partly for this reason, the Grain for Green is considered by many as the best reforestation and rural development program ever undertaken in China.</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 for Green Program: A Review of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15" calcext:value-type="float">
            <text:p>2015</text:p>
          </table:table-cell>
          <table:table-cell office:value-type="string" calcext:value-type="string">
            <text:p>https://link.springer.com/chapter/10.1007/978-3-319-11505-4_2</text:p>
          </table:table-cell>
          <table:table-cell office:value-type="string" calcext:value-type="string">
            <text:p>https://scholar.google.com/scholar?cites=8948298075006030054&amp;as_sdt=2005&amp;sciodt=0,5&amp;hl=en</text:p>
          </table:table-cell>
          <table:table-cell office:value-type="float" office:value="707" calcext:value-type="float">
            <text:p>707</text:p>
          </table:table-cell>
          <table:table-cell office:value-type="string" calcext:value-type="string">
            <text:p>NA</text:p>
          </table:table-cell>
          <table:table-cell office:value-type="string" calcext:value-type="string">
            <text:p>10.1007/978-3-319-11505-4_2</text:p>
          </table:table-cell>
          <table:table-cell table:number-columns-repeated="6" office:value-type="string" calcext:value-type="string">
            <text:p>NA</text:p>
          </table:table-cell>
          <table:table-cell office:value-type="float" office:value="13" calcext:value-type="float">
            <text:p>13</text:p>
          </table:table-cell>
          <table:table-cell office:value-type="float" office:value="1.3" calcext:value-type="float">
            <text:p>1.3</text:p>
          </table:table-cell>
          <table:table-cell office:value-type="float" office:value="3" calcext:value-type="float">
            <text:p>3</text:p>
          </table:table-cell>
          <table:table-cell office:value-type="float" office:value="4" calcext:value-type="float">
            <text:p>4</text:p>
          </table:table-cell>
          <table:table-cell office:value-type="float" office:value="10" calcext:value-type="float">
            <text:p>10</text:p>
          </table:table-cell>
          <table:table-cell office:value-type="string" calcext:value-type="string">
            <text:p>NA</text:p>
          </table:table-cell>
          <table:table-cell office:value-type="string" calcext:value-type="string">
            <text:p>https://scholar.google.com/scholar?q=related:5tALabC9Ln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8">
          <table:table-cell office:value-type="float" office:value="177" calcext:value-type="float">
            <text:p>177</text:p>
          </table:table-cell>
          <table:table-cell office:value-type="string" calcext:value-type="string">
            <text:p>paper_246</text:p>
          </table:table-cell>
          <table:table-cell office:value-type="float" office:value="212" calcext:value-type="float">
            <text:p>212</text:p>
          </table:table-cell>
          <table:table-cell office:value-type="float" office:value="7" calcext:value-type="float">
            <text:p>7</text:p>
          </table:table-cell>
          <table:table-cell office:value-type="string" calcext:value-type="string">
            <text:p>Chomba, S</text:p>
          </table:table-cell>
          <table:table-cell office:value-type="string" calcext:value-type="string">
            <text:p>Choices have Consequences: REDD plus and Local Democracy in Kenya</text:p>
          </table:table-cell>
          <table:table-cell office:value-type="string" calcext:value-type="string">
            <text:p>choices have consequences: redd plus and local democracy in kenya</text:p>
          </table:table-cell>
          <table:table-cell office:value-type="string" calcext:value-type="string">
            <text:p>The extent to which the United Nations Reduced Emissions from Deforestation and forest Degradation programme (REDD+) addresses critical issues of governance is hotly contested. This article focuses on the local institutions chosen as partners by a prominent REDD+ project in Kenya and the implications of this choice for local democracy. The REDD+ project briefly partnered with state-appointed local authorities to represent local interests, bypassing elected ones. Shortly after, the state-appointed authorities were abandoned in favour of 'project-created' carbon committees and civil society organisations. The choice to recognise some institutions while excluding others, was justified by the levels of downward accountability and of corruption, and arguments that state-sanctioned institutions were overburdened and inefficient. However, the article contends that this preference for carbon committees and civil society organisations over state-sanctioned institutions, and particularly the aversion to democratically elected ones, was not conducive for long-term strengthening of local democracy. The analysis pinpoints a tension between setting up parallel models of authority that can act as exemplars of democratic practice, while undermining democratically elected institutions that, in Kenya, are struggling to exercise newly devolved powers. Explicit strategies are required to enable learning from parallel governance models and for their migration into mainstream local governance structures, if local democracy is to be strengthened rather than undermined.</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CONSERVATION &amp; SOCIET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OLTERS KLUWER MEDKNOW PUBLICATIONS</text:p>
          </table:table-cell>
          <table:table-cell office:value-type="float" office:value="2017" calcext:value-type="float">
            <text:p>2017</text:p>
          </table:table-cell>
          <table:table-cell office:value-type="string" calcext:value-type="string">
            <text:p>http://dx.doi.org/10.4103/cs.cs_16_109</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4103/cs.cs_16_109</text:p>
          </table:table-cell>
          <table:table-cell office:value-type="string" calcext:value-type="string">
            <text:p>0972-4923</text:p>
          </table:table-cell>
          <table:table-cell office:value-type="string" calcext:value-type="string">
            <text:p>NA</text:p>
          </table:table-cell>
          <table:table-cell office:value-type="float" office:value="15" calcext:value-type="float">
            <text:p>15</text:p>
          </table:table-cell>
          <table:table-cell office:value-type="float" office:value="4" calcext:value-type="float">
            <text:p>4</text:p>
          </table:table-cell>
          <table:table-cell office:value-type="float" office:value="400" calcext:value-type="float">
            <text:p>400</text:p>
          </table:table-cell>
          <table:table-cell office:value-type="float" office:value="413" calcext:value-type="float">
            <text:p>413</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6">
          <table:table-cell office:value-type="float" office:value="178" calcext:value-type="float">
            <text:p>178</text:p>
          </table:table-cell>
          <table:table-cell office:value-type="string" calcext:value-type="string">
            <text:p>paper_249</text:p>
          </table:table-cell>
          <table:table-cell office:value-type="float" office:value="213" calcext:value-type="float">
            <text:p>213</text:p>
          </table:table-cell>
          <table:table-cell office:value-type="float" office:value="9" calcext:value-type="float">
            <text:p>9</text:p>
          </table:table-cell>
          <table:table-cell office:value-type="string" calcext:value-type="string">
            <text:p>P. Hönig</text:p>
          </table:table-cell>
          <table:table-cell office:value-type="string" calcext:value-type="string">
            <text:p>Civil society and land use policy in Uganda: The Mabira forest case</text:p>
          </table:table-cell>
          <table:table-cell office:value-type="string" calcext:value-type="string">
            <text:p>civil society and land use policy in uganda: the mabira forest case</text:p>
          </table:table-cell>
          <table:table-cell office:value-type="string" calcext:value-type="string">
            <text:p>Over the past few years, the Ugandan government has repeatedly initiated proceedings to clear one-fourth of the Mabira natural forest reserve in central Uganda and give the land to a sugar company controlled by a transnational business conglomerate. Each time the government took steps to execute the Mabira project, civil society groups organised large-scale protests that pressurised the government into shelving its plans. The Save Mabira Forest campaign has been widely cited as an example of how sustained protests by civil society groups serve as a corrective of democratic deficits in decision-making processes pertaining to the commons and as a deterrent to profit-driven business schemes hatched in collusion with carefree or corrupt bureaucrats and politicians. However, an in-depth analysis of the campaign suggests that ecological and social justice concerns are mixed up with identity politics and exclusionist agendas. Examining the complex web of interactions between state, big business and civil society in Uganda, this paper sheds light on the multi-layered and often ambiguous role played by non-governmental organisations in post-conflict societies of sub-Saharan Africa.</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Africa Spectru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14" calcext:value-type="float">
            <text:p>2014</text:p>
          </table:table-cell>
          <table:table-cell office:value-type="string" calcext:value-type="string">
            <text:p>https://www.scopus.com/inward/record.uri?partnerID=HzOxMe3b&amp;scp=84905235781&amp;origin=inward</text:p>
          </table:table-cell>
          <table:table-cell office:value-type="string" calcext:value-type="string">
            <text:p>https://www.scopus.com/inward/citedby.uri?partnerID=HzOxMe3b&amp;scp=84905235781&amp;origin=inward</text:p>
          </table:table-cell>
          <table:table-cell office:value-type="float" office:value="73" calcext:value-type="float">
            <text:p>73</text:p>
          </table:table-cell>
          <table:table-cell office:value-type="string" calcext:value-type="string">
            <text:p>Article</text:p>
          </table:table-cell>
          <table:table-cell office:value-type="string" calcext:value-type="string">
            <text:p>10.1177/000203971404900203</text:p>
          </table:table-cell>
          <table:table-cell office:value-type="string" calcext:value-type="string">
            <text:p>0002-0397</text:p>
          </table:table-cell>
          <table:table-cell office:value-type="string" calcext:value-type="string">
            <text:p>https://api.elsevier.com/content/abstract/scopus_id/84905235781</text:p>
          </table:table-cell>
          <table:table-cell office:value-type="float" office:value="49" calcext:value-type="float">
            <text:p>49</text:p>
          </table:table-cell>
          <table:table-cell office:value-type="float" office:value="2" calcext:value-type="float">
            <text:p>2</text:p>
          </table:table-cell>
          <table:table-cell office:value-type="float" office:value="53" calcext:value-type="float">
            <text:p>53</text:p>
          </table:table-cell>
          <table:table-cell office:value-type="float" office:value="77" calcext:value-type="float">
            <text:p>77</text:p>
          </table:table-cell>
          <table:table-cell office:value-type="float" office:value="9" calcext:value-type="float">
            <text:p>9</text:p>
          </table:table-cell>
          <table:table-cell office:value-type="float" office:value="0.82" calcext:value-type="float">
            <text:p>0.82</text:p>
          </table:table-cell>
          <table:table-cell office:value-type="float" office:value="9" calcext:value-type="float">
            <text:p>9</text:p>
          </table:table-cell>
          <table:table-cell office:value-type="float" office:value="1" calcext:value-type="float">
            <text:p>1</text:p>
          </table:table-cell>
          <table:table-cell office:value-type="float" office:value="11" calcext:value-type="float">
            <text:p>11</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
          <table:table-cell office:value-type="float" office:value="179" calcext:value-type="float">
            <text:p>179</text:p>
          </table:table-cell>
          <table:table-cell office:value-type="string" calcext:value-type="string">
            <text:p>paper_255</text:p>
          </table:table-cell>
          <table:table-cell office:value-type="float" office:value="214" calcext:value-type="float">
            <text:p>214</text:p>
          </table:table-cell>
          <table:table-cell office:value-type="float" office:value="1" calcext:value-type="float">
            <text:p>1</text:p>
          </table:table-cell>
          <table:table-cell office:value-type="string" calcext:value-type="string">
            <text:p>E. Nuesiri</text:p>
          </table:table-cell>
          <table:table-cell office:value-type="string" calcext:value-type="string">
            <text:p>Climate Change Governance and Local Democracy: Synergy or Dissonance</text:p>
          </table:table-cell>
          <table:table-cell office:value-type="string" calcext:value-type="string">
            <text:p>climate change governance and local democracy: synergy or dissonance</text:p>
          </table:table-cell>
          <table:table-cell office:value-type="string" calcext:value-type="string">
            <text:p>This chapter focuses on governance arrangements in the reducing emissions from deforestation and forest degradation, plus the role of conservation, sustainable management of forests and enhancement of forest carbon stocks in developing countries (REDD+) initiative. The United Nations Collaborative Programme on Reducing Emissions from Deforestation and Forest Degradation (UN-REDD Programme) supports developing countries adopting REDD+, and commits to strengthen local democracy as a safeguard such that REDD+ benefits to local people are not captured by elites. The chapter questions whether the UN-REDD funded Nigeria-REDD program meets this safeguard requirement. Research methods included literature review, semi-structured interviews, focus group meetings and participant observation. The study finds that the design of Nigeria-REDD was not inclusive of democratically elected local government authority. The UN-REDD approved the Nigeria-REDD proposal, trusting that NGOs who were involved in designing Nigeria-REDD, will push for democratic governance. However, NGOs do not have a mandate to democratically respond to the needs of local people. The chapter recommends that UN-REDD should not only engage with NGOs, but also with elected local government authority, if it is to strengthen local democracy as a safeguard against elite capture of REDD+ benefit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Climate Change Management</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18" calcext:value-type="float">
            <text:p>2018</text:p>
          </table:table-cell>
          <table:table-cell office:value-type="string" calcext:value-type="string">
            <text:p>https://www.scopus.com/inward/record.uri?partnerID=HzOxMe3b&amp;scp=85071369845&amp;origin=inward</text:p>
          </table:table-cell>
          <table:table-cell office:value-type="string" calcext:value-type="string">
            <text:p>https://www.scopus.com/inward/citedby.uri?partnerID=HzOxMe3b&amp;scp=85071369845&amp;origin=inward</text:p>
          </table:table-cell>
          <table:table-cell office:value-type="float" office:value="158" calcext:value-type="float">
            <text:p>158</text:p>
          </table:table-cell>
          <table:table-cell office:value-type="string" calcext:value-type="string">
            <text:p>Book Chapter</text:p>
          </table:table-cell>
          <table:table-cell office:value-type="string" calcext:value-type="string">
            <text:p>10.1007/978-3-319-77544-9_10</text:p>
          </table:table-cell>
          <table:table-cell office:value-type="string" calcext:value-type="string">
            <text:p>1610-2002</text:p>
          </table:table-cell>
          <table:table-cell office:value-type="string" calcext:value-type="string">
            <text:p>https://api.elsevier.com/content/abstract/scopus_id/85071369845</text:p>
          </table:table-cell>
          <table:table-cell table:number-columns-repeated="2" office:value-type="string" calcext:value-type="string">
            <text:p>NA</text:p>
          </table:table-cell>
          <table:table-cell office:value-type="float" office:value="163" calcext:value-type="float">
            <text:p>163</text:p>
          </table:table-cell>
          <table:table-cell office:value-type="float" office:value="180" calcext:value-type="float">
            <text:p>180</text:p>
          </table:table-cell>
          <table:table-cell office:value-type="float" office:value="1" calcext:value-type="float">
            <text:p>1</text:p>
          </table:table-cell>
          <table:table-cell office:value-type="float" office:value="0.14" calcext:value-type="float">
            <text:p>0.14</text:p>
          </table:table-cell>
          <table:table-cell table:number-columns-repeated="2" office:value-type="float" office:value="1" calcext:value-type="float">
            <text:p>1</text:p>
          </table:table-cell>
          <table:table-cell office:value-type="float" office:value="7" calcext:value-type="float">
            <text:p>7</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
          <table:table-cell office:value-type="float" office:value="180" calcext:value-type="float">
            <text:p>180</text:p>
          </table:table-cell>
          <table:table-cell office:value-type="string" calcext:value-type="string">
            <text:p>paper_256</text:p>
          </table:table-cell>
          <table:table-cell office:value-type="float" office:value="215" calcext:value-type="float">
            <text:p>215</text:p>
          </table:table-cell>
          <table:table-cell office:value-type="float" office:value="82" calcext:value-type="float">
            <text:p>82</text:p>
          </table:table-cell>
          <table:table-cell office:value-type="string" calcext:value-type="string">
            <text:p>AV Obydenkova, R Salahodjaev</text:p>
          </table:table-cell>
          <table:table-cell office:value-type="string" calcext:value-type="string">
            <text:p>Climate change policies: The role of democracy and social cognitive capital</text:p>
          </table:table-cell>
          <table:table-cell office:value-type="string" calcext:value-type="string">
            <text:p>climate change policies: the role of democracy and social cognitive capital</text:p>
          </table:table-cell>
          <table:table-cell office:value-type="string" calcext:value-type="string">
            <text:p>The impact of democracy on governments� choice of environmental policies has attracted significant academic attention in recent years. However, less attention has been devoted to the role of the social cognitive capital of the national population. Does society's cognitive capital matter in governmental choice regarding environmental policies, if at all? This study addresses this question through a large-N analysis of 94 countries accounting for the role of both political regimes and social capital in governmental choice of climate change policies. We find that higher social cognitive capital within a democratic state radically increases that state's commitment to adopt environmental policies. More specifically, a 1-point increase in the democracy index is associated with nearly 5 points increase in the adoption of the Climate Laws, Institutions and Measures Index (CLIMI). In a similar vein, a 10 points increase in social cognitive capital is associated with a nearly 16 points increase in CLIMI. The findings presented in this study aim to contribute to the ongoing debate on the impact of democracy and the cognitive capital of society on international environmentalism. The findings will also be interesting for scholars working on the impact of political institutional factors and the role of society in environmental policy choices made at the international level.�</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nvironmental research</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7" calcext:value-type="float">
            <text:p>2017</text:p>
          </table:table-cell>
          <table:table-cell office:value-type="string" calcext:value-type="string">
            <text:p>https://www.sciencedirect.com/science/article/pii/S0013935117306382</text:p>
          </table:table-cell>
          <table:table-cell office:value-type="string" calcext:value-type="string">
            <text:p>https://scholar.google.com/scholar?cites=17014678158916424613&amp;as_sdt=2005&amp;sciodt=0,5&amp;hl=en</text:p>
          </table:table-cell>
          <table:table-cell office:value-type="float" office:value="577" calcext:value-type="float">
            <text:p>577</text:p>
          </table:table-cell>
          <table:table-cell table:number-columns-repeated="8" office:value-type="string" calcext:value-type="string">
            <text:p>NA</text:p>
          </table:table-cell>
          <table:table-cell office:value-type="float" office:value="82" calcext:value-type="float">
            <text:p>82</text:p>
          </table:table-cell>
          <table:table-cell office:value-type="float" office:value="10.25" calcext:value-type="float">
            <text:p>10.25</text:p>
          </table:table-cell>
          <table:table-cell office:value-type="float" office:value="41" calcext:value-type="float">
            <text:p>41</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https://www.academia.edu/download/106910786/87630.pdf</text:p>
          </table:table-cell>
          <table:table-cell office:value-type="string" calcext:value-type="string">
            <text:p>https://scholar.google.com/scholar?q=related:pZPPTaNHIO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9">
          <table:table-cell office:value-type="float" office:value="181" calcext:value-type="float">
            <text:p>181</text:p>
          </table:table-cell>
          <table:table-cell office:value-type="string" calcext:value-type="string">
            <text:p>paper_257</text:p>
          </table:table-cell>
          <table:table-cell office:value-type="float" office:value="216" calcext:value-type="float">
            <text:p>216</text:p>
          </table:table-cell>
          <table:table-cell office:value-type="float" office:value="0" calcext:value-type="float">
            <text:p>0</text:p>
          </table:table-cell>
          <table:table-cell office:value-type="string" calcext:value-type="string">
            <text:p>M Capriola</text:p>
          </table:table-cell>
          <table:table-cell office:value-type="string" calcext:value-type="string">
            <text:p>Climate Crimes: Climate change and deforestation: a case-study of state-corporate crime in Peru</text:p>
          </table:table-cell>
          <table:table-cell office:value-type="string" calcext:value-type="string">
            <text:p>climate crimes: climate change and deforestation: a case-study of state-corporate crime in peru</text:p>
          </table:table-cell>
          <table:table-cell office:value-type="string" calcext:value-type="string">
            <text:p>During the last decades, climate change studies have been focusing more intensely on its anthopocenic essence, as the consequence of production and consumption patterns that require the intensive exploitation of the environment. In line with this school of thought, and new generations of studies on environmental crime, this work aims to present the environmentally and climate-related issues arising from land degradation in the Peruvian Amazon; focusing on those casual mechanisms developed from the collusion between Peruvian-economic policies and new private actors such as transnational corporations (TNCs). Relying on the assumption that: the processes moving the issue of climate change overcome the global space, and can be observed from regional, national or local point of view; this work's purpose is to analyze how a single country as Peru, currently considered of low ecological footprint, could, by means of the definition of national laws (environmentally and economic-related) burden climate change. The analysis focuses on a single case-study identified with the territory within the Northern Ucayali and Southern Loreto regions in Peru, and builds on the theory of state-corporate crime developed in the 1990s by Ronald C. Kramer and Raymond J. Michalowski to define the role of state-corporate relationships in the production of social harms. To show how this relationship is today shaping the globally spread issue of climate change, the analysis of the palm oil industry in Ucayali is presented as main example of a broader phenomenon of transgression and partnership between private and public spheres in Peru. In this optic, the purpose is to give further contributions to the studies of climate change as state-corporate crime, focusing on the analysis of those territory, as the Amazon, whose preservation has been identified as mayor tool against global warming and which is instead harmed by the relation between private and governments interest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diva-portal.org</text:p>
          </table:table-cell>
          <table:table-cell office:value-type="float" office:value="2017" calcext:value-type="float">
            <text:p>2017</text:p>
          </table:table-cell>
          <table:table-cell office:value-type="string" calcext:value-type="string">
            <text:p>https://www.diva-portal.org/smash/record.jsf?pid=diva2:1108196</text:p>
          </table:table-cell>
          <table:table-cell office:value-type="string" calcext:value-type="string">
            <text:p>NA</text:p>
          </table:table-cell>
          <table:table-cell office:value-type="float" office:value="768" calcext:value-type="float">
            <text:p>768</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https://www.diva-portal.org/smash/get/diva2:1108196/FULLTEXT01.pdf</text:p>
          </table:table-cell>
          <table:table-cell office:value-type="string" calcext:value-type="string">
            <text:p>https://scholar.google.com/scholar?q=related:ptFwnrvLhy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
          <table:table-cell office:value-type="float" office:value="182" calcext:value-type="float">
            <text:p>182</text:p>
          </table:table-cell>
          <table:table-cell office:value-type="string" calcext:value-type="string">
            <text:p>paper_266</text:p>
          </table:table-cell>
          <table:table-cell office:value-type="float" office:value="217" calcext:value-type="float">
            <text:p>217</text:p>
          </table:table-cell>
          <table:table-cell office:value-type="float" office:value="1" calcext:value-type="float">
            <text:p>1</text:p>
          </table:table-cell>
          <table:table-cell office:value-type="string" calcext:value-type="string">
            <text:p>RH Bråten</text:p>
          </table:table-cell>
          <table:table-cell office:value-type="string" calcext:value-type="string">
            <text:p>Collective action in reforestation: A case study from Malawi</text:p>
          </table:table-cell>
          <table:table-cell office:value-type="string" calcext:value-type="string">
            <text:p>collective action in reforestation: a case study from malawi</text:p>
          </table:table-cell>
          <table:table-cell office:value-type="string" calcext:value-type="string">
            <text:p>How does collective action succeed in rural communities? This thesis investigates a forest planting project in the rural south of Malawi. Small scale farmers were ordered to abstain from cultivating their gardens on a mountain, as the whole mountainside land was designated to forest planting. The forest project hence turned into a conflict over land. It can be considered a collective action problem, because each individual farmer would be better off with continued cultivation on his own garden, while the community as a whole suffered from severe soil erosion due to the deforested mountain. In the long term, everybody would be better off with a forested mountain. The results of this collective action problem differed in the villages surrounding the mountain. In some villages, farmers were convinced to cooperate in the forest project, and the communities were rewarded with a valuable forest resource benefiting all inhabitants. Other villages failed, and today suffer from increasing problems of soil erosion. The main question of this thesis is why and how some villages reached the collectively successful results, while others did not. What were the differences between these villages and how may these differences have resulted in completely different outcomes in the forest project? I analyse the decision faced by individual farmers of whether to contribute their land to the forest project or not. It is assumed that specific circumstances within the villages have affected the individual decisions and thus determined the success or failure of the forest project. The empirical analysis is based on qualitative data collected during two months of fieldwork in the villages in 2007, with a focus on interviews and observations. The fieldwork revealed two main factors behind successful collective action; (1) a social norm supporting general co-operative behaviour, and (2) formal punishment of defectors, in a case in which the social norm was not strong enough to convince farmers of co-operation. Both regulations increase farmers� incentives to co-operate, and thus contribute to preserve the common pool resourc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duo.uio.no</text:p>
          </table:table-cell>
          <table:table-cell office:value-type="float" office:value="2008" calcext:value-type="float">
            <text:p>2008</text:p>
          </table:table-cell>
          <table:table-cell office:value-type="string" calcext:value-type="string">
            <text:p>https://www.duo.uio.no/handle/10852/17504</text:p>
          </table:table-cell>
          <table:table-cell office:value-type="string" calcext:value-type="string">
            <text:p>https://scholar.google.com/scholar?cites=7000021098156065578&amp;as_sdt=2005&amp;sciodt=0,5&amp;hl=en</text:p>
          </table:table-cell>
          <table:table-cell office:value-type="float" office:value="677" calcext:value-type="float">
            <text:p>677</text:p>
          </table:table-cell>
          <table:table-cell table:number-columns-repeated="8" office:value-type="string" calcext:value-type="string">
            <text:p>NA</text:p>
          </table:table-cell>
          <table:table-cell office:value-type="float" office:value="1" calcext:value-type="float">
            <text:p>1</text:p>
          </table:table-cell>
          <table:table-cell office:value-type="float" office:value="0.06" calcext:value-type="float">
            <text:p>0.06</text:p>
          </table:table-cell>
          <table:table-cell table:number-columns-repeated="2" office:value-type="float" office:value="1" calcext:value-type="float">
            <text:p>1</text:p>
          </table:table-cell>
          <table:table-cell office:value-type="float" office:value="17" calcext:value-type="float">
            <text:p>17</text:p>
          </table:table-cell>
          <table:table-cell office:value-type="string" calcext:value-type="string">
            <text:p>https://www.duo.uio.no/bitstream/handle/10852/17504/2/oppgave03.06.08.pdf</text:p>
          </table:table-cell>
          <table:table-cell office:value-type="string" calcext:value-type="string">
            <text:p>https://scholar.google.com/scholar?q=related:KgPV3xkSJW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
          <table:table-cell office:value-type="float" office:value="183" calcext:value-type="float">
            <text:p>183</text:p>
          </table:table-cell>
          <table:table-cell office:value-type="string" calcext:value-type="string">
            <text:p>paper_267</text:p>
          </table:table-cell>
          <table:table-cell office:value-type="float" office:value="218" calcext:value-type="float">
            <text:p>218</text:p>
          </table:table-cell>
          <table:table-cell office:value-type="float" office:value="209" calcext:value-type="float">
            <text:p>209</text:p>
          </table:table-cell>
          <table:table-cell office:value-type="string" calcext:value-type="string">
            <text:p>K Baragwanath, E Bayi</text:p>
          </table:table-cell>
          <table:table-cell office:value-type="string" calcext:value-type="string">
            <text:p>Collective property rights reduce deforestation in the Brazilian Amazon</text:p>
          </table:table-cell>
          <table:table-cell office:value-type="string" calcext:value-type="string">
            <text:p>collective property rights reduce deforestation in the brazilian amazon</text:p>
          </table:table-cell>
          <table:table-cell office:value-type="string" calcext:value-type="string">
            <text:p>In this paper, we draw on common-pool resource theory to argue that indigenous territories, when granted full property rights, will be effective at curbing deforestation. Using satellite data, we test the effect of property rights on deforestation between 1982 and 2016. In order to identify causal effects, we combine a regression discontinuity design with the orthogonal timing of homologation. We find that observations inside territories with full property rights show a significant decrease in deforestation, while the effect does not exist in territories without full property rights. While these are local average treatment effects, our results suggest that not only do indigenous territories serve a human-rights role, but they are a cost-effective way for governments to preserve their forested areas. First, obtaining full property rights is crucial to recognize indigenous peoples� original right to land and protect their territories from illegal deforestation. Second, when implemented, indigenous property rights reduce deforestation inside indigenous territories in the Amazon rainforest, and could provide an important positive externality for Brazil and the rest of the world in terms of climate change mitigation.</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Proceedings of the National Academy of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nas.org</text:p>
          </table:table-cell>
          <table:table-cell office:value-type="float" office:value="2020" calcext:value-type="float">
            <text:p>2020</text:p>
          </table:table-cell>
          <table:table-cell office:value-type="string" calcext:value-type="string">
            <text:p>https://www.pnas.org/doi/abs/10.1073/pnas.1917874117</text:p>
          </table:table-cell>
          <table:table-cell office:value-type="string" calcext:value-type="string">
            <text:p>https://scholar.google.com/scholar?cites=9981303608279525544&amp;as_sdt=2005&amp;sciodt=0,5&amp;hl=en</text:p>
          </table:table-cell>
          <table:table-cell office:value-type="float" office:value="253" calcext:value-type="float">
            <text:p>253</text:p>
          </table:table-cell>
          <table:table-cell office:value-type="string" calcext:value-type="string">
            <text:p>NA</text:p>
          </table:table-cell>
          <table:table-cell office:value-type="string" calcext:value-type="string">
            <text:p>10.1073/pnas.1917874117</text:p>
          </table:table-cell>
          <table:table-cell table:number-columns-repeated="6" office:value-type="string" calcext:value-type="string">
            <text:p>NA</text:p>
          </table:table-cell>
          <table:table-cell office:value-type="float" office:value="209" calcext:value-type="float">
            <text:p>209</text:p>
          </table:table-cell>
          <table:table-cell office:value-type="float" office:value="41.8" calcext:value-type="float">
            <text:p>41.8</text:p>
          </table:table-cell>
          <table:table-cell office:value-type="float" office:value="105" calcext:value-type="float">
            <text:p>105</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www.pnas.org/doi/pdf/10.1073/pnas.1917874117</text:p>
          </table:table-cell>
          <table:table-cell office:value-type="string" calcext:value-type="string">
            <text:p>https://scholar.google.com/scholar?q=related:qGjTnr-2hI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9">
          <table:table-cell office:value-type="float" office:value="184" calcext:value-type="float">
            <text:p>184</text:p>
          </table:table-cell>
          <table:table-cell office:value-type="string" calcext:value-type="string">
            <text:p>paper_268</text:p>
          </table:table-cell>
          <table:table-cell office:value-type="float" office:value="219" calcext:value-type="float">
            <text:p>219</text:p>
          </table:table-cell>
          <table:table-cell office:value-type="float" office:value="0" calcext:value-type="float">
            <text:p>0</text:p>
          </table:table-cell>
          <table:table-cell office:value-type="string" calcext:value-type="string">
            <text:p>N Glazovsky</text:p>
          </table:table-cell>
          <table:table-cell office:value-type="string" calcext:value-type="string">
            <text:p>Combat Desertification, Deforestation and Drought</text:p>
          </table:table-cell>
          <table:table-cell office:value-type="string" calcext:value-type="string">
            <text:p>combat desertification, deforestation and drought</text:p>
          </table:table-cell>
          <table:table-cell office:value-type="string" calcext:value-type="string">
            <text:p>The article considers the desertification, drought and deforestation in Russia. Specific</text:p>
            <text:p>features of Russia distinguishing it from other countries subject to desertification and drought</text:p>
            <text:p>are given, and the main directions of combat against desertification and drought.</text:p>
            <text:p>Reforestation in Russia is considered. The most important tasks for the near perspective are</text:p>
            <text:p>shown.</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Area Studies (Regional Sustainable Development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ooks.google.com</text:p>
          </table:table-cell>
          <table:table-cell office:value-type="float" office:value="2009" calcext:value-type="float">
            <text:p>2009</text:p>
          </table:table-cell>
          <table:table-cell office:value-type="string" calcext:value-type="string">
            <text:p>https://books.google.com/books?hl=en&amp;lr=&amp;id=omS0CwAAQBAJ&amp;oi=fnd&amp;pg=PA144&amp;dq=%22elections%22%7C%22democracy%22%7C%22leader+selection%22%7C%22campaign%22%7C%22political+cycle%22+%22deforestation%22%7C%22forest+conversion%22%7C%22forest+plantation%22%7C%22forest+conservation%22%7C%22forest+degradation%22%7C%22reforestation%22%7C%22forest+carbon%22%7C%22tree+cover+loss%22&amp;ots=zdeUXf-iMS&amp;sig=GgxJDh-j_t-Bk5EJZlekZO2p71Q</text:p>
          </table:table-cell>
          <table:table-cell office:value-type="string" calcext:value-type="string">
            <text:p>NA</text:p>
          </table:table-cell>
          <table:table-cell office:value-type="float" office:value="943" calcext:value-type="float">
            <text:p>943</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https://www.eolss.net/sample-chapters/C16/E1-56-07-00.pdf</text:p>
          </table:table-cell>
          <table:table-cell office:value-type="string" calcext:value-type="string">
            <text:p>https://scholar.google.com/scholar?q=related:al97QpAkiW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7">
          <table:table-cell office:value-type="float" office:value="185" calcext:value-type="float">
            <text:p>185</text:p>
          </table:table-cell>
          <table:table-cell office:value-type="string" calcext:value-type="string">
            <text:p>paper_27</text:p>
          </table:table-cell>
          <table:table-cell office:value-type="float" office:value="143" calcext:value-type="float">
            <text:p>143</text:p>
          </table:table-cell>
          <table:table-cell office:value-type="float" office:value="3" calcext:value-type="float">
            <text:p>3</text:p>
          </table:table-cell>
          <table:table-cell office:value-type="string" calcext:value-type="string">
            <text:p>J Liu, C Sheng</text:p>
          </table:table-cell>
          <table:table-cell office:value-type="string" calcext:value-type="string">
            <text:p>A historic review of deforestation and afforestation in North Korea</text:p>
          </table:table-cell>
          <table:table-cell office:value-type="string" calcext:value-type="string">
            <text:p>a historic review of deforestation and afforestation in north korea</text:p>
          </table:table-cell>
          <table:table-cell office:value-type="string" calcext:value-type="string">
            <text:p>Forest cover loss in the DPRK is intrinsically related to food insecurity and energy insufficiency. This study used qualitative research methods to understand the deforestation and afforestation history of DPRK. Forest cover in the DPRK decreased during the period of Japanese colonisation, increased slightly after liberation, decreased again during the Korean War, increased because of socialist economic progress, and decreased, when Eastern European socialism collapsed after 1990. Between 1990 and 2010, the decrease amounted to 2.2 million ha, while the volume of growing stock continued to decrease by approximately 3% per year. This was due to the copious amounts of fuel wood harvested from forests. Slash-and-burn cultivation of food crops also increased during that time. The decline in forest quantity and quality required comprehensive measures, including favourable international relations, political and institutional reforms, the decentralisation of forest management, and proper technical support for local communities. The forestry issue in DPRK is complex and, therefore, is no longer solely the prerogative of the forestry sector, but is embodied in political, social, cultural, economic, environmental, and other broad development challenges to country faces. Solving the forestry crisis in DPRK requires addressing challenges related to international political engagement and domestic multi-sector coordination and collabora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Third World Quarterl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23" calcext:value-type="float">
            <text:p>2023</text:p>
          </table:table-cell>
          <table:table-cell office:value-type="string" calcext:value-type="string">
            <text:p>https://www.tandfonline.com/doi/abs/10.1080/01436597.2023.2233918</text:p>
          </table:table-cell>
          <table:table-cell office:value-type="string" calcext:value-type="string">
            <text:p>https://scholar.google.com/scholar?cites=12871472753504347587&amp;as_sdt=2005&amp;sciodt=0,5&amp;hl=en</text:p>
          </table:table-cell>
          <table:table-cell office:value-type="float" office:value="505" calcext:value-type="float">
            <text:p>505</text:p>
          </table:table-cell>
          <table:table-cell office:value-type="string" calcext:value-type="string">
            <text:p>NA</text:p>
          </table:table-cell>
          <table:table-cell office:value-type="string" calcext:value-type="string">
            <text:p>10.1080/01436597.2023.2233918</text:p>
          </table:table-cell>
          <table:table-cell table:number-columns-repeated="6" office:value-type="string" calcext:value-type="string">
            <text:p>NA</text:p>
          </table:table-cell>
          <table:table-cell office:value-type="float" office:value="3" calcext:value-type="float">
            <text:p>3</text:p>
          </table:table-cell>
          <table:table-cell office:value-type="float" office:value="1.5" calcext:value-type="float">
            <text:p>1.5</text:p>
          </table:table-cell>
          <table:table-cell table:number-columns-repeated="3" office:value-type="float" office:value="2" calcext:value-type="float">
            <text:p>2</text:p>
          </table:table-cell>
          <table:table-cell office:value-type="string" calcext:value-type="string">
            <text:p>https://scholar.google.com/scholar?output=instlink&amp;q=info:w-W--EWooLIJ:scholar.google.com/&amp;hl=en&amp;as_sdt=0,5&amp;as_ylo=1990&amp;as_yhi=2025&amp;scillfp=6361987950313330989&amp;oi=lle</text:p>
          </table:table-cell>
          <table:table-cell office:value-type="string" calcext:value-type="string">
            <text:p>https://scholar.google.com/scholar?q=related:w-W--EWooL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4">
          <table:table-cell office:value-type="float" office:value="186" calcext:value-type="float">
            <text:p>186</text:p>
          </table:table-cell>
          <table:table-cell office:value-type="string" calcext:value-type="string">
            <text:p>paper_274</text:p>
          </table:table-cell>
          <table:table-cell office:value-type="float" office:value="220" calcext:value-type="float">
            <text:p>220</text:p>
          </table:table-cell>
          <table:table-cell office:value-type="float" office:value="170" calcext:value-type="float">
            <text:p>170</text:p>
          </table:table-cell>
          <table:table-cell office:value-type="string" calcext:value-type="string">
            <text:p>B Büscher, W Dressler</text:p>
          </table:table-cell>
          <table:table-cell office:value-type="string" calcext:value-type="string">
            <text:p>Commodity conservation: the restructuring of community conservation in South Africa and the Philippines</text:p>
          </table:table-cell>
          <table:table-cell office:value-type="string" calcext:value-type="string">
            <text:p>commodity conservation: the restructuring of community conservation in south africa and the philippines</text:p>
          </table:table-cell>
          <table:table-cell office:value-type="string" calcext:value-type="string">
            <text:p>The world over, neoliberal modes of conservation are hybridising with, or even replacing, other forms of conservation. Under the banner of �win�win� policies, planners actively work to commoditize natural resources and the social relations that determine the use and conservation of these resources. While these general processes seem to hold sway globally, it is crucial not to lose sight of the context specific ways in which neo-liberalism influences conservation practice and local outcomes. The paper examines how neo-liberalism�s global pervasiveness becomes manifest across different levels and scales in South Africa and the Philippines. The conclusion suggests that as a result of these neoliberal pressures, emphasis is shifting from local constructions of �nature�by communities to what the environment should mean for communities in terms of commodified resources and growing capitalist market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Geoforu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2" calcext:value-type="float">
            <text:p>2012</text:p>
          </table:table-cell>
          <table:table-cell office:value-type="string" calcext:value-type="string">
            <text:p>https://www.sciencedirect.com/science/article/pii/S0016718510000862</text:p>
          </table:table-cell>
          <table:table-cell office:value-type="string" calcext:value-type="string">
            <text:p>https://scholar.google.com/scholar?cites=5593106110643335394&amp;as_sdt=2005&amp;sciodt=0,5&amp;hl=en</text:p>
          </table:table-cell>
          <table:table-cell office:value-type="float" office:value="848" calcext:value-type="float">
            <text:p>848</text:p>
          </table:table-cell>
          <table:table-cell table:number-columns-repeated="8" office:value-type="string" calcext:value-type="string">
            <text:p>NA</text:p>
          </table:table-cell>
          <table:table-cell office:value-type="float" office:value="170" calcext:value-type="float">
            <text:p>170</text:p>
          </table:table-cell>
          <table:table-cell office:value-type="float" office:value="13.08" calcext:value-type="float">
            <text:p>13.08</text:p>
          </table:table-cell>
          <table:table-cell office:value-type="float" office:value="85" calcext:value-type="float">
            <text:p>85</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https://www.academia.edu/download/48479333/Commodity_Conservation_The_Restructuring20160831-22580-y5z7bg.pdf</text:p>
          </table:table-cell>
          <table:table-cell office:value-type="string" calcext:value-type="string">
            <text:p>https://scholar.google.com/scholar?q=related:4nD2w1-0nk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8">
          <table:table-cell office:value-type="float" office:value="187" calcext:value-type="float">
            <text:p>187</text:p>
          </table:table-cell>
          <table:table-cell office:value-type="string" calcext:value-type="string">
            <text:p>paper_277</text:p>
          </table:table-cell>
          <table:table-cell office:value-type="float" office:value="221" calcext:value-type="float">
            <text:p>221</text:p>
          </table:table-cell>
          <table:table-cell office:value-type="float" office:value="0" calcext:value-type="float">
            <text:p>0</text:p>
          </table:table-cell>
          <table:table-cell office:value-type="string" calcext:value-type="string">
            <text:p>HM Mwambeo, LN Wambugu, RO Nyonje</text:p>
          </table:table-cell>
          <table:table-cell office:value-type="string" calcext:value-type="string">
            <text:p>Community empowerment and sustainability of forest conservation projects in Kenya</text:p>
          </table:table-cell>
          <table:table-cell office:value-type="string" calcext:value-type="string">
            <text:p>community empowerment and sustainability of forest conservation projects in kenya</text:p>
          </table:table-cell>
          <table:table-cell office:value-type="string" calcext:value-type="string">
            <text:p>This study investigated the inf luence of community empowerment on the sustainability of forest conservation projects in Kenya. It has been observed that many forest conservation projects cease as soon as financial support ends hence the need to investigate the phenomenon. This study was undertaken in the South-Eastern part of Kenya within Taita-Taveta County. Cross sectional survey design was used in the study. The study hypothesized that �There was no statistically significant relationship between community empowerment activities and sustainability of forest conservation projects.� It targeted 4138 household heads in five administrative locations considered as clusters in this study. Mixed research methods were used in the collection and analysis of data. A total of 365 quantitative data respondents were selected systematically, while qualitative data respondents were selected purposively. The study ascertained that at least 44.1% of respondents at least agreed that forest projects were sustainable, while 3.9% disagreed. Approximately 52% of respondents neither agreed nor disagreed that forest conservation projects were sustainable. Regression analysis showed F-ratio values of F (4,360)= 66.438; p&lt; 0.05. The null hypothesis was therefore rejected. The study also ascertained that community empowerment influenced the sustainability of forest conservation projects. The researcher recommended that community empowerment activities be factored into future projects during the design stage to bolster sustainability.</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Ghana Journal of Development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jol.info</text:p>
          </table:table-cell>
          <table:table-cell office:value-type="float" office:value="2022" calcext:value-type="float">
            <text:p>2022</text:p>
          </table:table-cell>
          <table:table-cell office:value-type="string" calcext:value-type="string">
            <text:p>https://www.ajol.info/index.php/gjds/article/view/234352</text:p>
          </table:table-cell>
          <table:table-cell office:value-type="string" calcext:value-type="string">
            <text:p>NA</text:p>
          </table:table-cell>
          <table:table-cell office:value-type="float" office:value="854" calcext:value-type="float">
            <text:p>854</text:p>
          </table:table-cell>
          <table:table-cell table:number-columns-repeated="8" office:value-type="string" calcext:value-type="string">
            <text:p>NA</text:p>
          </table:table-cell>
          <table:table-cell table:number-columns-repeated="3" office:value-type="float" office:value="0" calcext:value-type="float">
            <text:p>0</text:p>
          </table:table-cell>
          <table:table-cell table:number-columns-repeated="2" office:value-type="float" office:value="3" calcext:value-type="float">
            <text:p>3</text:p>
          </table:table-cell>
          <table:table-cell office:value-type="string" calcext:value-type="string">
            <text:p>https://www.ajol.info/index.php/gjds/article/view/234352/221363</text:p>
          </table:table-cell>
          <table:table-cell office:value-type="string" calcext:value-type="string">
            <text:p>https://scholar.google.com/scholar?q=related:opOvPXNqeq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
          <table:table-cell office:value-type="float" office:value="188" calcext:value-type="float">
            <text:p>188</text:p>
          </table:table-cell>
          <table:table-cell office:value-type="string" calcext:value-type="string">
            <text:p>paper_278</text:p>
          </table:table-cell>
          <table:table-cell office:value-type="float" office:value="144" calcext:value-type="float">
            <text:p>144</text:p>
          </table:table-cell>
          <table:table-cell office:value-type="float" office:value="193" calcext:value-type="float">
            <text:p>193</text:p>
          </table:table-cell>
          <table:table-cell office:value-type="string" calcext:value-type="string">
            <text:p>P Cronkleton, DB Bray, G Medina</text:p>
          </table:table-cell>
          <table:table-cell office:value-type="string" calcext:value-type="string">
            <text:p>Community forest management and the emergence of multi-scale governance institutions: Lessons for REDD+ development from Mexico, Brazil and Bolivia</text:p>
          </table:table-cell>
          <table:table-cell office:value-type="string" calcext:value-type="string">
            <text:p>community forest management and the emergence of multi-scale governance institutions: lessons for redd+ development from mexico, brazil and bolivia</text:p>
          </table:table-cell>
          <table:table-cell office:value-type="string" calcext:value-type="string">
            <text:p>At their most local, initiatives to reduce emissions from deforestation and degradation (REDD) will depend on rural people to manage forest resources. Although the design of frameworks, mechanisms and arrangements to implement REDD programs have received significant attention, it is not yet clear how REDD+ will function on the ground or how the participation of local populations will be assured. Community forest management (CFM) could be an option under REDD+ depending on how it is negotiated, largely because of the expectation that CFM could reduce emissions from deforestation and degradation. Examining institutional factors in the emergence of successful CFM systems and local forest enterprises could provide valuable lessons for REDD planners. We examine cases of CFM development in Mexico, Brazil and Bolivia, to assess the role of multi-scaled governance institutions in their development. Comparing and contrasting advanced CFM systems to regions where it is still emerging, we will show how the establishment of a local organizational base for communal resource management is crucial.</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Forest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mdpi.com</text:p>
          </table:table-cell>
          <table:table-cell office:value-type="float" office:value="2011" calcext:value-type="float">
            <text:p>2011</text:p>
          </table:table-cell>
          <table:table-cell office:value-type="string" calcext:value-type="string">
            <text:p>https://www.mdpi.com/1999-4907/2/2/451</text:p>
          </table:table-cell>
          <table:table-cell office:value-type="string" calcext:value-type="string">
            <text:p>https://scholar.google.com/scholar?cites=8976624421650918499&amp;as_sdt=2005&amp;sciodt=0,5&amp;hl=en</text:p>
          </table:table-cell>
          <table:table-cell office:value-type="float" office:value="834" calcext:value-type="float">
            <text:p>834</text:p>
          </table:table-cell>
          <table:table-cell office:value-type="string" calcext:value-type="string">
            <text:p>HTML</text:p>
          </table:table-cell>
          <table:table-cell table:number-columns-repeated="7" office:value-type="string" calcext:value-type="string">
            <text:p>NA</text:p>
          </table:table-cell>
          <table:table-cell office:value-type="float" office:value="193" calcext:value-type="float">
            <text:p>193</text:p>
          </table:table-cell>
          <table:table-cell office:value-type="float" office:value="13.79" calcext:value-type="float">
            <text:p>13.79</text:p>
          </table:table-cell>
          <table:table-cell office:value-type="float" office:value="64" calcext:value-type="float">
            <text:p>64</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https://www.mdpi.com/1999-4907/2/2/451</text:p>
          </table:table-cell>
          <table:table-cell office:value-type="string" calcext:value-type="string">
            <text:p>https://scholar.google.com/scholar?q=related:Y2yZ7llgk3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
          <table:table-cell office:value-type="float" office:value="189" calcext:value-type="float">
            <text:p>189</text:p>
          </table:table-cell>
          <table:table-cell office:value-type="string" calcext:value-type="string">
            <text:p>paper_279</text:p>
          </table:table-cell>
          <table:table-cell office:value-type="float" office:value="117" calcext:value-type="float">
            <text:p>117</text:p>
          </table:table-cell>
          <table:table-cell office:value-type="float" office:value="215" calcext:value-type="float">
            <text:p>215</text:p>
          </table:table-cell>
          <table:table-cell office:value-type="string" calcext:value-type="string">
            <text:p>BK Pokharel, P Branney, M Nurse…</text:p>
          </table:table-cell>
          <table:table-cell office:value-type="string" calcext:value-type="string">
            <text:p>Community forestry: Conserving forests, sustaining livelihoods and strengthening democracy</text:p>
          </table:table-cell>
          <table:table-cell office:value-type="string" calcext:value-type="string">
            <text:p>community forestry: conserving forests, sustaining livelihoods and strengthening democracy</text:p>
          </table:table-cell>
          <table:table-cell office:value-type="string" calcext:value-type="string">
            <text:p>Community forestry in Nepal has a well-documented history of over 25 years. It is now widely perceived as having real capacity for making an effective contribution towards addressing the environmental, socioeconomic and political problems raised by Nepal�s rapid progression from a feudal and isolated state into the modern, globalised world. This paper analyses the evolution of community forestry in Nepal, focusing on how policy, institutions and practical innovations evolved together to create a robust system of community forestry. It highlights the key outcomes of community forestry in the aspects of livelihoods and democracy and identifies two key lessons in relation to forest resource management, social inclusion and contribution to democratization in Nepal. First, mechanisms for policy amendment and revision for community-based forest management need to be based on real-life experiences rather than ad hoc and top-down decisionmaking. Second, if given complete autonomy and devolution of power, community forest user groups can become viable local institutions for sustaining forests and local democracy, and delivering rural development services by establishing partnership with many NGOs and private sector service provider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Journal of Forest and …</text:p>
          </table:table-cell>
          <table:table-cell table:number-columns-repeated="2" office:value-type="float" office:value="1" calcext:value-type="float">
            <text:p>1</text:p>
          </table:table-cell>
          <table:table-cell office:value-type="string" calcext:value-type="string">
            <text:p>forestaction.org</text:p>
          </table:table-cell>
          <table:table-cell office:value-type="float" office:value="2007" calcext:value-type="float">
            <text:p>2007</text:p>
          </table:table-cell>
          <table:table-cell office:value-type="string" calcext:value-type="string">
            <text:p>https://www.forestaction.org/app/webroot/vendor/tinymce/editor/plugins/filemanager/files/images/stories/pdfs/journal_of_forest_and_livelihood/vol6_2/2_Community%20forestry-final.pdf</text:p>
          </table:table-cell>
          <table:table-cell office:value-type="string" calcext:value-type="string">
            <text:p>https://scholar.google.com/scholar?cites=4032451886012851000&amp;as_sdt=2005&amp;sciodt=0,5&amp;hl=en</text:p>
          </table:table-cell>
          <table:table-cell office:value-type="float" office:value="591" calcext:value-type="float">
            <text:p>591</text:p>
          </table:table-cell>
          <table:table-cell office:value-type="string" calcext:value-type="string">
            <text:p>PDF</text:p>
          </table:table-cell>
          <table:table-cell table:number-columns-repeated="7" office:value-type="string" calcext:value-type="string">
            <text:p>NA</text:p>
          </table:table-cell>
          <table:table-cell office:value-type="float" office:value="215" calcext:value-type="float">
            <text:p>215</text:p>
          </table:table-cell>
          <table:table-cell office:value-type="float" office:value="11.94" calcext:value-type="float">
            <text:p>11.94</text:p>
          </table:table-cell>
          <table:table-cell office:value-type="float" office:value="54" calcext:value-type="float">
            <text:p>54</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https://www.forestaction.org/app/webroot/vendor/tinymce/editor/plugins/filemanager/files/images/stories/pdfs/journal_of_forest_and_livelihood/vol6_2/2_Community%20forestry-final.pdf</text:p>
          </table:table-cell>
          <table:table-cell office:value-type="string" calcext:value-type="string">
            <text:p>https://scholar.google.com/scholar?q=related:OGOmH6Al9j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2">
          <table:table-cell office:value-type="float" office:value="190" calcext:value-type="float">
            <text:p>190</text:p>
          </table:table-cell>
          <table:table-cell office:value-type="string" calcext:value-type="string">
            <text:p>paper_281</text:p>
          </table:table-cell>
          <table:table-cell office:value-type="float" office:value="36" calcext:value-type="float">
            <text:p>36</text:p>
          </table:table-cell>
          <table:table-cell office:value-type="float" office:value="4" calcext:value-type="float">
            <text:p>4</text:p>
          </table:table-cell>
          <table:table-cell office:value-type="string" calcext:value-type="string">
            <text:p>SH Heß, D Jaimovich, M Schündeln</text:p>
          </table:table-cell>
          <table:table-cell office:value-type="string" calcext:value-type="string">
            <text:p>Community-driven deforestation? Experimental evidence from a rural development program in west African drylands</text:p>
          </table:table-cell>
          <table:table-cell office:value-type="string" calcext:value-type="string">
            <text:p>community-driven deforestation? experimental evidence from a rural development program in west african drylands</text:p>
          </table:table-cell>
          <table:table-cell office:value-type="string" calcext:value-type="string">
            <text:p>The effects of poverty reduction on the environment are the subject of an ongoing debate. In particular, it is unclear how deforestation is affected by large-scale development programs, which improve economic welfare and affect other channels that may also be related to deforestation. We study this issue in the context of a nationwide Community-Driven Development (CDD) program that was randomly assigned to villages in rural Gambia. We combine high-resolution satellite data with program implementation information and detailed household-level data to estimate the effect of the program on forest loss and to investigate underlying mechanisms. In areas with meaningful initial forest cover, we find that forest loss is substantially larger in program villages than in control villages. Our estimates imply that forest loss increased by around 11 percent in areas immediately surrounding program villages, over a five-year period after the program ended. If spatial spillovers into control villages are accounted for, we find even larger effects, suggesting that the CDD program accounts for more than a quarter of the forest loss in the years 2011 to 2015 around villages in our sample. This treatment effect is driven by villages with limited access to markets (as measured by poor road infrastructure). Our results also provide suggestive evidence for a relationship between agricultural productivity and deforestation. To further investigate possible channels at the household level, we examine whether the CDD program affected outcomes that could link the CDD to deforestation. Among the correlates of deforestation suggested by related literature, we only find moderate evidence for increases in economic welfare.</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Working Paper, Goethe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esearchgate.net</text:p>
          </table:table-cell>
          <table:table-cell office:value-type="float" office:value="2018" calcext:value-type="float">
            <text:p>2018</text:p>
          </table:table-cell>
          <table:table-cell office:value-type="string" calcext:value-type="string">
            <text:p>https://www.researchgate.net/profile/Dany-Jaimovich-2/publication/327894090_Community-Driven_Deforestation_Experimental_Evidence_from_a_Rural_Development_Program_in_West_African_Drylands/links/5babbf31a6fdccd3cb7664f6/Community-Driven-Deforestation-Experimental-Evidence-from-a-Rural-Development-Program-in-West-African-Drylands.pdf</text:p>
          </table:table-cell>
          <table:table-cell office:value-type="string" calcext:value-type="string">
            <text:p>https://scholar.google.com/scholar?cites=11237259169463146953&amp;as_sdt=2005&amp;sciodt=0,5&amp;hl=en</text:p>
          </table:table-cell>
          <table:table-cell office:value-type="float" office:value="778" calcext:value-type="float">
            <text:p>778</text:p>
          </table:table-cell>
          <table:table-cell office:value-type="string" calcext:value-type="string">
            <text:p>PDF</text:p>
          </table:table-cell>
          <table:table-cell table:number-columns-repeated="7" office:value-type="string" calcext:value-type="string">
            <text:p>NA</text:p>
          </table:table-cell>
          <table:table-cell office:value-type="float" office:value="4" calcext:value-type="float">
            <text:p>4</text:p>
          </table:table-cell>
          <table:table-cell office:value-type="float" office:value="0.57" calcext:value-type="float">
            <text:p>0.57</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www.researchgate.net/profile/Dany-Jaimovich-2/publication/327894090_Community-Driven_Deforestation_Experimental_Evidence_from_a_Rural_Development_Program_in_West_African_Drylands/links/5babbf31a6fdccd3cb7664f6/Community-Driven-Deforestation-Experimental-Evidence-from-a-Rural-Development-Program-in-West-African-Drylands.pdf</text:p>
          </table:table-cell>
          <table:table-cell office:value-type="string" calcext:value-type="string">
            <text:p>https://scholar.google.com/scholar?q=related:yRnaVK3D8p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3">
          <table:table-cell office:value-type="float" office:value="191" calcext:value-type="float">
            <text:p>191</text:p>
          </table:table-cell>
          <table:table-cell office:value-type="string" calcext:value-type="string">
            <text:p>paper_282</text:p>
          </table:table-cell>
          <table:table-cell office:value-type="float" office:value="222" calcext:value-type="float">
            <text:p>222</text:p>
          </table:table-cell>
          <table:table-cell office:value-type="float" office:value="13" calcext:value-type="float">
            <text:p>13</text:p>
          </table:table-cell>
          <table:table-cell office:value-type="string" calcext:value-type="string">
            <text:p>J. McBeath</text:p>
          </table:table-cell>
          <table:table-cell office:value-type="string" calcext:value-type="string">
            <text:p>Comparative environmental politics</text:p>
          </table:table-cell>
          <table:table-cell office:value-type="string" calcext:value-type="string">
            <text:p>comparative environmental politics</text:p>
          </table:table-cell>
          <table:table-cell office:value-type="string" calcext:value-type="string">
            <text:p>While we cannot hope to provide definitive answers to these questions, as political scientists we proceed from the assumption that much can be learned through the application of the existing tools of comparative political analysis. Two of the incidents occurred in developing countries (one a parliamentary democracy, the other a democratizing presidential system), and one occurred in a highly developed presidential democracy. All three countries are federal systems, with multiple layers of environmental regulation, although sub-national government seems to be better institutionalized and more effective in the United States. Only one of the incidents occurred within the sovereign territory of a country with an effective federal environmental protection agency and highly transparent policy and judicial processes. None of the three nation-states involved has a strong �green� political party. And the affected communities in all three cases remain dissatisfied with the outcomes to varying degrees. What can we make of these observations? Is there a systematic relationship between them (or any other political, social, cultural or economic factors) and the responses to environmental crises by nation-states? To answer these questions a more systematic analysis of the attendant political processes is needed. Only then can we suggest whether hope or despair is a more appropriate reaction. 1. 2 Global Environmental Issues Since the 1960s, environmental issues have entered the agendas of most nation-states. Pollution of land, air, and water have endangered ecosystems and public health, and called for a governmental response.</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Comparative Environmental Politic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office:value-type="float" office:value="2006" calcext:value-type="float">
            <text:p>2006</text:p>
          </table:table-cell>
          <table:table-cell office:value-type="string" calcext:value-type="string">
            <text:p>https://www.scopus.com/inward/record.uri?partnerID=HzOxMe3b&amp;scp=84891453803&amp;origin=inward</text:p>
          </table:table-cell>
          <table:table-cell office:value-type="string" calcext:value-type="string">
            <text:p>https://www.scopus.com/inward/citedby.uri?partnerID=HzOxMe3b&amp;scp=84891453803&amp;origin=inward</text:p>
          </table:table-cell>
          <table:table-cell office:value-type="float" office:value="49" calcext:value-type="float">
            <text:p>49</text:p>
          </table:table-cell>
          <table:table-cell office:value-type="string" calcext:value-type="string">
            <text:p>Book</text:p>
          </table:table-cell>
          <table:table-cell office:value-type="string" calcext:value-type="string">
            <text:p>10.1007/1-4020-4763-0</text:p>
          </table:table-cell>
          <table:table-cell office:value-type="string" calcext:value-type="string">
            <text:p>NA</text:p>
          </table:table-cell>
          <table:table-cell office:value-type="string" calcext:value-type="string">
            <text:p>https://api.elsevier.com/content/abstract/scopus_id/84891453803</text:p>
          </table:table-cell>
          <table:table-cell office:value-type="float" office:value="25" calcext:value-type="float">
            <text:p>25</text:p>
          </table:table-cell>
          <table:table-cell office:value-type="string" calcext:value-type="string">
            <text:p>NA</text:p>
          </table:table-cell>
          <table:table-cell office:value-type="float" office:value="1" calcext:value-type="float">
            <text:p>1</text:p>
          </table:table-cell>
          <table:table-cell office:value-type="float" office:value="195" calcext:value-type="float">
            <text:p>195</text:p>
          </table:table-cell>
          <table:table-cell office:value-type="float" office:value="13" calcext:value-type="float">
            <text:p>13</text:p>
          </table:table-cell>
          <table:table-cell office:value-type="float" office:value="0.68" calcext:value-type="float">
            <text:p>0.68</text:p>
          </table:table-cell>
          <table:table-cell office:value-type="float" office:value="13" calcext:value-type="float">
            <text:p>13</text:p>
          </table:table-cell>
          <table:table-cell office:value-type="float" office:value="1" calcext:value-type="float">
            <text:p>1</text:p>
          </table:table-cell>
          <table:table-cell office:value-type="float" office:value="19" calcext:value-type="float">
            <text:p>19</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6">
          <table:table-cell office:value-type="float" office:value="192" calcext:value-type="float">
            <text:p>192</text:p>
          </table:table-cell>
          <table:table-cell office:value-type="string" calcext:value-type="string">
            <text:p>paper_299</text:p>
          </table:table-cell>
          <table:table-cell office:value-type="float" office:value="223" calcext:value-type="float">
            <text:p>223</text:p>
          </table:table-cell>
          <table:table-cell office:value-type="float" office:value="79" calcext:value-type="float">
            <text:p>79</text:p>
          </table:table-cell>
          <table:table-cell office:value-type="string" calcext:value-type="string">
            <text:p>LK Campbell</text:p>
          </table:table-cell>
          <table:table-cell office:value-type="string" calcext:value-type="string">
            <text:p>Constructing New York City's urban forest: The politics and governance of the MillionTreesNYC campaign</text:p>
          </table:table-cell>
          <table:table-cell office:value-type="string" calcext:value-type="string">
            <text:p>constructing new york city's urban forest: the politics and governance of the milliontreesnyc campaign</text:p>
          </table:table-cell>
          <table:table-cell office:value-type="string" calcext:value-type="string">
            <text:p>We like to tell stories about city trees. The stories shape our thinking, but more materially they shape our management of the trees. The meanings we find in these stories influence the choices we make when we plant trees in the city, they alter the ways that we trim and control the trees, and, finally, they inform our decisions to fell them. This chapter explores the history of three persistent narratives about city trees: the narrative of service, the narrative of power, and the narrative of heritage. I argue that these narratives are profoundly humanist in their subordination of the tree to human needs, and I suggest that there is another narrative buried in the archives: the story of the unruly tree. Here I trace the histories of three troublesome species in the city of Ottawa: the Manitoba maple (Acer negundo), the ornamental crab apple (Malus sp.), and the Lombardy poplar (Populus nigra). These are active agential trees that get in the way, cost money and resist human intentions. My point in unearthing their stories is to suggest that, for our own sake, as well as the sake of the trees, we need to move beyond narrowly anthropocentric narratives and consider the unruly tree in the urban landscap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Urban forests, trees, and greenspa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pi.taylorfrancis.com</text:p>
          </table:table-cell>
          <table:table-cell office:value-type="float" office:value="2014" calcext:value-type="float">
            <text:p>2014</text:p>
          </table:table-cell>
          <table:table-cell office:value-type="string" calcext:value-type="string">
            <text:p>https://api.taylorfrancis.com/content/chapters/edit/download?identifierName=doi&amp;identifierValue=10.4324/9781315882901-19&amp;type=chapterpdf</text:p>
          </table:table-cell>
          <table:table-cell office:value-type="string" calcext:value-type="string">
            <text:p>https://scholar.google.com/scholar?cites=2985739544508735395&amp;as_sdt=2005&amp;sciodt=0,5&amp;hl=en</text:p>
          </table:table-cell>
          <table:table-cell office:value-type="float" office:value="411" calcext:value-type="float">
            <text:p>411</text:p>
          </table:table-cell>
          <table:table-cell table:number-columns-repeated="8" office:value-type="string" calcext:value-type="string">
            <text:p>NA</text:p>
          </table:table-cell>
          <table:table-cell office:value-type="float" office:value="79" calcext:value-type="float">
            <text:p>79</text:p>
          </table:table-cell>
          <table:table-cell office:value-type="float" office:value="7.18" calcext:value-type="float">
            <text:p>7.18</text:p>
          </table:table-cell>
          <table:table-cell office:value-type="float" office:value="79" calcext:value-type="float">
            <text:p>79</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https://research.fs.usda.gov/treesearch/download/47243.pdf</text:p>
          </table:table-cell>
          <table:table-cell office:value-type="string" calcext:value-type="string">
            <text:p>https://scholar.google.com/scholar?q=related:o59H7kt6by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
          <table:table-cell office:value-type="float" office:value="193" calcext:value-type="float">
            <text:p>193</text:p>
          </table:table-cell>
          <table:table-cell office:value-type="string" calcext:value-type="string">
            <text:p>paper_301</text:p>
          </table:table-cell>
          <table:table-cell office:value-type="float" office:value="224" calcext:value-type="float">
            <text:p>224</text:p>
          </table:table-cell>
          <table:table-cell office:value-type="float" office:value="157" calcext:value-type="float">
            <text:p>157</text:p>
          </table:table-cell>
          <table:table-cell office:value-type="string" calcext:value-type="string">
            <text:p>S Aldrich, R Walker, C Simmons…</text:p>
          </table:table-cell>
          <table:table-cell office:value-type="string" calcext:value-type="string">
            <text:p>Contentious land change in the Amazon's arc of deforestation</text:p>
          </table:table-cell>
          <table:table-cell office:value-type="string" calcext:value-type="string">
            <text:p>contentious land change in the amazon's arc of deforestation</text:p>
          </table:table-cell>
          <table:table-cell office:value-type="string" calcext:value-type="string">
            <text:p>Land change in the Amazon is driven by numerous factors including fiscal incentives, infrastructure, transportation costs, migration, and household decision making. Largely missing from the story to date, however, is the role of contentious social processes, including contention over land resources. By employing a case study of land conflict over a largeholding in southeastern Par�, Brazil, and a regional-scale statistical model, we describe contentious land change (C-LC) in an area with a long history of antagonism between largeholders and the rural poor. We fuse the conceptual frameworks of political ecology with the methodological approaches of land change science to show that deforestation in the area of study is enhanced due to the interaction of diverse and adversarial agents rather than the independent actions of isolated land managers deforesting according to the dictates of microeconomic optimization. C-LC is a process of global reach and must therefore be added to the topical range of land change science. A combination of the explanatory richness of political ecology with the methodological rigor of land change science greatly enhances our understanding of land change processe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Annals of the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12" calcext:value-type="float">
            <text:p>2012</text:p>
          </table:table-cell>
          <table:table-cell office:value-type="string" calcext:value-type="string">
            <text:p>https://www.tandfonline.com/doi/abs/10.1080/00045608.2011.620501</text:p>
          </table:table-cell>
          <table:table-cell office:value-type="string" calcext:value-type="string">
            <text:p>https://scholar.google.com/scholar?cites=1923986750709953895&amp;as_sdt=2005&amp;sciodt=0,5&amp;hl=en</text:p>
          </table:table-cell>
          <table:table-cell office:value-type="float" office:value="28" calcext:value-type="float">
            <text:p>28</text:p>
          </table:table-cell>
          <table:table-cell office:value-type="string" calcext:value-type="string">
            <text:p>NA</text:p>
          </table:table-cell>
          <table:table-cell office:value-type="string" calcext:value-type="string">
            <text:p>10.1080/00045608.2011.620501</text:p>
          </table:table-cell>
          <table:table-cell table:number-columns-repeated="6" office:value-type="string" calcext:value-type="string">
            <text:p>NA</text:p>
          </table:table-cell>
          <table:table-cell office:value-type="float" office:value="157" calcext:value-type="float">
            <text:p>157</text:p>
          </table:table-cell>
          <table:table-cell office:value-type="float" office:value="12.08" calcext:value-type="float">
            <text:p>12.08</text:p>
          </table:table-cell>
          <table:table-cell office:value-type="float" office:value="39" calcext:value-type="float">
            <text:p>39</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NA</text:p>
          </table:table-cell>
          <table:table-cell office:value-type="string" calcext:value-type="string">
            <text:p>https://scholar.google.com/scholar?q=related:Z_WfjMFfsx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0">
          <table:table-cell office:value-type="float" office:value="194" calcext:value-type="float">
            <text:p>194</text:p>
          </table:table-cell>
          <table:table-cell office:value-type="string" calcext:value-type="string">
            <text:p>paper_306</text:p>
          </table:table-cell>
          <table:table-cell office:value-type="float" office:value="225" calcext:value-type="float">
            <text:p>225</text:p>
          </table:table-cell>
          <table:table-cell office:value-type="float" office:value="3" calcext:value-type="float">
            <text:p>3</text:p>
          </table:table-cell>
          <table:table-cell office:value-type="string" calcext:value-type="string">
            <text:p>D. Kisegu</text:p>
          </table:table-cell>
          <table:table-cell office:value-type="string" calcext:value-type="string">
            <text:p>Contribution of Smallholder Tree Growers to Increasing Tree Cover in Kaliro District</text:p>
          </table:table-cell>
          <table:table-cell office:value-type="string" calcext:value-type="string">
            <text:p>contribution of smallholder tree growers to increasing tree cover in kaliro district</text:p>
          </table:table-cell>
          <table:table-cell office:value-type="string" calcext:value-type="string">
            <text:p>Many stakeholders including the Ugandan government are growing trees and contributing to increasing tree cover in Uganda. Whereas the contribution of large-scale tree growers to increasing tree cover has been documented, that of smallholder tree growers (STGs) is not known. But because STGs make up the majority of tree growers, it is possible that their contribution to tree cover in the country is significant. In this study we have addressed this gap for Kaliro District. We have also explored the factors that influence tree planting by STGs. Data was collected in the months of January�June 2017 using interviews with 206 tree growers. Included in the survey were all smallholder farms with 20 or more trees. The tree growers planted 39 species, in the period 1997�2016, the most popular of which were Pinus spp., Eucalyptus spp., Grevillea robusta and Maesopsis eminii. Few STGs planted trees in that time (n = 206) and those who did tended to plant few trees (median 175 trees). Despite the average low contribution by STGs, tree cover is increasing due to a few STGs who planted very many trees. Growers who planted the most trees were male or engaged in small-scale business, possessed a university degree and received support from the government. New approaches may be necessary that provide better access to a greater diversity of smallholder farmers such as women and those without low income and education access. STGs affiliated to tree-growing associations appear to have planted fewer trees than those outside tree-growing associations. Tree growers associations should be redesigned to provide maximum benefit to STGs and local ecology. Income generation was cited as the STGs planters� main motivation for planting trees. However, the key immediate benefit was firewood. These may be important points to consider when developing interventions that target tree planting in the region and throughout Uganda. We conclude that the contribution of STGs to tree growing in Kaliro District is low and that tree planting campaigns should be inclusive and focus on STGs perceived benefits in order to achieve successful reforestation.</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Climate Change Manage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19" calcext:value-type="float">
            <text:p>2019</text:p>
          </table:table-cell>
          <table:table-cell office:value-type="string" calcext:value-type="string">
            <text:p>https://www.scopus.com/inward/record.uri?partnerID=HzOxMe3b&amp;scp=85071462723&amp;origin=inward</text:p>
          </table:table-cell>
          <table:table-cell office:value-type="string" calcext:value-type="string">
            <text:p>https://www.scopus.com/inward/citedby.uri?partnerID=HzOxMe3b&amp;scp=85071462723&amp;origin=inward</text:p>
          </table:table-cell>
          <table:table-cell office:value-type="float" office:value="137" calcext:value-type="float">
            <text:p>137</text:p>
          </table:table-cell>
          <table:table-cell office:value-type="string" calcext:value-type="string">
            <text:p>Book Chapter</text:p>
          </table:table-cell>
          <table:table-cell office:value-type="string" calcext:value-type="string">
            <text:p>10.1007/978-3-030-12974-3_19</text:p>
          </table:table-cell>
          <table:table-cell office:value-type="string" calcext:value-type="string">
            <text:p>1610-2002</text:p>
          </table:table-cell>
          <table:table-cell office:value-type="string" calcext:value-type="string">
            <text:p>https://api.elsevier.com/content/abstract/scopus_id/85071462723</text:p>
          </table:table-cell>
          <table:table-cell table:number-columns-repeated="2" office:value-type="string" calcext:value-type="string">
            <text:p>NA</text:p>
          </table:table-cell>
          <table:table-cell office:value-type="float" office:value="417" calcext:value-type="float">
            <text:p>417</text:p>
          </table:table-cell>
          <table:table-cell office:value-type="float" office:value="433" calcext:value-type="float">
            <text:p>433</text:p>
          </table:table-cell>
          <table:table-cell office:value-type="float" office:value="3" calcext:value-type="float">
            <text:p>3</text:p>
          </table:table-cell>
          <table:table-cell office:value-type="float" office:value="0.5" calcext:value-type="float">
            <text:p>0.5</text:p>
          </table:table-cell>
          <table:table-cell office:value-type="float" office:value="3" calcext:value-type="float">
            <text:p>3</text:p>
          </table:table-cell>
          <table:table-cell office:value-type="float" office:value="1" calcext:value-type="float">
            <text:p>1</text:p>
          </table:table-cell>
          <table:table-cell office:value-type="float" office:value="6" calcext:value-type="float">
            <text:p>6</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7">
          <table:table-cell office:value-type="float" office:value="195" calcext:value-type="float">
            <text:p>195</text:p>
          </table:table-cell>
          <table:table-cell office:value-type="string" calcext:value-type="string">
            <text:p>paper_307</text:p>
          </table:table-cell>
          <table:table-cell office:value-type="float" office:value="17" calcext:value-type="float">
            <text:p>17</text:p>
          </table:table-cell>
          <table:table-cell office:value-type="float" office:value="338" calcext:value-type="float">
            <text:p>338</text:p>
          </table:table-cell>
          <table:table-cell office:value-type="string" calcext:value-type="string">
            <text:p>A Grainger</text:p>
          </table:table-cell>
          <table:table-cell office:value-type="string" calcext:value-type="string">
            <text:p>Controlling tropical deforestation</text:p>
          </table:table-cell>
          <table:table-cell office:value-type="string" calcext:value-type="string">
            <text:p>controlling tropical deforestation</text:p>
          </table:table-cell>
          <table:table-cell office:value-type="string" calcext:value-type="string">
            <text:p>Tropical rain forest is being cleared so rapidly and on such a scale that it is a major global environmental problem, threatening the survival of half of the world's plant and animal species and contributing to global climate change through the greenhouse effect. But, despite widespread concern for over twenty years, only limited progress has been made in controlling deforestation and improving forest management in the humid tropics.</text:p>
            <text:p/>
            <text:p> In this book Alan Grainger offers afresh analysis of the causes of deforestation and presents an integrated strategy for controlling it. His strategy embraces agriculture, forestry and conservation and stresses the need for changes in government policies if land use is to be made more sustainable and the underlying causes of the problem are to be addressed. Controlling Tropical Deforestation is essential reading for policy makers, agronomists, foresters, conservationists and development professionals. To general readers and students on introductory courses at schools and universities it also offers the first concise but comprehensive overview of the causes, scale and consequences of deforestation. Alan Grainger is a lecturer in geography at the University of Leeds. He is author of The Threatening Desert: Controlling Desertification, also published by Earthscan. Originally published in 199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francis.com</text:p>
          </table:table-cell>
          <table:table-cell office:value-type="float" office:value="2013" calcext:value-type="float">
            <text:p>2013</text:p>
          </table:table-cell>
          <table:table-cell office:value-type="string" calcext:value-type="string">
            <text:p>https://www.taylorfrancis.com/books/mono/10.4324/9781315066875/controlling-tropical-deforestation-alan-grainger</text:p>
          </table:table-cell>
          <table:table-cell office:value-type="string" calcext:value-type="string">
            <text:p>https://scholar.google.com/scholar?cites=9416737450148439048&amp;as_sdt=2005&amp;sciodt=0,5&amp;hl=en</text:p>
          </table:table-cell>
          <table:table-cell office:value-type="float" office:value="350" calcext:value-type="float">
            <text:p>350</text:p>
          </table:table-cell>
          <table:table-cell office:value-type="string" calcext:value-type="string">
            <text:p>BOOK</text:p>
          </table:table-cell>
          <table:table-cell office:value-type="string" calcext:value-type="string">
            <text:p>10.4324/9781315066875</text:p>
          </table:table-cell>
          <table:table-cell table:number-columns-repeated="6" office:value-type="string" calcext:value-type="string">
            <text:p>NA</text:p>
          </table:table-cell>
          <table:table-cell office:value-type="float" office:value="338" calcext:value-type="float">
            <text:p>338</text:p>
          </table:table-cell>
          <table:table-cell office:value-type="float" office:value="28.17" calcext:value-type="float">
            <text:p>28.17</text:p>
          </table:table-cell>
          <table:table-cell office:value-type="float" office:value="338" calcext:value-type="float">
            <text:p>338</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NA</text:p>
          </table:table-cell>
          <table:table-cell office:value-type="string" calcext:value-type="string">
            <text:p>https://scholar.google.com/scholar?q=related:CCQ3o9H4ro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2">
          <table:table-cell office:value-type="float" office:value="196" calcext:value-type="float">
            <text:p>196</text:p>
          </table:table-cell>
          <table:table-cell office:value-type="string" calcext:value-type="string">
            <text:p>paper_309</text:p>
          </table:table-cell>
          <table:table-cell office:value-type="float" office:value="51" calcext:value-type="float">
            <text:p>51</text:p>
          </table:table-cell>
          <table:table-cell office:value-type="float" office:value="0" calcext:value-type="float">
            <text:p>0</text:p>
          </table:table-cell>
          <table:table-cell office:value-type="string" calcext:value-type="string">
            <text:p>M. Menon</text:p>
          </table:table-cell>
          <table:table-cell office:value-type="string" calcext:value-type="string">
            <text:p>Coping with global environmental change -- role of science and democracy.</text:p>
          </table:table-cell>
          <table:table-cell office:value-type="string" calcext:value-type="string">
            <text:p>coping with global environmental change -- role of science and democracy.</text:p>
          </table:table-cell>
          <table:table-cell office:value-type="string" calcext:value-type="string">
            <text:p>PIP: The world's population increased form about 3 billion in 1960 to 4 billion in 1974, to 5 billion in 1987, and it is projected to grow to 6 billion by 1991 and to 8 billion by 1992. Finite, nonrenewable resources have to satisfy the increased need for sustenance of this population excess in a sustainable economic development mold. Human activity has upset natural processes with negative environmental effects: Minamata disease in Japan caused by heavy metal pollution, global deforestation, and acid rain. The 1972 Conference on Human Environment in Stockholm dealt with industrial pollution. The UN Environment Programme (UNEP) was established subsequently. The theory of global warming caused by emissions of carbon dioxide, methane, nitrogen oxides, and halogens as predicted by a Swedish scientist decades ago is accumulating a body of evidence. The International Geosphere Biosphere Programme (IGBP) of the International Council of Scientific Unions attempt to explore the Earth's physical, chemical, and biological processes to predict global environmental changes. Success mandates data availability. Paleoclimatic evidence indicates previous cataclysms caused by climate change, thus agriculture could be affected massively by global warming. Improved scientific analysis of greenhouse gas emissions and crop simulation models for major agricultural areas are needed. The North-South dialogue in UN forums has been acrimonious without much success, although international cooperation has been fruitful with the adoption of the Montreal Protocol on phasing out ozone-depleting chlorofluorocarbons. Such cooperation is needed on energy consumption and source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Yojan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office:value-type="float" office:value="1990" calcext:value-type="float">
            <text:p>1990</text:p>
          </table:table-cell>
          <table:table-cell office:value-type="string" calcext:value-type="string">
            <text:p>https://www.scopus.com/inward/record.uri?partnerID=HzOxMe3b&amp;scp=0025486798&amp;origin=inward</text:p>
          </table:table-cell>
          <table:table-cell office:value-type="string" calcext:value-type="string">
            <text:p>https://www.scopus.com/inward/citedby.uri?partnerID=HzOxMe3b&amp;scp=0025486798&amp;origin=inward</text:p>
          </table:table-cell>
          <table:table-cell office:value-type="float" office:value="52" calcext:value-type="float">
            <text:p>52</text:p>
          </table:table-cell>
          <table:table-cell office:value-type="string" calcext:value-type="string">
            <text:p>Article</text:p>
          </table:table-cell>
          <table:table-cell office:value-type="string" calcext:value-type="string">
            <text:p>NA</text:p>
          </table:table-cell>
          <table:table-cell office:value-type="string" calcext:value-type="string">
            <text:p>0044-0515</text:p>
          </table:table-cell>
          <table:table-cell office:value-type="string" calcext:value-type="string">
            <text:p>https://api.elsevier.com/content/abstract/scopus_id/0025486798</text:p>
          </table:table-cell>
          <table:table-cell office:value-type="float" office:value="34" calcext:value-type="float">
            <text:p>34</text:p>
          </table:table-cell>
          <table:table-cell office:value-type="float" office:value="16" calcext:value-type="float">
            <text:p>16</text:p>
          </table:table-cell>
          <table:table-cell office:value-type="float" office:value="15" calcext:value-type="float">
            <text:p>15</text:p>
          </table:table-cell>
          <table:table-cell office:value-type="float" office:value="20" calcext:value-type="float">
            <text:p>20</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5" calcext:value-type="float">
            <text:p>35</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19">
          <table:table-cell office:value-type="float" office:value="197" calcext:value-type="float">
            <text:p>197</text:p>
          </table:table-cell>
          <table:table-cell office:value-type="string" calcext:value-type="string">
            <text:p>paper_310</text:p>
          </table:table-cell>
          <table:table-cell office:value-type="float" office:value="226" calcext:value-type="float">
            <text:p>226</text:p>
          </table:table-cell>
          <table:table-cell office:value-type="float" office:value="284" calcext:value-type="float">
            <text:p>284</text:p>
          </table:table-cell>
          <table:table-cell office:value-type="string" calcext:value-type="string">
            <text:p>X Rueda, RD Garrett, EF Lambin</text:p>
          </table:table-cell>
          <table:table-cell office:value-type="string" calcext:value-type="string">
            <text:p>Corporate investments in supply chain sustainability: Selecting instruments in the agri-food industry</text:p>
          </table:table-cell>
          <table:table-cell office:value-type="string" calcext:value-type="string">
            <text:p>corporate investments in supply chain sustainability: selecting instruments in the agri-food industry</text:p>
          </table:table-cell>
          <table:table-cell office:value-type="string" calcext:value-type="string">
            <text:p>Private investments to address environmental issues are perceived as a powerful engine of sustainability. For the agri-food sector, multiple instruments have been developed to green supply chains. Yet little is known about the underlying process and conditions under which green sourcing concerns lead to the adoption of specific sustainability instruments among agri-food companies. This study: i) offers a synthesis of the most commonly used instruments agri-food companies adopt to promote sustainability in their supply chains; ii) proposes an analytical framework to elucidate how those decisions are made, based on the competitive environment in which firms operate�with respect to location of their raw materials, technologies available to their suppliers, leverage over upstream suppliers, and end-markets� characteristics; and iii) presents seven case-studies illustrating the decision-making process leading to the adoption of a specific instrument by a particular company. Companies that do not have sustainable technologies available to improve their environmental practices but operate in highly sensitive places are better off taking their operation somewhere else. But companies with available cleaner technologies, effective law enforcement and control over the supply chains, as well as a brand to protect, can capitalize on their environmental efforts by introducing strict standards, such as third-party certifications. Enforcement of social and environmental regulations at countries of origin is a key factor that deters companies form adopting very strict standards, even if they have a brand value to enhance. The multiplication of private labels and initiatives are, in most cases, not driven by a desire to disorient the consumer, but rather by a careful consideration of the complex conditions under which agri-food supply chains operate. With minor adaptations, the framework could be applied to other economic sectors that have environmental impacts, from mining and energy-generating industries, to apparel, and electronic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Journal of cleaner producti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7" calcext:value-type="float">
            <text:p>2017</text:p>
          </table:table-cell>
          <table:table-cell office:value-type="string" calcext:value-type="string">
            <text:p>https://www.sciencedirect.com/science/article/pii/S0959652616318649</text:p>
          </table:table-cell>
          <table:table-cell office:value-type="string" calcext:value-type="string">
            <text:p>https://scholar.google.com/scholar?cites=9427605026965059653&amp;as_sdt=2005&amp;sciodt=0,5&amp;hl=en</text:p>
          </table:table-cell>
          <table:table-cell office:value-type="float" office:value="915" calcext:value-type="float">
            <text:p>915</text:p>
          </table:table-cell>
          <table:table-cell table:number-columns-repeated="8" office:value-type="string" calcext:value-type="string">
            <text:p>NA</text:p>
          </table:table-cell>
          <table:table-cell office:value-type="float" office:value="284" calcext:value-type="float">
            <text:p>284</text:p>
          </table:table-cell>
          <table:table-cell office:value-type="float" office:value="35.5" calcext:value-type="float">
            <text:p>35.5</text:p>
          </table:table-cell>
          <table:table-cell office:value-type="float" office:value="95" calcext:value-type="float">
            <text:p>95</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https://www.bu.edu/gdp-cn/files/2018/02/RuedaGarrettLambin_2017_JCP_CorporateInvestments.pdf</text:p>
          </table:table-cell>
          <table:table-cell office:value-type="string" calcext:value-type="string">
            <text:p>https://scholar.google.com/scholar?q=related:RXjwitKU1Y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5">
          <table:table-cell office:value-type="float" office:value="198" calcext:value-type="float">
            <text:p>198</text:p>
          </table:table-cell>
          <table:table-cell office:value-type="string" calcext:value-type="string">
            <text:p>paper_312</text:p>
          </table:table-cell>
          <table:table-cell office:value-type="float" office:value="227" calcext:value-type="float">
            <text:p>227</text:p>
          </table:table-cell>
          <table:table-cell office:value-type="float" office:value="72" calcext:value-type="float">
            <text:p>72</text:p>
          </table:table-cell>
          <table:table-cell office:value-type="string" calcext:value-type="string">
            <text:p>CA Corson</text:p>
          </table:table-cell>
          <table:table-cell office:value-type="string" calcext:value-type="string">
            <text:p>Corridors of power: the politics of environmental aid to Madagascar</text:p>
          </table:table-cell>
          <table:table-cell office:value-type="string" calcext:value-type="string">
            <text:p>corridors of power: the politics of environmental aid to madagascar</text:p>
          </table:table-cell>
          <table:table-cell office:value-type="string" calcext:value-type="string">
            <text:p>Since the 1970s, the U.S. Agency for International Development has spent millions of dollars to preserve Madagascar's rich biological diversity. Yet the island nation's habitats are still in decline. In this important ethnographic study, Catherine Corson illustrates how the effort to attract high-level political attention to conservation by isolating the environment in national parks and blaming impoverished Malagasy farmers has avoided challenging key drivers of Madagascar's deforestation.</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16" calcext:value-type="float">
            <text:p>2016</text:p>
          </table:table-cell>
          <table:table-cell office:value-type="string" calcext:value-type="string">
            <text:p>https://books.google.com/books?hl=en&amp;lr=&amp;id=Wo_BDAAAQBAJ&amp;oi=fnd&amp;pg=PP1&amp;dq=%22elections%22%7C%22democracy%22%7C%22leader+selection%22%7C%22campaign%22%7C%22political+cycle%22+%22deforestation%22%7C%22forest+conversion%22%7C%22forest+plantation%22%7C%22forest+conservation%22%7C%22forest+degradation%22%7C%22reforestation%22%7C%22forest+carbon%22%7C%22tree+cover+loss%22&amp;ots=hNDnKgktIT&amp;sig=EEO7d8UMiPo7YmpAvjjs8i9iicg</text:p>
          </table:table-cell>
          <table:table-cell office:value-type="string" calcext:value-type="string">
            <text:p>https://scholar.google.com/scholar?cites=8474622035892480233&amp;as_sdt=2005&amp;sciodt=0,5&amp;hl=en</text:p>
          </table:table-cell>
          <table:table-cell office:value-type="float" office:value="670" calcext:value-type="float">
            <text:p>670</text:p>
          </table:table-cell>
          <table:table-cell office:value-type="string" calcext:value-type="string">
            <text:p>BOOK</text:p>
          </table:table-cell>
          <table:table-cell table:number-columns-repeated="7" office:value-type="string" calcext:value-type="string">
            <text:p>NA</text:p>
          </table:table-cell>
          <table:table-cell office:value-type="float" office:value="72" calcext:value-type="float">
            <text:p>72</text:p>
          </table:table-cell>
          <table:table-cell office:value-type="float" office:value="8" calcext:value-type="float">
            <text:p>8</text:p>
          </table:table-cell>
          <table:table-cell office:value-type="float" office:value="72" calcext:value-type="float">
            <text:p>72</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NA</text:p>
          </table:table-cell>
          <table:table-cell office:value-type="string" calcext:value-type="string">
            <text:p>https://scholar.google.com/scholar?q=related:6agRV9fnm3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
          <table:table-cell office:value-type="float" office:value="199" calcext:value-type="float">
            <text:p>199</text:p>
          </table:table-cell>
          <table:table-cell office:value-type="string" calcext:value-type="string">
            <text:p>paper_313</text:p>
          </table:table-cell>
          <table:table-cell office:value-type="float" office:value="228" calcext:value-type="float">
            <text:p>228</text:p>
          </table:table-cell>
          <table:table-cell office:value-type="float" office:value="6" calcext:value-type="float">
            <text:p>6</text:p>
          </table:table-cell>
          <table:table-cell office:value-type="string" calcext:value-type="string">
            <text:p>FP Adela, A Saragih</text:p>
          </table:table-cell>
          <table:table-cell office:value-type="string" calcext:value-type="string">
            <text:p>Corruption, Deforestation And Disaster In The Taman Nasional Gunung Leuser Forest</text:p>
          </table:table-cell>
          <table:table-cell office:value-type="string" calcext:value-type="string">
            <text:p>corruption, deforestation and disaster in the taman nasional gunung leuser forest</text:p>
          </table:table-cell>
          <table:table-cell office:value-type="string" calcext:value-type="string">
            <text:p>This research, describes and analyzes corruption, deforestation and disasters in the area of Gunung Leuser National Park (TNGL). Corruption in the issuance of permits management, illegal logging and forest conversion to plantations. This resulted in the destruction of forests have an impact on the flood disaster in the last 13 years in the area around the Leuser is Langkat, North Sumatra. Formulation of this research is how proper forest management in combating corruption in minimizing disasters caused by deforestation in the Gunung Leuser National Park (TNGL). The theoretical framework of this research using ecological political theory, policy theory and the concept of corruption. This study is a qualitative research paradigm by putting critical case studies to explain the phenomena that occur in analyzing corruption in the sector and the impact caused flash floods and placing primary data and interviews as books and international journals and national journals as secondary data. The results of this study indicate the need for collaborative management in TNGL management in order to eradicate corruption, review of permit management.</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2nd international conference on social and …</text:p>
          </table:table-cell>
          <table:table-cell table:number-columns-repeated="2" office:value-type="float" office:value="1" calcext:value-type="float">
            <text:p>1</text:p>
          </table:table-cell>
          <table:table-cell office:value-type="string" calcext:value-type="string">
            <text:p>atlantis-press.com</text:p>
          </table:table-cell>
          <table:table-cell office:value-type="float" office:value="2017" calcext:value-type="float">
            <text:p>2017</text:p>
          </table:table-cell>
          <table:table-cell office:value-type="string" calcext:value-type="string">
            <text:p>https://www.atlantis-press.com/proceedings/icosop-17/25892149</text:p>
          </table:table-cell>
          <table:table-cell office:value-type="string" calcext:value-type="string">
            <text:p>https://scholar.google.com/scholar?cites=7690793774224353905&amp;as_sdt=2005&amp;sciodt=0,5&amp;hl=en</text:p>
          </table:table-cell>
          <table:table-cell office:value-type="float" office:value="772" calcext:value-type="float">
            <text:p>772</text:p>
          </table:table-cell>
          <table:table-cell table:number-columns-repeated="8" office:value-type="string" calcext:value-type="string">
            <text:p>NA</text:p>
          </table:table-cell>
          <table:table-cell office:value-type="float" office:value="6" calcext:value-type="float">
            <text:p>6</text:p>
          </table:table-cell>
          <table:table-cell office:value-type="float" office:value="0.75" calcext:value-type="float">
            <text:p>0.75</text:p>
          </table:table-cell>
          <table:table-cell office:value-type="float" office:value="3" calcext:value-type="float">
            <text:p>3</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https://www.atlantis-press.com/article/25892149.pdf</text:p>
          </table:table-cell>
          <table:table-cell office:value-type="string" calcext:value-type="string">
            <text:p>https://scholar.google.com/scholar?q=related:captqTAwu2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3">
          <table:table-cell office:value-type="float" office:value="200" calcext:value-type="float">
            <text:p>200</text:p>
          </table:table-cell>
          <table:table-cell office:value-type="string" calcext:value-type="string">
            <text:p>paper_314</text:p>
          </table:table-cell>
          <table:table-cell office:value-type="float" office:value="229" calcext:value-type="float">
            <text:p>229</text:p>
          </table:table-cell>
          <table:table-cell office:value-type="float" office:value="10" calcext:value-type="float">
            <text:p>10</text:p>
          </table:table-cell>
          <table:table-cell office:value-type="string" calcext:value-type="string">
            <text:p>F Downs, L Tacconi</text:p>
          </table:table-cell>
          <table:table-cell office:value-type="string" calcext:value-type="string">
            <text:p>Corruption, deforestation and environmental injustice: the case of Indonesia</text:p>
          </table:table-cell>
          <table:table-cell office:value-type="string" calcext:value-type="string">
            <text:p>corruption, deforestation and environmental injustice: the case of indonesia</text:p>
          </table:table-cell>
          <table:table-cell office:value-type="string" calcext:value-type="string">
            <text:p>Deforestation is one of the greatest global environmental and development challenges. As forests are cut down, vital long-term ecological, cultural and economic services are affected, including biodiversity and the climate. For communities in forested areas, the promised benefits often fail to materialise and they are left with loss of access to traditional lands and degraded natural environments. Widespread corruption in the forest sector is often thought to have contributed not only to deforestation, but to the injustices experienced by communities. Based on data collected in Indonesia in 2010-2011, this chapter investigates the mechanisms by which corruption impacts upon the use of forests. Understanding these mechanisms is an important step towards building policies and programmes that can contribute to more sustainable forest management and more just outcomes for communities. The chapter will provide a description of elements of the system of corruption in Indonesia�s forest sector. It will identify the links between corruption and the way decisions are made in the forest sector. The focus is on the system of collusion between government and companies and the mechanisms by which this collusion creates political dependency of decision makers on converting forests and supporting companies, at the expense of the interests of communities. Communities seeking environmental justice face considerable institutional barriers because of corruption. Understanding how corruption influences government decision-makers is important for efforts to promote more sustainable, just and representative decision making.</text:p>
          </table:table-cell>
          <table:table-cell table:number-columns-repeated="4"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Looking Within</text:p>
          </table:table-cell>
          <table:table-cell table:number-columns-repeated="2" office:value-type="float" office:value="1" calcext:value-type="float">
            <text:p>1</text:p>
          </table:table-cell>
          <table:table-cell office:value-type="string" calcext:value-type="string">
            <text:p>brill.com</text:p>
          </table:table-cell>
          <table:table-cell office:value-type="float" office:value="2012" calcext:value-type="float">
            <text:p>2012</text:p>
          </table:table-cell>
          <table:table-cell office:value-type="string" calcext:value-type="string">
            <text:p>https://brill.com/downloadpdf/display/title/38558.pdf#page=169</text:p>
          </table:table-cell>
          <table:table-cell office:value-type="string" calcext:value-type="string">
            <text:p>https://scholar.google.com/scholar?cites=10697375510225466930&amp;as_sdt=2005&amp;sciodt=0,5&amp;hl=en</text:p>
          </table:table-cell>
          <table:table-cell office:value-type="float" office:value="31" calcext:value-type="float">
            <text:p>31</text:p>
          </table:table-cell>
          <table:table-cell table:number-columns-repeated="8" office:value-type="string" calcext:value-type="string">
            <text:p>NA</text:p>
          </table:table-cell>
          <table:table-cell office:value-type="float" office:value="10" calcext:value-type="float">
            <text:p>10</text:p>
          </table:table-cell>
          <table:table-cell office:value-type="float" office:value="0.77" calcext:value-type="float">
            <text:p>0.77</text:p>
          </table:table-cell>
          <table:table-cell office:value-type="float" office:value="5" calcext:value-type="float">
            <text:p>5</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https://www.academia.edu/download/99200923/EJGC_indigenous_people_2013_book.pdf#page=170</text:p>
          </table:table-cell>
          <table:table-cell office:value-type="string" calcext:value-type="string">
            <text:p>https://scholar.google.com/scholar?q=related:Mrbzc1m2dJ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table-cell office:value-type="float" office:value="201" calcext:value-type="float">
            <text:p>201</text:p>
          </table:table-cell>
          <table:table-cell office:value-type="string" calcext:value-type="string">
            <text:p>paper_315</text:p>
          </table:table-cell>
          <table:table-cell office:value-type="float" office:value="230" calcext:value-type="float">
            <text:p>230</text:p>
          </table:table-cell>
          <table:table-cell office:value-type="float" office:value="326" calcext:value-type="float">
            <text:p>326</text:p>
          </table:table-cell>
          <table:table-cell office:value-type="string" calcext:value-type="string">
            <text:p>L Pellegrini, L Pellegrini</text:p>
          </table:table-cell>
          <table:table-cell office:value-type="string" calcext:value-type="string">
            <text:p>Corruption, democracy, and environmental policy: an empirical contribution to the debate</text:p>
          </table:table-cell>
          <table:table-cell office:value-type="string" calcext:value-type="string">
            <text:p>corruption, democracy, and environmental policy: an empirical contribution to the debate</text:p>
          </table:table-cell>
          <table:table-cell office:value-type="string" calcext:value-type="string">
            <text:p>Theoretical and empirical studies have shown that democracy and corruption influence environmental policies. In this chapter, we empirically analyse the relative importance of these determinants of environmental policy. When these variables are jointly included as explanatory variables in a multiple regression analysis, we find that corruption stands out as a substantial and significant determinant of environmental policies, while proxies for democracy have an insignificant impact. Nevertheless, democracy could affect environmental policy stringency given that countries with a history of democratic rule tend to be less corrupt (see Chap. 3). A discussion of our results in the context of the Environmental Kuznets Curve literature follows. We argue that improving environmental quality following increasing income is less probable in developing countries with institutional disarray. Finally, and more optimistically, when considering our results in the context of institutions and growth, we conclude that there is scope for reaping a double dividend: reductions in corruption induce higher economic growth rates and stricter environmental policies.</text:p>
          </table:table-cell>
          <table:table-cell table:number-columns-repeated="4"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Corruption, Development and the Environment</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11" calcext:value-type="float">
            <text:p>2011</text:p>
          </table:table-cell>
          <table:table-cell office:value-type="string" calcext:value-type="string">
            <text:p>https://link.springer.com/chapter/10.1007/978-94-007-0599-9_5</text:p>
          </table:table-cell>
          <table:table-cell office:value-type="string" calcext:value-type="string">
            <text:p>https://scholar.google.com/scholar?cites=1018252804705997267&amp;as_sdt=2005&amp;sciodt=0,5&amp;hl=en</text:p>
          </table:table-cell>
          <table:table-cell office:value-type="float" office:value="620" calcext:value-type="float">
            <text:p>620</text:p>
          </table:table-cell>
          <table:table-cell office:value-type="string" calcext:value-type="string">
            <text:p>NA</text:p>
          </table:table-cell>
          <table:table-cell office:value-type="string" calcext:value-type="string">
            <text:p>10.1007/978-94-007-0599-9_5</text:p>
          </table:table-cell>
          <table:table-cell table:number-columns-repeated="6" office:value-type="string" calcext:value-type="string">
            <text:p>NA</text:p>
          </table:table-cell>
          <table:table-cell office:value-type="float" office:value="326" calcext:value-type="float">
            <text:p>326</text:p>
          </table:table-cell>
          <table:table-cell office:value-type="float" office:value="23.29" calcext:value-type="float">
            <text:p>23.29</text:p>
          </table:table-cell>
          <table:table-cell office:value-type="float" office:value="163" calcext:value-type="float">
            <text:p>163</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www.researchgate.net/profile/Lorenzo-Pellegrini-2/publication/237313687_Corruption_Democracy_and_Environmental_PolicyAn_Empirical_Contribution_to_the_Debate/links/55bb213608ae9289a0928421/Corruption-Democracy-and-Environmental-PolicyAn-Empirical-Contribution-to-the-Debate.pdf</text:p>
          </table:table-cell>
          <table:table-cell office:value-type="string" calcext:value-type="string">
            <text:p>https://scholar.google.com/scholar?q=related:09EL7IePIQ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6">
          <table:table-cell office:value-type="float" office:value="202" calcext:value-type="float">
            <text:p>202</text:p>
          </table:table-cell>
          <table:table-cell office:value-type="string" calcext:value-type="string">
            <text:p>paper_316</text:p>
          </table:table-cell>
          <table:table-cell office:value-type="float" office:value="231" calcext:value-type="float">
            <text:p>231</text:p>
          </table:table-cell>
          <table:table-cell office:value-type="float" office:value="0" calcext:value-type="float">
            <text:p>0</text:p>
          </table:table-cell>
          <table:table-cell office:value-type="string" calcext:value-type="string">
            <text:p>M Yusuf</text:p>
          </table:table-cell>
          <table:table-cell office:value-type="string" calcext:value-type="string">
            <text:p>Corruption, Development, and Deforestation: An Evidence From Southeast Asian Countries</text:p>
          </table:table-cell>
          <table:table-cell office:value-type="string" calcext:value-type="string">
            <text:p>corruption, development, and deforestation: an evidence from southeast asian countries</text:p>
          </table:table-cell>
          <table:table-cell office:value-type="string" calcext:value-type="string">
            <text:p>Abstract</text:p>
            <text:p>This study aims to analyze the determinants of deforestation in Southeast Asian Countries. The variables used in this research are economic growth, total population, foreign direct investment, and corruption index. This research uses secondary data obtained from the World Bank, Rainforest Mongabay, and Trading Economics with a time range of 2011-2020. The method used in this analysis is panel data regression. This research found that economic growth, total population, foreign direct investment, and corruption index are positive and significantly affect deforestation in Southeast Asia. This evidence became a concern for the government in responding to this, considering that deforestation is a phenomenon that cannot be ignore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KINERJA</text:p>
          </table:table-cell>
          <table:table-cell table:number-columns-repeated="2" office:value-type="float" office:value="1" calcext:value-type="float">
            <text:p>1</text:p>
          </table:table-cell>
          <table:table-cell office:value-type="string" calcext:value-type="string">
            <text:p>ojs.uajy.ac.id</text:p>
          </table:table-cell>
          <table:table-cell office:value-type="float" office:value="2023" calcext:value-type="float">
            <text:p>2023</text:p>
          </table:table-cell>
          <table:table-cell office:value-type="string" calcext:value-type="string">
            <text:p>https://ojs.uajy.ac.id/index.php/kinerja/article/view/7036</text:p>
          </table:table-cell>
          <table:table-cell office:value-type="string" calcext:value-type="string">
            <text:p>NA</text:p>
          </table:table-cell>
          <table:table-cell office:value-type="float" office:value="310" calcext:value-type="float">
            <text:p>310</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https://ojs.uajy.ac.id/index.php/kinerja/article/download/7036/3161</text:p>
          </table:table-cell>
          <table:table-cell office:value-type="string" calcext:value-type="string">
            <text:p>https://scholar.google.com/scholar?q=related:sUkIGA6Xrs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7">
          <table:table-cell office:value-type="float" office:value="203" calcext:value-type="float">
            <text:p>203</text:p>
          </table:table-cell>
          <table:table-cell office:value-type="string" calcext:value-type="string">
            <text:p>paper_317</text:p>
          </table:table-cell>
          <table:table-cell office:value-type="float" office:value="232" calcext:value-type="float">
            <text:p>232</text:p>
          </table:table-cell>
          <table:table-cell office:value-type="float" office:value="7" calcext:value-type="float">
            <text:p>7</text:p>
          </table:table-cell>
          <table:table-cell office:value-type="string" calcext:value-type="string">
            <text:p>P Alley</text:p>
          </table:table-cell>
          <table:table-cell office:value-type="string" calcext:value-type="string">
            <text:p>Corruption: A root cause of deforestation and forest degradation</text:p>
          </table:table-cell>
          <table:table-cell office:value-type="string" calcext:value-type="string">
            <text:p>corruption: a root cause of deforestation and forest degradation</text:p>
          </table:table-cell>
          <table:table-cell office:value-type="string" calcext:value-type="string">
            <text:p>Corruption and illegality are not uncommon in the resource extraction industry. It is arguable, however, that they are most visible and pervasive in the tropical timber industry. The World Bank estimates US$10�23 billion worth of timber is illegally felled or produced from suspicious origins annually, of which some US$5 billion enters international trade. Governments are deprived of the same amount in lost taxes and royalties. 2 Ironically, much of these losses are in the formal forestry sector, which has been promoted as a key economic driver of development.</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Global Corruption Report: Climate Change</text:p>
          </table:table-cell>
          <table:table-cell table:number-columns-repeated="2" office:value-type="float" office:value="1" calcext:value-type="float">
            <text:p>1</text:p>
          </table:table-cell>
          <table:table-cell office:value-type="string" calcext:value-type="string">
            <text:p>taylorfrancis.com</text:p>
          </table:table-cell>
          <table:table-cell office:value-type="float" office:value="2013" calcext:value-type="float">
            <text:p>2013</text:p>
          </table:table-cell>
          <table:table-cell office:value-type="string" calcext:value-type="string">
            <text:p>https://www.taylorfrancis.com/chapters/edit/10.4324/9781315870274-57/corruption-patrick-alley</text:p>
          </table:table-cell>
          <table:table-cell office:value-type="string" calcext:value-type="string">
            <text:p>https://scholar.google.com/scholar?cites=2229073021031436099&amp;as_sdt=2005&amp;sciodt=0,5&amp;hl=en</text:p>
          </table:table-cell>
          <table:table-cell office:value-type="float" office:value="490" calcext:value-type="float">
            <text:p>490</text:p>
          </table:table-cell>
          <table:table-cell office:value-type="string" calcext:value-type="string">
            <text:p>NA</text:p>
          </table:table-cell>
          <table:table-cell office:value-type="string" calcext:value-type="string">
            <text:p>10.4324/9781315870274-57</text:p>
          </table:table-cell>
          <table:table-cell table:number-columns-repeated="6" office:value-type="string" calcext:value-type="string">
            <text:p>NA</text:p>
          </table:table-cell>
          <table:table-cell office:value-type="float" office:value="7" calcext:value-type="float">
            <text:p>7</text:p>
          </table:table-cell>
          <table:table-cell office:value-type="float" office:value="0.58" calcext:value-type="float">
            <text:p>0.58</text:p>
          </table:table-cell>
          <table:table-cell office:value-type="float" office:value="7" calcext:value-type="float">
            <text:p>7</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NA</text:p>
          </table:table-cell>
          <table:table-cell office:value-type="string" calcext:value-type="string">
            <text:p>https://scholar.google.com/scholar?q=related:Q0_8PBpC7x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8">
          <table:table-cell office:value-type="float" office:value="204" calcext:value-type="float">
            <text:p>204</text:p>
          </table:table-cell>
          <table:table-cell office:value-type="string" calcext:value-type="string">
            <text:p>paper_321</text:p>
          </table:table-cell>
          <table:table-cell office:value-type="float" office:value="111" calcext:value-type="float">
            <text:p>111</text:p>
          </table:table-cell>
          <table:table-cell office:value-type="float" office:value="145" calcext:value-type="float">
            <text:p>145</text:p>
          </table:table-cell>
          <table:table-cell office:value-type="string" calcext:value-type="string">
            <text:p>K Sivaramakrishnan</text:p>
          </table:table-cell>
          <table:table-cell office:value-type="string" calcext:value-type="string">
            <text:p>Crafting the public sphere in the forests of West Bengal: Democracy, development, and political action</text:p>
          </table:table-cell>
          <table:table-cell office:value-type="string" calcext:value-type="string">
            <text:p>crafting the public sphere in the forests of west bengal: democracy, development, and political action</text:p>
          </table:table-cell>
          <table:table-cell office:value-type="string" calcext:value-type="string">
            <text:p/>
            <text:p>Participatory conservation and development initiatives have proliferated all over the world as the 1990s became the decade for restructuring states and celebrating civil society. Examining one such major effort, called joint forest management, I propose several new directions for the anthropology of modernity, development, and environment. I scrutinize processes of local statemaking in the forests of southern West Bengal, India, to reveal key tensions between development and democratization through an ethnography of political action. [bureaucracy, democracy, development, ethnicity, forest conservation, identity politics, science and technology, the state, India]</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American Ethnologist</text:p>
          </table:table-cell>
          <table:table-cell table:number-columns-repeated="2" office:value-type="float" office:value="1" calcext:value-type="float">
            <text:p>1</text:p>
          </table:table-cell>
          <table:table-cell office:value-type="string" calcext:value-type="string">
            <text:p>Wiley Online Library</text:p>
          </table:table-cell>
          <table:table-cell office:value-type="float" office:value="2000" calcext:value-type="float">
            <text:p>2000</text:p>
          </table:table-cell>
          <table:table-cell office:value-type="string" calcext:value-type="string">
            <text:p>https://anthrosource.onlinelibrary.wiley.com/doi/abs/10.1525/ae.2000.27.2.431</text:p>
          </table:table-cell>
          <table:table-cell office:value-type="string" calcext:value-type="string">
            <text:p>https://scholar.google.com/scholar?cites=13597834289451239040&amp;as_sdt=2005&amp;sciodt=0,5&amp;hl=en</text:p>
          </table:table-cell>
          <table:table-cell office:value-type="float" office:value="91" calcext:value-type="float">
            <text:p>91</text:p>
          </table:table-cell>
          <table:table-cell office:value-type="string" calcext:value-type="string">
            <text:p>NA</text:p>
          </table:table-cell>
          <table:table-cell office:value-type="string" calcext:value-type="string">
            <text:p>10.1525/ae.2000.27.2.431</text:p>
          </table:table-cell>
          <table:table-cell table:number-columns-repeated="6" office:value-type="string" calcext:value-type="string">
            <text:p>NA</text:p>
          </table:table-cell>
          <table:table-cell office:value-type="float" office:value="145" calcext:value-type="float">
            <text:p>145</text:p>
          </table:table-cell>
          <table:table-cell office:value-type="float" office:value="5.8" calcext:value-type="float">
            <text:p>5.8</text:p>
          </table:table-cell>
          <table:table-cell office:value-type="float" office:value="145" calcext:value-type="float">
            <text:p>145</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https://scholar.google.com/scholar?output=instlink&amp;q=info:gAZe6T02tbwJ:scholar.google.com/&amp;hl=en&amp;as_sdt=0,5&amp;as_ylo=1990&amp;as_yhi=2025&amp;scillfp=1714627461530405851&amp;oi=lle</text:p>
          </table:table-cell>
          <table:table-cell office:value-type="string" calcext:value-type="string">
            <text:p>https://scholar.google.com/scholar?q=related:gAZe6T02tb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9">
          <table:table-cell office:value-type="float" office:value="205" calcext:value-type="float">
            <text:p>205</text:p>
          </table:table-cell>
          <table:table-cell office:value-type="string" calcext:value-type="string">
            <text:p>paper_330</text:p>
          </table:table-cell>
          <table:table-cell office:value-type="float" office:value="233" calcext:value-type="float">
            <text:p>233</text:p>
          </table:table-cell>
          <table:table-cell office:value-type="float" office:value="8" calcext:value-type="float">
            <text:p>8</text:p>
          </table:table-cell>
          <table:table-cell office:value-type="string" calcext:value-type="string">
            <text:p>C Samii, M Lisiecki, P Kulkarni, L Paler, L Chavis</text:p>
          </table:table-cell>
          <table:table-cell office:value-type="string" calcext:value-type="string">
            <text:p>Decentralised forest management for reducing deforestation and poverty in low-and middle-income countries: A systematic review</text:p>
          </table:table-cell>
          <table:table-cell office:value-type="string" calcext:value-type="string">
            <text:p>decentralised forest management for reducing deforestation and poverty in low-and middle-income countries: a systematic review</text:p>
          </table:table-cell>
          <table:table-cell office:value-type="string" calcext:value-type="string">
            <text:p>We conducted a systematic review of studies on the impact of decentralized forest management (DFM) on deforestation and poverty in developing countries. <text:s/>The review is motivated by debates over whether the pursuits of conservation and poverty reduction in developing countries tend to conflict or whether they might be complementary. <text:s/>A search for rigorous evaluation studies identified eleven quantitative and nine associated qualitative evaluation studies on DFM. <text:s/>The methodological rigor of these studies varied widely, meaning that the evidence base for the impact of DFM policies is limited in both quantity and quality. <text:s/>Given the evidence available, we find little reason for optimism about the potential for current DFM approaches to achieve both conservation and poverty reduction benefits jointly. We call for the production of much better impact studies, employing randomized field experiments when possible, to assess whether the apparent incompatibility of conservation and poverty reduction might be overcome through programming innovation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Systematic Review</text:p>
          </table:table-cell>
          <table:table-cell table:number-columns-repeated="2" office:value-type="float" office:value="1" calcext:value-type="float">
            <text:p>1</text:p>
          </table:table-cell>
          <table:table-cell office:value-type="string" calcext:value-type="string">
            <text:p>3ieimpact.org</text:p>
          </table:table-cell>
          <table:table-cell office:value-type="float" office:value="2015" calcext:value-type="float">
            <text:p>2015</text:p>
          </table:table-cell>
          <table:table-cell office:value-type="string" calcext:value-type="string">
            <text:p>http://3ieimpact.org/sites/default/files/2017-11/sr16-decentralisation-review_0.pdf</text:p>
          </table:table-cell>
          <table:table-cell office:value-type="string" calcext:value-type="string">
            <text:p>https://scholar.google.com/scholar?cites=3630143398077444535&amp;as_sdt=2005&amp;sciodt=0,5&amp;hl=en</text:p>
          </table:table-cell>
          <table:table-cell office:value-type="float" office:value="719" calcext:value-type="float">
            <text:p>719</text:p>
          </table:table-cell>
          <table:table-cell office:value-type="string" calcext:value-type="string">
            <text:p>PDF</text:p>
          </table:table-cell>
          <table:table-cell table:number-columns-repeated="7" office:value-type="string" calcext:value-type="string">
            <text:p>NA</text:p>
          </table:table-cell>
          <table:table-cell office:value-type="float" office:value="8" calcext:value-type="float">
            <text:p>8</text:p>
          </table:table-cell>
          <table:table-cell office:value-type="float" office:value="0.8" calcext:value-type="float">
            <text:p>0.8</text:p>
          </table:table-cell>
          <table:table-cell office:value-type="float" office:value="2" calcext:value-type="float">
            <text:p>2</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http://3ieimpact.org/sites/default/files/2017-11/sr16-decentralisation-review_0.pdf</text:p>
          </table:table-cell>
          <table:table-cell office:value-type="string" calcext:value-type="string">
            <text:p>https://scholar.google.com/scholar?q=related:t7Ei7i_cYD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0">
          <table:table-cell office:value-type="float" office:value="206" calcext:value-type="float">
            <text:p>206</text:p>
          </table:table-cell>
          <table:table-cell office:value-type="string" calcext:value-type="string">
            <text:p>paper_331</text:p>
          </table:table-cell>
          <table:table-cell office:value-type="float" office:value="115" calcext:value-type="float">
            <text:p>115</text:p>
          </table:table-cell>
          <table:table-cell office:value-type="float" office:value="0" calcext:value-type="float">
            <text:p>0</text:p>
          </table:table-cell>
          <table:table-cell office:value-type="string" calcext:value-type="string">
            <text:p>K ANDERSSON, TOM EVANS, CC GIBSON…</text:p>
          </table:table-cell>
          <table:table-cell office:value-type="string" calcext:value-type="string">
            <text:p>Decentralization and Deforestation</text:p>
          </table:table-cell>
          <table:table-cell office:value-type="string" calcext:value-type="string">
            <text:p>decentralization and deforestation</text:p>
          </table:table-cell>
          <table:table-cell office:value-type="string" calcext:value-type="string">
            <text:p>This research responds to an on-going public policy debate about the effects of decentralization on the environment. Specifically, we analyze why some local governance systems are …</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researchgate.net</text:p>
          </table:table-cell>
          <table:table-cell office:value-type="float" office:value="2010" calcext:value-type="float">
            <text:p>2010</text:p>
          </table:table-cell>
          <table:table-cell office:value-type="string" calcext:value-type="string">
            <text:p>https://www.researchgate.net/profile/Krister-Andersson-2/publication/254068664_Decentralization_and_Deforestation_Examining_the_Ecological_Footprint_of_Local_Governments_in_Three_Latin_American_Countries/links/598226c3458515a60df7fb5c/Decentralization-and-Deforestation-Examining-the-Ecological-Footprint-of-Local-Governments-in-Three-Latin-American-Countries.pdf</text:p>
          </table:table-cell>
          <table:table-cell office:value-type="string" calcext:value-type="string">
            <text:p>NA</text:p>
          </table:table-cell>
          <table:table-cell office:value-type="float" office:value="258" calcext:value-type="float">
            <text:p>258</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4" calcext:value-type="float">
            <text:p>4</text:p>
          </table:table-cell>
          <table:table-cell office:value-type="float" office:value="15" calcext:value-type="float">
            <text:p>15</text:p>
          </table:table-cell>
          <table:table-cell office:value-type="string" calcext:value-type="string">
            <text:p>https://www.researchgate.net/profile/Krister-Andersson-2/publication/254068664_Decentralization_and_Deforestation_Examining_the_Ecological_Footprint_of_Local_Governments_in_Three_Latin_American_Countries/links/598226c3458515a60df7fb5c/Decentralization-and-Deforestation-Examining-the-Ecological-Footprint-of-Local-Governments-in-Three-Latin-American-Countries.pdf</text:p>
          </table:table-cell>
          <table:table-cell office:value-type="string" calcext:value-type="string">
            <text:p>https://scholar.google.com/scholar?q=related:gNaCwH_pqA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1">
          <table:table-cell office:value-type="float" office:value="207" calcext:value-type="float">
            <text:p>207</text:p>
          </table:table-cell>
          <table:table-cell office:value-type="string" calcext:value-type="string">
            <text:p>paper_332</text:p>
          </table:table-cell>
          <table:table-cell office:value-type="float" office:value="234" calcext:value-type="float">
            <text:p>234</text:p>
          </table:table-cell>
          <table:table-cell office:value-type="float" office:value="16" calcext:value-type="float">
            <text:p>16</text:p>
          </table:table-cell>
          <table:table-cell office:value-type="string" calcext:value-type="string">
            <text:p>K Andersson, T Evans, G Wright</text:p>
          </table:table-cell>
          <table:table-cell office:value-type="string" calcext:value-type="string">
            <text:p>Decentralization and deforestation: Comparing local forest governance regimes in Latin America</text:p>
          </table:table-cell>
          <table:table-cell office:value-type="string" calcext:value-type="string">
            <text:p>decentralization and deforestation: comparing local forest governance regimes in latin america</text:p>
          </table:table-cell>
          <table:table-cell office:value-type="string" calcext:value-type="string">
            <text:p>�This chapter examines how local governance institutions respond to decentralization and how this response affects the stability of the resource base by comparing local forest governance regimes in three Latin American countries: Bolivia, Guatemala, and Peru. It begins with an overview of the evolution of modern forestry policy in developing countries, followed by a review of the core findings in the decentralization literature related to forest governance. It then frames the issue of decentralization within a new institutionalist perspective and develops a testable hypothesis on the environmental effects of decentralization. It considers state capacity as an important determinant of the effectiveness of local governments in both formally decentralized and formally centralized settings. It also uses a comparative research design that exploits the variation in institutional conditions both within and across national policy regim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State and Environment: The …</text:p>
          </table:table-cell>
          <table:table-cell table:number-columns-repeated="2" office:value-type="float" office:value="1" calcext:value-type="float">
            <text:p>1</text:p>
          </table:table-cell>
          <table:table-cell office:value-type="string" calcext:value-type="string">
            <text:p>MIT Press</text:p>
          </table:table-cell>
          <table:table-cell office:value-type="float" office:value="2014" calcext:value-type="float">
            <text:p>2014</text:p>
          </table:table-cell>
          <table:table-cell office:value-type="string" calcext:value-type="string">
            <text:p>NA</text:p>
          </table:table-cell>
          <table:table-cell office:value-type="string" calcext:value-type="string">
            <text:p>https://scholar.google.com/scholar?cites=410407329267102896&amp;as_sdt=2005&amp;sciodt=0,5&amp;hl=en</text:p>
          </table:table-cell>
          <table:table-cell office:value-type="float" office:value="276" calcext:value-type="float">
            <text:p>276</text:p>
          </table:table-cell>
          <table:table-cell office:value-type="string" calcext:value-type="string">
            <text:p>CITATION</text:p>
          </table:table-cell>
          <table:table-cell table:number-columns-repeated="7" office:value-type="string" calcext:value-type="string">
            <text:p>NA</text:p>
          </table:table-cell>
          <table:table-cell office:value-type="float" office:value="16" calcext:value-type="float">
            <text:p>16</text:p>
          </table:table-cell>
          <table:table-cell office:value-type="float" office:value="1.45" calcext:value-type="float">
            <text:p>1.45</text:p>
          </table:table-cell>
          <table:table-cell office:value-type="float" office:value="5" calcext:value-type="float">
            <text:p>5</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NA</text:p>
          </table:table-cell>
          <table:table-cell office:value-type="string" calcext:value-type="string">
            <text:p>https://scholar.google.com/scholar?q=related:sLQuokoPsg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table-cell office:value-type="float" office:value="208" calcext:value-type="float">
            <text:p>208</text:p>
          </table:table-cell>
          <table:table-cell office:value-type="string" calcext:value-type="string">
            <text:p>paper_335</text:p>
          </table:table-cell>
          <table:table-cell office:value-type="float" office:value="74" calcext:value-type="float">
            <text:p>74</text:p>
          </table:table-cell>
          <table:table-cell office:value-type="float" office:value="147" calcext:value-type="float">
            <text:p>147</text:p>
          </table:table-cell>
          <table:table-cell office:value-type="string" calcext:value-type="string">
            <text:p>GD Wright, KP Andersson, CC Gibson…</text:p>
          </table:table-cell>
          <table:table-cell office:value-type="string" calcext:value-type="string">
            <text:p>Decentralization can help reduce deforestation when user groups engage with local government</text:p>
          </table:table-cell>
          <table:table-cell office:value-type="string" calcext:value-type="string">
            <text:p>decentralization can help reduce deforestation when user groups engage with local government</text:p>
          </table:table-cell>
          <table:table-cell office:value-type="string" calcext:value-type="string">
            <text:p>Policy makers around the world tout decentralization as an effective tool in the governance of natural resources. Despite the popularity of these reforms, there is limited scientific evidence on the environmental effects of decentralization, especially in tropical biomes. This study presents evidence on the institutional conditions under which decentralization is likely to be successful in sustaining forests. We draw on common-pool resource theory to argue that the environmental impact of decentralization hinges on the ability of reforms to engage local forest users in the governance of forests. Using matching techniques, we analyze longitudinal field observations on both social and biophysical characteristics in a large number of local government territories in Bolivia (a country with a decentralized forestry policy) and Peru (a country with a much more centralized forestry policy). We find that territories with a decentralized forest governance structure have more stable forest cover, but only when local forest user groups actively engage with the local government officials. We provide evidence in support of a possible causal process behind these results: When user groups engage with the decentralized units, it creates a more enabling environment for effective local governance of forests, including more local government-led forest governance activities, fora for the resolution of forest-related conflicts, intermunicipal cooperation in the forestry sector, and stronger technical capabilities of the local government staff.</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Proceedings of the …</text:p>
          </table:table-cell>
          <table:table-cell table:number-columns-repeated="2" office:value-type="float" office:value="1" calcext:value-type="float">
            <text:p>1</text:p>
          </table:table-cell>
          <table:table-cell office:value-type="string" calcext:value-type="string">
            <text:p>pnas.org</text:p>
          </table:table-cell>
          <table:table-cell office:value-type="float" office:value="2016" calcext:value-type="float">
            <text:p>2016</text:p>
          </table:table-cell>
          <table:table-cell office:value-type="string" calcext:value-type="string">
            <text:p>https://www.pnas.org/doi/abs/10.1073/pnas.1610650114</text:p>
          </table:table-cell>
          <table:table-cell office:value-type="string" calcext:value-type="string">
            <text:p>https://scholar.google.com/scholar?cites=2981574009284704094&amp;as_sdt=2005&amp;sciodt=0,5&amp;hl=en</text:p>
          </table:table-cell>
          <table:table-cell office:value-type="float" office:value="20" calcext:value-type="float">
            <text:p>20</text:p>
          </table:table-cell>
          <table:table-cell office:value-type="string" calcext:value-type="string">
            <text:p>NA</text:p>
          </table:table-cell>
          <table:table-cell office:value-type="string" calcext:value-type="string">
            <text:p>10.1073/pnas.1610650114</text:p>
          </table:table-cell>
          <table:table-cell table:number-columns-repeated="6" office:value-type="string" calcext:value-type="string">
            <text:p>NA</text:p>
          </table:table-cell>
          <table:table-cell office:value-type="float" office:value="147" calcext:value-type="float">
            <text:p>147</text:p>
          </table:table-cell>
          <table:table-cell office:value-type="float" office:value="16.33" calcext:value-type="float">
            <text:p>16.33</text:p>
          </table:table-cell>
          <table:table-cell office:value-type="float" office:value="37" calcext:value-type="float">
            <text:p>37</text:p>
          </table:table-cell>
          <table:table-cell office:value-type="float" office:value="4" calcext:value-type="float">
            <text:p>4</text:p>
          </table:table-cell>
          <table:table-cell office:value-type="float" office:value="9" calcext:value-type="float">
            <text:p>9</text:p>
          </table:table-cell>
          <table:table-cell office:value-type="string" calcext:value-type="string">
            <text:p>https://www.pnas.org/doi/full/10.1073/pnas.1610650114</text:p>
          </table:table-cell>
          <table:table-cell office:value-type="string" calcext:value-type="string">
            <text:p>https://scholar.google.com/scholar?q=related:XrfzrsOtYC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3">
          <table:table-cell office:value-type="float" office:value="209" calcext:value-type="float">
            <text:p>209</text:p>
          </table:table-cell>
          <table:table-cell office:value-type="string" calcext:value-type="string">
            <text:p>paper_336</text:p>
          </table:table-cell>
          <table:table-cell office:value-type="float" office:value="235" calcext:value-type="float">
            <text:p>235</text:p>
          </table:table-cell>
          <table:table-cell office:value-type="float" office:value="356" calcext:value-type="float">
            <text:p>356</text:p>
          </table:table-cell>
          <table:table-cell office:value-type="string" calcext:value-type="string">
            <text:p>L Tacconi</text:p>
          </table:table-cell>
          <table:table-cell office:value-type="string" calcext:value-type="string">
            <text:p>Decentralization, forests and livelihoods: theory and narrative</text:p>
          </table:table-cell>
          <table:table-cell office:value-type="string" calcext:value-type="string">
            <text:p>decentralization, forests and livelihoods: theory and narrative</text:p>
          </table:table-cell>
          <table:table-cell office:value-type="string" calcext:value-type="string">
            <text:p>This paper discusses the theory of decentralized forest management, the associated narrative and the underlying hypotheses. That discussion informs the assessment of whether decentralization can lead to forest conservation. The paper argues that the ideal model of democratic decentralization described in the literature is unlikely to be implemented given the governance constraints present in many tropical forest countries. Even if that model could be implemented, it is shown that decentralization cannot be expected to necessarily lead to forest conservation. The policies required to complement the current decentralization model are discussed, including financial incentives and monitoring and evaluation mechanisms.</text:p>
          </table:table-cell>
          <table:table-cell table:number-columns-repeated="4" office:value-type="float" office:value="0" calcext:value-type="float">
            <text:p>0</text:p>
          </table:table-cell>
          <table:table-cell table:number-columns-repeated="2" table:style-name="ce8" office:value-type="float" office:value="1" calcext:value-type="float">
            <text:p>1</text:p>
          </table:table-cell>
          <table:table-cell office:value-type="string" calcext:value-type="string">
            <text:p>Global environmental change</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07" calcext:value-type="float">
            <text:p>2007</text:p>
          </table:table-cell>
          <table:table-cell office:value-type="string" calcext:value-type="string">
            <text:p>https://www.sciencedirect.com/science/article/pii/S0959378007000052</text:p>
          </table:table-cell>
          <table:table-cell office:value-type="string" calcext:value-type="string">
            <text:p>https://scholar.google.com/scholar?cites=7922307137584908156&amp;as_sdt=2005&amp;sciodt=0,5&amp;hl=en</text:p>
          </table:table-cell>
          <table:table-cell office:value-type="float" office:value="568" calcext:value-type="float">
            <text:p>568</text:p>
          </table:table-cell>
          <table:table-cell table:number-columns-repeated="8" office:value-type="string" calcext:value-type="string">
            <text:p>NA</text:p>
          </table:table-cell>
          <table:table-cell office:value-type="float" office:value="356" calcext:value-type="float">
            <text:p>356</text:p>
          </table:table-cell>
          <table:table-cell office:value-type="float" office:value="19.78" calcext:value-type="float">
            <text:p>19.78</text:p>
          </table:table-cell>
          <table:table-cell office:value-type="float" office:value="356" calcext:value-type="float">
            <text:p>356</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NA</text:p>
          </table:table-cell>
          <table:table-cell office:value-type="string" calcext:value-type="string">
            <text:p>https://scholar.google.com/scholar?q=related:fEdKEV6w8W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4">
          <table:table-cell office:value-type="float" office:value="210" calcext:value-type="float">
            <text:p>210</text:p>
          </table:table-cell>
          <table:table-cell office:value-type="string" calcext:value-type="string">
            <text:p>paper_337</text:p>
          </table:table-cell>
          <table:table-cell office:value-type="float" office:value="236" calcext:value-type="float">
            <text:p>236</text:p>
          </table:table-cell>
          <table:table-cell office:value-type="float" office:value="116" calcext:value-type="float">
            <text:p>116</text:p>
          </table:table-cell>
          <table:table-cell office:value-type="string" calcext:value-type="string">
            <text:p>AY Banana, ND Vogt, J Bahati…</text:p>
          </table:table-cell>
          <table:table-cell office:value-type="string" calcext:value-type="string">
            <text:p>Decentralized governance and ecological health: why local institutions fail to moderate deforestation in Mpigi district of Uganda</text:p>
          </table:table-cell>
          <table:table-cell office:value-type="string" calcext:value-type="string">
            <text:p>decentralized governance and ecological health: why local institutions fail to moderate deforestation in mpigi district of uganda</text:p>
          </table:table-cell>
          <table:table-cell office:value-type="string" calcext:value-type="string">
            <text:p>The outcomes of decentralization policies on the delivery of forestry sector services and ecological health remain ambiguous. Several scholars warn that there is insufficient empirical data to support the assumption that decentralization of forest resources results in better or worse forest governance. In this paper, we investigate the effectiveness of local institutions crafted during the implementation of decentralization reforms of the mid-1990s in Mpigi District of Uganda to moderate forest degradation. We observed cases of both institutional success and failure in forestry management within the district following the decentralization reforms suggesting that decentralization of authority over forests to local user groups, traditional leaders, or officials of local governments may not always produce incentives to prevent a decline in forest extent or condition in the entire landscape. The outcomes of decentralization reforms in the forest sector may be more a function of factors such as 1) the nature of the forests, location, patchiness, and production of external environmental goods and services; 2) the level and strength of market signals for both forest products and crops grown on forest soils; and 3) the diversity of stakeholders and their values and dependence on specific extents and condition of the forest patch.</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 Research and Essay</text:p>
          </table:table-cell>
          <table:table-cell table:number-columns-repeated="2" office:value-type="float" office:value="1" calcext:value-type="float">
            <text:p>1</text:p>
          </table:table-cell>
          <table:table-cell office:value-type="string" calcext:value-type="string">
            <text:p>researchgate.net</text:p>
          </table:table-cell>
          <table:table-cell office:value-type="float" office:value="2007" calcext:value-type="float">
            <text:p>2007</text:p>
          </table:table-cell>
          <table:table-cell office:value-type="string" calcext:value-type="string">
            <text:p>https://www.researchgate.net/profile/Abwoli-Banana-2/publication/42763832_Decentralized_Governance_and_Ecological_Health_Why_Local_Institutions_Fail_to_Moderate_Deforestation_in_Mpigi_District_of_Uganda/links/0fcfd50936856e6976000000/Decentralized-Governance-and-Ecological-Health-Why-Local-Institutions-Fail-to-Moderate-Deforestation-in-Mpigi-District-of-Uganda.pdf?_sg%5B0%5D=started_experiment_milestone&amp;origin=journalDetail</text:p>
          </table:table-cell>
          <table:table-cell office:value-type="string" calcext:value-type="string">
            <text:p>https://scholar.google.com/scholar?cites=1285807893444040971&amp;as_sdt=2005&amp;sciodt=0,5&amp;hl=en</text:p>
          </table:table-cell>
          <table:table-cell office:value-type="float" office:value="315" calcext:value-type="float">
            <text:p>315</text:p>
          </table:table-cell>
          <table:table-cell office:value-type="string" calcext:value-type="string">
            <text:p>PDF</text:p>
          </table:table-cell>
          <table:table-cell table:number-columns-repeated="7" office:value-type="string" calcext:value-type="string">
            <text:p>NA</text:p>
          </table:table-cell>
          <table:table-cell office:value-type="float" office:value="116" calcext:value-type="float">
            <text:p>116</text:p>
          </table:table-cell>
          <table:table-cell office:value-type="float" office:value="6.44" calcext:value-type="float">
            <text:p>6.44</text:p>
          </table:table-cell>
          <table:table-cell office:value-type="float" office:value="29" calcext:value-type="float">
            <text:p>29</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https://www.researchgate.net/profile/Abwoli-Banana-2/publication/42763832_Decentralized_Governance_and_Ecological_Health_Why_Local_Institutions_Fail_to_Moderate_Deforestation_in_Mpigi_District_of_Uganda/links/0fcfd50936856e6976000000/Decentralized-Governance-and-Ecological-Health-Why-Local-Institutions-Fail-to-Moderate-Deforestation-in-Mpigi-District-of-Uganda.pdf?_sg%5B0%5D=started_experiment_milestone&amp;origin=journalDetail</text:p>
          </table:table-cell>
          <table:table-cell office:value-type="string" calcext:value-type="string">
            <text:p>https://scholar.google.com/scholar?q=related:Cxkgcncb2B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table-cell office:value-type="float" office:value="211" calcext:value-type="float">
            <text:p>211</text:p>
          </table:table-cell>
          <table:table-cell office:value-type="string" calcext:value-type="string">
            <text:p>paper_338</text:p>
          </table:table-cell>
          <table:table-cell office:value-type="float" office:value="176" calcext:value-type="float">
            <text:p>176</text:p>
          </table:table-cell>
          <table:table-cell office:value-type="float" office:value="198" calcext:value-type="float">
            <text:p>198</text:p>
          </table:table-cell>
          <table:table-cell office:value-type="string" calcext:value-type="string">
            <text:p>K Andersson, CC Gibson</text:p>
          </table:table-cell>
          <table:table-cell office:value-type="string" calcext:value-type="string">
            <text:p>Decentralized governance and environmental change: Local institutional moderation of deforestation in Bolivia</text:p>
          </table:table-cell>
          <table:table-cell office:value-type="string" calcext:value-type="string">
            <text:p>decentralized governance and environmental change: local institutional moderation of deforestation in bolivia</text:p>
          </table:table-cell>
          <table:table-cell office:value-type="string" calcext:value-type="string">
            <text:p>Dozens of countries have decentralized at least part of their natural resource policies over the last two decades. Despite the length of time that these policy experiments have been in force, there is little agreement about their effectiveness. We argue that part of this ambivalence stems from three limitations of extant studies, suggesting that future studies of decentralized natural resource governance should consider a combination of 1) variation in the local institutional context, 2) the fit between the reform and other public policies, and 3) more adequate outcome measures for decentralized resource governance. After developing such an approach, we posit that varying forest conditions depend on the moderating effects that local institutions have on the socioeconomic and biophysical drivers of environmental change. Analyzing data from interviews and remotely sensed images from 30 municipalities in the Bolivian lowlands, we find that the local institutional performance affects unauthorized deforestation directly and indirectly, but detect no effects on either permitted or total deforestation. � 2006 by the Association for Public Policy Analysis and Managemen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Journal of Policy Analysis and …</text:p>
          </table:table-cell>
          <table:table-cell table:number-columns-repeated="2" office:value-type="float" office:value="1" calcext:value-type="float">
            <text:p>1</text:p>
          </table:table-cell>
          <table:table-cell office:value-type="string" calcext:value-type="string">
            <text:p>Wiley Online Library</text:p>
          </table:table-cell>
          <table:table-cell office:value-type="float" office:value="2007" calcext:value-type="float">
            <text:p>2007</text:p>
          </table:table-cell>
          <table:table-cell office:value-type="string" calcext:value-type="string">
            <text:p>https://onlinelibrary.wiley.com/doi/abs/10.1002/pam.20229</text:p>
          </table:table-cell>
          <table:table-cell office:value-type="string" calcext:value-type="string">
            <text:p>https://scholar.google.com/scholar?cites=15822786566148235702&amp;as_sdt=2005&amp;sciodt=0,5&amp;hl=en</text:p>
          </table:table-cell>
          <table:table-cell office:value-type="float" office:value="361" calcext:value-type="float">
            <text:p>361</text:p>
          </table:table-cell>
          <table:table-cell office:value-type="string" calcext:value-type="string">
            <text:p>NA</text:p>
          </table:table-cell>
          <table:table-cell office:value-type="string" calcext:value-type="string">
            <text:p>10.1002/pam.20229</text:p>
          </table:table-cell>
          <table:table-cell table:number-columns-repeated="6" office:value-type="string" calcext:value-type="string">
            <text:p>NA</text:p>
          </table:table-cell>
          <table:table-cell office:value-type="float" office:value="198" calcext:value-type="float">
            <text:p>198</text:p>
          </table:table-cell>
          <table:table-cell office:value-type="float" office:value="11" calcext:value-type="float">
            <text:p>11</text:p>
          </table:table-cell>
          <table:table-cell office:value-type="float" office:value="99" calcext:value-type="float">
            <text:p>99</text:p>
          </table:table-cell>
          <table:table-cell office:value-type="float" office:value="2" calcext:value-type="float">
            <text:p>2</text:p>
          </table:table-cell>
          <table:table-cell office:value-type="float" office:value="18" calcext:value-type="float">
            <text:p>18</text:p>
          </table:table-cell>
          <table:table-cell office:value-type="string" calcext:value-type="string">
            <text:p>https://scholar.google.com/scholar?output=instlink&amp;q=info:tqEWmIzUldsJ:scholar.google.com/&amp;hl=en&amp;as_sdt=0,5&amp;as_ylo=1990&amp;as_yhi=2025&amp;scillfp=989776468588476793&amp;oi=lle</text:p>
          </table:table-cell>
          <table:table-cell office:value-type="string" calcext:value-type="string">
            <text:p>https://scholar.google.com/scholar?q=related:tqEWmIzUld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5">
          <table:table-cell office:value-type="float" office:value="212" calcext:value-type="float">
            <text:p>212</text:p>
          </table:table-cell>
          <table:table-cell office:value-type="string" calcext:value-type="string">
            <text:p>paper_339</text:p>
          </table:table-cell>
          <table:table-cell office:value-type="float" office:value="140" calcext:value-type="float">
            <text:p>140</text:p>
          </table:table-cell>
          <table:table-cell office:value-type="float" office:value="97" calcext:value-type="float">
            <text:p>97</text:p>
          </table:table-cell>
          <table:table-cell office:value-type="string" calcext:value-type="string">
            <text:p>C Nolte, B Gobbi, YP de Waroux…</text:p>
          </table:table-cell>
          <table:table-cell office:value-type="string" calcext:value-type="string">
            <text:p>Decentralized land use zoning reduces large-scale deforestation in a major agricultural frontier</text:p>
          </table:table-cell>
          <table:table-cell office:value-type="string" calcext:value-type="string">
            <text:p>decentralized land use zoning reduces large-scale deforestation in a major agricultural frontier</text:p>
          </table:table-cell>
          <table:table-cell office:value-type="string" calcext:value-type="string">
            <text:p>Reducing large-scale deforestation is a key objective of global efforts to mitigate climate change. An important debate concerns the levels of governance at which deforestation can be reduced effectively. Political economic theory and evidence suggests that national governments are more likely than subnational governments in agricultural frontiers to adopt restrictive forest conservation policies, due to differences in political constituencies and capacity. Here we examine the validity of this claim using an impact study of provincial-level land use planning in Argentina's main deforestation frontier, the Dry Chaco. In 2007, Argentina's provinces were obliged to define land use zoning for their native forests, but had considerable leeway in its implementation. We use data from 30,126 properties in the provinces of Salta, Santiago del Estero, and Chaco, and a rigorous counterfactual estimation strategy to quantify the extent to which adopted zoning plans affected deforestation. We find evidence that provincial-level land use zoning reduced deforestation in all three provinces, but not in all zones and periods. Differences in impact are associated with differences in the location of zones and the timing of planning. Our findings suggest that subnational governments can make important contributions to reducing large-scale deforestation in agricultural frontiers.</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Ecological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7" calcext:value-type="float">
            <text:p>2017</text:p>
          </table:table-cell>
          <table:table-cell office:value-type="string" calcext:value-type="string">
            <text:p>https://www.sciencedirect.com/science/article/pii/S0921800916309375</text:p>
          </table:table-cell>
          <table:table-cell office:value-type="string" calcext:value-type="string">
            <text:p>https://scholar.google.com/scholar?cites=2257759556300044302&amp;as_sdt=2005&amp;sciodt=0,5&amp;hl=en</text:p>
          </table:table-cell>
          <table:table-cell office:value-type="float" office:value="278" calcext:value-type="float">
            <text:p>278</text:p>
          </table:table-cell>
          <table:table-cell table:number-columns-repeated="8" office:value-type="string" calcext:value-type="string">
            <text:p>NA</text:p>
          </table:table-cell>
          <table:table-cell office:value-type="float" office:value="97" calcext:value-type="float">
            <text:p>97</text:p>
          </table:table-cell>
          <table:table-cell office:value-type="float" office:value="12.13" calcext:value-type="float">
            <text:p>12.13</text:p>
          </table:table-cell>
          <table:table-cell office:value-type="float" office:value="24" calcext:value-type="float">
            <text:p>24</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https://escholarship.mcgill.ca/downloads/9019s718h</text:p>
          </table:table-cell>
          <table:table-cell office:value-type="string" calcext:value-type="string">
            <text:p>https://scholar.google.com/scholar?q=related:DviBtVosVR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6">
          <table:table-cell office:value-type="float" office:value="213" calcext:value-type="float">
            <text:p>213</text:p>
          </table:table-cell>
          <table:table-cell office:value-type="string" calcext:value-type="string">
            <text:p>paper_34</text:p>
          </table:table-cell>
          <table:table-cell office:value-type="float" office:value="86" calcext:value-type="float">
            <text:p>86</text:p>
          </table:table-cell>
          <table:table-cell office:value-type="float" office:value="205" calcext:value-type="float">
            <text:p>205</text:p>
          </table:table-cell>
          <table:table-cell office:value-type="string" calcext:value-type="string">
            <text:p>PC Motel, R Pirard, JL Combes</text:p>
          </table:table-cell>
          <table:table-cell office:value-type="string" calcext:value-type="string">
            <text:p>A methodology to estimate impacts of domestic policies on deforestation: Compensated Successful Efforts for “avoided deforestation”(REDD)</text:p>
          </table:table-cell>
          <table:table-cell office:value-type="string" calcext:value-type="string">
            <text:p>a methodology to estimate impacts of domestic policies on deforestation: compensated successful efforts for “avoided deforestation”(redd)</text:p>
          </table:table-cell>
          <table:table-cell office:value-type="string" calcext:value-type="string">
            <text:p>Climate change mitigation would benefit from Reduced Emissions from Deforestation and Degradation (REDD) in developing countries. The REDD mechanism, still in discussion, would be in charge of distilling the right incentives and promoting the right policies for fostering forest conservation. The estimation of reduced emissions induced by the mechanism has been raised as an issue, either for issuing the proper amount of carbon credits or for providing appropriate compensations of foregone revenues and other costs to host countries. This estimation would be based on the gap between observed deforestation and a counterfactual value. Although any prediction of deforestation rates (i.e. business-as-usual scenarios) is challenging, and any negotiated target is subject to obvious political influence, these two ways have been prioritirized so far to determine the counterfactual value. In other words proposals focused on a results-based approach, the relevance of which is questionable because estimations of avoided deforestation are hardly reliable. With this approach, issuance of carbon credits and distribution of financial compensations could threaten respectively environmental integrity of the scheme and equity outcomes. Rather than considering overall deforestation (predicted and observed), we argue that a REDD mechanism would gain from linking distribution of carbon finance to real efforts (opposed to �results�) that developing countries implement for slowing deforestation rates. This would provide strong incentives to design and enforce suitable policies and measures. The methodology we present to measure these efforts (labeled Compensated Successful Efforts) is based on the rationale that overall deforestation is partly due to structural factors, and to domestic policies and measures. This typology differs from others presented in the literature such as proximate/underlying causes, or economic/institutional factors. Using an econometric model, our approach estimates efforts that are (i) independent of structural factors (economic development, population, initial forest area, agricultural export prices), (ii) estimated ex post at the end of the crediting period, and (iii) relative to other countries. In order to illustrate the methodology we apply the model to a panel of 48 countries (Asia, Latin America, Africa) and four periods between 1970 and 2005. We conclude on the feasibility to estimate avoided deforestation using the Compensated Successful Efforts approach. In addition to being conservative from an environmental perspective, this approach tends to guarantee fairness by accounting for dramatic changes during the commitment period. Last, such estimations of avoided deforestation could provide guidance for decisions on further financing of national programs to curb deforestation, as it would help to distinguish between successful and unsuccessful policie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cological economic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lsevier</text:p>
          </table:table-cell>
          <table:table-cell office:value-type="float" office:value="2009" calcext:value-type="float">
            <text:p>2009</text:p>
          </table:table-cell>
          <table:table-cell office:value-type="string" calcext:value-type="string">
            <text:p>https://www.sciencedirect.com/science/article/pii/S0921800908002577</text:p>
          </table:table-cell>
          <table:table-cell office:value-type="string" calcext:value-type="string">
            <text:p>https://scholar.google.com/scholar?cites=15642236303353816266&amp;as_sdt=2005&amp;sciodt=0,5&amp;hl=en</text:p>
          </table:table-cell>
          <table:table-cell office:value-type="float" office:value="338" calcext:value-type="float">
            <text:p>338</text:p>
          </table:table-cell>
          <table:table-cell table:number-columns-repeated="8" office:value-type="string" calcext:value-type="string">
            <text:p>NA</text:p>
          </table:table-cell>
          <table:table-cell office:value-type="float" office:value="205" calcext:value-type="float">
            <text:p>205</text:p>
          </table:table-cell>
          <table:table-cell office:value-type="float" office:value="12.81" calcext:value-type="float">
            <text:p>12.81</text:p>
          </table:table-cell>
          <table:table-cell office:value-type="float" office:value="68" calcext:value-type="float">
            <text:p>68</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https://shs.hal.science/halshs-00556933/document</text:p>
          </table:table-cell>
          <table:table-cell office:value-type="string" calcext:value-type="string">
            <text:p>https://scholar.google.com/scholar?q=related:yqQfsgpjFN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0">
          <table:table-cell office:value-type="float" office:value="214" calcext:value-type="float">
            <text:p>214</text:p>
          </table:table-cell>
          <table:table-cell office:value-type="string" calcext:value-type="string">
            <text:p>paper_344</text:p>
          </table:table-cell>
          <table:table-cell office:value-type="float" office:value="64" calcext:value-type="float">
            <text:p>64</text:p>
          </table:table-cell>
          <table:table-cell office:value-type="float" office:value="0" calcext:value-type="float">
            <text:p>0</text:p>
          </table:table-cell>
          <table:table-cell office:value-type="string" calcext:value-type="string">
            <text:p>MI Mohd Ridzuan</text:p>
          </table:table-cell>
          <table:table-cell office:value-type="string" calcext:value-type="string">
            <text:p>Deforestation &amp; illegal logging in Malaysia: lenticular art</text:p>
          </table:table-cell>
          <table:table-cell office:value-type="string" calcext:value-type="string">
            <text:p>deforestation &amp; illegal logging in malaysia: lenticular art</text:p>
          </table:table-cell>
          <table:table-cell office:value-type="string" calcext:value-type="string">
            <text:p>My project calling as 'we cure. we care campaign'. This project i would like to express a sense and awareness to the public about the benefits of caring for the environment and forest in our country so that the world's ecosystem balance will always be guaranteed and benefit us all.</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ir.uitm.edu.my</text:p>
          </table:table-cell>
          <table:table-cell office:value-type="float" office:value="2020" calcext:value-type="float">
            <text:p>2020</text:p>
          </table:table-cell>
          <table:table-cell office:value-type="string" calcext:value-type="string">
            <text:p>https://ir.uitm.edu.my/id/eprint/86271/</text:p>
          </table:table-cell>
          <table:table-cell office:value-type="string" calcext:value-type="string">
            <text:p>NA</text:p>
          </table:table-cell>
          <table:table-cell office:value-type="float" office:value="328" calcext:value-type="float">
            <text:p>328</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NA</text:p>
          </table:table-cell>
          <table:table-cell office:value-type="string" calcext:value-type="string">
            <text:p>https://scholar.google.com/scholar?q=related:3-XgL472P8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1">
          <table:table-cell office:value-type="float" office:value="215" calcext:value-type="float">
            <text:p>215</text:p>
          </table:table-cell>
          <table:table-cell office:value-type="string" calcext:value-type="string">
            <text:p>paper_345</text:p>
          </table:table-cell>
          <table:table-cell office:value-type="float" office:value="237" calcext:value-type="float">
            <text:p>237</text:p>
          </table:table-cell>
          <table:table-cell office:value-type="float" office:value="0" calcext:value-type="float">
            <text:p>0</text:p>
          </table:table-cell>
          <table:table-cell office:value-type="string" calcext:value-type="string">
            <text:p>I Ferraz da Fonseca…</text:p>
          </table:table-cell>
          <table:table-cell office:value-type="string" calcext:value-type="string">
            <text:p>Deforestation (lack of) control in the Brazilian Amazon: from strengthening to dismantling governmental authority (1999-2020).</text:p>
          </table:table-cell>
          <table:table-cell office:value-type="string" calcext:value-type="string">
            <text:p>deforestation (lack of) control in the brazilian amazon: from strengthening to dismantling governmental authority (1999-2020).</text:p>
          </table:table-cell>
          <table:table-cell office:value-type="string" calcext:value-type="string">
            <text:p>The deforestation control policies in the Brazilian Amazon have gone backwards in recent years. This article analyses the trajectory of these policies between 1999 and 2020, understanding how and why the State's regulatory capacity has evolved and recently been dismantled. This research is based on a qualitative approach, taking deforestation rates as a reference point and compiling the main forestry regulations at the national level in a timeline that covers the rise and fall of these policies. The conclusions show that between 1999 and 2012, the institutional trajectory followed a capacity-building pattern. However, this pattern went into reverse from 2013 onwards. The period from 2019 has witnessed a process of active dismantling, culminating in a new surge in deforestation and a notable reduction in forest policy density, which has resulted in significant land use changes that may cause irreversible damage to the rainforest and the ecological services it provid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Sustainability in …</text:p>
          </table:table-cell>
          <table:table-cell table:number-columns-repeated="2" office:value-type="float" office:value="1" calcext:value-type="float">
            <text:p>1</text:p>
          </table:table-cell>
          <table:table-cell office:value-type="string" calcext:value-type="string">
            <text:p>search.ebscohost.com</text:p>
          </table:table-cell>
          <table:table-cell office:value-type="float" office:value="2022" calcext:value-type="float">
            <text:p>2022</text:p>
          </table:table-cell>
          <table:table-cell office:value-type="string" calcext:value-type="string">
            <text:p>https://search.ebscohost.com/login.aspx?direct=true&amp;profile=ehost&amp;scope=site&amp;authtype=crawler&amp;jrnl=21777675&amp;AN=159249939&amp;h=mFFrTex4uek3r8FQjsI3Fw1L4zpoeo3wiO9Csq9Nw%2Bju3wq5RC9mv1cYxjvwyMjCPELGH89YX7U9xEGe1PLj9g%3D%3D&amp;crl=c</text:p>
          </table:table-cell>
          <table:table-cell office:value-type="string" calcext:value-type="string">
            <text:p>NA</text:p>
          </table:table-cell>
          <table:table-cell office:value-type="float" office:value="594" calcext:value-type="float">
            <text:p>594</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NA</text:p>
          </table:table-cell>
          <table:table-cell office:value-type="string" calcext:value-type="string">
            <text:p>https://scholar.google.com/scholar?q=related:bibENL6yG-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7">
          <table:table-cell office:value-type="float" office:value="216" calcext:value-type="float">
            <text:p>216</text:p>
          </table:table-cell>
          <table:table-cell office:value-type="string" calcext:value-type="string">
            <text:p>paper_348</text:p>
          </table:table-cell>
          <table:table-cell office:value-type="float" office:value="102" calcext:value-type="float">
            <text:p>102</text:p>
          </table:table-cell>
          <table:table-cell office:value-type="float" office:value="34" calcext:value-type="float">
            <text:p>34</text:p>
          </table:table-cell>
          <table:table-cell office:value-type="string" calcext:value-type="string">
            <text:p>Klopp, JM</text:p>
          </table:table-cell>
          <table:table-cell office:value-type="string" calcext:value-type="string">
            <text:p>Deforestation and democratization: patronage, politics and forests in Kenya</text:p>
          </table:table-cell>
          <table:table-cell office:value-type="string" calcext:value-type="string">
            <text:p>deforestation and democratization: patronage, politics and forests in kenya</text:p>
          </table:table-cell>
          <table:table-cell office:value-type="string" calcext:value-type="string">
            <text:p>Current approaches for halting and reversing deforestation centrally involve better environmental governance'' over forests. Better public oversight and regulation of the forest commons is thus linked to democratization. Yet evidence suggests that in a number of important cases, democratization can accelerate deforestation. Using the cases of South Nandi and Karura Forests in Kenya, this article argues that to understand why requires more careful examination of how forests are incorporated into patronage networks and how these networks are impacted by democratization struggles. Specifically, this article argues that accelerated deforestation occurs when institutional configurations allow abuse and create opportunity for forests to become incorporated into patronage networks. Democratization can then exacerbate deforestation when, as in Kenya, more competitive elections produce stresses on these patronage networks and hence create incentives for state actors to increase accumulation of forest resources for political purposes. Further, the overall volatility of democratization struggles, which makes changes in government more likely, creates incentives for those with privileged access to forests to accumulate more rapidly with no concern for sustainability in the long run. However, such forest encroachments may also generate resistance and movements aimed at re-imposing regulation on the use of the forest. When successful, these struggles over forests can both deepen democratization and transform institutional configurations to better protect forests.</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JOURNAL OF EASTERN AFRICAN STUDIES</text:p>
          </table:table-cell>
          <table:table-cell table:number-columns-repeated="2" office:value-type="float" office:value="1" calcext:value-type="float">
            <text:p>1</text:p>
          </table:table-cell>
          <table:table-cell office:value-type="string" calcext:value-type="string">
            <text:p>ROUTLEDGE JOURNALS, TAYLOR &amp; FRANCIS LTD</text:p>
          </table:table-cell>
          <table:table-cell office:value-type="float" office:value="2012" calcext:value-type="float">
            <text:p>2012</text:p>
          </table:table-cell>
          <table:table-cell office:value-type="string" calcext:value-type="string">
            <text:p>http://dx.doi.org/10.1080/17531055.2012.669577</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17531055.2012.669577</text:p>
          </table:table-cell>
          <table:table-cell office:value-type="string" calcext:value-type="string">
            <text:p>1753-1055</text:p>
          </table:table-cell>
          <table:table-cell office:value-type="string" calcext:value-type="string">
            <text:p>NA</text:p>
          </table:table-cell>
          <table:table-cell office:value-type="float" office:value="6" calcext:value-type="float">
            <text:p>6</text:p>
          </table:table-cell>
          <table:table-cell office:value-type="float" office:value="2" calcext:value-type="float">
            <text:p>2</text:p>
          </table:table-cell>
          <table:table-cell office:value-type="float" office:value="351" calcext:value-type="float">
            <text:p>351</text:p>
          </table:table-cell>
          <table:table-cell office:value-type="float" office:value="370" calcext:value-type="float">
            <text:p>370</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44">
          <table:table-cell office:value-type="float" office:value="217" calcext:value-type="float">
            <text:p>217</text:p>
          </table:table-cell>
          <table:table-cell office:value-type="string" calcext:value-type="string">
            <text:p>paper_35</text:p>
          </table:table-cell>
          <table:table-cell office:value-type="float" office:value="164" calcext:value-type="float">
            <text:p>164</text:p>
          </table:table-cell>
          <table:table-cell office:value-type="float" office:value="14" calcext:value-type="float">
            <text:p>14</text:p>
          </table:table-cell>
          <table:table-cell office:value-type="string" calcext:value-type="string">
            <text:p>Grainger, A; Malayang, BS</text:p>
          </table:table-cell>
          <table:table-cell office:value-type="string" calcext:value-type="string">
            <text:p>A model of policy changes to secure sustainable forest management and control of deforestation in the Philippines</text:p>
          </table:table-cell>
          <table:table-cell office:value-type="string" calcext:value-type="string">
            <text:p>a model of policy changes to secure sustainable forest management and control of deforestation in the philippines</text:p>
          </table:table-cell>
          <table:table-cell office:value-type="string" calcext:value-type="string">
            <text:p>A model is described which proposes that a government's actual forest policy should shift in favour of sustainable forest management and control of deforestation when the effective strength of pressures on policy-makers from internal protectionist groups approaches that of exploitative groups. Effective strength depends on the strength of a group, how well it transmits its pressures and the level of public support, all of which are linked to progress in democratization and pluralization. External pressures may change stated policy but not actual policy. Forest policy evolution is divided into three phases: exploitative (when both actual and stated policies promote exploitation), ambiguous (stated policy promotes sustainable management but actual policy remains exploitative) and sustainable management (both actual and stated policies promote sustainable management). The model is tested by applying it to the Philippines, where a sharp rise in the relative power of protectionist groups and their ability to exert pressures on government, and a significant increase in democracy and pluralism, coincided with a major change in forest policy in 1986. Progress in controlling deforestation and managing forest more sustainably throughout the tropics may therefore depend on similar political changes occurring on a larger scale. (c) 2004 Elsevier B.V. All rights reserve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FOREST POLICY AND ECONOMIC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LSEVIER</text:p>
          </table:table-cell>
          <table:table-cell office:value-type="float" office:value="2006" calcext:value-type="float">
            <text:p>2006</text:p>
          </table:table-cell>
          <table:table-cell office:value-type="string" calcext:value-type="string">
            <text:p>http://dx.doi.org/10.1016/j.forpol.2004.05.005</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forpol.2004.05.005</text:p>
          </table:table-cell>
          <table:table-cell office:value-type="string" calcext:value-type="string">
            <text:p>1389-9341</text:p>
          </table:table-cell>
          <table:table-cell office:value-type="string" calcext:value-type="string">
            <text:p>NA</text:p>
          </table:table-cell>
          <table:table-cell office:value-type="float" office:value="8" calcext:value-type="float">
            <text:p>8</text:p>
          </table:table-cell>
          <table:table-cell office:value-type="float" office:value="1" calcext:value-type="float">
            <text:p>1</text:p>
          </table:table-cell>
          <table:table-cell office:value-type="float" office:value="67" calcext:value-type="float">
            <text:p>67</text:p>
          </table:table-cell>
          <table:table-cell office:value-type="float" office:value="80" calcext:value-type="float">
            <text:p>80</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37">
          <table:table-cell office:value-type="float" office:value="218" calcext:value-type="float">
            <text:p>218</text:p>
          </table:table-cell>
          <table:table-cell office:value-type="string" calcext:value-type="string">
            <text:p>paper_351</text:p>
          </table:table-cell>
          <table:table-cell office:value-type="float" office:value="238" calcext:value-type="float">
            <text:p>238</text:p>
          </table:table-cell>
          <table:table-cell office:value-type="float" office:value="1" calcext:value-type="float">
            <text:p>1</text:p>
          </table:table-cell>
          <table:table-cell office:value-type="string" calcext:value-type="string">
            <text:p>RM Pereira, GS Góes</text:p>
          </table:table-cell>
          <table:table-cell office:value-type="string" calcext:value-type="string">
            <text:p>Deforestation and environmental policy: a dsge approach</text:p>
          </table:table-cell>
          <table:table-cell office:value-type="string" calcext:value-type="string">
            <text:p>deforestation and environmental policy: a dsge approach</text:p>
          </table:table-cell>
          <table:table-cell office:value-type="string" calcext:value-type="string">
            <text:p>This paper proposes an environmental DSGE model with deforestation of a tropical rain forest. The forest can be used to produce goods, but it also affects the well-being of the representative individual. Environmental policy is implemented with the taxation of the deforestation activity. We calibrate the model for the Brazilian economy, and show that it predicts a procyclical deforestation, and that a more stringent policy reduces the volatility of deforestation. Moreover, technological progress decreases the stock of forest, and it does so more intensely with a lenient environmental policy.</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constor.eu</text:p>
          </table:table-cell>
          <table:table-cell office:value-type="float" office:value="2019" calcext:value-type="float">
            <text:p>2019</text:p>
          </table:table-cell>
          <table:table-cell office:value-type="string" calcext:value-type="string">
            <text:p>https://www.econstor.eu/handle/10419/220333</text:p>
          </table:table-cell>
          <table:table-cell office:value-type="string" calcext:value-type="string">
            <text:p>https://scholar.google.com/scholar?cites=6289774344557839878&amp;as_sdt=2005&amp;sciodt=0,5&amp;hl=en</text:p>
          </table:table-cell>
          <table:table-cell office:value-type="float" office:value="661" calcext:value-type="float">
            <text:p>661</text:p>
          </table:table-cell>
          <table:table-cell table:number-columns-repeated="8" office:value-type="string" calcext:value-type="string">
            <text:p>NA</text:p>
          </table:table-cell>
          <table:table-cell office:value-type="float" office:value="1" calcext:value-type="float">
            <text:p>1</text:p>
          </table:table-cell>
          <table:table-cell office:value-type="float" office:value="0.17" calcext:value-type="float">
            <text:p>0.17</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www.econstor.eu/bitstream/10419/220333/1/dp_247.pdf</text:p>
          </table:table-cell>
          <table:table-cell office:value-type="string" calcext:value-type="string">
            <text:p>https://scholar.google.com/scholar?q=related:Bka8FHHESV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4">
          <table:table-cell office:value-type="float" office:value="219" calcext:value-type="float">
            <text:p>219</text:p>
          </table:table-cell>
          <table:table-cell office:value-type="string" calcext:value-type="string">
            <text:p>paper_355</text:p>
          </table:table-cell>
          <table:table-cell office:value-type="float" office:value="239" calcext:value-type="float">
            <text:p>239</text:p>
          </table:table-cell>
          <table:table-cell office:value-type="float" office:value="172" calcext:value-type="float">
            <text:p>172</text:p>
          </table:table-cell>
          <table:table-cell office:value-type="string" calcext:value-type="string">
            <text:p>WF Hyde, GS Amacher…</text:p>
          </table:table-cell>
          <table:table-cell office:value-type="string" calcext:value-type="string">
            <text:p>Deforestation and forest land use: theory, evidence, and policy implications</text:p>
          </table:table-cell>
          <table:table-cell office:value-type="string" calcext:value-type="string">
            <text:p>deforestation and forest land use: theory, evidence, and policy implications</text:p>
          </table:table-cell>
          <table:table-cell office:value-type="string" calcext:value-type="string">
            <text:p>The topic of deforestation is seldom examined from the perspective of prices and responses to resource scarcity. This omission creates important errors in policy. Resource scarcity induces investments in both commercial and subsistence uses of the forest once prices overcome the costs of establishing property rights, forest management, and the returns from alternative agricultural uses of the land. Therefore deforestation will induce price increases and investments in forestry well before deforestation attains its physical limit. These prices and costs will alter the boundaries among several important classes of forest land: sustainable private forestry, the forested commons, unsustainable open-access forests, and unused residual forest. The greatest impact on the world's forests will come from refocusing the policy dialogue on the cost factors that determine these boundaries, including agricultural support policies, local concentrations of nonmarket environmental resources, and policy failures that distort incentives to invest in forestry. In locations where reforestation induces large price changes, policymakers must remain attuned to the likelihood that deforestation-induced changes in the prices of forest products and forest policies may cause significant shifts in the activities of the poorest peopl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The World Bank Research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cademic.oup.com</text:p>
          </table:table-cell>
          <table:table-cell office:value-type="float" office:value="1996" calcext:value-type="float">
            <text:p>1996</text:p>
          </table:table-cell>
          <table:table-cell office:value-type="string" calcext:value-type="string">
            <text:p>https://academic.oup.com/wbro/article-abstract/11/2/223/1684154</text:p>
          </table:table-cell>
          <table:table-cell office:value-type="string" calcext:value-type="string">
            <text:p>https://scholar.google.com/scholar?cites=16047136611019910083&amp;as_sdt=2005&amp;sciodt=0,5&amp;hl=en</text:p>
          </table:table-cell>
          <table:table-cell office:value-type="float" office:value="700" calcext:value-type="float">
            <text:p>700</text:p>
          </table:table-cell>
          <table:table-cell table:number-columns-repeated="8" office:value-type="string" calcext:value-type="string">
            <text:p>NA</text:p>
          </table:table-cell>
          <table:table-cell office:value-type="float" office:value="172" calcext:value-type="float">
            <text:p>172</text:p>
          </table:table-cell>
          <table:table-cell office:value-type="float" office:value="5.93" calcext:value-type="float">
            <text:p>5.93</text:p>
          </table:table-cell>
          <table:table-cell office:value-type="float" office:value="57" calcext:value-type="float">
            <text:p>57</text:p>
          </table:table-cell>
          <table:table-cell office:value-type="float" office:value="3" calcext:value-type="float">
            <text:p>3</text:p>
          </table:table-cell>
          <table:table-cell office:value-type="float" office:value="29" calcext:value-type="float">
            <text:p>29</text:p>
          </table:table-cell>
          <table:table-cell office:value-type="string" calcext:value-type="string">
            <text:p>https://citeseerx.ist.psu.edu/document?repid=rep1&amp;type=pdf&amp;doi=bacce3b479fb7aa69228dbeadf56cc6af9b75a94#page=77</text:p>
          </table:table-cell>
          <table:table-cell office:value-type="string" calcext:value-type="string">
            <text:p>https://scholar.google.com/scholar?q=related:w-sB8rnhst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8">
          <table:table-cell office:value-type="float" office:value="220" calcext:value-type="float">
            <text:p>220</text:p>
          </table:table-cell>
          <table:table-cell office:value-type="string" calcext:value-type="string">
            <text:p>paper_356</text:p>
          </table:table-cell>
          <table:table-cell office:value-type="float" office:value="240" calcext:value-type="float">
            <text:p>240</text:p>
          </table:table-cell>
          <table:table-cell office:value-type="float" office:value="85" calcext:value-type="float">
            <text:p>85</text:p>
          </table:table-cell>
          <table:table-cell office:value-type="string" calcext:value-type="string">
            <text:p>E Assefa, HR Bork</text:p>
          </table:table-cell>
          <table:table-cell office:value-type="string" calcext:value-type="string">
            <text:p>Deforestation and forest management in Southern Ethiopia: investigations in the Chencha and Arbaminch areas</text:p>
          </table:table-cell>
          <table:table-cell office:value-type="string" calcext:value-type="string">
            <text:p>deforestation and forest management in southern ethiopia: investigations in the chencha and arbaminch areas</text:p>
          </table:table-cell>
          <table:table-cell office:value-type="string" calcext:value-type="string">
            <text:p>Long-term human impacts are considered to be the prime cause of unsustainable forest exploitation in Ethiopia. Yet there exist well-established systems and a wealth of local experience in maintaining and managing forests. This study explores the trends and driving forces of deforestation plus traditional practices regarding sustainable forest use and management in the Chencha and Arbaminch areas, Southern Ethiopia. Satellite image analysis (images from 1972, 1984 and 2006) combined with field surveys were used to detect and map changes in forest cover. Household interviews and group discussions with experienced and knowledgeable persons were also employed. The results show a 23 % decline in forest cover between 1972 and 2006 with the most significant change from 1986 to 2006. Change was greatest in the lowlands and remarkable episodic forest changes also occurred, suggesting nonlinear spatial and temporal forest cover dynamics. According to farmers, the main driver of deforestation is agricultural land expansion in response to local population increases and a decline in agricultural production. Growing local and regional fuel wood demand is another chief cause. Despite these issues, remarkable relicts of natural forests remain and trees on farmland, around homesteads and on fields in every village are basic elements of farm activities and social systems. This demonstrates the effect of cumulative traditional knowledge and long-term local experience with forest management and preservation. Therefore, these practices should be promoted and advanced through the integration of local knowledge and forest management practices in the design and implementation of sustainable environmental planning and management.</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nvironmental manage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14" calcext:value-type="float">
            <text:p>2014</text:p>
          </table:table-cell>
          <table:table-cell office:value-type="string" calcext:value-type="string">
            <text:p>https://link.springer.com/article/10.1007/s00267-013-0182-x</text:p>
          </table:table-cell>
          <table:table-cell office:value-type="string" calcext:value-type="string">
            <text:p>https://scholar.google.com/scholar?cites=8795806833632183944&amp;as_sdt=2005&amp;sciodt=0,5&amp;hl=en</text:p>
          </table:table-cell>
          <table:table-cell office:value-type="float" office:value="192" calcext:value-type="float">
            <text:p>192</text:p>
          </table:table-cell>
          <table:table-cell office:value-type="string" calcext:value-type="string">
            <text:p>NA</text:p>
          </table:table-cell>
          <table:table-cell office:value-type="string" calcext:value-type="string">
            <text:p>10.1007/s00267-013-0182-x</text:p>
          </table:table-cell>
          <table:table-cell table:number-columns-repeated="6" office:value-type="string" calcext:value-type="string">
            <text:p>NA</text:p>
          </table:table-cell>
          <table:table-cell office:value-type="float" office:value="85" calcext:value-type="float">
            <text:p>85</text:p>
          </table:table-cell>
          <table:table-cell office:value-type="float" office:value="7.73" calcext:value-type="float">
            <text:p>7.73</text:p>
          </table:table-cell>
          <table:table-cell office:value-type="float" office:value="43" calcext:value-type="float">
            <text:p>43</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NA</text:p>
          </table:table-cell>
          <table:table-cell office:value-type="string" calcext:value-type="string">
            <text:p>https://scholar.google.com/scholar?q=related:iIaZh7b7EH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1">
          <table:table-cell office:value-type="float" office:value="221" calcext:value-type="float">
            <text:p>221</text:p>
          </table:table-cell>
          <table:table-cell office:value-type="string" calcext:value-type="string">
            <text:p>paper_358</text:p>
          </table:table-cell>
          <table:table-cell office:value-type="float" office:value="241" calcext:value-type="float">
            <text:p>241</text:p>
          </table:table-cell>
          <table:table-cell office:value-type="float" office:value="32" calcext:value-type="float">
            <text:p>32</text:p>
          </table:table-cell>
          <table:table-cell office:value-type="string" calcext:value-type="string">
            <text:p>R. López</text:p>
          </table:table-cell>
          <table:table-cell office:value-type="string" calcext:value-type="string">
            <text:p>Deforestation and forest-induced carbon dioxide emissions in tropical countries: How do governance and trade openness affect the forest-income relationship?</text:p>
          </table:table-cell>
          <table:table-cell office:value-type="string" calcext:value-type="string">
            <text:p>deforestation and forest-induced carbon dioxide emissions in tropical countries: how do governance and trade openness affect the forest-income relationship?</text:p>
          </table:table-cell>
          <table:table-cell office:value-type="string" calcext:value-type="string">
            <text:p>The objective of this article is to study the implications of changes in land use induced by economic growth, economy-wide policies, and governance on deforestation and forest-induced atmospheric carbon dioxide emissions. Economic growth, democracy, and trade policy explain an important share of the variation in two key determinants of deforestation: agricultural expansion and road building. The resulting shape of the Environmental Kuznets Curve for forests is influenced by governance as well as trade openness. Trade shifts the forest-income curve up (down) for countries that have a comparative disadvantage (advantage) in the production of crops encroaching on forest areas, such as Brazil and the Philippines (Indonesia and Malaysia). Amore democratic country will have a farther turning point than a less democratic country, but whether the Environmental Kuznets Curve shifts up or down is country specific.</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Journal of Environment and Development</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05" calcext:value-type="float">
            <text:p>2005</text:p>
          </table:table-cell>
          <table:table-cell office:value-type="string" calcext:value-type="string">
            <text:p>https://www.scopus.com/inward/record.uri?partnerID=HzOxMe3b&amp;scp=14844304309&amp;origin=inward</text:p>
          </table:table-cell>
          <table:table-cell office:value-type="string" calcext:value-type="string">
            <text:p>https://www.scopus.com/inward/citedby.uri?partnerID=HzOxMe3b&amp;scp=14844304309&amp;origin=inward</text:p>
          </table:table-cell>
          <table:table-cell office:value-type="float" office:value="29" calcext:value-type="float">
            <text:p>29</text:p>
          </table:table-cell>
          <table:table-cell office:value-type="string" calcext:value-type="string">
            <text:p>Article</text:p>
          </table:table-cell>
          <table:table-cell office:value-type="string" calcext:value-type="string">
            <text:p>10.1177/1070496504273878</text:p>
          </table:table-cell>
          <table:table-cell office:value-type="string" calcext:value-type="string">
            <text:p>1070-4965</text:p>
          </table:table-cell>
          <table:table-cell office:value-type="string" calcext:value-type="string">
            <text:p>https://api.elsevier.com/content/abstract/scopus_id/14844304309</text:p>
          </table:table-cell>
          <table:table-cell office:value-type="float" office:value="14" calcext:value-type="float">
            <text:p>14</text:p>
          </table:table-cell>
          <table:table-cell office:value-type="float" office:value="1" calcext:value-type="float">
            <text:p>1</text:p>
          </table:table-cell>
          <table:table-cell office:value-type="float" office:value="73" calcext:value-type="float">
            <text:p>73</text:p>
          </table:table-cell>
          <table:table-cell office:value-type="float" office:value="100" calcext:value-type="float">
            <text:p>100</text:p>
          </table:table-cell>
          <table:table-cell office:value-type="float" office:value="32" calcext:value-type="float">
            <text:p>32</text:p>
          </table:table-cell>
          <table:table-cell office:value-type="float" office:value="1.6" calcext:value-type="float">
            <text:p>1.6</text:p>
          </table:table-cell>
          <table:table-cell office:value-type="float" office:value="32" calcext:value-type="float">
            <text:p>32</text:p>
          </table:table-cell>
          <table:table-cell office:value-type="float" office:value="1" calcext:value-type="float">
            <text:p>1</text:p>
          </table:table-cell>
          <table:table-cell office:value-type="float" office:value="20" calcext:value-type="float">
            <text:p>20</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9">
          <table:table-cell office:value-type="float" office:value="222" calcext:value-type="float">
            <text:p>222</text:p>
          </table:table-cell>
          <table:table-cell office:value-type="string" calcext:value-type="string">
            <text:p>paper_359</text:p>
          </table:table-cell>
          <table:table-cell office:value-type="float" office:value="242" calcext:value-type="float">
            <text:p>242</text:p>
          </table:table-cell>
          <table:table-cell office:value-type="float" office:value="5" calcext:value-type="float">
            <text:p>5</text:p>
          </table:table-cell>
          <table:table-cell office:value-type="string" calcext:value-type="string">
            <text:p>H Kamaruddin, R Md Khalid…</text:p>
          </table:table-cell>
          <table:table-cell office:value-type="string" calcext:value-type="string">
            <text:p>Deforestation and haze in Malaysia: Status of corporate responsibility and law governance</text:p>
          </table:table-cell>
          <table:table-cell office:value-type="string" calcext:value-type="string">
            <text:p>deforestation and haze in malaysia: status of corporate responsibility and law governance</text:p>
          </table:table-cell>
          <table:table-cell office:value-type="string" calcext:value-type="string">
            <text:p>Malaysia is endowed with abundant forest resources that covers about 59.5% of total land area. For most part of Malaysia�s economy, much importance is placed on the contribution of forest in agronomy development. Due to apparent large scale land clearing that brought grave consequences to the environment, various initiatives to protect forests from misuse, abuse and overexploitation of forest resources, mainly by plantation companies, were implemented. The attribution of haze caused by burning of forests further pushed for appropriate policies and laws to protect atmospheric quality in Malaysia. Local laws on preventing deforestation and haze are mainly provided in the Environmental Quality Act 1974 and National Forestry Act 1984. Efforts to resolve issues of deforestation and its environmental impacts on air quality should re-emphasize the benefits of practicing Sustainable Forest Management (SFM) to limit environmental impacts of forest activities through continuous participation and commitment from stakeholders, such as the plantation companies. The penalties for deforestation offences in current Malaysian laws whilst it is punitive, should be improved by imposing an environmental tax on polluter companies as a corrective and rehabilitative tool, thus affirming the �polluter pays principle�. Environmental tax law could be utilized, for example, in restoring the affected forest area to its natural and original state. The categories of persons contributing to the Environmental Fund should be reviewed to address impacts from deforestation and haze. The study attempts to enhance and strengthen the role of companies in their corporate legal responsibilities towards deforestation and haze issues in Malaysia.</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 of Social and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uropeanproceedings.com</text:p>
          </table:table-cell>
          <table:table-cell office:value-type="float" office:value="2016" calcext:value-type="float">
            <text:p>2016</text:p>
          </table:table-cell>
          <table:table-cell office:value-type="string" calcext:value-type="string">
            <text:p>https://www.europeanproceedings.com/files/data/article/47/1420/article_47_1420_pdf_100.pdf</text:p>
          </table:table-cell>
          <table:table-cell office:value-type="string" calcext:value-type="string">
            <text:p>https://scholar.google.com/scholar?cites=5458507173721648569&amp;as_sdt=2005&amp;sciodt=0,5&amp;hl=en</text:p>
          </table:table-cell>
          <table:table-cell office:value-type="float" office:value="593" calcext:value-type="float">
            <text:p>593</text:p>
          </table:table-cell>
          <table:table-cell office:value-type="string" calcext:value-type="string">
            <text:p>PDF</text:p>
          </table:table-cell>
          <table:table-cell table:number-columns-repeated="7" office:value-type="string" calcext:value-type="string">
            <text:p>NA</text:p>
          </table:table-cell>
          <table:table-cell office:value-type="float" office:value="5" calcext:value-type="float">
            <text:p>5</text:p>
          </table:table-cell>
          <table:table-cell office:value-type="float" office:value="0.56" calcext:value-type="float">
            <text:p>0.56</text:p>
          </table:table-cell>
          <table:table-cell office:value-type="float" office:value="2" calcext:value-type="float">
            <text:p>2</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https://www.europeanproceedings.com/files/data/article/47/1420/article_47_1420_pdf_100.pdf</text:p>
          </table:table-cell>
          <table:table-cell office:value-type="string" calcext:value-type="string">
            <text:p>https://scholar.google.com/scholar?q=related:ua2ZpVqDwE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table-cell office:value-type="float" office:value="223" calcext:value-type="float">
            <text:p>223</text:p>
          </table:table-cell>
          <table:table-cell office:value-type="string" calcext:value-type="string">
            <text:p>paper_366</text:p>
          </table:table-cell>
          <table:table-cell office:value-type="float" office:value="124" calcext:value-type="float">
            <text:p>124</text:p>
          </table:table-cell>
          <table:table-cell office:value-type="float" office:value="579" calcext:value-type="float">
            <text:p>579</text:p>
          </table:table-cell>
          <table:table-cell office:value-type="string" calcext:value-type="string">
            <text:p>K Ehrhardt‐Martinez, EM Crenshaw…</text:p>
          </table:table-cell>
          <table:table-cell office:value-type="string" calcext:value-type="string">
            <text:p>Deforestation and the environmental Kuznets curve: A cross‐national investigation of intervening mechanisms</text:p>
          </table:table-cell>
          <table:table-cell office:value-type="string" calcext:value-type="string">
            <text:p>deforestation and the environmental kuznets curve: a cross‐national investigation of intervening mechanisms</text:p>
          </table:table-cell>
          <table:table-cell office:value-type="string" calcext:value-type="string">
            <text:p>Objective. We draw on ecological modernization theory and international political economy arguments to examine the sources of an environmental Kuznets curve (or EKC) that produces an inverted U?shaped rate of deforestation relative to economic development. Method. We use ordinary least squares regression with White's (1978) correction for possible heteroskedasticity to examine the rate of deforestation (1980�1995) in less developed countries. Results. Net of controls for initial forest stock and the quality of deforestation estimates, we find strong evidence for an EKC driven by (1) agglomeration effects linked to the level of urbanization, (2) rural?to?urban migration that partially offsets rural population pressure, (3) the growth of services?dominated urban economies, and (4) strong democratic states. We find little evidence that foreign debt or export dependence influence the deforestation rate. Conclusions. Although deforestation continues to pose pressing and potentially irreversible environmental risks, there is evidence of self?corrective ecological and modernization processes inherent in development that act to mitigate these risk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Social Science …</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iley Online Library</text:p>
          </table:table-cell>
          <table:table-cell office:value-type="float" office:value="2002" calcext:value-type="float">
            <text:p>2002</text:p>
          </table:table-cell>
          <table:table-cell office:value-type="string" calcext:value-type="string">
            <text:p>https://onlinelibrary.wiley.com/doi/abs/10.1111/1540-6237.00080</text:p>
          </table:table-cell>
          <table:table-cell office:value-type="string" calcext:value-type="string">
            <text:p>https://scholar.google.com/scholar?cites=3238748731913459860&amp;as_sdt=2005&amp;sciodt=0,5&amp;hl=en</text:p>
          </table:table-cell>
          <table:table-cell office:value-type="float" office:value="35" calcext:value-type="float">
            <text:p>35</text:p>
          </table:table-cell>
          <table:table-cell office:value-type="string" calcext:value-type="string">
            <text:p>NA</text:p>
          </table:table-cell>
          <table:table-cell office:value-type="string" calcext:value-type="string">
            <text:p>10.1111/1540-6237.00080</text:p>
          </table:table-cell>
          <table:table-cell table:number-columns-repeated="6" office:value-type="string" calcext:value-type="string">
            <text:p>NA</text:p>
          </table:table-cell>
          <table:table-cell office:value-type="float" office:value="579" calcext:value-type="float">
            <text:p>579</text:p>
          </table:table-cell>
          <table:table-cell office:value-type="float" office:value="25.17" calcext:value-type="float">
            <text:p>25.17</text:p>
          </table:table-cell>
          <table:table-cell office:value-type="float" office:value="193" calcext:value-type="float">
            <text:p>193</text:p>
          </table:table-cell>
          <table:table-cell office:value-type="float" office:value="3" calcext:value-type="float">
            <text:p>3</text:p>
          </table:table-cell>
          <table:table-cell office:value-type="float" office:value="23" calcext:value-type="float">
            <text:p>23</text:p>
          </table:table-cell>
          <table:table-cell office:value-type="string" calcext:value-type="string">
            <text:p>https://www.academia.edu/download/50011672/Deforestation_and_the_Environmental_Kuzn20161031-6556-11jxfww.pdf</text:p>
          </table:table-cell>
          <table:table-cell office:value-type="string" calcext:value-type="string">
            <text:p>https://scholar.google.com/scholar?q=related:lNhy4s9Y8i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4">
          <table:table-cell office:value-type="float" office:value="224" calcext:value-type="float">
            <text:p>224</text:p>
          </table:table-cell>
          <table:table-cell office:value-type="string" calcext:value-type="string">
            <text:p>paper_367</text:p>
          </table:table-cell>
          <table:table-cell office:value-type="float" office:value="80" calcext:value-type="float">
            <text:p>80</text:p>
          </table:table-cell>
          <table:table-cell office:value-type="float" office:value="529" calcext:value-type="float">
            <text:p>529</text:p>
          </table:table-cell>
          <table:table-cell office:value-type="string" calcext:value-type="string">
            <text:p>RJ Culas</text:p>
          </table:table-cell>
          <table:table-cell office:value-type="string" calcext:value-type="string">
            <text:p>Deforestation and the environmental Kuznets curve: An institutional perspective</text:p>
          </table:table-cell>
          <table:table-cell office:value-type="string" calcext:value-type="string">
            <text:p>deforestation and the environmental kuznets curve: an institutional perspective</text:p>
          </table:table-cell>
          <table:table-cell office:value-type="string" calcext:value-type="string">
            <text:p>Institutions for secure property rights and better environmental policies for moving the system towards a sustainable growth path can reduce the height of an environmental Kuznets curve (EKC) relationship between income and deforestation. This study examines the impact of these specific institutional factors on the EKC relationship for deforestation across Latin American, African and Asian countries. The factors related to agricultural production, population, economy and governmental policies of each country are hypothesised to affect deforestation. Results of the Latin American countries show significant evidence of an EKC relationship for deforestation and also relevance of the institutional factors to reduce the rate of deforestation. Improvements in institutions for secure property rights and better environmental policies can thus significantly reduce the rate of deforestation without hindering the level of economic growth. Evidence also suggests that the effect of agricultural production on deforestation could be halted by strengthening institutional factors. There was found to be complementarity between the institutional factors and forest sector polices, and an additive effect between the institutional factors and forest products export promotion policies, which could also eventually reduce the rate of deforesta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cological economic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lsevier</text:p>
          </table:table-cell>
          <table:table-cell office:value-type="float" office:value="2007" calcext:value-type="float">
            <text:p>2007</text:p>
          </table:table-cell>
          <table:table-cell office:value-type="string" calcext:value-type="string">
            <text:p>https://www.sciencedirect.com/science/article/pii/S0921800906001509</text:p>
          </table:table-cell>
          <table:table-cell office:value-type="string" calcext:value-type="string">
            <text:p>https://scholar.google.com/scholar?cites=3014657588807679990&amp;as_sdt=2005&amp;sciodt=0,5&amp;hl=en</text:p>
          </table:table-cell>
          <table:table-cell office:value-type="float" office:value="195" calcext:value-type="float">
            <text:p>195</text:p>
          </table:table-cell>
          <table:table-cell table:number-columns-repeated="8" office:value-type="string" calcext:value-type="string">
            <text:p>NA</text:p>
          </table:table-cell>
          <table:table-cell office:value-type="float" office:value="529" calcext:value-type="float">
            <text:p>529</text:p>
          </table:table-cell>
          <table:table-cell office:value-type="float" office:value="29.39" calcext:value-type="float">
            <text:p>29.39</text:p>
          </table:table-cell>
          <table:table-cell office:value-type="float" office:value="529" calcext:value-type="float">
            <text:p>529</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https://researchoutput.csu.edu.au/files/8614252/CSU262546.pdf</text:p>
          </table:table-cell>
          <table:table-cell office:value-type="string" calcext:value-type="string">
            <text:p>https://scholar.google.com/scholar?q=related:9j9RzBo31i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3">
          <table:table-cell office:value-type="float" office:value="225" calcext:value-type="float">
            <text:p>225</text:p>
          </table:table-cell>
          <table:table-cell office:value-type="string" calcext:value-type="string">
            <text:p>paper_369</text:p>
          </table:table-cell>
          <table:table-cell office:value-type="float" office:value="163" calcext:value-type="float">
            <text:p>163</text:p>
          </table:table-cell>
          <table:table-cell office:value-type="float" office:value="566" calcext:value-type="float">
            <text:p>566</text:p>
          </table:table-cell>
          <table:table-cell office:value-type="string" calcext:value-type="string">
            <text:p>RT Deacon</text:p>
          </table:table-cell>
          <table:table-cell office:value-type="string" calcext:value-type="string">
            <text:p>Deforestation and the rule of law in a cross-section of countries</text:p>
          </table:table-cell>
          <table:table-cell office:value-type="string" calcext:value-type="string">
            <text:p>deforestation and the rule of law in a cross-section of countries</text:p>
          </table:table-cell>
          <table:table-cell office:value-type="string" calcext:value-type="string">
            <text:p>Relationships between deforestation and population pressure, income growth, and insecure property rights are examined with data from 120 countries. Insecure property rights are hypothesized to arise from two sources: government instability or inability to enforce ownership and an absence of government accountability. The former source is captured by measures of general lawlessness such as guerrilla warfare, revolution, and frequent constitutional change. The latter is proxied by variables indicating the type of government executive, frequency of political purges, and the existence of an elected legislature. General support is indicated for the property rights hypothesis and for the effects of population growth.</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1" calcext:value-type="float">
            <text:p>1</text:p>
          </table:table-cell>
          <table:table-cell office:value-type="string" calcext:value-type="string">
            <text:p>Land economics</text:p>
          </table:table-cell>
          <table:table-cell table:number-columns-repeated="2" office:value-type="float" office:value="1" calcext:value-type="float">
            <text:p>1</text:p>
          </table:table-cell>
          <table:table-cell office:value-type="string" calcext:value-type="string">
            <text:p>JSTOR</text:p>
          </table:table-cell>
          <table:table-cell office:value-type="float" office:value="1994" calcext:value-type="float">
            <text:p>1994</text:p>
          </table:table-cell>
          <table:table-cell office:value-type="string" calcext:value-type="string">
            <text:p>https://www.jstor.org/stable/3146638</text:p>
          </table:table-cell>
          <table:table-cell office:value-type="string" calcext:value-type="string">
            <text:p>https://scholar.google.com/scholar?cites=8132257788623735413&amp;as_sdt=2005&amp;sciodt=0,5&amp;hl=en</text:p>
          </table:table-cell>
          <table:table-cell office:value-type="float" office:value="36" calcext:value-type="float">
            <text:p>36</text:p>
          </table:table-cell>
          <table:table-cell table:number-columns-repeated="8" office:value-type="string" calcext:value-type="string">
            <text:p>NA</text:p>
          </table:table-cell>
          <table:table-cell office:value-type="float" office:value="566" calcext:value-type="float">
            <text:p>566</text:p>
          </table:table-cell>
          <table:table-cell office:value-type="float" office:value="18.26" calcext:value-type="float">
            <text:p>18.26</text:p>
          </table:table-cell>
          <table:table-cell office:value-type="float" office:value="566" calcext:value-type="float">
            <text:p>566</text:p>
          </table:table-cell>
          <table:table-cell office:value-type="float" office:value="1" calcext:value-type="float">
            <text:p>1</text:p>
          </table:table-cell>
          <table:table-cell office:value-type="float" office:value="31" calcext:value-type="float">
            <text:p>31</text:p>
          </table:table-cell>
          <table:table-cell office:value-type="string" calcext:value-type="string">
            <text:p>NA</text:p>
          </table:table-cell>
          <table:table-cell office:value-type="string" calcext:value-type="string">
            <text:p>https://scholar.google.com/scholar?q=related:dUrSSF-V23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1">
          <table:table-cell office:value-type="float" office:value="226" calcext:value-type="float">
            <text:p>226</text:p>
          </table:table-cell>
          <table:table-cell office:value-type="string" calcext:value-type="string">
            <text:p>paper_375</text:p>
          </table:table-cell>
          <table:table-cell office:value-type="float" office:value="243" calcext:value-type="float">
            <text:p>243</text:p>
          </table:table-cell>
          <table:table-cell office:value-type="float" office:value="270" calcext:value-type="float">
            <text:p>270</text:p>
          </table:table-cell>
          <table:table-cell office:value-type="string" calcext:value-type="string">
            <text:p>WD Carvalho, K Mustin, RR Hilário…</text:p>
          </table:table-cell>
          <table:table-cell office:value-type="string" calcext:value-type="string">
            <text:p>Deforestation control in the Brazilian Amazon: A conservation struggle being lost as agreements and regulations are subverted and bypassed</text:p>
          </table:table-cell>
          <table:table-cell office:value-type="string" calcext:value-type="string">
            <text:p>deforestation control in the brazilian amazon: a conservation struggle being lost as agreements and regulations are subverted and bypassed</text:p>
          </table:table-cell>
          <table:table-cell office:value-type="string" calcext:value-type="string">
            <text:p>Despite efforts to reduce deforestation in the Brazilian Amazon, there has been an up-turn in clearing rates since 2012. These increases are in part due to failures in deforestation control. Soybean planters, cattle ranchers, and timber merchants find ways to circumvent agreements and legislation. Here we explain some of the key problems with the implementation of the principal agreements and Brazilian laws that should be keeping clearing rates under control. To combat increased clearing in the Amazon, we suggest an urgent need to strengthen Brazilian environmental agencies, improve technologies used to monitor the effectiveness of clearing-reduction programmes, better integrate agrarian and environmental policies and integrate environmental enforcement across federal, state and municipal governments, as well as improve transparency along global supply chains and raise awareness among consumers to put market pressure on producers to avoid new deforestation.</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Perspectives in Ecology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9" calcext:value-type="float">
            <text:p>2019</text:p>
          </table:table-cell>
          <table:table-cell office:value-type="string" calcext:value-type="string">
            <text:p>https://www.sciencedirect.com/science/article/pii/S2530064418301263</text:p>
          </table:table-cell>
          <table:table-cell office:value-type="string" calcext:value-type="string">
            <text:p>https://scholar.google.com/scholar?cites=1964086490466717288&amp;as_sdt=2005&amp;sciodt=0,5&amp;hl=en</text:p>
          </table:table-cell>
          <table:table-cell office:value-type="float" office:value="239" calcext:value-type="float">
            <text:p>239</text:p>
          </table:table-cell>
          <table:table-cell office:value-type="string" calcext:value-type="string">
            <text:p>HTML</text:p>
          </table:table-cell>
          <table:table-cell table:number-columns-repeated="7" office:value-type="string" calcext:value-type="string">
            <text:p>NA</text:p>
          </table:table-cell>
          <table:table-cell office:value-type="float" office:value="270" calcext:value-type="float">
            <text:p>270</text:p>
          </table:table-cell>
          <table:table-cell office:value-type="float" office:value="45" calcext:value-type="float">
            <text:p>45</text:p>
          </table:table-cell>
          <table:table-cell office:value-type="float" office:value="68" calcext:value-type="float">
            <text:p>68</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www.sciencedirect.com/science/article/pii/S2530064418301263</text:p>
          </table:table-cell>
          <table:table-cell office:value-type="string" calcext:value-type="string">
            <text:p>https://scholar.google.com/scholar?q=related:aI5pxEHWQR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1">
          <table:table-cell office:value-type="float" office:value="227" calcext:value-type="float">
            <text:p>227</text:p>
          </table:table-cell>
          <table:table-cell office:value-type="string" calcext:value-type="string">
            <text:p>paper_376</text:p>
          </table:table-cell>
          <table:table-cell office:value-type="float" office:value="244" calcext:value-type="float">
            <text:p>244</text:p>
          </table:table-cell>
          <table:table-cell office:value-type="float" office:value="17" calcext:value-type="float">
            <text:p>17</text:p>
          </table:table-cell>
          <table:table-cell office:value-type="string" calcext:value-type="string">
            <text:p>C Aubertin</text:p>
          </table:table-cell>
          <table:table-cell office:value-type="string" calcext:value-type="string">
            <text:p>Deforestation control policies in Brazil: sovereignty versus the market</text:p>
          </table:table-cell>
          <table:table-cell office:value-type="string" calcext:value-type="string">
            <text:p>deforestation control policies in brazil: sovereignty versus the market</text:p>
          </table:table-cell>
          <table:table-cell office:value-type="string" calcext:value-type="string">
            <text:p>After achieving a 76% reduction in the annual rate of deforestation in the Amazon using command and control policies, the Brazilian government developed a national REDD+ strategy, which it has since merged with its reform of the Forest Code. This is an important political, economic and environmental step in view of the amounts of land, carbon and money involved. This article addresses Brazil's insistence on sovereignty over its forest resources and questions the capacity of carbon markets to assist in conservation. We start by describing the success of Brazil's efforts to halt deforestation. We then identify player strategies in the �Sovereignty versus the market� debate surrounding the implementation of REDD+. Finally, we discuss whether the markets for land- and forest-based environmental services encouraged by the Forest Code have the potential to contribute to further reductions in deforestation.</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Forests, Trees and Livelihood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15" calcext:value-type="float">
            <text:p>2015</text:p>
          </table:table-cell>
          <table:table-cell office:value-type="string" calcext:value-type="string">
            <text:p>https://www.tandfonline.com/doi/abs/10.1080/14728028.2015.1017540</text:p>
          </table:table-cell>
          <table:table-cell office:value-type="string" calcext:value-type="string">
            <text:p>https://scholar.google.com/scholar?cites=12051233539523750141&amp;as_sdt=2005&amp;sciodt=0,5&amp;hl=en</text:p>
          </table:table-cell>
          <table:table-cell office:value-type="float" office:value="255" calcext:value-type="float">
            <text:p>255</text:p>
          </table:table-cell>
          <table:table-cell office:value-type="string" calcext:value-type="string">
            <text:p>NA</text:p>
          </table:table-cell>
          <table:table-cell office:value-type="string" calcext:value-type="string">
            <text:p>10.1080/14728028.2015.1017540</text:p>
          </table:table-cell>
          <table:table-cell table:number-columns-repeated="6" office:value-type="string" calcext:value-type="string">
            <text:p>NA</text:p>
          </table:table-cell>
          <table:table-cell office:value-type="float" office:value="17" calcext:value-type="float">
            <text:p>17</text:p>
          </table:table-cell>
          <table:table-cell office:value-type="float" office:value="1.7" calcext:value-type="float">
            <text:p>1.7</text:p>
          </table:table-cell>
          <table:table-cell office:value-type="float" office:value="17" calcext:value-type="float">
            <text:p>17</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https://scholar.google.com/scholar?output=instlink&amp;q=info:_SiW1A2VPqcJ:scholar.google.com/&amp;hl=en&amp;as_sdt=0,5&amp;as_ylo=1990&amp;as_yhi=2025&amp;scillfp=8223904134776786494&amp;oi=lle</text:p>
          </table:table-cell>
          <table:table-cell office:value-type="string" calcext:value-type="string">
            <text:p>https://scholar.google.com/scholar?q=related:_SiW1A2VPq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8">
          <table:table-cell office:value-type="float" office:value="228" calcext:value-type="float">
            <text:p>228</text:p>
          </table:table-cell>
          <table:table-cell office:value-type="string" calcext:value-type="string">
            <text:p>paper_38</text:p>
          </table:table-cell>
          <table:table-cell office:value-type="float" office:value="189" calcext:value-type="float">
            <text:p>189</text:p>
          </table:table-cell>
          <table:table-cell office:value-type="float" office:value="10" calcext:value-type="float">
            <text:p>10</text:p>
          </table:table-cell>
          <table:table-cell office:value-type="string" calcext:value-type="string">
            <text:p>G Peterson St-Laurent, G Hoberg, SRJ Sheppard</text:p>
          </table:table-cell>
          <table:table-cell office:value-type="string" calcext:value-type="string">
            <text:p>A participatory approach to evaluating strategies for forest carbon mitigation in British Columbia</text:p>
          </table:table-cell>
          <table:table-cell office:value-type="string" calcext:value-type="string">
            <text:p>a participatory approach to evaluating strategies for forest carbon mitigation in british columbia</text:p>
          </table:table-cell>
          <table:table-cell office:value-type="string" calcext:value-type="string">
            <text:p>To be successful, actions for mitigating climate change in the forest and forest sector will not only need to be informed by the best available science, but will also require strong public and/or political acceptability. This paper presents the results of a novel analytical-deliberative engagement process that brings together stakeholders and Indigenous Peoples in participatory workshops in the interior and coastal regions of British Columbia (BC) to evaluate a set of potential forest carbon mitigation alternatives. In particular, this study examines what objectives are prioritized by stakeholders and Indigenous Peoples when discussing forest carbon mitigation in BC�s forests, as well as the perceived effectiveness of, and levels of support for, six forest-based carbon mitigation strategies. We start by describing the methodological framework involving two series of workshops. We then describe the results from the first round of workshops where participants identified 11 objectives that can be classified into four categories: biophysical, economic, social, and procedural. Afterwards, we discuss the second series of workshops, which allowed participants to evaluate six climate change mitigation strategies against the objectives previously identified, and highlight geographical differences, if any, between BC�s coastal and interior regions. Our results effectively illustrate the potential and efficacy of our novel methodology in informing a variety of stakeholders in different regions, and generating consistent results with a surprising degree of consensus on both key objectives and preference for mitigation alternatives. We conclude with policy recommendations on how to consider various management objectives during the design and implementation of forest carbon mitigation strategie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Forests</text:p>
          </table:table-cell>
          <table:table-cell table:number-columns-repeated="2" office:value-type="float" office:value="1" calcext:value-type="float">
            <text:p>1</text:p>
          </table:table-cell>
          <table:table-cell office:value-type="string" calcext:value-type="string">
            <text:p>mdpi.com</text:p>
          </table:table-cell>
          <table:table-cell office:value-type="float" office:value="2018" calcext:value-type="float">
            <text:p>2018</text:p>
          </table:table-cell>
          <table:table-cell office:value-type="string" calcext:value-type="string">
            <text:p>https://www.mdpi.com/1999-4907/9/4/225</text:p>
          </table:table-cell>
          <table:table-cell office:value-type="string" calcext:value-type="string">
            <text:p>https://scholar.google.com/scholar?cites=17853791986726856931&amp;as_sdt=2005&amp;sciodt=0,5&amp;hl=en</text:p>
          </table:table-cell>
          <table:table-cell office:value-type="float" office:value="922" calcext:value-type="float">
            <text:p>922</text:p>
          </table:table-cell>
          <table:table-cell office:value-type="string" calcext:value-type="string">
            <text:p>HTML</text:p>
          </table:table-cell>
          <table:table-cell table:number-columns-repeated="7" office:value-type="string" calcext:value-type="string">
            <text:p>NA</text:p>
          </table:table-cell>
          <table:table-cell office:value-type="float" office:value="10" calcext:value-type="float">
            <text:p>10</text:p>
          </table:table-cell>
          <table:table-cell office:value-type="float" office:value="1.43" calcext:value-type="float">
            <text:p>1.43</text:p>
          </table:table-cell>
          <table:table-cell table:number-columns-repeated="2" office:value-type="float" office:value="3" calcext:value-type="float">
            <text:p>3</text:p>
          </table:table-cell>
          <table:table-cell office:value-type="float" office:value="7" calcext:value-type="float">
            <text:p>7</text:p>
          </table:table-cell>
          <table:table-cell office:value-type="string" calcext:value-type="string">
            <text:p>https://www.mdpi.com/1999-4907/9/4/225</text:p>
          </table:table-cell>
          <table:table-cell office:value-type="string" calcext:value-type="string">
            <text:p>https://scholar.google.com/scholar?q=related:4-iR7jdpxf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table-cell office:value-type="float" office:value="229" calcext:value-type="float">
            <text:p>229</text:p>
          </table:table-cell>
          <table:table-cell office:value-type="string" calcext:value-type="string">
            <text:p>paper_380</text:p>
          </table:table-cell>
          <table:table-cell office:value-type="float" office:value="68" calcext:value-type="float">
            <text:p>68</text:p>
          </table:table-cell>
          <table:table-cell office:value-type="float" office:value="87" calcext:value-type="float">
            <text:p>87</text:p>
          </table:table-cell>
          <table:table-cell office:value-type="string" calcext:value-type="string">
            <text:p>D Redo, AC Millington, D Hindery</text:p>
          </table:table-cell>
          <table:table-cell office:value-type="string" calcext:value-type="string">
            <text:p>Deforestation dynamics and policy changes in Bolivia's post-neoliberal era</text:p>
          </table:table-cell>
          <table:table-cell office:value-type="string" calcext:value-type="string">
            <text:p>deforestation dynamics and policy changes in bolivia's post-neoliberal era</text:p>
          </table:table-cell>
          <table:table-cell office:value-type="string" calcext:value-type="string">
            <text:p>This work compares the effects of neoliberal and post-neoliberal land-use policies on forest cover along the Corredor Bioce�nico of southeastern Bolivia to determine if rates of agriculturally driven forest clearance have changed since the Morales� administration came to office in 2005. Satellite image analysis, supported by semi-structured interviews with farmers and representatives of key institutions, shows that deforestation for commercial agriculture in Santa Cruz continues and has increased in certain �hotspots�. Previous research has shown that the environmental effects of neoliberalism on forest cover are varied, but more broadly, reduced state intervention has meant less environmental regulation and greater deforestation, while strong government is better able to curtail deforestation. Although neoliberal policies triggered an unprecedented level of forest clearing in Bolivia, rates have generally continued to increase and can be indirectly linked to the administration's new agrarian reform and pro-environmental regulations. This trend is counterintuitive and stems from unanticipated responses such as deforestation through fire to prove productive use under the reform's socio-economic function requirements. Given increased regulation and enforcement of forest clearing and burning under Morales, in contrast to the neoliberal era, our analyses suggest that rates will continue to increase under the current political climate, which has further polarized the opposition in Santa Cruz</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Land Use Policy</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1" calcext:value-type="float">
            <text:p>2011</text:p>
          </table:table-cell>
          <table:table-cell office:value-type="string" calcext:value-type="string">
            <text:p>https://www.sciencedirect.com/science/article/pii/S0264837710000669</text:p>
          </table:table-cell>
          <table:table-cell office:value-type="string" calcext:value-type="string">
            <text:p>https://scholar.google.com/scholar?cites=821502839062439063&amp;as_sdt=2005&amp;sciodt=0,5&amp;hl=en</text:p>
          </table:table-cell>
          <table:table-cell office:value-type="float" office:value="266" calcext:value-type="float">
            <text:p>266</text:p>
          </table:table-cell>
          <table:table-cell table:number-columns-repeated="8" office:value-type="string" calcext:value-type="string">
            <text:p>NA</text:p>
          </table:table-cell>
          <table:table-cell office:value-type="float" office:value="87" calcext:value-type="float">
            <text:p>87</text:p>
          </table:table-cell>
          <table:table-cell office:value-type="float" office:value="6.21" calcext:value-type="float">
            <text:p>6.21</text:p>
          </table:table-cell>
          <table:table-cell office:value-type="float" office:value="29" calcext:value-type="float">
            <text:p>29</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https://www.academia.edu/download/72429353/j.landusepol.2010.06.00420211013-26684-r4lqvm.pdf</text:p>
          </table:table-cell>
          <table:table-cell office:value-type="string" calcext:value-type="string">
            <text:p>https://scholar.google.com/scholar?q=related:l6RKyHqQZg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table-cell office:value-type="float" office:value="230" calcext:value-type="float">
            <text:p>230</text:p>
          </table:table-cell>
          <table:table-cell office:value-type="string" calcext:value-type="string">
            <text:p>paper_393</text:p>
          </table:table-cell>
          <table:table-cell office:value-type="float" office:value="245" calcext:value-type="float">
            <text:p>245</text:p>
          </table:table-cell>
          <table:table-cell office:value-type="float" office:value="0" calcext:value-type="float">
            <text:p>0</text:p>
          </table:table-cell>
          <table:table-cell office:value-type="string" calcext:value-type="string">
            <text:p>C Sharma</text:p>
          </table:table-cell>
          <table:table-cell office:value-type="string" calcext:value-type="string">
            <text:p>Deforestation in Indonesia: The Politics of Land Use Change Post Suharto</text:p>
          </table:table-cell>
          <table:table-cell office:value-type="string" calcext:value-type="string">
            <text:p>deforestation in indonesia: the politics of land use change post suharto</text:p>
          </table:table-cell>
          <table:table-cell office:value-type="string" calcext:value-type="string">
            <text:p>Over the past 25 years over 130 million hectares of natural forest land on our planet has been lost accelerating climate change and threatening the world�s most diverse ecosystems. Although the annual rate of global deforestation is half of what it was in the early 1990s it remains problematic in several regions of the world. Indonesia, for example, currently accounts for nearly 25% of global deforestation annually and has shown no signs of improvement. This thesis explores some of the key drivers of deforestation in Indonesia by making use of a rich dataset that tracks forest loss across eight years when Indonesia was undergoing political restructuring following the collapse of the Suharto dictatorship. Previous literature has pointed to the expansion in the number of political jurisdictions as a vehicle for increased political corruption which in turn could cause deforestation. The hypothesis is that when a new district is created there is increased competition for the sale of logging permits within a provincial wood market. This may incentivize district governments to issue more than the legal quota of permits consistent with Cournot-style competition. However, the data does not seem to line up with this argument. Instead, forest loss in Indonesia appears to be related to widespread forest fires caused by landowners for the purposes of clearing land primarily for palm oil plantations. The results from this thesis lay the groundwork for future research to focus on the determinants of growing demand for palm oil such as international trade.</text:p>
          </table:table-cell>
          <table:table-cell table:number-columns-repeated="4" office:value-type="float" office:value="0" calcext:value-type="float">
            <text:p>0</text:p>
          </table:table-cell>
          <table:table-cell table:number-columns-repeated="2" table:style-name="ce8" office:value-type="float" office:value="1" calcext:value-type="float">
            <text:p>1</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ism.ucalgary.ca</text:p>
          </table:table-cell>
          <table:table-cell office:value-type="float" office:value="2019" calcext:value-type="float">
            <text:p>2019</text:p>
          </table:table-cell>
          <table:table-cell office:value-type="string" calcext:value-type="string">
            <text:p>https://prism.ucalgary.ca/items/8b504cab-19eb-47fd-b837-ac9ed5fed86a</text:p>
          </table:table-cell>
          <table:table-cell office:value-type="string" calcext:value-type="string">
            <text:p>NA</text:p>
          </table:table-cell>
          <table:table-cell office:value-type="float" office:value="21" calcext:value-type="float">
            <text:p>21</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ttps://prism.ucalgary.ca/bitstreams/a60a1f1d-09e6-4794-bd90-d87d0c2c2048/download</text:p>
          </table:table-cell>
          <table:table-cell office:value-type="string" calcext:value-type="string">
            <text:p>https://scholar.google.com/scholar?q=related:cB39zwPaIM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0">
          <table:table-cell office:value-type="float" office:value="231" calcext:value-type="float">
            <text:p>231</text:p>
          </table:table-cell>
          <table:table-cell office:value-type="string" calcext:value-type="string">
            <text:p>paper_394</text:p>
          </table:table-cell>
          <table:table-cell office:value-type="float" office:value="246" calcext:value-type="float">
            <text:p>246</text:p>
          </table:table-cell>
          <table:table-cell office:value-type="float" office:value="4" calcext:value-type="float">
            <text:p>4</text:p>
          </table:table-cell>
          <table:table-cell office:value-type="string" calcext:value-type="string">
            <text:p>AHK Alsoul</text:p>
          </table:table-cell>
          <table:table-cell office:value-type="string" calcext:value-type="string">
            <text:p>Deforestation in Jefara Plain, Libya: Socio-economic and policy drivers (Algarabulli District case study)</text:p>
          </table:table-cell>
          <table:table-cell office:value-type="string" calcext:value-type="string">
            <text:p>deforestation in jefara plain, libya: socio-economic and policy drivers (algarabulli district case study)</text:p>
          </table:table-cell>
          <table:table-cell office:value-type="string" calcext:value-type="string">
            <text:p>Deforestation has many negative effects on the environment. In North Africa the most dramatic are a loss of habitat for wildlife, desertification, soil erosion, and climate chang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earch.proquest.com</text:p>
          </table:table-cell>
          <table:table-cell office:value-type="float" office:value="2016" calcext:value-type="float">
            <text:p>2016</text:p>
          </table:table-cell>
          <table:table-cell office:value-type="string" calcext:value-type="string">
            <text:p>https://search.proquest.com/openview/25489dc4bd79543db5fb8b79bc98d791/1?pq-origsite=gscholar&amp;cbl=18750&amp;diss=y</text:p>
          </table:table-cell>
          <table:table-cell office:value-type="string" calcext:value-type="string">
            <text:p>https://scholar.google.com/scholar?cites=1147060923777775745&amp;as_sdt=2005&amp;sciodt=0,5&amp;hl=en</text:p>
          </table:table-cell>
          <table:table-cell office:value-type="float" office:value="966" calcext:value-type="float">
            <text:p>966</text:p>
          </table:table-cell>
          <table:table-cell office:value-type="string" calcext:value-type="string">
            <text:p>BOOK</text:p>
          </table:table-cell>
          <table:table-cell table:number-columns-repeated="7" office:value-type="string" calcext:value-type="string">
            <text:p>NA</text:p>
          </table:table-cell>
          <table:table-cell office:value-type="float" office:value="4" calcext:value-type="float">
            <text:p>4</text:p>
          </table:table-cell>
          <table:table-cell office:value-type="float" office:value="0.44" calcext:value-type="float">
            <text:p>0.44</text:p>
          </table:table-cell>
          <table:table-cell office:value-type="float" office:value="4" calcext:value-type="float">
            <text:p>4</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https://research.bangor.ac.uk/portal/files/20575865/null</text:p>
          </table:table-cell>
          <table:table-cell office:value-type="string" calcext:value-type="string">
            <text:p>https://scholar.google.com/scholar?q=related:gXiBMdUt6w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0">
          <table:table-cell office:value-type="float" office:value="232" calcext:value-type="float">
            <text:p>232</text:p>
          </table:table-cell>
          <table:table-cell office:value-type="string" calcext:value-type="string">
            <text:p>paper_397</text:p>
          </table:table-cell>
          <table:table-cell office:value-type="float" office:value="247" calcext:value-type="float">
            <text:p>247</text:p>
          </table:table-cell>
          <table:table-cell office:value-type="float" office:value="1" calcext:value-type="float">
            <text:p>1</text:p>
          </table:table-cell>
          <table:table-cell office:value-type="string" calcext:value-type="string">
            <text:p>CG Malca</text:p>
          </table:table-cell>
          <table:table-cell office:value-type="string" calcext:value-type="string">
            <text:p>Deforestation in Peru: Confronting the informal practices, state capture, and collusion</text:p>
          </table:table-cell>
          <table:table-cell office:value-type="string" calcext:value-type="string">
            <text:p>deforestation in peru: confronting the informal practices, state capture, and collusion</text:p>
          </table:table-cell>
          <table:table-cell office:value-type="string" calcext:value-type="string">
            <text:p>Greater transparency and accountability of elected officials, as well as enhanced environmental management, is crucial to meeting the challenges faced by those who wish to protect the Amazon.</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U4 Brief</text:p>
          </table:table-cell>
          <table:table-cell table:number-columns-repeated="2" office:value-type="float" office:value="1" calcext:value-type="float">
            <text:p>1</text:p>
          </table:table-cell>
          <table:table-cell office:value-type="string" calcext:value-type="string">
            <text:p>open.cmi.no</text:p>
          </table:table-cell>
          <table:table-cell office:value-type="float" office:value="2024" calcext:value-type="float">
            <text:p>2024</text:p>
          </table:table-cell>
          <table:table-cell office:value-type="string" calcext:value-type="string">
            <text:p>https://open.cmi.no/cmi-xmlui/bitstream/handle/11250/3128265/Deforestation%20in%20Peru:%20Confronting%20the%20informal%20practices,%20state%20capture,%20and%20collusion?sequence=1</text:p>
          </table:table-cell>
          <table:table-cell office:value-type="string" calcext:value-type="string">
            <text:p>https://scholar.google.com/scholar?cites=1200820567228146951&amp;as_sdt=2005&amp;sciodt=0,5&amp;hl=en</text:p>
          </table:table-cell>
          <table:table-cell office:value-type="float" office:value="165" calcext:value-type="float">
            <text:p>165</text:p>
          </table:table-cell>
          <table:table-cell office:value-type="string" calcext:value-type="string">
            <text:p>PDF</text:p>
          </table:table-cell>
          <table:table-cell table:number-columns-repeated="7" office:value-type="string" calcext:value-type="string">
            <text:p>NA</text:p>
          </table:table-cell>
          <table:table-cell table:number-columns-repeated="5" office:value-type="float" office:value="1" calcext:value-type="float">
            <text:p>1</text:p>
          </table:table-cell>
          <table:table-cell office:value-type="string" calcext:value-type="string">
            <text:p>https://open.cmi.no/cmi-xmlui/bitstream/handle/11250/3128265/Deforestation%20in%20Peru:%20Confronting%20the%20informal%20practices,%20state%20capture,%20and%20collusion?sequence=1</text:p>
          </table:table-cell>
          <table:table-cell office:value-type="string" calcext:value-type="string">
            <text:p>https://scholar.google.com/scholar?q=related:B-WdlPErqh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1">
          <table:table-cell office:value-type="float" office:value="233" calcext:value-type="float">
            <text:p>233</text:p>
          </table:table-cell>
          <table:table-cell office:value-type="string" calcext:value-type="string">
            <text:p>paper_399</text:p>
          </table:table-cell>
          <table:table-cell office:value-type="float" office:value="109" calcext:value-type="float">
            <text:p>109</text:p>
          </table:table-cell>
          <table:table-cell office:value-type="float" office:value="120" calcext:value-type="float">
            <text:p>120</text:p>
          </table:table-cell>
          <table:table-cell office:value-type="string" calcext:value-type="string">
            <text:p>E Souza-Rodrigues</text:p>
          </table:table-cell>
          <table:table-cell office:value-type="string" calcext:value-type="string">
            <text:p>Deforestation in the Amazon: A unified framework for estimation and policy analysis</text:p>
          </table:table-cell>
          <table:table-cell office:value-type="string" calcext:value-type="string">
            <text:p>deforestation in the amazon: a unified framework for estimation and policy analysis</text:p>
          </table:table-cell>
          <table:table-cell office:value-type="string" calcext:value-type="string">
            <text:p>Deforestation is a matter of pressing global concern, yet surprisingly little is known about the relative efficacy of various policies designed to combat it. This article sets out a framework for measuring the cost effectiveness of alternative policies�both command-and-control and incentive-based�in the Brazilian Amazon. First, I estimate the demand for deforestation on private properties, exploiting regional variation in transportation costs as a means to recover farmers� responses to permanent policies. Here, rescaling transportation costs using local yields allows me to express changes in farmers� valuations in dollars per hectare. I then use the estimated demand to infer farmers� willingness to deforest under different counterfactual policies, such as payments to avoid deforestation and taxes on land use, along with the corresponding potential farmers� lost surpluses. The results indicate that payment programmes and land use taxes on agricultural land can be highly effective in preserving the rainforest and also be substantially less expensive than command-and-control policies (approximately 8 times less costly). A carbon tax equal to the social cost of carbon could virtually eliminate all agricultural land in the Amazon, given the low agricultural returns there.</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The Review of Economic Studi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cademic.oup.com</text:p>
          </table:table-cell>
          <table:table-cell office:value-type="float" office:value="2019" calcext:value-type="float">
            <text:p>2019</text:p>
          </table:table-cell>
          <table:table-cell office:value-type="string" calcext:value-type="string">
            <text:p>https://academic.oup.com/restud/article-abstract/86/6/2713/5232206</text:p>
          </table:table-cell>
          <table:table-cell office:value-type="string" calcext:value-type="string">
            <text:p>https://scholar.google.com/scholar?cites=7713775006197094332&amp;as_sdt=2005&amp;sciodt=0,5&amp;hl=en</text:p>
          </table:table-cell>
          <table:table-cell office:value-type="float" office:value="408" calcext:value-type="float">
            <text:p>408</text:p>
          </table:table-cell>
          <table:table-cell office:value-type="string" calcext:value-type="string">
            <text:p>NA</text:p>
          </table:table-cell>
          <table:table-cell office:value-type="string" calcext:value-type="string">
            <text:p>10.1093/restud/rdy070/30302478/rdy070</text:p>
          </table:table-cell>
          <table:table-cell table:number-columns-repeated="6" office:value-type="string" calcext:value-type="string">
            <text:p>NA</text:p>
          </table:table-cell>
          <table:table-cell office:value-type="float" office:value="120" calcext:value-type="float">
            <text:p>120</text:p>
          </table:table-cell>
          <table:table-cell office:value-type="float" office:value="20" calcext:value-type="float">
            <text:p>20</text:p>
          </table:table-cell>
          <table:table-cell office:value-type="float" office:value="120" calcext:value-type="float">
            <text:p>120</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ttps://academic.oup.com/restud/advance-article-pdf/doi/10.1093/restud/rdy070/30302478/rdy070.pdf</text:p>
          </table:table-cell>
          <table:table-cell office:value-type="string" calcext:value-type="string">
            <text:p>https://scholar.google.com/scholar?q=related:vBeqsX_VDG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table-cell office:value-type="float" office:value="234" calcext:value-type="float">
            <text:p>234</text:p>
          </table:table-cell>
          <table:table-cell office:value-type="string" calcext:value-type="string">
            <text:p>paper_4</text:p>
          </table:table-cell>
          <table:table-cell office:value-type="float" office:value="10" calcext:value-type="float">
            <text:p>10</text:p>
          </table:table-cell>
          <table:table-cell office:value-type="float" office:value="22" calcext:value-type="float">
            <text:p>22</text:p>
          </table:table-cell>
          <table:table-cell office:value-type="string" calcext:value-type="string">
            <text:p>J. Njeru</text:p>
          </table:table-cell>
          <table:table-cell office:value-type="string" calcext:value-type="string">
            <text:p>'Defying' democratization and environmental protection in Kenya: The case of Karura Forest reserve in Nairobi</text:p>
          </table:table-cell>
          <table:table-cell office:value-type="string" calcext:value-type="string">
            <text:p>'defying' democratization and environmental protection in kenya: the case of karura forest reserve in nairobi</text:p>
          </table:table-cell>
          <table:table-cell office:value-type="string" calcext:value-type="string">
            <text:p>It had been assumed that the rise of multipartyism in sub-Saharan Africa in the late 1980s and 1990s would necessarily lead to better environmental management. Limited studies, mostly based on experiences in�southern Africa, suggest that the relationship between the environment and democratization in sub-Saharan Africa still remains an open question. Furthermore, democratization in sub-Saharan Africa has coincided with the implementation of neoliberal-inspired economic adjustment programs. So far, most discussions of the environmental effects of democratization in the region reflect studies of democratization and neoliberalization which tend to treat the two processes separately, failing to recognize their complex interconnections, both in their material and discursive dimensions. This paper is, therefore, an effort to broaden the discussion of the interactions between democratization and the environment in sub-Saharan Africa. Accordingly, the paper investigates the change in the protection of Karura Forest, a key public forest reserve in Nairobi, Kenya, during a period of multi-party politics and election and neoliberal economic reforms in the country in the early 1990s. The paper uses the urban political ecology perspective to help tease out the interactions between democratization and the environment, and highlights how neoliberalism may complicate those interactions. Ultimately, this paper supports cautionary observations about the environmental effects of democratization in sub-Saharan Africa.</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Political Geography</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10" calcext:value-type="float">
            <text:p>2010</text:p>
          </table:table-cell>
          <table:table-cell office:value-type="string" calcext:value-type="string">
            <text:p>https://api.elsevier.com/content/article/eid/1-s2.0-S0962629810001332</text:p>
          </table:table-cell>
          <table:table-cell office:value-type="string" calcext:value-type="string">
            <text:p>https://www.scopus.com/inward/citedby.uri?partnerID=HzOxMe3b&amp;scp=77956647914&amp;origin=inward</text:p>
          </table:table-cell>
          <table:table-cell office:value-type="float" office:value="35" calcext:value-type="float">
            <text:p>35</text:p>
          </table:table-cell>
          <table:table-cell office:value-type="string" calcext:value-type="string">
            <text:p>Article</text:p>
          </table:table-cell>
          <table:table-cell office:value-type="string" calcext:value-type="string">
            <text:p>10.1016/j.polgeo.2010.07.003</text:p>
          </table:table-cell>
          <table:table-cell office:value-type="string" calcext:value-type="string">
            <text:p>0962-6298</text:p>
          </table:table-cell>
          <table:table-cell office:value-type="string" calcext:value-type="string">
            <text:p>https://api.elsevier.com/content/abstract/scopus_id/77956647914</text:p>
          </table:table-cell>
          <table:table-cell office:value-type="float" office:value="29" calcext:value-type="float">
            <text:p>29</text:p>
          </table:table-cell>
          <table:table-cell office:value-type="float" office:value="6" calcext:value-type="float">
            <text:p>6</text:p>
          </table:table-cell>
          <table:table-cell office:value-type="float" office:value="333" calcext:value-type="float">
            <text:p>333</text:p>
          </table:table-cell>
          <table:table-cell office:value-type="float" office:value="342" calcext:value-type="float">
            <text:p>342</text:p>
          </table:table-cell>
          <table:table-cell office:value-type="float" office:value="22" calcext:value-type="float">
            <text:p>22</text:p>
          </table:table-cell>
          <table:table-cell office:value-type="float" office:value="1.47" calcext:value-type="float">
            <text:p>1.47</text:p>
          </table:table-cell>
          <table:table-cell office:value-type="float" office:value="22" calcext:value-type="float">
            <text:p>22</text:p>
          </table:table-cell>
          <table:table-cell office:value-type="float" office:value="1" calcext:value-type="float">
            <text:p>1</text:p>
          </table:table-cell>
          <table:table-cell office:value-type="float" office:value="15" calcext:value-type="float">
            <text:p>15</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7">
          <table:table-cell office:value-type="float" office:value="235" calcext:value-type="float">
            <text:p>235</text:p>
          </table:table-cell>
          <table:table-cell office:value-type="string" calcext:value-type="string">
            <text:p>paper_41</text:p>
          </table:table-cell>
          <table:table-cell office:value-type="float" office:value="77" calcext:value-type="float">
            <text:p>77</text:p>
          </table:table-cell>
          <table:table-cell office:value-type="float" office:value="12" calcext:value-type="float">
            <text:p>12</text:p>
          </table:table-cell>
          <table:table-cell office:value-type="string" calcext:value-type="string">
            <text:p>A Sen</text:p>
          </table:table-cell>
          <table:table-cell office:value-type="string" calcext:value-type="string">
            <text:p>A political ecology of forest conservation in India: Communities, wildlife and the state</text:p>
          </table:table-cell>
          <table:table-cell office:value-type="string" calcext:value-type="string">
            <text:p>a political ecology of forest conservation in india: communities, wildlife and the state</text:p>
          </table:table-cell>
          <table:table-cell office:value-type="string" calcext:value-type="string">
            <text:p>This book critically explores the political ecology of human marginalization, wildlife conservation and the role of the state in politicizing conservation frameworks, drawing on examples from forests in India.</text:p>
            <text:p/>
            <text:p>The book specifically demonstrates the nuances within human-environmental linkages, by showing how environmental concerns are not only ecological in content but also political. In India a large part of the forests and their surrounding areas were inhabited far before they were designated as protected areas and inviolate zones, with the local population reliant on forests for their survival and livelihoods. Thus, socioecological conflicts between the forest dependents and official state bodies have been widespread. This book uses a political ecology lens to explore the complex interplay between current norms of forest conservation and environmental subjectivities, illustrating contemporary articulation of forest rights and the complex mediations between forest dependents and different state and non-state bodies in designing and implementing regulatory standards for wildlife and forest protection. It foregrounds the issues of identity, migration and cultural politics while discussing the politics of conservation. Through a political ecology approach, the book not only is human-centric but also makes significant use of the role of non-humans in foregrounding the conservation discourse, with a particular focus on tiger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taylorfrancis.com</text:p>
          </table:table-cell>
          <table:table-cell office:value-type="float" office:value="2021" calcext:value-type="float">
            <text:p>2021</text:p>
          </table:table-cell>
          <table:table-cell office:value-type="string" calcext:value-type="string">
            <text:p>https://www.taylorfrancis.com/books/mono/10.4324/9781003007852/political-ecology-forest-conservation-india-amrita-sen</text:p>
          </table:table-cell>
          <table:table-cell office:value-type="string" calcext:value-type="string">
            <text:p>https://scholar.google.com/scholar?cites=8046419711092234335&amp;as_sdt=2005&amp;sciodt=0,5&amp;hl=en</text:p>
          </table:table-cell>
          <table:table-cell office:value-type="float" office:value="628" calcext:value-type="float">
            <text:p>628</text:p>
          </table:table-cell>
          <table:table-cell office:value-type="string" calcext:value-type="string">
            <text:p>BOOK</text:p>
          </table:table-cell>
          <table:table-cell office:value-type="string" calcext:value-type="string">
            <text:p>10.4324/9781003007852</text:p>
          </table:table-cell>
          <table:table-cell table:number-columns-repeated="6" office:value-type="string" calcext:value-type="string">
            <text:p>NA</text:p>
          </table:table-cell>
          <table:table-cell office:value-type="float" office:value="12" calcext:value-type="float">
            <text:p>12</text:p>
          </table:table-cell>
          <table:table-cell office:value-type="float" office:value="3" calcext:value-type="float">
            <text:p>3</text:p>
          </table:table-cell>
          <table:table-cell office:value-type="float" office:value="12" calcext:value-type="float">
            <text:p>12</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driedfishmatters.org/dfm/wp-content/uploads/2023/01/9781003007852_previewpdf.pdf</text:p>
          </table:table-cell>
          <table:table-cell office:value-type="string" calcext:value-type="string">
            <text:p>https://scholar.google.com/scholar?q=related:X5hacRigqm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2">
          <table:table-cell office:value-type="float" office:value="236" calcext:value-type="float">
            <text:p>236</text:p>
          </table:table-cell>
          <table:table-cell office:value-type="string" calcext:value-type="string">
            <text:p>paper_410</text:p>
          </table:table-cell>
          <table:table-cell office:value-type="float" office:value="248" calcext:value-type="float">
            <text:p>248</text:p>
          </table:table-cell>
          <table:table-cell office:value-type="float" office:value="1" calcext:value-type="float">
            <text:p>1</text:p>
          </table:table-cell>
          <table:table-cell office:value-type="string" calcext:value-type="string">
            <text:p>AK Saxena</text:p>
          </table:table-cell>
          <table:table-cell office:value-type="string" calcext:value-type="string">
            <text:p>Deforestation, causes and sustainable solutions with reference to India</text:p>
          </table:table-cell>
          <table:table-cell office:value-type="string" calcext:value-type="string">
            <text:p>deforestation, causes and sustainable solutions with reference to india</text:p>
          </table:table-cell>
          <table:table-cell office:value-type="string" calcext:value-type="string">
            <text:p>This thesis develops a system dynamics simulation model of the deforestation process. It focuses on two measures of deforestation that must be considered simultaneous! y, total forest area (TFA) a geophysical measure and forest biomass (FBM) a biophysical measure. The thesis argues that deforestation is a complex and dynamic process and should therefore be examined with an integrated approach that takes into account the interrelatedness of various elements especially those between the forest sector and other impacting sectors. A system of forests, and four other sectors--agriculture, energy, socio-economic, and livestock--that compete for forest land or forest produce is developed. The process of deforestation is seen in terms of dynamic interaction between all five sectors of the model. Initially, a simple-forest sector only, model is developed to familiarize the reader with the usage of system dynamics concepts. The model is enhanced and expanded to incorporate the remaining four sectors. Three versions of the multi-sector model are developed. Model A is based only on the biophysical flows of interactions, Model B, includes the market responses in addition to the biophysical linkages, and Model C, which in addition to the biophysical and market linkages, also incorporates dynamic functions. Model C is validated by comparing the simulated behaviors of key elements such as forest area, population, livestock number, non-commercial energy consumption, agriculture productivity, and agriculture production, with data for India. Sensitivity analyses examine the impacts of non-forestry policies on deforestation, and explore policies that may sustain forests in India. The simulation results show that if present trends in policies to ameliorate deforestation remain unchanged the depletion of forests in India will continue and within next two decades India will be completely deforested in terms of its biomass. The most important insight obtained from these results is that policies focusing exclusively on the forestry sector will not be sufficient to sustain forests; it is essential to develop supporting policies in the other interacting sectors. Moreover, the results suggest that complete reliance on market forces will not yield sustainability because of the lack of well functioning forestry markets, the operation of non-market incentives, and the slow response times in forestry investments in India. Only a combination of forest sector polices with supporting policies in all other sectors that impact on the forestry sector can prevent deforestation and yield sustainable forestry development.</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utoronto.scholaris.ca</text:p>
          </table:table-cell>
          <table:table-cell office:value-type="float" office:value="1997" calcext:value-type="float">
            <text:p>1997</text:p>
          </table:table-cell>
          <table:table-cell office:value-type="string" calcext:value-type="string">
            <text:p>https://utoronto.scholaris.ca/items/894a0113-bcf0-4f77-afa8-b7708e5beddd</text:p>
          </table:table-cell>
          <table:table-cell office:value-type="string" calcext:value-type="string">
            <text:p>https://scholar.google.com/scholar?cites=3830505956608003836&amp;as_sdt=2005&amp;sciodt=0,5&amp;hl=en</text:p>
          </table:table-cell>
          <table:table-cell office:value-type="float" office:value="800" calcext:value-type="float">
            <text:p>800</text:p>
          </table:table-cell>
          <table:table-cell table:number-columns-repeated="8" office:value-type="string" calcext:value-type="string">
            <text:p>NA</text:p>
          </table:table-cell>
          <table:table-cell office:value-type="float" office:value="1" calcext:value-type="float">
            <text:p>1</text:p>
          </table:table-cell>
          <table:table-cell office:value-type="float" office:value="0.04" calcext:value-type="float">
            <text:p>0.04</text:p>
          </table:table-cell>
          <table:table-cell table:number-columns-repeated="2" office:value-type="float" office:value="1" calcext:value-type="float">
            <text:p>1</text:p>
          </table:table-cell>
          <table:table-cell office:value-type="float" office:value="28" calcext:value-type="float">
            <text:p>28</text:p>
          </table:table-cell>
          <table:table-cell office:value-type="string" calcext:value-type="string">
            <text:p>https://utoronto.scholaris.ca/bitstreams/c28d1c0a-0cbb-4365-9f7b-e1c68aa2d379/download</text:p>
          </table:table-cell>
          <table:table-cell office:value-type="string" calcext:value-type="string">
            <text:p>https://scholar.google.com/scholar?q=related:_E6jZd-wKD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3">
          <table:table-cell office:value-type="float" office:value="237" calcext:value-type="float">
            <text:p>237</text:p>
          </table:table-cell>
          <table:table-cell office:value-type="string" calcext:value-type="string">
            <text:p>paper_411</text:p>
          </table:table-cell>
          <table:table-cell office:value-type="float" office:value="249" calcext:value-type="float">
            <text:p>249</text:p>
          </table:table-cell>
          <table:table-cell office:value-type="float" office:value="109" calcext:value-type="float">
            <text:p>109</text:p>
          </table:table-cell>
          <table:table-cell office:value-type="string" calcext:value-type="string">
            <text:p>LE Andersen, EJ Reis</text:p>
          </table:table-cell>
          <table:table-cell office:value-type="string" calcext:value-type="string">
            <text:p>Deforestation, development, and government policy in the Brazilian Amazon: an econometric analysis</text:p>
          </table:table-cell>
          <table:table-cell office:value-type="string" calcext:value-type="string">
            <text:p>deforestation, development, and government policy in the brazilian amazon: an econometric analysis</text:p>
          </table:table-cell>
          <table:table-cell office:value-type="string" calcext:value-type="string">
            <text:p>This paper develops a model of deforestation and economic development in the Amazon. It is based on the determinants of demand for agricultural land, i.e. on the interactions between population dynamics, urbanization and the growth of local markets, land prices, and government policies. The model is estimated using a panel data set covering 316 municipalities in the Brazilian Amazon during the period 1970/85. The model is used to evaluate the effects of different policy instruments. The trade-off between economic growth and deforestation is shown to be quite good for subsidized credit but very bad for new road building.</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econstor.eu</text:p>
          </table:table-cell>
          <table:table-cell office:value-type="float" office:value="2015" calcext:value-type="float">
            <text:p>2015</text:p>
          </table:table-cell>
          <table:table-cell office:value-type="string" calcext:value-type="string">
            <text:p>https://www.econstor.eu/handle/10419/220158</text:p>
          </table:table-cell>
          <table:table-cell office:value-type="string" calcext:value-type="string">
            <text:p>https://scholar.google.com/scholar?cites=17178355356701543121&amp;as_sdt=2005&amp;sciodt=0,5&amp;hl=en</text:p>
          </table:table-cell>
          <table:table-cell office:value-type="float" office:value="387" calcext:value-type="float">
            <text:p>387</text:p>
          </table:table-cell>
          <table:table-cell table:number-columns-repeated="8" office:value-type="string" calcext:value-type="string">
            <text:p>NA</text:p>
          </table:table-cell>
          <table:table-cell office:value-type="float" office:value="109" calcext:value-type="float">
            <text:p>109</text:p>
          </table:table-cell>
          <table:table-cell office:value-type="float" office:value="10.9" calcext:value-type="float">
            <text:p>10.9</text:p>
          </table:table-cell>
          <table:table-cell office:value-type="float" office:value="55" calcext:value-type="float">
            <text:p>55</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https://www.econstor.eu/bitstream/10419/220158/1/dp_069.pdf</text:p>
          </table:table-cell>
          <table:table-cell office:value-type="string" calcext:value-type="string">
            <text:p>https://scholar.google.com/scholar?q=related:0cqfnS7HZe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8">
          <table:table-cell office:value-type="float" office:value="238" calcext:value-type="float">
            <text:p>238</text:p>
          </table:table-cell>
          <table:table-cell office:value-type="string" calcext:value-type="string">
            <text:p>paper_412</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K Puzon</text:p>
          </table:table-cell>
          <table:table-cell office:value-type="string" calcext:value-type="string">
            <text:p>Deforestation, economic prosperity, and political institutions in East Asia and the Pacific</text:p>
          </table:table-cell>
          <table:table-cell office:value-type="string" calcext:value-type="string">
            <text:p>deforestation, economic prosperity, and political institutions in east asia and the pacific</text:p>
          </table:table-cell>
          <table:table-cell office:value-type="string" calcext:value-type="string">
            <text:p>By examining annual data (1994�2003) for 15 countries from East Asia and the Pacific, this study provides an analysis of the effects of political institutions and other socioeconomic factors on deforestation. Results show that economic prosperity does not automatically cause higher environmental quality. Furthermore, it was found that population growth and agricultural sector growth worsen deforestation. In contrast, openness to international trade was observed to reduce deforestation. More importantly, greater political freedom was associated with poorer environmental quality. As in Olson�s theory, in the presence of powerful special interest groups, policies might fall short of improving environmental regulation. Added to this is the presence of myopic voters which may impede the progress of environmental programmes.</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International Journal of Green Economics</text:p>
          </table:table-cell>
          <table:table-cell table:number-columns-repeated="2" office:value-type="float" office:value="1" calcext:value-type="float">
            <text:p>1</text:p>
          </table:table-cell>
          <table:table-cell office:value-type="string" calcext:value-type="string">
            <text:p>inderscienceonline.com</text:p>
          </table:table-cell>
          <table:table-cell office:value-type="float" office:value="2011" calcext:value-type="float">
            <text:p>2011</text:p>
          </table:table-cell>
          <table:table-cell office:value-type="string" calcext:value-type="string">
            <text:p>https://www.inderscienceonline.com/doi/abs/10.1504/IJGE.2011.044236</text:p>
          </table:table-cell>
          <table:table-cell office:value-type="string" calcext:value-type="string">
            <text:p>https://scholar.google.com/scholar?cites=12987691675535034106&amp;as_sdt=2005&amp;sciodt=0,5&amp;hl=en</text:p>
          </table:table-cell>
          <table:table-cell office:value-type="float" office:value="115" calcext:value-type="float">
            <text:p>115</text:p>
          </table:table-cell>
          <table:table-cell office:value-type="string" calcext:value-type="string">
            <text:p>NA</text:p>
          </table:table-cell>
          <table:table-cell office:value-type="string" calcext:value-type="string">
            <text:p>10.1504/IJGE.2011.044236</text:p>
          </table:table-cell>
          <table:table-cell table:number-columns-repeated="6" office:value-type="string" calcext:value-type="string">
            <text:p>NA</text:p>
          </table:table-cell>
          <table:table-cell office:value-type="float" office:value="1" calcext:value-type="float">
            <text:p>1</text:p>
          </table:table-cell>
          <table:table-cell office:value-type="float" office:value="0.07" calcext:value-type="float">
            <text:p>0.07</text:p>
          </table:table-cell>
          <table:table-cell table:number-columns-repeated="2" office:value-type="float" office:value="1" calcext:value-type="float">
            <text:p>1</text:p>
          </table:table-cell>
          <table:table-cell office:value-type="float" office:value="14" calcext:value-type="float">
            <text:p>14</text:p>
          </table:table-cell>
          <table:table-cell office:value-type="string" calcext:value-type="string">
            <text:p>NA</text:p>
          </table:table-cell>
          <table:table-cell office:value-type="string" calcext:value-type="string">
            <text:p>https://scholar.google.com/scholar?q=related:-kaQZMSMPb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0">
          <table:table-cell office:value-type="float" office:value="239" calcext:value-type="float">
            <text:p>239</text:p>
          </table:table-cell>
          <table:table-cell office:value-type="string" calcext:value-type="string">
            <text:p>paper_414</text:p>
          </table:table-cell>
          <table:table-cell office:value-type="float" office:value="251" calcext:value-type="float">
            <text:p>251</text:p>
          </table:table-cell>
          <table:table-cell office:value-type="float" office:value="41" calcext:value-type="float">
            <text:p>41</text:p>
          </table:table-cell>
          <table:table-cell office:value-type="string" calcext:value-type="string">
            <text:p>G Lang</text:p>
          </table:table-cell>
          <table:table-cell office:value-type="string" calcext:value-type="string">
            <text:p>Deforestation, floods, and state reactions in China and Thailand</text:p>
          </table:table-cell>
          <table:table-cell office:value-type="string" calcext:value-type="string">
            <text:p>deforestation, floods, and state reactions in china and thailand</text:p>
          </table:table-cell>
          <table:table-cell office:value-type="string" calcext:value-type="string">
            <text:p>… Not facing periodic elections, the regime could afford to take a long-term view of policies to … Reforestation and forest conservation were periodically disrupted by political campaigns, …</text:p>
          </table:table-cell>
          <table:table-cell table:number-columns-repeated="4" office:value-type="float" office:value="0" calcext:value-type="float">
            <text:p>0</text:p>
          </table:table-cell>
          <table:table-cell table:number-columns-repeated="2" table:style-name="ce8" office:value-type="float" office:value="1" calcext:value-type="float">
            <text:p>1</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cityu.edu.hk</text:p>
          </table:table-cell>
          <table:table-cell office:value-type="float" office:value="2002" calcext:value-type="float">
            <text:p>2002</text:p>
          </table:table-cell>
          <table:table-cell office:value-type="string" calcext:value-type="string">
            <text:p>https://www.cityu.edu.hk/searc/Resources/Paper/WP21_02_Lang.pdf</text:p>
          </table:table-cell>
          <table:table-cell office:value-type="string" calcext:value-type="string">
            <text:p>https://scholar.google.com/scholar?cites=16928060903038711361&amp;as_sdt=2005&amp;sciodt=0,5&amp;hl=en</text:p>
          </table:table-cell>
          <table:table-cell office:value-type="float" office:value="142" calcext:value-type="float">
            <text:p>142</text:p>
          </table:table-cell>
          <table:table-cell office:value-type="string" calcext:value-type="string">
            <text:p>BOOK</text:p>
          </table:table-cell>
          <table:table-cell table:number-columns-repeated="7" office:value-type="string" calcext:value-type="string">
            <text:p>NA</text:p>
          </table:table-cell>
          <table:table-cell office:value-type="float" office:value="41" calcext:value-type="float">
            <text:p>41</text:p>
          </table:table-cell>
          <table:table-cell office:value-type="float" office:value="1.78" calcext:value-type="float">
            <text:p>1.78</text:p>
          </table:table-cell>
          <table:table-cell office:value-type="float" office:value="41" calcext:value-type="float">
            <text:p>41</text:p>
          </table:table-cell>
          <table:table-cell office:value-type="float" office:value="1" calcext:value-type="float">
            <text:p>1</text:p>
          </table:table-cell>
          <table:table-cell office:value-type="float" office:value="23" calcext:value-type="float">
            <text:p>23</text:p>
          </table:table-cell>
          <table:table-cell office:value-type="string" calcext:value-type="string">
            <text:p>https://www.cityu.edu.hk/searc/Resources/Paper/WP21_02_Lang.pdf</text:p>
          </table:table-cell>
          <table:table-cell office:value-type="string" calcext:value-type="string">
            <text:p>https://scholar.google.com/scholar?q=related:QfbM3bON7O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table-cell office:value-type="float" office:value="240" calcext:value-type="float">
            <text:p>240</text:p>
          </table:table-cell>
          <table:table-cell office:value-type="string" calcext:value-type="string">
            <text:p>paper_415</text:p>
          </table:table-cell>
          <table:table-cell office:value-type="float" office:value="252" calcext:value-type="float">
            <text:p>252</text:p>
          </table:table-cell>
          <table:table-cell office:value-type="float" office:value="7" calcext:value-type="float">
            <text:p>7</text:p>
          </table:table-cell>
          <table:table-cell office:value-type="string" calcext:value-type="string">
            <text:p>M Tanner, L Ratzke</text:p>
          </table:table-cell>
          <table:table-cell office:value-type="string" calcext:value-type="string">
            <text:p>Deforestation, Institutions, and Property Rights: Evidence from land titling to indigenous peoples and local communities in Ecuador</text:p>
          </table:table-cell>
          <table:table-cell office:value-type="string" calcext:value-type="string">
            <text:p>deforestation, institutions, and property rights: evidence from land titling to indigenous peoples and local communities in ecuador</text:p>
          </table:table-cell>
          <table:table-cell office:value-type="string" calcext:value-type="string">
            <text:p>Deforestation is a matter of pressing global concern, contributing to declining ecosystem services, biodiversity loss, and ultimately climate change through growing emissions. We evaluate the effect of assigning property rights to indigenous peoples and local communities (IPLCs) in coastal Ecuador on deforestation and the role polycentric institutions play in policy effectiveness. Informed by a theoretical model, we employ causal methods to 1) evaluate changes in forest coverage for the first 12 years of policy adoption, and 2) evaluate the effect of the presence of non-governmental organizations (NGOs) on policy permanence. We find that assigning property rights to IPLCs significantly decreases mangrove deforestation and that the presence of NGOs funded by foreign aid significantly increases the probability of policy adoption and permanence. We assess the positive development implications of the policy concerning local fisheries provisioning and the role of international aid in achieving environmental outcomes. Our work highlights the importance of IPLCs and civil society as actors for sustainable land stewardship in future climate policy.</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scioteca.caf.com</text:p>
          </table:table-cell>
          <table:table-cell office:value-type="float" office:value="2022" calcext:value-type="float">
            <text:p>2022</text:p>
          </table:table-cell>
          <table:table-cell office:value-type="string" calcext:value-type="string">
            <text:p>https://scioteca.caf.com/handle/123456789/1995</text:p>
          </table:table-cell>
          <table:table-cell office:value-type="string" calcext:value-type="string">
            <text:p>https://scholar.google.com/scholar?cites=9921629951209724612&amp;as_sdt=2005&amp;sciodt=0,5&amp;hl=en</text:p>
          </table:table-cell>
          <table:table-cell office:value-type="float" office:value="538" calcext:value-type="float">
            <text:p>538</text:p>
          </table:table-cell>
          <table:table-cell table:number-columns-repeated="8" office:value-type="string" calcext:value-type="string">
            <text:p>NA</text:p>
          </table:table-cell>
          <table:table-cell office:value-type="float" office:value="7" calcext:value-type="float">
            <text:p>7</text:p>
          </table:table-cell>
          <table:table-cell office:value-type="float" office:value="2.33" calcext:value-type="float">
            <text:p>2.33</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ttps://scioteca.caf.com/bitstream/handle/123456789/1995/Deforestation,%20Institutions,%20and%20Property%20Rights_Evidence%20from%20land%20titling%20to%20indigenous%20peoples%20and%20local%20communities%20in%20Ecuador.pdf?sequence=1</text:p>
          </table:table-cell>
          <table:table-cell office:value-type="string" calcext:value-type="string">
            <text:p>https://scholar.google.com/scholar?q=related:xFq7ot-1sI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7">
          <table:table-cell office:value-type="float" office:value="241" calcext:value-type="float">
            <text:p>241</text:p>
          </table:table-cell>
          <table:table-cell office:value-type="string" calcext:value-type="string">
            <text:p>paper_418</text:p>
          </table:table-cell>
          <table:table-cell office:value-type="float" office:value="253" calcext:value-type="float">
            <text:p>253</text:p>
          </table:table-cell>
          <table:table-cell office:value-type="float" office:value="2" calcext:value-type="float">
            <text:p>2</text:p>
          </table:table-cell>
          <table:table-cell office:value-type="string" calcext:value-type="string">
            <text:p>ポウデルナラヤン ラジャ</text:p>
          </table:table-cell>
          <table:table-cell office:value-type="string" calcext:value-type="string">
            <text:p>Deforestation, reforestation and community forest management in Nepal</text:p>
          </table:table-cell>
          <table:table-cell office:value-type="string" calcext:value-type="string">
            <text:p>deforestation, reforestation and community forest management in nepal</text:p>
          </table:table-cell>
          <table:table-cell office:value-type="string" calcext:value-type="string">
            <text:p>Forest resources are considered as an integral part of the livelihood of the citizens in</text:p>
            <text:p>developing countries. However, deforestation has been taking place in these countries for</text:p>
            <text:p>several decades. Owing to the limited capacity of governments, there is a high likelihood that</text:p>
            <text:p>the governments cannot ensure the efficiency in protection and allocation of the natural</text:p>
            <text:p>resources such as forests in developing countries. An alternative management regime,</text:p>
            <text:p>community management, is introduced to combat the problems associated with natural conservation.</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aseda.repo.nii.ac.jp</text:p>
          </table:table-cell>
          <table:table-cell office:value-type="float" office:value="2012" calcext:value-type="float">
            <text:p>2012</text:p>
          </table:table-cell>
          <table:table-cell office:value-type="string" calcext:value-type="string">
            <text:p>https://waseda.repo.nii.ac.jp/record/25836/files/AjiaTaiheiyoKenkyukaRonshu_24_Poudel.pdf</text:p>
          </table:table-cell>
          <table:table-cell office:value-type="string" calcext:value-type="string">
            <text:p>https://scholar.google.com/scholar?cites=13111244374672183462&amp;as_sdt=2005&amp;sciodt=0,5&amp;hl=en</text:p>
          </table:table-cell>
          <table:table-cell office:value-type="float" office:value="504" calcext:value-type="float">
            <text:p>504</text:p>
          </table:table-cell>
          <table:table-cell office:value-type="string" calcext:value-type="string">
            <text:p>PDF</text:p>
          </table:table-cell>
          <table:table-cell table:number-columns-repeated="7" office:value-type="string" calcext:value-type="string">
            <text:p>NA</text:p>
          </table:table-cell>
          <table:table-cell office:value-type="float" office:value="2" calcext:value-type="float">
            <text:p>2</text:p>
          </table:table-cell>
          <table:table-cell office:value-type="float" office:value="0.15" calcext:value-type="float">
            <text:p>0.15</text:p>
          </table:table-cell>
          <table:table-cell office:value-type="float" office:value="2" calcext:value-type="float">
            <text:p>2</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https://waseda.repo.nii.ac.jp/record/25836/files/AjiaTaiheiyoKenkyukaRonshu_24_Poudel.pdf</text:p>
          </table:table-cell>
          <table:table-cell office:value-type="string" calcext:value-type="string">
            <text:p>https://scholar.google.com/scholar?q=related:ppCs20p_9L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3">
          <table:table-cell office:value-type="float" office:value="242" calcext:value-type="float">
            <text:p>242</text:p>
          </table:table-cell>
          <table:table-cell office:value-type="string" calcext:value-type="string">
            <text:p>paper_42</text:p>
          </table:table-cell>
          <table:table-cell office:value-type="float" office:value="190" calcext:value-type="float">
            <text:p>190</text:p>
          </table:table-cell>
          <table:table-cell office:value-type="float" office:value="40" calcext:value-type="float">
            <text:p>40</text:p>
          </table:table-cell>
          <table:table-cell office:value-type="string" calcext:value-type="string">
            <text:p>F.M. Pelicice</text:p>
          </table:table-cell>
          <table:table-cell office:value-type="string" calcext:value-type="string">
            <text:p>A political tsunami hits Amazon conservation</text:p>
          </table:table-cell>
          <table:table-cell office:value-type="string" calcext:value-type="string">
            <text:p>a political tsunami hits amazon conservation</text:p>
          </table:table-cell>
          <table:table-cell office:value-type="string" calcext:value-type="string">
            <text:p>The history of conservation of the Amazon can be viewed as a war involving many battles with interests in agribusiness on one side and in biodiversity conservation and sustainability on the other side. Trends in large?scale deforestation in the 1970s spurred a series of policies, stakeholder alliances and international and grass?roots movements, which decades later led to the establishment of protected areas and interventions in soy and beef supply chains of agribusiness. Together, these advances epitomized a conservation framework for the Amazon, which at one point nearly curbed deforestation in the Brazilian Amazon, although it included very few protections for freshwater ecosystems.</text:p>
            <text:p>While those conservation advances were taking place, however, a series of policy changes started to undermine them through expansions in deforestation, river regulation and mining activities. The election of Brazil's President Jair Bolsonaro in 2019 then hit the Amazon conservation framework much like a tsunami of policy setbacks and the re?establishment of the economic policies that sparked the Amazon war in the past.</text:p>
            <text:p>The current trajectory is one of large?scale degradation of Amazonian ecosystems and biodiversity with consequent impacts on local people. Because freshwater ecosystems are highly sensitive to human activities on water and on land, these growing impacts are particularly large.</text:p>
            <text:p>It is too early to know, but four decades of institutional and policy developments to conserve the Brazilian Amazon may soon be pushed past the point from which they will be able to recover. Four conditions will be pivotal to allowing the Amazon conservation framework to recoup: (a) the end of Bolsonaro�s mandate in 2022 or earlier; (b) remobilization of stakeholders; (c) investments in environmental research, policy and multiple collaborations; and (d) moving conservation beyond terrestrial landscapes to also encompass freshwater ecosystems and their peopl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Aquatic Conservation: Marine and Freshwater Ecosystem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21" calcext:value-type="float">
            <text:p>2021</text:p>
          </table:table-cell>
          <table:table-cell office:value-type="string" calcext:value-type="string">
            <text:p>https://www.scopus.com/inward/record.uri?partnerID=HzOxMe3b&amp;scp=85103199143&amp;origin=inward</text:p>
          </table:table-cell>
          <table:table-cell office:value-type="string" calcext:value-type="string">
            <text:p>https://www.scopus.com/inward/citedby.uri?partnerID=HzOxMe3b&amp;scp=85103199143&amp;origin=inward</text:p>
          </table:table-cell>
          <table:table-cell office:value-type="float" office:value="8" calcext:value-type="float">
            <text:p>8</text:p>
          </table:table-cell>
          <table:table-cell office:value-type="string" calcext:value-type="string">
            <text:p>Article</text:p>
          </table:table-cell>
          <table:table-cell office:value-type="string" calcext:value-type="string">
            <text:p>10.1002/aqc.3565</text:p>
          </table:table-cell>
          <table:table-cell office:value-type="string" calcext:value-type="string">
            <text:p>1052-7613</text:p>
          </table:table-cell>
          <table:table-cell office:value-type="string" calcext:value-type="string">
            <text:p>https://api.elsevier.com/content/abstract/scopus_id/85103199143</text:p>
          </table:table-cell>
          <table:table-cell office:value-type="float" office:value="31" calcext:value-type="float">
            <text:p>31</text:p>
          </table:table-cell>
          <table:table-cell office:value-type="float" office:value="5" calcext:value-type="float">
            <text:p>5</text:p>
          </table:table-cell>
          <table:table-cell office:value-type="float" office:value="1221" calcext:value-type="float">
            <text:p>1221</text:p>
          </table:table-cell>
          <table:table-cell office:value-type="float" office:value="1229" calcext:value-type="float">
            <text:p>1229</text:p>
          </table:table-cell>
          <table:table-cell office:value-type="float" office:value="40" calcext:value-type="float">
            <text:p>40</text:p>
          </table:table-cell>
          <table:table-cell office:value-type="float" office:value="10" calcext:value-type="float">
            <text:p>10</text:p>
          </table:table-cell>
          <table:table-cell office:value-type="float" office:value="40" calcext:value-type="float">
            <text:p>40</text:p>
          </table:table-cell>
          <table:table-cell office:value-type="float" office:value="1" calcext:value-type="float">
            <text:p>1</text:p>
          </table:table-cell>
          <table:table-cell office:value-type="float" office:value="4" calcext:value-type="float">
            <text:p>4</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53">
          <table:table-cell office:value-type="float" office:value="243" calcext:value-type="float">
            <text:p>243</text:p>
          </table:table-cell>
          <table:table-cell office:value-type="string" calcext:value-type="string">
            <text:p>paper_422</text:p>
          </table:table-cell>
          <table:table-cell office:value-type="float" office:value="254" calcext:value-type="float">
            <text:p>254</text:p>
          </table:table-cell>
          <table:table-cell office:value-type="float" office:value="2" calcext:value-type="float">
            <text:p>2</text:p>
          </table:table-cell>
          <table:table-cell office:value-type="string" calcext:value-type="string">
            <text:p>R López, GI Galinato</text:p>
          </table:table-cell>
          <table:table-cell office:value-type="string" calcext:value-type="string">
            <text:p>Deforestation-induced carbon dioxide emissions in tropical countries: How do governance and trade openness affect the emissions-income relationship</text:p>
          </table:table-cell>
          <table:table-cell office:value-type="string" calcext:value-type="string">
            <text:p>deforestation-induced carbon dioxide emissions in tropical countries: how do governance and trade openness affect the emissions-income relationship</text:p>
          </table:table-cell>
          <table:table-cell office:value-type="string" calcext:value-type="string">
            <text:p>A significant part of greenhouse gas (GHG) emissions in developing countries is associated with land use changes. This is in contrast to developed countries, where most GHG emissions originate in the industrial and transportation sectors. Forest conversion to agriculture as well as to other uses is among the most important sources of GHG caused by changes in land use, especially in tropical forest-rich countries. Tropical forests retain large volumes of biomass per hectare. As trees grow, they absorb carbon dioxide from the atmosphere, which is later released as trees die and decompose. This natural cycle maintains a degree of equilibrium in mature forest ecosystems resulting in about zero net emissions. Land clearing, often implying the burning of the forest biomass, interrupts this process, leading to uncompensated emissions of carbon dioxide and other GHG. Existing studies provide estimates of carbon dioxide retention by various species of standing tropical forests, ranging from 100 to 250 metric tons per hectare (Crutzen and Andreae, 1990; World Resources Institute, 1998; Naughton-Treves, 2004). A large portion of stored carbon dioxide is released into the atmosphere when forests are cleared. Using these measures one can relate deforestation to carbon dioxide emissions into the atmosphere. The objective of this paper is to study the implications of changes in land use induced by economic growth and other policies on deforestation and atmospheric carbon dioxide emissions. We focus on the deforestation mechanism as a source of carbon dioxide emissions. The key questions addressed by this study are: Does a Kuznets curve depicting the relationship between per capita income and forest cover exists? 1 If such a curve exists, at what income level does the turning point occur? How do governance, trade openness and other government policies affect the level and turning point of the forest-income relationship? How does the forest dynamics affect carbon dioxide emission patterns? How are deforestation-induced emissions affected by governance and trade opennes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PA report</text:p>
          </table:table-cell>
          <table:table-cell table:number-columns-repeated="2" office:value-type="float" office:value="1" calcext:value-type="float">
            <text:p>1</text:p>
          </table:table-cell>
          <table:table-cell office:value-type="string" calcext:value-type="string">
            <text:p>researchgate.net</text:p>
          </table:table-cell>
          <table:table-cell office:value-type="float" office:value="2004" calcext:value-type="float">
            <text:p>2004</text:p>
          </table:table-cell>
          <table:table-cell office:value-type="string" calcext:value-type="string">
            <text:p>https://www.researchgate.net/profile/Ramon-Lopez-2/publication/254113631_Deforestation_and_Forest-Induced_Carbon_Dioxide_Emissions_in_Tropical_Countries_How_Do_Governance_and_Trade_Openness_Affect_the_Forest-Income_Relationship/links/0a85e534d9c006d552000000/Deforestation-and-Forest-Induced-Carbon-Dioxide-Emissions-in-Tropical-Countries-How-Do-Governance-and-Trade-Openness-Affect-the-Forest-Income-Relationship.pdf</text:p>
          </table:table-cell>
          <table:table-cell office:value-type="string" calcext:value-type="string">
            <text:p>https://scholar.google.com/scholar?cites=14101761532546686419&amp;as_sdt=2005&amp;sciodt=0,5&amp;hl=en</text:p>
          </table:table-cell>
          <table:table-cell office:value-type="float" office:value="128" calcext:value-type="float">
            <text:p>128</text:p>
          </table:table-cell>
          <table:table-cell office:value-type="string" calcext:value-type="string">
            <text:p>PDF</text:p>
          </table:table-cell>
          <table:table-cell table:number-columns-repeated="7" office:value-type="string" calcext:value-type="string">
            <text:p>NA</text:p>
          </table:table-cell>
          <table:table-cell office:value-type="float" office:value="2" calcext:value-type="float">
            <text:p>2</text:p>
          </table:table-cell>
          <table:table-cell office:value-type="float" office:value="0.1" calcext:value-type="float">
            <text:p>0.1</text:p>
          </table:table-cell>
          <table:table-cell office:value-type="float" office:value="1" calcext:value-type="float">
            <text:p>1</text:p>
          </table:table-cell>
          <table:table-cell office:value-type="float" office:value="2" calcext:value-type="float">
            <text:p>2</text:p>
          </table:table-cell>
          <table:table-cell office:value-type="float" office:value="21" calcext:value-type="float">
            <text:p>21</text:p>
          </table:table-cell>
          <table:table-cell office:value-type="string" calcext:value-type="string">
            <text:p>https://www.researchgate.net/profile/Ramon-Lopez-2/publication/254113631_Deforestation_and_Forest-Induced_Carbon_Dioxide_Emissions_in_Tropical_Countries_How_Do_Governance_and_Trade_Openness_Affect_the_Forest-Income_Relationship/links/0a85e534d9c006d552000000/Deforestation-and-Forest-Induced-Carbon-Dioxide-Emissions-in-Tropical-Countries-How-Do-Governance-and-Trade-Openness-Affect-the-Forest-Income-Relationship.pdf</text:p>
          </table:table-cell>
          <table:table-cell office:value-type="string" calcext:value-type="string">
            <text:p>https://scholar.google.com/scholar?q=related:0522RmaFs8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4">
          <table:table-cell office:value-type="float" office:value="244" calcext:value-type="float">
            <text:p>244</text:p>
          </table:table-cell>
          <table:table-cell office:value-type="string" calcext:value-type="string">
            <text:p>paper_424</text:p>
          </table:table-cell>
          <table:table-cell office:value-type="float" office:value="255" calcext:value-type="float">
            <text:p>255</text:p>
          </table:table-cell>
          <table:table-cell office:value-type="float" office:value="1" calcext:value-type="float">
            <text:p>1</text:p>
          </table:table-cell>
          <table:table-cell office:value-type="string" calcext:value-type="string">
            <text:p>Boer, H</text:p>
          </table:table-cell>
          <table:table-cell office:value-type="string" calcext:value-type="string">
            <text:p>Deliberate disproportionate policy outcomes and regulating deforestation in Queensland, Australia</text:p>
          </table:table-cell>
          <table:table-cell office:value-type="string" calcext:value-type="string">
            <text:p>deliberate disproportionate policy outcomes and regulating deforestation in queensland, australia</text:p>
          </table:table-cell>
          <table:table-cell office:value-type="string" calcext:value-type="string">
            <text:p>This paper analyses the strategic interests that inform deforestation policies in Australia, and the variance in policy selections over time. A theory of deliberate policy disproportionality is used to analyse 20 years of regulatory reform in Queensland, focusing on the Vegetation Management Act (VMA) 1999. Application of the framework to this case suggests that political executives were prone to deliberately adopt (dis)proportionate policies as a strategic response to either manage or capitalise on stakeholder support or opposition to any proposed legislative change. The high variance in (dis)proportionate deforestation policies is attributed to how political executives respond to claims made by competing constituencies regarding the costs versus benefits of successive reforms. During key reform phases, policy under-reaction was the norm, and political executives intentionally limited the scope and effectiveness of the VMA 1999 due to perceived impacts on the agricultural sector. Political executives were highly responsive to the emotional investment of rural constituents and averse to introducing policies that required difficult trade-offs. Elections offered strategic opportunities for delivering more proportionate policies that balanced public environmental benefits with economic impacts, as evidenced by a conditional deforestation ban introduced between 2004 and 2012 and reinstated in 2018. Points for practitionersVariance in Queensland's deforestation policy over time can be attributed to the intentional decisions by political executives to limit or expand the scope of regulations as a strategic response to stakeholder expectations.Political executives were responsive to the costs versus environmental impacts/benefits of any deforestation reforms, but prone to policy under-reaction when the priority was managing the emotive reactions from rural constituencies.More proportionate regulations, such as the partial deforestation ban of 2004, aimed to balance environmental benefits with compensation for landholders but were only implemented when electorally beneficial.Stakeholders have a significant influence on disproportionate deforestation policy design and governments will need to manage competing claims to deliver more durable policy outcome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AUSTRALIAN JOURNAL OF PUBLIC ADMINISTRATI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ILEY</text:p>
          </table:table-cell>
          <table:table-cell office:value-type="float" office:value="2024" calcext:value-type="float">
            <text:p>2024</text:p>
          </table:table-cell>
          <table:table-cell office:value-type="string" calcext:value-type="string">
            <text:p>http://dx.doi.org/10.1111/1467-8500.12593</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11/1467-8500.12593</text:p>
          </table:table-cell>
          <table:table-cell office:value-type="string" calcext:value-type="string">
            <text:p>0313-6647</text:p>
          </table:table-cell>
          <table:table-cell office:value-type="string" calcext:value-type="string">
            <text:p>NA</text:p>
          </table:table-cell>
          <table:table-cell office:value-type="float" office:value="83" calcext:value-type="float">
            <text:p>83</text:p>
          </table:table-cell>
          <table:table-cell office:value-type="float" office:value="1" calcext:value-type="float">
            <text:p>1</text:p>
          </table:table-cell>
          <table:table-cell office:value-type="float" office:value="50" calcext:value-type="float">
            <text:p>50</text:p>
          </table:table-cell>
          <table:table-cell office:value-type="float" office:value="68" calcext:value-type="float">
            <text:p>68</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48">
          <table:table-cell office:value-type="float" office:value="245" calcext:value-type="float">
            <text:p>245</text:p>
          </table:table-cell>
          <table:table-cell office:value-type="string" calcext:value-type="string">
            <text:p>paper_425</text:p>
          </table:table-cell>
          <table:table-cell office:value-type="float" office:value="173" calcext:value-type="float">
            <text:p>173</text:p>
          </table:table-cell>
          <table:table-cell office:value-type="float" office:value="13" calcext:value-type="float">
            <text:p>13</text:p>
          </table:table-cell>
          <table:table-cell office:value-type="string" calcext:value-type="string">
            <text:p>Boer, HJ</text:p>
          </table:table-cell>
          <table:table-cell office:value-type="string" calcext:value-type="string">
            <text:p>Deliberative engagement and REDD plus in Indonesia</text:p>
          </table:table-cell>
          <table:table-cell office:value-type="string" calcext:value-type="string">
            <text:p>deliberative engagement and redd plus in indonesia</text:p>
          </table:table-cell>
          <table:table-cell office:value-type="string" calcext:value-type="string">
            <text:p>Processes of stakeholder engagement and free prior and informed consent (FPIC) are a key feature of the global climate program Reducing Emissions from Deforestation and Forest Degradation (REDD +). In Indonesia, governments, multilateral/bilateral agencies and NGOs have applied engagement and FPIC in the development of REDD + initiatives at national and sub-national scales. This article develops a theoretical framework by adapting governmentality to deliberative democracy and then analyses how participation and engagement are used as powerful tools to govern the introduction of REDD +. The framework is applied to two sub-national REDD+ initiatives, the Central Sulawesi Pilot Province and the Kalimantan Forest and Climate Partnership. The engagement and participatory forums employed in these cases operate to alter and discipline the activities of local agents who regulate, manage and use forestry resources. They provide a political space to introduce new knowledge and external narratives on appropriate and legitimate ways to govern land-use development. As a highly managed post-political domain they enable contested issues around forests to be debated and potentially resolved, but within a prescribed managerial framework focussed on carbon mitigation. Through engagement and discursive interaction the multiple landholders, communities, businesses and government agencies are activated as subjects and citizens of these new carbon based endeavours. Those applying engagement and EPIC need to recognise the unbalanced power relations inherent within these processes; and ensure they form an integral part of a much broader and longer term deliberative exchange, rather than required steps along the trajectory of project or program delivery.</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GEOFORU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ERGAMON-ELSEVIER SCIENCE LTD</text:p>
          </table:table-cell>
          <table:table-cell office:value-type="float" office:value="2019" calcext:value-type="float">
            <text:p>2019</text:p>
          </table:table-cell>
          <table:table-cell office:value-type="string" calcext:value-type="string">
            <text:p>http://dx.doi.org/10.1016/j.geoforum.2019.04.025</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geoforum.2019.04.025</text:p>
          </table:table-cell>
          <table:table-cell office:value-type="string" calcext:value-type="string">
            <text:p>0016-7185</text:p>
          </table:table-cell>
          <table:table-cell office:value-type="string" calcext:value-type="string">
            <text:p>NA</text:p>
          </table:table-cell>
          <table:table-cell office:value-type="float" office:value="104" calcext:value-type="float">
            <text:p>104</text:p>
          </table:table-cell>
          <table:table-cell office:value-type="string" calcext:value-type="string">
            <text:p>NA</text:p>
          </table:table-cell>
          <table:table-cell office:value-type="float" office:value="170" calcext:value-type="float">
            <text:p>170</text:p>
          </table:table-cell>
          <table:table-cell office:value-type="float" office:value="180" calcext:value-type="float">
            <text:p>180</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36">
          <table:table-cell office:value-type="float" office:value="246" calcext:value-type="float">
            <text:p>246</text:p>
          </table:table-cell>
          <table:table-cell office:value-type="string" calcext:value-type="string">
            <text:p>paper_427</text:p>
          </table:table-cell>
          <table:table-cell office:value-type="float" office:value="28" calcext:value-type="float">
            <text:p>28</text:p>
          </table:table-cell>
          <table:table-cell office:value-type="float" office:value="46" calcext:value-type="float">
            <text:p>46</text:p>
          </table:table-cell>
          <table:table-cell office:value-type="string" calcext:value-type="string">
            <text:p>N Walker, S Patel, F Davies, S Milledge, J Hulse</text:p>
          </table:table-cell>
          <table:table-cell office:value-type="string" calcext:value-type="string">
            <text:p>Demand-side interventions to reduce deforestation and forest degradation</text:p>
          </table:table-cell>
          <table:table-cell office:value-type="string" calcext:value-type="string">
            <text:p>demand-side interventions to reduce deforestation and forest degradation</text:p>
          </table:table-cell>
          <table:table-cell office:value-type="string" calcext:value-type="string">
            <text:p>Global demand for food, wood products, biofuels and other agricultural products drives the majority of deforestation and forest degradation. The importance of trade and the increasing dominance of a relatively small number of multinational traders and retailers suggest a role for demand-side interventions to reduce incentives for deforestation driven by the expansion of commodity production.</text:p>
            <text:p>A variety of demand-side measures have been developed and implemented over the last decade or more by government, private sector and civil society. Examples include legislation, public procurement policies, voluntary bilateral arrangements, multi-stakeholder roundtables, independent certification, moratoria, voluntary disclosure, investor activism and consumer campaign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iied.org</text:p>
          </table:table-cell>
          <table:table-cell office:value-type="float" office:value="2013" calcext:value-type="float">
            <text:p>2013</text:p>
          </table:table-cell>
          <table:table-cell office:value-type="string" calcext:value-type="string">
            <text:p>https://www.iied.org/sites/default/files/pdfs/migrate/13567IIED.pdf</text:p>
          </table:table-cell>
          <table:table-cell office:value-type="string" calcext:value-type="string">
            <text:p>https://scholar.google.com/scholar?cites=12921559100840614933&amp;as_sdt=2005&amp;sciodt=0,5&amp;hl=en</text:p>
          </table:table-cell>
          <table:table-cell office:value-type="float" office:value="97" calcext:value-type="float">
            <text:p>97</text:p>
          </table:table-cell>
          <table:table-cell office:value-type="string" calcext:value-type="string">
            <text:p>BOOK</text:p>
          </table:table-cell>
          <table:table-cell table:number-columns-repeated="7" office:value-type="string" calcext:value-type="string">
            <text:p>NA</text:p>
          </table:table-cell>
          <table:table-cell office:value-type="float" office:value="46" calcext:value-type="float">
            <text:p>46</text:p>
          </table:table-cell>
          <table:table-cell office:value-type="float" office:value="3.83" calcext:value-type="float">
            <text:p>3.83</text:p>
          </table:table-cell>
          <table:table-cell office:value-type="float" office:value="9" calcext:value-type="float">
            <text:p>9</text:p>
          </table:table-cell>
          <table:table-cell office:value-type="float" office:value="5" calcext:value-type="float">
            <text:p>5</text:p>
          </table:table-cell>
          <table:table-cell office:value-type="float" office:value="12" calcext:value-type="float">
            <text:p>12</text:p>
          </table:table-cell>
          <table:table-cell office:value-type="string" calcext:value-type="string">
            <text:p>https://www.iied.org/sites/default/files/pdfs/migrate/13567IIED.pdf</text:p>
          </table:table-cell>
          <table:table-cell office:value-type="string" calcext:value-type="string">
            <text:p>https://scholar.google.com/scholar?q=related:FRzSdYqZUr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5">
          <table:table-cell office:value-type="float" office:value="247" calcext:value-type="float">
            <text:p>247</text:p>
          </table:table-cell>
          <table:table-cell office:value-type="string" calcext:value-type="string">
            <text:p>paper_428</text:p>
          </table:table-cell>
          <table:table-cell office:value-type="float" office:value="256" calcext:value-type="float">
            <text:p>256</text:p>
          </table:table-cell>
          <table:table-cell office:value-type="float" office:value="138" calcext:value-type="float">
            <text:p>138</text:p>
          </table:table-cell>
          <table:table-cell office:value-type="string" calcext:value-type="string">
            <text:p>P Joshi, K Beck</text:p>
          </table:table-cell>
          <table:table-cell office:value-type="string" calcext:value-type="string">
            <text:p>Democracy and carbon dioxide emissions: assessing the interactions of political and economic freedom and the environmental Kuznets curve</text:p>
          </table:table-cell>
          <table:table-cell office:value-type="string" calcext:value-type="string">
            <text:p>democracy and carbon dioxide emissions: assessing the interactions of political and economic freedom and the environmental kuznets curve</text:p>
          </table:table-cell>
          <table:table-cell office:value-type="string" calcext:value-type="string">
            <text:p>The Environmental Kuznets Curve (EKC) suggests that while early economic development leads to increased pollution, further economic growth results in reduced environmental degradation. Many studies have sought to learn whether carbon dioxide (CO2) emissions follow such an inverted-U path, with a variety of mixed results. We use economic growth, population growth, urbanization, and energy use variables along with rarely used measures of political and economic freedom to see how they influence carbon emissions and the scope of any potential EKC. We compare a sampling of 22 OECD countries with a selection of 87 non-OECD countries, with the non-OECD countries divided up into the subcategories of free, not free, partially free, and transition. We use an upgraded dataset from the World Bank Development Indicators and the improved econometric technique Arellano-Bover/Blundell-Bond Generalized Method of Moments (GMM) estimator to better evaluate the interactions between these variables and CO2 emissions. We find no evidence of a CO2 EKC for the OECD and non-OECD regions, and mixed results for the impact of political and economic freedom, depending on region. CO2 emissions instead tend to increase monotonically with a rising income, suggesting governments and industry need to do more to curb those emissions as development grow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nergy Research &amp;Social Science</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2214629617303481</text:p>
          </table:table-cell>
          <table:table-cell office:value-type="string" calcext:value-type="string">
            <text:p>https://scholar.google.com/scholar?cites=17016753807308586760&amp;as_sdt=2005&amp;sciodt=0,5&amp;hl=en</text:p>
          </table:table-cell>
          <table:table-cell office:value-type="float" office:value="798" calcext:value-type="float">
            <text:p>798</text:p>
          </table:table-cell>
          <table:table-cell table:number-columns-repeated="8" office:value-type="string" calcext:value-type="string">
            <text:p>NA</text:p>
          </table:table-cell>
          <table:table-cell office:value-type="float" office:value="138" calcext:value-type="float">
            <text:p>138</text:p>
          </table:table-cell>
          <table:table-cell office:value-type="float" office:value="19.71" calcext:value-type="float">
            <text:p>19.71</text:p>
          </table:table-cell>
          <table:table-cell office:value-type="float" office:value="69" calcext:value-type="float">
            <text:p>69</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NA</text:p>
          </table:table-cell>
          <table:table-cell office:value-type="string" calcext:value-type="string">
            <text:p>https://scholar.google.com/scholar?q=related:CH_n2m2nJ-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5">
          <table:table-cell office:value-type="float" office:value="248" calcext:value-type="float">
            <text:p>248</text:p>
          </table:table-cell>
          <table:table-cell office:value-type="string" calcext:value-type="string">
            <text:p>paper_429</text:p>
          </table:table-cell>
          <table:table-cell office:value-type="float" office:value="50" calcext:value-type="float">
            <text:p>50</text:p>
          </table:table-cell>
          <table:table-cell office:value-type="float" office:value="161" calcext:value-type="float">
            <text:p>161</text:p>
          </table:table-cell>
          <table:table-cell office:value-type="string" calcext:value-type="string">
            <text:p>PG Fredriksson, E Neumayer</text:p>
          </table:table-cell>
          <table:table-cell office:value-type="string" calcext:value-type="string">
            <text:p>Democracy and climate change policies: Is history important?</text:p>
          </table:table-cell>
          <table:table-cell office:value-type="string" calcext:value-type="string">
            <text:p>democracy and climate change policies: is history important?</text:p>
          </table:table-cell>
          <table:table-cell office:value-type="string" calcext:value-type="string">
            <text:p>This paper argues that it is countries' historical experience with democracy, the democratic capital stock, rather than current levels of democracy that determines current climate change policies. Empirical evidence using data starting as far back as year 1800 for 87 countries, which together are responsible for 93.7% of global carbon emissions, suggests that the democratic capital stock has an important and robust effect on climate change policies. A history of executive constraints is particularly important.�</text:p>
          </table:table-cell>
          <table:table-cell table:number-columns-repeated="4"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Ecological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3" calcext:value-type="float">
            <text:p>2013</text:p>
          </table:table-cell>
          <table:table-cell office:value-type="string" calcext:value-type="string">
            <text:p>https://www.sciencedirect.com/science/article/pii/S0921800913002590</text:p>
          </table:table-cell>
          <table:table-cell office:value-type="string" calcext:value-type="string">
            <text:p>https://scholar.google.com/scholar?cites=15910050004427380202&amp;as_sdt=2005&amp;sciodt=0,5&amp;hl=en</text:p>
          </table:table-cell>
          <table:table-cell office:value-type="float" office:value="437" calcext:value-type="float">
            <text:p>437</text:p>
          </table:table-cell>
          <table:table-cell table:number-columns-repeated="8" office:value-type="string" calcext:value-type="string">
            <text:p>NA</text:p>
          </table:table-cell>
          <table:table-cell office:value-type="float" office:value="161" calcext:value-type="float">
            <text:p>161</text:p>
          </table:table-cell>
          <table:table-cell office:value-type="float" office:value="13.42" calcext:value-type="float">
            <text:p>13.42</text:p>
          </table:table-cell>
          <table:table-cell office:value-type="float" office:value="81" calcext:value-type="float">
            <text:p>81</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https://papers.ssrn.com/sol3/Delivery.cfm?abstractid=2203726</text:p>
          </table:table-cell>
          <table:table-cell office:value-type="string" calcext:value-type="string">
            <text:p>https://scholar.google.com/scholar?q=related:6pWYGC_ay9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5">
          <table:table-cell office:value-type="float" office:value="249" calcext:value-type="float">
            <text:p>249</text:p>
          </table:table-cell>
          <table:table-cell office:value-type="string" calcext:value-type="string">
            <text:p>paper_430</text:p>
          </table:table-cell>
          <table:table-cell office:value-type="float" office:value="257" calcext:value-type="float">
            <text:p>257</text:p>
          </table:table-cell>
          <table:table-cell office:value-type="float" office:value="29" calcext:value-type="float">
            <text:p>29</text:p>
          </table:table-cell>
          <table:table-cell office:value-type="string" calcext:value-type="string">
            <text:p>Cary, M; Bekun, FV</text:p>
          </table:table-cell>
          <table:table-cell office:value-type="string" calcext:value-type="string">
            <text:p>Democracy and deforestation: The role of spillover effects</text:p>
          </table:table-cell>
          <table:table-cell office:value-type="string" calcext:value-type="string">
            <text:p>democracy and deforestation: the role of spillover effects</text:p>
          </table:table-cell>
          <table:table-cell office:value-type="string" calcext:value-type="string">
            <text:p>This paper is a replication and extension of Buitenzorgy and Mol (2011). We recreate the data and analyses from that paper on the impact of democracy on deforestation from 1990 through 2000 with great precision before extending the data set and analyses to include the period from 2000 through 2010. We find that the original results of Buitenzorgy and Mol (2011) were spurious and inconsistent in the replication once heteroskedasticity robust standard errors were employed. When combining the two time periods and running analyses on panel data and differenced data for robust outcomes and better policy inferences, we find different results for the effect of democracy on deforestation, indicating that model specification is critical to studying this relationship. The more econometrically sound method, the differenced models, reject the Environmental Kuznet's Curve (EKC) hypothesis for democracy and deforestation, instead indicating that democracy decreased deforestation rates. When adding democracy spillover effects to the model, i.e., the impact on deforestation rates due to changes in democracy levels in neighboring countries, we still find that democracy leads to decreased rates of deforestation. We also find that having more democratic neighbors leads to further decreases in democracy. These outcomes have far-reaching implications for the blocs examined, which are highlighted in this study.</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FOREST POLICY AND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1" calcext:value-type="float">
            <text:p>2021</text:p>
          </table:table-cell>
          <table:table-cell office:value-type="string" calcext:value-type="string">
            <text:p>http://dx.doi.org/10.1016/j.forpol.2021.102398</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forpol.2021.102398</text:p>
          </table:table-cell>
          <table:table-cell office:value-type="string" calcext:value-type="string">
            <text:p>1389-9341</text:p>
          </table:table-cell>
          <table:table-cell office:value-type="string" calcext:value-type="string">
            <text:p>NA</text:p>
          </table:table-cell>
          <table:table-cell office:value-type="float" office:value="125" calcext:value-type="float">
            <text:p>125</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6"/>
        </table:table-row>
        <table:table-row table:style-name="ro48">
          <table:table-cell office:value-type="float" office:value="250" calcext:value-type="float">
            <text:p>250</text:p>
          </table:table-cell>
          <table:table-cell office:value-type="string" calcext:value-type="string">
            <text:p>paper_431</text:p>
          </table:table-cell>
          <table:table-cell office:value-type="float" office:value="37" calcext:value-type="float">
            <text:p>37</text:p>
          </table:table-cell>
          <table:table-cell office:value-type="float" office:value="79" calcext:value-type="float">
            <text:p>79</text:p>
          </table:table-cell>
          <table:table-cell office:value-type="string" calcext:value-type="string">
            <text:p>PA Walker</text:p>
          </table:table-cell>
          <table:table-cell office:value-type="string" calcext:value-type="string">
            <text:p>Democracy and environment: congruencies and contradictions in southern Africa</text:p>
          </table:table-cell>
          <table:table-cell office:value-type="string" calcext:value-type="string">
            <text:p>democracy and environment: congruencies and contradictions in southern africa</text:p>
          </table:table-cell>
          <table:table-cell office:value-type="string" calcext:value-type="string">
            <text:p>Using case studies from Malawi, South Africa, and Mozambique, this paper suggests that there is no necessary relationship between democracy and the environment. In Africa, democratization since the late 1980s has been the source of increased optimism about the environment, particularly as ideas of `participatory' resource management have replaced older top-down conservation models. However, this optimism may be premature. Commonly identified linkages between democracy and environment include increased accountability, development, and participation. In many African countries, however, `democracy' is an empty shell, lacking the political institutions, civil society, and economic and cultural conditions necessary to achieve real democratic competition and accountability. Moreover, the paper illustrates from the case studies that even where the goals of democracy are realized, these can have negative as well as positive environmental consequences. Hence, faith in `democracy'�wherever and in whatever form�to solve Africa's environmental problems may be misplaced. The question that needs to be asked is not whether democracy is good for the environment, but how and when it can be made to work to meet social and environmental objectives. There is room for hope: democratization in Africa has provided a more open arena for political discourse, in which questions can be asked about the specific kinds of political, social, and economic reforms and social institutions that will be needed to make `participatory' community-based resource management successful. The optimistic discourse about democracy and environment in Africa tends to obscure these difficult questions, putting at risk the true promise of democratization.</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Political Geography</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1999" calcext:value-type="float">
            <text:p>1999</text:p>
          </table:table-cell>
          <table:table-cell office:value-type="string" calcext:value-type="string">
            <text:p>https://www.sciencedirect.com/science/article/pii/S0962629898001024</text:p>
          </table:table-cell>
          <table:table-cell office:value-type="string" calcext:value-type="string">
            <text:p>https://scholar.google.com/scholar?cites=16507038663665356135&amp;as_sdt=2005&amp;sciodt=0,5&amp;hl=en</text:p>
          </table:table-cell>
          <table:table-cell office:value-type="float" office:value="696" calcext:value-type="float">
            <text:p>696</text:p>
          </table:table-cell>
          <table:table-cell table:number-columns-repeated="8" office:value-type="string" calcext:value-type="string">
            <text:p>NA</text:p>
          </table:table-cell>
          <table:table-cell office:value-type="float" office:value="79" calcext:value-type="float">
            <text:p>79</text:p>
          </table:table-cell>
          <table:table-cell office:value-type="float" office:value="3.04" calcext:value-type="float">
            <text:p>3.04</text:p>
          </table:table-cell>
          <table:table-cell office:value-type="float" office:value="79" calcext:value-type="float">
            <text:p>79</text:p>
          </table:table-cell>
          <table:table-cell office:value-type="float" office:value="1" calcext:value-type="float">
            <text:p>1</text:p>
          </table:table-cell>
          <table:table-cell office:value-type="float" office:value="26" calcext:value-type="float">
            <text:p>26</text:p>
          </table:table-cell>
          <table:table-cell office:value-type="string" calcext:value-type="string">
            <text:p>https://www.academia.edu/download/89518140/Democracy_20and_20Environment.pdf</text:p>
          </table:table-cell>
          <table:table-cell office:value-type="string" calcext:value-type="string">
            <text:p>https://scholar.google.com/scholar?q=related:Z41p4TTIFO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4">
          <table:table-cell office:value-type="float" office:value="251" calcext:value-type="float">
            <text:p>251</text:p>
          </table:table-cell>
          <table:table-cell office:value-type="string" calcext:value-type="string">
            <text:p>paper_432</text:p>
          </table:table-cell>
          <table:table-cell office:value-type="float" office:value="258" calcext:value-type="float">
            <text:p>258</text:p>
          </table:table-cell>
          <table:table-cell office:value-type="float" office:value="317" calcext:value-type="float">
            <text:p>317</text:p>
          </table:table-cell>
          <table:table-cell office:value-type="string" calcext:value-type="string">
            <text:p>Li, Q; Reuveny, R</text:p>
          </table:table-cell>
          <table:table-cell office:value-type="string" calcext:value-type="string">
            <text:p>Democracy and environmental degradation</text:p>
          </table:table-cell>
          <table:table-cell office:value-type="string" calcext:value-type="string">
            <text:p>democracy and environmental degradation</text:p>
          </table:table-cell>
          <table:table-cell office:value-type="string" calcext:value-type="string">
            <text:p>In a relatively small but growing body of literature in political science and environmental studies, scholars debate the effect of democracy on environmental degradation. Some theorists claim that democracy reduces environmental degradation. Others argue that democracy may not reduce environmental degradation or may even harm the environment. Empirical evidence thus far has been limited and conflicting. This article seeks to address the democracy-environment debate. We focus on the effect of political regime type on human activities that directly damage the environment. Our discussion of the theoretical literature identifies different causal mechanisms through which democracy could affect environmental degradation. The empirical analysis focuses on the net effect of these competing mechanisms. We examine statistically the effect of democracy on five aspects of human-induced environmental degradation-carbon dioxide emissions, nitrogen dioxide emissions, deforestation, land degradation, and organic pollution in water. We find that democracy reduces all five types of environmental degradation. While the substantive effect of democracy is considerable, it varies in size across different types of environmental degradation. We also find nonmonotonic effects of democracy that vary across the environmental indicators.</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INTERNATIONAL STUDIES QUARTERLY</text:p>
          </table:table-cell>
          <table:table-cell table:number-columns-repeated="2" office:value-type="float" office:value="1" calcext:value-type="float">
            <text:p>1</text:p>
          </table:table-cell>
          <table:table-cell office:value-type="string" calcext:value-type="string">
            <text:p>OXFORD UNIV PRESS</text:p>
          </table:table-cell>
          <table:table-cell office:value-type="float" office:value="2006" calcext:value-type="float">
            <text:p>2006</text:p>
          </table:table-cell>
          <table:table-cell office:value-type="string" calcext:value-type="string">
            <text:p>http://dx.doi.org/10.1111/j.1468-2478.2006.00432.x</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11/j.1468-2478.2006.00432.x</text:p>
          </table:table-cell>
          <table:table-cell office:value-type="string" calcext:value-type="string">
            <text:p>0020-8833</text:p>
          </table:table-cell>
          <table:table-cell office:value-type="string" calcext:value-type="string">
            <text:p>NA</text:p>
          </table:table-cell>
          <table:table-cell office:value-type="float" office:value="50" calcext:value-type="float">
            <text:p>50</text:p>
          </table:table-cell>
          <table:table-cell office:value-type="float" office:value="4" calcext:value-type="float">
            <text:p>4</text:p>
          </table:table-cell>
          <table:table-cell office:value-type="float" office:value="935" calcext:value-type="float">
            <text:p>935</text:p>
          </table:table-cell>
          <table:table-cell office:value-type="float" office:value="956" calcext:value-type="float">
            <text:p>956</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36">
          <table:table-cell office:value-type="float" office:value="252" calcext:value-type="float">
            <text:p>252</text:p>
          </table:table-cell>
          <table:table-cell office:value-type="string" calcext:value-type="string">
            <text:p>paper_433</text:p>
          </table:table-cell>
          <table:table-cell office:value-type="float" office:value="259" calcext:value-type="float">
            <text:p>259</text:p>
          </table:table-cell>
          <table:table-cell office:value-type="float" office:value="539" calcext:value-type="float">
            <text:p>539</text:p>
          </table:table-cell>
          <table:table-cell office:value-type="string" calcext:value-type="string">
            <text:p>YH Farzin, CA Bond</text:p>
          </table:table-cell>
          <table:table-cell office:value-type="string" calcext:value-type="string">
            <text:p>Democracy and environmental quality</text:p>
          </table:table-cell>
          <table:table-cell office:value-type="string" calcext:value-type="string">
            <text:p>democracy and environmental quality</text:p>
          </table:table-cell>
          <table:table-cell office:value-type="string" calcext:value-type="string">
            <text:p>We develop and estimate an econometric model of the relationship between several local and global air pollutants and economic development while allowing for critical aspects of the socio-political-economic regime of a State. We obtain empirical support for our hypothesis that democracy and its associated freedoms provide the conduit through which agents can exercise their preferences for environmental quality more effectively than under an autocratic regime, thus leading to decreased concentrations or emissions of pollution. However, additional factors such as income inequality, age distribution, education, and urbanization may mitigate or exacerbate the net effect of the type of political regime on pollution, depending on the underlying societal preferences and the weights assigned to those preferences by the Stat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Journal of Development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06" calcext:value-type="float">
            <text:p>2006</text:p>
          </table:table-cell>
          <table:table-cell office:value-type="string" calcext:value-type="string">
            <text:p>https://www.sciencedirect.com/science/article/pii/S0304387805000702</text:p>
          </table:table-cell>
          <table:table-cell office:value-type="string" calcext:value-type="string">
            <text:p>https://scholar.google.com/scholar?cites=12929441868671814478&amp;as_sdt=2005&amp;sciodt=0,5&amp;hl=en</text:p>
          </table:table-cell>
          <table:table-cell office:value-type="float" office:value="663" calcext:value-type="float">
            <text:p>663</text:p>
          </table:table-cell>
          <table:table-cell table:number-columns-repeated="8" office:value-type="string" calcext:value-type="string">
            <text:p>NA</text:p>
          </table:table-cell>
          <table:table-cell office:value-type="float" office:value="539" calcext:value-type="float">
            <text:p>539</text:p>
          </table:table-cell>
          <table:table-cell office:value-type="float" office:value="28.37" calcext:value-type="float">
            <text:p>28.37</text:p>
          </table:table-cell>
          <table:table-cell office:value-type="float" office:value="270" calcext:value-type="float">
            <text:p>270</text:p>
          </table:table-cell>
          <table:table-cell office:value-type="float" office:value="2" calcext:value-type="float">
            <text:p>2</text:p>
          </table:table-cell>
          <table:table-cell office:value-type="float" office:value="19" calcext:value-type="float">
            <text:p>19</text:p>
          </table:table-cell>
          <table:table-cell office:value-type="string" calcext:value-type="string">
            <text:p>https://papers.ssrn.com/sol3/Delivery.cfm?abstractid=790669</text:p>
          </table:table-cell>
          <table:table-cell office:value-type="string" calcext:value-type="string">
            <text:p>https://scholar.google.com/scholar?q=related:Tgs_XuCabr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table-cell office:value-type="float" office:value="253" calcext:value-type="float">
            <text:p>253</text:p>
          </table:table-cell>
          <table:table-cell office:value-type="string" calcext:value-type="string">
            <text:p>paper_434</text:p>
          </table:table-cell>
          <table:table-cell office:value-type="float" office:value="21" calcext:value-type="float">
            <text:p>21</text:p>
          </table:table-cell>
          <table:table-cell office:value-type="float" office:value="28" calcext:value-type="float">
            <text:p>28</text:p>
          </table:table-cell>
          <table:table-cell office:value-type="string" calcext:value-type="string">
            <text:p>MI Midlarsky</text:p>
          </table:table-cell>
          <table:table-cell office:value-type="string" calcext:value-type="string">
            <text:p>Democracy and the Environment</text:p>
          </table:table-cell>
          <table:table-cell office:value-type="string" calcext:value-type="string">
            <text:p>democracy and the environment</text:p>
          </table:table-cell>
          <table:table-cell office:value-type="string" calcext:value-type="string">
            <text:p>This article examines empirically the relationship between democracy and the environment. Theorists and policy-makers have been eager to put forward the virtues of democracy as a benign political influence on the environment, especially in contrast to the obvious environmental degradation under Communism that became obvious after its fall. Six measures of environmental protection or degradation are examined as the dependent variables, with the independent variables emerging from earlier tests of the impact of the environment on democracy. In the multiple regression analyses of three of the environmental indicators, deforestation, carbon dioxide emission, and soil erosion by water, the statistically significant effect of democracy on the environment actually was negative, contrary to prediction. In the fourth case, protected land area, the impact of democracy was positive while in the remaining two instances, freshwater availability and soil erosion by chemicals, there was no significant effect of democracy on the environment. Other variables such as economic development, agricultural density, European location, age of the polity, and precipitation behaved empirically as one would intuitively expect. These findings suggest that democracy cannot be viewed unidimensionally in its relationship to the environment, and that assumptions by theorists and policy-makers concerning the positive effect of democracy on the environment need to be re-examined.</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Environmental conflict</text:p>
          </table:table-cell>
          <table:table-cell table:number-columns-repeated="2" office:value-type="float" office:value="1" calcext:value-type="float">
            <text:p>1</text:p>
          </table:table-cell>
          <table:table-cell office:value-type="string" calcext:value-type="string">
            <text:p>taylorfrancis.com</text:p>
          </table:table-cell>
          <table:table-cell office:value-type="float" office:value="2018" calcext:value-type="float">
            <text:p>2018</text:p>
          </table:table-cell>
          <table:table-cell office:value-type="string" calcext:value-type="string">
            <text:p>https://www.taylorfrancis.com/chapters/edit/10.4324/9780429500794-8/democracy-environment-manus-midlarsky</text:p>
          </table:table-cell>
          <table:table-cell office:value-type="string" calcext:value-type="string">
            <text:p>https://scholar.google.com/scholar?cites=965198473929709911&amp;as_sdt=2005&amp;sciodt=0,5&amp;hl=en</text:p>
          </table:table-cell>
          <table:table-cell office:value-type="float" office:value="37" calcext:value-type="float">
            <text:p>37</text:p>
          </table:table-cell>
          <table:table-cell office:value-type="string" calcext:value-type="string">
            <text:p>NA</text:p>
          </table:table-cell>
          <table:table-cell office:value-type="string" calcext:value-type="string">
            <text:p>10.4324/9780429500794-8</text:p>
          </table:table-cell>
          <table:table-cell table:number-columns-repeated="6" office:value-type="string" calcext:value-type="string">
            <text:p>NA</text:p>
          </table:table-cell>
          <table:table-cell office:value-type="float" office:value="28" calcext:value-type="float">
            <text:p>28</text:p>
          </table:table-cell>
          <table:table-cell office:value-type="float" office:value="4" calcext:value-type="float">
            <text:p>4</text:p>
          </table:table-cell>
          <table:table-cell office:value-type="float" office:value="28" calcext:value-type="float">
            <text:p>28</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NA</text:p>
          </table:table-cell>
          <table:table-cell office:value-type="string" calcext:value-type="string">
            <text:p>https://scholar.google.com/scholar?q=related:V1lU8OUSZQ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0">
          <table:table-cell office:value-type="float" office:value="254" calcext:value-type="float">
            <text:p>254</text:p>
          </table:table-cell>
          <table:table-cell office:value-type="string" calcext:value-type="string">
            <text:p>paper_435</text:p>
          </table:table-cell>
          <table:table-cell office:value-type="float" office:value="260" calcext:value-type="float">
            <text:p>260</text:p>
          </table:table-cell>
          <table:table-cell office:value-type="float" office:value="137" calcext:value-type="float">
            <text:p>137</text:p>
          </table:table-cell>
          <table:table-cell office:value-type="string" calcext:value-type="string">
            <text:p>NP Gleditsch, BO Sverdrup</text:p>
          </table:table-cell>
          <table:table-cell office:value-type="string" calcext:value-type="string">
            <text:p>Democracy and the Environment1</text:p>
          </table:table-cell>
          <table:table-cell office:value-type="string" calcext:value-type="string">
            <text:p>democracy and the environment1</text:p>
          </table:table-cell>
          <table:table-cell office:value-type="string" calcext:value-type="string">
            <text:p>A complex relationship exists between democratic politics and the management of the environment. Democracy and the Environment presents major new work on the challenges and dilemmas which environmental problems pose for the processes of democratic politic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Human security and the environment …</text:p>
          </table:table-cell>
          <table:table-cell table:number-columns-repeated="2" office:value-type="float" office:value="1" calcext:value-type="float">
            <text:p>1</text:p>
          </table:table-cell>
          <table:table-cell office:value-type="string" calcext:value-type="string">
            <text:p>elgaronline.com</text:p>
          </table:table-cell>
          <table:table-cell office:value-type="float" office:value="2002" calcext:value-type="float">
            <text:p>2002</text:p>
          </table:table-cell>
          <table:table-cell office:value-type="string" calcext:value-type="string">
            <text:p>https://www.elgaronline.com/downloadpdf/edcollbook/1840644583.pdf#page=51</text:p>
          </table:table-cell>
          <table:table-cell office:value-type="string" calcext:value-type="string">
            <text:p>https://scholar.google.com/scholar?cites=6086518745531017260&amp;as_sdt=2005&amp;sciodt=0,5&amp;hl=en</text:p>
          </table:table-cell>
          <table:table-cell office:value-type="float" office:value="434" calcext:value-type="float">
            <text:p>434</text:p>
          </table:table-cell>
          <table:table-cell table:number-columns-repeated="8" office:value-type="string" calcext:value-type="string">
            <text:p>NA</text:p>
          </table:table-cell>
          <table:table-cell office:value-type="float" office:value="137" calcext:value-type="float">
            <text:p>137</text:p>
          </table:table-cell>
          <table:table-cell office:value-type="float" office:value="5.96" calcext:value-type="float">
            <text:p>5.96</text:p>
          </table:table-cell>
          <table:table-cell office:value-type="float" office:value="69" calcext:value-type="float">
            <text:p>69</text:p>
          </table:table-cell>
          <table:table-cell office:value-type="float" office:value="2" calcext:value-type="float">
            <text:p>2</text:p>
          </table:table-cell>
          <table:table-cell office:value-type="float" office:value="23" calcext:value-type="float">
            <text:p>23</text:p>
          </table:table-cell>
          <table:table-cell office:value-type="string" calcext:value-type="string">
            <text:p>NA</text:p>
          </table:table-cell>
          <table:table-cell office:value-type="string" calcext:value-type="string">
            <text:p>https://scholar.google.com/scholar?q=related:LOghIo2od1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table-cell office:value-type="float" office:value="255" calcext:value-type="float">
            <text:p>255</text:p>
          </table:table-cell>
          <table:table-cell office:value-type="string" calcext:value-type="string">
            <text:p>paper_436</text:p>
          </table:table-cell>
          <table:table-cell office:value-type="float" office:value="160" calcext:value-type="float">
            <text:p>160</text:p>
          </table:table-cell>
          <table:table-cell office:value-type="float" office:value="230" calcext:value-type="float">
            <text:p>230</text:p>
          </table:table-cell>
          <table:table-cell office:value-type="string" calcext:value-type="string">
            <text:p>Midlarsky, MI</text:p>
          </table:table-cell>
          <table:table-cell office:value-type="string" calcext:value-type="string">
            <text:p>Democracy and the environment: An empirical assessment</text:p>
          </table:table-cell>
          <table:table-cell office:value-type="string" calcext:value-type="string">
            <text:p>democracy and the environment: an empirical assessment</text:p>
          </table:table-cell>
          <table:table-cell office:value-type="string" calcext:value-type="string">
            <text:p>This article examines empirically the relationship between democracy and the environment. Theorists and policy-makers have been eager to put forward the virtues of democracy as a benign political influence on the environment, especially in contrast to the obvious environmental degradation under Communism that became obvious after its fall. Six measures of environmental protection or degradation are examined as the dependent variables, with the independent variables emerging from earlier tests of the impact of the environment on democracy. In the multiple regression analyses of three of the environmental indicators, deforestation, carbon dioxide emission, and soil erosion by water, the statistically significant effect of democracy on the environment actually was negative, contrary to prediction. In the fourth case, protected land area, the impact of democracy was positive while in the remaining two instances, freshwater availability and soil erosion by chemicals, there was no significant effect of democracy on the environment. Other variables such as economic development, agricultural density, European location, age of the polity, and precipitation behaved empirically as one would intuitively expect. These findings suggest that democracy cannot be viewed unidimensionally in its relationship to the environment, and that assumptions by theorists and policy-makers concerning the positive effect of democracy on the environment need to be re-examined.</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JOURNAL OF PEACE RESEARCH</text:p>
          </table:table-cell>
          <table:table-cell table:number-columns-repeated="2" office:value-type="float" office:value="1" calcext:value-type="float">
            <text:p>1</text:p>
          </table:table-cell>
          <table:table-cell office:value-type="string" calcext:value-type="string">
            <text:p>SAGE PUBLICATIONS LTD</text:p>
          </table:table-cell>
          <table:table-cell office:value-type="float" office:value="1998" calcext:value-type="float">
            <text:p>1998</text:p>
          </table:table-cell>
          <table:table-cell office:value-type="string" calcext:value-type="string">
            <text:p>http://dx.doi.org/10.1177/0022343398035003005</text:p>
          </table:table-cell>
          <table:table-cell table:number-columns-repeated="2" office:value-type="string" calcext:value-type="string">
            <text:p>NA</text:p>
          </table:table-cell>
          <table:table-cell office:value-type="string" calcext:value-type="string">
            <text:p>Article; Proceedings Paper</text:p>
          </table:table-cell>
          <table:table-cell office:value-type="string" calcext:value-type="string">
            <text:p>10.1177/0022343398035003005</text:p>
          </table:table-cell>
          <table:table-cell office:value-type="string" calcext:value-type="string">
            <text:p>0022-3433</text:p>
          </table:table-cell>
          <table:table-cell office:value-type="string" calcext:value-type="string">
            <text:p>NA</text:p>
          </table:table-cell>
          <table:table-cell office:value-type="float" office:value="35" calcext:value-type="float">
            <text:p>35</text:p>
          </table:table-cell>
          <table:table-cell office:value-type="float" office:value="3" calcext:value-type="float">
            <text:p>3</text:p>
          </table:table-cell>
          <table:table-cell office:value-type="float" office:value="341" calcext:value-type="float">
            <text:p>341</text:p>
          </table:table-cell>
          <table:table-cell office:value-type="float" office:value="361" calcext:value-type="float">
            <text:p>361</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47">
          <table:table-cell office:value-type="float" office:value="256" calcext:value-type="float">
            <text:p>256</text:p>
          </table:table-cell>
          <table:table-cell office:value-type="string" calcext:value-type="string">
            <text:p>paper_438</text:p>
          </table:table-cell>
          <table:table-cell office:value-type="float" office:value="261" calcext:value-type="float">
            <text:p>261</text:p>
          </table:table-cell>
          <table:table-cell office:value-type="float" office:value="1" calcext:value-type="float">
            <text:p>1</text:p>
          </table:table-cell>
          <table:table-cell office:value-type="string" calcext:value-type="string">
            <text:p>B Page</text:p>
          </table:table-cell>
          <table:table-cell office:value-type="string" calcext:value-type="string">
            <text:p>Democracy in Practice: Public Participation in Environmental Decisions, BY THOMAS C. BEIRLE AND JERRY CAYFORD, viii+ 147 pp., 27 figs., 11 tables, 23× 15× 1 …</text:p>
          </table:table-cell>
          <table:table-cell office:value-type="string" calcext:value-type="string">
            <text:p>democracy in practice: public participation in environmental decisions, by thomas c. beirle and jerry cayford, viii+ 147 pp., 27 figs., 11 tables, 23× 15× 1 …</text:p>
          </table:table-cell>
          <table:table-cell office:value-type="string" calcext:value-type="string">
            <text:p>In spite of the expanding role of public participation in environmental decisionmaking, there has been little systematic examination of whether it has, to date, contributed toward better environmental management. Neither have there been extensive empirical studies to examine how participation processes can be made more effective. Democracy in Practice brings together, for the first time, the collected experience of 30 years of public involvement in environmental decisionmaking. Using data from 239 cases, the authors evaluate the success of public participation and the contextual and procedural factors that lead to it. Thomas Beierle and Jerry Cayford demonstrate that public participation has not only improved environmental policy, but it has also played an important educational role and has helped resolve the conflict and mistrust that often plague environmental issues. Among the authors' findings are that intensive 'problem-solving' processes are most effective for achieving a broad set of social goals, and participant motivation and agency responsiveness are key factors for success. Democracy in Practice will be useful for a broad range of interests. For researchers, it assembles the most comprehensive data set on the practice of public participation, and presents a systematic typology and evaluation framework. For policymakers, political leaders, and citizens, it provides concrete advice about what to expect from public participation, and how it can be made more effective. Democracy in Practice concludes with a systematic guide for use by government agencies in their efforts to design successful public participation effort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nvironmental Conservation</text:p>
          </table:table-cell>
          <table:table-cell table:number-columns-repeated="2" office:value-type="float" office:value="1" calcext:value-type="float">
            <text:p>1</text:p>
          </table:table-cell>
          <table:table-cell office:value-type="string" calcext:value-type="string">
            <text:p>cambridge.org</text:p>
          </table:table-cell>
          <table:table-cell office:value-type="float" office:value="2003" calcext:value-type="float">
            <text:p>2003</text:p>
          </table:table-cell>
          <table:table-cell office:value-type="string" calcext:value-type="string">
            <text:p>https://www.cambridge.org/core/journals/environmental-conservation/article/democracy-in-practice-public-participation-in-environmental-decisions-by-thomas-c-beirle-and-jerry-cayford-viii-147-pp-27-figs-11-tables-23-15-1-cm-isbn-1-891853-54-6-paperback-isbn-1-891853-53-8-hardback-us-5000-hardbackus-1895-paperback-washington-dc-usa-resources-for-the-future-press-2002/217AB3AA2400ACD874A02FE92FC3DB31</text:p>
          </table:table-cell>
          <table:table-cell office:value-type="string" calcext:value-type="string">
            <text:p>https://scholar.google.com/scholar?cites=13526520963787422574&amp;as_sdt=2005&amp;sciodt=0,5&amp;hl=en</text:p>
          </table:table-cell>
          <table:table-cell office:value-type="float" office:value="828" calcext:value-type="float">
            <text:p>828</text:p>
          </table:table-cell>
          <table:table-cell table:number-columns-repeated="8" office:value-type="string" calcext:value-type="string">
            <text:p>NA</text:p>
          </table:table-cell>
          <table:table-cell office:value-type="float" office:value="1" calcext:value-type="float">
            <text:p>1</text:p>
          </table:table-cell>
          <table:table-cell office:value-type="float" office:value="0.05" calcext:value-type="float">
            <text:p>0.05</text:p>
          </table:table-cell>
          <table:table-cell table:number-columns-repeated="2" office:value-type="float" office:value="1" calcext:value-type="float">
            <text:p>1</text:p>
          </table:table-cell>
          <table:table-cell office:value-type="float" office:value="22" calcext:value-type="float">
            <text:p>22</text:p>
          </table:table-cell>
          <table:table-cell office:value-type="string" calcext:value-type="string">
            <text:p>https://scholar.google.com/scholar?output=instlink&amp;q=info:bntsZSbbt7sJ:scholar.google.com/&amp;hl=en&amp;as_sdt=0,5&amp;as_ylo=1990&amp;as_yhi=2025&amp;scillfp=4137097120221357260&amp;oi=lle</text:p>
          </table:table-cell>
          <table:table-cell office:value-type="string" calcext:value-type="string">
            <text:p>https://scholar.google.com/scholar?q=related:bntsZSbbt7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6">
          <table:table-cell office:value-type="float" office:value="257" calcext:value-type="float">
            <text:p>257</text:p>
          </table:table-cell>
          <table:table-cell office:value-type="string" calcext:value-type="string">
            <text:p>paper_440</text:p>
          </table:table-cell>
          <table:table-cell office:value-type="float" office:value="61" calcext:value-type="float">
            <text:p>61</text:p>
          </table:table-cell>
          <table:table-cell office:value-type="float" office:value="137" calcext:value-type="float">
            <text:p>137</text:p>
          </table:table-cell>
          <table:table-cell office:value-type="string" calcext:value-type="string">
            <text:p>P Kashwan</text:p>
          </table:table-cell>
          <table:table-cell office:value-type="string" calcext:value-type="string">
            <text:p>Democracy in the woods: Environmental conservation and social justice in India, Tanzania, and Mexico</text:p>
          </table:table-cell>
          <table:table-cell office:value-type="string" calcext:value-type="string">
            <text:p>democracy in the woods: environmental conservation and social justice in india, tanzania, and mexico</text:p>
          </table:table-cell>
          <table:table-cell office:value-type="string" calcext:value-type="string">
            <text:p>How do societies negotiate the apparently competing agendas of environmental protection and social justice? Why do some countries perform much better than others on this front?</text:p>
            <text:p/>
            <text:p>Democracy in the Woods addresses these question by examining land rights conflicts--and the fate of forest-dependent peasants--in the context of the different forest property regimes in India, Tanzania, and Mexico. These three countries are prominent in the scholarship and policy debates about national forest policies and land conflicts associated with international support for nature conservation. This unique comparative study of national forestland regimes challenges the received wisdom that redistributive policies necessarily undermine the goals of environmental protection. It shows instead that the form that national environmental protection efforts take--either inclusive (as in Mexico) or exclusive (as in Tanzania and, for the most part, in India)--depends on whether dominant political parties are compelled to create structures of political intermediation that channel peasant demands for forest and land rights into the policy process. This book offers three different tests of this theory of political origins of forestland regimes. First, it explains why it took the Indian political elites nearly sixty years to introduce meaningful reforms of the colonial-era forestland regimes. Second, it successfully explains the rather counterintuitive local outcomes of the programs for formalization of land rights in India, Tanzania, and Mexico. Third, it provides a coherent explanation of why each of these three countries proposes a significantly different distribution of the benefits of forest-based climate change mitigation programs being developed under the auspices of the United Nations.</text:p>
            <text:p/>
            <text:p>In its political analysis of the control over and the use of nature, this book opens up new avenues for reflecting on how legacies of the past and international interventions interject into domestic political processes to produce specific configurations of environmental protection and social justice. Democracy in the Woods offers a theoretically rigorous argument about why and in what specific ways politics determine the prospects of a socially just and environmentally secure worl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1" calcext:value-type="float">
            <text:p>1</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17" calcext:value-type="float">
            <text:p>2017</text:p>
          </table:table-cell>
          <table:table-cell office:value-type="string" calcext:value-type="string">
            <text:p>https://books.google.com/books?hl=en&amp;lr=&amp;id=X4CuDQAAQBAJ&amp;oi=fnd&amp;pg=PP1&amp;dq=%22elections%22%7C%22democracy%22%7C%22leader+selection%22%7C%22campaign%22%7C%22political+cycle%22+%22deforestation%22%7C%22forest+conversion%22%7C%22forest+plantation%22%7C%22forest+conservation%22%7C%22forest+degradation%22%7C%22reforestation%22%7C%22forest+carbon%22%7C%22tree+cover+loss%22&amp;ots=o5JLiu-hMj&amp;sig=f4kEFLQALJBn8Gr7ZMs8KEIHj3c</text:p>
          </table:table-cell>
          <table:table-cell office:value-type="string" calcext:value-type="string">
            <text:p>https://scholar.google.com/scholar?cites=12948704316755469488&amp;as_sdt=2005&amp;sciodt=0,5&amp;hl=en</text:p>
          </table:table-cell>
          <table:table-cell office:value-type="float" office:value="513" calcext:value-type="float">
            <text:p>513</text:p>
          </table:table-cell>
          <table:table-cell office:value-type="string" calcext:value-type="string">
            <text:p>BOOK</text:p>
          </table:table-cell>
          <table:table-cell table:number-columns-repeated="7" office:value-type="string" calcext:value-type="string">
            <text:p>NA</text:p>
          </table:table-cell>
          <table:table-cell office:value-type="float" office:value="137" calcext:value-type="float">
            <text:p>137</text:p>
          </table:table-cell>
          <table:table-cell office:value-type="float" office:value="17.13" calcext:value-type="float">
            <text:p>17.13</text:p>
          </table:table-cell>
          <table:table-cell office:value-type="float" office:value="137" calcext:value-type="float">
            <text:p>137</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https://www.academia.edu/download/32029595/Kashwan_-_CODESRIA_BULLETIN_3_4_2012.pdf</text:p>
          </table:table-cell>
          <table:table-cell office:value-type="string" calcext:value-type="string">
            <text:p>https://scholar.google.com/scholar?q=related:sOTGjfgJs7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3">
          <table:table-cell office:value-type="float" office:value="258" calcext:value-type="float">
            <text:p>258</text:p>
          </table:table-cell>
          <table:table-cell office:value-type="string" calcext:value-type="string">
            <text:p>paper_441</text:p>
          </table:table-cell>
          <table:table-cell office:value-type="float" office:value="262" calcext:value-type="float">
            <text:p>262</text:p>
          </table:table-cell>
          <table:table-cell office:value-type="float" office:value="0" calcext:value-type="float">
            <text:p>0</text:p>
          </table:table-cell>
          <table:table-cell office:value-type="string" calcext:value-type="string">
            <text:p>CM Kauffman</text:p>
          </table:table-cell>
          <table:table-cell office:value-type="string" calcext:value-type="string">
            <text:p>Democracy in the Woods: Environmental Conservation and Social Justice in India, Tanzania, and Mexico. By Prakash Kashwan. New York: Oxford University Press …</text:p>
          </table:table-cell>
          <table:table-cell office:value-type="string" calcext:value-type="string">
            <text:p>democracy in the woods: environmental conservation and social justice in india, tanzania, and mexico. by prakash kashwan. new york: oxford university press …</text:p>
          </table:table-cell>
          <table:table-cell office:value-type="string" calcext:value-type="string">
            <text:p>Democracy in the Woods addresses these question by examining land rights conflicts--and the fate of forest-dependent peasants--in the context of the different forest property regimes in India, Tanzania, and Mexico. These three countries are prominent in the scholarship and policy debates about national forest policies and land conflicts associated with international support for nature conservation. This unique comparative study of national forestland regimes challenges the received wisdom that redistributive policies necessarily undermine the goals of environmental protection. It shows instead that the form that national environmental protection efforts take--either inclusive (as in Mexico) or exclusive (as in Tanzania and, for the most part, in India)--depends on whether dominant political parties are compelled to create structures of political intermediation that channel peasant demands for forest and land rights into the policy process. This book offers three different tests of this theory of political origins of forestland regimes. First, it explains why it took the Indian political elites nearly sixty years to introduce meaningful reforms of the colonial-era forestland regimes. Second, it successfully explains the rather counterintuitive local outcomes of the programs for formalization of land rights in India, Tanzania, and Mexico. Third, it provides a coherent explanation of why each of these three countries proposes a significantly different distribution of the benefits of forest-based climate change mitigation programs being developed under the auspices of the United Nations.</text:p>
            <text:p/>
            <text:p>In its political analysis of the control over and the use of nature, this book opens up new avenues for reflecting on how legacies of the past and international interventions interject into domestic political processes to produce specific configurations of environmental protection and social justice. Democracy in the Woods offers a theoretically rigorous argument about why and in what specific ways politics determine the prospects of a socially just and environmentally secure world.</text:p>
          </table:table-cell>
          <table:table-cell table:number-columns-repeated="4" office:value-type="float" office:value="0" calcext:value-type="float">
            <text:p>0</text:p>
          </table:table-cell>
          <table:table-cell table:number-columns-repeated="2" table:style-name="ce8" office:value-type="float" office:value="1" calcext:value-type="float">
            <text:p>1</text:p>
          </table:table-cell>
          <table:table-cell office:value-type="string" calcext:value-type="string">
            <text:p>Perspectives on Politics</text:p>
          </table:table-cell>
          <table:table-cell table:number-columns-repeated="2" office:value-type="float" office:value="1" calcext:value-type="float">
            <text:p>1</text:p>
          </table:table-cell>
          <table:table-cell office:value-type="string" calcext:value-type="string">
            <text:p>cambridge.org</text:p>
          </table:table-cell>
          <table:table-cell office:value-type="float" office:value="2018" calcext:value-type="float">
            <text:p>2018</text:p>
          </table:table-cell>
          <table:table-cell office:value-type="string" calcext:value-type="string">
            <text:p>https://www.cambridge.org/core/journals/perspectives-on-politics/article/democracy-in-the-woods-environmental-conservation-and-social-justice-in-india-tanzania-and-mexico-by-prakash-kashwan-new-york-oxford-university-press-2017-336p-7800-cloth/954F2CFDF4C19A13A59FBE35E96B2F69</text:p>
          </table:table-cell>
          <table:table-cell office:value-type="string" calcext:value-type="string">
            <text:p>NA</text:p>
          </table:table-cell>
          <table:table-cell office:value-type="float" office:value="519" calcext:value-type="float">
            <text:p>519</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s://www.researchgate.net/profile/Prakash-Kashwan/publication/327145361_Grassroots_Global_Governance_Local_Watershed_Management_Experiments_and_the_Evolution_of_sustainable_Development_By_Craig_M_Kauffman_New_York_NY_Oxford_University_Press_272p_7800_cloth/links/5bc234fa458515a7a9e727d4/Grassroots-Global-Governance-Local-Watershed-Management-Experiments-and-the-Evolution-of-sustainable-Development-By-Craig-M-Kauffman-New-York-NY-Oxford-University-Press-272p-7800-cloth.pdf</text:p>
          </table:table-cell>
          <table:table-cell office:value-type="string" calcext:value-type="string">
            <text:p>https://scholar.google.com/scholar?q=related:-csueXEG1H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7">
          <table:table-cell office:value-type="float" office:value="259" calcext:value-type="float">
            <text:p>259</text:p>
          </table:table-cell>
          <table:table-cell office:value-type="string" calcext:value-type="string">
            <text:p>paper_442</text:p>
          </table:table-cell>
          <table:table-cell office:value-type="float" office:value="26" calcext:value-type="float">
            <text:p>26</text:p>
          </table:table-cell>
          <table:table-cell office:value-type="float" office:value="146" calcext:value-type="float">
            <text:p>146</text:p>
          </table:table-cell>
          <table:table-cell office:value-type="string" calcext:value-type="string">
            <text:p>D Held, A Hervey</text:p>
          </table:table-cell>
          <table:table-cell office:value-type="string" calcext:value-type="string">
            <text:p>Democracy, climate change and global governance: Democratic agency and the policy menu ahead</text:p>
          </table:table-cell>
          <table:table-cell office:value-type="string" calcext:value-type="string">
            <text:p>democracy, climate change and global governance: democratic agency and the policy menu ahead</text:p>
          </table:table-cell>
          <table:table-cell office:value-type="string" calcext:value-type="string">
            <text:p>This chapter examines the role of democracy in meeting the urgent challenge of climate</text:p>
            <text:p>change. The challenge is multifaceted and multilayered, involving many actors and</text:p>
            <text:p>agencies, and demanding effective policy at the level of both the nation-state and global</text:p>
            <text:p>governance. Moreover, it is difficult to address because it requires long-term policy</text:p>
            <text:p>commitments, and solutions that depend on complex scientific and technical development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The governance of climate change</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11" calcext:value-type="float">
            <text:p>2011</text:p>
          </table:table-cell>
          <table:table-cell office:value-type="string" calcext:value-type="string">
            <text:p>https://books.google.com/books?hl=en&amp;lr=&amp;id=XZz7zLDKDFkC&amp;oi=fnd&amp;pg=PA89&amp;dq=%22elections%22%7C%22democracy%22%7C%22leader+selection%22%7C%22campaign%22%7C%22political+cycle%22+%22deforestation%22%7C%22forest+conversion%22%7C%22forest+plantation%22%7C%22forest+conservation%22%7C%22forest+degradation%22%7C%22reforestation%22%7C%22forest+carbon%22%7C%22tree+cover+loss%22&amp;ots=Bp48j9v98C&amp;sig=9Ot5ouzcBdNtwA-2RTRTp7gTyMY</text:p>
          </table:table-cell>
          <table:table-cell office:value-type="string" calcext:value-type="string">
            <text:p>https://scholar.google.com/scholar?cites=3394479994378526839&amp;as_sdt=2005&amp;sciodt=0,5&amp;hl=en</text:p>
          </table:table-cell>
          <table:table-cell office:value-type="float" office:value="93" calcext:value-type="float">
            <text:p>93</text:p>
          </table:table-cell>
          <table:table-cell table:number-columns-repeated="8" office:value-type="string" calcext:value-type="string">
            <text:p>NA</text:p>
          </table:table-cell>
          <table:table-cell office:value-type="float" office:value="146" calcext:value-type="float">
            <text:p>146</text:p>
          </table:table-cell>
          <table:table-cell office:value-type="float" office:value="10.43" calcext:value-type="float">
            <text:p>10.43</text:p>
          </table:table-cell>
          <table:table-cell office:value-type="float" office:value="73" calcext:value-type="float">
            <text:p>73</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citeseerx.ist.psu.edu/document?repid=rep1&amp;type=pdf&amp;doi=cbe8b5884f4871e6c3900cdee0cdc154179965b3</text:p>
          </table:table-cell>
          <table:table-cell office:value-type="string" calcext:value-type="string">
            <text:p>https://scholar.google.com/scholar?q=related:dyAa9pGdGy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table-cell office:value-type="float" office:value="260" calcext:value-type="float">
            <text:p>260</text:p>
          </table:table-cell>
          <table:table-cell office:value-type="string" calcext:value-type="string">
            <text:p>paper_443</text:p>
          </table:table-cell>
          <table:table-cell office:value-type="float" office:value="263" calcext:value-type="float">
            <text:p>263</text:p>
          </table:table-cell>
          <table:table-cell office:value-type="float" office:value="152" calcext:value-type="float">
            <text:p>152</text:p>
          </table:table-cell>
          <table:table-cell office:value-type="string" calcext:value-type="string">
            <text:p>P Burnell</text:p>
          </table:table-cell>
          <table:table-cell office:value-type="string" calcext:value-type="string">
            <text:p>Democracy, democratization and climate change: complex relationships</text:p>
          </table:table-cell>
          <table:table-cell office:value-type="string" calcext:value-type="string">
            <text:p>democracy, democratization and climate change: complex relationships</text:p>
          </table:table-cell>
          <table:table-cell office:value-type="string" calcext:value-type="string">
            <text:p>Relationships between democracy and more particularly democratization on the one side and climate change and responses to that on the other are underexplored in the two literatures on democratization and climate change. A complex web exists, characterized by interdependence and reciprocal effects. These must be plotted in as systematic and comprehensive a way as possible. Only then can we establish whether democratization really matters for climate change and for responding adequately to the challenges it poses. And only then can we assess the consequences that a changing climate might have for democracy and democratization. Implications follow for international efforts to support the spread of democracy around the world and for climate governance. This collection of theoretically informed and empirically rooted studies combines insights from academics and more policy-oriented writers. A major objective is to facilitate dialogue among not just analysts of democracy, democratization and climate change but with actors in two fields: international democracy support and climate action.</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Democratization</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12" calcext:value-type="float">
            <text:p>2012</text:p>
          </table:table-cell>
          <table:table-cell office:value-type="string" calcext:value-type="string">
            <text:p>https://www.tandfonline.com/doi/abs/10.1080/13510347.2012.709684</text:p>
          </table:table-cell>
          <table:table-cell office:value-type="string" calcext:value-type="string">
            <text:p>https://scholar.google.com/scholar?cites=14239046445380970640&amp;as_sdt=2005&amp;sciodt=0,5&amp;hl=en</text:p>
          </table:table-cell>
          <table:table-cell office:value-type="float" office:value="813" calcext:value-type="float">
            <text:p>813</text:p>
          </table:table-cell>
          <table:table-cell office:value-type="string" calcext:value-type="string">
            <text:p>NA</text:p>
          </table:table-cell>
          <table:table-cell office:value-type="string" calcext:value-type="string">
            <text:p>10.1080/13510347.2012.709684</text:p>
          </table:table-cell>
          <table:table-cell table:number-columns-repeated="6" office:value-type="string" calcext:value-type="string">
            <text:p>NA</text:p>
          </table:table-cell>
          <table:table-cell office:value-type="float" office:value="152" calcext:value-type="float">
            <text:p>152</text:p>
          </table:table-cell>
          <table:table-cell office:value-type="float" office:value="11.69" calcext:value-type="float">
            <text:p>11.69</text:p>
          </table:table-cell>
          <table:table-cell office:value-type="float" office:value="152" calcext:value-type="float">
            <text:p>152</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https://www.tandfonline.com/doi/pdf/10.1080/13510347.2012.709684</text:p>
          </table:table-cell>
          <table:table-cell office:value-type="string" calcext:value-type="string">
            <text:p>https://scholar.google.com/scholar?q=related:kKg45UxBm8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8">
          <table:table-cell office:value-type="float" office:value="261" calcext:value-type="float">
            <text:p>261</text:p>
          </table:table-cell>
          <table:table-cell office:value-type="string" calcext:value-type="string">
            <text:p>paper_444</text:p>
          </table:table-cell>
          <table:table-cell office:value-type="float" office:value="264" calcext:value-type="float">
            <text:p>264</text:p>
          </table:table-cell>
          <table:table-cell office:value-type="float" office:value="80" calcext:value-type="float">
            <text:p>80</text:p>
          </table:table-cell>
          <table:table-cell office:value-type="string" calcext:value-type="string">
            <text:p>KP Gallagher, SC Thacker</text:p>
          </table:table-cell>
          <table:table-cell office:value-type="string" calcext:value-type="string">
            <text:p>Democracy, income, and environmental quality</text:p>
          </table:table-cell>
          <table:table-cell office:value-type="string" calcext:value-type="string">
            <text:p>democracy, income, and environmental quality</text:p>
          </table:table-cell>
          <table:table-cell office:value-type="string" calcext:value-type="string">
            <text:p>This paper considers the role of democracy in environmental quality and the Environmental Kuznets Curve (EKC). Some studies in the EKC literature have examined the extent to which democratic nations are more or less apt to have improving environmental conditions, but they have drawn from static measures of a nation�s current regime. In this paper we examine panel data from 1960 to 2001 and analyze the extent to which both the current level and the stock of a country�s democracy have significant and independent effects on a nation�s sulfur and carbon dioxide emissions. While we find no evidence for the short-run effect of the current level of democracy, we find strong evidence that long-term democracy stock helps lower sulfur and carbon dioxide emission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PERI. WP</text:p>
          </table:table-cell>
          <table:table-cell table:number-columns-repeated="2" office:value-type="float" office:value="1" calcext:value-type="float">
            <text:p>1</text:p>
          </table:table-cell>
          <table:table-cell office:value-type="string" calcext:value-type="string">
            <text:p>bu.edu</text:p>
          </table:table-cell>
          <table:table-cell office:value-type="float" office:value="2008" calcext:value-type="float">
            <text:p>2008</text:p>
          </table:table-cell>
          <table:table-cell office:value-type="string" calcext:value-type="string">
            <text:p>https://www.bu.edu/sthacker/files/2012/01/Democracy-Income-and-Environmental-Quality.pdf</text:p>
          </table:table-cell>
          <table:table-cell office:value-type="string" calcext:value-type="string">
            <text:p>https://scholar.google.com/scholar?cites=15264628566675373225&amp;as_sdt=2005&amp;sciodt=0,5&amp;hl=en</text:p>
          </table:table-cell>
          <table:table-cell office:value-type="float" office:value="872" calcext:value-type="float">
            <text:p>872</text:p>
          </table:table-cell>
          <table:table-cell office:value-type="string" calcext:value-type="string">
            <text:p>PDF</text:p>
          </table:table-cell>
          <table:table-cell table:number-columns-repeated="7" office:value-type="string" calcext:value-type="string">
            <text:p>NA</text:p>
          </table:table-cell>
          <table:table-cell office:value-type="float" office:value="80" calcext:value-type="float">
            <text:p>80</text:p>
          </table:table-cell>
          <table:table-cell office:value-type="float" office:value="4.71" calcext:value-type="float">
            <text:p>4.71</text:p>
          </table:table-cell>
          <table:table-cell office:value-type="float" office:value="40" calcext:value-type="float">
            <text:p>40</text:p>
          </table:table-cell>
          <table:table-cell office:value-type="float" office:value="2" calcext:value-type="float">
            <text:p>2</text:p>
          </table:table-cell>
          <table:table-cell office:value-type="float" office:value="17" calcext:value-type="float">
            <text:p>17</text:p>
          </table:table-cell>
          <table:table-cell office:value-type="string" calcext:value-type="string">
            <text:p>https://www.bu.edu/sthacker/files/2012/01/Democracy-Income-and-Environmental-Quality.pdf</text:p>
          </table:table-cell>
          <table:table-cell office:value-type="string" calcext:value-type="string">
            <text:p>https://scholar.google.com/scholar?q=related:qTz3UM7a1t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5">
          <table:table-cell office:value-type="float" office:value="262" calcext:value-type="float">
            <text:p>262</text:p>
          </table:table-cell>
          <table:table-cell office:value-type="string" calcext:value-type="string">
            <text:p>paper_445</text:p>
          </table:table-cell>
          <table:table-cell office:value-type="float" office:value="265" calcext:value-type="float">
            <text:p>265</text:p>
          </table:table-cell>
          <table:table-cell office:value-type="float" office:value="126" calcext:value-type="float">
            <text:p>126</text:p>
          </table:table-cell>
          <table:table-cell office:value-type="string" calcext:value-type="string">
            <text:p>E Silva</text:p>
          </table:table-cell>
          <table:table-cell office:value-type="string" calcext:value-type="string">
            <text:p>Democracy, market economics, and environmental policy in Chile</text:p>
          </table:table-cell>
          <table:table-cell office:value-type="string" calcext:value-type="string">
            <text:p>democracy, market economics, and environmental policy in chile</text:p>
          </table:table-cell>
          <table:table-cell office:value-type="string" calcext:value-type="string">
            <text:p>Eduardo Silva hile�s return to democratic rule with sustained economic growth C provided the opportunity for some much-welcomed political space that, it was hoped, would permit the country to attend, at long last, to a number of pressing issues which had been long deferred, if not ignored, by the previous military government. Some of those issues, such as the consolidation of democracy, poverty, and human rights, had been the subject of considerable study by scholars. Much less studied, however, although also on the agenda, was the promise to address Chile�s environmental problems, which had become much exacerbated under the laissez-faire economic model favored by the military regime. Because the new democratic administrations have followed through on that promise, the Chilean example lends support to that hypothesis which holds that environmental concerns in developing countries can be addressed more effectively under economically stable democratic regimes than by authoritarian political systems.</text:p>
            <text:p>While Chile�s recent environmental policy clearly offers hope for the future, it also presents a challenge. Policy debates on environmental questions have been surprisingly sharp and bruising. The force and outcome of these debates give rise to two questions. First, can develop ing countries with neoliberal policy orientations consider a sufficiently</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Journal of interamerican studies and world affairs</text:p>
          </table:table-cell>
          <table:table-cell table:number-columns-repeated="2" office:value-type="float" office:value="1" calcext:value-type="float">
            <text:p>1</text:p>
          </table:table-cell>
          <table:table-cell office:value-type="string" calcext:value-type="string">
            <text:p>Wiley Online Library</text:p>
          </table:table-cell>
          <table:table-cell office:value-type="float" office:value="1996" calcext:value-type="float">
            <text:p>1996</text:p>
          </table:table-cell>
          <table:table-cell office:value-type="string" calcext:value-type="string">
            <text:p>https://onlinelibrary.wiley.com/doi/abs/10.1111/j.1548-2456.1996.tb00001.x</text:p>
          </table:table-cell>
          <table:table-cell office:value-type="string" calcext:value-type="string">
            <text:p>https://scholar.google.com/scholar?cites=14843335496799913845&amp;as_sdt=2005&amp;sciodt=0,5&amp;hl=en</text:p>
          </table:table-cell>
          <table:table-cell office:value-type="float" office:value="729" calcext:value-type="float">
            <text:p>729</text:p>
          </table:table-cell>
          <table:table-cell office:value-type="string" calcext:value-type="string">
            <text:p>NA</text:p>
          </table:table-cell>
          <table:table-cell office:value-type="string" calcext:value-type="string">
            <text:p>10.1111/j.1548-2456.1996.tb00001.x</text:p>
          </table:table-cell>
          <table:table-cell table:number-columns-repeated="6" office:value-type="string" calcext:value-type="string">
            <text:p>NA</text:p>
          </table:table-cell>
          <table:table-cell office:value-type="float" office:value="126" calcext:value-type="float">
            <text:p>126</text:p>
          </table:table-cell>
          <table:table-cell office:value-type="float" office:value="4.34" calcext:value-type="float">
            <text:p>4.34</text:p>
          </table:table-cell>
          <table:table-cell office:value-type="float" office:value="126" calcext:value-type="float">
            <text:p>126</text:p>
          </table:table-cell>
          <table:table-cell office:value-type="float" office:value="1" calcext:value-type="float">
            <text:p>1</text:p>
          </table:table-cell>
          <table:table-cell office:value-type="float" office:value="29" calcext:value-type="float">
            <text:p>29</text:p>
          </table:table-cell>
          <table:table-cell office:value-type="string" calcext:value-type="string">
            <text:p>https://irl.umsl.edu/cgi/viewcontent.cgi?article=1212&amp;context=cis</text:p>
          </table:table-cell>
          <table:table-cell office:value-type="string" calcext:value-type="string">
            <text:p>https://scholar.google.com/scholar?q=related:dYe0sP0e_s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6">
          <table:table-cell office:value-type="float" office:value="263" calcext:value-type="float">
            <text:p>263</text:p>
          </table:table-cell>
          <table:table-cell office:value-type="string" calcext:value-type="string">
            <text:p>paper_447</text:p>
          </table:table-cell>
          <table:table-cell office:value-type="float" office:value="266" calcext:value-type="float">
            <text:p>266</text:p>
          </table:table-cell>
          <table:table-cell office:value-type="float" office:value="61" calcext:value-type="float">
            <text:p>61</text:p>
          </table:table-cell>
          <table:table-cell office:value-type="string" calcext:value-type="string">
            <text:p>Didia, DO</text:p>
          </table:table-cell>
          <table:table-cell office:value-type="string" calcext:value-type="string">
            <text:p>Democracy, political instability and tropical deforestation</text:p>
          </table:table-cell>
          <table:table-cell office:value-type="string" calcext:value-type="string">
            <text:p>democracy, political instability and tropical deforestation</text:p>
          </table:table-cell>
          <table:table-cell office:value-type="string" calcext:value-type="string">
            <text:p>The alarming rate of depletion of tropical forests and the economic, social, and environmental implications are serious issues facing the world. Very prominent among the myriad factors at play is the political environment within these tropical countries. This study therefore investigates to what extent the rate of tropical deforestation is exacerbated by the democratic/non-democratic nature of the governments in power. We construct a democracy index variable for fifty-five countries across the four regions of the tropical world. The average annual deforestation from 1981-85, is compared to the democracy index variable. We find a strong negative correlation between the level of democracy and the rate of tropical forest exploitation. The global policy implications of this finding are outlined. Copyright (C) 1997 Elsevier Science Ltd.</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GLOBAL ENVIRONMENTAL CHANGE-HUMAN AND POLICY DIMENSIONS</text:p>
          </table:table-cell>
          <table:table-cell table:number-columns-repeated="2" office:value-type="float" office:value="1" calcext:value-type="float">
            <text:p>1</text:p>
          </table:table-cell>
          <table:table-cell office:value-type="string" calcext:value-type="string">
            <text:p>ELSEVIER SCI LTD</text:p>
          </table:table-cell>
          <table:table-cell office:value-type="float" office:value="1997" calcext:value-type="float">
            <text:p>1997</text:p>
          </table:table-cell>
          <table:table-cell office:value-type="string" calcext:value-type="string">
            <text:p>http://dx.doi.org/10.1016/S0959-3780(96)00024-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S0959-3780(96)00024-6</text:p>
          </table:table-cell>
          <table:table-cell office:value-type="string" calcext:value-type="string">
            <text:p>0959-3780</text:p>
          </table:table-cell>
          <table:table-cell office:value-type="string" calcext:value-type="string">
            <text:p>NA</text:p>
          </table:table-cell>
          <table:table-cell office:value-type="float" office:value="7" calcext:value-type="float">
            <text:p>7</text:p>
          </table:table-cell>
          <table:table-cell office:value-type="float" office:value="1" calcext:value-type="float">
            <text:p>1</text:p>
          </table:table-cell>
          <table:table-cell office:value-type="float" office:value="63" calcext:value-type="float">
            <text:p>63</text:p>
          </table:table-cell>
          <table:table-cell office:value-type="float" office:value="76" calcext:value-type="float">
            <text:p>76</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41">
          <table:table-cell office:value-type="float" office:value="264" calcext:value-type="float">
            <text:p>264</text:p>
          </table:table-cell>
          <table:table-cell office:value-type="string" calcext:value-type="string">
            <text:p>paper_448</text:p>
          </table:table-cell>
          <table:table-cell office:value-type="float" office:value="169" calcext:value-type="float">
            <text:p>169</text:p>
          </table:table-cell>
          <table:table-cell office:value-type="float" office:value="129" calcext:value-type="float">
            <text:p>129</text:p>
          </table:table-cell>
          <table:table-cell office:value-type="string" calcext:value-type="string">
            <text:p>K Kumar, JM Kerr</text:p>
          </table:table-cell>
          <table:table-cell office:value-type="string" calcext:value-type="string">
            <text:p>Democratic assertions: the making of India's recognition of Forest Rights Act</text:p>
          </table:table-cell>
          <table:table-cell office:value-type="string" calcext:value-type="string">
            <text:p>democratic assertions: the making of india's recognition of forest rights act</text:p>
          </table:table-cell>
          <table:table-cell office:value-type="string" calcext:value-type="string">
            <text:p>Inclusion of marginalized sections and minorities remains one of the most vexing problems for democratic politics. This article discusses the enactment of a recent Indian law, �The Scheduled Tribes and Other Traditional Forest Dwellers (Recognition of Rights) Act, 2006�, as exemplifying the possibilities of inclusion of marginalized groups in democratic processes. The law was enacted in response to a nationwide mobilization of marginalized forest dwellers and their advocates demanding rights over forests. Grassroots-level formations representing forest dwellers came together across scales and spaces to form a network that successfully negotiated India's democratic politics to achieve the passage of the law. The case illustrates the role of grassroots mobilizations in creating alternate discourses of legitimacy, networking across scales and locations, and using spaces provided by representative democracy to include the voices and demands of the marginalized in democracie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Development and Change</text:p>
          </table:table-cell>
          <table:table-cell table:number-columns-repeated="2" office:value-type="float" office:value="1" calcext:value-type="float">
            <text:p>1</text:p>
          </table:table-cell>
          <table:table-cell office:value-type="string" calcext:value-type="string">
            <text:p>Wiley Online Library</text:p>
          </table:table-cell>
          <table:table-cell office:value-type="float" office:value="2012" calcext:value-type="float">
            <text:p>2012</text:p>
          </table:table-cell>
          <table:table-cell office:value-type="string" calcext:value-type="string">
            <text:p>https://onlinelibrary.wiley.com/doi/abs/10.1111/j.1467-7660.2012.01777.x</text:p>
          </table:table-cell>
          <table:table-cell office:value-type="string" calcext:value-type="string">
            <text:p>https://scholar.google.com/scholar?cites=9867918707616256870&amp;as_sdt=2005&amp;sciodt=0,5&amp;hl=en</text:p>
          </table:table-cell>
          <table:table-cell office:value-type="float" office:value="810" calcext:value-type="float">
            <text:p>810</text:p>
          </table:table-cell>
          <table:table-cell office:value-type="string" calcext:value-type="string">
            <text:p>NA</text:p>
          </table:table-cell>
          <table:table-cell office:value-type="string" calcext:value-type="string">
            <text:p>10.1111/j.1467-7660.2012.01777.x</text:p>
          </table:table-cell>
          <table:table-cell table:number-columns-repeated="6" office:value-type="string" calcext:value-type="string">
            <text:p>NA</text:p>
          </table:table-cell>
          <table:table-cell office:value-type="float" office:value="129" calcext:value-type="float">
            <text:p>129</text:p>
          </table:table-cell>
          <table:table-cell office:value-type="float" office:value="9.92" calcext:value-type="float">
            <text:p>9.92</text:p>
          </table:table-cell>
          <table:table-cell office:value-type="float" office:value="65" calcext:value-type="float">
            <text:p>65</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https://www.academia.edu/download/101268597/D_C_20Paper_20printed.pdf</text:p>
          </table:table-cell>
          <table:table-cell office:value-type="string" calcext:value-type="string">
            <text:p>https://scholar.google.com/scholar?q=related:ZhPmN8jj8Y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table-cell office:value-type="float" office:value="265" calcext:value-type="float">
            <text:p>265</text:p>
          </table:table-cell>
          <table:table-cell office:value-type="string" calcext:value-type="string">
            <text:p>paper_449</text:p>
          </table:table-cell>
          <table:table-cell office:value-type="float" office:value="23" calcext:value-type="float">
            <text:p>23</text:p>
          </table:table-cell>
          <table:table-cell office:value-type="float" office:value="7" calcext:value-type="float">
            <text:p>7</text:p>
          </table:table-cell>
          <table:table-cell office:value-type="string" calcext:value-type="string">
            <text:p>S. McCarthy</text:p>
          </table:table-cell>
          <table:table-cell office:value-type="string" calcext:value-type="string">
            <text:p>Democratic change and forest governance in the Asia Pacific: Implications for Myanmar</text:p>
          </table:table-cell>
          <table:table-cell office:value-type="string" calcext:value-type="string">
            <text:p>democratic change and forest governance in the asia pacific: implications for myanmar</text:p>
          </table:table-cell>
          <table:table-cell office:value-type="string" calcext:value-type="string">
            <text:p>While signs of democratization in a country may raise hopes of better natural resource governance, especially of forests, evidence from the Asia Pacific region in countries such as Indonesia and Cambodia demonstrates no significant relationship between a country�s transition toward democracy and better forestry governance. Myanmar�s transition to democracy is unlikely to counter this trend. Deeply vested interests operate within democratizing countries <text:s/>that outweigh the support inside governments or civil society for improving forestry conservation. Incumbents also stand to benefit directly from initiatives that promote free trade and further investment in the forestry sector at the expense of the environment and the most vulnerable in society. International organizations returning to Myanmar must fine-tune their policies to accommodate the local political economy of deforestation and should engage with elements on the periphery, dissenting voices inside the government, and a broad range of local civil society organizations. Failure to do so may exacerbate current trends and lead to future conflicts in the already volatile cease-fire areas</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Asia Pacific Issues</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14" calcext:value-type="float">
            <text:p>2014</text:p>
          </table:table-cell>
          <table:table-cell office:value-type="string" calcext:value-type="string">
            <text:p>https://www.scopus.com/inward/record.uri?partnerID=HzOxMe3b&amp;scp=84894360709&amp;origin=inward</text:p>
          </table:table-cell>
          <table:table-cell office:value-type="string" calcext:value-type="string">
            <text:p>https://www.scopus.com/inward/citedby.uri?partnerID=HzOxMe3b&amp;scp=84894360709&amp;origin=inward</text:p>
          </table:table-cell>
          <table:table-cell office:value-type="float" office:value="81" calcext:value-type="float">
            <text:p>81</text:p>
          </table:table-cell>
          <table:table-cell office:value-type="string" calcext:value-type="string">
            <text:p>Article</text:p>
          </table:table-cell>
          <table:table-cell office:value-type="string" calcext:value-type="string">
            <text:p>NA</text:p>
          </table:table-cell>
          <table:table-cell office:value-type="string" calcext:value-type="string">
            <text:p>1522-0966</text:p>
          </table:table-cell>
          <table:table-cell office:value-type="string" calcext:value-type="string">
            <text:p>https://api.elsevier.com/content/abstract/scopus_id/84894360709</text:p>
          </table:table-cell>
          <table:table-cell office:value-type="string" calcext:value-type="string">
            <text:p>NA</text:p>
          </table:table-cell>
          <table:table-cell office:value-type="float" office:value="112" calcext:value-type="float">
            <text:p>112</text:p>
          </table:table-cell>
          <table:table-cell office:value-type="float" office:value="1" calcext:value-type="float">
            <text:p>1</text:p>
          </table:table-cell>
          <table:table-cell office:value-type="float" office:value="8" calcext:value-type="float">
            <text:p>8</text:p>
          </table:table-cell>
          <table:table-cell office:value-type="float" office:value="7" calcext:value-type="float">
            <text:p>7</text:p>
          </table:table-cell>
          <table:table-cell office:value-type="float" office:value="0.64" calcext:value-type="float">
            <text:p>0.64</text:p>
          </table:table-cell>
          <table:table-cell office:value-type="float" office:value="7" calcext:value-type="float">
            <text:p>7</text:p>
          </table:table-cell>
          <table:table-cell office:value-type="float" office:value="1" calcext:value-type="float">
            <text:p>1</text:p>
          </table:table-cell>
          <table:table-cell office:value-type="float" office:value="11" calcext:value-type="float">
            <text:p>11</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9">
          <table:table-cell office:value-type="float" office:value="266" calcext:value-type="float">
            <text:p>266</text:p>
          </table:table-cell>
          <table:table-cell office:value-type="string" calcext:value-type="string">
            <text:p>paper_45</text:p>
          </table:table-cell>
          <table:table-cell office:value-type="float" office:value="191" calcext:value-type="float">
            <text:p>191</text:p>
          </table:table-cell>
          <table:table-cell office:value-type="float" office:value="290" calcext:value-type="float">
            <text:p>290</text:p>
          </table:table-cell>
          <table:table-cell office:value-type="string" calcext:value-type="string">
            <text:p>AP Gautam, GP Shivakoti…</text:p>
          </table:table-cell>
          <table:table-cell office:value-type="string" calcext:value-type="string">
            <text:p>A review of forest policies, institutions, and changes in the resource condition in Nepal</text:p>
          </table:table-cell>
          <table:table-cell office:value-type="string" calcext:value-type="string">
            <text:p>a review of forest policies, institutions, and changes in the resource condition in nepal</text:p>
          </table:table-cell>
          <table:table-cell office:value-type="string" calcext:value-type="string">
            <text:p>This paper reviews the evolution of forest policies and forestry institutions in Nepal and tracks the accompanying trends of change in the country�s forest cover over the last century. Our objective is to provide an essential foundation to the policy reform process that is underway in Nepal and many other Asian countries. The review shows that before 1957 the Nepalese government�s focus was on conversion of forestlands to farmlands, and extraction of timber for export. After the nationalisation of the forests in 1957 until 1976, policy-making efforts were oriented towards national control of forests through stringent laws and expansion of the forest bureaucracy. This approach failed as evidenced by widespread deforestation and forest degradation across the country during the 1960s through 1980s. Early efforts of the government and donor agencies to rectify the problem through reforestation and afforestation also largely failed, but these efforts paved the way for subsequent initiation of the participatory approach to forest management in the late 1970s. Since then, community-based forest management evolved continuously under the aegis of supportive forest policies and legislations. The present community forestry program has met with notable successes in some areas. However, the program has been confronted with some contentious issues in recent years including a policy debate over the suitability of forests in the southern lowlands (the terai) for community management and sharing of income obtained from community forests. These and some other issues surrounding the community forestry program are discussed and their implications for designing or improving future forest governance have been identifie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International forestry …</text:p>
          </table:table-cell>
          <table:table-cell table:number-columns-repeated="2" office:value-type="float" office:value="1" calcext:value-type="float">
            <text:p>1</text:p>
          </table:table-cell>
          <table:table-cell office:value-type="string" calcext:value-type="string">
            <text:p>ingentaconnect.com</text:p>
          </table:table-cell>
          <table:table-cell office:value-type="float" office:value="2004" calcext:value-type="float">
            <text:p>2004</text:p>
          </table:table-cell>
          <table:table-cell office:value-type="string" calcext:value-type="string">
            <text:p>https://www.ingentaconnect.com/content/cfa/ifr/2004/00000006/00000002/art00005</text:p>
          </table:table-cell>
          <table:table-cell office:value-type="string" calcext:value-type="string">
            <text:p>https://scholar.google.com/scholar?cites=4638581830144150175&amp;as_sdt=2005&amp;sciodt=0,5&amp;hl=en</text:p>
          </table:table-cell>
          <table:table-cell office:value-type="float" office:value="895" calcext:value-type="float">
            <text:p>895</text:p>
          </table:table-cell>
          <table:table-cell table:number-columns-repeated="8" office:value-type="string" calcext:value-type="string">
            <text:p>NA</text:p>
          </table:table-cell>
          <table:table-cell office:value-type="float" office:value="290" calcext:value-type="float">
            <text:p>290</text:p>
          </table:table-cell>
          <table:table-cell office:value-type="float" office:value="13.81" calcext:value-type="float">
            <text:p>13.81</text:p>
          </table:table-cell>
          <table:table-cell office:value-type="float" office:value="97" calcext:value-type="float">
            <text:p>97</text:p>
          </table:table-cell>
          <table:table-cell office:value-type="float" office:value="3" calcext:value-type="float">
            <text:p>3</text:p>
          </table:table-cell>
          <table:table-cell office:value-type="float" office:value="21" calcext:value-type="float">
            <text:p>21</text:p>
          </table:table-cell>
          <table:table-cell office:value-type="string" calcext:value-type="string">
            <text:p>https://www.researchgate.net/profile/Ganesh-Shivakoti/publication/242661877_A_Review_of_Forest_Policies_Institutions_and_Changes_in_the_Resource_Condition_in_Nepal/links/0deec534b28aaccc17000000/A-Review-of-Forest-Policies-Institutions-and-Changes-in-the-Resource-Condition-in-Nepal.pdf</text:p>
          </table:table-cell>
          <table:table-cell office:value-type="string" calcext:value-type="string">
            <text:p>https://scholar.google.com/scholar?q=related:n8pSJ5mNX0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1">
          <table:table-cell office:value-type="float" office:value="267" calcext:value-type="float">
            <text:p>267</text:p>
          </table:table-cell>
          <table:table-cell office:value-type="string" calcext:value-type="string">
            <text:p>paper_450</text:p>
          </table:table-cell>
          <table:table-cell office:value-type="float" office:value="267" calcext:value-type="float">
            <text:p>267</text:p>
          </table:table-cell>
          <table:table-cell office:value-type="float" office:value="4" calcext:value-type="float">
            <text:p>4</text:p>
          </table:table-cell>
          <table:table-cell office:value-type="string" calcext:value-type="string">
            <text:p>Larjavaara, M</text:p>
          </table:table-cell>
          <table:table-cell office:value-type="string" calcext:value-type="string">
            <text:p>Democratic less-developed countries cause global deforestation</text:p>
          </table:table-cell>
          <table:table-cell office:value-type="string" calcext:value-type="string">
            <text:p>democratic less-developed countries cause global deforestation</text:p>
          </table:table-cell>
          <table:table-cell office:value-type="string" calcext:value-type="string">
            <text:p>The role of democracy on deforestation has been analysed previously but the results have been contradictory. In this study, FAO statistics on forest area change in countries of the world from 2000 to 2010 were compared with three independent democracy indices. Democratic less-developed countries caused 55%-74% of the net global forest area decrease and non-democratic less-developed countries caused 66%-67% of the net forest increase. When the relative forest area change weighted with forest area in the country was plotted against the level of democracy in 121-131 less-developed countries the slopes of fitted linear regressions were statistically significant for all three democracy indices, linking positive forest area change and non-democracy. The potential mechanisms causing these trends are unclear but nevertheless the Vigorous promotion of democratic methods by donors in high-income countries should be questioned.</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INTERNATIONAL FORESTRY REVIEW</text:p>
          </table:table-cell>
          <table:table-cell table:number-columns-repeated="2" office:value-type="float" office:value="1" calcext:value-type="float">
            <text:p>1</text:p>
          </table:table-cell>
          <table:table-cell office:value-type="string" calcext:value-type="string">
            <text:p>COMMONWEALTH FORESTRY ASSOC</text:p>
          </table:table-cell>
          <table:table-cell office:value-type="float" office:value="2012" calcext:value-type="float">
            <text:p>2012</text:p>
          </table:table-cell>
          <table:table-cell office:value-type="string" calcext:value-type="string">
            <text:p>http://dx.doi.org/10.1505/14655481280264666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505/146554812802646666</text:p>
          </table:table-cell>
          <table:table-cell office:value-type="string" calcext:value-type="string">
            <text:p>1465-5489</text:p>
          </table:table-cell>
          <table:table-cell office:value-type="string" calcext:value-type="string">
            <text:p>NA</text:p>
          </table:table-cell>
          <table:table-cell office:value-type="float" office:value="14" calcext:value-type="float">
            <text:p>14</text:p>
          </table:table-cell>
          <table:table-cell office:value-type="float" office:value="3" calcext:value-type="float">
            <text:p>3</text:p>
          </table:table-cell>
          <table:table-cell office:value-type="float" office:value="299" calcext:value-type="float">
            <text:p>299</text:p>
          </table:table-cell>
          <table:table-cell office:value-type="float" office:value="313" calcext:value-type="float">
            <text:p>313</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39">
          <table:table-cell office:value-type="float" office:value="268" calcext:value-type="float">
            <text:p>268</text:p>
          </table:table-cell>
          <table:table-cell office:value-type="string" calcext:value-type="string">
            <text:p>paper_451</text:p>
          </table:table-cell>
          <table:table-cell office:value-type="float" office:value="268" calcext:value-type="float">
            <text:p>268</text:p>
          </table:table-cell>
          <table:table-cell office:value-type="float" office:value="4" calcext:value-type="float">
            <text:p>4</text:p>
          </table:table-cell>
          <table:table-cell office:value-type="string" calcext:value-type="string">
            <text:p>D. Tomsa</text:p>
          </table:table-cell>
          <table:table-cell office:value-type="string" calcext:value-type="string">
            <text:p>Democratic Regression and Environmental Politics in Indonesia</text:p>
          </table:table-cell>
          <table:table-cell office:value-type="string" calcext:value-type="string">
            <text:p>democratic regression and environmental politics in indonesia</text:p>
          </table:table-cell>
          <table:table-cell office:value-type="string" calcext:value-type="string">
            <text:p>For more than a decade, the quality of democracy around the world has been declining, but we still know little about the diverse impacts of this democratic recession on environmental politics. This article provides new insights about the implications of democratic regression for environmental politics in Indonesia, which is Southeast Asia�s largest democracy, a globally important biodiversity hotspot, and an example of democratic decline. Based on an analysis of academic literature, international and Indonesian media reports, as well as survey data, this article argues that in Indonesia, democratic decline has had several detrimental consequences for environmental politics. In particular, we argue that the nationalist framing of infrastructure development, along with controversial new laws and tightening restrictions on both activists and academics are undermining prospects for environmental protection. The article also highlights some silver linings that provide hope for both Indonesia�s democracy and its embattled environment.</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Asian Studies Review</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23" calcext:value-type="float">
            <text:p>2023</text:p>
          </table:table-cell>
          <table:table-cell office:value-type="string" calcext:value-type="string">
            <text:p>https://www.scopus.com/inward/record.uri?partnerID=HzOxMe3b&amp;scp=85152641955&amp;origin=inward</text:p>
          </table:table-cell>
          <table:table-cell office:value-type="string" calcext:value-type="string">
            <text:p>https://www.scopus.com/inward/citedby.uri?partnerID=HzOxMe3b&amp;scp=85152641955&amp;origin=inward</text:p>
          </table:table-cell>
          <table:table-cell office:value-type="float" office:value="71" calcext:value-type="float">
            <text:p>71</text:p>
          </table:table-cell>
          <table:table-cell office:value-type="string" calcext:value-type="string">
            <text:p>Article</text:p>
          </table:table-cell>
          <table:table-cell office:value-type="string" calcext:value-type="string">
            <text:p>10.1080/10357823.2023.2189690</text:p>
          </table:table-cell>
          <table:table-cell office:value-type="string" calcext:value-type="string">
            <text:p>1035-7823</text:p>
          </table:table-cell>
          <table:table-cell office:value-type="string" calcext:value-type="string">
            <text:p>https://api.elsevier.com/content/abstract/scopus_id/85152641955</text:p>
          </table:table-cell>
          <table:table-cell office:value-type="float" office:value="47" calcext:value-type="float">
            <text:p>47</text:p>
          </table:table-cell>
          <table:table-cell office:value-type="float" office:value="4" calcext:value-type="float">
            <text:p>4</text:p>
          </table:table-cell>
          <table:table-cell office:value-type="float" office:value="740" calcext:value-type="float">
            <text:p>740</text:p>
          </table:table-cell>
          <table:table-cell office:value-type="float" office:value="760" calcext:value-type="float">
            <text:p>760</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8">
          <table:table-cell office:value-type="float" office:value="269" calcext:value-type="float">
            <text:p>269</text:p>
          </table:table-cell>
          <table:table-cell office:value-type="string" calcext:value-type="string">
            <text:p>paper_452</text:p>
          </table:table-cell>
          <table:table-cell office:value-type="float" office:value="269" calcext:value-type="float">
            <text:p>269</text:p>
          </table:table-cell>
          <table:table-cell office:value-type="float" office:value="32" calcext:value-type="float">
            <text:p>32</text:p>
          </table:table-cell>
          <table:table-cell office:value-type="string" calcext:value-type="string">
            <text:p>D Potter</text:p>
          </table:table-cell>
          <table:table-cell office:value-type="string" calcext:value-type="string">
            <text:p>Democratisation and the environment: NGOs and deforestation policies in India (Karnataka) and Indonesia (North Sumatra)</text:p>
          </table:table-cell>
          <table:table-cell office:value-type="string" calcext:value-type="string">
            <text:p>democratisation and the environment: ngos and deforestation policies in india (karnataka) and indonesia (north sumatra)</text:p>
          </table:table-cell>
          <table:table-cell office:value-type="string" calcext:value-type="string">
            <text:p>Given that democracy and environmental sustainability are two prominent values in current international discourse, it is remarkable that the comparative politics literature on democratisation virtually ignores the environment. Recent comparative analyses of democratisation drawing on modernisation theories refer to a wide range of more or less propitious economic, political, social and cultural conditions; but environmental variables are not amongst them, nor is there consideration of the possible consequences of democratisation for the environment (for example, Dahl 1989, Diamond et al. 1989, Vanhanen 1990, Hedenius 1992, Lipset 1994, Fukuyama 1995). Such analyses framed by transition theories, in which democratisation is seen as driven by the agency of particular elite initiatives, alliances and conflicts, likewise have nothing to say on this subject (for instance, Di Palma 1990, Mainwaring et al. 1992, Higley and Gunther 1992, Schmitter 1994, Pridham 1995). The same is the case with respect to explanations using some form of structural theory, in which democratisation is regarded as one of several historical trajectories each shaped by changing structures of class, state and transnational power (for example, Haggard and Kaufman 1992, Rueschemeyer et al. 1992, Potter 1993, Stephens 1993). In other recent works on democracy and democratisation there is no mention of the environment or only the briefest of references �in passing� (examples are Beetham 1994, Held 1993, Parry and Moran 1994). Huntington's (1994) major review article of the comparative politics literature on democratisation pays attention to both causes and consequences of democratisation, but there is no mention of possible environmental consequences.</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GOs and Environmental Policies</text:p>
          </table:table-cell>
          <table:table-cell table:number-columns-repeated="2" office:value-type="float" office:value="1" calcext:value-type="float">
            <text:p>1</text:p>
          </table:table-cell>
          <table:table-cell office:value-type="string" calcext:value-type="string">
            <text:p>taylorfrancis.com</text:p>
          </table:table-cell>
          <table:table-cell office:value-type="float" office:value="2005" calcext:value-type="float">
            <text:p>2005</text:p>
          </table:table-cell>
          <table:table-cell office:value-type="string" calcext:value-type="string">
            <text:p>https://www.taylorfrancis.com/chapters/edit/10.4324/9780203989135-2/democratisation-environment-ngos-deforestation-policies-india-karnataka-indonesia-north-sumatra-david-potter</text:p>
          </table:table-cell>
          <table:table-cell office:value-type="string" calcext:value-type="string">
            <text:p>https://scholar.google.com/scholar?cites=1048364388828196903&amp;as_sdt=2005&amp;sciodt=0,5&amp;hl=en</text:p>
          </table:table-cell>
          <table:table-cell office:value-type="float" office:value="26" calcext:value-type="float">
            <text:p>26</text:p>
          </table:table-cell>
          <table:table-cell office:value-type="string" calcext:value-type="string">
            <text:p>NA</text:p>
          </table:table-cell>
          <table:table-cell office:value-type="string" calcext:value-type="string">
            <text:p>10.4324/9780203989135-2</text:p>
          </table:table-cell>
          <table:table-cell table:number-columns-repeated="6" office:value-type="string" calcext:value-type="string">
            <text:p>NA</text:p>
          </table:table-cell>
          <table:table-cell office:value-type="float" office:value="32" calcext:value-type="float">
            <text:p>32</text:p>
          </table:table-cell>
          <table:table-cell office:value-type="float" office:value="1.6" calcext:value-type="float">
            <text:p>1.6</text:p>
          </table:table-cell>
          <table:table-cell office:value-type="float" office:value="32" calcext:value-type="float">
            <text:p>32</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NA</text:p>
          </table:table-cell>
          <table:table-cell office:value-type="string" calcext:value-type="string">
            <text:p>https://scholar.google.com/scholar?q=related:JzBGb9uJjA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1">
          <table:table-cell office:value-type="float" office:value="270" calcext:value-type="float">
            <text:p>270</text:p>
          </table:table-cell>
          <table:table-cell office:value-type="string" calcext:value-type="string">
            <text:p>paper_453</text:p>
          </table:table-cell>
          <table:table-cell office:value-type="float" office:value="161" calcext:value-type="float">
            <text:p>161</text:p>
          </table:table-cell>
          <table:table-cell office:value-type="float" office:value="19" calcext:value-type="float">
            <text:p>19</text:p>
          </table:table-cell>
          <table:table-cell office:value-type="string" calcext:value-type="string">
            <text:p>Sanford, L</text:p>
          </table:table-cell>
          <table:table-cell office:value-type="string" calcext:value-type="string">
            <text:p>Democratization, Elections, and Public Goods: The Evidence from Deforestation</text:p>
          </table:table-cell>
          <table:table-cell office:value-type="string" calcext:value-type="string">
            <text:p>democratization, elections, and public goods: the evidence from deforestation</text:p>
          </table:table-cell>
          <table:table-cell office:value-type="string" calcext:value-type="string">
            <text:p>This article shows that over the last three decades, competitive elections were associated with increased deforestation. Protection of forested areas provides long-term public goods, while their destruction provides short-term private goods for particular voters. Politicians facing a competitive election offer voters access to forested areas mainly for small-scale farming or commercial use of timber in exchange for electoral support. I test this theory of political deforestation using satellite generated global forest cover data and the results of over 1,000 national-level elections between 1982 and 2016. I find that countries that undergo a democratic transition lose an additional 0.8 percentage points of their forest cover each year, that years with close elections have over 1 percentage point per year higher forest cover loss compared to nonelection years, and that as the margin of victory in an election decreases by 10 points, the amount of deforestation increases by 0.7 percentage points per year. These increases are on the order of 5-10 times the average rate of forest loss globally. This suggests democratization is associated with underprovision of environmental public goods and contested elections are partially responsible for this underprovision.</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AMERICAN JOURNAL OF POLITICAL SCIENCE</text:p>
          </table:table-cell>
          <table:table-cell table:number-columns-repeated="2" office:value-type="float" office:value="1" calcext:value-type="float">
            <text:p>1</text:p>
          </table:table-cell>
          <table:table-cell office:value-type="string" calcext:value-type="string">
            <text:p>WILEY</text:p>
          </table:table-cell>
          <table:table-cell office:value-type="float" office:value="2023" calcext:value-type="float">
            <text:p>2023</text:p>
          </table:table-cell>
          <table:table-cell office:value-type="string" calcext:value-type="string">
            <text:p>http://dx.doi.org/10.1111/ajps.1266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11/ajps.12662</text:p>
          </table:table-cell>
          <table:table-cell office:value-type="string" calcext:value-type="string">
            <text:p>0092-5853</text:p>
          </table:table-cell>
          <table:table-cell office:value-type="string" calcext:value-type="string">
            <text:p>NA</text:p>
          </table:table-cell>
          <table:table-cell office:value-type="float" office:value="67" calcext:value-type="float">
            <text:p>67</text:p>
          </table:table-cell>
          <table:table-cell office:value-type="float" office:value="3" calcext:value-type="float">
            <text:p>3</text:p>
          </table:table-cell>
          <table:table-cell office:value-type="float" office:value="748" calcext:value-type="float">
            <text:p>748</text:p>
          </table:table-cell>
          <table:table-cell office:value-type="float" office:value="763" calcext:value-type="float">
            <text:p>763</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51">
          <table:table-cell office:value-type="float" office:value="271" calcext:value-type="float">
            <text:p>271</text:p>
          </table:table-cell>
          <table:table-cell office:value-type="string" calcext:value-type="string">
            <text:p>paper_454</text:p>
          </table:table-cell>
          <table:table-cell office:value-type="float" office:value="270" calcext:value-type="float">
            <text:p>270</text:p>
          </table:table-cell>
          <table:table-cell office:value-type="float" office:value="2" calcext:value-type="float">
            <text:p>2</text:p>
          </table:table-cell>
          <table:table-cell office:value-type="string" calcext:value-type="string">
            <text:p>L Sanford</text:p>
          </table:table-cell>
          <table:table-cell office:value-type="string" calcext:value-type="string">
            <text:p>Democratization, Elections, and Public Goods: The Evidence from Deforestation. Working Paper</text:p>
          </table:table-cell>
          <table:table-cell office:value-type="string" calcext:value-type="string">
            <text:p>democratization, elections, and public goods: the evidence from deforestation. working paper</text:p>
          </table:table-cell>
          <table:table-cell office:value-type="string" calcext:value-type="string">
            <text:p>This article shows that over the last three decades, competitive elections were associated with increased deforestation. Protection of forested areas provides long?term public goods, while their destruction provides short?term private goods for particular voters. Politicians facing a competitive election offer voters access to forested areas mainly for small?scale farming or commercial use of timber in exchange for electoral support. I test this theory of political deforestation using satellite generated global forest cover data and the results of over 1,000 national?level elections between 1982 and 2016. I find that countries that undergo a democratic transition lose an additional 0.8 percentage points of their forest cover each year, that years with close elections have over 1 percentage point per year higher forest cover loss compared to nonelection years, and that as the margin of victory in an election decreases by 10 points, the amount of deforestation increases by 0.7 percentage points per year. These increases are on the order of 5�10 times the average rate of forest loss globally. This suggests democratization is associated with underprovision of environmental public goods and contested elections are partially responsible for this�underprovision.</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18" calcext:value-type="float">
            <text:p>2018</text:p>
          </table:table-cell>
          <table:table-cell office:value-type="string" calcext:value-type="string">
            <text:p>NA</text:p>
          </table:table-cell>
          <table:table-cell office:value-type="string" calcext:value-type="string">
            <text:p>https://scholar.google.com/scholar?cites=8743629257152760364&amp;as_sdt=2005&amp;sciodt=0,5&amp;hl=en</text:p>
          </table:table-cell>
          <table:table-cell office:value-type="float" office:value="482" calcext:value-type="float">
            <text:p>482</text:p>
          </table:table-cell>
          <table:table-cell office:value-type="string" calcext:value-type="string">
            <text:p>CITATION</text:p>
          </table:table-cell>
          <table:table-cell table:number-columns-repeated="7" office:value-type="string" calcext:value-type="string">
            <text:p>NA</text:p>
          </table:table-cell>
          <table:table-cell office:value-type="float" office:value="2" calcext:value-type="float">
            <text:p>2</text:p>
          </table:table-cell>
          <table:table-cell office:value-type="float" office:value="0.29" calcext:value-type="float">
            <text:p>0.29</text:p>
          </table:table-cell>
          <table:table-cell office:value-type="float" office:value="2" calcext:value-type="float">
            <text:p>2</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NA</text:p>
          </table:table-cell>
          <table:table-cell office:value-type="string" calcext:value-type="string">
            <text:p>https://scholar.google.com/scholar?q=related:LIpN0HucV3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9">
          <table:table-cell office:value-type="float" office:value="272" calcext:value-type="float">
            <text:p>272</text:p>
          </table:table-cell>
          <table:table-cell office:value-type="string" calcext:value-type="string">
            <text:p>paper_466</text:p>
          </table:table-cell>
          <table:table-cell office:value-type="float" office:value="181" calcext:value-type="float">
            <text:p>181</text:p>
          </table:table-cell>
          <table:table-cell office:value-type="float" office:value="0" calcext:value-type="float">
            <text:p>0</text:p>
          </table:table-cell>
          <table:table-cell office:value-type="string" calcext:value-type="string">
            <text:p>MK Minlah</text:p>
          </table:table-cell>
          <table:table-cell office:value-type="string" calcext:value-type="string">
            <text:p>Determinants Of Deforestation In Ghana</text:p>
          </table:table-cell>
          <table:table-cell office:value-type="string" calcext:value-type="string">
            <text:p>determinants of deforestation in ghana</text:p>
          </table:table-cell>
          <table:table-cell office:value-type="string" calcext:value-type="string">
            <text:p>Deforestation is one of the major environmental challenges facing Ghana. Today, the impacts of deforestation continue to impinge on livelihoods of rural and urban dwellers, disrupting important environmental functions and severely destroying forest ecosystems. Some studies have analyzed factors that influence deforestation in Ghana. However, none have placed emphasis on the occurrence of the Environmental Kuznets Curve for deforestation in Ghana. This study employs the Auto Regressive Distributed Lag (ARDL) Bounds Testing approach to cointegration to empirically investigate the factors that cause deforestation in the long and short run as well as investigating the occurrence of the Environmental Kuznets Curve (EKC) for deforestation using time series data from 1970 and 2009. The long run estimation results indicate that variables such as urbanization, rural population pressure, globalization, Structural Adjustment Program (SAP), and agricultural technology affect deforestation in Ghana positively, while agricultural production index, forest exports value as a percentage of GDP, enforcement of property right and forest protection and exchange rate influence deforestation negatively. The impact of total external debt on deforestation Ghana was positive but not significant implying a weak confirmation of the Debt Resource Hypothesis in Ghana. Analysis of the EKC for deforestation in Ghana indicate that the phenomenon is real in Ghana with the per capita income turning point being at $ US 364.99 (in constant 2000 $ US) which will occur in 2011 at a deforestation rate of 1.5%. General and specific recommendations aimed at reducing deforestation are provide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ublication.aercafricalibrary.org</text:p>
          </table:table-cell>
          <table:table-cell office:value-type="float" office:value="2011" calcext:value-type="float">
            <text:p>2011</text:p>
          </table:table-cell>
          <table:table-cell office:value-type="string" calcext:value-type="string">
            <text:p>https://publication.aercafricalibrary.org/handle/123456789/2081</text:p>
          </table:table-cell>
          <table:table-cell office:value-type="string" calcext:value-type="string">
            <text:p>NA</text:p>
          </table:table-cell>
          <table:table-cell office:value-type="float" office:value="184" calcext:value-type="float">
            <text:p>184</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4" calcext:value-type="float">
            <text:p>14</text:p>
          </table:table-cell>
          <table:table-cell office:value-type="string" calcext:value-type="string">
            <text:p>https://publication.aercafricalibrary.org/bitstream/handle/123456789/2081/Michael%20cmap%20thesis.pdf?sequence=1</text:p>
          </table:table-cell>
          <table:table-cell office:value-type="string" calcext:value-type="string">
            <text:p>https://scholar.google.com/scholar?q=related:GXqpMiVFzE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4">
          <table:table-cell office:value-type="float" office:value="273" calcext:value-type="float">
            <text:p>273</text:p>
          </table:table-cell>
          <table:table-cell office:value-type="string" calcext:value-type="string">
            <text:p>paper_467</text:p>
          </table:table-cell>
          <table:table-cell office:value-type="float" office:value="179" calcext:value-type="float">
            <text:p>179</text:p>
          </table:table-cell>
          <table:table-cell office:value-type="float" office:value="80" calcext:value-type="float">
            <text:p>80</text:p>
          </table:table-cell>
          <table:table-cell office:value-type="string" calcext:value-type="string">
            <text:p>K Bhattarai, D Conway, M Yousef</text:p>
          </table:table-cell>
          <table:table-cell office:value-type="string" calcext:value-type="string">
            <text:p>Determinants of deforestation in Nepal's central development region</text:p>
          </table:table-cell>
          <table:table-cell office:value-type="string" calcext:value-type="string">
            <text:p>determinants of deforestation in nepal's central development region</text:p>
          </table:table-cell>
          <table:table-cell office:value-type="string" calcext:value-type="string">
            <text:p>The process of deforestation in the Central Development Region (CDR) of Nepal is diverse in space and time, with rapid deforestation still occurring in areas outside the national parks and wildlife reserves. This paper identifies the spatial driving forces (SDFs) of deforestation in the CDR for 1975�2000 using satellite data of 1975 (MSS), 1990 (TM), and 2000 (ETM+) along with socio-demographic and socioeconomic variables. Radiometrically calibrated satellite images are individually classified into seven distinct classes and merged together to cover the entire CDR. Classification accuracies are also assessed. Areas of land use and cover within the areas of each Village Development Committee (VDC) and municipality represented by GIS polygons are calculated from the classified images by overlaying vector files of 1845 polygons representing sections of VDCs and municipalities in 30�1199m, 1200�2399m, 2400�4999m and &gt;5000m elevation levels. These elevation levels were estimated from the DEM compiled from 24 ASTER scenes taken on different dates. Only the first three elevation levels are used in the analysis because area &gt;5000m is under permanent snow cover where human related forestry activities are almost negligible. A transition matrix is generated for 1975�1990 using classified images of 1975 and 1990 and then this product is used to further develop another transition matrix for 1990�2000 with the classified ETM+ 2000 images as the final stage. The GIS polygon layer is overlaid on the transition matrices to calculate deforestation areas for 1975�1990 and 1990�2000. Biophysical and socioeconomic information collected from various sources is then brought into a GIS platform for statistical analyses. Six linear regression models are estimated using SAS; in effect, two models for each elevation range representing the 1975�1990 and 1990�2000 periods of change to identify SDF influences on deforestation. These regression analyses reveal that deforestation in the CDR is related to multiple factors, such as farming population, genders of various ages, migration, elevation, road, distance from road to forest, meandering and erosion of river, and most importantly the conversion of forestland into farmland.</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Journal of Environmental Manage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09" calcext:value-type="float">
            <text:p>2009</text:p>
          </table:table-cell>
          <table:table-cell office:value-type="string" calcext:value-type="string">
            <text:p>https://www.sciencedirect.com/science/article/pii/S0301479709003107</text:p>
          </table:table-cell>
          <table:table-cell office:value-type="string" calcext:value-type="string">
            <text:p>https://scholar.google.com/scholar?cites=16116184934302266965&amp;as_sdt=2005&amp;sciodt=0,5&amp;hl=en</text:p>
          </table:table-cell>
          <table:table-cell office:value-type="float" office:value="312" calcext:value-type="float">
            <text:p>312</text:p>
          </table:table-cell>
          <table:table-cell table:number-columns-repeated="8" office:value-type="string" calcext:value-type="string">
            <text:p>NA</text:p>
          </table:table-cell>
          <table:table-cell office:value-type="float" office:value="80" calcext:value-type="float">
            <text:p>80</text:p>
          </table:table-cell>
          <table:table-cell office:value-type="float" office:value="5" calcext:value-type="float">
            <text:p>5</text:p>
          </table:table-cell>
          <table:table-cell office:value-type="float" office:value="27" calcext:value-type="float">
            <text:p>27</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https://digitalrepository.unm.edu/cgi/viewcontent.cgi?article=1017&amp;context=nsc_research</text:p>
          </table:table-cell>
          <table:table-cell office:value-type="string" calcext:value-type="string">
            <text:p>https://scholar.google.com/scholar?q=related:VbaWf88wqN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table-cell office:value-type="float" office:value="274" calcext:value-type="float">
            <text:p>274</text:p>
          </table:table-cell>
          <table:table-cell office:value-type="string" calcext:value-type="string">
            <text:p>paper_47</text:p>
          </table:table-cell>
          <table:table-cell office:value-type="float" office:value="192" calcext:value-type="float">
            <text:p>192</text:p>
          </table:table-cell>
          <table:table-cell office:value-type="float" office:value="13" calcext:value-type="float">
            <text:p>13</text:p>
          </table:table-cell>
          <table:table-cell office:value-type="string" calcext:value-type="string">
            <text:p>M Appiah, M Fagg, A Pappinen</text:p>
          </table:table-cell>
          <table:table-cell office:value-type="string" calcext:value-type="string">
            <text:p>A review of reforestation approaches in Ghana: sustainability and genuine local participation lessons for implementing REDD+ Activities</text:p>
          </table:table-cell>
          <table:table-cell office:value-type="string" calcext:value-type="string">
            <text:p>a review of reforestation approaches in ghana: sustainability and genuine local participation lessons for implementing redd+ activities</text:p>
          </table:table-cell>
          <table:table-cell office:value-type="string" calcext:value-type="string">
            <text:p>The sustainable management of reforestation activities is increasingly dependent upon local communities' cooperation and participation. However, their involvement in project activities has been challenging because of conflicting interests in forest utilization on the one hand, and conservation on the other. In Ghana, for instance, this challenge is compounded by unclear government land use policies. However, while these challenges remain, there are some steps that can still be taken in order to secure the long-term commitment of local people to the governance and management of reforestation projects. This article reviews research findings on reforestation projects focusing on four cases in Ghana with high levels of achievement of sustainability indicators. The review provides an overview of the key sustainable approaches utilized that could become a model for sustainable management of �Reducing Emissions from Deforestation and Forest Degradation plus�(REDD+) activities involving reforestation and livelihood development elsewhere. While seeking improved forest policy, a pressing need is to build the capacity of local people and institutions to manage integrated tree-crop systems independently and also to include all social groups in management and decision-making. The projects� initiators took steps to ensure land tenure confidence, as opposed to outright ownership (which is difficult to achieve), and suggest that it has been one of the main drivers in achieving successful local commitment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esearchgate.net</text:p>
          </table:table-cell>
          <table:table-cell office:value-type="float" office:value="2015" calcext:value-type="float">
            <text:p>2015</text:p>
          </table:table-cell>
          <table:table-cell office:value-type="string" calcext:value-type="string">
            <text:p>https://www.researchgate.net/profile/Mark-Appiah/publication/277288632_A_Review_of_Reforestation_Approaches_in_Ghana_Sustainability_and_Genuine_Local_Participation_Lessons_for_Implementing_REDD_Activities/links/55713c3208aef8e8dc632fdc/A-Review-of-Reforestation-Approaches-in-Ghana-Sustainability-and-Genuine-Local-Participation-Lessons-for-Implementing-REDD-Activities.pdf</text:p>
          </table:table-cell>
          <table:table-cell office:value-type="string" calcext:value-type="string">
            <text:p>https://scholar.google.com/scholar?cites=17315633635935117235&amp;as_sdt=2005&amp;sciodt=0,5&amp;hl=en</text:p>
          </table:table-cell>
          <table:table-cell office:value-type="float" office:value="507" calcext:value-type="float">
            <text:p>507</text:p>
          </table:table-cell>
          <table:table-cell office:value-type="string" calcext:value-type="string">
            <text:p>PDF</text:p>
          </table:table-cell>
          <table:table-cell table:number-columns-repeated="7" office:value-type="string" calcext:value-type="string">
            <text:p>NA</text:p>
          </table:table-cell>
          <table:table-cell office:value-type="float" office:value="13" calcext:value-type="float">
            <text:p>13</text:p>
          </table:table-cell>
          <table:table-cell office:value-type="float" office:value="1.3" calcext:value-type="float">
            <text:p>1.3</text:p>
          </table:table-cell>
          <table:table-cell office:value-type="float" office:value="4" calcext:value-type="float">
            <text:p>4</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https://www.researchgate.net/profile/Mark-Appiah/publication/277288632_A_Review_of_Reforestation_Approaches_in_Ghana_Sustainability_and_Genuine_Local_Participation_Lessons_for_Implementing_REDD_Activities/links/55713c3208aef8e8dc632fdc/A-Review-of-Reforestation-Approaches-in-Ghana-Sustainability-and-Genuine-Local-Participation-Lessons-for-Implementing-REDD-Activities.pdf</text:p>
          </table:table-cell>
          <table:table-cell office:value-type="string" calcext:value-type="string">
            <text:p>https://scholar.google.com/scholar?q=related:s9-3ugx9Tf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5">
          <table:table-cell office:value-type="float" office:value="275" calcext:value-type="float">
            <text:p>275</text:p>
          </table:table-cell>
          <table:table-cell office:value-type="string" calcext:value-type="string">
            <text:p>paper_472</text:p>
          </table:table-cell>
          <table:table-cell office:value-type="float" office:value="271" calcext:value-type="float">
            <text:p>271</text:p>
          </table:table-cell>
          <table:table-cell office:value-type="float" office:value="28" calcext:value-type="float">
            <text:p>28</text:p>
          </table:table-cell>
          <table:table-cell office:value-type="string" calcext:value-type="string">
            <text:p>A.S. Mather</text:p>
          </table:table-cell>
          <table:table-cell office:value-type="string" calcext:value-type="string">
            <text:p>Development, democracy and forest trends</text:p>
          </table:table-cell>
          <table:table-cell office:value-type="string" calcext:value-type="string">
            <text:p>development, democracy and forest trends</text:p>
          </table:table-cell>
          <table:table-cell office:value-type="string" calcext:value-type="string">
            <text:p>Global forest trends are analysed in relation to indicators of economic, social and political development. The richest and most democratic countries are characterised by stable or expanding forests, while poor and despotic countries tend to experience rapid forest loss. The conclusion is that a high level of development is beneficial rather than detrimental to the sustainability of forest area. This conclusion is discussed briefly in relation to the relationship between the human and environmental dimensions of sustainable development.</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1" calcext:value-type="float">
            <text:p>1</text:p>
          </table:table-cell>
          <table:table-cell office:value-type="string" calcext:value-type="string">
            <text:p>Global Environmental Change</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1999" calcext:value-type="float">
            <text:p>1999</text:p>
          </table:table-cell>
          <table:table-cell office:value-type="string" calcext:value-type="string">
            <text:p>https://api.elsevier.com/content/article/eid/1-s2.0-S0959378098000351</text:p>
          </table:table-cell>
          <table:table-cell office:value-type="string" calcext:value-type="string">
            <text:p>https://www.scopus.com/inward/citedby.uri?partnerID=HzOxMe3b&amp;scp=0033167841&amp;origin=inward</text:p>
          </table:table-cell>
          <table:table-cell office:value-type="float" office:value="13" calcext:value-type="float">
            <text:p>13</text:p>
          </table:table-cell>
          <table:table-cell office:value-type="string" calcext:value-type="string">
            <text:p>Article</text:p>
          </table:table-cell>
          <table:table-cell office:value-type="string" calcext:value-type="string">
            <text:p>10.1016/S0959-3780(98)00035-1</text:p>
          </table:table-cell>
          <table:table-cell office:value-type="string" calcext:value-type="string">
            <text:p>0959-3780</text:p>
          </table:table-cell>
          <table:table-cell office:value-type="string" calcext:value-type="string">
            <text:p>https://api.elsevier.com/content/abstract/scopus_id/0033167841</text:p>
          </table:table-cell>
          <table:table-cell office:value-type="float" office:value="9" calcext:value-type="float">
            <text:p>9</text:p>
          </table:table-cell>
          <table:table-cell office:value-type="float" office:value="2" calcext:value-type="float">
            <text:p>2</text:p>
          </table:table-cell>
          <table:table-cell office:value-type="float" office:value="105" calcext:value-type="float">
            <text:p>105</text:p>
          </table:table-cell>
          <table:table-cell office:value-type="float" office:value="118" calcext:value-type="float">
            <text:p>118</text:p>
          </table:table-cell>
          <table:table-cell office:value-type="float" office:value="28" calcext:value-type="float">
            <text:p>28</text:p>
          </table:table-cell>
          <table:table-cell office:value-type="float" office:value="1.08" calcext:value-type="float">
            <text:p>1.08</text:p>
          </table:table-cell>
          <table:table-cell office:value-type="float" office:value="28" calcext:value-type="float">
            <text:p>28</text:p>
          </table:table-cell>
          <table:table-cell office:value-type="float" office:value="1" calcext:value-type="float">
            <text:p>1</text:p>
          </table:table-cell>
          <table:table-cell office:value-type="float" office:value="26" calcext:value-type="float">
            <text:p>26</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7">
          <table:table-cell office:value-type="float" office:value="276" calcext:value-type="float">
            <text:p>276</text:p>
          </table:table-cell>
          <table:table-cell office:value-type="string" calcext:value-type="string">
            <text:p>paper_474</text:p>
          </table:table-cell>
          <table:table-cell office:value-type="float" office:value="142" calcext:value-type="float">
            <text:p>142</text:p>
          </table:table-cell>
          <table:table-cell office:value-type="float" office:value="18" calcext:value-type="float">
            <text:p>18</text:p>
          </table:table-cell>
          <table:table-cell office:value-type="string" calcext:value-type="string">
            <text:p>Y Rochmayanto, DR Nurrochmat, B Nugroho…</text:p>
          </table:table-cell>
          <table:table-cell office:value-type="string" calcext:value-type="string">
            <text:p>Devolution of forest management to local communities and its impacts on livelihoods and deforestation in Berau, Indonesia</text:p>
          </table:table-cell>
          <table:table-cell office:value-type="string" calcext:value-type="string">
            <text:p>devolution of forest management to local communities and its impacts on livelihoods and deforestation in berau, indonesia</text:p>
          </table:table-cell>
          <table:table-cell office:value-type="string" calcext:value-type="string">
            <text:p>Law 11/2020 on job creation has changed a partial forest business license to a multi-purpose forest business and devolved some authorities in forest management to local communities. Studies on common-pool resources demonstrate that devolution of common property is one of the most important factors for sustainability. This study aims to analyze the factors that influence reducing deforestation and focuses on two different village forest organizations in East Kalimantan: first, village forests under the management of the Forest Management Unit of Berau Barat -forests managed by a provincial government (Long Duhung and Merapun village forests), and second, devolution of village forest managed by a local village institution (Merabu village forest). Recent evidence from these study sites indicates that the devolution of forest management associated with village forests has not consistently reduced forest cover loss. There was a complex interaction between the passage of robustness of the institutional settings and economic preferences linked to deforestation. The forest governance systems, including rules that determine property rights, can promote forest conservation when people's interests are served by forest land use. Conversely, economic preferences also control deforestation. This study confirms that the institutional robustness of forest governance systems and actors' economic preferences play an important role in controlling deforestation. This study suggests the devolution of rights for forest management and incentivizing economic alternatives for using forest resources to reduce deforesta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Heliy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ell.com</text:p>
          </table:table-cell>
          <table:table-cell office:value-type="float" office:value="2023" calcext:value-type="float">
            <text:p>2023</text:p>
          </table:table-cell>
          <table:table-cell office:value-type="string" calcext:value-type="string">
            <text:p>https://www.cell.com/heliyon/fulltext/S2405-8440(23)03322-4</text:p>
          </table:table-cell>
          <table:table-cell office:value-type="string" calcext:value-type="string">
            <text:p>https://scholar.google.com/scholar?cites=5034210558258131296&amp;as_sdt=2005&amp;sciodt=0,5&amp;hl=en</text:p>
          </table:table-cell>
          <table:table-cell office:value-type="float" office:value="346" calcext:value-type="float">
            <text:p>346</text:p>
          </table:table-cell>
          <table:table-cell office:value-type="string" calcext:value-type="string">
            <text:p>HTML</text:p>
          </table:table-cell>
          <table:table-cell table:number-columns-repeated="7" office:value-type="string" calcext:value-type="string">
            <text:p>NA</text:p>
          </table:table-cell>
          <table:table-cell office:value-type="float" office:value="18" calcext:value-type="float">
            <text:p>18</text:p>
          </table:table-cell>
          <table:table-cell office:value-type="float" office:value="9" calcext:value-type="float">
            <text:p>9</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www.cell.com/heliyon/fulltext/S2405-8440(23)03322-4</text:p>
          </table:table-cell>
          <table:table-cell office:value-type="string" calcext:value-type="string">
            <text:p>https://scholar.google.com/scholar?q=related:YDF_kdQb3U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9">
          <table:table-cell office:value-type="float" office:value="277" calcext:value-type="float">
            <text:p>277</text:p>
          </table:table-cell>
          <table:table-cell office:value-type="string" calcext:value-type="string">
            <text:p>paper_475</text:p>
          </table:table-cell>
          <table:table-cell office:value-type="float" office:value="69" calcext:value-type="float">
            <text:p>69</text:p>
          </table:table-cell>
          <table:table-cell office:value-type="float" office:value="8" calcext:value-type="float">
            <text:p>8</text:p>
          </table:table-cell>
          <table:table-cell office:value-type="string" calcext:value-type="string">
            <text:p>TK Rudel</text:p>
          </table:table-cell>
          <table:table-cell office:value-type="string" calcext:value-type="string">
            <text:p>Did TVA make a difference?: An organizational dilemma and reforestation in the southern appalachians</text:p>
          </table:table-cell>
          <table:table-cell office:value-type="string" calcext:value-type="string">
            <text:p>did tva make a difference?: an organizational dilemma and reforestation in the southern appalachians</text:p>
          </table:table-cell>
          <table:table-cell office:value-type="string" calcext:value-type="string">
            <text:p>In his well?known study of the Tennessee Valley Authority (TVA), Selznick (1966) outlined an organizational dilemma in which leaders who embrace grass?roots administration run the risk of sponsoring ineffective or incoherent programs. According to Selznick, TVA's leaders turned the administration of its land use programs over to local elites who were indifferent to the programs� goals, thereby preventing TVA from becoming �a first line, committed conservation agency� (p. xii). This article extends Selznick's analysis and then puts the extended argument and contradictory claims by more recent students of TVA to a test with data on reforestation in the southern Appalachians between 1935 and 1975. With one exception, the analysis shows support for Selznick's argument. The exception suggests that the organizational dilemma faced by TVA's leaders disappeared over time. The article concludes by outlining the historical conditions in which natural resource managers find that supporting democratic procedures makes their policies less effectiv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Society &amp;Natural Resourc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1995" calcext:value-type="float">
            <text:p>1995</text:p>
          </table:table-cell>
          <table:table-cell office:value-type="string" calcext:value-type="string">
            <text:p>https://www.tandfonline.com/doi/abs/10.1080/08941929509380940</text:p>
          </table:table-cell>
          <table:table-cell office:value-type="string" calcext:value-type="string">
            <text:p>https://scholar.google.com/scholar?cites=3640636873836879402&amp;as_sdt=2005&amp;sciodt=0,5&amp;hl=en</text:p>
          </table:table-cell>
          <table:table-cell office:value-type="float" office:value="101" calcext:value-type="float">
            <text:p>101</text:p>
          </table:table-cell>
          <table:table-cell office:value-type="string" calcext:value-type="string">
            <text:p>NA</text:p>
          </table:table-cell>
          <table:table-cell office:value-type="string" calcext:value-type="string">
            <text:p>10.1080/08941929509380940</text:p>
          </table:table-cell>
          <table:table-cell table:number-columns-repeated="6" office:value-type="string" calcext:value-type="string">
            <text:p>NA</text:p>
          </table:table-cell>
          <table:table-cell office:value-type="float" office:value="8" calcext:value-type="float">
            <text:p>8</text:p>
          </table:table-cell>
          <table:table-cell office:value-type="float" office:value="0.27" calcext:value-type="float">
            <text:p>0.27</text:p>
          </table:table-cell>
          <table:table-cell office:value-type="float" office:value="8" calcext:value-type="float">
            <text:p>8</text:p>
          </table:table-cell>
          <table:table-cell office:value-type="float" office:value="1" calcext:value-type="float">
            <text:p>1</text:p>
          </table:table-cell>
          <table:table-cell office:value-type="float" office:value="30" calcext:value-type="float">
            <text:p>30</text:p>
          </table:table-cell>
          <table:table-cell office:value-type="string" calcext:value-type="string">
            <text:p>NA</text:p>
          </table:table-cell>
          <table:table-cell office:value-type="string" calcext:value-type="string">
            <text:p>https://scholar.google.com/scholar?q=related:Kl48pfIjhj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8">
          <table:table-cell office:value-type="float" office:value="278" calcext:value-type="float">
            <text:p>278</text:p>
          </table:table-cell>
          <table:table-cell office:value-type="string" calcext:value-type="string">
            <text:p>paper_480</text:p>
          </table:table-cell>
          <table:table-cell office:value-type="float" office:value="52" calcext:value-type="float">
            <text:p>52</text:p>
          </table:table-cell>
          <table:table-cell office:value-type="float" office:value="3" calcext:value-type="float">
            <text:p>3</text:p>
          </table:table-cell>
          <table:table-cell office:value-type="string" calcext:value-type="string">
            <text:p>N Clerici, C Staudhammer, FJ Escobedo</text:p>
          </table:table-cell>
          <table:table-cell office:value-type="string" calcext:value-type="string">
            <text:p>Disentangling the deforestation-environmental crime nexus in Latin America</text:p>
          </table:table-cell>
          <table:table-cell office:value-type="string" calcext:value-type="string">
            <text:p>disentangling the deforestation-environmental crime nexus in latin america</text:p>
          </table:table-cell>
          <table:table-cell office:value-type="string" calcext:value-type="string">
            <text:p>Deforestation�and�natural resource�extraction are well-known threats to biodiversity conservation, environmental justice, livelihoods, ecosystem services and can even result in crimes to, and harassment of, environmental defenders. Such punitive actions against environmental defenders can influence both economic development and forest conservation efforts. Yet, little is known about this nexus and the complex relationships between environmental impacts, such as deforestation, and environmental crimes across space and time in many regions such as�Latin America. We explored these complex relationships using a database of environmental crimes, threats, and harassment (ECTH) affecting environmental defenders, as well as forest loss data, and municipal-level socioeconomic indicators for nine Latin American countries over a period of eleven years. We found that as deforestation increased, there was a large increase in ECTH episodes related to agricultural activity, while in highly populated municipalities there were more ECTH episodes related to energy production, transportation, and urbanization activities. Overall, the percentage of annual deforestation had a strong influence, which varied according to municipal wealth, population density (PD), and geographical context. Statistically significant increases in violent crimes were found with increasing deforestation, but only in Honduras, Guatemala, and�Mexico, and in municipalities with lower population densities. Conversely, higher income, more populated municipalities were characterized by judicial harassment, as opposed to violent crimes, indicating a type of Environmental Crime�Kuznets Curve�relationship. A structural equation model where deforestation was driven by the number of ECTHs, as well as percent forest area, PD, latitude, and country showed that the number of ECTH events and country were significant drivers of deforestation. Understanding these complex social-ecological dynamics shows the profound effects that deforestation and unsustainable, and unjust, environmental impacts and conflicts can have across forests and ecosystems of the Global South in terms of social justice and conservation, and thus merits increased protection of environmental defenders in Latin America.</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Trees, Forests and Peopl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24" calcext:value-type="float">
            <text:p>2024</text:p>
          </table:table-cell>
          <table:table-cell office:value-type="string" calcext:value-type="string">
            <text:p>https://www.sciencedirect.com/science/article/pii/S2666719324001171</text:p>
          </table:table-cell>
          <table:table-cell office:value-type="string" calcext:value-type="string">
            <text:p>https://scholar.google.com/scholar?cites=9612855343385153608&amp;as_sdt=2005&amp;sciodt=0,5&amp;hl=en</text:p>
          </table:table-cell>
          <table:table-cell office:value-type="float" office:value="479" calcext:value-type="float">
            <text:p>479</text:p>
          </table:table-cell>
          <table:table-cell office:value-type="string" calcext:value-type="string">
            <text:p>HTML</text:p>
          </table:table-cell>
          <table:table-cell table:number-columns-repeated="7" office:value-type="string" calcext:value-type="string">
            <text:p>NA</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www.sciencedirect.com/science/article/pii/S2666719324001171</text:p>
          </table:table-cell>
          <table:table-cell office:value-type="string" calcext:value-type="string">
            <text:p>https://scholar.google.com/scholar?q=related:SBCw8wC5Z4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table-cell office:value-type="float" office:value="279" calcext:value-type="float">
            <text:p>279</text:p>
          </table:table-cell>
          <table:table-cell office:value-type="string" calcext:value-type="string">
            <text:p>paper_486</text:p>
          </table:table-cell>
          <table:table-cell office:value-type="float" office:value="54" calcext:value-type="float">
            <text:p>54</text:p>
          </table:table-cell>
          <table:table-cell office:value-type="float" office:value="720" calcext:value-type="float">
            <text:p>720</text:p>
          </table:table-cell>
          <table:table-cell office:value-type="string" calcext:value-type="string">
            <text:p>E Neumayer</text:p>
          </table:table-cell>
          <table:table-cell office:value-type="string" calcext:value-type="string">
            <text:p>Do democracies exhibit stronger international environmental commitment? A cross-country analysis</text:p>
          </table:table-cell>
          <table:table-cell office:value-type="string" calcext:value-type="string">
            <text:p>do democracies exhibit stronger international environmental commitment? a cross-country analysis</text:p>
          </table:table-cell>
          <table:table-cell office:value-type="string" calcext:value-type="string">
            <text:p>This article tests the hypothesis that democracies exhibit stronger international environmental commitment than non-democracies, using multivariate econometric techniques. A number of proxy variables are used in lieu of environmental commitment, a non-observable variable. Strong evidence is found that democracies sign and ratify more multilateral environmental agreements, participate in more environmental intergovernmental organizations, comply better with reporting requirements under the Convention on International Trade in Endangered Species of Fauna and Flora, put a greater percentage of their land area under protections status, are more likely to have a National Council on Sustainable Development in their country and have more environmentally relevant information available than non-democracies. The findings suggest that a spread of democracy around the world will lead to enhanced environmental commitment worldwide. Results are robust with respect to inclusion or exclusion of developed countries in the sample. The use of four different variables for democracy also ensures robustness with respect to the measure of democracy. The strong evidence in favour of a positive link between democracy and environmental commitment stands in contrast to the somewhat weak evidence on such a link between democracy and environmental outcomes. The explanation presumably is that theory predicts a stronger positive link of democracy with environmental commitment than with environmental outcomes.</text:p>
          </table:table-cell>
          <table:table-cell table:number-columns-repeated="4"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Journal of peace research</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journals.sagepub.com</text:p>
          </table:table-cell>
          <table:table-cell office:value-type="float" office:value="2002" calcext:value-type="float">
            <text:p>2002</text:p>
          </table:table-cell>
          <table:table-cell office:value-type="string" calcext:value-type="string">
            <text:p>https://journals.sagepub.com/doi/abs/10.1177/0022343302039002001</text:p>
          </table:table-cell>
          <table:table-cell office:value-type="string" calcext:value-type="string">
            <text:p>https://scholar.google.com/scholar?cites=10771963990889309700&amp;as_sdt=2005&amp;sciodt=0,5&amp;hl=en</text:p>
          </table:table-cell>
          <table:table-cell office:value-type="float" office:value="149" calcext:value-type="float">
            <text:p>149</text:p>
          </table:table-cell>
          <table:table-cell office:value-type="string" calcext:value-type="string">
            <text:p>NA</text:p>
          </table:table-cell>
          <table:table-cell office:value-type="string" calcext:value-type="string">
            <text:p>10.1177/0022343302039002001</text:p>
          </table:table-cell>
          <table:table-cell table:number-columns-repeated="6" office:value-type="string" calcext:value-type="string">
            <text:p>NA</text:p>
          </table:table-cell>
          <table:table-cell office:value-type="float" office:value="720" calcext:value-type="float">
            <text:p>720</text:p>
          </table:table-cell>
          <table:table-cell office:value-type="float" office:value="31.3" calcext:value-type="float">
            <text:p>31.3</text:p>
          </table:table-cell>
          <table:table-cell office:value-type="float" office:value="720" calcext:value-type="float">
            <text:p>720</text:p>
          </table:table-cell>
          <table:table-cell office:value-type="float" office:value="1" calcext:value-type="float">
            <text:p>1</text:p>
          </table:table-cell>
          <table:table-cell office:value-type="float" office:value="23" calcext:value-type="float">
            <text:p>23</text:p>
          </table:table-cell>
          <table:table-cell office:value-type="string" calcext:value-type="string">
            <text:p>https://eprints.lse.ac.uk/17881/1/__Libfile_repository_Content_Neumayer%2C%20E_Do%20democracies%20exhibit%20stronger%20international%20environmental%20commitment_Do%20democracies%20exhibit%20stronger%20international%20environmental%20commitment%20%28LSE%20RO%29.pdf</text:p>
          </table:table-cell>
          <table:table-cell office:value-type="string" calcext:value-type="string">
            <text:p>https://scholar.google.com/scholar?q=related:BKZBai20fZ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3">
          <table:table-cell office:value-type="float" office:value="280" calcext:value-type="float">
            <text:p>280</text:p>
          </table:table-cell>
          <table:table-cell office:value-type="string" calcext:value-type="string">
            <text:p>paper_487</text:p>
          </table:table-cell>
          <table:table-cell office:value-type="float" office:value="93" calcext:value-type="float">
            <text:p>93</text:p>
          </table:table-cell>
          <table:table-cell office:value-type="float" office:value="67" calcext:value-type="float">
            <text:p>67</text:p>
          </table:table-cell>
          <table:table-cell office:value-type="string" calcext:value-type="string">
            <text:p>Arvin, BM; Lew, B</text:p>
          </table:table-cell>
          <table:table-cell office:value-type="string" calcext:value-type="string">
            <text:p>Does democracy affect environmental quality in developing countries?</text:p>
          </table:table-cell>
          <table:table-cell office:value-type="string" calcext:value-type="string">
            <text:p>does democracy affect environmental quality in developing countries?</text:p>
          </table:table-cell>
          <table:table-cell office:value-type="string" calcext:value-type="string">
            <text:p>This article examines the impact of democracy on environmental conditions in a large sample of developing countries for the period 1976-2003. This relationship is explored empirically using three indicators of environmental quality: carbon dioxide emissions, water pollution and deforestation damage. We find evidence that democracy is conducive to environmental improvement but that this result depends on the measure of the environmental quality that is used. We also find remarkable differences in results across our different sub-samples. The conclusion therefore is that there is no uniform relationship between democracy and the state of the environment.</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APPLIED ECONOMICS</text:p>
          </table:table-cell>
          <table:table-cell table:number-columns-repeated="2" office:value-type="float" office:value="1" calcext:value-type="float">
            <text:p>1</text:p>
          </table:table-cell>
          <table:table-cell office:value-type="string" calcext:value-type="string">
            <text:p>ROUTLEDGE JOURNALS, TAYLOR &amp; FRANCIS LTD</text:p>
          </table:table-cell>
          <table:table-cell office:value-type="float" office:value="2011" calcext:value-type="float">
            <text:p>2011</text:p>
          </table:table-cell>
          <table:table-cell office:value-type="string" calcext:value-type="string">
            <text:p>http://dx.doi.org/10.1080/00036840802600277</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00036840802600277</text:p>
          </table:table-cell>
          <table:table-cell office:value-type="string" calcext:value-type="string">
            <text:p>0003-6846</text:p>
          </table:table-cell>
          <table:table-cell office:value-type="string" calcext:value-type="string">
            <text:p>NA</text:p>
          </table:table-cell>
          <table:table-cell office:value-type="float" office:value="43" calcext:value-type="float">
            <text:p>43</text:p>
          </table:table-cell>
          <table:table-cell office:value-type="float" office:value="9" calcext:value-type="float">
            <text:p>9</text:p>
          </table:table-cell>
          <table:table-cell office:value-type="float" office:value="1151" calcext:value-type="float">
            <text:p>1151</text:p>
          </table:table-cell>
          <table:table-cell office:value-type="float" office:value="1160" calcext:value-type="float">
            <text:p>1160</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35">
          <table:table-cell office:value-type="float" office:value="281" calcext:value-type="float">
            <text:p>281</text:p>
          </table:table-cell>
          <table:table-cell office:value-type="string" calcext:value-type="string">
            <text:p>paper_488</text:p>
          </table:table-cell>
          <table:table-cell office:value-type="float" office:value="32" calcext:value-type="float">
            <text:p>32</text:p>
          </table:table-cell>
          <table:table-cell office:value-type="float" office:value="14" calcext:value-type="float">
            <text:p>14</text:p>
          </table:table-cell>
          <table:table-cell office:value-type="string" calcext:value-type="string">
            <text:p>Gaarder, AR; Vadlamannati, KC</text:p>
          </table:table-cell>
          <table:table-cell office:value-type="string" calcext:value-type="string">
            <text:p>Does democracy guarantee (de)forestation? An empirical analysis</text:p>
          </table:table-cell>
          <table:table-cell office:value-type="string" calcext:value-type="string">
            <text:p>does democracy guarantee (de)forestation? an empirical analysis</text:p>
          </table:table-cell>
          <table:table-cell office:value-type="string" calcext:value-type="string">
            <text:p>It is a commonly held view that democracy is better at safeguarding environment while autocracy is predatory in nature, and is thus insensitive towards environment. However, others argue that democracy leads to environmental degradation. We revisit this contentious relationship between regime type and environment degradation in the context of deforestation. Using panel data on 139 countries during the 1990-2012 period, we find that democracy is associated with lower levels of forest coverage. Although our results appear counter-intuitive, further analyses reveal the positive effect of democracy on forest area coverage is conditional upon the level of economic development. Roughly, at per capita income of about US$8200, the impact of democracy on forest coverage becomes positive. Our results suggest that a democratic government's priority to tackle environmental problems depends on its level of economic development. These results also highlight the fundamental reason as to why there is a lack of coordinated effort between developing and developed countries in addressing environmental issues.</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INTERNATIONAL AREA STUDIES REVIEW</text:p>
          </table:table-cell>
          <table:table-cell table:number-columns-repeated="2" office:value-type="float" office:value="1" calcext:value-type="float">
            <text:p>1</text:p>
          </table:table-cell>
          <table:table-cell office:value-type="string" calcext:value-type="string">
            <text:p>SAGE PUBLICATIONS LTD</text:p>
          </table:table-cell>
          <table:table-cell office:value-type="float" office:value="2017" calcext:value-type="float">
            <text:p>2017</text:p>
          </table:table-cell>
          <table:table-cell office:value-type="string" calcext:value-type="string">
            <text:p>http://dx.doi.org/10.1177/223386591668884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77/2233865916688846</text:p>
          </table:table-cell>
          <table:table-cell office:value-type="string" calcext:value-type="string">
            <text:p>2233-8659</text:p>
          </table:table-cell>
          <table:table-cell office:value-type="string" calcext:value-type="string">
            <text:p>NA</text:p>
          </table:table-cell>
          <table:table-cell office:value-type="float" office:value="20" calcext:value-type="float">
            <text:p>20</text:p>
          </table:table-cell>
          <table:table-cell office:value-type="float" office:value="2" calcext:value-type="float">
            <text:p>2</text:p>
          </table:table-cell>
          <table:table-cell office:value-type="float" office:value="97" calcext:value-type="float">
            <text:p>97</text:p>
          </table:table-cell>
          <table:table-cell office:value-type="float" office:value="121" calcext:value-type="float">
            <text:p>121</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45">
          <table:table-cell office:value-type="float" office:value="282" calcext:value-type="float">
            <text:p>282</text:p>
          </table:table-cell>
          <table:table-cell office:value-type="string" calcext:value-type="string">
            <text:p>paper_489</text:p>
          </table:table-cell>
          <table:table-cell office:value-type="float" office:value="136" calcext:value-type="float">
            <text:p>136</text:p>
          </table:table-cell>
          <table:table-cell office:value-type="float" office:value="86" calcext:value-type="float">
            <text:p>86</text:p>
          </table:table-cell>
          <table:table-cell office:value-type="string" calcext:value-type="string">
            <text:p>G Akalin, S Erdogan</text:p>
          </table:table-cell>
          <table:table-cell office:value-type="string" calcext:value-type="string">
            <text:p>Does democracy help reduce environmental degradation?</text:p>
          </table:table-cell>
          <table:table-cell office:value-type="string" calcext:value-type="string">
            <text:p>does democracy help reduce environmental degradation?</text:p>
          </table:table-cell>
          <table:table-cell office:value-type="string" calcext:value-type="string">
            <text:p>The main purpose of this study is to examine the democracy�environmental degradation nexus in 26 Organization for Economic Cooperation and Development (OECD) countries from 1990 through 2015 by using panel data estimation methods, performing well under cross-sectional dependence. Empirical results are as follows: (i) Tests show that cross-section dependence exists among panel members, and slope coefficients are heterogeneous, respectively, and (ii) long-term coefficient estimation results with Augmented Mean Group estimator show that democracy, non-renewable energy consumption, and real income per capita have statistically significant negative effects on environmental quality, whereas renewable energy consumption has a positive effect. There is also no statistically significant relationship between urbanization and environmental quality. These findings show the poor functioning of democracy in addressing environmental issues among OECD countries; therefore, raising environmental quality conflicts with the Sustainable Development Goals (SDGs) of creating strong institutions and economic growth targets. Moreover, promoting renewable energy consumption may be an effective alternative in reducing environmental degradation; therefore, it can be said that promoting clean energy use and raising the SDG environmental quality targets are in harmony.</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Environmental Science and Pollution Research</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1" calcext:value-type="float">
            <text:p>2021</text:p>
          </table:table-cell>
          <table:table-cell office:value-type="string" calcext:value-type="string">
            <text:p>https://link.springer.com/article/10.1007/s11356-020-11096-1</text:p>
          </table:table-cell>
          <table:table-cell office:value-type="string" calcext:value-type="string">
            <text:p>https://scholar.google.com/scholar?cites=12907732120776702758&amp;as_sdt=2005&amp;sciodt=0,5&amp;hl=en</text:p>
          </table:table-cell>
          <table:table-cell office:value-type="float" office:value="87" calcext:value-type="float">
            <text:p>87</text:p>
          </table:table-cell>
          <table:table-cell office:value-type="string" calcext:value-type="string">
            <text:p>NA</text:p>
          </table:table-cell>
          <table:table-cell office:value-type="string" calcext:value-type="string">
            <text:p>10.1007/s11356-020-11096-1</text:p>
          </table:table-cell>
          <table:table-cell table:number-columns-repeated="6" office:value-type="string" calcext:value-type="string">
            <text:p>NA</text:p>
          </table:table-cell>
          <table:table-cell office:value-type="float" office:value="86" calcext:value-type="float">
            <text:p>86</text:p>
          </table:table-cell>
          <table:table-cell office:value-type="float" office:value="21.5" calcext:value-type="float">
            <text:p>21.5</text:p>
          </table:table-cell>
          <table:table-cell office:value-type="float" office:value="43" calcext:value-type="float">
            <text:p>43</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scholar.google.com/scholar?output=instlink&amp;q=info:JnvLyvl5IbMJ:scholar.google.com/&amp;hl=en&amp;as_sdt=0,5&amp;as_ylo=1990&amp;as_yhi=2025&amp;scillfp=9128931708469537590&amp;oi=lle</text:p>
          </table:table-cell>
          <table:table-cell office:value-type="string" calcext:value-type="string">
            <text:p>https://scholar.google.com/scholar?q=related:JnvLyvl5Ib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1">
          <table:table-cell office:value-type="float" office:value="283" calcext:value-type="float">
            <text:p>283</text:p>
          </table:table-cell>
          <table:table-cell office:value-type="string" calcext:value-type="string">
            <text:p>paper_490</text:p>
          </table:table-cell>
          <table:table-cell office:value-type="float" office:value="272" calcext:value-type="float">
            <text:p>272</text:p>
          </table:table-cell>
          <table:table-cell office:value-type="float" office:value="102" calcext:value-type="float">
            <text:p>102</text:p>
          </table:table-cell>
          <table:table-cell office:value-type="string" calcext:value-type="string">
            <text:p>Buitenzorgy, M; Mol, APJ</text:p>
          </table:table-cell>
          <table:table-cell office:value-type="string" calcext:value-type="string">
            <text:p>Does Democracy Lead to a Better Environment? Deforestation and the Democratic Transition Peak</text:p>
          </table:table-cell>
          <table:table-cell office:value-type="string" calcext:value-type="string">
            <text:p>does democracy lead to a better environment? deforestation and the democratic transition peak</text:p>
          </table:table-cell>
          <table:table-cell office:value-type="string" calcext:value-type="string">
            <text:p>The relationship between democracy and environment is subject to controversy. Some scientists find that democracy has a positive impact in reducing environmental disruption. Other scholars claim that democracy tends to accelerate environmental degradation. By using deforestation rates as a proxy for environmental disruption, we suggest that both sides might be right. Our quantitative analysis has three important outcomes. First, there is evidence of an inverted U-shaped relationship between deforestation and democracy. Second, countries in democratic transition experience the highest deforestation rates, compared to non-democracies and mature democracies. Third, in explaining deforestation rates democracy has larger explanatory power than income. This last result implies that in reducing deforestation rates the emphasis should not only be on economic development but even more on democratization.</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ENVIRONMENTAL &amp; RESOURCE ECONOMICS</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11" calcext:value-type="float">
            <text:p>2011</text:p>
          </table:table-cell>
          <table:table-cell office:value-type="string" calcext:value-type="string">
            <text:p>http://dx.doi.org/10.1007/s10640-010-9397-y</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07/s10640-010-9397-y</text:p>
          </table:table-cell>
          <table:table-cell office:value-type="string" calcext:value-type="string">
            <text:p>0924-6460</text:p>
          </table:table-cell>
          <table:table-cell office:value-type="string" calcext:value-type="string">
            <text:p>NA</text:p>
          </table:table-cell>
          <table:table-cell office:value-type="float" office:value="48" calcext:value-type="float">
            <text:p>48</text:p>
          </table:table-cell>
          <table:table-cell office:value-type="float" office:value="1" calcext:value-type="float">
            <text:p>1</text:p>
          </table:table-cell>
          <table:table-cell office:value-type="float" office:value="59" calcext:value-type="float">
            <text:p>59</text:p>
          </table:table-cell>
          <table:table-cell office:value-type="float" office:value="70" calcext:value-type="float">
            <text:p>70</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59">
          <table:table-cell office:value-type="float" office:value="284" calcext:value-type="float">
            <text:p>284</text:p>
          </table:table-cell>
          <table:table-cell office:value-type="string" calcext:value-type="string">
            <text:p>paper_491</text:p>
          </table:table-cell>
          <table:table-cell office:value-type="float" office:value="88" calcext:value-type="float">
            <text:p>88</text:p>
          </table:table-cell>
          <table:table-cell office:value-type="float" office:value="84" calcext:value-type="float">
            <text:p>84</text:p>
          </table:table-cell>
          <table:table-cell office:value-type="string" calcext:value-type="string">
            <text:p>AO Acheampong, EEO Opoku, J Dzator</text:p>
          </table:table-cell>
          <table:table-cell office:value-type="string" calcext:value-type="string">
            <text:p>Does democracy really improve environmental quality? Empirical contribution to the environmental politics debate</text:p>
          </table:table-cell>
          <table:table-cell office:value-type="string" calcext:value-type="string">
            <text:p>does democracy really improve environmental quality? empirical contribution to the environmental politics debate</text:p>
          </table:table-cell>
          <table:table-cell office:value-type="string" calcext:value-type="string">
            <text:p>The theoretical debate on democracy�environment remains contentious in the environmental politics literature. The existing empirical studies have attempted to explore the effect of democracy on environmental degradation. However, there are limitations in these studies regarding how democracy was measured. Also, the prior empirical studies have been silent on how democracy moderates the effect of economic growth and energy consumption on the environment. In this study, we employed dynamic and static econometric techniques to explore the effect of democracy on the environment using comprehensive data for 46 sub-Saharan African countries (SSA). As institutionalised democracy is a multi-faceted concept, we follow the political science literature to use high-level democracy indices such as electoral, liberal, participatory, deliberative, and egalitarian democracy to examine their respective effect on environmental degradation. Using the dynamic system-GMM and Lewbel two-stage least squares technique to control endogeneity, our empirical results indicate that the high-level democracy indicators drive CO2 emissions in SSA. We also observed that the high-level democracy indicators moderate GDP per capita to reduce CO2 emissions in SSA. The regional analysis reveals that the high-level democracy indicators spur CO2 emissions in West Africa while reducing CO2 emissions in Southern and Central-Eastern Africa. Further, the high-level democracy indicators moderate GDP per capita to reduce CO2 emissions in West Africa while increasing CO2 emissions in Southern and Central-Eastern Africa. The findings also indicate that the high-level democracy indicators moderate energy consumption to increase CO2 emissions in West Africa and Central-Eastern Africa, not SSA and Southern Africa. These results are robust to using ecological footprint as a broader measure of environmental degradation. The policy implications of these findings for SSA and the sub-regions are discussed.</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Energy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2" calcext:value-type="float">
            <text:p>2022</text:p>
          </table:table-cell>
          <table:table-cell office:value-type="string" calcext:value-type="string">
            <text:p>https://www.sciencedirect.com/science/article/pii/S0140988322001190</text:p>
          </table:table-cell>
          <table:table-cell office:value-type="string" calcext:value-type="string">
            <text:p>https://scholar.google.com/scholar?cites=4872649243608466889&amp;as_sdt=2005&amp;sciodt=0,5&amp;hl=en</text:p>
          </table:table-cell>
          <table:table-cell office:value-type="float" office:value="360" calcext:value-type="float">
            <text:p>360</text:p>
          </table:table-cell>
          <table:table-cell table:number-columns-repeated="8" office:value-type="string" calcext:value-type="string">
            <text:p>NA</text:p>
          </table:table-cell>
          <table:table-cell office:value-type="float" office:value="84" calcext:value-type="float">
            <text:p>84</text:p>
          </table:table-cell>
          <table:table-cell table:number-columns-repeated="2" office:value-type="float" office:value="28" calcext:value-type="float">
            <text:p>28</text:p>
          </table:table-cell>
          <table:table-cell table:number-columns-repeated="2" office:value-type="float" office:value="3" calcext:value-type="float">
            <text:p>3</text:p>
          </table:table-cell>
          <table:table-cell office:value-type="string" calcext:value-type="string">
            <text:p>https://v-dem.net/media/publications/Users_Working_Paper_49.pdf</text:p>
          </table:table-cell>
          <table:table-cell office:value-type="string" calcext:value-type="string">
            <text:p>https://scholar.google.com/scholar?q=related:ycVbsKsgn0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table-cell office:value-type="float" office:value="285" calcext:value-type="float">
            <text:p>285</text:p>
          </table:table-cell>
          <table:table-cell office:value-type="string" calcext:value-type="string">
            <text:p>paper_494</text:p>
          </table:table-cell>
          <table:table-cell office:value-type="float" office:value="273" calcext:value-type="float">
            <text:p>273</text:p>
          </table:table-cell>
          <table:table-cell office:value-type="float" office:value="0" calcext:value-type="float">
            <text:p>0</text:p>
          </table:table-cell>
          <table:table-cell office:value-type="string" calcext:value-type="string">
            <text:p>Georgiev, G; Alasaly, S; Fatima, S; Sommer, JM</text:p>
          </table:table-cell>
          <table:table-cell office:value-type="string" calcext:value-type="string">
            <text:p>Does Freedom of Domestic Movement Impact Forest Loss? A Cross-National Analysis</text:p>
          </table:table-cell>
          <table:table-cell office:value-type="string" calcext:value-type="string">
            <text:p>does freedom of domestic movement impact forest loss? a cross-national analysis</text:p>
          </table:table-cell>
          <table:table-cell office:value-type="string" calcext:value-type="string">
            <text:p>On the one hand, previous research argues that growth in rural populations leads to forest loss from clearing trees to make room for the growing population and their farming needs. On the other hand, research is also concerned with how deforestation drives people out of rural areas, leading to overurbanization. From this work, it is clear that the movement of people has an important relationship to forest loss, but it is less clear what the autonomy of people is in this process. Put differently, more focus has been put on state-level economic and environmental factors than political factors when considering the impact of domestic migration on forest loss. Although there has been substantial work on how political factors, like democracy, impact forest loss, there is less research on how political rights, like freedom of domestic movement, may impact forest loss. To build on this research, we test the impact of freedom of domestic movement and democracy on forest loss from 2001 to 2014 for a sample of 107 low- and middle-income nations. We find support for the idea that having more freedom of movement decreases forest loss in more democratic nations compared to less democratic nations. We also find that both rural and urban population growth, among others, is associated with higher levels of forest loss. Together, our findings suggest that the freedom of domestic movement should be taken into consideration in addition to population growth from actual domestic movement when researching forest los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1" calcext:value-type="float">
            <text:p>1</text:p>
          </table:table-cell>
          <table:table-cell office:value-type="string" calcext:value-type="string">
            <text:p>SOCIU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AGE PUBLICATIONS INC</text:p>
          </table:table-cell>
          <table:table-cell office:value-type="float" office:value="2024" calcext:value-type="float">
            <text:p>2024</text:p>
          </table:table-cell>
          <table:table-cell office:value-type="string" calcext:value-type="string">
            <text:p>http://dx.doi.org/10.1177/23780231241238673</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77/23780231241238673</text:p>
          </table:table-cell>
          <table:table-cell office:value-type="string" calcext:value-type="string">
            <text:p>2378-0231</text:p>
          </table:table-cell>
          <table:table-cell office:value-type="string" calcext:value-type="string">
            <text:p>NA</text:p>
          </table:table-cell>
          <table:table-cell office:value-type="float" office:value="10" calcext:value-type="float">
            <text:p>10</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6"/>
        </table:table-row>
        <table:table-row table:style-name="ro42">
          <table:table-cell office:value-type="float" office:value="286" calcext:value-type="float">
            <text:p>286</text:p>
          </table:table-cell>
          <table:table-cell office:value-type="string" calcext:value-type="string">
            <text:p>paper_499</text:p>
          </table:table-cell>
          <table:table-cell office:value-type="float" office:value="62" calcext:value-type="float">
            <text:p>62</text:p>
          </table:table-cell>
          <table:table-cell office:value-type="float" office:value="22" calcext:value-type="float">
            <text:p>22</text:p>
          </table:table-cell>
          <table:table-cell office:value-type="string" calcext:value-type="string">
            <text:p>J Arias-Gaviria, CF Suarez, V Marrero-Trujillo…</text:p>
          </table:table-cell>
          <table:table-cell office:value-type="string" calcext:value-type="string">
            <text:p>Drivers and effects of deforestation in Colombia: a systems thinking approach</text:p>
          </table:table-cell>
          <table:table-cell office:value-type="string" calcext:value-type="string">
            <text:p>drivers and effects of deforestation in colombia: a systems thinking approach</text:p>
          </table:table-cell>
          <table:table-cell office:value-type="string" calcext:value-type="string">
            <text:p>It has been widely recognized that human life and welfare depend on ecological systems. Although forests provide an important range of ecosystem services, they are heavily threatened by deforestation. In recent years, Colombian deforestation rates have rapidly increased, which is partially explained by the end of the armed conflict but is also driven by both legal and illegal factors. We analyze the drivers and the effects of deforestation in Colombia from a systemic perspective, conceptualized under the socio-ecological systems approach. This allows us to map and understand the underlying dynamic complexity of deforestation, considering factors such as low institutional capacity, governance, social context, and imperfect enforcement of regulations. Our results show that both legal and illegal drivers of deforestation create reinforcing loops that will keep increasing deforestation as long as these activities are profitable. The balancing loops that could slow down and stop deforestation are determined by governance schemes, the self-regulation of local communities, and the recognition of the valuable services provided by forests. Given the heterogeneous conditions in Colombia, deforestation requires local analysis which encompasses the site-specific context. Visualizing and understanding the entire picture of driving forces in causal loop diagrams is our main contribution to the conventional and existing assessments of deforestation in Colombia.</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Regional Environmental …</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1" calcext:value-type="float">
            <text:p>2021</text:p>
          </table:table-cell>
          <table:table-cell office:value-type="string" calcext:value-type="string">
            <text:p>https://link.springer.com/article/10.1007/s10113-021-01822-x</text:p>
          </table:table-cell>
          <table:table-cell office:value-type="string" calcext:value-type="string">
            <text:p>https://scholar.google.com/scholar?cites=2888075836036877625&amp;as_sdt=2005&amp;sciodt=0,5&amp;hl=en</text:p>
          </table:table-cell>
          <table:table-cell office:value-type="float" office:value="311" calcext:value-type="float">
            <text:p>311</text:p>
          </table:table-cell>
          <table:table-cell office:value-type="string" calcext:value-type="string">
            <text:p>NA</text:p>
          </table:table-cell>
          <table:table-cell office:value-type="string" calcext:value-type="string">
            <text:p>10.1007/s10113-021-01822-x</text:p>
          </table:table-cell>
          <table:table-cell table:number-columns-repeated="6" office:value-type="string" calcext:value-type="string">
            <text:p>NA</text:p>
          </table:table-cell>
          <table:table-cell office:value-type="float" office:value="22" calcext:value-type="float">
            <text:p>22</text:p>
          </table:table-cell>
          <table:table-cell office:value-type="float" office:value="5.5" calcext:value-type="float">
            <text:p>5.5</text:p>
          </table:table-cell>
          <table:table-cell office:value-type="float" office:value="6" calcext:value-type="float">
            <text:p>6</text:p>
          </table:table-cell>
          <table:table-cell table:number-columns-repeated="2" office:value-type="float" office:value="4" calcext:value-type="float">
            <text:p>4</text:p>
          </table:table-cell>
          <table:table-cell office:value-type="string" calcext:value-type="string">
            <text:p>https://scholar.google.com/scholar?output=instlink&amp;q=info:OQ1e06uBFCgJ:scholar.google.com/&amp;hl=en&amp;as_sdt=0,5&amp;as_ylo=1990&amp;as_yhi=2025&amp;scillfp=5602078752526518134&amp;oi=lle</text:p>
          </table:table-cell>
          <table:table-cell office:value-type="string" calcext:value-type="string">
            <text:p>https://scholar.google.com/scholar?q=related:OQ1e06uBFC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5">
          <table:table-cell office:value-type="float" office:value="287" calcext:value-type="float">
            <text:p>287</text:p>
          </table:table-cell>
          <table:table-cell office:value-type="string" calcext:value-type="string">
            <text:p>paper_5</text:p>
          </table:table-cell>
          <table:table-cell office:value-type="float" office:value="184" calcext:value-type="float">
            <text:p>184</text:p>
          </table:table-cell>
          <table:table-cell office:value-type="float" office:value="181" calcext:value-type="float">
            <text:p>181</text:p>
          </table:table-cell>
          <table:table-cell office:value-type="string" calcext:value-type="string">
            <text:p>B Sharpe</text:p>
          </table:table-cell>
          <table:table-cell office:value-type="string" calcext:value-type="string">
            <text:p>'First the forest': conservation,'community'and 'participation'in south-west Cameroon</text:p>
          </table:table-cell>
          <table:table-cell office:value-type="string" calcext:value-type="string">
            <text:p>'first the forest': conservation,'community'and 'participation'in south-west cameroon</text:p>
          </table:table-cell>
          <table:table-cell office:value-type="string" calcext:value-type="string">
            <text:p>Western concern with �conserving� or �managing� the rain forests of Africa has led to the setting up of a number of conservation projects. In such projects the �participation� of the �community� in forest conservation has become the new orthodoxy. However, proposals about local people's participation presume that defining the future of the forest is a straight contest between the alternatives of conservation or forest clearing. Such proposals also presume that the existence of communities is non-problematic. In contrast, this article documents that there is already considerable local debate about forest use and conservation, much of it among those excluded from the formal arena of politics and policy-making. Concern with �the environment� includes concern about the perpetuation of society, and represents a clear continuation of West African village cosmologies focused on the societalisation of space. At the same time, conservation aims of �keeping the forest as it is� have few resonances, since forest people see society itself as an artful, but often problematic, construction in which the conversion of the forest plays a central part. In conclusion, the article suggests that the key to environmental management must be for external agencies to articulate with the interests and values of those who hold a legitimate stake in African forest resourc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Africa</text:p>
          </table:table-cell>
          <table:table-cell table:number-columns-repeated="2" office:value-type="float" office:value="1" calcext:value-type="float">
            <text:p>1</text:p>
          </table:table-cell>
          <table:table-cell office:value-type="string" calcext:value-type="string">
            <text:p>cambridge.org</text:p>
          </table:table-cell>
          <table:table-cell office:value-type="float" office:value="1998" calcext:value-type="float">
            <text:p>1998</text:p>
          </table:table-cell>
          <table:table-cell office:value-type="string" calcext:value-type="string">
            <text:p>https://www.cambridge.org/core/journals/africa/article/first-the-forest-conservation-community-and-participation-in-southwest-cameroon/44E558E37EB2977A920F31C85D42A6F6</text:p>
          </table:table-cell>
          <table:table-cell office:value-type="string" calcext:value-type="string">
            <text:p>https://scholar.google.com/scholar?cites=11499857838215045640&amp;as_sdt=2005&amp;sciodt=0,5&amp;hl=en</text:p>
          </table:table-cell>
          <table:table-cell office:value-type="float" office:value="220" calcext:value-type="float">
            <text:p>220</text:p>
          </table:table-cell>
          <table:table-cell table:number-columns-repeated="8" office:value-type="string" calcext:value-type="string">
            <text:p>NA</text:p>
          </table:table-cell>
          <table:table-cell office:value-type="float" office:value="181" calcext:value-type="float">
            <text:p>181</text:p>
          </table:table-cell>
          <table:table-cell office:value-type="float" office:value="6.7" calcext:value-type="float">
            <text:p>6.7</text:p>
          </table:table-cell>
          <table:table-cell office:value-type="float" office:value="181" calcext:value-type="float">
            <text:p>181</text:p>
          </table:table-cell>
          <table:table-cell office:value-type="float" office:value="1" calcext:value-type="float">
            <text:p>1</text:p>
          </table:table-cell>
          <table:table-cell office:value-type="float" office:value="27" calcext:value-type="float">
            <text:p>27</text:p>
          </table:table-cell>
          <table:table-cell office:value-type="string" calcext:value-type="string">
            <text:p>https://discovery.ucl.ac.uk/id/eprint/32791/1/1161146.pdf</text:p>
          </table:table-cell>
          <table:table-cell office:value-type="string" calcext:value-type="string">
            <text:p>https://scholar.google.com/scholar?q=related:CKJMZsazl5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5">
          <table:table-cell office:value-type="float" office:value="288" calcext:value-type="float">
            <text:p>288</text:p>
          </table:table-cell>
          <table:table-cell office:value-type="string" calcext:value-type="string">
            <text:p>paper_500</text:p>
          </table:table-cell>
          <table:table-cell office:value-type="float" office:value="274" calcext:value-type="float">
            <text:p>274</text:p>
          </table:table-cell>
          <table:table-cell office:value-type="float" office:value="14" calcext:value-type="float">
            <text:p>14</text:p>
          </table:table-cell>
          <table:table-cell office:value-type="string" calcext:value-type="string">
            <text:p>RC Nolos, A Zamroni, KFP Evina</text:p>
          </table:table-cell>
          <table:table-cell office:value-type="string" calcext:value-type="string">
            <text:p>Drivers of deforestation and forest degradation in Palawan, Philippines: an analysis using social-ecological systems (SES) and institutional analysis and development …</text:p>
          </table:table-cell>
          <table:table-cell office:value-type="string" calcext:value-type="string">
            <text:p>drivers of deforestation and forest degradation in palawan, philippines: an analysis using social-ecological systems (ses) and institutional analysis and development …</text:p>
          </table:table-cell>
          <table:table-cell office:value-type="string" calcext:value-type="string">
            <text:p>Palawan Island is home to one of Southeast Asia�s largest, oldest, and most diversified rainforests hence it was called the �Last Frontier.� However, the island province�s forest is contending with increased conversion of forest lands to plantation and household-level agriculture, intensive mineral mining, illegal logging, and other pressures on its ecosystems. Understanding these factors in relation to the prevalence of deforestation and forest degradation in Palawan is imperative. This paper analyzed these drivers of deforestation and forest degradation in Palawan using the social-ecological systems (SES) and institutional analysis development (IAD) frameworks. A literature review was conducted using a variety of web-based databases and sources and additional data were collected from official websites and reports. The identified major drivers of deforestation and forest degradation in the province include increasing population, migration from lowland to upland areas, illegal logging, mining, wide-scale kaingin and oil palm plantation, wildlife poaching, and weak policy implementation and enforcement. These identified drivers can be the target of the government of Palawan for their forest management plans. Additional findings and recommendations of this paper will also aid in the forest management planning in Palawan and other areas where similar settings exist.</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Geography, environment …</text:p>
          </table:table-cell>
          <table:table-cell table:number-columns-repeated="2" office:value-type="float" office:value="1" calcext:value-type="float">
            <text:p>1</text:p>
          </table:table-cell>
          <table:table-cell office:value-type="string" calcext:value-type="string">
            <text:p>ges.rgo.ru</text:p>
          </table:table-cell>
          <table:table-cell office:value-type="float" office:value="2023" calcext:value-type="float">
            <text:p>2023</text:p>
          </table:table-cell>
          <table:table-cell office:value-type="string" calcext:value-type="string">
            <text:p>https://ges.rgo.ru/jour/article/view/2714</text:p>
          </table:table-cell>
          <table:table-cell office:value-type="string" calcext:value-type="string">
            <text:p>https://scholar.google.com/scholar?cites=15742025948643405203&amp;as_sdt=2005&amp;sciodt=0,5&amp;hl=en</text:p>
          </table:table-cell>
          <table:table-cell office:value-type="float" office:value="357" calcext:value-type="float">
            <text:p>357</text:p>
          </table:table-cell>
          <table:table-cell table:number-columns-repeated="8" office:value-type="string" calcext:value-type="string">
            <text:p>NA</text:p>
          </table:table-cell>
          <table:table-cell office:value-type="float" office:value="14" calcext:value-type="float">
            <text:p>14</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ges.rgo.ru/jour/article/download/2714/663</text:p>
          </table:table-cell>
          <table:table-cell office:value-type="string" calcext:value-type="string">
            <text:p>https://scholar.google.com/scholar?q=related:ky3fCTLpdt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5">
          <table:table-cell office:value-type="float" office:value="289" calcext:value-type="float">
            <text:p>289</text:p>
          </table:table-cell>
          <table:table-cell office:value-type="string" calcext:value-type="string">
            <text:p>paper_501</text:p>
          </table:table-cell>
          <table:table-cell office:value-type="float" office:value="49" calcext:value-type="float">
            <text:p>49</text:p>
          </table:table-cell>
          <table:table-cell office:value-type="float" office:value="22" calcext:value-type="float">
            <text:p>22</text:p>
          </table:table-cell>
          <table:table-cell office:value-type="string" calcext:value-type="string">
            <text:p>M Fasona, PA Adeonipekun, O Agboola…</text:p>
          </table:table-cell>
          <table:table-cell office:value-type="string" calcext:value-type="string">
            <text:p>Drivers of deforestation and land-use change in Southwest Nigeria</text:p>
          </table:table-cell>
          <table:table-cell office:value-type="string" calcext:value-type="string">
            <text:p>drivers of deforestation and land-use change in southwest nigeria</text:p>
          </table:table-cell>
          <table:table-cell office:value-type="string" calcext:value-type="string">
            <text:p>Land-based mitigation presents viable mechanism for offsetting carbon deficits from land-use change-driven emissions especially in areas with relatively large lowland forests. This chapter reviews key issues about the drivers of land-use change, deforestation, and forest degradation. It also presented a case assessment of perception on drivers of land-use change and deforestation using rapid appraisal data collected from 108 households and 57 forest resource users in 17 purposively selected peri-urban and rural communities in the forest zone of Southwest Nigeria. From the appraisal, lumbering and polewood extraction, fuelwood and charcoal production, crop cultivation, urban growth, animal grazing, and transportation remain important proximate land-use change, deforestation, and forest degradation drivers. Population increase and poverty are considered the most important underlying drivers. Response to economic opportunities with regard to cash (tree) and commercial arable crops and high local and export demands for wood substantially drive land-use change and deforestation. National climate change actions, natural resource policies, land tenure, international multilateral commitments, and carbon credit frameworks have very little impacts with regard to land-use change in Southwest Nigeria. Lack of alternative livelihoods undermines people�s resilience and further drives deforestation and forest degradation.</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Handbook of Climate …</text:p>
          </table:table-cell>
          <table:table-cell table:number-columns-repeated="2" office:value-type="float" office:value="1" calcext:value-type="float">
            <text:p>1</text:p>
          </table:table-cell>
          <table:table-cell office:value-type="string" calcext:value-type="string">
            <text:p>ir.unilag.edu.ng</text:p>
          </table:table-cell>
          <table:table-cell office:value-type="float" office:value="2018" calcext:value-type="float">
            <text:p>2018</text:p>
          </table:table-cell>
          <table:table-cell office:value-type="string" calcext:value-type="string">
            <text:p>https://ir.unilag.edu.ng/bitstreams/afb6f2cd-bb4d-4a77-b495-5201874cb90b/download</text:p>
          </table:table-cell>
          <table:table-cell office:value-type="string" calcext:value-type="string">
            <text:p>https://scholar.google.com/scholar?cites=2437365225069005316&amp;as_sdt=2005&amp;sciodt=0,5&amp;hl=en</text:p>
          </table:table-cell>
          <table:table-cell office:value-type="float" office:value="662" calcext:value-type="float">
            <text:p>662</text:p>
          </table:table-cell>
          <table:table-cell office:value-type="string" calcext:value-type="string">
            <text:p>PDF</text:p>
          </table:table-cell>
          <table:table-cell table:number-columns-repeated="7" office:value-type="string" calcext:value-type="string">
            <text:p>NA</text:p>
          </table:table-cell>
          <table:table-cell office:value-type="float" office:value="22" calcext:value-type="float">
            <text:p>22</text:p>
          </table:table-cell>
          <table:table-cell office:value-type="float" office:value="3.14" calcext:value-type="float">
            <text:p>3.14</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ir.unilag.edu.ng/bitstreams/afb6f2cd-bb4d-4a77-b495-5201874cb90b/download</text:p>
          </table:table-cell>
          <table:table-cell office:value-type="string" calcext:value-type="string">
            <text:p>https://scholar.google.com/scholar?q=related:BMogLMJC0y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8">
          <table:table-cell office:value-type="float" office:value="290" calcext:value-type="float">
            <text:p>290</text:p>
          </table:table-cell>
          <table:table-cell office:value-type="string" calcext:value-type="string">
            <text:p>paper_512</text:p>
          </table:table-cell>
          <table:table-cell office:value-type="float" office:value="275" calcext:value-type="float">
            <text:p>275</text:p>
          </table:table-cell>
          <table:table-cell office:value-type="float" office:value="0" calcext:value-type="float">
            <text:p>0</text:p>
          </table:table-cell>
          <table:table-cell office:value-type="string" calcext:value-type="string">
            <text:p>R Rochab, A Bragançaa</text:p>
          </table:table-cell>
          <table:table-cell office:value-type="string" calcext:value-type="string">
            <text:p>Eco-annoying or unscrupulous ruralist? The role of parties ideology on deforestation in the Amazon1</text:p>
          </table:table-cell>
          <table:table-cell office:value-type="string" calcext:value-type="string">
            <text:p>eco-annoying or unscrupulous ruralist? the role of parties ideology on deforestation in the amazon1</text:p>
          </table:table-cell>
          <table:table-cell office:value-type="string" calcext:value-type="string">
            <text:p>There are a lot of discussion around the role of ideology on environmental conservation. Anecdotal evidence has been presented to show that left-wing politicians worries more about the environment and right-wing politicians concerns more about economic growth. This paper uses RDD in the margin of victory of Brazilian mayors to calculate the impact of mayor parties ideology on deforestation in the Amazon. Results show that left-wing Mayors do not have any effect on deforestation in the Amazon when compared with non left-wing mayors. Deforestation is smaller in left-wing mayor municipalities, but this correlation is completely driven by voter preferences. When the election is close, deforestation is the same regardless the mayor ideology.</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anpec.org.br</text:p>
          </table:table-cell>
          <table:table-cell office:value-type="float" office:value="1" calcext:value-type="float">
            <text:p>1</text:p>
          </table:table-cell>
          <table:table-cell office:value-type="float" office:value="0" calcext:value-type="float">
            <text:p>0</text:p>
          </table:table-cell>
          <table:table-cell table:number-columns-repeated="2" office:value-type="string" calcext:value-type="string">
            <text:p>NA</text:p>
          </table:table-cell>
          <table:table-cell office:value-type="string" calcext:value-type="string">
            <text:p>https://www.anpec.org.br/encontro/2022/submissao/files_I/i11-c3d66d577be865e349d9252dfec7deb9.pdf</text:p>
          </table:table-cell>
          <table:table-cell office:value-type="string" calcext:value-type="string">
            <text:p>NA</text:p>
          </table:table-cell>
          <table:table-cell office:value-type="float" office:value="135" calcext:value-type="float">
            <text:p>135</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string" calcext:value-type="string">
            <text:p>NA</text:p>
          </table:table-cell>
          <table:table-cell office:value-type="string" calcext:value-type="string">
            <text:p>https://www.anpec.org.br/encontro/2022/submissao/files_I/i11-c3d66d577be865e349d9252dfec7deb9.pdf</text:p>
          </table:table-cell>
          <table:table-cell office:value-type="string" calcext:value-type="string">
            <text:p>https://scholar.google.com/scholar?q=related:qTOQYHB1xI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5">
          <table:table-cell office:value-type="float" office:value="291" calcext:value-type="float">
            <text:p>291</text:p>
          </table:table-cell>
          <table:table-cell office:value-type="string" calcext:value-type="string">
            <text:p>paper_514</text:p>
          </table:table-cell>
          <table:table-cell office:value-type="float" office:value="276" calcext:value-type="float">
            <text:p>276</text:p>
          </table:table-cell>
          <table:table-cell office:value-type="float" office:value="250" calcext:value-type="float">
            <text:p>250</text:p>
          </table:table-cell>
          <table:table-cell office:value-type="string" calcext:value-type="string">
            <text:p>R Morrison</text:p>
          </table:table-cell>
          <table:table-cell office:value-type="string" calcext:value-type="string">
            <text:p>Ecological democracy</text:p>
          </table:table-cell>
          <table:table-cell office:value-type="string" calcext:value-type="string">
            <text:p>ecological democracy</text:p>
          </table:table-cell>
          <table:table-cell office:value-type="string" calcext:value-type="string">
            <text:p>Offering a broad-based critique of industrialism, Morrison explores currently emerging ecological democracies, such as the Mondragon Cooperative system in Spain, the Seikatsu Cooperative Clubs in Japan, and Coop Atlantic in Canada. He outlines a dramatic revitalized participatory democracy--which includes community control of finances, a social wage, cooperative econoies, demilitarization, and a solar transition--and shows how to get there from her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1995" calcext:value-type="float">
            <text:p>1995</text:p>
          </table:table-cell>
          <table:table-cell office:value-type="string" calcext:value-type="string">
            <text:p>https://books.google.com/books?hl=en&amp;lr=&amp;id=V0Po9HepvEoC&amp;oi=fnd&amp;pg=PA1&amp;dq=%22elections%22%7C%22democracy%22%7C%22leader+selection%22%7C%22campaign%22%7C%22political+cycle%22+%22deforestation%22%7C%22forest+conversion%22%7C%22forest+plantation%22%7C%22forest+conservation%22%7C%22forest+degradation%22%7C%22reforestation%22%7C%22forest+carbon%22%7C%22tree+cover+loss%22&amp;ots=6p1bK0ZqGs&amp;sig=io1YgZRxE4t4eyvtycgAkIMv3Kc</text:p>
          </table:table-cell>
          <table:table-cell office:value-type="string" calcext:value-type="string">
            <text:p>https://scholar.google.com/scholar?cites=9981160036175956217&amp;as_sdt=2005&amp;sciodt=0,5&amp;hl=en</text:p>
          </table:table-cell>
          <table:table-cell office:value-type="float" office:value="887" calcext:value-type="float">
            <text:p>887</text:p>
          </table:table-cell>
          <table:table-cell office:value-type="string" calcext:value-type="string">
            <text:p>BOOK</text:p>
          </table:table-cell>
          <table:table-cell table:number-columns-repeated="7" office:value-type="string" calcext:value-type="string">
            <text:p>NA</text:p>
          </table:table-cell>
          <table:table-cell office:value-type="float" office:value="250" calcext:value-type="float">
            <text:p>250</text:p>
          </table:table-cell>
          <table:table-cell office:value-type="float" office:value="8.33" calcext:value-type="float">
            <text:p>8.33</text:p>
          </table:table-cell>
          <table:table-cell office:value-type="float" office:value="250" calcext:value-type="float">
            <text:p>250</text:p>
          </table:table-cell>
          <table:table-cell office:value-type="float" office:value="1" calcext:value-type="float">
            <text:p>1</text:p>
          </table:table-cell>
          <table:table-cell office:value-type="float" office:value="30" calcext:value-type="float">
            <text:p>30</text:p>
          </table:table-cell>
          <table:table-cell office:value-type="string" calcext:value-type="string">
            <text:p>NA</text:p>
          </table:table-cell>
          <table:table-cell office:value-type="string" calcext:value-type="string">
            <text:p>https://scholar.google.com/scholar?q=related:-ciXois0hI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0">
          <table:table-cell office:value-type="float" office:value="292" calcext:value-type="float">
            <text:p>292</text:p>
          </table:table-cell>
          <table:table-cell office:value-type="string" calcext:value-type="string">
            <text:p>paper_519</text:p>
          </table:table-cell>
          <table:table-cell office:value-type="float" office:value="137" calcext:value-type="float">
            <text:p>137</text:p>
          </table:table-cell>
          <table:table-cell office:value-type="float" office:value="224" calcext:value-type="float">
            <text:p>224</text:p>
          </table:table-cell>
          <table:table-cell office:value-type="string" calcext:value-type="string">
            <text:p>F Mathews</text:p>
          </table:table-cell>
          <table:table-cell office:value-type="string" calcext:value-type="string">
            <text:p>Ecology and democracy</text:p>
          </table:table-cell>
          <table:table-cell office:value-type="string" calcext:value-type="string">
            <text:p>ecology and democracy</text:p>
          </table:table-cell>
          <table:table-cell office:value-type="string" calcext:value-type="string">
            <text:p>What is the optimal political framework for environmental reform - reform on a scale commensurate with the global ecological crisis? How adequate are liberal forms of parliamentary democracy to face the challenges posed? These are the questions pondered by the contributors to this volum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taylorfrancis.com</text:p>
          </table:table-cell>
          <table:table-cell office:value-type="float" office:value="2017" calcext:value-type="float">
            <text:p>2017</text:p>
          </table:table-cell>
          <table:table-cell office:value-type="string" calcext:value-type="string">
            <text:p>https://www.taylorfrancis.com/books/mono/10.4324/9780203988428/ecology-democracy-freya-mathews</text:p>
          </table:table-cell>
          <table:table-cell office:value-type="string" calcext:value-type="string">
            <text:p>https://scholar.google.com/scholar?cites=12785401848870542105&amp;as_sdt=2005&amp;sciodt=0,5&amp;hl=en</text:p>
          </table:table-cell>
          <table:table-cell office:value-type="float" office:value="864" calcext:value-type="float">
            <text:p>864</text:p>
          </table:table-cell>
          <table:table-cell office:value-type="string" calcext:value-type="string">
            <text:p>BOOK</text:p>
          </table:table-cell>
          <table:table-cell office:value-type="string" calcext:value-type="string">
            <text:p>10.4324/9780203988428</text:p>
          </table:table-cell>
          <table:table-cell table:number-columns-repeated="6" office:value-type="string" calcext:value-type="string">
            <text:p>NA</text:p>
          </table:table-cell>
          <table:table-cell office:value-type="float" office:value="224" calcext:value-type="float">
            <text:p>224</text:p>
          </table:table-cell>
          <table:table-cell office:value-type="float" office:value="28" calcext:value-type="float">
            <text:p>28</text:p>
          </table:table-cell>
          <table:table-cell office:value-type="float" office:value="224" calcext:value-type="float">
            <text:p>224</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NA</text:p>
          </table:table-cell>
          <table:table-cell office:value-type="string" calcext:value-type="string">
            <text:p>https://scholar.google.com/scholar?q=related:GRuN2D3fbr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table-cell office:value-type="float" office:value="293" calcext:value-type="float">
            <text:p>293</text:p>
          </table:table-cell>
          <table:table-cell office:value-type="string" calcext:value-type="string">
            <text:p>paper_522</text:p>
          </table:table-cell>
          <table:table-cell office:value-type="float" office:value="47" calcext:value-type="float">
            <text:p>47</text:p>
          </table:table-cell>
          <table:table-cell office:value-type="float" office:value="98" calcext:value-type="float">
            <text:p>98</text:p>
          </table:table-cell>
          <table:table-cell office:value-type="string" calcext:value-type="string">
            <text:p>JM Shandra</text:p>
          </table:table-cell>
          <table:table-cell office:value-type="string" calcext:value-type="string">
            <text:p>Economic dependency, repression, and deforestation: a quantitative, cross‐national analysis</text:p>
          </table:table-cell>
          <table:table-cell office:value-type="string" calcext:value-type="string">
            <text:p>economic dependency, repression, and deforestation: a quantitative, cross‐national analysis</text:p>
          </table:table-cell>
          <table:table-cell office:value-type="string" calcext:value-type="string">
            <text:p>This research builds upon previous cross?national studies of deforestation. In doing so, I examine how various world?systems indicators interact with political conditions within a nation. I test the hypothesis that repressive nations create a �good business climate� for multinational capital, which, in turn, affects deforestation. This �good business climate� consists of economic incentives (e.g., tax holidays), regulatory concessions (e.g., environmental law exemptions), and imposed political stability (e.g., outlawing strikes, protests, and unions). The results indicate that export partner concentration, commodity concentration, multinational corporate penetration, and International Monetary Fund conditionality increase deforestation more at higher rather than at lower levels of repression. I also confirm previous findings that gross domestic product per capita decreases deforestation, indicating that richer nations are able to externalize their environmental costs onto poorer nations. I conclude with the theoretical implications of this research, policy implications, and possible directions for future research.</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Sociological Inquiry</text:p>
          </table:table-cell>
          <table:table-cell table:number-columns-repeated="2" office:value-type="float" office:value="1" calcext:value-type="float">
            <text:p>1</text:p>
          </table:table-cell>
          <table:table-cell office:value-type="string" calcext:value-type="string">
            <text:p>Wiley Online Library</text:p>
          </table:table-cell>
          <table:table-cell office:value-type="float" office:value="2007" calcext:value-type="float">
            <text:p>2007</text:p>
          </table:table-cell>
          <table:table-cell office:value-type="string" calcext:value-type="string">
            <text:p>https://onlinelibrary.wiley.com/doi/abs/10.1111/j.1475-682X.2007.00209.x</text:p>
          </table:table-cell>
          <table:table-cell office:value-type="string" calcext:value-type="string">
            <text:p>https://scholar.google.com/scholar?cites=16362825385849915594&amp;as_sdt=2005&amp;sciodt=0,5&amp;hl=en</text:p>
          </table:table-cell>
          <table:table-cell office:value-type="float" office:value="47" calcext:value-type="float">
            <text:p>47</text:p>
          </table:table-cell>
          <table:table-cell office:value-type="string" calcext:value-type="string">
            <text:p>NA</text:p>
          </table:table-cell>
          <table:table-cell office:value-type="string" calcext:value-type="string">
            <text:p>10.1111/j.1475-682X.2007.00209.x</text:p>
          </table:table-cell>
          <table:table-cell table:number-columns-repeated="6" office:value-type="string" calcext:value-type="string">
            <text:p>NA</text:p>
          </table:table-cell>
          <table:table-cell office:value-type="float" office:value="98" calcext:value-type="float">
            <text:p>98</text:p>
          </table:table-cell>
          <table:table-cell office:value-type="float" office:value="5.44" calcext:value-type="float">
            <text:p>5.44</text:p>
          </table:table-cell>
          <table:table-cell office:value-type="float" office:value="98" calcext:value-type="float">
            <text:p>98</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https://scholar.google.com/scholar?output=instlink&amp;q=info:yghUlf5uFOMJ:scholar.google.com/&amp;hl=en&amp;as_sdt=0,5&amp;as_ylo=1990&amp;as_yhi=2025&amp;scillfp=7156627685041367207&amp;oi=lle</text:p>
          </table:table-cell>
          <table:table-cell office:value-type="string" calcext:value-type="string">
            <text:p>https://scholar.google.com/scholar?q=related:yghUlf5uFO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table-cell office:value-type="float" office:value="294" calcext:value-type="float">
            <text:p>294</text:p>
          </table:table-cell>
          <table:table-cell office:value-type="string" calcext:value-type="string">
            <text:p>paper_524</text:p>
          </table:table-cell>
          <table:table-cell office:value-type="float" office:value="129" calcext:value-type="float">
            <text:p>129</text:p>
          </table:table-cell>
          <table:table-cell office:value-type="float" office:value="44" calcext:value-type="float">
            <text:p>44</text:p>
          </table:table-cell>
          <table:table-cell office:value-type="string" calcext:value-type="string">
            <text:p>L Goers, J Lawson, E Garen</text:p>
          </table:table-cell>
          <table:table-cell office:value-type="string" calcext:value-type="string">
            <text:p>Economic drivers of tropical deforestation for agriculture</text:p>
          </table:table-cell>
          <table:table-cell office:value-type="string" calcext:value-type="string">
            <text:p>economic drivers of tropical deforestation for agriculture</text:p>
          </table:table-cell>
          <table:table-cell office:value-type="string" calcext:value-type="string">
            <text:p>Land use change from deforestation in the tropics is a major source of greenhouse gas (GHG) emissions. In order to develop policies that address this significant portion of emissions that contribute to global climate change, it is essential to understand the primary factors driving deforestation in the tropics. This chapter examines the socioeconomic, institutional and economic drivers of tropical deforestation for agriculture in order to gain a better understanding of how incentives to store and sequester carbon in forests may or may not impact deforestation rates. While the circumstances that drive deforestation must be examined within the particular context of each locality and depend upon a variety of factors that include social, political and geographical considerations, there are some general lessons that can be learned from our review of the literature. Government-driven development efforts such as infrastructure development in forested areas, for example, are correlated with deforestation throughout the tropical region. Institutional factors, such as land tenure laws that incentivize forest clearing or macroeconomic policies that provide agricultural subsidies, also influence deforestation rates in a number of tropical countries. In most regions, the factors driving deforestation are complex and interrelated and have significant implications for global climate negotiations where the international community seeks to negotiate a mechanism to reduce emissions from deforestation and forest degradation (RED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Managing forest carbon in a changing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11" calcext:value-type="float">
            <text:p>2011</text:p>
          </table:table-cell>
          <table:table-cell office:value-type="string" calcext:value-type="string">
            <text:p>https://link.springer.com/chapter/10.1007/978-94-007-2232-3_14</text:p>
          </table:table-cell>
          <table:table-cell office:value-type="string" calcext:value-type="string">
            <text:p>https://scholar.google.com/scholar?cites=9080399111825524178&amp;as_sdt=2005&amp;sciodt=0,5&amp;hl=en</text:p>
          </table:table-cell>
          <table:table-cell office:value-type="float" office:value="348" calcext:value-type="float">
            <text:p>348</text:p>
          </table:table-cell>
          <table:table-cell office:value-type="string" calcext:value-type="string">
            <text:p>NA</text:p>
          </table:table-cell>
          <table:table-cell office:value-type="string" calcext:value-type="string">
            <text:p>10.1007/978-94-007-2232-3_14</text:p>
          </table:table-cell>
          <table:table-cell table:number-columns-repeated="6" office:value-type="string" calcext:value-type="string">
            <text:p>NA</text:p>
          </table:table-cell>
          <table:table-cell office:value-type="float" office:value="44" calcext:value-type="float">
            <text:p>44</text:p>
          </table:table-cell>
          <table:table-cell office:value-type="float" office:value="3.14" calcext:value-type="float">
            <text:p>3.14</text:p>
          </table:table-cell>
          <table:table-cell office:value-type="float" office:value="15" calcext:value-type="float">
            <text:p>15</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https://elischolar.library.yale.edu/cgi/viewcontent.cgi?article=1041&amp;context=fes-pubs#page=389</text:p>
          </table:table-cell>
          <table:table-cell office:value-type="string" calcext:value-type="string">
            <text:p>https://scholar.google.com/scholar?q=related:0gUi1-EOBH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1">
          <table:table-cell office:value-type="float" office:value="295" calcext:value-type="float">
            <text:p>295</text:p>
          </table:table-cell>
          <table:table-cell office:value-type="string" calcext:value-type="string">
            <text:p>paper_526</text:p>
          </table:table-cell>
          <table:table-cell office:value-type="float" office:value="76" calcext:value-type="float">
            <text:p>76</text:p>
          </table:table-cell>
          <table:table-cell office:value-type="float" office:value="24" calcext:value-type="float">
            <text:p>24</text:p>
          </table:table-cell>
          <table:table-cell office:value-type="string" calcext:value-type="string">
            <text:p>K Sohag, A Gainetdinova, O Mariev</text:p>
          </table:table-cell>
          <table:table-cell office:value-type="string" calcext:value-type="string">
            <text:p>Economic growth, institutional quality and deforestation: Evidence from Russia</text:p>
          </table:table-cell>
          <table:table-cell office:value-type="string" calcext:value-type="string">
            <text:p>economic growth, institutional quality and deforestation: evidence from russia</text:p>
          </table:table-cell>
          <table:table-cell office:value-type="string" calcext:value-type="string">
            <text:p>Forestry reserves have a crucial role in preserving ecosystems and global climate regulation, and Russia boasts the largest forested area in the world. Economic development entails various challenges for the environment, including a lack of forestry legislation or compliance, poor governance and unrestrained privatisation. This study investigates the role of institutional quality in explaining deforestation using panel-time series data for 75 Russian regions from 2009 to 2019. We apply a one-way autoregressive fixed-effect model with Driscoll�Kraay standard errors due to spatial dependence and time lags across Russian regions. The findings affirm the hypothesis of the environmental Kuznets curve for deforestation, implying that after surpassing a threshold point of gross regional product per capita, deforestation decreases. Poor institutional quality significantly increases the deforestation rate, which remains robust when considering the timber harvesting volume. The results affirm our proposition that the Russian forestry preservation policy is somewhat effective in reducing the deforestation rate. The empirical findings reinforce the importance of improving institutional quality for preserving forest areas toward carbon sequestration and overall Sustainable Development Goal agenda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Forest Policy and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3" calcext:value-type="float">
            <text:p>2023</text:p>
          </table:table-cell>
          <table:table-cell office:value-type="string" calcext:value-type="string">
            <text:p>https://www.sciencedirect.com/science/article/pii/S1389934123000448</text:p>
          </table:table-cell>
          <table:table-cell office:value-type="string" calcext:value-type="string">
            <text:p>https://scholar.google.com/scholar?cites=14756009305685122009&amp;as_sdt=2005&amp;sciodt=0,5&amp;hl=en</text:p>
          </table:table-cell>
          <table:table-cell office:value-type="float" office:value="163" calcext:value-type="float">
            <text:p>163</text:p>
          </table:table-cell>
          <table:table-cell table:number-columns-repeated="8" office:value-type="string" calcext:value-type="string">
            <text:p>NA</text:p>
          </table:table-cell>
          <table:table-cell office:value-type="float" office:value="24" calcext:value-type="float">
            <text:p>24</text:p>
          </table:table-cell>
          <table:table-cell office:value-type="float" office:value="12" calcext:value-type="float">
            <text:p>12</text:p>
          </table:table-cell>
          <table:table-cell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NA</text:p>
          </table:table-cell>
          <table:table-cell office:value-type="string" calcext:value-type="string">
            <text:p>https://scholar.google.com/scholar?q=related:2Vu4Z0jgx8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table-cell office:value-type="float" office:value="296" calcext:value-type="float">
            <text:p>296</text:p>
          </table:table-cell>
          <table:table-cell office:value-type="string" calcext:value-type="string">
            <text:p>paper_530</text:p>
          </table:table-cell>
          <table:table-cell office:value-type="float" office:value="84" calcext:value-type="float">
            <text:p>84</text:p>
          </table:table-cell>
          <table:table-cell office:value-type="float" office:value="3" calcext:value-type="float">
            <text:p>3</text:p>
          </table:table-cell>
          <table:table-cell office:value-type="string" calcext:value-type="string">
            <text:p>D Zhang</text:p>
          </table:table-cell>
          <table:table-cell office:value-type="string" calcext:value-type="string">
            <text:p>Economics of reforestation and afforestation</text:p>
          </table:table-cell>
          <table:table-cell office:value-type="string" calcext:value-type="string">
            <text:p>economics of reforestation and afforestation</text:p>
          </table:table-cell>
          <table:table-cell office:value-type="string" calcext:value-type="string">
            <text:p>Reforestation is the natural or intentional restocking of existing forests and woodlands that have been harvested or depleted, and afforestation is the establishing of a forest in an area where there were no trees. For economic and practical purposes, reforestation and afforestation have similar goals and processes and thus can be treated as identical activities. Although reforestation and afforestation have a long history, large-scale reforestation and afforestation activities started with industrialization, which caused scarcity in timber and forest-based ecosystem services. In a unified economic model of reforestation and afforestation, factors influencing investments in reforestation and in afforestation on private and public lands include timber prices, unit reforestation cost, interest rate, the responsiveness of tree growth to silviculture, and the value of nontimber benefits, such as ecosystem services. Market and public policies may facilitate, enhance, or hinder reforestation and afforestation activities, and nontimber benefits are an increasingly important motive for reforestation and, especially, afforestation efforts around the worl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Oxford Research Encyclopedia of Environmental …</text:p>
          </table:table-cell>
          <table:table-cell table:number-columns-repeated="2" office:value-type="float" office:value="1" calcext:value-type="float">
            <text:p>1</text:p>
          </table:table-cell>
          <table:table-cell office:value-type="string" calcext:value-type="string">
            <text:p>oxfordre.com</text:p>
          </table:table-cell>
          <table:table-cell office:value-type="float" office:value="2017" calcext:value-type="float">
            <text:p>2017</text:p>
          </table:table-cell>
          <table:table-cell office:value-type="string" calcext:value-type="string">
            <text:p>https://oxfordre.com/environmentalscience/display/10.1093/acrefore/9780199389414.001.0001/acrefore-9780199389414-e-473</text:p>
          </table:table-cell>
          <table:table-cell office:value-type="string" calcext:value-type="string">
            <text:p>https://scholar.google.com/scholar?cites=3597614938628832396&amp;as_sdt=2005&amp;sciodt=0,5&amp;hl=en</text:p>
          </table:table-cell>
          <table:table-cell office:value-type="float" office:value="693" calcext:value-type="float">
            <text:p>693</text:p>
          </table:table-cell>
          <table:table-cell office:value-type="string" calcext:value-type="string">
            <text:p>NA</text:p>
          </table:table-cell>
          <table:table-cell office:value-type="string" calcext:value-type="string">
            <text:p>10.1093/acrefore/9780199389414.001.0001/acrefore-9780199389414-e-473</text:p>
          </table:table-cell>
          <table:table-cell table:number-columns-repeated="6" office:value-type="string" calcext:value-type="string">
            <text:p>NA</text:p>
          </table:table-cell>
          <table:table-cell office:value-type="float" office:value="3" calcext:value-type="float">
            <text:p>3</text:p>
          </table:table-cell>
          <table:table-cell office:value-type="float" office:value="0.38" calcext:value-type="float">
            <text:p>0.38</text:p>
          </table:table-cell>
          <table:table-cell office:value-type="float" office:value="3" calcext:value-type="float">
            <text:p>3</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NA</text:p>
          </table:table-cell>
          <table:table-cell office:value-type="string" calcext:value-type="string">
            <text:p>https://scholar.google.com/scholar?q=related:jDycx7lL7T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1">
          <table:table-cell office:value-type="float" office:value="297" calcext:value-type="float">
            <text:p>297</text:p>
          </table:table-cell>
          <table:table-cell office:value-type="string" calcext:value-type="string">
            <text:p>paper_548</text:p>
          </table:table-cell>
          <table:table-cell office:value-type="float" office:value="24" calcext:value-type="float">
            <text:p>24</text:p>
          </table:table-cell>
          <table:table-cell office:value-type="float" office:value="3" calcext:value-type="float">
            <text:p>3</text:p>
          </table:table-cell>
          <table:table-cell office:value-type="string" calcext:value-type="string">
            <text:p>J.G. Agea</text:p>
          </table:table-cell>
          <table:table-cell office:value-type="string" calcext:value-type="string">
            <text:p>Efficacy of forestry conservation policy on rural livelihoods in Uganda: Evidence from Mabira forest reserve</text:p>
          </table:table-cell>
          <table:table-cell office:value-type="string" calcext:value-type="string">
            <text:p>efficacy of forestry conservation policy on rural livelihoods in uganda: evidence from mabira forest reserve</text:p>
          </table:table-cell>
          <table:table-cell office:value-type="string" calcext:value-type="string">
            <text:p>A study was conducted from 2005-2007 in areas around Mabira Forest Reserve, Central Uganda. The objectives were to assess: awareness of the local communities about the current Forest Policy in Uganda, the local communities� opinions about the efficacy of the current Forest Policy, and the capacity in terms of training to manage forest resources by local communities. Fifty-two households from 4 villages were interviewed in Najjembe sub-county in Mukono district that surrounding Mabira Forest Reserve. Questions were pre-determined and interviews guided. Individuals were interviewed for about 30-60 min. Primary data were subjected to content analysis, coded and subsequently analysed using Statistical Package for Social Scientist (SPSS). About 78% of the respondents were aware of the current Forest Policy in Uganda. About 59% of the respondents said that utilization and socio-economic benefits is strongly supported by the Forest Policy. Half of the respondents disagree that local people have more access to forest products than before under the current Forest Policy. About the same number of the respondents disagree that the forest and tree cover has increased under the present Forest Policy. Capacity to manage forest resources by local communities was weak, majority of the respondents said that none of their household members had received any of training in natural and or plantation forest management. Many institutions including National Forestry Authority (NFA), National Environment Management Authority, Uganda Wildlife Authority (UWA), Local Governments and Civil Society Organizations were reportedly playing key roles in conservation and management of the forest. There is a need for campaigns in order to realign policies that allows for full participation of not only the government but also the local communities in forest conservation and management.</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Social Scienc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09" calcext:value-type="float">
            <text:p>2009</text:p>
          </table:table-cell>
          <table:table-cell office:value-type="string" calcext:value-type="string">
            <text:p>https://www.scopus.com/inward/record.uri?partnerID=HzOxMe3b&amp;scp=77951270454&amp;origin=inward</text:p>
          </table:table-cell>
          <table:table-cell office:value-type="string" calcext:value-type="string">
            <text:p>https://www.scopus.com/inward/citedby.uri?partnerID=HzOxMe3b&amp;scp=77951270454&amp;origin=inward</text:p>
          </table:table-cell>
          <table:table-cell office:value-type="float" office:value="73" calcext:value-type="float">
            <text:p>73</text:p>
          </table:table-cell>
          <table:table-cell office:value-type="string" calcext:value-type="string">
            <text:p>Article</text:p>
          </table:table-cell>
          <table:table-cell office:value-type="string" calcext:value-type="string">
            <text:p>NA</text:p>
          </table:table-cell>
          <table:table-cell office:value-type="string" calcext:value-type="string">
            <text:p>1818-5800</text:p>
          </table:table-cell>
          <table:table-cell office:value-type="string" calcext:value-type="string">
            <text:p>https://api.elsevier.com/content/abstract/scopus_id/77951270454</text:p>
          </table:table-cell>
          <table:table-cell office:value-type="float" office:value="4" calcext:value-type="float">
            <text:p>4</text:p>
          </table:table-cell>
          <table:table-cell office:value-type="float" office:value="3" calcext:value-type="float">
            <text:p>3</text:p>
          </table:table-cell>
          <table:table-cell office:value-type="float" office:value="295" calcext:value-type="float">
            <text:p>295</text:p>
          </table:table-cell>
          <table:table-cell office:value-type="float" office:value="303" calcext:value-type="float">
            <text:p>303</text:p>
          </table:table-cell>
          <table:table-cell office:value-type="float" office:value="3" calcext:value-type="float">
            <text:p>3</text:p>
          </table:table-cell>
          <table:table-cell office:value-type="float" office:value="0.19" calcext:value-type="float">
            <text:p>0.19</text:p>
          </table:table-cell>
          <table:table-cell office:value-type="float" office:value="3" calcext:value-type="float">
            <text:p>3</text:p>
          </table:table-cell>
          <table:table-cell office:value-type="float" office:value="1" calcext:value-type="float">
            <text:p>1</text:p>
          </table:table-cell>
          <table:table-cell office:value-type="float" office:value="16" calcext:value-type="float">
            <text:p>16</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1">
          <table:table-cell office:value-type="float" office:value="298" calcext:value-type="float">
            <text:p>298</text:p>
          </table:table-cell>
          <table:table-cell office:value-type="string" calcext:value-type="string">
            <text:p>paper_549</text:p>
          </table:table-cell>
          <table:table-cell office:value-type="float" office:value="141" calcext:value-type="float">
            <text:p>141</text:p>
          </table:table-cell>
          <table:table-cell office:value-type="float" office:value="12" calcext:value-type="float">
            <text:p>12</text:p>
          </table:table-cell>
          <table:table-cell office:value-type="string" calcext:value-type="string">
            <text:p>Ruggiero, PGC; Pfaff, A; Nichols, E; Rosa, M; Metzger, JP</text:p>
          </table:table-cell>
          <table:table-cell office:value-type="string" calcext:value-type="string">
            <text:p>Election cycles affect deforestation within Brazil's Atlantic Forest</text:p>
          </table:table-cell>
          <table:table-cell office:value-type="string" calcext:value-type="string">
            <text:p>election cycles affect deforestation within brazil's atlantic forest</text:p>
          </table:table-cell>
          <table:table-cell office:value-type="string" calcext:value-type="string">
            <text:p>Policymakers' incentives during election campaigns can lead to decisions that significantly affect deforestation. Yet this is rarely studied. For Brazil's Atlantic Forest, a highly biodiverse tropical forest, we link federal-and-state as well as municipal elections to annual deforestation between 1991 and 2014. Across 2253 municipalities, those with higher deforestation see a significant rise in deforestation during federal-and-state election years. Municipal election years raise deforestation for locations with lower deforestation, whereas all of these increases are accentuated when there is party alignment between different levels of government. This effect of election cycles has fallen over time, to date, yet that cannot be assumed to continue. Our results highlight the need to limit opportunistic behaviors that affect natural resources and the environment with implications for biodiversity, carbon storage, and other ecosystem services.</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CONSERVATION LETTERS</text:p>
          </table:table-cell>
          <table:table-cell table:number-columns-repeated="2" office:value-type="float" office:value="1" calcext:value-type="float">
            <text:p>1</text:p>
          </table:table-cell>
          <table:table-cell office:value-type="string" calcext:value-type="string">
            <text:p>WILEY</text:p>
          </table:table-cell>
          <table:table-cell office:value-type="float" office:value="2021" calcext:value-type="float">
            <text:p>2021</text:p>
          </table:table-cell>
          <table:table-cell office:value-type="string" calcext:value-type="string">
            <text:p>http://dx.doi.org/10.1111/conl.12818</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11/conl.12818</text:p>
          </table:table-cell>
          <table:table-cell office:value-type="string" calcext:value-type="string">
            <text:p>1755-263X</text:p>
          </table:table-cell>
          <table:table-cell office:value-type="string" calcext:value-type="string">
            <text:p>NA</text:p>
          </table:table-cell>
          <table:table-cell office:value-type="float" office:value="14" calcext:value-type="float">
            <text:p>14</text:p>
          </table:table-cell>
          <table:table-cell office:value-type="float" office:value="5" calcext:value-type="float">
            <text:p>5</text:p>
          </table:table-cell>
          <table:table-cell table:number-columns-repeated="9" office:value-type="string" calcext:value-type="string">
            <text:p>NA</text:p>
          </table:table-cell>
          <table:table-cell office:value-type="string" calcext:value-type="string">
            <text:p>webofscience</text:p>
          </table:table-cell>
          <table:table-cell table:number-columns-repeated="16346"/>
        </table:table-row>
        <table:table-row table:style-name="ro51">
          <table:table-cell office:value-type="float" office:value="299" calcext:value-type="float">
            <text:p>299</text:p>
          </table:table-cell>
          <table:table-cell office:value-type="string" calcext:value-type="string">
            <text:p>paper_550</text:p>
          </table:table-cell>
          <table:table-cell office:value-type="float" office:value="277" calcext:value-type="float">
            <text:p>277</text:p>
          </table:table-cell>
          <table:table-cell office:value-type="float" office:value="41" calcext:value-type="float">
            <text:p>41</text:p>
          </table:table-cell>
          <table:table-cell office:value-type="string" calcext:value-type="string">
            <text:p>Rodrigues, S; Verburg, R; Bursztyn, M; Lindoso, D; Debortoli, N; Vilhena, AMG</text:p>
          </table:table-cell>
          <table:table-cell office:value-type="string" calcext:value-type="string">
            <text:p>Election-driven weakening of deforestation control in the Brazilian Amazon</text:p>
          </table:table-cell>
          <table:table-cell office:value-type="string" calcext:value-type="string">
            <text:p>election-driven weakening of deforestation control in the brazilian amazon</text:p>
          </table:table-cell>
          <table:table-cell office:value-type="string" calcext:value-type="string">
            <text:p>Commodity prices, exchange rate, infrastructural projects and migration patterns are known and important drivers of Amazon deforestation, but cannot solely explain the high rates observed in 1995 and 2003-2004 in six Brazilian Amazon states. Deforestation predictions using those widely applied drivers can underestimate deforestation rates by as much as 50%. We show that years with the highest deforestation rates also correlate with large administrative shifts caused by presidential elections which results in periods of managerial instability associated with episodic inefficiency, leading to weak institutions unable to properly combat illegal deforestation. Although surveillance and regulatory action plans to combat deforestation have held back deforestation in the Brazilian Amazon since 2005, our results suggest that environmental management institutions should be aware such administration shifts set a burden on the policy targets associated with conservation policies. Institutional vulnerability immediately after major elections is an acknowledged fact in Brazil, though it has been mostly disregarded as an indicator of ecological threat. (C) 2014 Elsevier Ltd. All rights reserved.</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LAND USE POLIC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 SCI LTD</text:p>
          </table:table-cell>
          <table:table-cell office:value-type="float" office:value="2015" calcext:value-type="float">
            <text:p>2015</text:p>
          </table:table-cell>
          <table:table-cell office:value-type="string" calcext:value-type="string">
            <text:p>http://dx.doi.org/10.1016/j.landusepol.2014.11.00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landusepol.2014.11.002</text:p>
          </table:table-cell>
          <table:table-cell office:value-type="string" calcext:value-type="string">
            <text:p>0264-8377</text:p>
          </table:table-cell>
          <table:table-cell office:value-type="string" calcext:value-type="string">
            <text:p>NA</text:p>
          </table:table-cell>
          <table:table-cell office:value-type="float" office:value="43" calcext:value-type="float">
            <text:p>43</text:p>
          </table:table-cell>
          <table:table-cell office:value-type="string" calcext:value-type="string">
            <text:p>NA</text:p>
          </table:table-cell>
          <table:table-cell office:value-type="float" office:value="111" calcext:value-type="float">
            <text:p>111</text:p>
          </table:table-cell>
          <table:table-cell office:value-type="float" office:value="118" calcext:value-type="float">
            <text:p>118</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50">
          <table:table-cell office:value-type="float" office:value="300" calcext:value-type="float">
            <text:p>300</text:p>
          </table:table-cell>
          <table:table-cell office:value-type="string" calcext:value-type="string">
            <text:p>paper_551</text:p>
          </table:table-cell>
          <table:table-cell office:value-type="float" office:value="278" calcext:value-type="float">
            <text:p>278</text:p>
          </table:table-cell>
          <table:table-cell office:value-type="float" office:value="0" calcext:value-type="float">
            <text:p>0</text:p>
          </table:table-cell>
          <table:table-cell office:value-type="string" calcext:value-type="string">
            <text:p>Oxford Analytica</text:p>
          </table:table-cell>
          <table:table-cell office:value-type="string" calcext:value-type="string">
            <text:p>Elections and Ukraine will drive Brazil deforestation</text:p>
          </table:table-cell>
          <table:table-cell office:value-type="string" calcext:value-type="string">
            <text:p>elections and ukraine will drive brazil deforestation</text:p>
          </table:table-cell>
          <table:table-cell office:value-type="string" calcext:value-type="string">
            <text:p>… A UN climate panel report last week noted that some 10% of global greenhouse gas emissions are attributable to deforestation. Deforestation has continued to expand since …</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merald Expert Briefings</text:p>
          </table:table-cell>
          <table:table-cell table:number-columns-repeated="2" office:value-type="float" office:value="1" calcext:value-type="float">
            <text:p>1</text:p>
          </table:table-cell>
          <table:table-cell office:value-type="string" calcext:value-type="string">
            <text:p>emerald.com</text:p>
          </table:table-cell>
          <table:table-cell office:value-type="float" office:value="2022" calcext:value-type="float">
            <text:p>2022</text:p>
          </table:table-cell>
          <table:table-cell office:value-type="string" calcext:value-type="string">
            <text:p>https://www.emerald.com/insight/content/doi/10.1108/OXAN-ES268561/full/html</text:p>
          </table:table-cell>
          <table:table-cell office:value-type="string" calcext:value-type="string">
            <text:p>NA</text:p>
          </table:table-cell>
          <table:table-cell office:value-type="float" office:value="116" calcext:value-type="float">
            <text:p>116</text:p>
          </table:table-cell>
          <table:table-cell office:value-type="string" calcext:value-type="string">
            <text:p>NA</text:p>
          </table:table-cell>
          <table:table-cell office:value-type="string" calcext:value-type="string">
            <text:p>10.1108/OXAN-ES268561</text:p>
          </table:table-cell>
          <table:table-cell table:number-columns-repeated="6"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A</text:p>
          </table:table-cell>
          <table:table-cell office:value-type="string" calcext:value-type="string">
            <text:p>https://scholar.google.com/scholar?q=related:L1pLKQ6fxV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3">
          <table:table-cell office:value-type="float" office:value="301" calcext:value-type="float">
            <text:p>301</text:p>
          </table:table-cell>
          <table:table-cell office:value-type="string" calcext:value-type="string">
            <text:p>paper_552</text:p>
          </table:table-cell>
          <table:table-cell office:value-type="float" office:value="11" calcext:value-type="float">
            <text:p>11</text:p>
          </table:table-cell>
          <table:table-cell office:value-type="float" office:value="17" calcext:value-type="float">
            <text:p>17</text:p>
          </table:table-cell>
          <table:table-cell office:value-type="string" calcext:value-type="string">
            <text:p>A Morjaria</text:p>
          </table:table-cell>
          <table:table-cell office:value-type="string" calcext:value-type="string">
            <text:p>Electoral competition and deforestation: Evidence from Kenya</text:p>
          </table:table-cell>
          <table:table-cell office:value-type="string" calcext:value-type="string">
            <text:p>electoral competition and deforestation: evidence from kenya</text:p>
          </table:table-cell>
          <table:table-cell office:value-type="string" calcext:value-type="string">
            <text:p>What was the impact of the democratization wave that hit Sub-Saharan Africa in the early</text:p>
            <text:p>1990s on the distribution of economic resources? This paper focuses on closed canopy forests</text:p>
            <text:p>of Kenya. Anecdotal and case studies show that these forests have suffered severe destruction</text:p>
            <text:p>since the early 1990s. In this paper I bring new evidence to investigate whether the sudden</text:p>
            <text:p>introduction of multi-party elections in the Moi era raised political motives to allow district</text:p>
            <text:p>access to government forest land. Closed canopy forests in the forest reserves of Kenya are</text:p>
            <text:p>owned and managed by the central government. I create two novel data sets to understand this</text:p>
            <text:p>issue. First, using Landsat satellite imagery I create a panel data of forest cover. Second, to</text:p>
            <text:p>uncover the possible mechanisms, I assemble a detailed panel data of forest land allocations by</text:p>
            <text:p>the government. Satellite imagery reveals that deforestation increased after the introduction</text:p>
            <text:p>of multi-party politics. This has been driven by more deforestation in loyal districts and little</text:p>
            <text:p>in opposition districts. The government administrative data shows, that after the introduction</text:p>
            <text:p>of political competition, forest land has been primarily transferred for private use (to individuals/communities)</text:p>
            <text:p>rather than for public use (e.g. building schools). Further, within the private</text:p>
            <text:p>allocations it is land used for squatter settlements that has increased since the introduction of</text:p>
            <text:p>political competition. Lastly, I find a correlation that in swing districts that greater access to</text:p>
            <text:p>forest land leads to higher votes for the ruling party in the next election. The findings shed light</text:p>
            <text:p>into understanding how weak political institutions can lead to serious pathologies in resource</text:p>
            <text:p>allocation.</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Paper for the World Bank's</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12" calcext:value-type="float">
            <text:p>2012</text:p>
          </table:table-cell>
          <table:table-cell office:value-type="string" calcext:value-type="string">
            <text:p>NA</text:p>
          </table:table-cell>
          <table:table-cell office:value-type="string" calcext:value-type="string">
            <text:p>https://scholar.google.com/scholar?cites=8437823195370513196&amp;as_sdt=2005&amp;sciodt=0,5&amp;hl=en</text:p>
          </table:table-cell>
          <table:table-cell office:value-type="float" office:value="12" calcext:value-type="float">
            <text:p>12</text:p>
          </table:table-cell>
          <table:table-cell office:value-type="string" calcext:value-type="string">
            <text:p>CITATION</text:p>
          </table:table-cell>
          <table:table-cell table:number-columns-repeated="7" office:value-type="string" calcext:value-type="string">
            <text:p>NA</text:p>
          </table:table-cell>
          <table:table-cell office:value-type="float" office:value="17" calcext:value-type="float">
            <text:p>17</text:p>
          </table:table-cell>
          <table:table-cell office:value-type="float" office:value="1.31" calcext:value-type="float">
            <text:p>1.31</text:p>
          </table:table-cell>
          <table:table-cell office:value-type="float" office:value="17" calcext:value-type="float">
            <text:p>17</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NA</text:p>
          </table:table-cell>
          <table:table-cell office:value-type="string" calcext:value-type="string">
            <text:p>https://scholar.google.com/scholar?q=related:LGOcnX0rGX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5">
          <table:table-cell office:value-type="float" office:value="302" calcext:value-type="float">
            <text:p>302</text:p>
          </table:table-cell>
          <table:table-cell office:value-type="string" calcext:value-type="string">
            <text:p>paper_557</text:p>
          </table:table-cell>
          <table:table-cell office:value-type="float" office:value="279" calcext:value-type="float">
            <text:p>279</text:p>
          </table:table-cell>
          <table:table-cell office:value-type="float" office:value="33" calcext:value-type="float">
            <text:p>33</text:p>
          </table:table-cell>
          <table:table-cell office:value-type="string" calcext:value-type="string">
            <text:p>D Brack, R Bailey</text:p>
          </table:table-cell>
          <table:table-cell office:value-type="string" calcext:value-type="string">
            <text:p>Ending global deforestation: Policy options for consumer countries</text:p>
          </table:table-cell>
          <table:table-cell office:value-type="string" calcext:value-type="string">
            <text:p>ending global deforestation: policy options for consumer countries</text:p>
          </table:table-cell>
          <table:table-cell office:value-type="string" calcext:value-type="string">
            <text:p>Forest Trends is a Washington DC-based international non-profit organization that was created in 1998. Our mission is four-fold: to expand the value of forests to society; to promote sustainable forest management and conservation by creating and capturing market values for ecosystem services; to support innovative projects and companies that are developing these markets; and to enhance the livelihoods of local communities living in and around those forest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oneplanetnetwork.org</text:p>
          </table:table-cell>
          <table:table-cell office:value-type="float" office:value="2013" calcext:value-type="float">
            <text:p>2013</text:p>
          </table:table-cell>
          <table:table-cell office:value-type="string" calcext:value-type="string">
            <text:p>https://www.oneplanetnetwork.org/sites/default/files/ending_global_deforestation_policy_options_for_consumer_countries.pdf</text:p>
          </table:table-cell>
          <table:table-cell office:value-type="string" calcext:value-type="string">
            <text:p>https://scholar.google.com/scholar?cites=2638633647473708038&amp;as_sdt=2005&amp;sciodt=0,5&amp;hl=en</text:p>
          </table:table-cell>
          <table:table-cell office:value-type="float" office:value="725" calcext:value-type="float">
            <text:p>725</text:p>
          </table:table-cell>
          <table:table-cell office:value-type="string" calcext:value-type="string">
            <text:p>BOOK</text:p>
          </table:table-cell>
          <table:table-cell table:number-columns-repeated="7" office:value-type="string" calcext:value-type="string">
            <text:p>NA</text:p>
          </table:table-cell>
          <table:table-cell office:value-type="float" office:value="33" calcext:value-type="float">
            <text:p>33</text:p>
          </table:table-cell>
          <table:table-cell office:value-type="float" office:value="2.75" calcext:value-type="float">
            <text:p>2.75</text:p>
          </table:table-cell>
          <table:table-cell office:value-type="float" office:value="17" calcext:value-type="float">
            <text:p>17</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https://www.oneplanetnetwork.org/sites/default/files/ending_global_deforestation_policy_options_for_consumer_countries.pdf</text:p>
          </table:table-cell>
          <table:table-cell office:value-type="string" calcext:value-type="string">
            <text:p>https://scholar.google.com/scholar?q=related:BkwQglJPni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1">
          <table:table-cell office:value-type="float" office:value="303" calcext:value-type="float">
            <text:p>303</text:p>
          </table:table-cell>
          <table:table-cell office:value-type="string" calcext:value-type="string">
            <text:p>paper_559</text:p>
          </table:table-cell>
          <table:table-cell office:value-type="float" office:value="280" calcext:value-type="float">
            <text:p>280</text:p>
          </table:table-cell>
          <table:table-cell office:value-type="float" office:value="21" calcext:value-type="float">
            <text:p>21</text:p>
          </table:table-cell>
          <table:table-cell office:value-type="string" calcext:value-type="string">
            <text:p>Acheampong, AO; Opoku, EEO</text:p>
          </table:table-cell>
          <table:table-cell office:value-type="string" calcext:value-type="string">
            <text:p>Energy justice, democracy and deforestation</text:p>
          </table:table-cell>
          <table:table-cell office:value-type="string" calcext:value-type="string">
            <text:p>energy justice, democracy and deforestation</text:p>
          </table:table-cell>
          <table:table-cell office:value-type="string" calcext:value-type="string">
            <text:p>This paper contributes to the debate on the determinants of deforestation, a menace that is posing threat to sustainable development particularly in tropical developing regions. Specifically, the paper focuses on the effect of energy justice and democratization. The main contribution to the literature hinges on the emphasis on energy justice - operationalized as rural-urban equality in access to electricity and clean fuels and technologies for cooking - and its interaction with democracy. Using a panel data of 47 sub-Saharan African countries over the period 2000-2020 and the dynamic two-step generalized method of moment estimator, the results generally indicate that improvement in rural-urban equality in access to electricity and clean fuels and technologies for cooking is associated with a reduction in deforestation. Democracy is similarly found to be associated with reduction in deforestation. The conditional effect analysis largely depicts an intensified reducing effect of energy justice on deforestation in the presence of improved democratic practices. The results though robust to an alternative estimator, the Driscoll-Kraay estimator, differ when sub-regional analysis is considered. The paper aligns with the Sustainable Development Goals, particularly Goals 7, 13, 15 and 16.</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JOURNAL OF ENVIRONMENTAL MANAGEMENT</text:p>
          </table:table-cell>
          <table:table-cell table:number-columns-repeated="2" office:value-type="float" office:value="1" calcext:value-type="float">
            <text:p>1</text:p>
          </table:table-cell>
          <table:table-cell office:value-type="string" calcext:value-type="string">
            <text:p>ACADEMIC PRESS LTD- ELSEVIER SCIENCE LTD</text:p>
          </table:table-cell>
          <table:table-cell office:value-type="float" office:value="2023" calcext:value-type="float">
            <text:p>2023</text:p>
          </table:table-cell>
          <table:table-cell office:value-type="string" calcext:value-type="string">
            <text:p>http://dx.doi.org/10.1016/j.jenvman.2023.11801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jenvman.2023.118012</text:p>
          </table:table-cell>
          <table:table-cell office:value-type="string" calcext:value-type="string">
            <text:p>0301-4797</text:p>
          </table:table-cell>
          <table:table-cell office:value-type="string" calcext:value-type="string">
            <text:p>NA</text:p>
          </table:table-cell>
          <table:table-cell office:value-type="float" office:value="341" calcext:value-type="float">
            <text:p>341</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6"/>
        </table:table-row>
        <table:table-row table:style-name="ro36">
          <table:table-cell office:value-type="float" office:value="304" calcext:value-type="float">
            <text:p>304</text:p>
          </table:table-cell>
          <table:table-cell office:value-type="string" calcext:value-type="string">
            <text:p>paper_560</text:p>
          </table:table-cell>
          <table:table-cell office:value-type="float" office:value="281" calcext:value-type="float">
            <text:p>281</text:p>
          </table:table-cell>
          <table:table-cell office:value-type="float" office:value="145" calcext:value-type="float">
            <text:p>145</text:p>
          </table:table-cell>
          <table:table-cell office:value-type="string" calcext:value-type="string">
            <text:p>NG Jayal</text:p>
          </table:table-cell>
          <table:table-cell office:value-type="string" calcext:value-type="string">
            <text:p>Engendering local democracy: The impact of quotas for women in India's panchayats</text:p>
          </table:table-cell>
          <table:table-cell office:value-type="string" calcext:value-type="string">
            <text:p>engendering local democracy: the impact of quotas for women in india's panchayats</text:p>
          </table:table-cell>
          <table:table-cell office:value-type="string" calcext:value-type="string">
            <text:p>In 1992, India's Parliament enacted two constitutional amendments that sought to democratize local governance and engender it through quota-based reservations for women. This article asks whether participation in these institutions has enabled women to articulate and advance their interests. To evaluate this, the article deploys the distinction in feminist literature between strategic and practical gender interests. Through a survey of a wide range of studies conducted in different parts of India it points to the constraints, both of institutional design as well as of social inequalities of gender and caste, that inhibit a fuller and more effective participation by women. There is nevertheless evidence to suggest that the quotas have enabled women to address their practical gender needs and interests, even if the articulation and realization of strategic interests is moving at a somewhat slower pac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Democratisati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06" calcext:value-type="float">
            <text:p>2006</text:p>
          </table:table-cell>
          <table:table-cell office:value-type="string" calcext:value-type="string">
            <text:p>https://www.tandfonline.com/doi/abs/10.1080/13510340500378225</text:p>
          </table:table-cell>
          <table:table-cell office:value-type="string" calcext:value-type="string">
            <text:p>https://scholar.google.com/scholar?cites=5726844224304768692&amp;as_sdt=2005&amp;sciodt=0,5&amp;hl=en</text:p>
          </table:table-cell>
          <table:table-cell office:value-type="float" office:value="960" calcext:value-type="float">
            <text:p>960</text:p>
          </table:table-cell>
          <table:table-cell office:value-type="string" calcext:value-type="string">
            <text:p>NA</text:p>
          </table:table-cell>
          <table:table-cell office:value-type="string" calcext:value-type="string">
            <text:p>10.1080/13510340500378225</text:p>
          </table:table-cell>
          <table:table-cell table:number-columns-repeated="6" office:value-type="string" calcext:value-type="string">
            <text:p>NA</text:p>
          </table:table-cell>
          <table:table-cell office:value-type="float" office:value="145" calcext:value-type="float">
            <text:p>145</text:p>
          </table:table-cell>
          <table:table-cell office:value-type="float" office:value="7.63" calcext:value-type="float">
            <text:p>7.63</text:p>
          </table:table-cell>
          <table:table-cell office:value-type="float" office:value="145" calcext:value-type="float">
            <text:p>145</text:p>
          </table:table-cell>
          <table:table-cell office:value-type="float" office:value="1" calcext:value-type="float">
            <text:p>1</text:p>
          </table:table-cell>
          <table:table-cell office:value-type="float" office:value="19" calcext:value-type="float">
            <text:p>19</text:p>
          </table:table-cell>
          <table:table-cell office:value-type="string" calcext:value-type="string">
            <text:p>NA</text:p>
          </table:table-cell>
          <table:table-cell office:value-type="string" calcext:value-type="string">
            <text:p>https://scholar.google.com/scholar?q=related:tOau2XrWeU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
          <table:table-cell office:value-type="float" office:value="305" calcext:value-type="float">
            <text:p>305</text:p>
          </table:table-cell>
          <table:table-cell office:value-type="string" calcext:value-type="string">
            <text:p>paper_563</text:p>
          </table:table-cell>
          <table:table-cell office:value-type="float" office:value="98" calcext:value-type="float">
            <text:p>98</text:p>
          </table:table-cell>
          <table:table-cell office:value-type="float" office:value="1" calcext:value-type="float">
            <text:p>1</text:p>
          </table:table-cell>
          <table:table-cell office:value-type="string" calcext:value-type="string">
            <text:p>E. Varela</text:p>
          </table:table-cell>
          <table:table-cell office:value-type="string" calcext:value-type="string">
            <text:p>Enhancing: Forest fire prevention, Governance</text:p>
          </table:table-cell>
          <table:table-cell office:value-type="string" calcext:value-type="string">
            <text:p>enhancing: forest fire prevention, governance</text:p>
          </table:table-cell>
          <table:table-cell office:value-type="string" calcext:value-type="string">
            <text:p>NA</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FI New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office:value-type="float" office:value="2014" calcext:value-type="float">
            <text:p>2014</text:p>
          </table:table-cell>
          <table:table-cell office:value-type="string" calcext:value-type="string">
            <text:p>https://www.scopus.com/inward/record.uri?partnerID=HzOxMe3b&amp;scp=84897436428&amp;origin=inward</text:p>
          </table:table-cell>
          <table:table-cell office:value-type="string" calcext:value-type="string">
            <text:p>https://www.scopus.com/inward/citedby.uri?partnerID=HzOxMe3b&amp;scp=84897436428&amp;origin=inward</text:p>
          </table:table-cell>
          <table:table-cell office:value-type="float" office:value="104" calcext:value-type="float">
            <text:p>104</text:p>
          </table:table-cell>
          <table:table-cell office:value-type="string" calcext:value-type="string">
            <text:p>Short Survey</text:p>
          </table:table-cell>
          <table:table-cell office:value-type="string" calcext:value-type="string">
            <text:p>NA</text:p>
          </table:table-cell>
          <table:table-cell office:value-type="string" calcext:value-type="string">
            <text:p>1236-7850</text:p>
          </table:table-cell>
          <table:table-cell office:value-type="string" calcext:value-type="string">
            <text:p>https://api.elsevier.com/content/abstract/scopus_id/84897436428</text:p>
          </table:table-cell>
          <table:table-cell office:value-type="float" office:value="22" calcext:value-type="float">
            <text:p>22</text:p>
          </table:table-cell>
          <table:table-cell office:value-type="float" office:value="1" calcext:value-type="float">
            <text:p>1</text:p>
          </table:table-cell>
          <table:table-cell office:value-type="float" office:value="12" calcext:value-type="float">
            <text:p>12</text:p>
          </table:table-cell>
          <table:table-cell office:value-type="float" office:value="13" calcext:value-type="float">
            <text:p>13</text:p>
          </table:table-cell>
          <table:table-cell office:value-type="float" office:value="1" calcext:value-type="float">
            <text:p>1</text:p>
          </table:table-cell>
          <table:table-cell office:value-type="float" office:value="0.09" calcext:value-type="float">
            <text:p>0.09</text:p>
          </table:table-cell>
          <table:table-cell table:number-columns-repeated="2" office:value-type="float" office:value="1" calcext:value-type="float">
            <text:p>1</text:p>
          </table:table-cell>
          <table:table-cell office:value-type="float" office:value="11" calcext:value-type="float">
            <text:p>11</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4">
          <table:table-cell office:value-type="float" office:value="306" calcext:value-type="float">
            <text:p>306</text:p>
          </table:table-cell>
          <table:table-cell office:value-type="string" calcext:value-type="string">
            <text:p>paper_564</text:p>
          </table:table-cell>
          <table:table-cell office:value-type="float" office:value="157" calcext:value-type="float">
            <text:p>157</text:p>
          </table:table-cell>
          <table:table-cell office:value-type="float" office:value="27" calcext:value-type="float">
            <text:p>27</text:p>
          </table:table-cell>
          <table:table-cell office:value-type="string" calcext:value-type="string">
            <text:p>M McDonald</text:p>
          </table:table-cell>
          <table:table-cell office:value-type="string" calcext:value-type="string">
            <text:p>Environment and security: Global eco-politics and Brazilian deforestation</text:p>
          </table:table-cell>
          <table:table-cell office:value-type="string" calcext:value-type="string">
            <text:p>environment and security: global eco-politics and brazilian deforestation</text:p>
          </table:table-cell>
          <table:table-cell office:value-type="string" calcext:value-type="string">
            <text:p>This paper seeks to explore the ways in which security is constructed, focusing on the example of deforestation of the Brazilian Amazon. Prior to the late 1980s, the Brazilian government represented deforestation of the Amazon as a tool for the attainment of national security. Following the onset of international environmental pressure on Brazil, however, the government moved away from associating deforestation with the provision of security. This alteration in the meaning or discourse of security represented by the Brazilian government is significant for its environmental implications, but also speaks to the political and constructed nature of security. This paper argues that the alteration in the context in which the Brazilian government found itself was central in altering the government's conception of security. This context, determined by a range of interconnected factors and the varying input of a range of actors, forced the Brazilian government to move away from the association of deforestation with the provision of security. The paper concludes by suggesting that future research on the relationship between the environment and security would do well to engage with the way in which questions of security are implicated in instances of environmental change, and to acknowledge the fluid, political and constructed nature of security.</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Contemporary Security Policy</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aylor &amp;Francis</text:p>
          </table:table-cell>
          <table:table-cell office:value-type="float" office:value="2003" calcext:value-type="float">
            <text:p>2003</text:p>
          </table:table-cell>
          <table:table-cell office:value-type="string" calcext:value-type="string">
            <text:p>https://www.tandfonline.com/doi/abs/10.1080/13523260312331271919</text:p>
          </table:table-cell>
          <table:table-cell office:value-type="string" calcext:value-type="string">
            <text:p>https://scholar.google.com/scholar?cites=12470417505477049393&amp;as_sdt=2005&amp;sciodt=0,5&amp;hl=en</text:p>
          </table:table-cell>
          <table:table-cell office:value-type="float" office:value="92" calcext:value-type="float">
            <text:p>92</text:p>
          </table:table-cell>
          <table:table-cell office:value-type="string" calcext:value-type="string">
            <text:p>NA</text:p>
          </table:table-cell>
          <table:table-cell office:value-type="string" calcext:value-type="string">
            <text:p>10.1080/13523260312331271919</text:p>
          </table:table-cell>
          <table:table-cell table:number-columns-repeated="6" office:value-type="string" calcext:value-type="string">
            <text:p>NA</text:p>
          </table:table-cell>
          <table:table-cell office:value-type="float" office:value="27" calcext:value-type="float">
            <text:p>27</text:p>
          </table:table-cell>
          <table:table-cell office:value-type="float" office:value="1.23" calcext:value-type="float">
            <text:p>1.23</text:p>
          </table:table-cell>
          <table:table-cell office:value-type="float" office:value="27" calcext:value-type="float">
            <text:p>27</text:p>
          </table:table-cell>
          <table:table-cell office:value-type="float" office:value="1" calcext:value-type="float">
            <text:p>1</text:p>
          </table:table-cell>
          <table:table-cell office:value-type="float" office:value="22" calcext:value-type="float">
            <text:p>22</text:p>
          </table:table-cell>
          <table:table-cell office:value-type="string" calcext:value-type="string">
            <text:p>https://scholar.google.com/scholar?output=instlink&amp;q=info:MbzFbqbSD60J:scholar.google.com/&amp;hl=en&amp;as_sdt=0,5&amp;as_ylo=1990&amp;as_yhi=2025&amp;scillfp=10242173378190798604&amp;oi=lle</text:p>
          </table:table-cell>
          <table:table-cell office:value-type="string" calcext:value-type="string">
            <text:p>https://scholar.google.com/scholar?q=related:MbzFbqbSD6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8">
          <table:table-cell office:value-type="float" office:value="307" calcext:value-type="float">
            <text:p>307</text:p>
          </table:table-cell>
          <table:table-cell office:value-type="string" calcext:value-type="string">
            <text:p>paper_57</text:p>
          </table:table-cell>
          <table:table-cell office:value-type="float" office:value="116" calcext:value-type="float">
            <text:p>116</text:p>
          </table:table-cell>
          <table:table-cell office:value-type="float" office:value="49" calcext:value-type="float">
            <text:p>49</text:p>
          </table:table-cell>
          <table:table-cell office:value-type="string" calcext:value-type="string">
            <text:p>A Hänggli, SA Levy, D Armenteras…</text:p>
          </table:table-cell>
          <table:table-cell office:value-type="string" calcext:value-type="string">
            <text:p>A systematic comparison of deforestation drivers and policy effectiveness across the Amazon biome</text:p>
          </table:table-cell>
          <table:table-cell office:value-type="string" calcext:value-type="string">
            <text:p>a systematic comparison of deforestation drivers and policy effectiveness across the amazon biome</text:p>
          </table:table-cell>
          <table:table-cell office:value-type="string" calcext:value-type="string">
            <text:p>The Amazon biome, spanning nine countries, has one of the highest rates of deforestation worldwide. This deforestation contributes to biodiversity loss, climate change, the spread of infectious diseases, and damage to rural and indigenous livelihoods. Hundreds of articles have been published on the topic of deforestation across Amazonia, yet there has been no recent synthesis of deforestation drivers and deforestation-control policy effectiveness in the region. Here we undertook the first systematic review of papers published between 2000 and 2021 that have causally linked proximate and underlying drivers and policies to deforestation outcomes in Amazonia. In the 155 articles that met our inclusion criteria, we find that causal research is concentrated in Brazil, and to a lesser degree Peru, Ecuador, and Bolivia. There has been little study of the Guianas, Venezuela or Colombia. Large- and small-scale agriculture linked to improved market access and high agricultural prices are frequently researched underlying drivers of deforestation across the heavily researched regions. In the Guianas research focuses on mining with little focus on underlying causes. Research on infrastructure expansion, mining, and oil extraction and on technological, sociocultural, and institutional factors remains sparse. Many public and private policies have been found to be effective in controlling deforestation across the biome, with protected areas and public policies standing out as particularly successful in slowing deforestation vis-�-vis supply chain approaches. Frontier age, land tenure, and policy interactions are key moderating factors affecting the outcomes of different underlying causes and policies. Our findings indicate a greater need for research on (i) additional deforestation drivers beyond agriculture and economic factors, (ii) the complex interactions between different drivers and deforestation control policies, (iii) causes underlying deforestation in low or new deforestation areas, and (iv) the dynamics between Amazonian subregions and countries. Understanding the extent and diversity of deforestation drivers and effectiveness of existing deforestation mitigation policies across Amazonia is a necessary first step toward designing policies to further reduce deforestation in the biome.</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Environmental …</text:p>
          </table:table-cell>
          <table:table-cell table:number-columns-repeated="2" office:value-type="float" office:value="1" calcext:value-type="float">
            <text:p>1</text:p>
          </table:table-cell>
          <table:table-cell office:value-type="string" calcext:value-type="string">
            <text:p>iopscience.iop.org</text:p>
          </table:table-cell>
          <table:table-cell office:value-type="float" office:value="2023" calcext:value-type="float">
            <text:p>2023</text:p>
          </table:table-cell>
          <table:table-cell office:value-type="string" calcext:value-type="string">
            <text:p>https://iopscience.iop.org/article/10.1088/1748-9326/acd408/meta</text:p>
          </table:table-cell>
          <table:table-cell office:value-type="string" calcext:value-type="string">
            <text:p>https://scholar.google.com/scholar?cites=6578867248652477348&amp;as_sdt=2005&amp;sciodt=0,5&amp;hl=en</text:p>
          </table:table-cell>
          <table:table-cell office:value-type="float" office:value="167" calcext:value-type="float">
            <text:p>167</text:p>
          </table:table-cell>
          <table:table-cell office:value-type="string" calcext:value-type="string">
            <text:p>HTML</text:p>
          </table:table-cell>
          <table:table-cell office:value-type="string" calcext:value-type="string">
            <text:p>10.1088/1748-9326/acd408</text:p>
          </table:table-cell>
          <table:table-cell table:number-columns-repeated="6" office:value-type="string" calcext:value-type="string">
            <text:p>NA</text:p>
          </table:table-cell>
          <table:table-cell office:value-type="float" office:value="49" calcext:value-type="float">
            <text:p>49</text:p>
          </table:table-cell>
          <table:table-cell office:value-type="float" office:value="24.5" calcext:value-type="float">
            <text:p>24.5</text:p>
          </table:table-cell>
          <table:table-cell office:value-type="float" office:value="12" calcext:value-type="float">
            <text:p>12</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iopscience.iop.org/article/10.1088/1748-9326/acd408/meta</text:p>
          </table:table-cell>
          <table:table-cell office:value-type="string" calcext:value-type="string">
            <text:p>https://scholar.google.com/scholar?q=related:pONhBOjUTF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9">
          <table:table-cell office:value-type="float" office:value="308" calcext:value-type="float">
            <text:p>308</text:p>
          </table:table-cell>
          <table:table-cell office:value-type="string" calcext:value-type="string">
            <text:p>paper_577</text:p>
          </table:table-cell>
          <table:table-cell office:value-type="float" office:value="46" calcext:value-type="float">
            <text:p>46</text:p>
          </table:table-cell>
          <table:table-cell office:value-type="float" office:value="249" calcext:value-type="float">
            <text:p>249</text:p>
          </table:table-cell>
          <table:table-cell office:value-type="string" calcext:value-type="string">
            <text:p>D Carruthers</text:p>
          </table:table-cell>
          <table:table-cell office:value-type="string" calcext:value-type="string">
            <text:p>Environmental politics in Chile: legacies of dictatorship and democracy</text:p>
          </table:table-cell>
          <table:table-cell office:value-type="string" calcext:value-type="string">
            <text:p>environmental politics in chile: legacies of dictatorship and democracy</text:p>
          </table:table-cell>
          <table:table-cell office:value-type="string" calcext:value-type="string">
            <text:p>Standing at the forefront of Latin America's political and economic liberalisation, Chile is held up as a model for the developing world. First in the region to embrace a boldly neoliberal development strategy, Chile's military dictatorship also peacefully gave way to stable, civilian rule and comparative economic success. However, the lens of environmental politics reveals a disturbing underside to the Chilean miracle. Environmental policy, institutions and participation are shaped and constrained by ominous legacies of history, dictatorship, and an economic orthodoxy inimical to sustainability. Democratic rule has opened political space, yet new environmental institutions and procedures exhibit inherited elitist and exclusionary features. Chile's environmental movement likewise demonstrates promise and innovation, but remains grounded in a civil society weakened and atomised by dictatorship and incomplete transition. Still, as the environmental costs of Chile's resource-extractive, export-led development mount, environmental politics may yet present a vital opportunity for social change.</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Third World Quarterly</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01" calcext:value-type="float">
            <text:p>2001</text:p>
          </table:table-cell>
          <table:table-cell office:value-type="string" calcext:value-type="string">
            <text:p>https://www.tandfonline.com/doi/abs/10.1080/01436590120061642</text:p>
          </table:table-cell>
          <table:table-cell office:value-type="string" calcext:value-type="string">
            <text:p>https://scholar.google.com/scholar?cites=5590395127162678104&amp;as_sdt=2005&amp;sciodt=0,5&amp;hl=en</text:p>
          </table:table-cell>
          <table:table-cell office:value-type="float" office:value="759" calcext:value-type="float">
            <text:p>759</text:p>
          </table:table-cell>
          <table:table-cell office:value-type="string" calcext:value-type="string">
            <text:p>NA</text:p>
          </table:table-cell>
          <table:table-cell office:value-type="string" calcext:value-type="string">
            <text:p>10.1080/01436590120061642</text:p>
          </table:table-cell>
          <table:table-cell table:number-columns-repeated="6" office:value-type="string" calcext:value-type="string">
            <text:p>NA</text:p>
          </table:table-cell>
          <table:table-cell office:value-type="float" office:value="249" calcext:value-type="float">
            <text:p>249</text:p>
          </table:table-cell>
          <table:table-cell office:value-type="float" office:value="10.38" calcext:value-type="float">
            <text:p>10.38</text:p>
          </table:table-cell>
          <table:table-cell office:value-type="float" office:value="249" calcext:value-type="float">
            <text:p>249</text:p>
          </table:table-cell>
          <table:table-cell office:value-type="float" office:value="1" calcext:value-type="float">
            <text:p>1</text:p>
          </table:table-cell>
          <table:table-cell office:value-type="float" office:value="24" calcext:value-type="float">
            <text:p>24</text:p>
          </table:table-cell>
          <table:table-cell office:value-type="string" calcext:value-type="string">
            <text:p>https://library.fes.de/libalt/journals/swetsfulltext/11733909.pdf</text:p>
          </table:table-cell>
          <table:table-cell office:value-type="string" calcext:value-type="string">
            <text:p>https://scholar.google.com/scholar?q=related:WCubvL8SlU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4">
          <table:table-cell office:value-type="float" office:value="309" calcext:value-type="float">
            <text:p>309</text:p>
          </table:table-cell>
          <table:table-cell office:value-type="string" calcext:value-type="string">
            <text:p>paper_586</text:p>
          </table:table-cell>
          <table:table-cell office:value-type="float" office:value="282" calcext:value-type="float">
            <text:p>282</text:p>
          </table:table-cell>
          <table:table-cell office:value-type="float" office:value="14" calcext:value-type="float">
            <text:p>14</text:p>
          </table:table-cell>
          <table:table-cell office:value-type="string" calcext:value-type="string">
            <text:p>P Bose</text:p>
          </table:table-cell>
          <table:table-cell office:value-type="string" calcext:value-type="string">
            <text:p>Equitable land-use policy? Indigenous peoples' resistance to mining-induced deforestation</text:p>
          </table:table-cell>
          <table:table-cell office:value-type="string" calcext:value-type="string">
            <text:p>equitable land-use policy? indigenous peoples' resistance to mining-induced deforestation</text:p>
          </table:table-cell>
          <table:table-cell office:value-type="string" calcext:value-type="string">
            <text:p>India's centralized mining of sub-soil minerals is rapidly changing the forested landscapes. This empirical research examines two interrelated questions: how do Indigenous Peoples perceive centralized mining affecting their traditional forest rights, and what are some of the community-led initiatives to address mining governance and forest policy? Two aspects of the rights-based approach on the extreme continuum � Free Prior and Informed Consent (FPIC) and social movements � are used for analyzing three ethnographic case studies each from India�s top three mining states, Chhattisgarh, Jharkhand, and Odisha. The forested landscapes are inhabited by a million ethnically diverse Indigenous Peoples also known as Scheduled Tribes or Adivasis, often devoid of formal recognition. The Oraon, Pando, Paudi Bhuniya, and Munda Indigenous communities face the consequences of mining-induced deforestation on their livelihoods and are excluded from land-use decisions before and after extractions. The findings compare diverse forms of social movements seeking decentralized mining and community-based forest governance. Key recommendations from the Indigenous communities for inclusive forest and land-use policy are illuminated in the conclusion.</text:p>
            <text:p>Elsevier</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Land Use Polic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23" calcext:value-type="float">
            <text:p>2023</text:p>
          </table:table-cell>
          <table:table-cell office:value-type="string" calcext:value-type="string">
            <text:p>https://www.sciencedirect.com/science/article/pii/S026483772300114X</text:p>
          </table:table-cell>
          <table:table-cell office:value-type="string" calcext:value-type="string">
            <text:p>https://scholar.google.com/scholar?cites=5660537784463838460&amp;as_sdt=2005&amp;sciodt=0,5&amp;hl=en</text:p>
          </table:table-cell>
          <table:table-cell office:value-type="float" office:value="370" calcext:value-type="float">
            <text:p>370</text:p>
          </table:table-cell>
          <table:table-cell office:value-type="string" calcext:value-type="string">
            <text:p>HTML</text:p>
          </table:table-cell>
          <table:table-cell table:number-columns-repeated="7" office:value-type="string" calcext:value-type="string">
            <text:p>NA</text:p>
          </table:table-cell>
          <table:table-cell office:value-type="float" office:value="14" calcext:value-type="float">
            <text:p>14</text:p>
          </table:table-cell>
          <table:table-cell office:value-type="float" office:value="7" calcext:value-type="float">
            <text:p>7</text:p>
          </table:table-cell>
          <table:table-cell office:value-type="float" office:value="14" calcext:value-type="float">
            <text:p>1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https://www.sciencedirect.com/science/article/pii/S026483772300114X</text:p>
          </table:table-cell>
          <table:table-cell office:value-type="string" calcext:value-type="string">
            <text:p>https://scholar.google.com/scholar?q=related:_MykyB9Fjk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9">
          <table:table-cell office:value-type="float" office:value="310" calcext:value-type="float">
            <text:p>310</text:p>
          </table:table-cell>
          <table:table-cell office:value-type="string" calcext:value-type="string">
            <text:p>paper_587</text:p>
          </table:table-cell>
          <table:table-cell office:value-type="float" office:value="60" calcext:value-type="float">
            <text:p>60</text:p>
          </table:table-cell>
          <table:table-cell office:value-type="float" office:value="0" calcext:value-type="float">
            <text:p>0</text:p>
          </table:table-cell>
          <table:table-cell office:value-type="string" calcext:value-type="string">
            <text:p>V Goncalves Sales</text:p>
          </table:table-cell>
          <table:table-cell office:value-type="string" calcext:value-type="string">
            <text:p>Essays on the economics and policies of deforestation in Brazil</text:p>
          </table:table-cell>
          <table:table-cell office:value-type="string" calcext:value-type="string">
            <text:p>essays on the economics and policies of deforestation in brazil</text:p>
          </table:table-cell>
          <table:table-cell office:value-type="string" calcext:value-type="string">
            <text:p>This thesis presents three essays on the economics and effectiveness of the environmental policies implemented in Brazil with the aim of taking into account possible barriers that contribute to the net forest loss. In the first essay we examine to what extent the Brazil�s institutional environmental framework (IEF) has been successful in curbing deforestation by exploring the determinants of Brazilian deforestation for the period 2004-2015. Our results suggest that the creation of an IEF whilst a positive step, was undermined by weak enforcement such that the introduction of environmental laws as an instrument of the National Environmental Policy had little impact on deforestation. The second essay investigate trends in deforestation in the state of Maranh�o. We study the state of Maranh�o because of the uniqueness of the area. The artificial line of Legal Amazon crosses part of the state and proposes a natural experiment of deforestation in the under the Legal Amazon Maranh�o and Cerrado Maranh�o since the former has been subject to fundamentally different environmental policies compared to the latter. We suggest that cloud cover may have acted as an impediment to infringement detection via satellites,as is conducted by the environmental policy program. In our final essay, we investigate further the findings from the previous essay. We use event history analysis to confirm the previous findings by considering the heterogeneity within the region because not all sites have the same risk of deforestation. Our results show that forests inside the specific surveillance policy area had a lower probability of survival comparing to the area not covered by the environmental policy.</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etheses.bham.ac.uk</text:p>
          </table:table-cell>
          <table:table-cell office:value-type="float" office:value="2019" calcext:value-type="float">
            <text:p>2019</text:p>
          </table:table-cell>
          <table:table-cell office:value-type="string" calcext:value-type="string">
            <text:p>https://etheses.bham.ac.uk/id/eprint/9364/</text:p>
          </table:table-cell>
          <table:table-cell office:value-type="string" calcext:value-type="string">
            <text:p>NA</text:p>
          </table:table-cell>
          <table:table-cell office:value-type="float" office:value="751" calcext:value-type="float">
            <text:p>751</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ttps://etheses.bham.ac.uk/id/eprint/9364/7/GoncalvesSales2019PhD.pdf</text:p>
          </table:table-cell>
          <table:table-cell office:value-type="string" calcext:value-type="string">
            <text:p>https://scholar.google.com/scholar?q=related:LVlijzSsrc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9">
          <table:table-cell office:value-type="float" office:value="311" calcext:value-type="float">
            <text:p>311</text:p>
          </table:table-cell>
          <table:table-cell office:value-type="string" calcext:value-type="string">
            <text:p>paper_596</text:p>
          </table:table-cell>
          <table:table-cell office:value-type="float" office:value="283" calcext:value-type="float">
            <text:p>283</text:p>
          </table:table-cell>
          <table:table-cell office:value-type="float" office:value="140" calcext:value-type="float">
            <text:p>140</text:p>
          </table:table-cell>
          <table:table-cell office:value-type="string" calcext:value-type="string">
            <text:p>EO Sills, D Herrera, AJ Kirkpatrick, A Brandão Jr…</text:p>
          </table:table-cell>
          <table:table-cell office:value-type="string" calcext:value-type="string">
            <text:p>Estimating the impacts of local policy innovation: the synthetic control method applied to tropical deforestation</text:p>
          </table:table-cell>
          <table:table-cell office:value-type="string" calcext:value-type="string">
            <text:p>estimating the impacts of local policy innovation: the synthetic control method applied to tropical deforestation</text:p>
          </table:table-cell>
          <table:table-cell office:value-type="string" calcext:value-type="string">
            <text:p>Quasi-experimental methods increasingly are used to evaluate the impacts of conservation interventions by generating credible estimates of counterfactual baselines. These methods generally require large samples for statistical comparisons, presenting a challenge for evaluating innovative policies implemented within a few pioneering jurisdictions. Single jurisdictions often are studied using comparative methods, which rely on analysts� selection of best case comparisons. The synthetic control method (SCM) offers one systematic and transparent way to select cases for comparison, from a sizeable pool, by focusing upon similarity in outcomes before the intervention. We explain SCM, then apply it to one local initiative to limit deforestation in the Brazilian Amazon. The municipality of Paragominas launched a multi-pronged local initiative in 2008 to maintain low deforestation while restoring economic production. This was a response to having been placed, due to high deforestation, on a federal �blacklist� that increased enforcement of forest regulations and restricted access to credit and output markets. The local initiative included mapping and monitoring of rural land plus promotion of economic alternatives compatible with low deforestation. The key motivation for the program may have been to reduce the costs of blacklisting. However its stated purpose was to limit deforestation, and thus we apply SCM to estimate what deforestation would have been in a (counterfactual) scenario of no local initiative. We obtain a plausible estimate, in that deforestation patterns before the intervention were similar in Paragominas and the synthetic control, which suggests that after several years, the initiative did lower deforestation (significantly below the synthetic control in 2012). This demonstrates that SCM can yield helpful land-use counterfactuals for single units, with opportunities to integrate local and expert knowledge and to test innovations and permutations on policies that are implemented in just a few location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PloS on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ournals.plos.org</text:p>
          </table:table-cell>
          <table:table-cell office:value-type="float" office:value="2015" calcext:value-type="float">
            <text:p>2015</text:p>
          </table:table-cell>
          <table:table-cell office:value-type="string" calcext:value-type="string">
            <text:p>https://journals.plos.org/plosone/article?id=10.1371/journal.pone.0132590</text:p>
          </table:table-cell>
          <table:table-cell office:value-type="string" calcext:value-type="string">
            <text:p>https://scholar.google.com/scholar?cites=373218117080490670&amp;as_sdt=2005&amp;sciodt=0,5&amp;hl=en</text:p>
          </table:table-cell>
          <table:table-cell office:value-type="float" office:value="246" calcext:value-type="float">
            <text:p>246</text:p>
          </table:table-cell>
          <table:table-cell office:value-type="string" calcext:value-type="string">
            <text:p>HTML</text:p>
          </table:table-cell>
          <table:table-cell table:number-columns-repeated="7" office:value-type="string" calcext:value-type="string">
            <text:p>NA</text:p>
          </table:table-cell>
          <table:table-cell office:value-type="float" office:value="140" calcext:value-type="float">
            <text:p>140</text:p>
          </table:table-cell>
          <table:table-cell office:value-type="float" office:value="14" calcext:value-type="float">
            <text:p>14</text:p>
          </table:table-cell>
          <table:table-cell office:value-type="float" office:value="28" calcext:value-type="float">
            <text:p>28</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https://journals.plos.org/plosone/article?id=10.1371/journal.pone.0132590</text:p>
          </table:table-cell>
          <table:table-cell office:value-type="string" calcext:value-type="string">
            <text:p>https://scholar.google.com/scholar?q=related:rqJSbObvLQ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1">
          <table:table-cell office:value-type="float" office:value="312" calcext:value-type="float">
            <text:p>312</text:p>
          </table:table-cell>
          <table:table-cell office:value-type="string" calcext:value-type="string">
            <text:p>paper_603</text:p>
          </table:table-cell>
          <table:table-cell office:value-type="float" office:value="166" calcext:value-type="float">
            <text:p>166</text:p>
          </table:table-cell>
          <table:table-cell office:value-type="float" office:value="19" calcext:value-type="float">
            <text:p>19</text:p>
          </table:table-cell>
          <table:table-cell office:value-type="string" calcext:value-type="string">
            <text:p>L Partzsch</text:p>
          </table:table-cell>
          <table:table-cell office:value-type="string" calcext:value-type="string">
            <text:p>European Union's proxy accountability for tropical deforestation</text:p>
          </table:table-cell>
          <table:table-cell office:value-type="string" calcext:value-type="string">
            <text:p>european union's proxy accountability for tropical deforestation</text:p>
          </table:table-cell>
          <table:table-cell office:value-type="string" calcext:value-type="string">
            <text:p>Abstract</text:p>
            <text:p>Consuming countries are increasingly holding transnational businesses accountable for environmental damage on behalf of affected communities in exporting countries. The EU Renewable Energy Directives (RED) and the EU Timber Regulation (EUTR) particularly demonstrate such an accountability-by-proxy. Both aim to prevent worldwide deforestation. However, their design and accountability logics vary considerably. Using the case of Indonesia, the article addresses the question of whether a certain accountability relationship matters for improving outcomes such as prevention of tropical deforestation. Hereby, the article contributes to a new theoretical understanding of how logics of proxy accountability are linked to narratives about agency and what inherent normative risks are. The article shows that, different from the EUTR narrative, which reaffirms standard accountability arrangements, RED presents a hybrid approach. This hybrid approach may more effectively prevent tropical deforestation, but it comes at the price of further marginalization of directly affected communiti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nvironmental Politic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21" calcext:value-type="float">
            <text:p>2021</text:p>
          </table:table-cell>
          <table:table-cell office:value-type="string" calcext:value-type="string">
            <text:p>https://www.tandfonline.com/doi/abs/10.1080/09644016.2020.1793618</text:p>
          </table:table-cell>
          <table:table-cell office:value-type="string" calcext:value-type="string">
            <text:p>https://scholar.google.com/scholar?cites=14159793178207687103&amp;as_sdt=2005&amp;sciodt=0,5&amp;hl=en</text:p>
          </table:table-cell>
          <table:table-cell office:value-type="float" office:value="415" calcext:value-type="float">
            <text:p>415</text:p>
          </table:table-cell>
          <table:table-cell office:value-type="string" calcext:value-type="string">
            <text:p>NA</text:p>
          </table:table-cell>
          <table:table-cell office:value-type="string" calcext:value-type="string">
            <text:p>10.1080/09644016.2020.1793618</text:p>
          </table:table-cell>
          <table:table-cell table:number-columns-repeated="6" office:value-type="string" calcext:value-type="string">
            <text:p>NA</text:p>
          </table:table-cell>
          <table:table-cell office:value-type="float" office:value="19" calcext:value-type="float">
            <text:p>19</text:p>
          </table:table-cell>
          <table:table-cell office:value-type="float" office:value="4.75" calcext:value-type="float">
            <text:p>4.75</text:p>
          </table:table-cell>
          <table:table-cell office:value-type="float" office:value="19" calcext:value-type="float">
            <text:p>19</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www.researchgate.net/profile/Lena-Partzsch/publication/343097867_European_Union%27s_proxy_accountability_for_tropical_deforestation/links/67460ac1790d154bf9ada588/European-Unions-proxy-accountability-for-tropical-deforestation.pdf</text:p>
          </table:table-cell>
          <table:table-cell office:value-type="string" calcext:value-type="string">
            <text:p>https://scholar.google.com/scholar?q=related:v5ERsN-wgc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
          <table:table-cell office:value-type="float" office:value="313" calcext:value-type="float">
            <text:p>313</text:p>
          </table:table-cell>
          <table:table-cell office:value-type="string" calcext:value-type="string">
            <text:p>paper_61</text:p>
          </table:table-cell>
          <table:table-cell office:value-type="float" office:value="72" calcext:value-type="float">
            <text:p>72</text:p>
          </table:table-cell>
          <table:table-cell office:value-type="float" office:value="0" calcext:value-type="float">
            <text:p>0</text:p>
          </table:table-cell>
          <table:table-cell office:value-type="string" calcext:value-type="string">
            <text:p>N Kuschnig, L Vashold, A Soterroni, M Obersteiner</text:p>
          </table:table-cell>
          <table:table-cell office:value-type="string" calcext:value-type="string">
            <text:p>A. Forest loss, deforestation, and drivers</text:p>
          </table:table-cell>
          <table:table-cell office:value-type="string" calcext:value-type="string">
            <text:p>a. forest loss, deforestation, and drivers</text:p>
          </table:table-cell>
          <table:table-cell office:value-type="string" calcext:value-type="string">
            <text:p>NA</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table:number-columns-repeated="4" office:value-type="string" calcext:value-type="string">
            <text:p>NA</text:p>
          </table:table-cell>
          <table:table-cell office:value-type="float" office:value="621" calcext:value-type="float">
            <text:p>621</text:p>
          </table:table-cell>
          <table:table-cell office:value-type="string" calcext:value-type="string">
            <text:p>CITATION</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4" calcext:value-type="float">
            <text:p>4</text:p>
          </table:table-cell>
          <table:table-cell table:number-columns-repeated="2" office:value-type="string" calcext:value-type="string">
            <text:p>NA</text:p>
          </table:table-cell>
          <table:table-cell office:value-type="string" calcext:value-type="string">
            <text:p>https://scholar.google.com/scholar?q=related:aNUPtuEpaE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table-cell office:value-type="float" office:value="314" calcext:value-type="float">
            <text:p>314</text:p>
          </table:table-cell>
          <table:table-cell office:value-type="string" calcext:value-type="string">
            <text:p>paper_612</text:p>
          </table:table-cell>
          <table:table-cell office:value-type="float" office:value="284" calcext:value-type="float">
            <text:p>284</text:p>
          </table:table-cell>
          <table:table-cell office:value-type="float" office:value="8" calcext:value-type="float">
            <text:p>8</text:p>
          </table:table-cell>
          <table:table-cell office:value-type="string" calcext:value-type="string">
            <text:p>Hagene, T</text:p>
          </table:table-cell>
          <table:table-cell office:value-type="string" calcext:value-type="string">
            <text:p>Everyday political practices, democracy and the environment in a native village in Mexico City</text:p>
          </table:table-cell>
          <table:table-cell office:value-type="string" calcext:value-type="string">
            <text:p>everyday political practices, democracy and the environment in a native village in mexico city</text:p>
          </table:table-cell>
          <table:table-cell office:value-type="string" calcext:value-type="string">
            <text:p>In recent years there has been a debate about the extent to which democratization implies protection of the environment. This article offers an exemplary case of this debate, exploring the theoretical links between democracy and environmental protection advanced by Walker (1999): accountability, development and participation. The site of the study is a Mexican native village, one of many incorporated into the metropolis, Mexico City. The city is faced with the challenge to supply an expanding population of some 20 million with housing, clean water and oxygen. The forest in the common property belonging to the original inhabitants is formally protected with logging bans and a rigorous Land Use Plan, yet illegal sales of this communal land to new settlers result in irregular settlements which now contain one quarter of the village's inhabitants. In 1997 local elections were reinstated in Mexico City, after a suspension of nearly 70 years. Although the governing party in the city promoted the protective Land Use Plan, the party's local politicians promised to regularize the zone in exchange for votes from the irregular settlers. These dynamics are explored in the context of everyday political practices in the village. The struggles over material and symbolic resources are analyzed in terms of force fields with multiple actors, making visible the ways in which democratic elections alone cannot prevent the ongoing deforestation caused by irregular settlements. (C) 2010 Elsevier Ltd. All rights reserved.</text:p>
          </table:table-cell>
          <table:table-cell table:number-columns-repeated="4" office:value-type="float" office:value="0" calcext:value-type="float">
            <text:p>0</text:p>
          </table:table-cell>
          <table:table-cell table:number-columns-repeated="2" table:style-name="ce8" office:value-type="float" office:value="1" calcext:value-type="float">
            <text:p>1</text:p>
          </table:table-cell>
          <table:table-cell office:value-type="string" calcext:value-type="string">
            <text:p>POLITICAL GEOGRAPHY</text:p>
          </table:table-cell>
          <table:table-cell table:number-columns-repeated="2" office:value-type="float" office:value="1" calcext:value-type="float">
            <text:p>1</text:p>
          </table:table-cell>
          <table:table-cell office:value-type="string" calcext:value-type="string">
            <text:p>ELSEVIER SCI LTD</text:p>
          </table:table-cell>
          <table:table-cell office:value-type="float" office:value="2010" calcext:value-type="float">
            <text:p>2010</text:p>
          </table:table-cell>
          <table:table-cell office:value-type="string" calcext:value-type="string">
            <text:p>http://dx.doi.org/10.1016/j.polgeo.2010.04.004</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polgeo.2010.04.004</text:p>
          </table:table-cell>
          <table:table-cell office:value-type="string" calcext:value-type="string">
            <text:p>0962-6298</text:p>
          </table:table-cell>
          <table:table-cell office:value-type="string" calcext:value-type="string">
            <text:p>NA</text:p>
          </table:table-cell>
          <table:table-cell office:value-type="float" office:value="29" calcext:value-type="float">
            <text:p>29</text:p>
          </table:table-cell>
          <table:table-cell office:value-type="float" office:value="4" calcext:value-type="float">
            <text:p>4</text:p>
          </table:table-cell>
          <table:table-cell office:value-type="float" office:value="209" calcext:value-type="float">
            <text:p>209</text:p>
          </table:table-cell>
          <table:table-cell office:value-type="float" office:value="219" calcext:value-type="float">
            <text:p>219</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53">
          <table:table-cell office:value-type="float" office:value="315" calcext:value-type="float">
            <text:p>315</text:p>
          </table:table-cell>
          <table:table-cell office:value-type="string" calcext:value-type="string">
            <text:p>paper_631</text:p>
          </table:table-cell>
          <table:table-cell office:value-type="float" office:value="285" calcext:value-type="float">
            <text:p>285</text:p>
          </table:table-cell>
          <table:table-cell office:value-type="float" office:value="101" calcext:value-type="float">
            <text:p>101</text:p>
          </table:table-cell>
          <table:table-cell office:value-type="string" calcext:value-type="string">
            <text:p>N Imai, T Furukawa, R Tsujino, S Kitamura, T Yumoto</text:p>
          </table:table-cell>
          <table:table-cell office:value-type="string" calcext:value-type="string">
            <text:p>Factors affecting forest area change in Southeast Asia during 1980-2010</text:p>
          </table:table-cell>
          <table:table-cell office:value-type="string" calcext:value-type="string">
            <text:p>factors affecting forest area change in southeast asia during 1980-2010</text:p>
          </table:table-cell>
          <table:table-cell office:value-type="string" calcext:value-type="string">
            <text:p>While many tropical countries are experiencing rapid deforestation, some have experienced forest transition (FT) from net deforestation to net reforestation. Numerous studies have identified causative factors of FT, among which forest scarcity has been considered as a prerequisite for FT. In fact, in SE Asia, the Philippines, Thailand and Viet Nam, which experienced FT since 1990, exhibited a lower remaining forest area (30�8%) than the other five countries (68�6%, Cambodia, Indonesia, Laos, Malaysia, and Myanmar) where forest loss continues. In this study, we examined 1) the factors associated with forest scarcity, 2) the proximate and/or underlying factors that have driven forest area change, and 3) whether causative factors changed across FT phases (from deforestation to net forest gain) during 1980�2010 in the eight SE Asian countries. We used production of wood, food, and export-oriented food commodities as proximate causes and demographic, social, economic and environmental factors, as well as land-use efficiency, and wood and food trade as underlying causes that affect forest area change. Remaining forest area in 1990 was negatively correlated with population density and potential land area of lowland forests, while positively correlated with per capita wood production. This implies that countries rich in accessible and productive forests, and higher population pressures are the ones that have experienced forest scarcity, and eventually FT. Food production and agricultural input were negatively and positively correlated, respectively, with forest area change during 1980�2009. This indicates that more food production drives deforestation, but higher efficiency of agriculture is correlated with forest gain. We also found a U-shaped response of forest area change to social openness, suggesting that forest gain can be achieved in both open and closed countries, but deforestation might be accelerated in countries undergoing societal transition. These results indicate the importance of environmental, agricultural and social variables on forest area dynamics, and have important implications for predicting future tropical forest change.</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PLoS On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ournals.plos.org</text:p>
          </table:table-cell>
          <table:table-cell office:value-type="float" office:value="2018" calcext:value-type="float">
            <text:p>2018</text:p>
          </table:table-cell>
          <table:table-cell office:value-type="string" calcext:value-type="string">
            <text:p>https://journals.plos.org/plosone/article?id=10.1371/journal.pone.0197391</text:p>
          </table:table-cell>
          <table:table-cell office:value-type="string" calcext:value-type="string">
            <text:p>https://scholar.google.com/scholar?cites=12647021197134008040&amp;as_sdt=2005&amp;sciodt=0,5&amp;hl=en</text:p>
          </table:table-cell>
          <table:table-cell office:value-type="float" office:value="378" calcext:value-type="float">
            <text:p>378</text:p>
          </table:table-cell>
          <table:table-cell office:value-type="string" calcext:value-type="string">
            <text:p>HTML</text:p>
          </table:table-cell>
          <table:table-cell table:number-columns-repeated="7" office:value-type="string" calcext:value-type="string">
            <text:p>NA</text:p>
          </table:table-cell>
          <table:table-cell office:value-type="float" office:value="101" calcext:value-type="float">
            <text:p>101</text:p>
          </table:table-cell>
          <table:table-cell office:value-type="float" office:value="14.43" calcext:value-type="float">
            <text:p>14.43</text:p>
          </table:table-cell>
          <table:table-cell office:value-type="float" office:value="20" calcext:value-type="float">
            <text:p>20</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https://journals.plos.org/plosone/article?id=10.1371/journal.pone.0197391</text:p>
          </table:table-cell>
          <table:table-cell office:value-type="string" calcext:value-type="string">
            <text:p>https://scholar.google.com/scholar?q=related:6A4CosU-g6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table-cell office:value-type="float" office:value="316" calcext:value-type="float">
            <text:p>316</text:p>
          </table:table-cell>
          <table:table-cell office:value-type="string" calcext:value-type="string">
            <text:p>paper_639</text:p>
          </table:table-cell>
          <table:table-cell office:value-type="float" office:value="286" calcext:value-type="float">
            <text:p>286</text:p>
          </table:table-cell>
          <table:table-cell office:value-type="float" office:value="18" calcext:value-type="float">
            <text:p>18</text:p>
          </table:table-cell>
          <table:table-cell office:value-type="string" calcext:value-type="string">
            <text:p>Nuesiri, EO</text:p>
          </table:table-cell>
          <table:table-cell office:value-type="string" calcext:value-type="string">
            <text:p>Feigning Democracy: Performing Representation in the UN-REDD Funded Nigeria-REDD Programme</text:p>
          </table:table-cell>
          <table:table-cell office:value-type="string" calcext:value-type="string">
            <text:p>feigning democracy: performing representation in the un-redd funded nigeria-redd programme</text:p>
          </table:table-cell>
          <table:table-cell office:value-type="string" calcext:value-type="string">
            <text:p>Reducing Emissions from Deforestation and forest Degradation plus the sustainable management of forest and enhancement of carbon stocks (REDD+) is a global climate change mitigation initiative. The United Nations REDD Programme (UN-REDD) is training governments in developing countries, including Nigeria, to implement REDD+. To protect local people, UN-REDD has developed social safeguards including a commitment to strengthen local democracy to prevent an elite capture of REDD+ benefits. This study examines local participation and representation in the UN-REDD international policy board and in the national-level design process for the Nigeria-REDD proposal, to see if practices are congruent with the UN-REDD commitment to local democracy. It is based on research in Nigeria in 2012 and 2013, and finds that local representation in the UN-REDD policy board and in Nigeria-REDD is not substantive. Participation is merely symbolic. For example, elected local government authorities, who ostensibly represent rural people, are neither present in the UN-REDD board nor were they invited to the participatory forums that vetted the Nigeria-REDD. They were excluded because they were politically weak. However, UN-REDD approved the Nigeria-REDD proposal without a strategy to include or strengthen elected local governments. The study concludes with recommendations to help the UN-REDD strengthen elected local government authority in Nigeria in support of democratic local representation.</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CONSERVATION &amp; SOCIET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OLTERS KLUWER MEDKNOW PUBLICATIONS</text:p>
          </table:table-cell>
          <table:table-cell office:value-type="float" office:value="2017" calcext:value-type="float">
            <text:p>2017</text:p>
          </table:table-cell>
          <table:table-cell office:value-type="string" calcext:value-type="string">
            <text:p>http://dx.doi.org/10.4103/cs.cs_16_10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4103/cs.cs_16_106</text:p>
          </table:table-cell>
          <table:table-cell office:value-type="string" calcext:value-type="string">
            <text:p>0972-4923</text:p>
          </table:table-cell>
          <table:table-cell office:value-type="string" calcext:value-type="string">
            <text:p>NA</text:p>
          </table:table-cell>
          <table:table-cell office:value-type="float" office:value="15" calcext:value-type="float">
            <text:p>15</text:p>
          </table:table-cell>
          <table:table-cell office:value-type="float" office:value="4" calcext:value-type="float">
            <text:p>4</text:p>
          </table:table-cell>
          <table:table-cell office:value-type="float" office:value="384" calcext:value-type="float">
            <text:p>384</text:p>
          </table:table-cell>
          <table:table-cell office:value-type="float" office:value="399" calcext:value-type="float">
            <text:p>399</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39">
          <table:table-cell office:value-type="float" office:value="317" calcext:value-type="float">
            <text:p>317</text:p>
          </table:table-cell>
          <table:table-cell office:value-type="string" calcext:value-type="string">
            <text:p>paper_643</text:p>
          </table:table-cell>
          <table:table-cell office:value-type="float" office:value="287" calcext:value-type="float">
            <text:p>287</text:p>
          </table:table-cell>
          <table:table-cell office:value-type="float" office:value="30" calcext:value-type="float">
            <text:p>30</text:p>
          </table:table-cell>
          <table:table-cell office:value-type="string" calcext:value-type="string">
            <text:p>M. Padmanaba</text:p>
          </table:table-cell>
          <table:table-cell office:value-type="string" calcext:value-type="string">
            <text:p>Finding and promoting a local conservation consensus in a globally important tropical forest landscape</text:p>
          </table:table-cell>
          <table:table-cell office:value-type="string" calcext:value-type="string">
            <text:p>finding and promoting a local conservation consensus in a globally important tropical forest landscape</text:p>
          </table:table-cell>
          <table:table-cell office:value-type="string" calcext:value-type="string">
            <text:p>Can democratic processes favour conservation outcomes in the tropics? This study focuses on local viewpoints within a forested landscape of high conservation significance in East Kalimantan (Indonesian Borneo). Stakeholders received posters displaying results from a previous study; these posters emphasised local priorities and views regarding local biodiversity. We assess local attitudes to this information, and consider some implications. Knowledge of, and agreement with, poster content increased among villagers, townspeople and civil servants after they received posters. All respondents appreciated the posters and all supported some form of forest conservation. All respondents agreed that biodiversity conservation and local views are vital in land-use planning. All agreed that logging companies need to be better controlled, while 80% consider them a �major environmental threat�. These results bolster our belief that involving communities is not only an ethically defensible way to achieve conservation outcomes, but also a pragmatic opportunity to do so.</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Biodiversity and Conservati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07" calcext:value-type="float">
            <text:p>2007</text:p>
          </table:table-cell>
          <table:table-cell office:value-type="string" calcext:value-type="string">
            <text:p>https://www.scopus.com/inward/record.uri?partnerID=HzOxMe3b&amp;scp=33846963497&amp;origin=inward</text:p>
          </table:table-cell>
          <table:table-cell office:value-type="string" calcext:value-type="string">
            <text:p>https://www.scopus.com/inward/citedby.uri?partnerID=HzOxMe3b&amp;scp=33846963497&amp;origin=inward</text:p>
          </table:table-cell>
          <table:table-cell office:value-type="float" office:value="30" calcext:value-type="float">
            <text:p>30</text:p>
          </table:table-cell>
          <table:table-cell office:value-type="string" calcext:value-type="string">
            <text:p>Article</text:p>
          </table:table-cell>
          <table:table-cell office:value-type="string" calcext:value-type="string">
            <text:p>10.1007/s10531-006-9009-x</text:p>
          </table:table-cell>
          <table:table-cell office:value-type="string" calcext:value-type="string">
            <text:p>0960-3115</text:p>
          </table:table-cell>
          <table:table-cell office:value-type="string" calcext:value-type="string">
            <text:p>https://api.elsevier.com/content/abstract/scopus_id/33846963497</text:p>
          </table:table-cell>
          <table:table-cell office:value-type="float" office:value="16" calcext:value-type="float">
            <text:p>16</text:p>
          </table:table-cell>
          <table:table-cell office:value-type="float" office:value="1" calcext:value-type="float">
            <text:p>1</text:p>
          </table:table-cell>
          <table:table-cell office:value-type="float" office:value="137" calcext:value-type="float">
            <text:p>137</text:p>
          </table:table-cell>
          <table:table-cell office:value-type="float" office:value="151" calcext:value-type="float">
            <text:p>151</text:p>
          </table:table-cell>
          <table:table-cell office:value-type="float" office:value="30" calcext:value-type="float">
            <text:p>30</text:p>
          </table:table-cell>
          <table:table-cell office:value-type="float" office:value="1.67" calcext:value-type="float">
            <text:p>1.67</text:p>
          </table:table-cell>
          <table:table-cell office:value-type="float" office:value="30" calcext:value-type="float">
            <text:p>30</text:p>
          </table:table-cell>
          <table:table-cell office:value-type="float" office:value="1" calcext:value-type="float">
            <text:p>1</text:p>
          </table:table-cell>
          <table:table-cell office:value-type="float" office:value="18" calcext:value-type="float">
            <text:p>18</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3">
          <table:table-cell office:value-type="float" office:value="318" calcext:value-type="float">
            <text:p>318</text:p>
          </table:table-cell>
          <table:table-cell office:value-type="string" calcext:value-type="string">
            <text:p>paper_645</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L. Jimu</text:p>
          </table:table-cell>
          <table:table-cell office:value-type="string" calcext:value-type="string">
            <text:p>Fires in exotic forest plantations of Zimbabwe: Causes and management strategies</text:p>
          </table:table-cell>
          <table:table-cell office:value-type="string" calcext:value-type="string">
            <text:p>fires in exotic forest plantations of zimbabwe: causes and management strategies</text:p>
          </table:table-cell>
          <table:table-cell office:value-type="string" calcext:value-type="string">
            <text:p>Forest plantations�composed of�pines,�eucalypts�and�wattle�are threatened by wildfires that are responsible for an average annual loss of 700?ha. Communities neighbouring forest plantations and illegal settlers (estimated at?&gt;3000) occupying some areas within plantations are the major sources of wildfires that enter into plantations. Strategies to tackle fire problems in plantations should focus on (1) improving law enforcement to deter illegal starting of fires; (2) address illegal settlement; (3) explore possibilities of community shareholding and out-grower schemes and, (4) institute and increase fire awareness campaign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World Development Perspective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office:value-type="float" office:value="2018" calcext:value-type="float">
            <text:p>2018</text:p>
          </table:table-cell>
          <table:table-cell office:value-type="string" calcext:value-type="string">
            <text:p>https://api.elsevier.com/content/article/eid/1-s2.0-S2452292917302539</text:p>
          </table:table-cell>
          <table:table-cell office:value-type="string" calcext:value-type="string">
            <text:p>https://www.scopus.com/inward/citedby.uri?partnerID=HzOxMe3b&amp;scp=85045577542&amp;origin=inward</text:p>
          </table:table-cell>
          <table:table-cell office:value-type="float" office:value="111" calcext:value-type="float">
            <text:p>111</text:p>
          </table:table-cell>
          <table:table-cell office:value-type="string" calcext:value-type="string">
            <text:p>Article</text:p>
          </table:table-cell>
          <table:table-cell office:value-type="string" calcext:value-type="string">
            <text:p>10.1016/j.wdp.2018.04.006</text:p>
          </table:table-cell>
          <table:table-cell office:value-type="string" calcext:value-type="string">
            <text:p>2452-2929</text:p>
          </table:table-cell>
          <table:table-cell office:value-type="string" calcext:value-type="string">
            <text:p>https://api.elsevier.com/content/abstract/scopus_id/85045577542</text:p>
          </table:table-cell>
          <table:table-cell office:value-type="float" office:value="9" calcext:value-type="float">
            <text:p>9</text:p>
          </table:table-cell>
          <table:table-cell office:value-type="string" calcext:value-type="string">
            <text:p>NA</text:p>
          </table:table-cell>
          <table:table-cell office:value-type="float" office:value="56" calcext:value-type="float">
            <text:p>56</text:p>
          </table:table-cell>
          <table:table-cell office:value-type="float" office:value="58" calcext:value-type="float">
            <text:p>58</text:p>
          </table:table-cell>
          <table:table-cell office:value-type="float" office:value="9" calcext:value-type="float">
            <text:p>9</text:p>
          </table:table-cell>
          <table:table-cell office:value-type="float" office:value="1.29" calcext:value-type="float">
            <text:p>1.29</text:p>
          </table:table-cell>
          <table:table-cell office:value-type="float" office:value="9" calcext:value-type="float">
            <text:p>9</text:p>
          </table:table-cell>
          <table:table-cell office:value-type="float" office:value="1" calcext:value-type="float">
            <text:p>1</text:p>
          </table:table-cell>
          <table:table-cell office:value-type="float" office:value="7" calcext:value-type="float">
            <text:p>7</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7">
          <table:table-cell office:value-type="float" office:value="319" calcext:value-type="float">
            <text:p>319</text:p>
          </table:table-cell>
          <table:table-cell office:value-type="string" calcext:value-type="string">
            <text:p>paper_648</text:p>
          </table:table-cell>
          <table:table-cell office:value-type="float" office:value="139" calcext:value-type="float">
            <text:p>139</text:p>
          </table:table-cell>
          <table:table-cell office:value-type="float" office:value="24" calcext:value-type="float">
            <text:p>24</text:p>
          </table:table-cell>
          <table:table-cell office:value-type="string" calcext:value-type="string">
            <text:p>Purnomo, H; Okarda, B; Shantiko, B; Achdiawan, R; Dermawan, A; Kartodihardjo, H; Dewayani, AA</text:p>
          </table:table-cell>
          <table:table-cell office:value-type="string" calcext:value-type="string">
            <text:p>Forest and land fires, toxic haze and local politics in Indonesia</text:p>
          </table:table-cell>
          <table:table-cell office:value-type="string" calcext:value-type="string">
            <text:p>forest and land fires, toxic haze and local politics in indonesia</text:p>
          </table:table-cell>
          <table:table-cell office:value-type="string" calcext:value-type="string">
            <text:p>Forest and land fires are among the major catastrophic events that occur in Indonesia. They are a major cause of deforestation and greenhouse gas emissions. Their multiple sources are most diverse and root in nature and society. The immediate fire effects directly and the long-term landscape ecosystem degradations indirectly cause major and persisting and serious problems of public health and ecosystem service. Smoke haze from the forest and land fires in Sumatra and Kalimantan in 2015 caused significant environmental and economic losses in Indonesia, Singapore and Malaysia. We describe the different types of land uses and land cover where fires and smoke haze took place, and how local politics have affected fire use from 2001 to 2017. We calculated hot spots from satellite imageries as proxies for fire occurrences and applied regression analysis to understand the link between fire and local politics in Sumatra and Kalimantan. The results show that the greatest frequency of hot spots occurred in wood and oil palm plantations and logging concessions (47%), followed by conservation areas (31%) and community land (22%). Local elections involve land transactions, and fires were used as a cheap way to increase the land value. The use of fire as means of land clearing was strongly influenced by local politics. Their frequency and abundance obviously increased about a year prior to local elections. The reasons behind the correlation need to be understood so that appropriate incentives and sanctions can be put in place and deter political leaders from using fire as an incentive to their advantage.</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INTERNATIONAL FORESTRY REVIEW</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COMMONWEALTH FORESTRY ASSOC</text:p>
          </table:table-cell>
          <table:table-cell office:value-type="float" office:value="2019" calcext:value-type="float">
            <text:p>2019</text:p>
          </table:table-cell>
          <table:table-cell office:value-type="string" calcext:value-type="string">
            <text:p>http://dx.doi.org/10.1505/146554819827906799</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505/146554819827906799</text:p>
          </table:table-cell>
          <table:table-cell office:value-type="string" calcext:value-type="string">
            <text:p>1465-5489</text:p>
          </table:table-cell>
          <table:table-cell office:value-type="string" calcext:value-type="string">
            <text:p>NA</text:p>
          </table:table-cell>
          <table:table-cell office:value-type="float" office:value="21" calcext:value-type="float">
            <text:p>21</text:p>
          </table:table-cell>
          <table:table-cell office:value-type="float" office:value="4" calcext:value-type="float">
            <text:p>4</text:p>
          </table:table-cell>
          <table:table-cell office:value-type="float" office:value="486" calcext:value-type="float">
            <text:p>486</text:p>
          </table:table-cell>
          <table:table-cell office:value-type="float" office:value="500" calcext:value-type="float">
            <text:p>500</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35">
          <table:table-cell office:value-type="float" office:value="320" calcext:value-type="float">
            <text:p>320</text:p>
          </table:table-cell>
          <table:table-cell office:value-type="string" calcext:value-type="string">
            <text:p>paper_65</text:p>
          </table:table-cell>
          <table:table-cell office:value-type="float" office:value="174" calcext:value-type="float">
            <text:p>174</text:p>
          </table:table-cell>
          <table:table-cell office:value-type="float" office:value="5" calcext:value-type="float">
            <text:p>5</text:p>
          </table:table-cell>
          <table:table-cell office:value-type="string" calcext:value-type="string">
            <text:p>S. Carodenuto</text:p>
          </table:table-cell>
          <table:table-cell office:value-type="string" calcext:value-type="string">
            <text:p>Access to Information and Local Democracies: A Case Study of REDD+ and FLEGT/VPA in Cameroon</text:p>
          </table:table-cell>
          <table:table-cell office:value-type="string" calcext:value-type="string">
            <text:p>access to information and local democracies: a case study of redd+ and flegt/vpa in cameroon</text:p>
          </table:table-cell>
          <table:table-cell office:value-type="string" calcext:value-type="string">
            <text:p>As technological advancements in forest monitoring � such as remote sensing and commodity supply chain tracking � allow for the generation and analysis of increasingly large datasets, forest policy makers and practitioners are looking for innovative yet practical ways for information transparency to transform forest governance. Especially in tropical forest countries looking to address the continuing deforestation and forest degradation through climate finance commitments and timber trade agreements, the access to information agenda has been placed at the fore of both the Reducing Emissions from Deforestation and forest Degradation (REDD+) process and the Forest Law Enforcement, Governance and Trade (FLEGT) Action Plan. This paper explores whether and how the proposed transparency agenda is having an impact (or not) in the Southwest Region of Cameroon. Using semi-structured interviews with civil society organizations, this paper examines how information is currently disclosed in the forest sector and the status of REDD+ and FLEGT transparency agendas at the local level.</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International Forestry Review</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19" calcext:value-type="float">
            <text:p>2019</text:p>
          </table:table-cell>
          <table:table-cell office:value-type="string" calcext:value-type="string">
            <text:p>https://www.scopus.com/inward/record.uri?partnerID=HzOxMe3b&amp;scp=85073743266&amp;origin=inward</text:p>
          </table:table-cell>
          <table:table-cell office:value-type="string" calcext:value-type="string">
            <text:p>https://www.scopus.com/inward/citedby.uri?partnerID=HzOxMe3b&amp;scp=85073743266&amp;origin=inward</text:p>
          </table:table-cell>
          <table:table-cell office:value-type="float" office:value="128" calcext:value-type="float">
            <text:p>128</text:p>
          </table:table-cell>
          <table:table-cell office:value-type="string" calcext:value-type="string">
            <text:p>Article</text:p>
          </table:table-cell>
          <table:table-cell office:value-type="string" calcext:value-type="string">
            <text:p>10.1505/146554819827293187</text:p>
          </table:table-cell>
          <table:table-cell office:value-type="string" calcext:value-type="string">
            <text:p>1465-5489</text:p>
          </table:table-cell>
          <table:table-cell office:value-type="string" calcext:value-type="string">
            <text:p>https://api.elsevier.com/content/abstract/scopus_id/85073743266</text:p>
          </table:table-cell>
          <table:table-cell office:value-type="float" office:value="21" calcext:value-type="float">
            <text:p>21</text:p>
          </table:table-cell>
          <table:table-cell office:value-type="float" office:value="3" calcext:value-type="float">
            <text:p>3</text:p>
          </table:table-cell>
          <table:table-cell office:value-type="float" office:value="267" calcext:value-type="float">
            <text:p>267</text:p>
          </table:table-cell>
          <table:table-cell office:value-type="float" office:value="278" calcext:value-type="float">
            <text:p>278</text:p>
          </table:table-cell>
          <table:table-cell office:value-type="float" office:value="5" calcext:value-type="float">
            <text:p>5</text:p>
          </table:table-cell>
          <table:table-cell office:value-type="float" office:value="0.83" calcext:value-type="float">
            <text:p>0.83</text:p>
          </table:table-cell>
          <table:table-cell office:value-type="float" office:value="5" calcext:value-type="float">
            <text:p>5</text:p>
          </table:table-cell>
          <table:table-cell office:value-type="float" office:value="1" calcext:value-type="float">
            <text:p>1</text:p>
          </table:table-cell>
          <table:table-cell office:value-type="float" office:value="6" calcext:value-type="float">
            <text:p>6</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8">
          <table:table-cell office:value-type="float" office:value="321" calcext:value-type="float">
            <text:p>321</text:p>
          </table:table-cell>
          <table:table-cell office:value-type="string" calcext:value-type="string">
            <text:p>paper_656</text:p>
          </table:table-cell>
          <table:table-cell office:value-type="float" office:value="288" calcext:value-type="float">
            <text:p>288</text:p>
          </table:table-cell>
          <table:table-cell office:value-type="float" office:value="120" calcext:value-type="float">
            <text:p>120</text:p>
          </table:table-cell>
          <table:table-cell office:value-type="string" calcext:value-type="string">
            <text:p>RP Chaudhary</text:p>
          </table:table-cell>
          <table:table-cell office:value-type="string" calcext:value-type="string">
            <text:p>Forest conservation and environmental management in Nepal: a review</text:p>
          </table:table-cell>
          <table:table-cell office:value-type="string" calcext:value-type="string">
            <text:p>forest conservation and environmental management in nepal: a review</text:p>
          </table:table-cell>
          <table:table-cell office:value-type="string" calcext:value-type="string">
            <text:p>This paper provides information on the status of forests and environmental problems related to forestry in Nepal. It aims to integrate the conservation and sustainable management of forests as a part of environmental planning. A critical review of the main environmental problems with prioritization within the forestry sector; thorough review of all forest related documents, strategies, development plans, programs, institutional arrangements, policies mentioned in the Master Plan for Forestry Sector Nepal of 1988, and other relevant documents; identification of major gaps and constraints of forestry policy and plans and current practices of forest conservation and management have been done. The decline in forestry resources in Nepal took place in the past due to lack of appropriate policy to guide the legal, institutional and operational development for the forestry sector. Forestry policy in Nepal, in the past, was shaped by political and economic motives rather than ecological considerations. Policy formulation mechanisms exist in Nepal; however, there is an excessive delay in translating policies into legislation and then into operational rules and administrative orders. There is a need to implement the international obligations by transforming them into regulations in order to make them legally binding. The data to be generated in the coming years in the areas of forestry at both national and international levels suggest that we should revise the research priorities and strategies. Research to add value to the forest resource products has yet been neglected. More attention is required on regular monitoring and evaluation of the projects. A thorough evaluation of the programs and planning for the forestry sector in Nepal is urgently required to update the progress and revise the program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Biodiversity &amp;Conservation</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00" calcext:value-type="float">
            <text:p>2000</text:p>
          </table:table-cell>
          <table:table-cell office:value-type="string" calcext:value-type="string">
            <text:p>https://link.springer.com/article/10.1023/A:1008900216876</text:p>
          </table:table-cell>
          <table:table-cell office:value-type="string" calcext:value-type="string">
            <text:p>https://scholar.google.com/scholar?cites=2515524883136541960&amp;as_sdt=2005&amp;sciodt=0,5&amp;hl=en</text:p>
          </table:table-cell>
          <table:table-cell office:value-type="float" office:value="445" calcext:value-type="float">
            <text:p>445</text:p>
          </table:table-cell>
          <table:table-cell office:value-type="string" calcext:value-type="string">
            <text:p>NA</text:p>
          </table:table-cell>
          <table:table-cell office:value-type="string" calcext:value-type="string">
            <text:p>10.1023/A:1008900216876</text:p>
          </table:table-cell>
          <table:table-cell table:number-columns-repeated="6" office:value-type="string" calcext:value-type="string">
            <text:p>NA</text:p>
          </table:table-cell>
          <table:table-cell office:value-type="float" office:value="120" calcext:value-type="float">
            <text:p>120</text:p>
          </table:table-cell>
          <table:table-cell office:value-type="float" office:value="4.8" calcext:value-type="float">
            <text:p>4.8</text:p>
          </table:table-cell>
          <table:table-cell office:value-type="float" office:value="120" calcext:value-type="float">
            <text:p>120</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https://www.researchgate.net/profile/Ram-Chaudhary/publication/263108620_Forest_conservation_and_environmental_management_in_Nepal_A_review/links/5be7db55a6fdcc3a8dcd8a2c/Forest-conservation-and-environmental-management-in-Nepal-A-review.pdf</text:p>
          </table:table-cell>
          <table:table-cell office:value-type="string" calcext:value-type="string">
            <text:p>https://scholar.google.com/scholar?q=related:CHUCq43w6C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1">
          <table:table-cell office:value-type="float" office:value="322" calcext:value-type="float">
            <text:p>322</text:p>
          </table:table-cell>
          <table:table-cell office:value-type="string" calcext:value-type="string">
            <text:p>paper_658</text:p>
          </table:table-cell>
          <table:table-cell office:value-type="float" office:value="289" calcext:value-type="float">
            <text:p>289</text:p>
          </table:table-cell>
          <table:table-cell office:value-type="float" office:value="16" calcext:value-type="float">
            <text:p>16</text:p>
          </table:table-cell>
          <table:table-cell office:value-type="string" calcext:value-type="string">
            <text:p>JPG Jones, S Rakotonarivo, JH Razafimanahaka</text:p>
          </table:table-cell>
          <table:table-cell office:value-type="string" calcext:value-type="string">
            <text:p>Forest Conservation in Madagascar: Past, Present, Future</text:p>
          </table:table-cell>
          <table:table-cell office:value-type="string" calcext:value-type="string">
            <text:p>forest conservation in madagascar: past, present, future</text:p>
          </table:table-cell>
          <table:table-cell office:value-type="string" calcext:value-type="string">
            <text:p>At this critical time for the future of Madagascar�s biodiversity, we first review the past: touching upon conservation from pre- to post-colonial periods before focusing on the period which most dramatically shaped the country�s current conservation-related institutions and policies (1984-2009). Next the present: we examine evidence for the effectiveness (or otherwise) of the main approaches to forest conservation on the island. We look in detail at how conservation has conceptualized the link between environment and development in Madagascar, the impact of measures by conservationists to transform rural livelihoods, and the effectiveness of protected areas, community-based natural resources management, and the environmental impact assessment legislation. Finally, we look to the future and consider how pressures on Madagascar�s biodiversity, and the conservation community�s responses, are evolving and need to evolve. This is, of course, hugely ambitious. We are attempting to cover a significant chunk of history for a diverse mini-continent. We bring in literature from anthropology, political ecology, economics, and conservation science. We can only hope to do this incompletely.</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coevorxiv.org</text:p>
          </table:table-cell>
          <table:table-cell office:value-type="float" office:value="2021" calcext:value-type="float">
            <text:p>2021</text:p>
          </table:table-cell>
          <table:table-cell office:value-type="string" calcext:value-type="string">
            <text:p>https://ecoevorxiv.org/repository/view/4108/</text:p>
          </table:table-cell>
          <table:table-cell office:value-type="string" calcext:value-type="string">
            <text:p>https://scholar.google.com/scholar?cites=7230064513309710446&amp;as_sdt=2005&amp;sciodt=0,5&amp;hl=en</text:p>
          </table:table-cell>
          <table:table-cell office:value-type="float" office:value="643" calcext:value-type="float">
            <text:p>643</text:p>
          </table:table-cell>
          <table:table-cell table:number-columns-repeated="8" office:value-type="string" calcext:value-type="string">
            <text:p>NA</text:p>
          </table:table-cell>
          <table:table-cell office:value-type="float" office:value="16" calcext:value-type="float">
            <text:p>16</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coevorxiv.org/repository/object/4108/download/8161/</text:p>
          </table:table-cell>
          <table:table-cell office:value-type="string" calcext:value-type="string">
            <text:p>https://scholar.google.com/scholar?q=related:bpj7Sl5ZVm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1">
          <table:table-cell office:value-type="float" office:value="323" calcext:value-type="float">
            <text:p>323</text:p>
          </table:table-cell>
          <table:table-cell office:value-type="string" calcext:value-type="string">
            <text:p>paper_660</text:p>
          </table:table-cell>
          <table:table-cell office:value-type="float" office:value="290" calcext:value-type="float">
            <text:p>290</text:p>
          </table:table-cell>
          <table:table-cell office:value-type="float" office:value="5" calcext:value-type="float">
            <text:p>5</text:p>
          </table:table-cell>
          <table:table-cell office:value-type="string" calcext:value-type="string">
            <text:p>VA Sample, AS Cheng</text:p>
          </table:table-cell>
          <table:table-cell office:value-type="string" calcext:value-type="string">
            <text:p>Forest conservation policy: A reference handbook</text:p>
          </table:table-cell>
          <table:table-cell office:value-type="string" calcext:value-type="string">
            <text:p>forest conservation policy: a reference handbook</text:p>
          </table:table-cell>
          <table:table-cell office:value-type="string" calcext:value-type="string">
            <text:p>Forest Conservation Policy: A Reference Handbook chronicles the dramatic history, current status, and global influence of U.S. forest policy. Beginning with the foundations of early forest law during the colonial period through the rise of the Conservation Movement in the wake of 19th century massive forest exploitation, this reference also discusses the environmental challenges that have rewritten recent U.S. forest policy and explores future policy directions.</text:p>
            <text:p/>
            <text:p>What are the effects of forest destruction on biological diversity? Has the sustainable forest management movement been effective? Given the fact that individual landowners control the greatest share of U.S. forestland, how are forests on private lands regulated? Students and concerned citizens alike will discover answers to these and other critical questions regarding what is left of the nation's dwindling forest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books.google.com</text:p>
          </table:table-cell>
          <table:table-cell office:value-type="float" office:value="2003" calcext:value-type="float">
            <text:p>2003</text:p>
          </table:table-cell>
          <table:table-cell office:value-type="string" calcext:value-type="string">
            <text:p>https://books.google.com/books?hl=en&amp;lr=&amp;id=RafOEAAAQBAJ&amp;oi=fnd&amp;pg=PR7&amp;dq=%22elections%22%7C%22democracy%22%7C%22leader+selection%22%7C%22campaign%22%7C%22political+cycle%22+%22deforestation%22%7C%22forest+conversion%22%7C%22forest+plantation%22%7C%22forest+conservation%22%7C%22forest+degradation%22%7C%22reforestation%22%7C%22forest+carbon%22%7C%22tree+cover+loss%22&amp;ots=1B-QPQnR6r&amp;sig=l0Z6tR_8EbuCvZoYc-hWutwVddU</text:p>
          </table:table-cell>
          <table:table-cell office:value-type="string" calcext:value-type="string">
            <text:p>https://scholar.google.com/scholar?cites=11421791686658722524&amp;as_sdt=2005&amp;sciodt=0,5&amp;hl=en</text:p>
          </table:table-cell>
          <table:table-cell office:value-type="float" office:value="938" calcext:value-type="float">
            <text:p>938</text:p>
          </table:table-cell>
          <table:table-cell office:value-type="string" calcext:value-type="string">
            <text:p>BOOK</text:p>
          </table:table-cell>
          <table:table-cell table:number-columns-repeated="7" office:value-type="string" calcext:value-type="string">
            <text:p>NA</text:p>
          </table:table-cell>
          <table:table-cell office:value-type="float" office:value="5" calcext:value-type="float">
            <text:p>5</text:p>
          </table:table-cell>
          <table:table-cell office:value-type="float" office:value="0.23" calcext:value-type="float">
            <text:p>0.23</text:p>
          </table:table-cell>
          <table:table-cell office:value-type="float" office:value="3" calcext:value-type="float">
            <text:p>3</text:p>
          </table:table-cell>
          <table:table-cell office:value-type="float" office:value="2" calcext:value-type="float">
            <text:p>2</text:p>
          </table:table-cell>
          <table:table-cell office:value-type="float" office:value="22" calcext:value-type="float">
            <text:p>22</text:p>
          </table:table-cell>
          <table:table-cell office:value-type="string" calcext:value-type="string">
            <text:p>NA</text:p>
          </table:table-cell>
          <table:table-cell office:value-type="string" calcext:value-type="string">
            <text:p>https://scholar.google.com/scholar?q=related:3IrNFQZbgp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5">
          <table:table-cell office:value-type="float" office:value="324" calcext:value-type="float">
            <text:p>324</text:p>
          </table:table-cell>
          <table:table-cell office:value-type="string" calcext:value-type="string">
            <text:p>paper_661</text:p>
          </table:table-cell>
          <table:table-cell office:value-type="float" office:value="291" calcext:value-type="float">
            <text:p>291</text:p>
          </table:table-cell>
          <table:table-cell office:value-type="float" office:value="0" calcext:value-type="float">
            <text:p>0</text:p>
          </table:table-cell>
          <table:table-cell office:value-type="string" calcext:value-type="string">
            <text:p>R Kaufer</text:p>
          </table:table-cell>
          <table:table-cell office:value-type="string" calcext:value-type="string">
            <text:p>Forest Conservation Politics from Below: Social Movements, Forest Squats and Eco-Solidarism in Germany</text:p>
          </table:table-cell>
          <table:table-cell office:value-type="string" calcext:value-type="string">
            <text:p>forest conservation politics from below: social movements, forest squats and eco-solidarism in germany</text:p>
          </table:table-cell>
          <table:table-cell office:value-type="string" calcext:value-type="string">
            <text:p>The article introduces the concepts of forest conservation politics from below and Eco-Solidarism to the forest policy and environmental scholarship by analysing radical environmental social movements aiming at mobilizing society to protect forests in Germany. By focussing on the movements policy goals, ideologies and tactics, with a specific attention towards the practice of forest squats, I can add new insights to the perspectives on politics of a specific group of societal actors relating themselves emotionally and ideologically to forest and environmental conservation in Germany. Analysing forest conservation politics from below in a comparative manner is of high relevance due to public perceptions of forest conservation as an important instrument of biodiversity conservation and climate change mitigation. Based on the in-depth-analysis of 16 forest protection protests in Germany and by analysing 49 newspaper articles, I can show that forest conservation from below is characterized by the strategic framing of climate and ecological emergencies by movement actors, the willingness of movement actors to build alliances with a broad range of societal actors, prefigurative politics aiming at circumvening institutionalized public policy making, criticisms of the state-industry nexus, global justice theories aiming at reducing inequalities and a politico-theoretical approach, which contains the assumption that forests should be de-commodified.</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Forest Squats and Eco-Solidarism in Germany</text:p>
          </table:table-cell>
          <table:table-cell table:number-columns-repeated="2" office:value-type="float" office:value="1" calcext:value-type="float">
            <text:p>1</text:p>
          </table:table-cell>
          <table:table-cell office:value-type="string" calcext:value-type="string">
            <text:p>papers.ssrn.com</text:p>
          </table:table-cell>
          <table:table-cell office:value-type="float" office:value="2022" calcext:value-type="float">
            <text:p>2022</text:p>
          </table:table-cell>
          <table:table-cell office:value-type="string" calcext:value-type="string">
            <text:p>https://papers.ssrn.com/sol3/papers.cfm?abstract_id=4029269</text:p>
          </table:table-cell>
          <table:table-cell office:value-type="string" calcext:value-type="string">
            <text:p>NA</text:p>
          </table:table-cell>
          <table:table-cell office:value-type="float" office:value="683" calcext:value-type="float">
            <text:p>683</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https://papers.ssrn.com/sol3/Delivery.cfm?abstractid=4029269</text:p>
          </table:table-cell>
          <table:table-cell office:value-type="string" calcext:value-type="string">
            <text:p>https://scholar.google.com/scholar?q=related:dRLNIUFcB_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1">
          <table:table-cell office:value-type="float" office:value="325" calcext:value-type="float">
            <text:p>325</text:p>
          </table:table-cell>
          <table:table-cell office:value-type="string" calcext:value-type="string">
            <text:p>paper_664</text:p>
          </table:table-cell>
          <table:table-cell office:value-type="float" office:value="149" calcext:value-type="float">
            <text:p>149</text:p>
          </table:table-cell>
          <table:table-cell office:value-type="float" office:value="27" calcext:value-type="float">
            <text:p>27</text:p>
          </table:table-cell>
          <table:table-cell office:value-type="string" calcext:value-type="string">
            <text:p>E Eerola</text:p>
          </table:table-cell>
          <table:table-cell office:value-type="string" calcext:value-type="string">
            <text:p>Forest conservation–too much or too little? A political economy model</text:p>
          </table:table-cell>
          <table:table-cell office:value-type="string" calcext:value-type="string">
            <text:p>forest conservation–too much or too little? a political economy model</text:p>
          </table:table-cell>
          <table:table-cell office:value-type="string" calcext:value-type="string">
            <text:p>This paper studies the formation offorest policy when the government isinfluenced by an environmental lobbyand an industrial lobby representing anon-competitive wood processing industry.Government decides on forestconservation by way of restricting timberharvesting. Lobbying is modelledas a common agency game with differencesin the efficiency of lobbying. Acomparison of the political equilibriashows that an exporting forestindustry faces a stricter conservationrequirement than a forest industrywhose production is destined for domesticmarkets. If the industrial lobbyis more efficient than the environmentallobby, conservation is insufficientfrom the social point of view. However,conservation may be insufficienteven if the environmental lobby is moreefficient in lobbying than theindustrial lobby. This is because thelobbying effort of the environmentallobby also benefits consumers thatremain politically passiv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nvironmental and Resource Economic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04" calcext:value-type="float">
            <text:p>2004</text:p>
          </table:table-cell>
          <table:table-cell office:value-type="string" calcext:value-type="string">
            <text:p>https://link.springer.com/article/10.1023/B:EARE.0000018520.19216.2a</text:p>
          </table:table-cell>
          <table:table-cell office:value-type="string" calcext:value-type="string">
            <text:p>https://scholar.google.com/scholar?cites=3526525999104039220&amp;as_sdt=2005&amp;sciodt=0,5&amp;hl=en</text:p>
          </table:table-cell>
          <table:table-cell office:value-type="float" office:value="742" calcext:value-type="float">
            <text:p>742</text:p>
          </table:table-cell>
          <table:table-cell office:value-type="string" calcext:value-type="string">
            <text:p>NA</text:p>
          </table:table-cell>
          <table:table-cell office:value-type="string" calcext:value-type="string">
            <text:p>10.1023/B:EARE.0000018520.19216.2a</text:p>
          </table:table-cell>
          <table:table-cell table:number-columns-repeated="6" office:value-type="string" calcext:value-type="string">
            <text:p>NA</text:p>
          </table:table-cell>
          <table:table-cell office:value-type="float" office:value="27" calcext:value-type="float">
            <text:p>27</text:p>
          </table:table-cell>
          <table:table-cell office:value-type="float" office:value="1.29" calcext:value-type="float">
            <text:p>1.29</text:p>
          </table:table-cell>
          <table:table-cell office:value-type="float" office:value="27" calcext:value-type="float">
            <text:p>27</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NA</text:p>
          </table:table-cell>
          <table:table-cell office:value-type="string" calcext:value-type="string">
            <text:p>https://scholar.google.com/scholar?q=related:NJnGO7a88D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1">
          <table:table-cell office:value-type="float" office:value="326" calcext:value-type="float">
            <text:p>326</text:p>
          </table:table-cell>
          <table:table-cell office:value-type="string" calcext:value-type="string">
            <text:p>paper_674</text:p>
          </table:table-cell>
          <table:table-cell office:value-type="float" office:value="110" calcext:value-type="float">
            <text:p>110</text:p>
          </table:table-cell>
          <table:table-cell office:value-type="float" office:value="130" calcext:value-type="float">
            <text:p>130</text:p>
          </table:table-cell>
          <table:table-cell office:value-type="string" calcext:value-type="string">
            <text:p>J Börner, S Wunder, S Wertz-Kanounnikoff…</text:p>
          </table:table-cell>
          <table:table-cell office:value-type="string" calcext:value-type="string">
            <text:p>Forest law enforcement in the Brazilian Amazon: Costs and income effects</text:p>
          </table:table-cell>
          <table:table-cell office:value-type="string" calcext:value-type="string">
            <text:p>forest law enforcement in the brazilian amazon: costs and income effects</text:p>
          </table:table-cell>
          <table:table-cell office:value-type="string" calcext:value-type="string">
            <text:p>Despite recent success in reducing forest loss in the Brazilian Amazon, additional forest conservation efforts, for example, through �Reducing Emissions from Deforestation and Forest Degradation� (REDD+), could significantly contribute to global climate-change mitigation. Economic incentives, such as payments for environmental services could promote conservation, but deforestation often occurs on land without crucial tenure-security prerequisites. Improving the enforcement of existing regulatory disincentives thus represents an important element of Brazil's anti-deforestation action plan. However, conservation law enforcement costs and benefits have been much less studied than for conditional payments. We develop a conceptual framework and a spatially explicit model to analyze field-based regulatory enforcement in the Brazilian Amazon. We validate our model, based on historical deforestation and enforcement mission data from 2003 to 2008. By simulating the current conservation law enforcement practice, we analyze the costs of liability establishment and legal coercion for alternative conservation targets, and evaluate corresponding income impacts. Our findings suggest that spatial patterns of both deforestation and inspection costs markedly influence enforcement patterns and their income effects. Field-based enforcement is a highly cost-effective forest conservation instrument from a regulator's point of view, but comes at high opportunity costs for land users. Payments for environmental services could compensate costs, but will increase budget outlays vis-�-vis a command-and-control dominated strategy. Both legal and institutional challenges have to be overcome to make conservation payments work at a larger scale. Decision-makers may have to innovatively combine incentive and disincentive-based policy instruments in order to make tropical forest conservation both financially viable and socially compatible.</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Global Environmental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4" calcext:value-type="float">
            <text:p>2014</text:p>
          </table:table-cell>
          <table:table-cell office:value-type="string" calcext:value-type="string">
            <text:p>https://www.sciencedirect.com/science/article/pii/S0959378014000879</text:p>
          </table:table-cell>
          <table:table-cell office:value-type="string" calcext:value-type="string">
            <text:p>https://scholar.google.com/scholar?cites=4830489964472008744&amp;as_sdt=2005&amp;sciodt=0,5&amp;hl=en</text:p>
          </table:table-cell>
          <table:table-cell office:value-type="float" office:value="656" calcext:value-type="float">
            <text:p>656</text:p>
          </table:table-cell>
          <table:table-cell table:number-columns-repeated="8" office:value-type="string" calcext:value-type="string">
            <text:p>NA</text:p>
          </table:table-cell>
          <table:table-cell office:value-type="float" office:value="130" calcext:value-type="float">
            <text:p>130</text:p>
          </table:table-cell>
          <table:table-cell office:value-type="float" office:value="11.82" calcext:value-type="float">
            <text:p>11.82</text:p>
          </table:table-cell>
          <table:table-cell office:value-type="float" office:value="33" calcext:value-type="float">
            <text:p>33</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NA</text:p>
          </table:table-cell>
          <table:table-cell office:value-type="string" calcext:value-type="string">
            <text:p>https://scholar.google.com/scholar?q=related:KIBxlwdZCU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1">
          <table:table-cell office:value-type="float" office:value="327" calcext:value-type="float">
            <text:p>327</text:p>
          </table:table-cell>
          <table:table-cell office:value-type="string" calcext:value-type="string">
            <text:p>paper_675</text:p>
          </table:table-cell>
          <table:table-cell office:value-type="float" office:value="292" calcext:value-type="float">
            <text:p>292</text:p>
          </table:table-cell>
          <table:table-cell office:value-type="float" office:value="1" calcext:value-type="float">
            <text:p>1</text:p>
          </table:table-cell>
          <table:table-cell office:value-type="string" calcext:value-type="string">
            <text:p>V. Olmo</text:p>
          </table:table-cell>
          <table:table-cell office:value-type="string" calcext:value-type="string">
            <text:p>Forest plantations with public subsidies: to harvest or not to harvest, this is the question</text:p>
          </table:table-cell>
          <table:table-cell office:value-type="string" calcext:value-type="string">
            <text:p>forest plantations with public subsidies: to harvest or not to harvest, this is the question</text:p>
          </table:table-cell>
          <table:table-cell office:value-type="string" calcext:value-type="string">
            <text:p>In the last three decades the European Union has supported the afforestation of lands previously devoted to agriculture through targeted subsidies, thus enhancing the provision of many ecosystem services (ESs). However, most of these plantations are close or even above the minimum permanence period and will be likely eradicated by landowners to restore the previous land use (ie, croplands). In this scenario, the investments for carbon (C) sequestration will be nullified and the supply of many other ESs, which have developed along with plants growth, will be drastically reduced. In this commentary, using as reference a case study in the Friuli Venezia Giulia Autonomous Region (NE Italy), we quantify the value of wood production and C sequestration ESs of tree plantations, simulating a present and a future scenario. Our simulations show that by extending the permanence of these stands for 20 more years, a 34% increase of biomass annual Net Present Value will be expected on average, according to its final use. Regarding C sequestration, a total C stock of 167 tC ha-1 can be estimated in 40 years, corresponding to a cumulative Net Present Value of more than 11 million euro. Thus, if C sequestration is considered, the overall annual Net Present Value shows a 35% increase on average, when compared to a reconversion to corn. These data suggest the need for a new national and European strategy, which not only considers well-planned new afforestation campaigns, but also aims at maintaining at least part of the afforested lands, thus maximizing ESs and supporting high quality wood production. At the end of the rotation period, new cycles can be promoted on the same surfaces through natural gamic or agamic regeneration. An additional important aspect to consider is also related to the active management of these stands, thus to improve their growth (quantity and quality), in situ C storage as well as storage in final product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IFores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22" calcext:value-type="float">
            <text:p>2022</text:p>
          </table:table-cell>
          <table:table-cell office:value-type="string" calcext:value-type="string">
            <text:p>https://www.scopus.com/inward/record.uri?partnerID=HzOxMe3b&amp;scp=85136826237&amp;origin=inward</text:p>
          </table:table-cell>
          <table:table-cell office:value-type="string" calcext:value-type="string">
            <text:p>https://www.scopus.com/inward/citedby.uri?partnerID=HzOxMe3b&amp;scp=85136826237&amp;origin=inward</text:p>
          </table:table-cell>
          <table:table-cell office:value-type="float" office:value="111" calcext:value-type="float">
            <text:p>111</text:p>
          </table:table-cell>
          <table:table-cell office:value-type="string" calcext:value-type="string">
            <text:p>Article</text:p>
          </table:table-cell>
          <table:table-cell office:value-type="string" calcext:value-type="string">
            <text:p>10.3832/ifor3943-015</text:p>
          </table:table-cell>
          <table:table-cell office:value-type="string" calcext:value-type="string">
            <text:p>1971-7458</text:p>
          </table:table-cell>
          <table:table-cell office:value-type="string" calcext:value-type="string">
            <text:p>https://api.elsevier.com/content/abstract/scopus_id/85136826237</text:p>
          </table:table-cell>
          <table:table-cell office:value-type="float" office:value="15" calcext:value-type="float">
            <text:p>15</text:p>
          </table:table-cell>
          <table:table-cell office:value-type="float" office:value="4" calcext:value-type="float">
            <text:p>4</text:p>
          </table:table-cell>
          <table:table-cell office:value-type="float" office:value="229" calcext:value-type="float">
            <text:p>229</text:p>
          </table:table-cell>
          <table:table-cell office:value-type="float" office:value="233" calcext:value-type="float">
            <text:p>233</text:p>
          </table:table-cell>
          <table:table-cell office:value-type="float" office:value="1" calcext:value-type="float">
            <text:p>1</text:p>
          </table:table-cell>
          <table:table-cell office:value-type="float" office:value="0.33" calcext:value-type="float">
            <text:p>0.3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51">
          <table:table-cell office:value-type="float" office:value="328" calcext:value-type="float">
            <text:p>328</text:p>
          </table:table-cell>
          <table:table-cell office:value-type="string" calcext:value-type="string">
            <text:p>paper_678</text:p>
          </table:table-cell>
          <table:table-cell office:value-type="float" office:value="293" calcext:value-type="float">
            <text:p>293</text:p>
          </table:table-cell>
          <table:table-cell office:value-type="float" office:value="1" calcext:value-type="float">
            <text:p>1</text:p>
          </table:table-cell>
          <table:table-cell office:value-type="string" calcext:value-type="string">
            <text:p>Ji, S; Shin, S; Lee, Y</text:p>
          </table:table-cell>
          <table:table-cell office:value-type="string" calcext:value-type="string">
            <text:p>Forest restoration policy in the North Korea based on the reforestation experience in South Korea</text:p>
          </table:table-cell>
          <table:table-cell office:value-type="string" calcext:value-type="string">
            <text:p>forest restoration policy in the north korea based on the reforestation experience in south korea</text:p>
          </table:table-cell>
          <table:table-cell office:value-type="string" calcext:value-type="string">
            <text:p>In order to promote forest restoration in the Democratic People's Republic of Korea (North Korea), the research investigated the reforestation experience of the Republic of Korea (South Korea), promoted as part of the Saemaul Undong movement in the 1970s. The key success factors of reforestation in South Korea include the pan-national campaign, efficient governance for social resource mobilization, development of the alternative energy industry, food production enhancement and great international support. North Korea has also launched a pan-national campaign, mobilized social resources, is developing renewable energy industries, and has cooperated with international communities. However, because reforestation in North Korea is directly or indirectly connected to various factors such as food security, energy supply and demand, and climate change, an integrated approach is necessary as a model for cooperative development to achieve the desired outcomes of forest restoration policies. Further, comprehensive agricultural and rural development, especially agroforestry projects, are required to implement forest restoration policies in North Korea efficiently and effectively.</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INTERNATIONAL FORESTRY REVIEW</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OMMONWEALTH FORESTRY ASSOC</text:p>
          </table:table-cell>
          <table:table-cell office:value-type="float" office:value="2022" calcext:value-type="float">
            <text:p>2022</text:p>
          </table:table-cell>
          <table:table-cell office:value-type="string" calcext:value-type="string">
            <text:p>http://dx.doi.org/10.1505/14655482283628253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505/146554822836282536</text:p>
          </table:table-cell>
          <table:table-cell office:value-type="string" calcext:value-type="string">
            <text:p>1465-5489</text:p>
          </table:table-cell>
          <table:table-cell office:value-type="string" calcext:value-type="string">
            <text:p>NA</text:p>
          </table:table-cell>
          <table:table-cell office:value-type="float" office:value="24" calcext:value-type="float">
            <text:p>24</text:p>
          </table:table-cell>
          <table:table-cell office:value-type="float" office:value="4" calcext:value-type="float">
            <text:p>4</text:p>
          </table:table-cell>
          <table:table-cell office:value-type="float" office:value="560" calcext:value-type="float">
            <text:p>560</text:p>
          </table:table-cell>
          <table:table-cell office:value-type="float" office:value="572" calcext:value-type="float">
            <text:p>572</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57">
          <table:table-cell office:value-type="float" office:value="329" calcext:value-type="float">
            <text:p>329</text:p>
          </table:table-cell>
          <table:table-cell office:value-type="string" calcext:value-type="string">
            <text:p>paper_680</text:p>
          </table:table-cell>
          <table:table-cell office:value-type="float" office:value="294" calcext:value-type="float">
            <text:p>294</text:p>
          </table:table-cell>
          <table:table-cell office:value-type="float" office:value="175" calcext:value-type="float">
            <text:p>175</text:p>
          </table:table-cell>
          <table:table-cell office:value-type="string" calcext:value-type="string">
            <text:p>WD Sunderlin, AM Larson…</text:p>
          </table:table-cell>
          <table:table-cell office:value-type="string" calcext:value-type="string">
            <text:p>Forest tenure rights and REDD+: From inertia to policy solutions</text:p>
          </table:table-cell>
          <table:table-cell office:value-type="string" calcext:value-type="string">
            <text:p>forest tenure rights and redd+: from inertia to policy solutions</text:p>
          </table:table-cell>
          <table:table-cell office:value-type="string" calcext:value-type="string">
            <text:p>In many developing countries, tenure in forests is not clear and subject to dispute. This will place limits on the effectiveness, efficiency and equity (3Es) of REDD+. In spite of the attention paid to the problem of insecure tenure to date, there has been little progress toward clarifying tenure arrangements. National governments need to take proactive steps to clarify tenur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 REDD+: National strategy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ooks.google.com</text:p>
          </table:table-cell>
          <table:table-cell office:value-type="float" office:value="2009" calcext:value-type="float">
            <text:p>2009</text:p>
          </table:table-cell>
          <table:table-cell office:value-type="string" calcext:value-type="string">
            <text:p>https://books.google.com/books?hl=en&amp;lr=&amp;id=vNavVSPOtioC&amp;oi=fnd&amp;pg=PA139&amp;dq=%22elections%22%7C%22democracy%22%7C%22leader+selection%22%7C%22campaign%22%7C%22political+cycle%22+%22deforestation%22%7C%22forest+conversion%22%7C%22forest+plantation%22%7C%22forest+conservation%22%7C%22forest+degradation%22%7C%22reforestation%22%7C%22forest+carbon%22%7C%22tree+cover+loss%22&amp;ots=C8u13U8i7-&amp;sig=S9WTPnJKy8U_2YAVR-HFc64aLcw</text:p>
          </table:table-cell>
          <table:table-cell office:value-type="string" calcext:value-type="string">
            <text:p>https://scholar.google.com/scholar?cites=14484173312287928254&amp;as_sdt=2005&amp;sciodt=0,5&amp;hl=en</text:p>
          </table:table-cell>
          <table:table-cell office:value-type="float" office:value="650" calcext:value-type="float">
            <text:p>650</text:p>
          </table:table-cell>
          <table:table-cell table:number-columns-repeated="8" office:value-type="string" calcext:value-type="string">
            <text:p>NA</text:p>
          </table:table-cell>
          <table:table-cell office:value-type="float" office:value="175" calcext:value-type="float">
            <text:p>175</text:p>
          </table:table-cell>
          <table:table-cell office:value-type="float" office:value="10.94" calcext:value-type="float">
            <text:p>10.94</text:p>
          </table:table-cell>
          <table:table-cell office:value-type="float" office:value="58" calcext:value-type="float">
            <text:p>58</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http://www.competence-net.com/sites/default/files/userfiles/1file/BAngelsen0902.pdf#page=165</text:p>
          </table:table-cell>
          <table:table-cell office:value-type="string" calcext:value-type="string">
            <text:p>https://scholar.google.com/scholar?q=related:vm8dGOMeAs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1">
          <table:table-cell office:value-type="float" office:value="330" calcext:value-type="float">
            <text:p>330</text:p>
          </table:table-cell>
          <table:table-cell office:value-type="string" calcext:value-type="string">
            <text:p>paper_681</text:p>
          </table:table-cell>
          <table:table-cell office:value-type="float" office:value="66" calcext:value-type="float">
            <text:p>66</text:p>
          </table:table-cell>
          <table:table-cell office:value-type="float" office:value="10" calcext:value-type="float">
            <text:p>10</text:p>
          </table:table-cell>
          <table:table-cell office:value-type="string" calcext:value-type="string">
            <text:p>P.P. Bhojvaid</text:p>
          </table:table-cell>
          <table:table-cell office:value-type="string" calcext:value-type="string">
            <text:p>Forest transition curve of India and related policies, acts and other major factors</text:p>
          </table:table-cell>
          <table:table-cell office:value-type="string" calcext:value-type="string">
            <text:p>forest transition curve of india and related policies, acts and other major factors</text:p>
          </table:table-cell>
          <table:table-cell office:value-type="string" calcext:value-type="string">
            <text:p>This paper analyses the factors accounting for forest transition in India, which has been characterized by a continuous decline of forest cover for about seven decades since the year 1900 and then increase since 1970s. It is argued that several forest policies and acts, economic growth, liberalization, dramatic increase in grain yield and stabilization of agricultural area in the country, promotion of plantation forestry and encouragement for timber import, global campaigns and protocols in areas of biodiversity conservation and ecosystem services, including carbon sequestration have given shape to the forest transition in India. It has been opined that India and other growing economies are likely to improve their forest cover further. However, it may involve deforestation associated with timber export from poorer economies such as the African underdeveloped and developing countries to other countries which have observed a shift towards increase in forest cover.</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Tropical Ecolog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16" calcext:value-type="float">
            <text:p>2016</text:p>
          </table:table-cell>
          <table:table-cell office:value-type="string" calcext:value-type="string">
            <text:p>https://www.scopus.com/inward/record.uri?partnerID=HzOxMe3b&amp;scp=84949294686&amp;origin=inward</text:p>
          </table:table-cell>
          <table:table-cell office:value-type="string" calcext:value-type="string">
            <text:p>https://www.scopus.com/inward/citedby.uri?partnerID=HzOxMe3b&amp;scp=84949294686&amp;origin=inward</text:p>
          </table:table-cell>
          <table:table-cell office:value-type="float" office:value="108" calcext:value-type="float">
            <text:p>108</text:p>
          </table:table-cell>
          <table:table-cell office:value-type="string" calcext:value-type="string">
            <text:p>Article</text:p>
          </table:table-cell>
          <table:table-cell office:value-type="string" calcext:value-type="string">
            <text:p>NA</text:p>
          </table:table-cell>
          <table:table-cell office:value-type="string" calcext:value-type="string">
            <text:p>0564-3295</text:p>
          </table:table-cell>
          <table:table-cell office:value-type="string" calcext:value-type="string">
            <text:p>https://api.elsevier.com/content/abstract/scopus_id/84949294686</text:p>
          </table:table-cell>
          <table:table-cell office:value-type="float" office:value="57" calcext:value-type="float">
            <text:p>57</text:p>
          </table:table-cell>
          <table:table-cell office:value-type="float" office:value="2" calcext:value-type="float">
            <text:p>2</text:p>
          </table:table-cell>
          <table:table-cell office:value-type="float" office:value="133" calcext:value-type="float">
            <text:p>133</text:p>
          </table:table-cell>
          <table:table-cell office:value-type="float" office:value="141" calcext:value-type="float">
            <text:p>141</text:p>
          </table:table-cell>
          <table:table-cell office:value-type="float" office:value="10" calcext:value-type="float">
            <text:p>10</text:p>
          </table:table-cell>
          <table:table-cell office:value-type="float" office:value="1.11" calcext:value-type="float">
            <text:p>1.11</text:p>
          </table:table-cell>
          <table:table-cell office:value-type="float" office:value="10" calcext:value-type="float">
            <text:p>10</text:p>
          </table:table-cell>
          <table:table-cell office:value-type="float" office:value="1" calcext:value-type="float">
            <text:p>1</text:p>
          </table:table-cell>
          <table:table-cell office:value-type="float" office:value="9" calcext:value-type="float">
            <text:p>9</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36">
          <table:table-cell office:value-type="float" office:value="331" calcext:value-type="float">
            <text:p>331</text:p>
          </table:table-cell>
          <table:table-cell office:value-type="string" calcext:value-type="string">
            <text:p>paper_682</text:p>
          </table:table-cell>
          <table:table-cell office:value-type="float" office:value="295" calcext:value-type="float">
            <text:p>295</text:p>
          </table:table-cell>
          <table:table-cell office:value-type="float" office:value="97" calcext:value-type="float">
            <text:p>97</text:p>
          </table:table-cell>
          <table:table-cell office:value-type="string" calcext:value-type="string">
            <text:p>R Hiraldo, T Tanner</text:p>
          </table:table-cell>
          <table:table-cell office:value-type="string" calcext:value-type="string">
            <text:p>Forest voices: competing narratives over REDD+</text:p>
          </table:table-cell>
          <table:table-cell office:value-type="string" calcext:value-type="string">
            <text:p>forest voices: competing narratives over redd+</text:p>
          </table:table-cell>
          <table:table-cell office:value-type="string" calcext:value-type="string">
            <text:p>The Reducing Emissions from Deforestation and Forest Degradation (known collectively as REDD+) initiative has emerged as a means through which individuals, projects and communities in developing countries can be financially rewarded for reducing emissions from deforestation, forest degradation and enhancement of carbon stock. In this article, we analyse the various framings and actor coalitions around REDD+ and institutional dynamics within the conceptualisation and development of REDD+. We conclude with a reflection on the key aspects for the political economy of REDD+ under a post?Kyoto agreement, arguing that increased institutional recognition and support to less powerful forest voices is needed if equity rights as social justice are to be considered as key aspects of the future global climate change regim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IDS bulleti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iley Online Library</text:p>
          </table:table-cell>
          <table:table-cell office:value-type="float" office:value="2011" calcext:value-type="float">
            <text:p>2011</text:p>
          </table:table-cell>
          <table:table-cell office:value-type="string" calcext:value-type="string">
            <text:p>https://onlinelibrary.wiley.com/doi/abs/10.1111/j.1759-5436.2011.00221.x</text:p>
          </table:table-cell>
          <table:table-cell office:value-type="string" calcext:value-type="string">
            <text:p>https://scholar.google.com/scholar?cites=10907522192234892254&amp;as_sdt=2005&amp;sciodt=0,5&amp;hl=en</text:p>
          </table:table-cell>
          <table:table-cell office:value-type="float" office:value="676" calcext:value-type="float">
            <text:p>676</text:p>
          </table:table-cell>
          <table:table-cell office:value-type="string" calcext:value-type="string">
            <text:p>NA</text:p>
          </table:table-cell>
          <table:table-cell office:value-type="string" calcext:value-type="string">
            <text:p>10.1111/j.1759-5436.2011.00221.x</text:p>
          </table:table-cell>
          <table:table-cell table:number-columns-repeated="6" office:value-type="string" calcext:value-type="string">
            <text:p>NA</text:p>
          </table:table-cell>
          <table:table-cell office:value-type="float" office:value="97" calcext:value-type="float">
            <text:p>97</text:p>
          </table:table-cell>
          <table:table-cell office:value-type="float" office:value="6.93" calcext:value-type="float">
            <text:p>6.93</text:p>
          </table:table-cell>
          <table:table-cell office:value-type="float" office:value="49" calcext:value-type="float">
            <text:p>49</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eprints.soas.ac.uk/31351/1/Hiraldo_et_al-2011-IDS_Bulletin.pdf</text:p>
          </table:table-cell>
          <table:table-cell office:value-type="string" calcext:value-type="string">
            <text:p>https://scholar.google.com/scholar?q=related:3svZr6RNX5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1">
          <table:table-cell office:value-type="float" office:value="332" calcext:value-type="float">
            <text:p>332</text:p>
          </table:table-cell>
          <table:table-cell office:value-type="string" calcext:value-type="string">
            <text:p>paper_69</text:p>
          </table:table-cell>
          <table:table-cell office:value-type="float" office:value="193" calcext:value-type="float">
            <text:p>193</text:p>
          </table:table-cell>
          <table:table-cell office:value-type="float" office:value="21" calcext:value-type="float">
            <text:p>21</text:p>
          </table:table-cell>
          <table:table-cell office:value-type="string" calcext:value-type="string">
            <text:p>Pham, TT; Castella, JC; Lestrelin, G; Mertz, O; Le, DN; Moeliono, M; Nguyen, TQ; Vu, HT; Nguyen, TD</text:p>
          </table:table-cell>
          <table:table-cell office:value-type="string" calcext:value-type="string">
            <text:p>Adapting Free, Prior, and Informed Consent (FPIC) to Local Contexts in REDD+: Lessons from Three Experiments in Vietnam</text:p>
          </table:table-cell>
          <table:table-cell office:value-type="string" calcext:value-type="string">
            <text:p>adapting free, prior, and informed consent (fpic) to local contexts in redd+: lessons from three experiments in vietnam</text:p>
          </table:table-cell>
          <table:table-cell office:value-type="string" calcext:value-type="string">
            <text:p>Free, prior, and informed consent (FPIC) is a means of ensuring that people's rights are respected when reducing emissions from deforestation and forest degradation, and enhancing forest carbon stocks (REDD+) projects are established in developing countries. This paper examines how FPIC has been applied in three projects in Vietnam and highlights two key lessons learnt. First, as human rights and democracy are seen as politically sensitive issues in Vietnam, FPIC is likely to be more accepted by the government if it is built upon the national legal framework on citizen rights. Applying FPIC in this context can ensure that both government and citizen's interests are achieved within the permitted political space. Second, FPIC activities should be seen as a learning process and designed based on local needs and preferences, with accountability of facilitators, two-way and multiple communication strategies, flexibility, and collective action in mind.</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FOREST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MDPI</text:p>
          </table:table-cell>
          <table:table-cell office:value-type="float" office:value="2015" calcext:value-type="float">
            <text:p>2015</text:p>
          </table:table-cell>
          <table:table-cell office:value-type="string" calcext:value-type="string">
            <text:p>http://dx.doi.org/10.3390/f6072405</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3390/f6072405</text:p>
          </table:table-cell>
          <table:table-cell table:number-columns-repeated="2" office:value-type="string" calcext:value-type="string">
            <text:p>NA</text:p>
          </table:table-cell>
          <table:table-cell office:value-type="float" office:value="6" calcext:value-type="float">
            <text:p>6</text:p>
          </table:table-cell>
          <table:table-cell office:value-type="float" office:value="7" calcext:value-type="float">
            <text:p>7</text:p>
          </table:table-cell>
          <table:table-cell office:value-type="float" office:value="2405" calcext:value-type="float">
            <text:p>2405</text:p>
          </table:table-cell>
          <table:table-cell office:value-type="float" office:value="2423" calcext:value-type="float">
            <text:p>2423</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35">
          <table:table-cell office:value-type="float" office:value="333" calcext:value-type="float">
            <text:p>333</text:p>
          </table:table-cell>
          <table:table-cell office:value-type="string" calcext:value-type="string">
            <text:p>paper_690</text:p>
          </table:table-cell>
          <table:table-cell office:value-type="float" office:value="296" calcext:value-type="float">
            <text:p>296</text:p>
          </table:table-cell>
          <table:table-cell office:value-type="float" office:value="0" calcext:value-type="float">
            <text:p>0</text:p>
          </table:table-cell>
          <table:table-cell office:value-type="string" calcext:value-type="string">
            <text:p>K BOAHENE</text:p>
          </table:table-cell>
          <table:table-cell office:value-type="string" calcext:value-type="string">
            <text:p>Forests and Livelihoods: the social dynamics of deforestation in developing countries by Solon L. Barraclough and Krishna B. Ghimire. Basingstoke and London …</text:p>
          </table:table-cell>
          <table:table-cell office:value-type="string" calcext:value-type="string">
            <text:p>forests and livelihoods: the social dynamics of deforestation in developing countries by solon l. barraclough and krishna b. ghimire. basingstoke and london …</text:p>
          </table:table-cell>
          <table:table-cell office:value-type="string" calcext:value-type="string">
            <text:p>The social dynamics of deforestation and of forest protection are the ongoing interactions among social actors and processes that determine the use and management of forests. Based on a vast amount of research and detailed case-studies in Brazil, Central America, Nepal and Tanzania, as well as other work dealing with wider themes and regions, the book argues that most current discussions of increased rates of deforestation and perceived accompanying environmental crises are overly simplistic. Institutional reforms and policy measures that have been undertaken in developing countries usually failed to protect either the forests or people's livelihoods. Technical solutions to deforestation are only one element in what are essentially political questions. The central issue is not how to halt deforestation but rather how to manage forest areas and natural resources in order to meet social goals on a more equitable and sustainable basis. Conventional wisdom that attributes deforestation primarily to peasant ignorance and population growth is questioned, as are other single-factor explanations such as market and policy failure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The Journal of Modern African Studi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ambridge.org</text:p>
          </table:table-cell>
          <table:table-cell office:value-type="float" office:value="1997" calcext:value-type="float">
            <text:p>1997</text:p>
          </table:table-cell>
          <table:table-cell office:value-type="string" calcext:value-type="string">
            <text:p>https://www.cambridge.org/core/journals/journal-of-modern-african-studies/article/forests-and-livelihoods-the-social-dynamics-of-deforestation-in-developing-countries-by-solon-l-barraclough-and-krishna-b-ghimire-basingstoke-and-london-macmillan-press-in-association-with-unrisd-new-york-st-martins-press-1995-pp-xiv259-1499-paperback/54D1E6897666F8CA350F804760FC34F8</text:p>
          </table:table-cell>
          <table:table-cell office:value-type="string" calcext:value-type="string">
            <text:p>NA</text:p>
          </table:table-cell>
          <table:table-cell office:value-type="float" office:value="248" calcext:value-type="float">
            <text:p>248</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8" calcext:value-type="float">
            <text:p>28</text:p>
          </table:table-cell>
          <table:table-cell office:value-type="string" calcext:value-type="string">
            <text:p>https://scholar.google.com/scholar?output=instlink&amp;q=info:hkrGVrGRL0oJ:scholar.google.com/&amp;hl=en&amp;as_sdt=0,5&amp;as_ylo=1990&amp;as_yhi=2025&amp;scillfp=15738569097666295362&amp;oi=lle</text:p>
          </table:table-cell>
          <table:table-cell office:value-type="string" calcext:value-type="string">
            <text:p>https://scholar.google.com/scholar?q=related:hkrGVrGRL0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9">
          <table:table-cell office:value-type="float" office:value="334" calcext:value-type="float">
            <text:p>334</text:p>
          </table:table-cell>
          <table:table-cell office:value-type="string" calcext:value-type="string">
            <text:p>paper_692</text:p>
          </table:table-cell>
          <table:table-cell office:value-type="float" office:value="297" calcext:value-type="float">
            <text:p>297</text:p>
          </table:table-cell>
          <table:table-cell office:value-type="float" office:value="1" calcext:value-type="float">
            <text:p>1</text:p>
          </table:table-cell>
          <table:table-cell office:value-type="string" calcext:value-type="string">
            <text:p>N. Baird</text:p>
          </table:table-cell>
          <table:table-cell office:value-type="string" calcext:value-type="string">
            <text:p>Forests of hope: Papua New Guinea. Saying "No" to Asian loggers.</text:p>
          </table:table-cell>
          <table:table-cell office:value-type="string" calcext:value-type="string">
            <text:p>forests of hope: papua new guinea. saying "no" to asian loggers.</text:p>
          </table:table-cell>
          <table:table-cell office:value-type="string" calcext:value-type="string">
            <text:p>PIP: In the pristine rainforest that covers the steep Bainings mountains of the Gazelle Province in East New Britain, inhabitants live in isolation, with very few roads, first aid posts or schools, and rare opportunities to earn cash for essentials like medicines, rice and kerosene. However, the local Baining people have been able to resist the bribes of the Asian loggers. These loggers have been persistent, returning every now and then with more promises. In view of this, Max Henderson, a naturalized Papua New Guinean, established the Pacific Heritage Foundation to provide an alternative for villagers who wanted an entry into the cash economy. They run at a risk though of being tricked by logging companies to give up their forests for a fraction of the market value. Its main focus is on running environmental awareness campaigns, timber skill courses, as well as providing a market for villagers' timber. Papua New Guinea government may have implemented anti-logging rules and policies, but it is not behind what it says, rather, they act as ambassadors for the exploiters for their benefit.</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People &amp;amp; the planet / IPPF, UNFPA, IUC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1996" calcext:value-type="float">
            <text:p>1996</text:p>
          </table:table-cell>
          <table:table-cell office:value-type="string" calcext:value-type="string">
            <text:p>https://www.scopus.com/inward/record.uri?partnerID=HzOxMe3b&amp;scp=0030307623&amp;origin=inward</text:p>
          </table:table-cell>
          <table:table-cell office:value-type="string" calcext:value-type="string">
            <text:p>https://www.scopus.com/inward/citedby.uri?partnerID=HzOxMe3b&amp;scp=0030307623&amp;origin=inward</text:p>
          </table:table-cell>
          <table:table-cell office:value-type="float" office:value="38" calcext:value-type="float">
            <text:p>38</text:p>
          </table:table-cell>
          <table:table-cell office:value-type="string" calcext:value-type="string">
            <text:p>Article</text:p>
          </table:table-cell>
          <table:table-cell office:value-type="string" calcext:value-type="string">
            <text:p>NA</text:p>
          </table:table-cell>
          <table:table-cell office:value-type="string" calcext:value-type="string">
            <text:p>0968-1655</text:p>
          </table:table-cell>
          <table:table-cell office:value-type="string" calcext:value-type="string">
            <text:p>https://api.elsevier.com/content/abstract/scopus_id/0030307623</text:p>
          </table:table-cell>
          <table:table-cell office:value-type="float" office:value="5" calcext:value-type="float">
            <text:p>5</text:p>
          </table:table-cell>
          <table:table-cell office:value-type="float" office:value="4" calcext:value-type="float">
            <text:p>4</text:p>
          </table:table-cell>
          <table:table-cell office:value-type="float" office:value="26" calcext:value-type="float">
            <text:p>26</text:p>
          </table:table-cell>
          <table:table-cell office:value-type="float" office:value="27" calcext:value-type="float">
            <text:p>27</text:p>
          </table:table-cell>
          <table:table-cell office:value-type="float" office:value="1" calcext:value-type="float">
            <text:p>1</text:p>
          </table:table-cell>
          <table:table-cell office:value-type="float" office:value="0.03" calcext:value-type="float">
            <text:p>0.03</text:p>
          </table:table-cell>
          <table:table-cell table:number-columns-repeated="2" office:value-type="float" office:value="1" calcext:value-type="float">
            <text:p>1</text:p>
          </table:table-cell>
          <table:table-cell office:value-type="float" office:value="29" calcext:value-type="float">
            <text:p>29</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8">
          <table:table-cell office:value-type="float" office:value="335" calcext:value-type="float">
            <text:p>335</text:p>
          </table:table-cell>
          <table:table-cell office:value-type="string" calcext:value-type="string">
            <text:p>paper_693</text:p>
          </table:table-cell>
          <table:table-cell office:value-type="float" office:value="298" calcext:value-type="float">
            <text:p>298</text:p>
          </table:table-cell>
          <table:table-cell office:value-type="float" office:value="96" calcext:value-type="float">
            <text:p>96</text:p>
          </table:table-cell>
          <table:table-cell office:value-type="string" calcext:value-type="string">
            <text:p>F Seymour</text:p>
          </table:table-cell>
          <table:table-cell office:value-type="string" calcext:value-type="string">
            <text:p>Forests, climate change, and human rights: Managing risk and tradeoffs</text:p>
          </table:table-cell>
          <table:table-cell office:value-type="string" calcext:value-type="string">
            <text:p>forests, climate change, and human rights: managing risk and tradeoffs</text:p>
          </table:table-cell>
          <table:table-cell office:value-type="string" calcext:value-type="string">
            <text:p>In the mid-1980s, tropical deforestation splashed onto the international agenda as the world became aware of threats to the survival of the human and biological diversity sustained by tropical forests. Activists protested the road-building and transmigration projects that were catalyzing deforestation in Brazil and Indonesia; bilateral and multilateral donors mobilized funds for investment in forest protection; conservation organizations established alliances with indigenous and traditional peoples; and governments launched negotiations toward an international agreement on forests. Interest in tropical forests peaked in the aftermath of the United Nations Conference on Environment and Development in Rio in 1992, and steadily declined over the next decade as national and international efforts to reverse deforestation proved disappointing.</text:p>
            <text:p>Tropical deforestation has now reappeared on the international agenda due to its newly-appreciated link to climate change. In 2006, a review commissioned by the Government of the United Kingdom (Stern 2006) called attention to the fact that some 20 percent of current annual global greenhouse gas emissions (GHG) is due to land use change�most of which is deforestation in developing countries�a share greater than the emissions produced by the transport sector globally. The review asserted that controlling deforestation could provide one of the least expensive strategies for reducing emissions, and that such efforts must be a key element of any future climate protection regime. As a result, Reducing Emissions from Deforestation and forest Degradation (REDD) is now central to discussions of global and national mitigation strategie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CIFOR, Bogor, Indonesi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iteseer</text:p>
          </table:table-cell>
          <table:table-cell office:value-type="float" office:value="2008" calcext:value-type="float">
            <text:p>2008</text:p>
          </table:table-cell>
          <table:table-cell office:value-type="string" calcext:value-type="string">
            <text:p>https://citeseerx.ist.psu.edu/document?repid=rep1&amp;type=pdf&amp;doi=b4d72969e05ae973fe82d6f9d22fb659215baca5</text:p>
          </table:table-cell>
          <table:table-cell office:value-type="string" calcext:value-type="string">
            <text:p>https://scholar.google.com/scholar?cites=2590617779039985721&amp;as_sdt=2005&amp;sciodt=0,5&amp;hl=en</text:p>
          </table:table-cell>
          <table:table-cell office:value-type="float" office:value="870" calcext:value-type="float">
            <text:p>870</text:p>
          </table:table-cell>
          <table:table-cell office:value-type="string" calcext:value-type="string">
            <text:p>PDF</text:p>
          </table:table-cell>
          <table:table-cell table:number-columns-repeated="7" office:value-type="string" calcext:value-type="string">
            <text:p>NA</text:p>
          </table:table-cell>
          <table:table-cell office:value-type="float" office:value="96" calcext:value-type="float">
            <text:p>96</text:p>
          </table:table-cell>
          <table:table-cell office:value-type="float" office:value="5.65" calcext:value-type="float">
            <text:p>5.65</text:p>
          </table:table-cell>
          <table:table-cell office:value-type="float" office:value="96" calcext:value-type="float">
            <text:p>96</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https://citeseerx.ist.psu.edu/document?repid=rep1&amp;type=pdf&amp;doi=b4d72969e05ae973fe82d6f9d22fb659215baca5</text:p>
          </table:table-cell>
          <table:table-cell office:value-type="string" calcext:value-type="string">
            <text:p>https://scholar.google.com/scholar?q=related:OWB99CS58y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6">
          <table:table-cell office:value-type="float" office:value="336" calcext:value-type="float">
            <text:p>336</text:p>
          </table:table-cell>
          <table:table-cell office:value-type="string" calcext:value-type="string">
            <text:p>paper_694</text:p>
          </table:table-cell>
          <table:table-cell office:value-type="float" office:value="83" calcext:value-type="float">
            <text:p>83</text:p>
          </table:table-cell>
          <table:table-cell office:value-type="float" office:value="198" calcext:value-type="float">
            <text:p>198</text:p>
          </table:table-cell>
          <table:table-cell office:value-type="string" calcext:value-type="string">
            <text:p>D Brockington</text:p>
          </table:table-cell>
          <table:table-cell office:value-type="string" calcext:value-type="string">
            <text:p>Forests, community conservation, and local government performance: The village forest reserves of Tanzania</text:p>
          </table:table-cell>
          <table:table-cell office:value-type="string" calcext:value-type="string">
            <text:p>forests, community conservation, and local government performance: the village forest reserves of tanzania</text:p>
          </table:table-cell>
          <table:table-cell office:value-type="string" calcext:value-type="string">
            <text:p>Devolved management of natural resources offers a means of advancing democracy, combating poverty, and enhancing conservation. Remarkable successes have been claimed for devolved forest reserve management in Tanzania. However, these successes are discordant with the practices of village government, of which village forest management is part. This article outlines the claims made for village forest reserves and juxtaposes these to detailed accounts of the corrupt and violent practice of village government and to the predatory relationship between village government and the central state and district governments. It reevaluates the success of village forest reserves in light of this evidence and considers the broader implications of the problems of local corruption for calls for community-based conserva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Society and Natural Resources</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07" calcext:value-type="float">
            <text:p>2007</text:p>
          </table:table-cell>
          <table:table-cell office:value-type="string" calcext:value-type="string">
            <text:p>https://www.tandfonline.com/doi/abs/10.1080/08941920701460366</text:p>
          </table:table-cell>
          <table:table-cell office:value-type="string" calcext:value-type="string">
            <text:p>https://scholar.google.com/scholar?cites=6358149662794228011&amp;as_sdt=2005&amp;sciodt=0,5&amp;hl=en</text:p>
          </table:table-cell>
          <table:table-cell office:value-type="float" office:value="859" calcext:value-type="float">
            <text:p>859</text:p>
          </table:table-cell>
          <table:table-cell office:value-type="string" calcext:value-type="string">
            <text:p>NA</text:p>
          </table:table-cell>
          <table:table-cell office:value-type="string" calcext:value-type="string">
            <text:p>10.1080/08941920701460366</text:p>
          </table:table-cell>
          <table:table-cell table:number-columns-repeated="6" office:value-type="string" calcext:value-type="string">
            <text:p>NA</text:p>
          </table:table-cell>
          <table:table-cell office:value-type="float" office:value="198" calcext:value-type="float">
            <text:p>198</text:p>
          </table:table-cell>
          <table:table-cell office:value-type="float" office:value="11" calcext:value-type="float">
            <text:p>11</text:p>
          </table:table-cell>
          <table:table-cell office:value-type="float" office:value="198" calcext:value-type="float">
            <text:p>198</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https://scholar.google.com/scholar?output=instlink&amp;q=info:K6Geb26vPFgJ:scholar.google.com/&amp;hl=en&amp;as_sdt=0,5&amp;as_ylo=1990&amp;as_yhi=2025&amp;scillfp=39859133865657103&amp;oi=lle</text:p>
          </table:table-cell>
          <table:table-cell office:value-type="string" calcext:value-type="string">
            <text:p>https://scholar.google.com/scholar?q=related:K6Geb26vPF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9">
          <table:table-cell office:value-type="float" office:value="337" calcext:value-type="float">
            <text:p>337</text:p>
          </table:table-cell>
          <table:table-cell office:value-type="string" calcext:value-type="string">
            <text:p>paper_695</text:p>
          </table:table-cell>
          <table:table-cell office:value-type="float" office:value="299" calcext:value-type="float">
            <text:p>299</text:p>
          </table:table-cell>
          <table:table-cell office:value-type="float" office:value="93" calcext:value-type="float">
            <text:p>93</text:p>
          </table:table-cell>
          <table:table-cell office:value-type="string" calcext:value-type="string">
            <text:p>T Forsyth, T Sikor</text:p>
          </table:table-cell>
          <table:table-cell office:value-type="string" calcext:value-type="string">
            <text:p>Forests, development and the globalisation of justice</text:p>
          </table:table-cell>
          <table:table-cell office:value-type="string" calcext:value-type="string">
            <text:p>forests, development and the globalisation of justice</text:p>
          </table:table-cell>
          <table:table-cell office:value-type="string" calcext:value-type="string">
            <text:p>Norms of justice are often invoked to justify the globalisation of forest policies but are rarely critically analysed. This paper reviews elements of justice in the values, knowledge, access and property rights relating to forests, especially in developing countries. Rather than defining justice in general terms of distribution of benefits and recognition of stakeholders, we argue that these processes are mutually defining, and can foreclose what is distributed, and to whom. Much recent forest policy, for example, emphasises forest carbon stocks and the benefits to indigenous peoples; but these terms de?emphasise livelihood outcomes for forests, and non?indigenous smallholders. Accordingly, we argue that current operationalisations of justice in forest policy based on John Rawls' principles of fair allocation to known actors need to be replaced by Amartya Sen's more deliberative and inclusive vision of justice that focuses instead on how different users experience different benefits, and seek to achieve multiple objectives together.</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The Geographical Journal</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iley Online Library</text:p>
          </table:table-cell>
          <table:table-cell office:value-type="float" office:value="2013" calcext:value-type="float">
            <text:p>2013</text:p>
          </table:table-cell>
          <table:table-cell office:value-type="string" calcext:value-type="string">
            <text:p>https://rgs-ibg.onlinelibrary.wiley.com/doi/abs/10.1111/geoj.12006</text:p>
          </table:table-cell>
          <table:table-cell office:value-type="string" calcext:value-type="string">
            <text:p>https://scholar.google.com/scholar?cites=15473568666239433945&amp;as_sdt=2005&amp;sciodt=0,5&amp;hl=en</text:p>
          </table:table-cell>
          <table:table-cell office:value-type="float" office:value="892" calcext:value-type="float">
            <text:p>892</text:p>
          </table:table-cell>
          <table:table-cell office:value-type="string" calcext:value-type="string">
            <text:p>NA</text:p>
          </table:table-cell>
          <table:table-cell office:value-type="string" calcext:value-type="string">
            <text:p>10.1111/geoj.12006</text:p>
          </table:table-cell>
          <table:table-cell table:number-columns-repeated="6" office:value-type="string" calcext:value-type="string">
            <text:p>NA</text:p>
          </table:table-cell>
          <table:table-cell office:value-type="float" office:value="93" calcext:value-type="float">
            <text:p>93</text:p>
          </table:table-cell>
          <table:table-cell office:value-type="float" office:value="7.75" calcext:value-type="float">
            <text:p>7.75</text:p>
          </table:table-cell>
          <table:table-cell office:value-type="float" office:value="47" calcext:value-type="float">
            <text:p>47</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https://www.researchgate.net/profile/Tim-Forsyth-2/publication/264323701_Forests_Development_and_the_Globalization_of_Justice/links/62e3b8843c0ea87887659232/Forests-Development-and-the-Globalization-of-Justice.pdf</text:p>
          </table:table-cell>
          <table:table-cell office:value-type="string" calcext:value-type="string">
            <text:p>https://scholar.google.com/scholar?q=related:2fzQLrgovd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7">
          <table:table-cell office:value-type="float" office:value="338" calcext:value-type="float">
            <text:p>338</text:p>
          </table:table-cell>
          <table:table-cell office:value-type="string" calcext:value-type="string">
            <text:p>paper_701</text:p>
          </table:table-cell>
          <table:table-cell office:value-type="float" office:value="300" calcext:value-type="float">
            <text:p>300</text:p>
          </table:table-cell>
          <table:table-cell office:value-type="float" office:value="3" calcext:value-type="float">
            <text:p>3</text:p>
          </table:table-cell>
          <table:table-cell office:value-type="string" calcext:value-type="string">
            <text:p>S Hobbs</text:p>
          </table:table-cell>
          <table:table-cell office:value-type="string" calcext:value-type="string">
            <text:p>From chains to chainsaws: Modern slavery and deforestation in the Brazilian Amazon</text:p>
          </table:table-cell>
          <table:table-cell office:value-type="string" calcext:value-type="string">
            <text:p>from chains to chainsaws: modern slavery and deforestation in the brazilian amazon</text:p>
          </table:table-cell>
          <table:table-cell office:value-type="string" calcext:value-type="string">
            <text:p>Modern slavery and deforestation in Brazil are interconnected issues but have been approached by researchers and policy interventions separately. However, an emerging slavery-environment nexus is demonstrating the urgent necessity of engaging with slavery and deforestation holistically, to aid effective action. Accordingly, the research aimed to investigate the slavery-environment nexus in the Brazilian Amazon, by engaging with three core components: vulnerability to enslavement, slavery-deforestation links, and assessing labour and environmental inspections. Mixed qualitative methods revealed that proximate determinants of vulnerability (poverty, lack of access to land, lack of education and social isolation) are multifaceted and produced by underlying determinants (unequal land distribution, racial discrimination, economic globalisation and policies undermining distribution). Furthermore, slavery and deforestation were found to be organised by criminal networks in geographically isolated spaces, specifically among interconnected sectors at the bottom of the supply chain. These characteristics facilitate slavery and deforestation by lessening the risk of detection and punishment, which was compounded by the Bolsonaro government demobilising labour and environmental inspections. Alleviating vulnerability through redistributing land prevailed as a practical recommendation, however there is also need for research to engage further with the underlying determinants of vulnerability and slavery-deforestation links. Only then can slavery and deforestation be tackled holistically.</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nvironment and Planning E: Nature and Spa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ournals.sagepub.com</text:p>
          </table:table-cell>
          <table:table-cell office:value-type="float" office:value="2024" calcext:value-type="float">
            <text:p>2024</text:p>
          </table:table-cell>
          <table:table-cell office:value-type="string" calcext:value-type="string">
            <text:p>https://journals.sagepub.com/doi/abs/10.1177/25148486231187397</text:p>
          </table:table-cell>
          <table:table-cell office:value-type="string" calcext:value-type="string">
            <text:p>https://scholar.google.com/scholar?cites=10864897732527337023&amp;as_sdt=2005&amp;sciodt=0,5&amp;hl=en</text:p>
          </table:table-cell>
          <table:table-cell office:value-type="float" office:value="259" calcext:value-type="float">
            <text:p>259</text:p>
          </table:table-cell>
          <table:table-cell office:value-type="string" calcext:value-type="string">
            <text:p>NA</text:p>
          </table:table-cell>
          <table:table-cell office:value-type="string" calcext:value-type="string">
            <text:p>10.1177/25148486231187397</text:p>
          </table:table-cell>
          <table:table-cell table:number-columns-repeated="6" office:value-type="string" calcext:value-type="string">
            <text:p>NA</text:p>
          </table:table-cell>
          <table:table-cell table:number-columns-repeated="3" office:value-type="float" office:value="3" calcext:value-type="float">
            <text:p>3</text:p>
          </table:table-cell>
          <table:table-cell table:number-columns-repeated="2" office:value-type="float" office:value="1" calcext:value-type="float">
            <text:p>1</text:p>
          </table:table-cell>
          <table:table-cell office:value-type="string" calcext:value-type="string">
            <text:p>https://journals.sagepub.com/doi/pdf/10.1177/25148486231187397</text:p>
          </table:table-cell>
          <table:table-cell office:value-type="string" calcext:value-type="string">
            <text:p>https://scholar.google.com/scholar?q=related:Py49TOzex5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1">
          <table:table-cell office:value-type="float" office:value="339" calcext:value-type="float">
            <text:p>339</text:p>
          </table:table-cell>
          <table:table-cell office:value-type="string" calcext:value-type="string">
            <text:p>paper_702</text:p>
          </table:table-cell>
          <table:table-cell office:value-type="float" office:value="171" calcext:value-type="float">
            <text:p>171</text:p>
          </table:table-cell>
          <table:table-cell office:value-type="float" office:value="143" calcext:value-type="float">
            <text:p>143</text:p>
          </table:table-cell>
          <table:table-cell office:value-type="string" calcext:value-type="string">
            <text:p>SB Hecht</text:p>
          </table:table-cell>
          <table:table-cell office:value-type="string" calcext:value-type="string">
            <text:p>From eco-catastrophe to zero deforestation? Interdisciplinarities, politics, environmentalisms and reduced clearing in Amazonia</text:p>
          </table:table-cell>
          <table:table-cell office:value-type="string" calcext:value-type="string">
            <text:p>from eco-catastrophe to zero deforestation? interdisciplinarities, politics, environmentalisms and reduced clearing in amazonia</text:p>
          </table:table-cell>
          <table:table-cell office:value-type="string" calcext:value-type="string">
            <text:p>Brazil's rate of deforestation has declined by more than 70% since 2004, a dynamic unimaginable even a decade ago. Even the worst drought in more than 100 years (2010) produced a flat clearing profile from 2009�2010, an unexpected result, since dry periods usually have clearing spikes. While deforestation continues throughout the tropics (and Amazonia), and the recent change in Brazil's Forest Code has produced a modest increase in deforestation, there are significant processes that are slowing clearing and fostering woodland recovery. This paper outlines the multiplicities and interdisciplinarities of political ecologies, policies, politics scientific approaches and technologies that have moderated forest conversion and shaped Amazonia's unusual, and unusually effective development and conservation conjunctures in Brazil's post-authoritarian period. New institutional framings, ideologies, political decentralization, globalizations and an expanded arena for new social movements and civil society provided the context for this transformation. Changing environmental institutions, discourses and the relatively redistributive social pact that underpinned President Ignacio (Lula) da Silva's administration had a significant role in promoting more resilient land uses, monitoring, compliance and new markets, while regional social movements and national and international commodity boycotts affected more damaging ones. Finally, other forms of payment for environmental services, such as REDD (Reducing Emissions from Deforestation and forest Degradation) and REDD+ are changing the value of standing forests. This paper describes how complex interdisciplinarities shaped the politics, policies and practices that slowed forest clearing. However, Amazonia's politics are extremely dynamic: destabilizing processes, violence and indifferent national leadership could still reverse this remarkable turnaround.</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nvironmental conservation</text:p>
          </table:table-cell>
          <table:table-cell table:number-columns-repeated="2" office:value-type="float" office:value="1" calcext:value-type="float">
            <text:p>1</text:p>
          </table:table-cell>
          <table:table-cell office:value-type="string" calcext:value-type="string">
            <text:p>cambridge.org</text:p>
          </table:table-cell>
          <table:table-cell office:value-type="float" office:value="2012" calcext:value-type="float">
            <text:p>2012</text:p>
          </table:table-cell>
          <table:table-cell office:value-type="string" calcext:value-type="string">
            <text:p>https://www.cambridge.org/core/journals/environmental-conservation/article/from-ecocatastrophe-to-zero-deforestation-interdisciplinarities-politics-environmentalisms-and-reduced-clearing-in-amazonia/1E19D7F5EE80D16A1FBE1E2CC36C1A6F</text:p>
          </table:table-cell>
          <table:table-cell office:value-type="string" calcext:value-type="string">
            <text:p>https://scholar.google.com/scholar?cites=3990315717575278302&amp;as_sdt=2005&amp;sciodt=0,5&amp;hl=en</text:p>
          </table:table-cell>
          <table:table-cell office:value-type="float" office:value="27" calcext:value-type="float">
            <text:p>27</text:p>
          </table:table-cell>
          <table:table-cell table:number-columns-repeated="8" office:value-type="string" calcext:value-type="string">
            <text:p>NA</text:p>
          </table:table-cell>
          <table:table-cell office:value-type="float" office:value="143" calcext:value-type="float">
            <text:p>143</text:p>
          </table:table-cell>
          <table:table-cell office:value-type="float" office:value="11" calcext:value-type="float">
            <text:p>11</text:p>
          </table:table-cell>
          <table:table-cell office:value-type="float" office:value="143" calcext:value-type="float">
            <text:p>143</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https://www.researchgate.net/profile/Susanna-Hecht/publication/279960956_Environment_Final411/links/559fecaa08ae967fb3e965c4/Environment-Final411.pdf</text:p>
          </table:table-cell>
          <table:table-cell office:value-type="string" calcext:value-type="string">
            <text:p>https://scholar.google.com/scholar?q=related:3n675wBzYD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0">
          <table:table-cell office:value-type="float" office:value="340" calcext:value-type="float">
            <text:p>340</text:p>
          </table:table-cell>
          <table:table-cell office:value-type="string" calcext:value-type="string">
            <text:p>paper_707</text:p>
          </table:table-cell>
          <table:table-cell office:value-type="float" office:value="301" calcext:value-type="float">
            <text:p>301</text:p>
          </table:table-cell>
          <table:table-cell office:value-type="float" office:value="350" calcext:value-type="float">
            <text:p>350</text:p>
          </table:table-cell>
          <table:table-cell office:value-type="string" calcext:value-type="string">
            <text:p>D Nepstad, D McGrath, A Alencar, AC Barros…</text:p>
          </table:table-cell>
          <table:table-cell office:value-type="string" calcext:value-type="string">
            <text:p>Frontier governance in Amazonia</text:p>
          </table:table-cell>
          <table:table-cell office:value-type="string" calcext:value-type="string">
            <text:p>frontier governance in amazonia</text:p>
          </table:table-cell>
          <table:table-cell office:value-type="string" calcext:value-type="string">
            <text:p>… Deforestation permits have been denied to landholders who have exceeded the 20% deforestation … rural violence that suppresses the emergence of democracy on the Amazon frontier. …</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Scien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cience.org</text:p>
          </table:table-cell>
          <table:table-cell office:value-type="float" office:value="2002" calcext:value-type="float">
            <text:p>2002</text:p>
          </table:table-cell>
          <table:table-cell office:value-type="string" calcext:value-type="string">
            <text:p>https://www.science.org/doi/abs/10.1126/science.1067053</text:p>
          </table:table-cell>
          <table:table-cell office:value-type="string" calcext:value-type="string">
            <text:p>https://scholar.google.com/scholar?cites=13222866407482335538&amp;as_sdt=2005&amp;sciodt=0,5&amp;hl=en</text:p>
          </table:table-cell>
          <table:table-cell office:value-type="float" office:value="806" calcext:value-type="float">
            <text:p>806</text:p>
          </table:table-cell>
          <table:table-cell office:value-type="string" calcext:value-type="string">
            <text:p>NA</text:p>
          </table:table-cell>
          <table:table-cell office:value-type="string" calcext:value-type="string">
            <text:p>10.1126/science.1067053</text:p>
          </table:table-cell>
          <table:table-cell table:number-columns-repeated="6" office:value-type="string" calcext:value-type="string">
            <text:p>NA</text:p>
          </table:table-cell>
          <table:table-cell office:value-type="float" office:value="350" calcext:value-type="float">
            <text:p>350</text:p>
          </table:table-cell>
          <table:table-cell office:value-type="float" office:value="15.22" calcext:value-type="float">
            <text:p>15.22</text:p>
          </table:table-cell>
          <table:table-cell office:value-type="float" office:value="70" calcext:value-type="float">
            <text:p>70</text:p>
          </table:table-cell>
          <table:table-cell office:value-type="float" office:value="5" calcext:value-type="float">
            <text:p>5</text:p>
          </table:table-cell>
          <table:table-cell office:value-type="float" office:value="23" calcext:value-type="float">
            <text:p>23</text:p>
          </table:table-cell>
          <table:table-cell office:value-type="string" calcext:value-type="string">
            <text:p>https://repository.si.edu/bitstream/handle/10088/6705/Nepstad.pdf?isAllowed=y&amp;sequence=1</text:p>
          </table:table-cell>
          <table:table-cell office:value-type="string" calcext:value-type="string">
            <text:p>https://scholar.google.com/scholar?q=related:MiFumvAOgb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3">
          <table:table-cell office:value-type="float" office:value="341" calcext:value-type="float">
            <text:p>341</text:p>
          </table:table-cell>
          <table:table-cell office:value-type="string" calcext:value-type="string">
            <text:p>paper_726</text:p>
          </table:table-cell>
          <table:table-cell office:value-type="float" office:value="6" calcext:value-type="float">
            <text:p>6</text:p>
          </table:table-cell>
          <table:table-cell office:value-type="float" office:value="341" calcext:value-type="float">
            <text:p>341</text:p>
          </table:table-cell>
          <table:table-cell office:value-type="string" calcext:value-type="string">
            <text:p>JS Dryzek, H Stevenson</text:p>
          </table:table-cell>
          <table:table-cell office:value-type="string" calcext:value-type="string">
            <text:p>Global democracy and earth system governance</text:p>
          </table:table-cell>
          <table:table-cell office:value-type="string" calcext:value-type="string">
            <text:p>global democracy and earth system governance</text:p>
          </table:table-cell>
          <table:table-cell office:value-type="string" calcext:value-type="string">
            <text:p>The issue of climate change confirms the global reach of earth system governance, whose legitimacy and effectiveness could gain from democratisation. While electoral democracy as practised in states provides no model for global democracy, lessons drawn from the performance and history of states prove helpful in identifying the elements that a well functioning ecological democracy ought to strive for. We capture these elements through reference to the idea of a deliberative system, and show how the idea of such a system can be used to analyse, evaluate, and provide prescriptions for the global governance of climate change.</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Ecological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1" calcext:value-type="float">
            <text:p>2011</text:p>
          </table:table-cell>
          <table:table-cell office:value-type="string" calcext:value-type="string">
            <text:p>https://www.sciencedirect.com/science/article/pii/S0921800911000498</text:p>
          </table:table-cell>
          <table:table-cell office:value-type="string" calcext:value-type="string">
            <text:p>https://scholar.google.com/scholar?cites=9768454536370943527&amp;as_sdt=2005&amp;sciodt=0,5&amp;hl=en</text:p>
          </table:table-cell>
          <table:table-cell office:value-type="float" office:value="743" calcext:value-type="float">
            <text:p>743</text:p>
          </table:table-cell>
          <table:table-cell table:number-columns-repeated="8" office:value-type="string" calcext:value-type="string">
            <text:p>NA</text:p>
          </table:table-cell>
          <table:table-cell office:value-type="float" office:value="341" calcext:value-type="float">
            <text:p>341</text:p>
          </table:table-cell>
          <table:table-cell office:value-type="float" office:value="24.36" calcext:value-type="float">
            <text:p>24.36</text:p>
          </table:table-cell>
          <table:table-cell office:value-type="float" office:value="171" calcext:value-type="float">
            <text:p>171</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www.academia.edu/download/100025830/j.ecolecon.2011.01.02120230319-1-jrcein.pdf</text:p>
          </table:table-cell>
          <table:table-cell office:value-type="string" calcext:value-type="string">
            <text:p>https://scholar.google.com/scholar?q=related:J3bxNKWFkI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9">
          <table:table-cell office:value-type="float" office:value="342" calcext:value-type="float">
            <text:p>342</text:p>
          </table:table-cell>
          <table:table-cell office:value-type="string" calcext:value-type="string">
            <text:p>paper_731</text:p>
          </table:table-cell>
          <table:table-cell office:value-type="float" office:value="78" calcext:value-type="float">
            <text:p>78</text:p>
          </table:table-cell>
          <table:table-cell office:value-type="float" office:value="26" calcext:value-type="float">
            <text:p>26</text:p>
          </table:table-cell>
          <table:table-cell office:value-type="string" calcext:value-type="string">
            <text:p>Zhouri, A</text:p>
          </table:table-cell>
          <table:table-cell office:value-type="string" calcext:value-type="string">
            <text:p>Global-local Amazon politics - Conflicting paradigms in the rainforest campaign</text:p>
          </table:table-cell>
          <table:table-cell office:value-type="string" calcext:value-type="string">
            <text:p>global-local amazon politics - conflicting paradigms in the rainforest campaign</text:p>
          </table:table-cell>
          <table:table-cell office:value-type="string" calcext:value-type="string">
            <text:p>The Amazon rainforest is one of the most important topics of transnational activism. Based on the assumption that the consumption of timber in the Northern hemisphere is largely responsible for deforestation, campaigners have focused on the global timber trade. From a strategy of boycotting tropical timber in the 1980s, environmentalists shifted their approach to one influenced by a discourse on 'sustainable development' in the 1990s. Believing that they could persuade loggers to use less predatory practices, the mainstream NGOs developed a certification scheme in association with timber companies known as the FSC - Forest Stewardship Council. Since then, the NGOs have gained influence over international policies. The focus on the so-called 'Amazon forestry vocation', however, may lead to doubtful results when sustainability of local societies and ecosystems is considered. This article discusses some dimensions of the new Amazon policies that are driven by a global market perspective and which may consequently render local and diverse cultures invisible.</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THEORY CULTURE &amp; SOCIETY</text:p>
          </table:table-cell>
          <table:table-cell table:number-columns-repeated="2" office:value-type="float" office:value="1" calcext:value-type="float">
            <text:p>1</text:p>
          </table:table-cell>
          <table:table-cell office:value-type="string" calcext:value-type="string">
            <text:p>SAGE PUBLICATIONS LTD</text:p>
          </table:table-cell>
          <table:table-cell office:value-type="float" office:value="2004" calcext:value-type="float">
            <text:p>2004</text:p>
          </table:table-cell>
          <table:table-cell office:value-type="string" calcext:value-type="string">
            <text:p>http://dx.doi.org/10.1177/0263276404042135</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77/0263276404042135</text:p>
          </table:table-cell>
          <table:table-cell office:value-type="string" calcext:value-type="string">
            <text:p>0263-2764</text:p>
          </table:table-cell>
          <table:table-cell office:value-type="string" calcext:value-type="string">
            <text:p>NA</text:p>
          </table:table-cell>
          <table:table-cell office:value-type="float" office:value="21" calcext:value-type="float">
            <text:p>21</text:p>
          </table:table-cell>
          <table:table-cell office:value-type="float" office:value="2" calcext:value-type="float">
            <text:p>2</text:p>
          </table:table-cell>
          <table:table-cell office:value-type="float" office:value="69" calcext:value-type="float">
            <text:p>69</text:p>
          </table:table-cell>
          <table:table-cell office:value-type="string" calcext:value-type="string">
            <text:p>+</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62">
          <table:table-cell office:value-type="float" office:value="343" calcext:value-type="float">
            <text:p>343</text:p>
          </table:table-cell>
          <table:table-cell office:value-type="string" calcext:value-type="string">
            <text:p>paper_734</text:p>
          </table:table-cell>
          <table:table-cell office:value-type="float" office:value="302" calcext:value-type="float">
            <text:p>302</text:p>
          </table:table-cell>
          <table:table-cell office:value-type="float" office:value="7" calcext:value-type="float">
            <text:p>7</text:p>
          </table:table-cell>
          <table:table-cell office:value-type="string" calcext:value-type="string">
            <text:p>H. Reid</text:p>
          </table:table-cell>
          <table:table-cell office:value-type="string" calcext:value-type="string">
            <text:p>Globalization, democracy and the aesthetic ecology of emergent publics for a sustainable world: Working from John Dewey</text:p>
          </table:table-cell>
          <table:table-cell office:value-type="string" calcext:value-type="string">
            <text:p>globalization, democracy and the aesthetic ecology of emergent publics for a sustainable world: working from john dewey</text:p>
          </table:table-cell>
          <table:table-cell office:value-type="string" calcext:value-type="string">
            <text:p>The global justice movement reveals a diverse array of emergent publics striving politically for a sustainable world. Working partly from John Dewey, we try to illuminate democratic grounds for knowledge and action in these endeavors. We begin by situating Dewey's ideas in the politics of American history, especially historian John Diggins' countervailing approach to issues of authority, knowledge and opinion. Diggins, against Robert Westbrook and others, contends that Dewey's philosophy of politics chased radical democratic illusions, whereas he might have learned from Charles S. Peirce to uphold the boundary between professional communities and other entities including democratic publics. Dewey saw no democratic alternative to harness the political energy of ordinary people. We argue that Dewey had come to understand that a corporate state system of political economy had come to engulf both the liberal democratic polity and the professions. Dewey's political challenge to the professions and his illumination of the aesthetic ecology of democratic publics prefigure a democratic republican alternative that opens up a new basis for participation in the global justice movement confronting, among other obstacles, a transnational corporate state based in the USA.A Marxist-progressivist notion of the ongoing socialization of markets by corporate capitalism too often reinforces an anti-Populist intellectual sensibility that is coupled with, whether wittingly or not, either a social-democratic elitism or a revolutionary vanguardism. Globalization struggles need, on the contrary, a pragmatic vision of democratic publics instituting a true diversity of policies assuring a world-in-common. The fight for public spaces in the treacherous politics of civil society and global consumerism is a struggle against subjectivization. The fact that corporate state elitism, in the U.S. context, feeds on a rightist version of nationalism does not mean we can junk the history of democratic struggle for a republican alternative to imperialism. By and large, neo-liberal policies "from above" have aggravated various types of inequality and the militaristic turn pursued by some elites compounds not only negative side effects but critical opportunities. Democratic action in and from the United States has to be clear about both place-based forms of life and expanding forms of solidarity in global struggles for democracy and the commons.Our reading of Dewey is strengthened by research that highlights his ecological ontology and its key role in his democratic theory. We argue that globalizing knowledge regimes and their products, such as deforestation, re-institute destructive dualisms that would be transformed by a Deweyan approach that energizes democratic forms of agency and policy. Dewey's essay on "Time and Individuality" is explicated to disclose the radical democratic implications of Deweyan science. We show further that this approach, as a field science and ecological stewardship, provides public alternatives to violence, whether primarily "social" or "environmental". A Deweyan logic of particularity casts in contrasting relief our historical epoch's dominant logic of fungibility, the fetishization of global economic space, and its looming costs. The reclamation and reconstruction of democratic publics are long overdue and requires new regimes of participatory and place-based knowledge opening on the global commons for sustainable lif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Asian Journal of Social Scien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06" calcext:value-type="float">
            <text:p>2006</text:p>
          </table:table-cell>
          <table:table-cell office:value-type="string" calcext:value-type="string">
            <text:p>https://www.scopus.com/inward/record.uri?partnerID=HzOxMe3b&amp;scp=33645814608&amp;origin=inward</text:p>
          </table:table-cell>
          <table:table-cell office:value-type="string" calcext:value-type="string">
            <text:p>https://www.scopus.com/inward/citedby.uri?partnerID=HzOxMe3b&amp;scp=33645814608&amp;origin=inward</text:p>
          </table:table-cell>
          <table:table-cell office:value-type="float" office:value="62" calcext:value-type="float">
            <text:p>62</text:p>
          </table:table-cell>
          <table:table-cell office:value-type="string" calcext:value-type="string">
            <text:p>Article</text:p>
          </table:table-cell>
          <table:table-cell office:value-type="string" calcext:value-type="string">
            <text:p>10.1163/156853106776150135</text:p>
          </table:table-cell>
          <table:table-cell office:value-type="string" calcext:value-type="string">
            <text:p>1568-4849</text:p>
          </table:table-cell>
          <table:table-cell office:value-type="string" calcext:value-type="string">
            <text:p>https://api.elsevier.com/content/abstract/scopus_id/33645814608</text:p>
          </table:table-cell>
          <table:table-cell office:value-type="float" office:value="34" calcext:value-type="float">
            <text:p>34</text:p>
          </table:table-cell>
          <table:table-cell office:value-type="float" office:value="1" calcext:value-type="float">
            <text:p>1</text:p>
          </table:table-cell>
          <table:table-cell office:value-type="float" office:value="22" calcext:value-type="float">
            <text:p>22</text:p>
          </table:table-cell>
          <table:table-cell office:value-type="float" office:value="46" calcext:value-type="float">
            <text:p>46</text:p>
          </table:table-cell>
          <table:table-cell office:value-type="float" office:value="7" calcext:value-type="float">
            <text:p>7</text:p>
          </table:table-cell>
          <table:table-cell office:value-type="float" office:value="0.37" calcext:value-type="float">
            <text:p>0.37</text:p>
          </table:table-cell>
          <table:table-cell office:value-type="float" office:value="7" calcext:value-type="float">
            <text:p>7</text:p>
          </table:table-cell>
          <table:table-cell office:value-type="float" office:value="1" calcext:value-type="float">
            <text:p>1</text:p>
          </table:table-cell>
          <table:table-cell office:value-type="float" office:value="19" calcext:value-type="float">
            <text:p>19</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4">
          <table:table-cell office:value-type="float" office:value="344" calcext:value-type="float">
            <text:p>344</text:p>
          </table:table-cell>
          <table:table-cell office:value-type="string" calcext:value-type="string">
            <text:p>paper_737</text:p>
          </table:table-cell>
          <table:table-cell office:value-type="float" office:value="127" calcext:value-type="float">
            <text:p>127</text:p>
          </table:table-cell>
          <table:table-cell office:value-type="float" office:value="39" calcext:value-type="float">
            <text:p>39</text:p>
          </table:table-cell>
          <table:table-cell office:value-type="string" calcext:value-type="string">
            <text:p>Wehkamp, J; Koch, N; Lübbers, S; Fuss, S</text:p>
          </table:table-cell>
          <table:table-cell office:value-type="string" calcext:value-type="string">
            <text:p>Governance and deforestation - a meta-analysis in economics</text:p>
          </table:table-cell>
          <table:table-cell office:value-type="string" calcext:value-type="string">
            <text:p>governance and deforestation - a meta-analysis in economics</text:p>
          </table:table-cell>
          <table:table-cell office:value-type="string" calcext:value-type="string">
            <text:p>Understanding which aspects of forest governance have the potential to effectively reduce deforestation is central to reversing trends in global deforestation. There is a multitude of empirical studies examining this relationship using various measures of governance and study designs, coming to diverse conclusions. In order to identify the source of variation across studies, this article conducts a meta-analysis of 32 empirical cross-country studies in the field of economics, containing 227 estimates of the impact of different governance measures on deforestation. Using an ordered probit model, we find that the choice of the governance measure is the main factor in explaining variations in the outcomes of the studies. In particular, studies using environmental policy, ownership rights, presence of environmental NGOs, and rule of law as measures of governance, are more likely to find that better governance reduces deforestation. In contrast, studies using democracy and rights as a measure of governance are more likely to find that deforestation increases, when governance is improved. The finding that not all aspects of governance improvements are equally supportive of forest conservation suggests that more nuanced analyses of specific aspects of environmental governance are required to guide evidence based policy making.</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ECOLOGICAL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dx.doi.org/10.1016/j.ecolecon.2017.07.030</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ecolecon.2017.07.030</text:p>
          </table:table-cell>
          <table:table-cell office:value-type="string" calcext:value-type="string">
            <text:p>0921-8009</text:p>
          </table:table-cell>
          <table:table-cell office:value-type="string" calcext:value-type="string">
            <text:p>NA</text:p>
          </table:table-cell>
          <table:table-cell office:value-type="float" office:value="144" calcext:value-type="float">
            <text:p>144</text:p>
          </table:table-cell>
          <table:table-cell office:value-type="string" calcext:value-type="string">
            <text:p>NA</text:p>
          </table:table-cell>
          <table:table-cell office:value-type="float" office:value="214" calcext:value-type="float">
            <text:p>214</text:p>
          </table:table-cell>
          <table:table-cell office:value-type="float" office:value="227" calcext:value-type="float">
            <text:p>227</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44">
          <table:table-cell office:value-type="float" office:value="345" calcext:value-type="float">
            <text:p>345</text:p>
          </table:table-cell>
          <table:table-cell office:value-type="string" calcext:value-type="string">
            <text:p>paper_738</text:p>
          </table:table-cell>
          <table:table-cell office:value-type="float" office:value="303" calcext:value-type="float">
            <text:p>303</text:p>
          </table:table-cell>
          <table:table-cell office:value-type="float" office:value="88" calcext:value-type="float">
            <text:p>88</text:p>
          </table:table-cell>
          <table:table-cell office:value-type="string" calcext:value-type="string">
            <text:p>J Wehkamp, N Koch, S Lübbers, S Fuss</text:p>
          </table:table-cell>
          <table:table-cell office:value-type="string" calcext:value-type="string">
            <text:p>Governance and deforestation—a meta-analysis in economics</text:p>
          </table:table-cell>
          <table:table-cell office:value-type="string" calcext:value-type="string">
            <text:p>governance and deforestation—a meta-analysis in economics</text:p>
          </table:table-cell>
          <table:table-cell office:value-type="string" calcext:value-type="string">
            <text:p>Understanding which aspects of forest governance have the potential to effectively reduce deforestation is central to reversing trends in global deforestation. There is a multitude of empirical studies examining this relationship using various measures of governance and study designs, coming to diverse conclusions. In order to identify the source of variation across studies, this article conducts a meta-analysis of 32 empirical cross-country studies in the field of economics, containing 227 estimates of the impact of different governance measures on deforestation. Using an ordered probit model, we find that the choice of the governance measure is the main factor in explaining variations in the outcomes of the studies. In particular, studies using environmental policy, ownership rights, presence of environmental NGOs, and rule of law as measures of governance, are more likely to find that better governance reduces deforestation. In contrast, studies using democracy and rights as a measure of governance are more likely to find that deforestation increases, when governance is improved. The finding that not all aspects of governance improvements are equally supportive of forest conservation suggests that more nuanced analyses of specific aspects of environmental governance are required to guide evidence-based policy making.</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1" calcext:value-type="float">
            <text:p>1</text:p>
          </table:table-cell>
          <table:table-cell office:value-type="string" calcext:value-type="string">
            <text:p>Ecological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0921800916315427</text:p>
          </table:table-cell>
          <table:table-cell office:value-type="string" calcext:value-type="string">
            <text:p>https://scholar.google.com/scholar?cites=6067751122716019368&amp;as_sdt=2005&amp;sciodt=0,5&amp;hl=en</text:p>
          </table:table-cell>
          <table:table-cell office:value-type="float" office:value="42" calcext:value-type="float">
            <text:p>42</text:p>
          </table:table-cell>
          <table:table-cell table:number-columns-repeated="8" office:value-type="string" calcext:value-type="string">
            <text:p>NA</text:p>
          </table:table-cell>
          <table:table-cell office:value-type="float" office:value="88" calcext:value-type="float">
            <text:p>88</text:p>
          </table:table-cell>
          <table:table-cell office:value-type="float" office:value="12.57" calcext:value-type="float">
            <text:p>12.57</text:p>
          </table:table-cell>
          <table:table-cell office:value-type="float" office:value="22" calcext:value-type="float">
            <text:p>22</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scholar.google.com/scholar?output=instlink&amp;q=info:qEr3bn_7NFQJ:scholar.google.com/&amp;hl=en&amp;as_sdt=0,5&amp;as_ylo=1990&amp;as_yhi=2025&amp;scillfp=13321932412850461030&amp;oi=lle</text:p>
          </table:table-cell>
          <table:table-cell office:value-type="string" calcext:value-type="string">
            <text:p>https://scholar.google.com/scholar?q=related:qEr3bn_7NF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7">
          <table:table-cell office:value-type="float" office:value="346" calcext:value-type="float">
            <text:p>346</text:p>
          </table:table-cell>
          <table:table-cell office:value-type="string" calcext:value-type="string">
            <text:p>paper_739</text:p>
          </table:table-cell>
          <table:table-cell office:value-type="float" office:value="304" calcext:value-type="float">
            <text:p>304</text:p>
          </table:table-cell>
          <table:table-cell office:value-type="float" office:value="0" calcext:value-type="float">
            <text:p>0</text:p>
          </table:table-cell>
          <table:table-cell office:value-type="string" calcext:value-type="string">
            <text:p>GC Zeri</text:p>
          </table:table-cell>
          <table:table-cell office:value-type="string" calcext:value-type="string">
            <text:p>Governance and socio Governance and socio-economic economic drivers of deforestation</text:p>
          </table:table-cell>
          <table:table-cell office:value-type="string" calcext:value-type="string">
            <text:p>governance and socio governance and socio-economic economic drivers of deforestation</text:p>
          </table:table-cell>
          <table:table-cell office:value-type="string" calcext:value-type="string">
            <text:p>Quantitative relationships between national circumstances, socio-economic and political drivers of deforestation are shown at national and subcontinental level. However, every country has its own specific history and situation. Clustering of countries to define reduction ambitions is therefore inappropriate. What does this complex situation mean for international negotiations? Countries need to find their own appropriate ways to fight the causes of deforestation but require sustained incentives to keep up the national success of REDD. An incentive mechanism focused on emission reductions will fail to be effective in the midterm.</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cifor-icraf.org</text:p>
          </table:table-cell>
          <table:table-cell table:number-columns-repeated="2" office:value-type="float" office:value="1" calcext:value-type="float">
            <text:p>1</text:p>
          </table:table-cell>
          <table:table-cell table:number-columns-repeated="2" office:value-type="string" calcext:value-type="string">
            <text:p>NA</text:p>
          </table:table-cell>
          <table:table-cell office:value-type="string" calcext:value-type="string">
            <text:p>https://www.cifor-icraf.org/publications/pdf_files/cop/Session%202/4-Ballroom%20B-2-4-3-Governance-MPI.pdf</text:p>
          </table:table-cell>
          <table:table-cell office:value-type="string" calcext:value-type="string">
            <text:p>NA</text:p>
          </table:table-cell>
          <table:table-cell office:value-type="float" office:value="865" calcext:value-type="float">
            <text:p>865</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string" calcext:value-type="string">
            <text:p>https://www.cifor-icraf.org/publications/pdf_files/cop/Session%202/4-Ballroom%20B-2-4-3-Governance-MPI.pdf</text:p>
          </table:table-cell>
          <table:table-cell office:value-type="string" calcext:value-type="string">
            <text:p>https://scholar.google.com/scholar?q=related:JMua9cRd0e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5">
          <table:table-cell office:value-type="float" office:value="347" calcext:value-type="float">
            <text:p>347</text:p>
          </table:table-cell>
          <table:table-cell office:value-type="string" calcext:value-type="string">
            <text:p>paper_74</text:p>
          </table:table-cell>
          <table:table-cell office:value-type="float" office:value="194" calcext:value-type="float">
            <text:p>194</text:p>
          </table:table-cell>
          <table:table-cell office:value-type="float" office:value="0" calcext:value-type="float">
            <text:p>0</text:p>
          </table:table-cell>
          <table:table-cell office:value-type="string" calcext:value-type="string">
            <text:p>Q. He</text:p>
          </table:table-cell>
          <table:table-cell office:value-type="string" calcext:value-type="string">
            <text:p>Afforestation, Propaganda, and Agency: The case of Hangzhou in Mao's China</text:p>
          </table:table-cell>
          <table:table-cell office:value-type="string" calcext:value-type="string">
            <text:p>afforestation, propaganda, and agency: the case of hangzhou in mao's china</text:p>
          </table:table-cell>
          <table:table-cell office:value-type="string" calcext:value-type="string">
            <text:p>This article examines the afforestation movement in the West Lake area in Mao's China (1949�1976). I argue that this campaign was, by its nature, propagandistic, for it created a narrative of a deforested China before 1949 and a greener land after 1949 to serve the purpose of justifying China's new political system and popularizing socialist ideologies. Hence, such projects helped to define what socialism was in China and thereby solicited the participation of the general population. This afforestation project, engineered to legitimize the Chinese Communist Party's (CCP) rule in China both domestically and internationally, was, however, marred by both human and non-human actors. Local inhabitants who were intent upon protecting their own private properties vis-�-vis the collectivizing state, poachers who illegally felled trees for firewood and timber, and tea growers who were keen on expanding their tea plantations at the cost of mountain forests sabotaged the CCP's afforestation efforts. Meanwhile, various pests contributed to the massive death of newly planted trees and prompted local cadres and citizens to adjust afforestation policies throughout Mao's times. I argue that human and non-human actors possessed non-purposive agency�that is, agency not driven by their intentions and purposes but defined by their actions�to affect, deflect, and undercut the CCP's political agenda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Modern Asian Studi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22" calcext:value-type="float">
            <text:p>2022</text:p>
          </table:table-cell>
          <table:table-cell office:value-type="string" calcext:value-type="string">
            <text:p>https://www.scopus.com/inward/record.uri?partnerID=HzOxMe3b&amp;scp=85122599923&amp;origin=inward</text:p>
          </table:table-cell>
          <table:table-cell office:value-type="string" calcext:value-type="string">
            <text:p>https://www.scopus.com/inward/citedby.uri?partnerID=HzOxMe3b&amp;scp=85122599923&amp;origin=inward</text:p>
          </table:table-cell>
          <table:table-cell office:value-type="float" office:value="131" calcext:value-type="float">
            <text:p>131</text:p>
          </table:table-cell>
          <table:table-cell office:value-type="string" calcext:value-type="string">
            <text:p>Article</text:p>
          </table:table-cell>
          <table:table-cell office:value-type="string" calcext:value-type="string">
            <text:p>10.1017/S0026749X21000032</text:p>
          </table:table-cell>
          <table:table-cell office:value-type="string" calcext:value-type="string">
            <text:p>0026-749X</text:p>
          </table:table-cell>
          <table:table-cell office:value-type="string" calcext:value-type="string">
            <text:p>https://api.elsevier.com/content/abstract/scopus_id/85122599923</text:p>
          </table:table-cell>
          <table:table-cell office:value-type="float" office:value="56" calcext:value-type="float">
            <text:p>56</text:p>
          </table:table-cell>
          <table:table-cell office:value-type="float" office:value="1" calcext:value-type="float">
            <text:p>1</text:p>
          </table:table-cell>
          <table:table-cell office:value-type="float" office:value="378" calcext:value-type="float">
            <text:p>378</text:p>
          </table:table-cell>
          <table:table-cell office:value-type="float" office:value="406" calcext:value-type="float">
            <text:p>406</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36">
          <table:table-cell office:value-type="float" office:value="348" calcext:value-type="float">
            <text:p>348</text:p>
          </table:table-cell>
          <table:table-cell office:value-type="string" calcext:value-type="string">
            <text:p>paper_740</text:p>
          </table:table-cell>
          <table:table-cell office:value-type="float" office:value="15" calcext:value-type="float">
            <text:p>15</text:p>
          </table:table-cell>
          <table:table-cell office:value-type="float" office:value="475" calcext:value-type="float">
            <text:p>475</text:p>
          </table:table-cell>
          <table:table-cell office:value-type="string" calcext:value-type="string">
            <text:p>AM Jacobs</text:p>
          </table:table-cell>
          <table:table-cell office:value-type="string" calcext:value-type="string">
            <text:p>Governing for the long term: Democracy and the politics of investment</text:p>
          </table:table-cell>
          <table:table-cell office:value-type="string" calcext:value-type="string">
            <text:p>governing for the long term: democracy and the politics of investment</text:p>
          </table:table-cell>
          <table:table-cell office:value-type="string" calcext:value-type="string">
            <text:p>In Governing for the Long Term, Alan M. Jacobs investigates the conditions under which elected governments invest in long-term social benefits at short-term social cost. Jacobs contends that, along the path to adoption, investment-oriented policies must surmount three distinct hurdles to future-oriented state action: a problem of electoral risk, rooted in the scarcity of voter attention; a problem of prediction, deriving from the complexity of long-term policy effects; and a problem of institutional capacity, arising from interest groups' preferences for distributive gains over intertemporal bargains. Testing this argument through a four-country historical analysis of pension policymaking, the book illuminates crucial differences between the causal logics of distributive and intertemporal politics and makes a case for bringing trade-offs over time to the center of the study of policymaking.</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ooks.google.com</text:p>
          </table:table-cell>
          <table:table-cell office:value-type="float" office:value="2011" calcext:value-type="float">
            <text:p>2011</text:p>
          </table:table-cell>
          <table:table-cell office:value-type="string" calcext:value-type="string">
            <text:p>https://books.google.com/books?hl=en&amp;lr=&amp;id=gt0iO0BEAaQC&amp;oi=fnd&amp;pg=PR7&amp;dq=%22elections%22%7C%22democracy%22%7C%22leader+selection%22%7C%22campaign%22%7C%22political+cycle%22+%22deforestation%22%7C%22forest+conversion%22%7C%22forest+plantation%22%7C%22forest+conservation%22%7C%22forest+degradation%22%7C%22reforestation%22%7C%22forest+carbon%22%7C%22tree+cover+loss%22&amp;ots=nnZV3EYI3c&amp;sig=7cDYnEoKJZ4w7ZqWWv_reXAJvxQ</text:p>
          </table:table-cell>
          <table:table-cell office:value-type="string" calcext:value-type="string">
            <text:p>https://scholar.google.com/scholar?cites=11971049052234121189&amp;as_sdt=2005&amp;sciodt=0,5&amp;hl=en</text:p>
          </table:table-cell>
          <table:table-cell office:value-type="float" office:value="807" calcext:value-type="float">
            <text:p>807</text:p>
          </table:table-cell>
          <table:table-cell office:value-type="string" calcext:value-type="string">
            <text:p>BOOK</text:p>
          </table:table-cell>
          <table:table-cell table:number-columns-repeated="7" office:value-type="string" calcext:value-type="string">
            <text:p>NA</text:p>
          </table:table-cell>
          <table:table-cell office:value-type="float" office:value="475" calcext:value-type="float">
            <text:p>475</text:p>
          </table:table-cell>
          <table:table-cell office:value-type="float" office:value="33.93" calcext:value-type="float">
            <text:p>33.93</text:p>
          </table:table-cell>
          <table:table-cell office:value-type="float" office:value="475" calcext:value-type="float">
            <text:p>475</text:p>
          </table:table-cell>
          <table:table-cell office:value-type="float" office:value="1" calcext:value-type="float">
            <text:p>1</text:p>
          </table:table-cell>
          <table:table-cell office:value-type="float" office:value="14" calcext:value-type="float">
            <text:p>14</text:p>
          </table:table-cell>
          <table:table-cell office:value-type="string" calcext:value-type="string">
            <text:p>NA</text:p>
          </table:table-cell>
          <table:table-cell office:value-type="string" calcext:value-type="string">
            <text:p>https://scholar.google.com/scholar?q=related:5f8wC7C1Ia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0">
          <table:table-cell office:value-type="float" office:value="349" calcext:value-type="float">
            <text:p>349</text:p>
          </table:table-cell>
          <table:table-cell office:value-type="string" calcext:value-type="string">
            <text:p>paper_741</text:p>
          </table:table-cell>
          <table:table-cell office:value-type="float" office:value="119" calcext:value-type="float">
            <text:p>119</text:p>
          </table:table-cell>
          <table:table-cell office:value-type="float" office:value="0" calcext:value-type="float">
            <text:p>0</text:p>
          </table:table-cell>
          <table:table-cell office:value-type="string" calcext:value-type="string">
            <text:p>M Gleeson</text:p>
          </table:table-cell>
          <table:table-cell office:value-type="string" calcext:value-type="string">
            <text:p>Government ignores deforestation crisis</text:p>
          </table:table-cell>
          <table:table-cell office:value-type="string" calcext:value-type="string">
            <text:p>government ignores deforestation crisis</text:p>
          </table:table-cell>
          <table:table-cell office:value-type="string" calcext:value-type="string">
            <text:p>While Australia was in the throes of a federal election campaign, the United Nations released a report warning that nature is declining globally at rates unprecedented in human history.</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Green Left</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earch.informit.org</text:p>
          </table:table-cell>
          <table:table-cell office:value-type="float" office:value="2019" calcext:value-type="float">
            <text:p>2019</text:p>
          </table:table-cell>
          <table:table-cell office:value-type="string" calcext:value-type="string">
            <text:p>https://search.informit.org/doi/pdf/10.3316/informit.495624107313448</text:p>
          </table:table-cell>
          <table:table-cell office:value-type="string" calcext:value-type="string">
            <text:p>NA</text:p>
          </table:table-cell>
          <table:table-cell office:value-type="float" office:value="150" calcext:value-type="float">
            <text:p>150</text:p>
          </table:table-cell>
          <table:table-cell office:value-type="string" calcext:value-type="string">
            <text:p>NA</text:p>
          </table:table-cell>
          <table:table-cell office:value-type="string" calcext:value-type="string">
            <text:p>10.3316/informit.495624107313448</text:p>
          </table:table-cell>
          <table:table-cell table:number-columns-repeated="6"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NA</text:p>
          </table:table-cell>
          <table:table-cell office:value-type="string" calcext:value-type="string">
            <text:p>https://scholar.google.com/scholar?q=related:6ayr-oN1_q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3">
          <table:table-cell office:value-type="float" office:value="350" calcext:value-type="float">
            <text:p>350</text:p>
          </table:table-cell>
          <table:table-cell office:value-type="string" calcext:value-type="string">
            <text:p>paper_742</text:p>
          </table:table-cell>
          <table:table-cell office:value-type="float" office:value="57" calcext:value-type="float">
            <text:p>57</text:p>
          </table:table-cell>
          <table:table-cell office:value-type="float" office:value="102" calcext:value-type="float">
            <text:p>102</text:p>
          </table:table-cell>
          <table:table-cell office:value-type="string" calcext:value-type="string">
            <text:p>TM Kerssen</text:p>
          </table:table-cell>
          <table:table-cell office:value-type="string" calcext:value-type="string">
            <text:p>Grabbing power: The new struggles for land, food and democracy in Northern Honduras</text:p>
          </table:table-cell>
          <table:table-cell office:value-type="string" calcext:value-type="string">
            <text:p>grabbing power: the new struggles for land, food and democracy in northern honduras</text:p>
          </table:table-cell>
          <table:table-cell office:value-type="string" calcext:value-type="string">
            <text:p>Grabbing Power explores the history of agribusiness and land conflicts in Northern Honduras focusing on the Agu�n Valley, where peasant movements battle large palm oil producers for the right to land. In the wake of a military coup that overthrew Honduran president Manuel Zelaya in June 2009, rural communities in the Agu�n have been brutally repressed, with over 60 people killed in just over two years. United States military aid--spent in the name of the War on Drugs--fuels the Honduran government's ability to repress its people. A strong and inspiring movement for land, food and democracy has grown over the last two years, and it shows no sign of backing down.</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13" calcext:value-type="float">
            <text:p>2013</text:p>
          </table:table-cell>
          <table:table-cell office:value-type="string" calcext:value-type="string">
            <text:p>https://books.google.com/books?hl=en&amp;lr=&amp;id=KLCwDqyBi-YC&amp;oi=fnd&amp;pg=PP1&amp;dq=%22elections%22%7C%22democracy%22%7C%22leader+selection%22%7C%22campaign%22%7C%22political+cycle%22+%22deforestation%22%7C%22forest+conversion%22%7C%22forest+plantation%22%7C%22forest+conservation%22%7C%22forest+degradation%22%7C%22reforestation%22%7C%22forest+carbon%22%7C%22tree+cover+loss%22&amp;ots=zzgjlj3hTA&amp;sig=vj09oSlw92-n4EP0t_3qKDhu2x8</text:p>
          </table:table-cell>
          <table:table-cell office:value-type="string" calcext:value-type="string">
            <text:p>https://scholar.google.com/scholar?cites=8760779545585249741&amp;as_sdt=2005&amp;sciodt=0,5&amp;hl=en</text:p>
          </table:table-cell>
          <table:table-cell office:value-type="float" office:value="851" calcext:value-type="float">
            <text:p>851</text:p>
          </table:table-cell>
          <table:table-cell office:value-type="string" calcext:value-type="string">
            <text:p>BOOK</text:p>
          </table:table-cell>
          <table:table-cell table:number-columns-repeated="7" office:value-type="string" calcext:value-type="string">
            <text:p>NA</text:p>
          </table:table-cell>
          <table:table-cell office:value-type="float" office:value="102" calcext:value-type="float">
            <text:p>102</text:p>
          </table:table-cell>
          <table:table-cell office:value-type="float" office:value="8.5" calcext:value-type="float">
            <text:p>8.5</text:p>
          </table:table-cell>
          <table:table-cell office:value-type="float" office:value="102" calcext:value-type="float">
            <text:p>102</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NA</text:p>
          </table:table-cell>
          <table:table-cell office:value-type="string" calcext:value-type="string">
            <text:p>https://scholar.google.com/scholar?q=related:ze0dgpSKlH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9">
          <table:table-cell office:value-type="float" office:value="351" calcext:value-type="float">
            <text:p>351</text:p>
          </table:table-cell>
          <table:table-cell office:value-type="string" calcext:value-type="string">
            <text:p>paper_745</text:p>
          </table:table-cell>
          <table:table-cell office:value-type="float" office:value="305" calcext:value-type="float">
            <text:p>305</text:p>
          </table:table-cell>
          <table:table-cell office:value-type="float" office:value="105" calcext:value-type="float">
            <text:p>105</text:p>
          </table:table-cell>
          <table:table-cell office:value-type="string" calcext:value-type="string">
            <text:p>J Ramesh</text:p>
          </table:table-cell>
          <table:table-cell office:value-type="string" calcext:value-type="string">
            <text:p>Green signals: Ecology, growth, and democracy in India</text:p>
          </table:table-cell>
          <table:table-cell office:value-type="string" calcext:value-type="string">
            <text:p>green signals: ecology, growth, and democracy in india</text:p>
          </table:table-cell>
          <table:table-cell office:value-type="string" calcext:value-type="string">
            <text:p>The debate on whether to privilege economic growth over ecological security is pass�. Environmental considerations must be at the heart of economic growth, especially for a country of 1.25 billion people destined to add another 400 million by the middle of the century. Green Signals chronicles the '1991 moment' in India's environmental decision-making, telling the story of how, for the first time, the doors of the environment ministry were opened to voices, hitherto unheard, into the policy-making process. It details efforts to change the way environment is viewed both by proponents of environmental security and those who prize economic growth at all costs. Told from the perspective of a pivotal decision maker, the book addresses the challenges involved in trying to ensure economic growth with ecological security. It takes us through India's coming of age in the global environmental and climate change community to take on a leadership role that is progressive, proactive, and steeped in national interest. Using speaking orders on high-profile projects, notes and letters to the Prime Minister, ministerial colleagues, chief ministers and others, Jairam Ramesh gives an insight into the debates, struggles, challenges, and obstacles to bringing environmental considerations into the mainstream of political and economic decision-making. This collection reveals the story of the author's attempt at the highest levels of governance to introduce effective decision-making, a transparent and accountable administration, and to make environmental concerns an essential component of a nation's quest to accelerate economic growth and end the scourge of poverty and deprivation.</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15" calcext:value-type="float">
            <text:p>2015</text:p>
          </table:table-cell>
          <table:table-cell office:value-type="string" calcext:value-type="string">
            <text:p>https://books.google.com/books?hl=en&amp;lr=&amp;id=dIM8DwAAQBAJ&amp;oi=fnd&amp;pg=PT5&amp;dq=%22elections%22%7C%22democracy%22%7C%22leader+selection%22%7C%22campaign%22%7C%22political+cycle%22+%22deforestation%22%7C%22forest+conversion%22%7C%22forest+plantation%22%7C%22forest+conservation%22%7C%22forest+degradation%22%7C%22reforestation%22%7C%22forest+carbon%22%7C%22tree+cover+loss%22&amp;ots=l9UHFHYX8E&amp;sig=ICX6DjYv8PPEXCy6b4gJ7moBMGc</text:p>
          </table:table-cell>
          <table:table-cell office:value-type="string" calcext:value-type="string">
            <text:p>https://scholar.google.com/scholar?cites=8812398023020188236&amp;as_sdt=2005&amp;sciodt=0,5&amp;hl=en</text:p>
          </table:table-cell>
          <table:table-cell office:value-type="float" office:value="679" calcext:value-type="float">
            <text:p>679</text:p>
          </table:table-cell>
          <table:table-cell office:value-type="string" calcext:value-type="string">
            <text:p>BOOK</text:p>
          </table:table-cell>
          <table:table-cell table:number-columns-repeated="7" office:value-type="string" calcext:value-type="string">
            <text:p>NA</text:p>
          </table:table-cell>
          <table:table-cell office:value-type="float" office:value="105" calcext:value-type="float">
            <text:p>105</text:p>
          </table:table-cell>
          <table:table-cell office:value-type="float" office:value="10.5" calcext:value-type="float">
            <text:p>10.5</text:p>
          </table:table-cell>
          <table:table-cell office:value-type="float" office:value="105" calcext:value-type="float">
            <text:p>105</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NA</text:p>
          </table:table-cell>
          <table:table-cell office:value-type="string" calcext:value-type="string">
            <text:p>https://scholar.google.com/scholar?q=related:TBJ51U_tS3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5">
          <table:table-cell office:value-type="float" office:value="352" calcext:value-type="float">
            <text:p>352</text:p>
          </table:table-cell>
          <table:table-cell office:value-type="string" calcext:value-type="string">
            <text:p>paper_751</text:p>
          </table:table-cell>
          <table:table-cell office:value-type="float" office:value="306" calcext:value-type="float">
            <text:p>306</text:p>
          </table:table-cell>
          <table:table-cell office:value-type="float" office:value="124" calcext:value-type="float">
            <text:p>124</text:p>
          </table:table-cell>
          <table:table-cell office:value-type="string" calcext:value-type="string">
            <text:p>V Plumwood</text:p>
          </table:table-cell>
          <table:table-cell office:value-type="string" calcext:value-type="string">
            <text:p>Has democracy failed ecology? An ecofeminist perspective</text:p>
          </table:table-cell>
          <table:table-cell office:value-type="string" calcext:value-type="string">
            <text:p>has democracy failed ecology? an ecofeminist perspective</text:p>
          </table:table-cell>
          <table:table-cell office:value-type="string" calcext:value-type="string">
            <text:p>The superiority of democracy over other political systems in detecting and responding to ecological problems lies in its capacity for correctiveness. That this correctiveness is not operating well in liberal democracy is a further reason for questioning its identification with democracy. The radical inequality that increasingly thrives in liberal democracy is an indicator not only of the capacity of its privileged groups to distribute social goods upwards and to create rigidities which hinder the democratic correctiveness of social institutions, but is also an indicator of their ability to redistribute many ecological ills downwards and to create similar rigidities in dealing with ecological ills. It is therefore not democracy that has failed ecology, but liberal democracy that has failed both democracy and ecology. Ecological denial is structured into liberalism in multiple ways, particularly through its reason/nature dualism, its limitation of democracy, its disposition of public and private spaces, and its marginalisation of collective forms of life. A radical democratic alternative would reshape the public/private distinction to open the way for a public as well as a private ethics of environmental responsibility, for the diffusion of practices of responsibility and care through crucial areas from which liberalism strips them, and for the development of a democratic culture which displaces reason/nature dualism.</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nvironmental Politics</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1995" calcext:value-type="float">
            <text:p>1995</text:p>
          </table:table-cell>
          <table:table-cell office:value-type="string" calcext:value-type="string">
            <text:p>https://www.tandfonline.com/doi/abs/10.1080/09644019508414231</text:p>
          </table:table-cell>
          <table:table-cell office:value-type="string" calcext:value-type="string">
            <text:p>https://scholar.google.com/scholar?cites=10374256818165908263&amp;as_sdt=2005&amp;sciodt=0,5&amp;hl=en</text:p>
          </table:table-cell>
          <table:table-cell office:value-type="float" office:value="920" calcext:value-type="float">
            <text:p>920</text:p>
          </table:table-cell>
          <table:table-cell office:value-type="string" calcext:value-type="string">
            <text:p>NA</text:p>
          </table:table-cell>
          <table:table-cell office:value-type="string" calcext:value-type="string">
            <text:p>10.1080/09644019508414231</text:p>
          </table:table-cell>
          <table:table-cell table:number-columns-repeated="6" office:value-type="string" calcext:value-type="string">
            <text:p>NA</text:p>
          </table:table-cell>
          <table:table-cell office:value-type="float" office:value="124" calcext:value-type="float">
            <text:p>124</text:p>
          </table:table-cell>
          <table:table-cell office:value-type="float" office:value="4.13" calcext:value-type="float">
            <text:p>4.13</text:p>
          </table:table-cell>
          <table:table-cell office:value-type="float" office:value="124" calcext:value-type="float">
            <text:p>124</text:p>
          </table:table-cell>
          <table:table-cell office:value-type="float" office:value="1" calcext:value-type="float">
            <text:p>1</text:p>
          </table:table-cell>
          <table:table-cell office:value-type="float" office:value="30" calcext:value-type="float">
            <text:p>30</text:p>
          </table:table-cell>
          <table:table-cell office:value-type="string" calcext:value-type="string">
            <text:p>https://scholar.archive.org/work/4fr6tyryy5ebrdhlif7vwler3a/access/wayback/http://jan.ucc.nau.edu:80/~dss4/Plumwood3.pdf</text:p>
          </table:table-cell>
          <table:table-cell office:value-type="string" calcext:value-type="string">
            <text:p>https://scholar.google.com/scholar?q=related:JwN0Z5zD-I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5">
          <table:table-cell office:value-type="float" office:value="353" calcext:value-type="float">
            <text:p>353</text:p>
          </table:table-cell>
          <table:table-cell office:value-type="string" calcext:value-type="string">
            <text:p>paper_753</text:p>
          </table:table-cell>
          <table:table-cell office:value-type="float" office:value="307" calcext:value-type="float">
            <text:p>307</text:p>
          </table:table-cell>
          <table:table-cell office:value-type="float" office:value="52" calcext:value-type="float">
            <text:p>52</text:p>
          </table:table-cell>
          <table:table-cell office:value-type="string" calcext:value-type="string">
            <text:p>T Forsyth, A Walker</text:p>
          </table:table-cell>
          <table:table-cell office:value-type="string" calcext:value-type="string">
            <text:p>Hidden alliances: rethinking environmentality and the politics of knowledge in Thailand′ s campaign for community forestry</text:p>
          </table:table-cell>
          <table:table-cell office:value-type="string" calcext:value-type="string">
            <text:p>hidden alliances: rethinking environmentality and the politics of knowledge in thailand′ s campaign for community forestry</text:p>
          </table:table-cell>
          <table:table-cell office:value-type="string" calcext:value-type="string">
            <text:p>This paper provides a counterpoint to recent discussions of �eco-governmentality�or �environmentality,�which analyse how states use knowledge to regulate citizens and make problems governable. Adopting the concept of co-production from Science and Technology Studies (STS), this paper argues that well-known approaches to environmentality fail to acknowledge how both state and citizens can both actively participate in reifying authoritative expertise about environmental problems; and that this expertise can be based on shared visions of social order, which also exclude alternative perspectives about environmental management. The paper illustrates this debate with the history of legislation and social movements about community forestry in Thailand, where different state agencies and non-governmental organisations have disagreed about policies, but also demonstrated hidden alliances that reify and legitimise statements about the hydraulic functions of forests that exclude long-standing scientific research or alternative options for watershed management. The paper argues that political debates about community forestry should therefore pay more attention to how political opponents agree-and the social groups and policy options that are excluded from these agreements-rather than only analyse how one party might have power over another.</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Conservation and Society</text:p>
          </table:table-cell>
          <table:table-cell table:number-columns-repeated="2" office:value-type="float" office:value="1" calcext:value-type="float">
            <text:p>1</text:p>
          </table:table-cell>
          <table:table-cell office:value-type="string" calcext:value-type="string">
            <text:p>journals.lww.com</text:p>
          </table:table-cell>
          <table:table-cell office:value-type="float" office:value="2014" calcext:value-type="float">
            <text:p>2014</text:p>
          </table:table-cell>
          <table:table-cell office:value-type="string" calcext:value-type="string">
            <text:p>https://journals.lww.com/coas/fulltext/2014/12040/Hidden_Alliances__Rethinking_Environmentality_and.7.aspx</text:p>
          </table:table-cell>
          <table:table-cell office:value-type="string" calcext:value-type="string">
            <text:p>https://scholar.google.com/scholar?cites=13729664947441059382&amp;as_sdt=2005&amp;sciodt=0,5&amp;hl=en</text:p>
          </table:table-cell>
          <table:table-cell office:value-type="float" office:value="222" calcext:value-type="float">
            <text:p>222</text:p>
          </table:table-cell>
          <table:table-cell office:value-type="string" calcext:value-type="string">
            <text:p>HTML</text:p>
          </table:table-cell>
          <table:table-cell table:number-columns-repeated="7" office:value-type="string" calcext:value-type="string">
            <text:p>NA</text:p>
          </table:table-cell>
          <table:table-cell office:value-type="float" office:value="52" calcext:value-type="float">
            <text:p>52</text:p>
          </table:table-cell>
          <table:table-cell office:value-type="float" office:value="4.73" calcext:value-type="float">
            <text:p>4.73</text:p>
          </table:table-cell>
          <table:table-cell office:value-type="float" office:value="26" calcext:value-type="float">
            <text:p>26</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https://journals.lww.com/coas/fulltext/2014/12040/Hidden_Alliances__Rethinking_Environmentality_and.7.aspx</text:p>
          </table:table-cell>
          <table:table-cell office:value-type="string" calcext:value-type="string">
            <text:p>https://scholar.google.com/scholar?q=related:NkZb3YaRib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1">
          <table:table-cell office:value-type="float" office:value="354" calcext:value-type="float">
            <text:p>354</text:p>
          </table:table-cell>
          <table:table-cell office:value-type="string" calcext:value-type="string">
            <text:p>paper_759</text:p>
          </table:table-cell>
          <table:table-cell office:value-type="float" office:value="308" calcext:value-type="float">
            <text:p>308</text:p>
          </table:table-cell>
          <table:table-cell office:value-type="float" office:value="193" calcext:value-type="float">
            <text:p>193</text:p>
          </table:table-cell>
          <table:table-cell office:value-type="string" calcext:value-type="string">
            <text:p>M Valbuena-Carabaña, UL de Heredia…</text:p>
          </table:table-cell>
          <table:table-cell office:value-type="string" calcext:value-type="string">
            <text:p>Historical and recent changes in the Spanish forests: a socio-economic process</text:p>
          </table:table-cell>
          <table:table-cell office:value-type="string" calcext:value-type="string">
            <text:p>historical and recent changes in the spanish forests: a socio-economic process</text:p>
          </table:table-cell>
          <table:table-cell office:value-type="string" calcext:value-type="string">
            <text:p>The evolution of Spanish landscapes through history is mainly a story of deforestation. Through time, exploitation of natural resources increased to cope with the requirements of more and more complex civilizations. In this work, a review of how the Spanish forests were influenced by human activities and their changes is provided. Forests were cleared for mining, charcoal, shipbuilding and caulking. The most fertile lands were converted into cultivation and more productive cultivars were introduced. Mobile livestock, in particular sheep, became widespread, and with it the burning of wooded land to produce pastures. Woods were privatized through a series of disentailments. All these factors have occurred during the history of Spain, linked to profound changes in the landscape and vegetation. Not until the beginning of the 20th century were real efforts devoted to invert the trend to deforestation inherited from the negative woodland management of previous centurie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Review of palaeobotany …</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0" calcext:value-type="float">
            <text:p>2010</text:p>
          </table:table-cell>
          <table:table-cell office:value-type="string" calcext:value-type="string">
            <text:p>https://www.sciencedirect.com/science/article/pii/S003466670900205X</text:p>
          </table:table-cell>
          <table:table-cell office:value-type="string" calcext:value-type="string">
            <text:p>https://scholar.google.com/scholar?cites=12820242696716396458&amp;as_sdt=2005&amp;sciodt=0,5&amp;hl=en</text:p>
          </table:table-cell>
          <table:table-cell office:value-type="float" office:value="528" calcext:value-type="float">
            <text:p>528</text:p>
          </table:table-cell>
          <table:table-cell table:number-columns-repeated="8" office:value-type="string" calcext:value-type="string">
            <text:p>NA</text:p>
          </table:table-cell>
          <table:table-cell office:value-type="float" office:value="193" calcext:value-type="float">
            <text:p>193</text:p>
          </table:table-cell>
          <table:table-cell office:value-type="float" office:value="12.87" calcext:value-type="float">
            <text:p>12.87</text:p>
          </table:table-cell>
          <table:table-cell office:value-type="float" office:value="64" calcext:value-type="float">
            <text:p>64</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https://www.researchgate.net/profile/Luis-Gil-3/publication/233774464_Historical_and_recent_changes_in_the_Spanish_forests_A_socio-economic_process/links/6072e11f299bf1c911c288ff/Historical-and-recent-changes-in-the-Spanish-forests-A-socio-economic-process.pdf</text:p>
          </table:table-cell>
          <table:table-cell office:value-type="string" calcext:value-type="string">
            <text:p>https://scholar.google.com/scholar?q=related:qqcT4M6m6r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8">
          <table:table-cell office:value-type="float" office:value="355" calcext:value-type="float">
            <text:p>355</text:p>
          </table:table-cell>
          <table:table-cell office:value-type="string" calcext:value-type="string">
            <text:p>paper_769</text:p>
          </table:table-cell>
          <table:table-cell office:value-type="float" office:value="309" calcext:value-type="float">
            <text:p>309</text:p>
          </table:table-cell>
          <table:table-cell office:value-type="float" office:value="19" calcext:value-type="float">
            <text:p>19</text:p>
          </table:table-cell>
          <table:table-cell office:value-type="string" calcext:value-type="string">
            <text:p>D Boucher</text:p>
          </table:table-cell>
          <table:table-cell office:value-type="string" calcext:value-type="string">
            <text:p>How Brazil has dramatically reduced tropical deforestation</text:p>
          </table:table-cell>
          <table:table-cell office:value-type="string" calcext:value-type="string">
            <text:p>how brazil has dramatically reduced tropical deforestation</text:p>
          </table:table-cell>
          <table:table-cell office:value-type="string" calcext:value-type="string">
            <text:p>During the second half of the twentieth century, the deforestation of the tropics became a global concern. Young people everywhere learned at an early age that �saving the rainforest� was one of the most urgent needs of the planet. Yet, for decades, these worries had no real effect on the reality of tropical deforestation.</text:p>
            <text:p>The lack of progress until the start of the twenty-first century is evident in this graph. Figure 1 shows global greenhouse gas emissions from land use change�which for the past half-century (since 1961) have come almost totally from tropical deforestation. Although there was a fair amount of year-to-year variation up to the year 2000, the trend is absolutely flat, with no overall decrease in deforestation despite global concern and effort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Solution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esearchgate.net</text:p>
          </table:table-cell>
          <table:table-cell office:value-type="float" office:value="2014" calcext:value-type="float">
            <text:p>2014</text:p>
          </table:table-cell>
          <table:table-cell office:value-type="string" calcext:value-type="string">
            <text:p>https://www.researchgate.net/profile/Doug-Boucher/publication/312737274_How_Brazil_has_dramatically_reduced_tropical_deforestation/links/59f2198e0f7e9beabfcc5a9c/How-Brazil-has-dramatically-reduced-tropical-deforestation.pdf?origin=journalDetail&amp;_tp=eyJwYWdlIjoiam91cm5hbERldGFpbCJ9</text:p>
          </table:table-cell>
          <table:table-cell office:value-type="string" calcext:value-type="string">
            <text:p>https://scholar.google.com/scholar?cites=7480966388723673819&amp;as_sdt=2005&amp;sciodt=0,5&amp;hl=en</text:p>
          </table:table-cell>
          <table:table-cell office:value-type="float" office:value="77" calcext:value-type="float">
            <text:p>77</text:p>
          </table:table-cell>
          <table:table-cell office:value-type="string" calcext:value-type="string">
            <text:p>PDF</text:p>
          </table:table-cell>
          <table:table-cell table:number-columns-repeated="7" office:value-type="string" calcext:value-type="string">
            <text:p>NA</text:p>
          </table:table-cell>
          <table:table-cell office:value-type="float" office:value="19" calcext:value-type="float">
            <text:p>19</text:p>
          </table:table-cell>
          <table:table-cell office:value-type="float" office:value="1.73" calcext:value-type="float">
            <text:p>1.73</text:p>
          </table:table-cell>
          <table:table-cell office:value-type="float" office:value="19" calcext:value-type="float">
            <text:p>19</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https://www.researchgate.net/profile/Doug-Boucher/publication/312737274_How_Brazil_has_dramatically_reduced_tropical_deforestation/links/59f2198e0f7e9beabfcc5a9c/How-Brazil-has-dramatically-reduced-tropical-deforestation.pdf?origin=journalDetail&amp;_tp=eyJwYWdlIjoiam91cm5hbERldGFpbCJ9</text:p>
          </table:table-cell>
          <table:table-cell office:value-type="string" calcext:value-type="string">
            <text:p>https://scholar.google.com/scholar?q=related:2-qCcEu70W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table-cell office:value-type="float" office:value="356" calcext:value-type="float">
            <text:p>356</text:p>
          </table:table-cell>
          <table:table-cell office:value-type="string" calcext:value-type="string">
            <text:p>paper_77</text:p>
          </table:table-cell>
          <table:table-cell office:value-type="float" office:value="195" calcext:value-type="float">
            <text:p>195</text:p>
          </table:table-cell>
          <table:table-cell office:value-type="float" office:value="233" calcext:value-type="float">
            <text:p>233</text:p>
          </table:table-cell>
          <table:table-cell office:value-type="string" calcext:value-type="string">
            <text:p>P Pacheco</text:p>
          </table:table-cell>
          <table:table-cell office:value-type="string" calcext:value-type="string">
            <text:p>Agrarian reform in the Brazilian Amazon: its implications for land distribution and deforestation</text:p>
          </table:table-cell>
          <table:table-cell office:value-type="string" calcext:value-type="string">
            <text:p>agrarian reform in the brazilian amazon: its implications for land distribution and deforestation</text:p>
          </table:table-cell>
          <table:table-cell office:value-type="string" calcext:value-type="string">
            <text:p>This paper examines the interactions between state-led land reform, agrarian structures, and deforestation in the Brazilian Amazon. Land reform tends to promote land redistribution through regularization of smallholder land invasions of large-scale landholdings, and by redistribution of public lands to smallholders in existing colonization frontiers. The implications of state-led land reform on deforestation are heterogeneous. I argue that impacts of agrarian reform are strongly related to the pre-existing social and economic configuration of the frontiers where it takes place. While it leads to lower rates of deforestation in landscapes dominated by smallholders with diversified land use, its impact on forest conversion is higher in landscapes where extensive land use, mainly prompted by large-scale cattle ranching, tends to dominate. I provide an assessment for the whole Brazilian Amazon, and examine two research sites in the state of Par�, namely Uruar� and Reden��o. The study is based on informant interviews, secondary information, agricultural census data, and remote sensing data.</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World develop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09" calcext:value-type="float">
            <text:p>2009</text:p>
          </table:table-cell>
          <table:table-cell office:value-type="string" calcext:value-type="string">
            <text:p>https://www.sciencedirect.com/science/article/pii/S0305750X09000497</text:p>
          </table:table-cell>
          <table:table-cell office:value-type="string" calcext:value-type="string">
            <text:p>https://scholar.google.com/scholar?cites=18383698849907360633&amp;as_sdt=2005&amp;sciodt=0,5&amp;hl=en</text:p>
          </table:table-cell>
          <table:table-cell office:value-type="float" office:value="269" calcext:value-type="float">
            <text:p>269</text:p>
          </table:table-cell>
          <table:table-cell table:number-columns-repeated="8" office:value-type="string" calcext:value-type="string">
            <text:p>NA</text:p>
          </table:table-cell>
          <table:table-cell office:value-type="float" office:value="233" calcext:value-type="float">
            <text:p>233</text:p>
          </table:table-cell>
          <table:table-cell office:value-type="float" office:value="14.56" calcext:value-type="float">
            <text:p>14.56</text:p>
          </table:table-cell>
          <table:table-cell office:value-type="float" office:value="233" calcext:value-type="float">
            <text:p>233</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https://www.researchgate.net/profile/Pablo-Pacheco-6/publication/236849879_Agrarian_Reform_in_the_Brazilian_Amazon_Its_Implications_for_Land_Distribution_and_Deforestation/links/5a1a24a0a6fdcc50adeaeb6f/Agrarian-Reform-in-the-Brazilian-Amazon-Its-Implications-for-Land-Distribution-and-Deforestation.pdf</text:p>
          </table:table-cell>
          <table:table-cell office:value-type="string" calcext:value-type="string">
            <text:p>https://scholar.google.com/scholar?q=related:eUN89rMEIP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1">
          <table:table-cell office:value-type="float" office:value="357" calcext:value-type="float">
            <text:p>357</text:p>
          </table:table-cell>
          <table:table-cell office:value-type="string" calcext:value-type="string">
            <text:p>paper_775</text:p>
          </table:table-cell>
          <table:table-cell office:value-type="float" office:value="40" calcext:value-type="float">
            <text:p>40</text:p>
          </table:table-cell>
          <table:table-cell office:value-type="float" office:value="9" calcext:value-type="float">
            <text:p>9</text:p>
          </table:table-cell>
          <table:table-cell office:value-type="string" calcext:value-type="string">
            <text:p>Lin, BQ; Ge, JM</text:p>
          </table:table-cell>
          <table:table-cell office:value-type="string" calcext:value-type="string">
            <text:p>How does institutional freedom affect global forest carbon sinks? The analysis of transfer paths</text:p>
          </table:table-cell>
          <table:table-cell office:value-type="string" calcext:value-type="string">
            <text:p>how does institutional freedom affect global forest carbon sinks? the analysis of transfer paths</text:p>
          </table:table-cell>
          <table:table-cell office:value-type="string" calcext:value-type="string">
            <text:p>Democracy and freedom of information can raise public awareness and encourage environmental protection. Forest carbon sink is an important ecosystem to sequestrate carbon for mitigating climate change which is a supplementary measure in addition to the strategies of energy saving and emission reduction. The role of institutional freedom playing in forest protection and which path to achieve forest carbon sink development are worthy of research. The nexus between the social, economic, and the environment should be explored. This paper uses data of 139 countries to explore this problem and proposes three transfer paths assumptions of land use structure, education, and income inequality. The three hypotheses are verified by the mediating model. The three transfer paths are analyzed under different levels of economic growth by the mediating model combined with the threshold model. The results show that the role of education as a transfer path is very clear and income inequality can promote the increase of forest carbon sinks in the case of higher institutional freedom. The three path hypothesis conclusions and related policy implications are summarized by analyzing the results.</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RESOURCES CONSERVATION AND RECYCLING</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0" calcext:value-type="float">
            <text:p>2020</text:p>
          </table:table-cell>
          <table:table-cell office:value-type="string" calcext:value-type="string">
            <text:p>http://dx.doi.org/10.1016/j.resconrec.2020.10498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resconrec.2020.104982</text:p>
          </table:table-cell>
          <table:table-cell office:value-type="string" calcext:value-type="string">
            <text:p>0921-3449</text:p>
          </table:table-cell>
          <table:table-cell office:value-type="string" calcext:value-type="string">
            <text:p>NA</text:p>
          </table:table-cell>
          <table:table-cell office:value-type="float" office:value="161" calcext:value-type="float">
            <text:p>161</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6"/>
        </table:table-row>
        <table:table-row table:style-name="ro44">
          <table:table-cell office:value-type="float" office:value="358" calcext:value-type="float">
            <text:p>358</text:p>
          </table:table-cell>
          <table:table-cell office:value-type="string" calcext:value-type="string">
            <text:p>paper_782</text:p>
          </table:table-cell>
          <table:table-cell office:value-type="float" office:value="81" calcext:value-type="float">
            <text:p>81</text:p>
          </table:table-cell>
          <table:table-cell office:value-type="float" office:value="64" calcext:value-type="float">
            <text:p>64</text:p>
          </table:table-cell>
          <table:table-cell office:value-type="string" calcext:value-type="string">
            <text:p>RK Larsen, M Osbeck, E Dawkins, H Tuhkanen…</text:p>
          </table:table-cell>
          <table:table-cell office:value-type="string" calcext:value-type="string">
            <text:p>Hybrid governance in agricultural commodity chains: Insights from implementation of 'No Deforestation, No Peat, No Exploitation'(NDPE) policies in the oil palm …</text:p>
          </table:table-cell>
          <table:table-cell office:value-type="string" calcext:value-type="string">
            <text:p>hybrid governance in agricultural commodity chains: insights from implementation of 'no deforestation, no peat, no exploitation'(ndpe) policies in the oil palm …</text:p>
          </table:table-cell>
          <table:table-cell office:value-type="string" calcext:value-type="string">
            <text:p>In agricultural commodity chains, companies with sizeable market shares are stepping up sustainability commitments through so-called �No Deforestation, No Peat, No Exploitation� (NDPE) policies � yet the delivery is fraught with difficulties. Drawing on theories of hybrid public-private governance this paper explores how commodity chain actors themselves view the limitations of private regulation and the prospects for more effective supply-chain governance. As a case study, we present interview data from the palm oil commodity chains linking growers in Riau Province, Sumatra, Indonesia, with retailers in Europe. The findings demonstrate awareness of shortcomings in existing arrangements and the need for a stronger presence of both the Indonesian state and European governments. We discuss potential hybrid governance measures, highlighting the need for a pluralistic strategy that mobilizes the combined positive forces of civil society, business and government(s). We argue that, to advance such an agenda, hybrid governance must be conceptualized not simply as a matter of blending (and hence reifying) pre-existing and often highly problematic private and public institutions but as a question of how all such institutions may themselves be more thoroughly democratized in the proces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Journal of Cleaner …</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0959652618304372</text:p>
          </table:table-cell>
          <table:table-cell office:value-type="string" calcext:value-type="string">
            <text:p>https://scholar.google.com/scholar?cites=2748199146367830833&amp;as_sdt=2005&amp;sciodt=0,5&amp;hl=en</text:p>
          </table:table-cell>
          <table:table-cell office:value-type="float" office:value="367" calcext:value-type="float">
            <text:p>367</text:p>
          </table:table-cell>
          <table:table-cell table:number-columns-repeated="8" office:value-type="string" calcext:value-type="string">
            <text:p>NA</text:p>
          </table:table-cell>
          <table:table-cell office:value-type="float" office:value="64" calcext:value-type="float">
            <text:p>64</text:p>
          </table:table-cell>
          <table:table-cell office:value-type="float" office:value="9.14" calcext:value-type="float">
            <text:p>9.14</text:p>
          </table:table-cell>
          <table:table-cell office:value-type="float" office:value="13" calcext:value-type="float">
            <text:p>13</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https://www.diva-portal.org/smash/record.jsf?pid=diva2:1370420</text:p>
          </table:table-cell>
          <table:table-cell office:value-type="string" calcext:value-type="string">
            <text:p>https://scholar.google.com/scholar?q=related:MUtJI5CQIy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1">
          <table:table-cell office:value-type="float" office:value="359" calcext:value-type="float">
            <text:p>359</text:p>
          </table:table-cell>
          <table:table-cell office:value-type="string" calcext:value-type="string">
            <text:p>paper_788</text:p>
          </table:table-cell>
          <table:table-cell office:value-type="float" office:value="106" calcext:value-type="float">
            <text:p>106</text:p>
          </table:table-cell>
          <table:table-cell office:value-type="float" office:value="4" calcext:value-type="float">
            <text:p>4</text:p>
          </table:table-cell>
          <table:table-cell office:value-type="string" calcext:value-type="string">
            <text:p>A. Azuela</text:p>
          </table:table-cell>
          <table:table-cell office:value-type="string" calcext:value-type="string">
            <text:p>Illegal logging and local democracy: Between communitarianism and legal fetishism</text:p>
          </table:table-cell>
          <table:table-cell office:value-type="string" calcext:value-type="string">
            <text:p>illegal logging and local democracy: between communitarianism and legal fetishism</text:p>
          </table:table-cell>
          <table:table-cell office:value-type="string" calcext:value-type="string">
            <text:p>The paper considers two major views of illegal logging: "Communitarian" and "legalistic". The former emphasizes the positive role of local communities and sees law enforcement programs as, at least potentially, counterproductive to environmental policy. While this perception fails to take the rule of law seriously, it shows the importance of local arrangements for sustainable use of forests. On the other hand, there is a view of deforestation that defines it only in juridical terms as 'illegal logging', without taking into account the variety and complexity of social problems at local level. The paper reviews some of the ways social sciences help us to overcome the limitations of both views. However, it also points at an issue that has not been sufficiently addressed by social disciplines: the question of local democracy. While most observers agree on the need of democratic institutions at the local level, there is not enough research and deliberation on the social conditions that make those institutions possible. This is a challenge for social sciences, due to the growing complexity of rural societies, a complexity that includes inter alia conflicts between owners and non-owners of natural resources, as well as the presence of 'external' social actors such as NGOs.</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Journal of Sustainable Forestry</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04" calcext:value-type="float">
            <text:p>2004</text:p>
          </table:table-cell>
          <table:table-cell office:value-type="string" calcext:value-type="string">
            <text:p>https://www.scopus.com/inward/record.uri?partnerID=HzOxMe3b&amp;scp=12444257455&amp;origin=inward</text:p>
          </table:table-cell>
          <table:table-cell office:value-type="string" calcext:value-type="string">
            <text:p>https://www.scopus.com/inward/citedby.uri?partnerID=HzOxMe3b&amp;scp=12444257455&amp;origin=inward</text:p>
          </table:table-cell>
          <table:table-cell office:value-type="float" office:value="70" calcext:value-type="float">
            <text:p>70</text:p>
          </table:table-cell>
          <table:table-cell office:value-type="string" calcext:value-type="string">
            <text:p>Article</text:p>
          </table:table-cell>
          <table:table-cell office:value-type="string" calcext:value-type="string">
            <text:p>10.1300/J091v19n01_05</text:p>
          </table:table-cell>
          <table:table-cell office:value-type="string" calcext:value-type="string">
            <text:p>1054-9811</text:p>
          </table:table-cell>
          <table:table-cell office:value-type="string" calcext:value-type="string">
            <text:p>https://api.elsevier.com/content/abstract/scopus_id/12444257455</text:p>
          </table:table-cell>
          <table:table-cell office:value-type="float" office:value="19" calcext:value-type="float">
            <text:p>19</text:p>
          </table:table-cell>
          <table:table-cell office:value-type="float" office:value="1" calcext:value-type="float">
            <text:p>1</text:p>
          </table:table-cell>
          <table:table-cell office:value-type="float" office:value="81" calcext:value-type="float">
            <text:p>81</text:p>
          </table:table-cell>
          <table:table-cell office:value-type="float" office:value="96" calcext:value-type="float">
            <text:p>96</text:p>
          </table:table-cell>
          <table:table-cell office:value-type="float" office:value="4" calcext:value-type="float">
            <text:p>4</text:p>
          </table:table-cell>
          <table:table-cell office:value-type="float" office:value="0.19" calcext:value-type="float">
            <text:p>0.19</text:p>
          </table:table-cell>
          <table:table-cell office:value-type="float" office:value="4" calcext:value-type="float">
            <text:p>4</text:p>
          </table:table-cell>
          <table:table-cell office:value-type="float" office:value="1" calcext:value-type="float">
            <text:p>1</text:p>
          </table:table-cell>
          <table:table-cell office:value-type="float" office:value="21" calcext:value-type="float">
            <text:p>21</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53">
          <table:table-cell office:value-type="float" office:value="360" calcext:value-type="float">
            <text:p>360</text:p>
          </table:table-cell>
          <table:table-cell office:value-type="string" calcext:value-type="string">
            <text:p>paper_798</text:p>
          </table:table-cell>
          <table:table-cell office:value-type="float" office:value="172" calcext:value-type="float">
            <text:p>172</text:p>
          </table:table-cell>
          <table:table-cell office:value-type="float" office:value="6" calcext:value-type="float">
            <text:p>6</text:p>
          </table:table-cell>
          <table:table-cell office:value-type="string" calcext:value-type="string">
            <text:p>PM Maina, S Juma</text:p>
          </table:table-cell>
          <table:table-cell office:value-type="string" calcext:value-type="string">
            <text:p>Impact of poor governance on deforestation in Africa</text:p>
          </table:table-cell>
          <table:table-cell office:value-type="string" calcext:value-type="string">
            <text:p>impact of poor governance on deforestation in africa</text:p>
          </table:table-cell>
          <table:table-cell office:value-type="string" calcext:value-type="string">
            <text:p>Abstract According to the United Nations Food and Agriculture Organization (FAO), the world loses 18 million acres through deforestation each year. Africa is the only continent in the world where deforestation is on the increase threatening the continent�s scarce water resources, efforts by the region to combat climate change, and exacerbating the vulnerability of rural communities to poverty and effects of climate change. Deforestation over the decades has been blamed on poverty and burgeoning population increase. Demand for wood in Africa which is a source of energy could triple by 2050, straining the continents dwindling forest resources according to UN report. The study based on library research examines the extents to which poor governance and corruption which have been pervasive in Africa and have significantly contributed to the loss of the continent�s forest cover. Thirty published research papers were reviewed with the following objectives; i) analyse the extent of corruption in the forest sector, ii) to examine the extent to which corruption contributes to deforestation in Africa, iii) examine ways in which poor governance and weak institutional arrangements exacerbate corruption in the forest sector, iv) explore the extent to which corruption undermines the effectiveness of Community Forest Associations in combating deforestation in Africa, and v) explore opportunities and challenges of community forest association in combating corruption in the forest sector. The study further evaluated policy documents and frameworks previous researchers have employed to examine forest governance, compared to the emerging recent models of forest governance. From the previous research, it is apparent that corruption has the potential to decimate a nation�s forests. Few studies in Africa have however examined the extent of this phenomenon. There is an urgent need for such studies that provide further explanation on the extent to which corruption plays in the continuing loss of forest cover against the backdrop of all the reforms to improve the performance of the forestry sector.</text:p>
          </table:table-cell>
          <table:table-cell table:number-columns-repeated="4"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1" calcext:value-type="float">
            <text:p>1</text:p>
          </table:table-cell>
          <table:table-cell office:value-type="string" calcext:value-type="string">
            <text:p>NA</text:p>
          </table:table-cell>
          <table:table-cell office:value-type="string" calcext:value-type="string">
            <text:p>researchgate.net</text:p>
          </table:table-cell>
          <table:table-cell office:value-type="float" office:value="2018" calcext:value-type="float">
            <text:p>2018</text:p>
          </table:table-cell>
          <table:table-cell office:value-type="string" calcext:value-type="string">
            <text:p>https://www.researchgate.net/profile/Paul-Maina-Phd/publication/361024143_Impact_of_Poor_Governance_on_Deforestation_in_Africa/links/629868f2416ec50bdb03fcd8/Impact-of-Poor-Governance-on-Deforestation-in-Africa.pdf</text:p>
          </table:table-cell>
          <table:table-cell office:value-type="string" calcext:value-type="string">
            <text:p>https://scholar.google.com/scholar?cites=9043237846861602733&amp;as_sdt=2005&amp;sciodt=0,5&amp;hl=en</text:p>
          </table:table-cell>
          <table:table-cell office:value-type="float" office:value="108" calcext:value-type="float">
            <text:p>108</text:p>
          </table:table-cell>
          <table:table-cell office:value-type="string" calcext:value-type="string">
            <text:p>PDF</text:p>
          </table:table-cell>
          <table:table-cell table:number-columns-repeated="7" office:value-type="string" calcext:value-type="string">
            <text:p>NA</text:p>
          </table:table-cell>
          <table:table-cell office:value-type="float" office:value="6" calcext:value-type="float">
            <text:p>6</text:p>
          </table:table-cell>
          <table:table-cell office:value-type="float" office:value="0.86" calcext:value-type="float">
            <text:p>0.86</text:p>
          </table:table-cell>
          <table:table-cell office:value-type="float" office:value="3" calcext:value-type="float">
            <text:p>3</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www.researchgate.net/profile/Paul-Maina-Phd/publication/361024143_Impact_of_Poor_Governance_on_Deforestation_in_Africa/links/629868f2416ec50bdb03fcd8/Impact-of-Poor-Governance-on-Deforestation-in-Africa.pdf</text:p>
          </table:table-cell>
          <table:table-cell office:value-type="string" calcext:value-type="string">
            <text:p>https://scholar.google.com/scholar?q=related:rd-NmegIgH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4">
          <table:table-cell office:value-type="float" office:value="361" calcext:value-type="float">
            <text:p>361</text:p>
          </table:table-cell>
          <table:table-cell office:value-type="string" calcext:value-type="string">
            <text:p>paper_8</text:p>
          </table:table-cell>
          <table:table-cell office:value-type="float" office:value="185" calcext:value-type="float">
            <text:p>185</text:p>
          </table:table-cell>
          <table:table-cell office:value-type="float" office:value="18" calcext:value-type="float">
            <text:p>18</text:p>
          </table:table-cell>
          <table:table-cell office:value-type="string" calcext:value-type="string">
            <text:p>D Roy</text:p>
          </table:table-cell>
          <table:table-cell office:value-type="string" calcext:value-type="string">
            <text:p>'On the horns of a dilemma'! Climate change, forest conservation and the marginal people in Indian Sundarbans</text:p>
          </table:table-cell>
          <table:table-cell office:value-type="string" calcext:value-type="string">
            <text:p>'on the horns of a dilemma'! climate change, forest conservation and the marginal people in indian sundarbans</text:p>
          </table:table-cell>
          <table:table-cell office:value-type="string" calcext:value-type="string">
            <text:p>The marginal people of the Indian part of Sunderbans (SDB) do now subsist �between two fires� � climate change and climate change adaptation and mitigation policies. They have already felt the fire of climate change in terms of loss of livelihoods, homelessness, and even life harm. They have begun recently to experience the fire of climate change adaptation and mitigation policies. The fallout of this situation, thus, comes in form of mass-exodus, and social and political conflicts at the margin. This article tells a story of how the postcolonial government in India, like its predecessor i.e. the British colonialists, would orchestrate a concerted effort in accumulation-based development in the name of conservation of SDB. Critically engaging the trajectory of policy interventions including the Forest (Conservation) Act, 1980, the Draft National Forest Policy, 2018 and the Scheduled Tribes and other traditional forest dwellers (Recognition of forest rights) act, 2006, it explores the dynamic way in which the government uses the climate change and conservation excuse to evict the Scheduled Tribes and other traditional forest dwellers from the forestlands. In conclusion, this article argues why we should go beyond the capitalist �growth� narrative in order to formulate a more grounded climate and social justice legislation.</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Forum for Development Studi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20" calcext:value-type="float">
            <text:p>2020</text:p>
          </table:table-cell>
          <table:table-cell office:value-type="string" calcext:value-type="string">
            <text:p>https://www.tandfonline.com/doi/abs/10.1080/08039410.2020.1786452</text:p>
          </table:table-cell>
          <table:table-cell office:value-type="string" calcext:value-type="string">
            <text:p>https://scholar.google.com/scholar?cites=1504264958790176406&amp;as_sdt=2005&amp;sciodt=0,5&amp;hl=en</text:p>
          </table:table-cell>
          <table:table-cell office:value-type="float" office:value="668" calcext:value-type="float">
            <text:p>668</text:p>
          </table:table-cell>
          <table:table-cell office:value-type="string" calcext:value-type="string">
            <text:p>NA</text:p>
          </table:table-cell>
          <table:table-cell office:value-type="string" calcext:value-type="string">
            <text:p>10.1080/08039410.2020.1786452</text:p>
          </table:table-cell>
          <table:table-cell table:number-columns-repeated="6" office:value-type="string" calcext:value-type="string">
            <text:p>NA</text:p>
          </table:table-cell>
          <table:table-cell office:value-type="float" office:value="18" calcext:value-type="float">
            <text:p>18</text:p>
          </table:table-cell>
          <table:table-cell office:value-type="float" office:value="3.6" calcext:value-type="float">
            <text:p>3.6</text:p>
          </table:table-cell>
          <table:table-cell office:value-type="float" office:value="18" calcext:value-type="float">
            <text:p>18</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ttps://researchportal.helsinki.fi/files/156522203/Dayabati_Roy_on_climate_change.pdf</text:p>
          </table:table-cell>
          <table:table-cell office:value-type="string" calcext:value-type="string">
            <text:p>https://scholar.google.com/scholar?q=related:lo7BlAI54B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7">
          <table:table-cell office:value-type="float" office:value="362" calcext:value-type="float">
            <text:p>362</text:p>
          </table:table-cell>
          <table:table-cell office:value-type="string" calcext:value-type="string">
            <text:p>paper_801</text:p>
          </table:table-cell>
          <table:table-cell office:value-type="float" office:value="48" calcext:value-type="float">
            <text:p>48</text:p>
          </table:table-cell>
          <table:table-cell office:value-type="float" office:value="1" calcext:value-type="float">
            <text:p>1</text:p>
          </table:table-cell>
          <table:table-cell office:value-type="string" calcext:value-type="string">
            <text:p>MTE MBUVI</text:p>
          </table:table-cell>
          <table:table-cell office:value-type="string" calcext:value-type="string">
            <text:p>Impacts of Decentralized Governance on Forest Conservation and Community Livelihoods in Kakamega and Loita Forests, Kenya</text:p>
          </table:table-cell>
          <table:table-cell office:value-type="string" calcext:value-type="string">
            <text:p>impacts of decentralized governance on forest conservation and community livelihoods in kakamega and loita forests, kenya</text:p>
          </table:table-cell>
          <table:table-cell office:value-type="string" calcext:value-type="string">
            <text:p>The impact of decentralization on forest management and livelihoods has not been</text:p>
            <text:p>adequately studied. The study overarching aim was to assess the impacts types of forest</text:p>
            <text:p>governance on forest conservation and community livelihoods, analyse the institutional</text:p>
            <text:p>factors that support and constraint decentralization of forest governance and recommend</text:p>
            <text:p>how to appropriately implement decentralized forest management in Kenya.</text:p>
          </table:table-cell>
          <table:table-cell table:number-columns-repeated="4"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ir-library.ku.ac.ke</text:p>
          </table:table-cell>
          <table:table-cell office:value-type="float" office:value="2018" calcext:value-type="float">
            <text:p>2018</text:p>
          </table:table-cell>
          <table:table-cell office:value-type="string" calcext:value-type="string">
            <text:p>https://ir-library.ku.ac.ke/bitstreams/881b5706-a5fe-4c86-85f9-d47582c799eb/download</text:p>
          </table:table-cell>
          <table:table-cell office:value-type="string" calcext:value-type="string">
            <text:p>https://scholar.google.com/scholar?cites=18229819089201836626&amp;as_sdt=2005&amp;sciodt=0,5&amp;hl=en</text:p>
          </table:table-cell>
          <table:table-cell office:value-type="float" office:value="524" calcext:value-type="float">
            <text:p>524</text:p>
          </table:table-cell>
          <table:table-cell office:value-type="string" calcext:value-type="string">
            <text:p>PDF</text:p>
          </table:table-cell>
          <table:table-cell table:number-columns-repeated="7" office:value-type="string" calcext:value-type="string">
            <text:p>NA</text:p>
          </table:table-cell>
          <table:table-cell office:value-type="float" office:value="1" calcext:value-type="float">
            <text:p>1</text:p>
          </table:table-cell>
          <table:table-cell office:value-type="float" office:value="0.14" calcext:value-type="float">
            <text:p>0.14</text:p>
          </table:table-cell>
          <table:table-cell table:number-columns-repeated="2" office:value-type="float" office:value="1" calcext:value-type="float">
            <text:p>1</text:p>
          </table:table-cell>
          <table:table-cell office:value-type="float" office:value="7" calcext:value-type="float">
            <text:p>7</text:p>
          </table:table-cell>
          <table:table-cell office:value-type="string" calcext:value-type="string">
            <text:p>https://ir-library.ku.ac.ke/bitstreams/881b5706-a5fe-4c86-85f9-d47582c799eb/download</text:p>
          </table:table-cell>
          <table:table-cell office:value-type="string" calcext:value-type="string">
            <text:p>https://scholar.google.com/scholar?q=related:UrKCO-BT_f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7">
          <table:table-cell office:value-type="float" office:value="363" calcext:value-type="float">
            <text:p>363</text:p>
          </table:table-cell>
          <table:table-cell office:value-type="string" calcext:value-type="string">
            <text:p>paper_807</text:p>
          </table:table-cell>
          <table:table-cell office:value-type="float" office:value="112" calcext:value-type="float">
            <text:p>112</text:p>
          </table:table-cell>
          <table:table-cell office:value-type="float" office:value="131" calcext:value-type="float">
            <text:p>131</text:p>
          </table:table-cell>
          <table:table-cell office:value-type="string" calcext:value-type="string">
            <text:p>D Herrera, A Pfaff, J Robalino</text:p>
          </table:table-cell>
          <table:table-cell office:value-type="string" calcext:value-type="string">
            <text:p>Impacts of protected areas vary with the level of government: Comparing avoided deforestation across agencies in the Brazilian Amazon</text:p>
          </table:table-cell>
          <table:table-cell office:value-type="string" calcext:value-type="string">
            <text:p>impacts of protected areas vary with the level of government: comparing avoided deforestation across agencies in the brazilian amazon</text:p>
          </table:table-cell>
          <table:table-cell office:value-type="string" calcext:value-type="string">
            <text:p>Protected areas (PAs) are the leading tools to conserve forests. However, given their mixed effectiveness, we want to know when they have impacts internally and, if they do, when they have spillovers. Political economy posits roles for the level of government. One hypothesis is that federal PAs avoid more internal deforestation than state PAs since federal agencies consider gains for other jurisdictions. Such political differences as well as economic mechanisms can cause PA spillovers to vary greatly, even from �leakage,� more deforestation elsewhere, to �blockage,� less deforestation elsewhere. We examine internal impacts and local spillovers for Brazilian Amazon federal and state agencies. Outside the region�s �arc of deforestation,� we confirm little internal impact and show no spillovers. In the �arc,� we test impacts by state, as states are large and feature considerably different dynamics. For internal impacts, estimates for federal PAs and indigenous lands are higher than for state PAs. For local spillover impacts, estimates for most arc states either are not significant or are not robust; however, for Par�, federal PAs and indigenous lands feature both internal impacts and local spillovers. Yet, the spillovers in Par� go in opposite directions across agencies, leakage for indigenous lands but blockage for federal PAs, suggesting a stronger external signal from the environmental agency. Across all these tools, only federal PAs lower deforestation internally and nearby. Results suggest that agencies� objectives and capacities are critical parts of the contexts for conservation strategi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Proceedings of the National Academy of …</text:p>
          </table:table-cell>
          <table:table-cell table:number-columns-repeated="2" office:value-type="float" office:value="1" calcext:value-type="float">
            <text:p>1</text:p>
          </table:table-cell>
          <table:table-cell office:value-type="string" calcext:value-type="string">
            <text:p>pnas.org</text:p>
          </table:table-cell>
          <table:table-cell office:value-type="float" office:value="2019" calcext:value-type="float">
            <text:p>2019</text:p>
          </table:table-cell>
          <table:table-cell office:value-type="string" calcext:value-type="string">
            <text:p>https://www.pnas.org/doi/abs/10.1073/pnas.1802877116</text:p>
          </table:table-cell>
          <table:table-cell office:value-type="string" calcext:value-type="string">
            <text:p>https://scholar.google.com/scholar?cites=14019082515635185019&amp;as_sdt=2005&amp;sciodt=0,5&amp;hl=en</text:p>
          </table:table-cell>
          <table:table-cell office:value-type="float" office:value="289" calcext:value-type="float">
            <text:p>289</text:p>
          </table:table-cell>
          <table:table-cell office:value-type="string" calcext:value-type="string">
            <text:p>NA</text:p>
          </table:table-cell>
          <table:table-cell office:value-type="string" calcext:value-type="string">
            <text:p>10.1073/pnas.1802877116</text:p>
          </table:table-cell>
          <table:table-cell table:number-columns-repeated="6" office:value-type="string" calcext:value-type="string">
            <text:p>NA</text:p>
          </table:table-cell>
          <table:table-cell office:value-type="float" office:value="131" calcext:value-type="float">
            <text:p>131</text:p>
          </table:table-cell>
          <table:table-cell office:value-type="float" office:value="21.83" calcext:value-type="float">
            <text:p>21.83</text:p>
          </table:table-cell>
          <table:table-cell office:value-type="float" office:value="44" calcext:value-type="float">
            <text:p>44</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www.pnas.org/doi/full/10.1073/pnas.1802877116</text:p>
          </table:table-cell>
          <table:table-cell office:value-type="string" calcext:value-type="string">
            <text:p>https://scholar.google.com/scholar?q=related:eyVTjUXJjc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table-cell office:value-type="float" office:value="364" calcext:value-type="float">
            <text:p>364</text:p>
          </table:table-cell>
          <table:table-cell office:value-type="string" calcext:value-type="string">
            <text:p>paper_81</text:p>
          </table:table-cell>
          <table:table-cell office:value-type="float" office:value="196" calcext:value-type="float">
            <text:p>196</text:p>
          </table:table-cell>
          <table:table-cell office:value-type="float" office:value="4" calcext:value-type="float">
            <text:p>4</text:p>
          </table:table-cell>
          <table:table-cell office:value-type="string" calcext:value-type="string">
            <text:p>I Chort, B Öktem</text:p>
          </table:table-cell>
          <table:table-cell office:value-type="string" calcext:value-type="string">
            <text:p>Agricultural shocks, coping policies and deforestation: Evidence from the coffee leaf rust epidemic in Mexico</text:p>
          </table:table-cell>
          <table:table-cell office:value-type="string" calcext:value-type="string">
            <text:p>agricultural shocks, coping policies and deforestation: evidence from the coffee leaf rust epidemic in mexico</text:p>
          </table:table-cell>
          <table:table-cell office:value-type="string" calcext:value-type="string">
            <text:p>Deforestation in the tropics is a critical issue that interacts with global environmental changes, and the mediating role of negative agricultural shocks is ambiguous. We investigate the impact of the massive epidemic of coffee leaf rust (CLR) that affected Mexico from 2012 on deforestation. CLR is a fungal disease that negatively affects coffee production. We exploit the gradual spread of the epidemic across coffee?growing municipalities and estimate a difference?in?differences model. We find that deforestation increased by 32% in CLR?affected municipalities, but we find no increase in agricultural land. We find evidence of deforestation in cropland area, and our effects are driven by states where rustic coffee systems were predominant. These results suggest that deforestation occurred within coffee cultivation areas and point out the concurrent role of government subsidies and incentives through the PROCAFE program, launched in 2014, that promoted the replacement of traditional coffee trees by CLR?resistant hybrids. We study the dynamic effects of CLR and exploit the delayed launch of PROCAFE to try to disentangle the impact of the epidemic from that of the policy response. Our results emphasize the vulnerability of agroforestry systems to exogenous shocks and suggest that PROCAFE, as a short?term response to CLR, contributed to increasing deforestation and accelerating the transition of Mexican traditional coffee landscapes to monocultur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American Journal of Agricultural Economic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iley Online Library</text:p>
          </table:table-cell>
          <table:table-cell office:value-type="float" office:value="2024" calcext:value-type="float">
            <text:p>2024</text:p>
          </table:table-cell>
          <table:table-cell office:value-type="string" calcext:value-type="string">
            <text:p>https://onlinelibrary.wiley.com/doi/abs/10.1111/ajae.12441</text:p>
          </table:table-cell>
          <table:table-cell office:value-type="string" calcext:value-type="string">
            <text:p>https://scholar.google.com/scholar?cites=15388004676507600218&amp;as_sdt=2005&amp;sciodt=0,5&amp;hl=en</text:p>
          </table:table-cell>
          <table:table-cell office:value-type="float" office:value="623" calcext:value-type="float">
            <text:p>623</text:p>
          </table:table-cell>
          <table:table-cell office:value-type="string" calcext:value-type="string">
            <text:p>NA</text:p>
          </table:table-cell>
          <table:table-cell office:value-type="string" calcext:value-type="string">
            <text:p>10.1111/ajae.12441</text:p>
          </table:table-cell>
          <table:table-cell table:number-columns-repeated="6" office:value-type="string" calcext:value-type="string">
            <text:p>NA</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https://univ-pau.hal.science/hal-03715600/document</text:p>
          </table:table-cell>
          <table:table-cell office:value-type="string" calcext:value-type="string">
            <text:p>https://scholar.google.com/scholar?q=related:WgVJYbksjd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4">
          <table:table-cell office:value-type="float" office:value="365" calcext:value-type="float">
            <text:p>365</text:p>
          </table:table-cell>
          <table:table-cell office:value-type="string" calcext:value-type="string">
            <text:p>paper_810</text:p>
          </table:table-cell>
          <table:table-cell office:value-type="float" office:value="41" calcext:value-type="float">
            <text:p>41</text:p>
          </table:table-cell>
          <table:table-cell office:value-type="float" office:value="39" calcext:value-type="float">
            <text:p>39</text:p>
          </table:table-cell>
          <table:table-cell office:value-type="string" calcext:value-type="string">
            <text:p>RB Matthews, M van Noordwijk, E Lambin…</text:p>
          </table:table-cell>
          <table:table-cell office:value-type="string" calcext:value-type="string">
            <text:p>Implementing REDD+ (Reducing Emissions from Deforestation and Degradation): evidence on governance, evaluation and impacts from the REDD-ALERT …</text:p>
          </table:table-cell>
          <table:table-cell office:value-type="string" calcext:value-type="string">
            <text:p>implementing redd+ (reducing emissions from deforestation and degradation): evidence on governance, evaluation and impacts from the redd-alert …</text:p>
          </table:table-cell>
          <table:table-cell office:value-type="string" calcext:value-type="string">
            <text:p>The REDD-ALERT (Reducing Emissions from Deforestation and Degradation from Alternative Land Uses in the Rainforests of the Tropics) project started in 2009 and finished in 2012, and had the aim of evaluating mechanisms that translate international-level agreements into instruments that would help change the behaviour of land users while minimising adverse repercussions on their livelihoods. Findings showed that some developing tropical countries have recently been through a forest transition, thus shifting from declining to expanding forests at a national scale. However, in most of these (e.g. Vietnam), a significant part of the recent increase in national forest cover is associated with an increase in importation of food and timber products from abroad, representing leakage of carbon stocks across international borders. Avoiding deforestation and restoring forests will require a mixture of regulatory approaches, emerging market-based instruments, suasive options, and hybrid management measures. Policy analysis and modelling work showed the high degree of complexity at local levels and highlighted the need to take this heterogeneity into account�it is unlikely that there will be a one size fits all approach to make Reducing Emissions from Deforestation and Degradation (REDD+) work. Significant progress was made in the quantification of carbon and greenhouse gas (GHG) fluxes following land-use change in the tropics, contributing to narrower confidence intervals on peat-based emissions and their reporting standards. There are indications that there is only a short and relatively small window of opportunity of making REDD+ work�these included the fact that forest-related emissions as a fraction of total global GHG emissions have been decreasing over time due to the increase in fossil fuel emissions, and that the cost efficiency of REDD+ may be much less than originally thought due to the need to factor in safeguard costs, transaction costs and monitoring costs. Nevertheless, REDD+ has raised global awareness of the world�s forests and the factors affecting them, and future developments should contribute to the emergence of new landscape-based approaches to protecting a wider range of ecosystem servic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 Adaptation Strategies for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14" calcext:value-type="float">
            <text:p>2014</text:p>
          </table:table-cell>
          <table:table-cell office:value-type="string" calcext:value-type="string">
            <text:p>https://link.springer.com/article/10.1007/s11027-014-9578-z</text:p>
          </table:table-cell>
          <table:table-cell office:value-type="string" calcext:value-type="string">
            <text:p>https://scholar.google.com/scholar?cites=4221298238272871130&amp;as_sdt=2005&amp;sciodt=0,5&amp;hl=en</text:p>
          </table:table-cell>
          <table:table-cell office:value-type="float" office:value="521" calcext:value-type="float">
            <text:p>521</text:p>
          </table:table-cell>
          <table:table-cell office:value-type="string" calcext:value-type="string">
            <text:p>HTML</text:p>
          </table:table-cell>
          <table:table-cell office:value-type="string" calcext:value-type="string">
            <text:p>10.1007/s11027-014-9578-z</text:p>
          </table:table-cell>
          <table:table-cell table:number-columns-repeated="6" office:value-type="string" calcext:value-type="string">
            <text:p>NA</text:p>
          </table:table-cell>
          <table:table-cell office:value-type="float" office:value="39" calcext:value-type="float">
            <text:p>39</text:p>
          </table:table-cell>
          <table:table-cell office:value-type="float" office:value="3.55" calcext:value-type="float">
            <text:p>3.55</text:p>
          </table:table-cell>
          <table:table-cell office:value-type="float" office:value="10" calcext:value-type="float">
            <text:p>10</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https://link.springer.com/article/10.1007/s11027-014-9578-z</text:p>
          </table:table-cell>
          <table:table-cell office:value-type="string" calcext:value-type="string">
            <text:p>https://scholar.google.com/scholar?q=related:2po832EQlT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6">
          <table:table-cell office:value-type="float" office:value="366" calcext:value-type="float">
            <text:p>366</text:p>
          </table:table-cell>
          <table:table-cell office:value-type="string" calcext:value-type="string">
            <text:p>paper_813</text:p>
          </table:table-cell>
          <table:table-cell office:value-type="float" office:value="170" calcext:value-type="float">
            <text:p>170</text:p>
          </table:table-cell>
          <table:table-cell office:value-type="float" office:value="219" calcext:value-type="float">
            <text:p>219</text:p>
          </table:table-cell>
          <table:table-cell office:value-type="string" calcext:value-type="string">
            <text:p>A Gupta, E Lövbrand, E Turnhout, MJ Vijge</text:p>
          </table:table-cell>
          <table:table-cell office:value-type="string" calcext:value-type="string">
            <text:p>In pursuit of carbon accountability: the politics of REDD+ measuring, reporting and verification systems</text:p>
          </table:table-cell>
          <table:table-cell office:value-type="string" calcext:value-type="string">
            <text:p>in pursuit of carbon accountability: the politics of redd+ measuring, reporting and verification systems</text:p>
          </table:table-cell>
          <table:table-cell office:value-type="string" calcext:value-type="string">
            <text:p>This article reviews critical social science analyses of carbon accounting and monitoring, reporting and verification (MRV) systems associated with reducing emissions from deforestation, forest degradation and conservation, sustainable use and enhancement of forest carbon stocks (REDD+). REDD+ MRV systems are often portrayed as technical. In questioning such a framing, we draw on perspectives from science and technology and governmentality studies to assess how MRV systems may exercise disciplinary power (through standardization, simplification and erasing the local) but also mobilize counter-expertise, produce resistance and thus have necessarily contingent effects. In doing so, we advance the concept of �carbon accountability� to denote both how forest carbon is accounted for in REDD+ and the need to hold to account those who are doing so.</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Current Opinion in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2" calcext:value-type="float">
            <text:p>2012</text:p>
          </table:table-cell>
          <table:table-cell office:value-type="string" calcext:value-type="string">
            <text:p>https://www.sciencedirect.com/science/article/pii/S1877343512001406</text:p>
          </table:table-cell>
          <table:table-cell office:value-type="string" calcext:value-type="string">
            <text:p>https://scholar.google.com/scholar?cites=4607723472213901657&amp;as_sdt=2005&amp;sciodt=0,5&amp;hl=en</text:p>
          </table:table-cell>
          <table:table-cell office:value-type="float" office:value="727" calcext:value-type="float">
            <text:p>727</text:p>
          </table:table-cell>
          <table:table-cell table:number-columns-repeated="8" office:value-type="string" calcext:value-type="string">
            <text:p>NA</text:p>
          </table:table-cell>
          <table:table-cell office:value-type="float" office:value="219" calcext:value-type="float">
            <text:p>219</text:p>
          </table:table-cell>
          <table:table-cell office:value-type="float" office:value="16.85" calcext:value-type="float">
            <text:p>16.85</text:p>
          </table:table-cell>
          <table:table-cell office:value-type="float" office:value="55" calcext:value-type="float">
            <text:p>55</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https://scholar.google.com/scholar?output=instlink&amp;q=info:WQGK0BXs8T8J:scholar.google.com/&amp;hl=en&amp;as_sdt=0,5&amp;as_ylo=1990&amp;as_yhi=2025&amp;scillfp=1996312186075714114&amp;oi=lle</text:p>
          </table:table-cell>
          <table:table-cell office:value-type="string" calcext:value-type="string">
            <text:p>https://scholar.google.com/scholar?q=related:WQGK0BXs8T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6">
          <table:table-cell office:value-type="float" office:value="367" calcext:value-type="float">
            <text:p>367</text:p>
          </table:table-cell>
          <table:table-cell office:value-type="string" calcext:value-type="string">
            <text:p>paper_818</text:p>
          </table:table-cell>
          <table:table-cell office:value-type="float" office:value="310" calcext:value-type="float">
            <text:p>310</text:p>
          </table:table-cell>
          <table:table-cell office:value-type="float" office:value="251" calcext:value-type="float">
            <text:p>251</text:p>
          </table:table-cell>
          <table:table-cell office:value-type="string" calcext:value-type="string">
            <text:p>C Johnson, T Forsyth</text:p>
          </table:table-cell>
          <table:table-cell office:value-type="string" calcext:value-type="string">
            <text:p>In the eyes of the state: Negotiating a “rights-based approach” to forest conservation in Thailand</text:p>
          </table:table-cell>
          <table:table-cell office:value-type="string" calcext:value-type="string">
            <text:p>in the eyes of the state: negotiating a “rights-based approach” to forest conservation in thailand</text:p>
          </table:table-cell>
          <table:table-cell office:value-type="string" calcext:value-type="string">
            <text:p>Recent debates about governance, poverty and environmental sustainability have emphasized a �rights-based� approach, in which equitable development is strongly associated with individual and communal rights. This paper reviews this approach and explores its practical application to Thailand's �Community Forestry Bill,� which seeks to establish communal rights of access and conservation in forest reserve areas. The paper examines conflicts concerning watershed forests and mangroves in Thailand, and argues that efforts to support rural livelihoods through community rights have been undermined by a state that has frequently supported commercial interests or opposed decentralization to minority groups. The paper documents how civil society organizations may negotiate rights within the wider public spheres in which rules, rights, and �community� are established, and defended.</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World development</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02" calcext:value-type="float">
            <text:p>2002</text:p>
          </table:table-cell>
          <table:table-cell office:value-type="string" calcext:value-type="string">
            <text:p>https://www.sciencedirect.com/science/article/pii/S0305750X02000578</text:p>
          </table:table-cell>
          <table:table-cell office:value-type="string" calcext:value-type="string">
            <text:p>https://scholar.google.com/scholar?cites=10710230744006058508&amp;as_sdt=2005&amp;sciodt=0,5&amp;hl=en</text:p>
          </table:table-cell>
          <table:table-cell office:value-type="float" office:value="409" calcext:value-type="float">
            <text:p>409</text:p>
          </table:table-cell>
          <table:table-cell table:number-columns-repeated="8" office:value-type="string" calcext:value-type="string">
            <text:p>NA</text:p>
          </table:table-cell>
          <table:table-cell office:value-type="float" office:value="251" calcext:value-type="float">
            <text:p>251</text:p>
          </table:table-cell>
          <table:table-cell office:value-type="float" office:value="10.91" calcext:value-type="float">
            <text:p>10.91</text:p>
          </table:table-cell>
          <table:table-cell office:value-type="float" office:value="126" calcext:value-type="float">
            <text:p>126</text:p>
          </table:table-cell>
          <table:table-cell office:value-type="float" office:value="2" calcext:value-type="float">
            <text:p>2</text:p>
          </table:table-cell>
          <table:table-cell office:value-type="float" office:value="23" calcext:value-type="float">
            <text:p>23</text:p>
          </table:table-cell>
          <table:table-cell office:value-type="string" calcext:value-type="string">
            <text:p>https://eprints.lse.ac.uk/4739/1/In_the_eyes_of_the_state_-_negotiating_a_rights_based_approach_(LSERO).pdf</text:p>
          </table:table-cell>
          <table:table-cell office:value-type="string" calcext:value-type="string">
            <text:p>https://scholar.google.com/scholar?q=related:DOLyzh1iop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4">
          <table:table-cell office:value-type="float" office:value="368" calcext:value-type="float">
            <text:p>368</text:p>
          </table:table-cell>
          <table:table-cell office:value-type="string" calcext:value-type="string">
            <text:p>paper_821</text:p>
          </table:table-cell>
          <table:table-cell office:value-type="float" office:value="311" calcext:value-type="float">
            <text:p>311</text:p>
          </table:table-cell>
          <table:table-cell office:value-type="float" office:value="149" calcext:value-type="float">
            <text:p>149</text:p>
          </table:table-cell>
          <table:table-cell office:value-type="string" calcext:value-type="string">
            <text:p>R Astuti, A McGregor</text:p>
          </table:table-cell>
          <table:table-cell office:value-type="string" calcext:value-type="string">
            <text:p>Indigenous land claims or green grabs? Inclusions and exclusions within forest carbon politics in Indonesia</text:p>
          </table:table-cell>
          <table:table-cell office:value-type="string" calcext:value-type="string">
            <text:p>indigenous land claims or green grabs? inclusions and exclusions within forest carbon politics in indonesia</text:p>
          </table:table-cell>
          <table:table-cell office:value-type="string" calcext:value-type="string">
            <text:p>In this paper we outline the new political conjuncture in forest governance emerging in Indonesia and trace how it is influencing the land claim strategies of an Indigenous community in Central Kalimantan. The new political conjuncture is comprised on three inter-related elements: a Constitutional Court decision to recognise Indigenous land claims; the development of the Reducing Emissions from Forest Degradation and Deforestation Plus (REDD+) forest carbon programme; and a national initiative known as One-map. Drawing on concepts of governmentality, assemblage and territoriality we trace how the Indigenous People�s Alliance of the Archipelago (AMAN) are using this moment to assemble a land claim in Bahanei. We find that the conjuncture is providing opportunities for Indigenous communities to engage with a new assemblage of interests normally associated with green grabs to claim land back from state and private interests. However, the romantic green Indigenous subjectivities the new political conjuncture requires to attract carbon investment rarely fit the heterogeneous make up of village life. This is leading to intimate exclusions based on ethnicity and class, raising troubling questions about the extent of overlap between land claims and green grab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The Journal of Peasant Studi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17" calcext:value-type="float">
            <text:p>2017</text:p>
          </table:table-cell>
          <table:table-cell office:value-type="string" calcext:value-type="string">
            <text:p>https://www.tandfonline.com/doi/abs/10.1080/03066150.2016.1197908</text:p>
          </table:table-cell>
          <table:table-cell office:value-type="string" calcext:value-type="string">
            <text:p>https://scholar.google.com/scholar?cites=2879582707254075501&amp;as_sdt=2005&amp;sciodt=0,5&amp;hl=en</text:p>
          </table:table-cell>
          <table:table-cell office:value-type="float" office:value="325" calcext:value-type="float">
            <text:p>325</text:p>
          </table:table-cell>
          <table:table-cell office:value-type="string" calcext:value-type="string">
            <text:p>NA</text:p>
          </table:table-cell>
          <table:table-cell office:value-type="string" calcext:value-type="string">
            <text:p>10.1080/03066150.2016.1197908</text:p>
          </table:table-cell>
          <table:table-cell table:number-columns-repeated="6" office:value-type="string" calcext:value-type="string">
            <text:p>NA</text:p>
          </table:table-cell>
          <table:table-cell office:value-type="float" office:value="149" calcext:value-type="float">
            <text:p>149</text:p>
          </table:table-cell>
          <table:table-cell office:value-type="float" office:value="18.63" calcext:value-type="float">
            <text:p>18.63</text:p>
          </table:table-cell>
          <table:table-cell office:value-type="float" office:value="75" calcext:value-type="float">
            <text:p>75</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https://www.academia.edu/download/48354616/Indigenous_land_claims_or_green_grabs_Inclusions_and_exclusions_within_forest_carbon_politics_in_Indonesia1.pdf</text:p>
          </table:table-cell>
          <table:table-cell office:value-type="string" calcext:value-type="string">
            <text:p>https://scholar.google.com/scholar?q=related:baA8LzdV9i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table-cell office:value-type="float" office:value="369" calcext:value-type="float">
            <text:p>369</text:p>
          </table:table-cell>
          <table:table-cell office:value-type="string" calcext:value-type="string">
            <text:p>paper_825</text:p>
          </table:table-cell>
          <table:table-cell office:value-type="float" office:value="312" calcext:value-type="float">
            <text:p>312</text:p>
          </table:table-cell>
          <table:table-cell office:value-type="float" office:value="153" calcext:value-type="float">
            <text:p>153</text:p>
          </table:table-cell>
          <table:table-cell office:value-type="string" calcext:value-type="string">
            <text:p>L Downey</text:p>
          </table:table-cell>
          <table:table-cell office:value-type="string" calcext:value-type="string">
            <text:p>Inequality, democracy, and the environment</text:p>
          </table:table-cell>
          <table:table-cell office:value-type="string" calcext:value-type="string">
            <text:p>inequality, democracy, and the environment</text:p>
          </table:table-cell>
          <table:table-cell office:value-type="string" calcext:value-type="string">
            <text:p>This article sets forth a new theoretical model that holds that local, regional, and global environmental crises are to a significant degree the product of organizational, institutional, and network-based inequality, which provide economic, political, military, and ideological elites with the means to create and control organizational and network-based mechanisms through which they (a) monopolize decision-making power; (b) shift environmental and nonenvironmental costs onto others; (c) shape individuals� knowledge, attitudes, values, beliefs, and behavior; and (d) frame what is and is not considered to be good for the environment. These undemocratic mechanisms produce severe environmental harm because they provide elites with the means to achieve goals that are often environmentally destructive and because they are sometimes environmentally destructive in and of themselves, as is the case with military power. After situating their study in the broader literature, the authors describe their theoretical model in detail and present three case studies that identify some of the most important mechanisms through which elites exert power and harm the environment.</text:p>
          </table:table-cell>
          <table:table-cell table:number-columns-repeated="4" office:value-type="float" office:value="0" calcext:value-type="float">
            <text:p>0</text:p>
          </table:table-cell>
          <table:table-cell table:number-columns-repeated="2" table:style-name="ce8" office:value-type="float" office:value="1" calcext:value-type="float">
            <text:p>1</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15" calcext:value-type="float">
            <text:p>2015</text:p>
          </table:table-cell>
          <table:table-cell office:value-type="string" calcext:value-type="string">
            <text:p>https://books.google.com/books?hl=en&amp;lr=&amp;id=0-cWCgAAQBAJ&amp;oi=fnd&amp;pg=PP9&amp;dq=%22elections%22%7C%22democracy%22%7C%22leader+selection%22%7C%22campaign%22%7C%22political+cycle%22+%22deforestation%22%7C%22forest+conversion%22%7C%22forest+plantation%22%7C%22forest+conservation%22%7C%22forest+degradation%22%7C%22reforestation%22%7C%22forest+carbon%22%7C%22tree+cover+loss%22&amp;ots=pxiSY30W3A&amp;sig=sPrN8tXyxVJIIqMKuOOxByj3sDA</text:p>
          </table:table-cell>
          <table:table-cell office:value-type="string" calcext:value-type="string">
            <text:p>https://scholar.google.com/scholar?cites=4546779128477271373&amp;as_sdt=2005&amp;sciodt=0,5&amp;hl=en</text:p>
          </table:table-cell>
          <table:table-cell office:value-type="float" office:value="236" calcext:value-type="float">
            <text:p>236</text:p>
          </table:table-cell>
          <table:table-cell office:value-type="string" calcext:value-type="string">
            <text:p>BOOK</text:p>
          </table:table-cell>
          <table:table-cell table:number-columns-repeated="7" office:value-type="string" calcext:value-type="string">
            <text:p>NA</text:p>
          </table:table-cell>
          <table:table-cell office:value-type="float" office:value="153" calcext:value-type="float">
            <text:p>153</text:p>
          </table:table-cell>
          <table:table-cell office:value-type="float" office:value="15.3" calcext:value-type="float">
            <text:p>15.3</text:p>
          </table:table-cell>
          <table:table-cell office:value-type="float" office:value="153" calcext:value-type="float">
            <text:p>153</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NA</text:p>
          </table:table-cell>
          <table:table-cell office:value-type="string" calcext:value-type="string">
            <text:p>https://scholar.google.com/scholar?q=related:TUUMCYdnGT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3">
          <table:table-cell office:value-type="float" office:value="370" calcext:value-type="float">
            <text:p>370</text:p>
          </table:table-cell>
          <table:table-cell office:value-type="string" calcext:value-type="string">
            <text:p>paper_833</text:p>
          </table:table-cell>
          <table:table-cell office:value-type="float" office:value="108" calcext:value-type="float">
            <text:p>108</text:p>
          </table:table-cell>
          <table:table-cell office:value-type="float" office:value="118" calcext:value-type="float">
            <text:p>118</text:p>
          </table:table-cell>
          <table:table-cell office:value-type="string" calcext:value-type="string">
            <text:p>AL Meyer, GC Van Kooten…</text:p>
          </table:table-cell>
          <table:table-cell office:value-type="string" calcext:value-type="string">
            <text:p>Institutional, social and economic roots of deforestation: a cross-country comparison</text:p>
          </table:table-cell>
          <table:table-cell office:value-type="string" calcext:value-type="string">
            <text:p>institutional, social and economic roots of deforestation: a cross-country comparison</text:p>
          </table:table-cell>
          <table:table-cell office:value-type="string" calcext:value-type="string">
            <text:p>The emphasis on pure economic explanations for economic development has recently shifted to cultural, social and institutional factors. An ordinary least squares (OLS) regression equation is used to examine the relationship between deforestation and economic, institutional and social capital variables for 117 countries. Institutional, economic, and social capital variables are significantly related to deforestation, although there is no evidence to support the existence of an environmental Kuznets Curve (EKC). While the results cannot be used to discuss any one country specifically, they do provide insight into the general roles of social and institutional factors in deforestation.</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International Forestry …</text:p>
          </table:table-cell>
          <table:table-cell table:number-columns-repeated="2" office:value-type="float" office:value="1" calcext:value-type="float">
            <text:p>1</text:p>
          </table:table-cell>
          <table:table-cell office:value-type="string" calcext:value-type="string">
            <text:p>ingentaconnect.com</text:p>
          </table:table-cell>
          <table:table-cell office:value-type="float" office:value="2003" calcext:value-type="float">
            <text:p>2003</text:p>
          </table:table-cell>
          <table:table-cell office:value-type="string" calcext:value-type="string">
            <text:p>https://www.ingentaconnect.com/content/cfa/ifr/2003/00000005/00000001/art00004</text:p>
          </table:table-cell>
          <table:table-cell office:value-type="string" calcext:value-type="string">
            <text:p>https://scholar.google.com/scholar?cites=3493709245323715096&amp;as_sdt=2005&amp;sciodt=0,5&amp;hl=en</text:p>
          </table:table-cell>
          <table:table-cell office:value-type="float" office:value="233" calcext:value-type="float">
            <text:p>233</text:p>
          </table:table-cell>
          <table:table-cell table:number-columns-repeated="8" office:value-type="string" calcext:value-type="string">
            <text:p>NA</text:p>
          </table:table-cell>
          <table:table-cell office:value-type="float" office:value="118" calcext:value-type="float">
            <text:p>118</text:p>
          </table:table-cell>
          <table:table-cell office:value-type="float" office:value="5.36" calcext:value-type="float">
            <text:p>5.36</text:p>
          </table:table-cell>
          <table:table-cell office:value-type="float" office:value="39" calcext:value-type="float">
            <text:p>39</text:p>
          </table:table-cell>
          <table:table-cell office:value-type="float" office:value="3" calcext:value-type="float">
            <text:p>3</text:p>
          </table:table-cell>
          <table:table-cell office:value-type="float" office:value="22" calcext:value-type="float">
            <text:p>22</text:p>
          </table:table-cell>
          <table:table-cell office:value-type="string" calcext:value-type="string">
            <text:p>https://www.researchgate.net/profile/Gerrit-Van-Kooten/publication/40126910_Institutional_social_and_economic_roots_of_deforestation_A_cross-country_comparison/links/5c7ff78e458515831f8b0276/Institutional-social-and-economic-roots-of-deforestation-A-cross-country-comparison.pdf?_sg%5B0%5D=started_experiment_milestone&amp;origin=journalDetail</text:p>
          </table:table-cell>
          <table:table-cell office:value-type="string" calcext:value-type="string">
            <text:p>https://scholar.google.com/scholar?q=related:GKIEVAwmfD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1">
          <table:table-cell office:value-type="float" office:value="371" calcext:value-type="float">
            <text:p>371</text:p>
          </table:table-cell>
          <table:table-cell office:value-type="string" calcext:value-type="string">
            <text:p>paper_834</text:p>
          </table:table-cell>
          <table:table-cell office:value-type="float" office:value="313" calcext:value-type="float">
            <text:p>313</text:p>
          </table:table-cell>
          <table:table-cell office:value-type="float" office:value="0" calcext:value-type="float">
            <text:p>0</text:p>
          </table:table-cell>
          <table:table-cell office:value-type="string" calcext:value-type="string">
            <text:p>IE Bogetvedt, MJ Hauge</text:p>
          </table:table-cell>
          <table:table-cell office:value-type="string" calcext:value-type="string">
            <text:p>Institutions and deforestation in the Brazilian amazon: a geographic regression discontinuity analysis</text:p>
          </table:table-cell>
          <table:table-cell office:value-type="string" calcext:value-type="string">
            <text:p>institutions and deforestation in the brazilian amazon: a geographic regression discontinuity analysis</text:p>
          </table:table-cell>
          <table:table-cell office:value-type="string" calcext:value-type="string">
            <text:p>This study explores the impact of institutional quality at the municipal level on deforestation in the Legal Amazon. We add to this insufficiently understood topic by implementing a geographic regression discontinuity design. By taking advantage of high-resolution spatial data on deforestation combined with an objective measure of corruption used as a proxy for institutional quality, we analyse 138 Brazilian municipalities in the period of 2002-2004. Our empirical findings show no causal effect of institutional quality on deforestation, suggesting that other unobserved factors are more important drivers of deforestation. A supplementary analysis indicates that location is a vital underlying factor in the interplay between deforestation and institutional quality. However, further research is needed to establish inference with respect to the relationship between deforestation, institutional quality and location.</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openaccess.nhh.no</text:p>
          </table:table-cell>
          <table:table-cell office:value-type="float" office:value="2017" calcext:value-type="float">
            <text:p>2017</text:p>
          </table:table-cell>
          <table:table-cell office:value-type="string" calcext:value-type="string">
            <text:p>https://openaccess.nhh.no/nhh-xmlui/bitstream/handle/11250/2486941/masterthesis.PDF?sequence=1</text:p>
          </table:table-cell>
          <table:table-cell office:value-type="string" calcext:value-type="string">
            <text:p>NA</text:p>
          </table:table-cell>
          <table:table-cell office:value-type="float" office:value="452" calcext:value-type="float">
            <text:p>452</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https://openaccess.nhh.no/nhh-xmlui/bitstream/handle/11250/2486941/masterthesis.PDF?sequence=1</text:p>
          </table:table-cell>
          <table:table-cell office:value-type="string" calcext:value-type="string">
            <text:p>https://scholar.google.com/scholar?q=related:MpHBDxRrpl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8">
          <table:table-cell office:value-type="float" office:value="372" calcext:value-type="float">
            <text:p>372</text:p>
          </table:table-cell>
          <table:table-cell office:value-type="string" calcext:value-type="string">
            <text:p>paper_836</text:p>
          </table:table-cell>
          <table:table-cell office:value-type="float" office:value="314" calcext:value-type="float">
            <text:p>314</text:p>
          </table:table-cell>
          <table:table-cell office:value-type="float" office:value="890" calcext:value-type="float">
            <text:p>890</text:p>
          </table:table-cell>
          <table:table-cell office:value-type="string" calcext:value-type="string">
            <text:p>M Bhattarai, M Hammig</text:p>
          </table:table-cell>
          <table:table-cell office:value-type="string" calcext:value-type="string">
            <text:p>Institutions and the environmental Kuznets curve for deforestation: a crosscountry analysis for Latin America, Africa and Asia</text:p>
          </table:table-cell>
          <table:table-cell office:value-type="string" calcext:value-type="string">
            <text:p>institutions and the environmental kuznets curve for deforestation: a crosscountry analysis for latin america, africa and asia</text:p>
          </table:table-cell>
          <table:table-cell office:value-type="string" calcext:value-type="string">
            <text:p>The relationship between deforestation and income across 66 countries of Latin America, Africa and Asia is examined. Institutional characteristics as well as macroeconomic policies of each country are hypothesized to impact deforestation. Results show strong evidence of an environmental Kuznets Curve (EKC) relationship between income and deforestation for all three continents. Institutional structure and macroeconomic policy significantly affect the tropical deforestation process. Improvements in political institutions and governance significantly reduce deforestation. The factors leading to deforestation differ across regions, however, and there is no one-size-fits-all global policy recommendation for restraining the tropical deforestation process.</text:p>
          </table:table-cell>
          <table:table-cell table:number-columns-repeated="4" office:value-type="float" office:value="0" calcext:value-type="float">
            <text:p>0</text:p>
          </table:table-cell>
          <table:table-cell table:number-columns-repeated="2" table:style-name="ce8" office:value-type="float" office:value="1" calcext:value-type="float">
            <text:p>1</text:p>
          </table:table-cell>
          <table:table-cell office:value-type="string" calcext:value-type="string">
            <text:p>World development</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01" calcext:value-type="float">
            <text:p>2001</text:p>
          </table:table-cell>
          <table:table-cell office:value-type="string" calcext:value-type="string">
            <text:p>https://www.sciencedirect.com/science/article/pii/S0305750X01000195</text:p>
          </table:table-cell>
          <table:table-cell office:value-type="string" calcext:value-type="string">
            <text:p>https://scholar.google.com/scholar?cites=17939514536982333706&amp;as_sdt=2005&amp;sciodt=0,5&amp;hl=en</text:p>
          </table:table-cell>
          <table:table-cell office:value-type="float" office:value="153" calcext:value-type="float">
            <text:p>153</text:p>
          </table:table-cell>
          <table:table-cell table:number-columns-repeated="8" office:value-type="string" calcext:value-type="string">
            <text:p>NA</text:p>
          </table:table-cell>
          <table:table-cell office:value-type="float" office:value="890" calcext:value-type="float">
            <text:p>890</text:p>
          </table:table-cell>
          <table:table-cell office:value-type="float" office:value="37.08" calcext:value-type="float">
            <text:p>37.08</text:p>
          </table:table-cell>
          <table:table-cell office:value-type="float" office:value="445" calcext:value-type="float">
            <text:p>445</text:p>
          </table:table-cell>
          <table:table-cell office:value-type="float" office:value="2" calcext:value-type="float">
            <text:p>2</text:p>
          </table:table-cell>
          <table:table-cell office:value-type="float" office:value="24" calcext:value-type="float">
            <text:p>24</text:p>
          </table:table-cell>
          <table:table-cell office:value-type="string" calcext:value-type="string">
            <text:p>https://www.academia.edu/download/71544658/s0305-750x_2801_2900019-520211006-4776-otgcw1.pdf</text:p>
          </table:table-cell>
          <table:table-cell office:value-type="string" calcext:value-type="string">
            <text:p>https://scholar.google.com/scholar?q=related:CsnJe2z19f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4">
          <table:table-cell office:value-type="float" office:value="373" calcext:value-type="float">
            <text:p>373</text:p>
          </table:table-cell>
          <table:table-cell office:value-type="string" calcext:value-type="string">
            <text:p>paper_838</text:p>
          </table:table-cell>
          <table:table-cell office:value-type="float" office:value="29" calcext:value-type="float">
            <text:p>29</text:p>
          </table:table-cell>
          <table:table-cell office:value-type="float" office:value="0" calcext:value-type="float">
            <text:p>0</text:p>
          </table:table-cell>
          <table:table-cell office:value-type="string" calcext:value-type="string">
            <text:p>M. Park</text:p>
          </table:table-cell>
          <table:table-cell office:value-type="string" calcext:value-type="string">
            <text:p>Interest based-participation requiring accountability in greening</text:p>
          </table:table-cell>
          <table:table-cell office:value-type="string" calcext:value-type="string">
            <text:p>interest based-participation requiring accountability in greening</text:p>
          </table:table-cell>
          <table:table-cell office:value-type="string" calcext:value-type="string">
            <text:p>The Republic of Korea (ROK) has had a successful experience in greening its land because of strong state policy and public participation. This paper aims to analyze the interest positions, participation, and accountability of multiple actors in the process of greening movements in the ROK. These movements were divided into two phases: forest rehabilitation (1973�1997) and urban greening (1998�2017). During the first phase, farmers caused deforestation by slash-and-burn farming and illegal logging, and governmental agencies acted as helpers controlled the farmers� deforestation activities. During the second phase, government agencies and enterprises caused deforestation with urban development projects, including construction of housings and roads. Multiple actors including citizens, NGOs, and enterprises helped urban greening through campaigns, donations, and monitoring. As a result, managing interest positions is significant to motivate multiple actors to participate in the greening movement. Participation with clear accountability is meaningful for successful greening. Therefore interest-based participation requiring accountability contributes to greening. This phenomenon indicates interconnection for interest positions, participation and accountability should be considered in designing greening polici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Forest Science and Technolog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18" calcext:value-type="float">
            <text:p>2018</text:p>
          </table:table-cell>
          <table:table-cell office:value-type="string" calcext:value-type="string">
            <text:p>https://www.scopus.com/inward/record.uri?partnerID=HzOxMe3b&amp;scp=85054375564&amp;origin=inward</text:p>
          </table:table-cell>
          <table:table-cell office:value-type="string" calcext:value-type="string">
            <text:p>https://www.scopus.com/inward/citedby.uri?partnerID=HzOxMe3b&amp;scp=85054375564&amp;origin=inward</text:p>
          </table:table-cell>
          <table:table-cell office:value-type="float" office:value="171" calcext:value-type="float">
            <text:p>171</text:p>
          </table:table-cell>
          <table:table-cell office:value-type="string" calcext:value-type="string">
            <text:p>Article</text:p>
          </table:table-cell>
          <table:table-cell office:value-type="string" calcext:value-type="string">
            <text:p>10.1080/21580103.2018.1512532</text:p>
          </table:table-cell>
          <table:table-cell office:value-type="string" calcext:value-type="string">
            <text:p>2158-0103</text:p>
          </table:table-cell>
          <table:table-cell office:value-type="string" calcext:value-type="string">
            <text:p>https://api.elsevier.com/content/abstract/scopus_id/85054375564</text:p>
          </table:table-cell>
          <table:table-cell office:value-type="float" office:value="14" calcext:value-type="float">
            <text:p>14</text:p>
          </table:table-cell>
          <table:table-cell office:value-type="float" office:value="4" calcext:value-type="float">
            <text:p>4</text:p>
          </table:table-cell>
          <table:table-cell office:value-type="float" office:value="169" calcext:value-type="float">
            <text:p>169</text:p>
          </table:table-cell>
          <table:table-cell office:value-type="float" office:value="180" calcext:value-type="float">
            <text:p>180</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7" calcext:value-type="float">
            <text:p>7</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5">
          <table:table-cell office:value-type="float" office:value="374" calcext:value-type="float">
            <text:p>374</text:p>
          </table:table-cell>
          <table:table-cell office:value-type="string" calcext:value-type="string">
            <text:p>paper_839</text:p>
          </table:table-cell>
          <table:table-cell office:value-type="float" office:value="315" calcext:value-type="float">
            <text:p>315</text:p>
          </table:table-cell>
          <table:table-cell office:value-type="float" office:value="0" calcext:value-type="float">
            <text:p>0</text:p>
          </table:table-cell>
          <table:table-cell office:value-type="string" calcext:value-type="string">
            <text:p>WZ Lim, E Håvarstein</text:p>
          </table:table-cell>
          <table:table-cell office:value-type="string" calcext:value-type="string">
            <text:p>Intergovernmental transfers in brazil: corruption and deforestation</text:p>
          </table:table-cell>
          <table:table-cell office:value-type="string" calcext:value-type="string">
            <text:p>intergovernmental transfers in brazil: corruption and deforestation</text:p>
          </table:table-cell>
          <table:table-cell office:value-type="string" calcext:value-type="string">
            <text:p>This paper investigates the effect of additional governmental transfers on several different measures of deforestation for the years between 1997 and 2016. We use comprehensive datasets from the MapBiomas database for our deforestation calculations. This relatively new database affords us the opportunity to analyze changes in Brazilian municipalities from a single data source over an extended period rather than having to draw from separate sources with different methodologies. We use a regression discontinuity design to estimate the causal effect of increases in transfers on deforestation in Brazil, emphasizing on municipalities in the Legal Amazon. Results obtained from the entire sample show that larger transfers result in significant increases in gross deforestation. Extending our analysis to pooled thresholds and pooled years, we find some evidence of separate patterns between the period from 1997�2006 and the period from 2008�2016, but mixed effects in both magnitude and statistical significance when we restrict our samples to individual thresholds. While there is evidence in the first period that is in line with our expectation of larger transfers leading to higher levels of deforestation, the surprising positive increases in forest coverage in the second period 2008�2016 suggest the promising possibility of governmental transfers having beneficial impacts on efforts to reduce deforestation in Brazil as well.</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openaccess.nhh.no</text:p>
          </table:table-cell>
          <table:table-cell office:value-type="float" office:value="2019" calcext:value-type="float">
            <text:p>2019</text:p>
          </table:table-cell>
          <table:table-cell office:value-type="string" calcext:value-type="string">
            <text:p>https://openaccess.nhh.no/nhh-xmlui/handle/11250/2609470</text:p>
          </table:table-cell>
          <table:table-cell office:value-type="string" calcext:value-type="string">
            <text:p>NA</text:p>
          </table:table-cell>
          <table:table-cell office:value-type="float" office:value="174" calcext:value-type="float">
            <text:p>174</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openaccess.nhh.no/nhh-xmlui/bitstream/handle/11250/2609470/masterthesis.PDF?sequence=1&amp;isAllowed=y</text:p>
          </table:table-cell>
          <table:table-cell office:value-type="string" calcext:value-type="string">
            <text:p>https://scholar.google.com/scholar?q=related:s01NXWlYaf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5">
          <table:table-cell office:value-type="float" office:value="375" calcext:value-type="float">
            <text:p>375</text:p>
          </table:table-cell>
          <table:table-cell office:value-type="string" calcext:value-type="string">
            <text:p>paper_845</text:p>
          </table:table-cell>
          <table:table-cell office:value-type="float" office:value="316" calcext:value-type="float">
            <text:p>316</text:p>
          </table:table-cell>
          <table:table-cell office:value-type="float" office:value="56" calcext:value-type="float">
            <text:p>56</text:p>
          </table:table-cell>
          <table:table-cell office:value-type="string" calcext:value-type="string">
            <text:p>RL Bryant, MJG Parnwell</text:p>
          </table:table-cell>
          <table:table-cell office:value-type="string" calcext:value-type="string">
            <text:p>Introduction: Politics, sustainable development and environmental change in South-East Asia</text:p>
          </table:table-cell>
          <table:table-cell office:value-type="string" calcext:value-type="string">
            <text:p>introduction: politics, sustainable development and environmental change in south-east asia</text:p>
          </table:table-cell>
          <table:table-cell office:value-type="string" calcext:value-type="string">
            <text:p>In so far as environmental change has become an important preoccupation of our times, �sustainable development� has become the leitmotif of the environment and development literature. With its promise to set all environmental problems right (thereby averting a feared ecological Armageddon), it is not surprising that this concept has been embraced by policy-makers, business leaders, grassroots activists and scholars alike with, at times, almost religious fervour.</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nvironmental Change in South-East …</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aylorfrancis.com</text:p>
          </table:table-cell>
          <table:table-cell office:value-type="float" office:value="2005" calcext:value-type="float">
            <text:p>2005</text:p>
          </table:table-cell>
          <table:table-cell office:value-type="string" calcext:value-type="string">
            <text:p>https://www.taylorfrancis.com/chapters/oa-edit/10.4324/9780203983003-1/introduction-raymond-bryant-michael-parnwell</text:p>
          </table:table-cell>
          <table:table-cell office:value-type="string" calcext:value-type="string">
            <text:p>https://scholar.google.com/scholar?cites=9623973249810474312&amp;as_sdt=2005&amp;sciodt=0,5&amp;hl=en</text:p>
          </table:table-cell>
          <table:table-cell office:value-type="float" office:value="913" calcext:value-type="float">
            <text:p>913</text:p>
          </table:table-cell>
          <table:table-cell office:value-type="string" calcext:value-type="string">
            <text:p>NA</text:p>
          </table:table-cell>
          <table:table-cell office:value-type="string" calcext:value-type="string">
            <text:p>10.4324/9780203983003-1</text:p>
          </table:table-cell>
          <table:table-cell table:number-columns-repeated="6" office:value-type="string" calcext:value-type="string">
            <text:p>NA</text:p>
          </table:table-cell>
          <table:table-cell office:value-type="float" office:value="56" calcext:value-type="float">
            <text:p>56</text:p>
          </table:table-cell>
          <table:table-cell office:value-type="float" office:value="2.8" calcext:value-type="float">
            <text:p>2.8</text:p>
          </table:table-cell>
          <table:table-cell office:value-type="float" office:value="28" calcext:value-type="float">
            <text:p>28</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https://api.taylorfrancis.com/content/chapters/oa-edit/download?identifierName=doi&amp;identifierValue=10.4324/9780203983003-1&amp;type=chapterpdf</text:p>
          </table:table-cell>
          <table:table-cell office:value-type="string" calcext:value-type="string">
            <text:p>https://scholar.google.com/scholar?q=related:SKXQQq44j4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3">
          <table:table-cell office:value-type="float" office:value="376" calcext:value-type="float">
            <text:p>376</text:p>
          </table:table-cell>
          <table:table-cell office:value-type="string" calcext:value-type="string">
            <text:p>paper_851</text:p>
          </table:table-cell>
          <table:table-cell office:value-type="float" office:value="138" calcext:value-type="float">
            <text:p>138</text:p>
          </table:table-cell>
          <table:table-cell office:value-type="float" office:value="159" calcext:value-type="float">
            <text:p>159</text:p>
          </table:table-cell>
          <table:table-cell office:value-type="string" calcext:value-type="string">
            <text:p>M Winslow</text:p>
          </table:table-cell>
          <table:table-cell office:value-type="string" calcext:value-type="string">
            <text:p>Is democracy good for the environment?</text:p>
          </table:table-cell>
          <table:table-cell office:value-type="string" calcext:value-type="string">
            <text:p>is democracy good for the environment?</text:p>
          </table:table-cell>
          <table:table-cell office:value-type="string" calcext:value-type="string">
            <text:p>This paper presents empirical evidence to support the existence of a relationship between democracy and one aspect of environmental quality, urban air pollution. The relationship between environmental quality and democracy is explored empirically using a regression analysis of urban air concentrations of three pollutants, sulfur dioxide (SO2), suspended particulate matter (SPM) and smoke, and two measures of democracy, the Freedom House Index and Polity III. The results suggest a significant and robust negative linear relationship between these pollutant concentrations and democracy level: the higher the level of democracy, the lower the ambient pollution level.</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Journal of Environmental Planning and Management</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05" calcext:value-type="float">
            <text:p>2005</text:p>
          </table:table-cell>
          <table:table-cell office:value-type="string" calcext:value-type="string">
            <text:p>https://www.tandfonline.com/doi/abs/10.1080/09640560500183074</text:p>
          </table:table-cell>
          <table:table-cell office:value-type="string" calcext:value-type="string">
            <text:p>https://scholar.google.com/scholar?cites=8592396812338022539&amp;as_sdt=2005&amp;sciodt=0,5&amp;hl=en</text:p>
          </table:table-cell>
          <table:table-cell office:value-type="float" office:value="44" calcext:value-type="float">
            <text:p>44</text:p>
          </table:table-cell>
          <table:table-cell office:value-type="string" calcext:value-type="string">
            <text:p>NA</text:p>
          </table:table-cell>
          <table:table-cell office:value-type="string" calcext:value-type="string">
            <text:p>10.1080/09640560500183074</text:p>
          </table:table-cell>
          <table:table-cell table:number-columns-repeated="6" office:value-type="string" calcext:value-type="string">
            <text:p>NA</text:p>
          </table:table-cell>
          <table:table-cell office:value-type="float" office:value="159" calcext:value-type="float">
            <text:p>159</text:p>
          </table:table-cell>
          <table:table-cell office:value-type="float" office:value="7.95" calcext:value-type="float">
            <text:p>7.95</text:p>
          </table:table-cell>
          <table:table-cell office:value-type="float" office:value="159" calcext:value-type="float">
            <text:p>159</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NA</text:p>
          </table:table-cell>
          <table:table-cell office:value-type="string" calcext:value-type="string">
            <text:p>https://scholar.google.com/scholar?q=related:i0ibWGBTPn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1">
          <table:table-cell office:value-type="float" office:value="377" calcext:value-type="float">
            <text:p>377</text:p>
          </table:table-cell>
          <table:table-cell office:value-type="string" calcext:value-type="string">
            <text:p>paper_852</text:p>
          </table:table-cell>
          <table:table-cell office:value-type="float" office:value="317" calcext:value-type="float">
            <text:p>317</text:p>
          </table:table-cell>
          <table:table-cell office:value-type="float" office:value="111" calcext:value-type="float">
            <text:p>111</text:p>
          </table:table-cell>
          <table:table-cell office:value-type="string" calcext:value-type="string">
            <text:p>S Mukherjee, D Chakraborty</text:p>
          </table:table-cell>
          <table:table-cell office:value-type="string" calcext:value-type="string">
            <text:p>Is environmental sustainability influenced by socioeconomic and sociopolitical factors? Cross‐country empirical evidence</text:p>
          </table:table-cell>
          <table:table-cell office:value-type="string" calcext:value-type="string">
            <text:p>is environmental sustainability influenced by socioeconomic and sociopolitical factors? cross‐country empirical evidence</text:p>
          </table:table-cell>
          <table:table-cell office:value-type="string" calcext:value-type="string">
            <text:p>The current study attempts to understand the relationships among Environmental Quality (EQ), Human Development (HD) and political and governance regimes in a cross?country framework through secondary data analysis. The underlying hypothesis is that in addition to income, as reflected from the literature on the Environmental Kuznets Curve hypothesis, several other factors, including socioeconomic (e.g. human development and corruption) and sociopolitical (e.g. ability to exercise democratic rights) factors, may influence environmental policy?making, and thereby environmental sustainability, in a country. The EQ (i.e. environmental sustainability) of the countries in the current study is denoted by their Environmental Performance Index (2008). Human development is represented by Human Development Index (2007). Democracy Index (2008) and Corruption Perceptions Index (2008) are considered as proxies for political transparency in a country and its susceptibility to rent?seeking activities, respectively. The cross?country empirical findings confirm the closer association between the socioeconomic and sociopolitical factors and sustainable development. Copyright � 2010 John Wiley &amp; Sons, Ltd and ERP Environment.</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Sustainable Development</text:p>
          </table:table-cell>
          <table:table-cell table:number-columns-repeated="2" office:value-type="float" office:value="1" calcext:value-type="float">
            <text:p>1</text:p>
          </table:table-cell>
          <table:table-cell office:value-type="string" calcext:value-type="string">
            <text:p>Wiley Online Library</text:p>
          </table:table-cell>
          <table:table-cell office:value-type="float" office:value="2013" calcext:value-type="float">
            <text:p>2013</text:p>
          </table:table-cell>
          <table:table-cell office:value-type="string" calcext:value-type="string">
            <text:p>https://onlinelibrary.wiley.com/doi/abs/10.1002/sd.502</text:p>
          </table:table-cell>
          <table:table-cell office:value-type="string" calcext:value-type="string">
            <text:p>https://scholar.google.com/scholar?cites=14536180867522658579&amp;as_sdt=2005&amp;sciodt=0,5&amp;hl=en</text:p>
          </table:table-cell>
          <table:table-cell office:value-type="float" office:value="831" calcext:value-type="float">
            <text:p>831</text:p>
          </table:table-cell>
          <table:table-cell office:value-type="string" calcext:value-type="string">
            <text:p>NA</text:p>
          </table:table-cell>
          <table:table-cell office:value-type="string" calcext:value-type="string">
            <text:p>10.1002/sd.502</text:p>
          </table:table-cell>
          <table:table-cell table:number-columns-repeated="6" office:value-type="string" calcext:value-type="string">
            <text:p>NA</text:p>
          </table:table-cell>
          <table:table-cell office:value-type="float" office:value="111" calcext:value-type="float">
            <text:p>111</text:p>
          </table:table-cell>
          <table:table-cell office:value-type="float" office:value="9.25" calcext:value-type="float">
            <text:p>9.25</text:p>
          </table:table-cell>
          <table:table-cell office:value-type="float" office:value="56" calcext:value-type="float">
            <text:p>56</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https://scholar.google.com/scholar?output=instlink&amp;q=info:E4GEp3vjuskJ:scholar.google.com/&amp;hl=en&amp;as_sdt=0,5&amp;as_ylo=1990&amp;as_yhi=2025&amp;scillfp=15610354701640356498&amp;oi=lle</text:p>
          </table:table-cell>
          <table:table-cell office:value-type="string" calcext:value-type="string">
            <text:p>https://scholar.google.com/scholar?q=related:E4GEp3vjus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0">
          <table:table-cell office:value-type="float" office:value="378" calcext:value-type="float">
            <text:p>378</text:p>
          </table:table-cell>
          <table:table-cell office:value-type="string" calcext:value-type="string">
            <text:p>paper_855</text:p>
          </table:table-cell>
          <table:table-cell office:value-type="float" office:value="318" calcext:value-type="float">
            <text:p>318</text:p>
          </table:table-cell>
          <table:table-cell office:value-type="float" office:value="2" calcext:value-type="float">
            <text:p>2</text:p>
          </table:table-cell>
          <table:table-cell office:value-type="string" calcext:value-type="string">
            <text:p>C Zell-Ziegler</text:p>
          </table:table-cell>
          <table:table-cell office:value-type="string" calcext:value-type="string">
            <text:p>Is the EU a Major Driver of Deforestation in Brazil?</text:p>
          </table:table-cell>
          <table:table-cell office:value-type="string" calcext:value-type="string">
            <text:p>is the eu a major driver of deforestation in brazil?</text:p>
          </table:table-cell>
          <table:table-cell office:value-type="string" calcext:value-type="string">
            <text:p>In the following introduction, the frame of the study will be set. This includes the problem</text:p>
            <text:p>description and the theoretical framework as well as the research approach. Then Brazil, the</text:p>
            <text:p>study area, is introduced and the rationales for choosing the EU as well as cattle meat and</text:p>
            <text:p>soya exports are explained.</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Quantification of CO2-emissions for Cattle Meat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esearchgate.net</text:p>
          </table:table-cell>
          <table:table-cell office:value-type="float" office:value="2017" calcext:value-type="float">
            <text:p>2017</text:p>
          </table:table-cell>
          <table:table-cell office:value-type="string" calcext:value-type="string">
            <text:p>https://www.researchgate.net/profile/Carina-Zell-Ziegler/publication/356388581_Is_the_EU_a_Major_Driver_of_Deforestation_in_Brazil_Quantification_of_CO2-emissions_for_Cattle_Meat_and_Soya_Imports/links/6197c650d7d1af224b0924cb/Is-the-EU-a-Major-Driver-of-Deforestation-in-Brazil-Quantification-of-CO2-emissions-for-Cattle-Meat-and-Soya-Imports.pdf</text:p>
          </table:table-cell>
          <table:table-cell office:value-type="string" calcext:value-type="string">
            <text:p>https://scholar.google.com/scholar?cites=7135331858782860985&amp;as_sdt=2005&amp;sciodt=0,5&amp;hl=en</text:p>
          </table:table-cell>
          <table:table-cell office:value-type="float" office:value="840" calcext:value-type="float">
            <text:p>840</text:p>
          </table:table-cell>
          <table:table-cell office:value-type="string" calcext:value-type="string">
            <text:p>PDF</text:p>
          </table:table-cell>
          <table:table-cell table:number-columns-repeated="7" office:value-type="string" calcext:value-type="string">
            <text:p>NA</text:p>
          </table:table-cell>
          <table:table-cell office:value-type="float" office:value="2" calcext:value-type="float">
            <text:p>2</text:p>
          </table:table-cell>
          <table:table-cell office:value-type="float" office:value="0.25" calcext:value-type="float">
            <text:p>0.25</text:p>
          </table:table-cell>
          <table:table-cell office:value-type="float" office:value="2" calcext:value-type="float">
            <text:p>2</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https://www.researchgate.net/profile/Carina-Zell-Ziegler/publication/356388581_Is_the_EU_a_Major_Driver_of_Deforestation_in_Brazil_Quantification_of_CO2-emissions_for_Cattle_Meat_and_Soya_Imports/links/6197c650d7d1af224b0924cb/Is-the-EU-a-Major-Driver-of-Deforestation-in-Brazil-Quantification-of-CO2-emissions-for-Cattle-Meat-and-Soya-Imports.pdf</text:p>
          </table:table-cell>
          <table:table-cell office:value-type="string" calcext:value-type="string">
            <text:p>https://scholar.google.com/scholar?q=related:ubZHXYXKBW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table-cell office:value-type="float" office:value="379" calcext:value-type="float">
            <text:p>379</text:p>
          </table:table-cell>
          <table:table-cell office:value-type="string" calcext:value-type="string">
            <text:p>paper_857</text:p>
          </table:table-cell>
          <table:table-cell office:value-type="float" office:value="319" calcext:value-type="float">
            <text:p>319</text:p>
          </table:table-cell>
          <table:table-cell office:value-type="float" office:value="108" calcext:value-type="float">
            <text:p>108</text:p>
          </table:table-cell>
          <table:table-cell office:value-type="string" calcext:value-type="string">
            <text:p>P Dauvergne</text:p>
          </table:table-cell>
          <table:table-cell office:value-type="string" calcext:value-type="string">
            <text:p>Is the power of brand-focused activism rising? The case of tropical deforestation</text:p>
          </table:table-cell>
          <table:table-cell office:value-type="string" calcext:value-type="string">
            <text:p>is the power of brand-focused activism rising? the case of tropical deforestation</text:p>
          </table:table-cell>
          <table:table-cell office:value-type="string" calcext:value-type="string">
            <text:p>Four trends would seem to be empowering environmentalists who target corporations with global brands: the increasing reach of social media, growing numbers of campaigns, the corporate turn toward �sustainability� to create brand value and manage supply chains, and the spread of eco-consumerism. Campaigns since 2007 to demand that brands stop buying palm oil linked to tropical deforestation confirm the rising influence over corporate policies and market demand. Many activists are portraying the outcomes as �victories� toward saving rainforests. Yet, three factors are limiting the value for improving on-the-ground management: industry influence over, and governance limits of, palm oil certification; ongoing sales of uncertified palm oil as demand shifts to nonbrand buyers; and illegalities and weak regulatory enforcement in producer countries, notably Indonesia and Malaysia. Theoretically, this analysis demonstrates the importance, when evaluating activist campaigns, of distinguishing between the influence on corporate policies and markets and the effectiveness for environmental outcome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The Journal of Environment &amp;Develop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ournals.sagepub.com</text:p>
          </table:table-cell>
          <table:table-cell office:value-type="float" office:value="2017" calcext:value-type="float">
            <text:p>2017</text:p>
          </table:table-cell>
          <table:table-cell office:value-type="string" calcext:value-type="string">
            <text:p>https://journals.sagepub.com/doi/abs/10.1177/1070496517701249</text:p>
          </table:table-cell>
          <table:table-cell office:value-type="string" calcext:value-type="string">
            <text:p>https://scholar.google.com/scholar?cites=2015157478742672577&amp;as_sdt=2005&amp;sciodt=0,5&amp;hl=en</text:p>
          </table:table-cell>
          <table:table-cell office:value-type="float" office:value="67" calcext:value-type="float">
            <text:p>67</text:p>
          </table:table-cell>
          <table:table-cell office:value-type="string" calcext:value-type="string">
            <text:p>NA</text:p>
          </table:table-cell>
          <table:table-cell office:value-type="string" calcext:value-type="string">
            <text:p>10.1177/1070496517701249</text:p>
          </table:table-cell>
          <table:table-cell table:number-columns-repeated="6" office:value-type="string" calcext:value-type="string">
            <text:p>NA</text:p>
          </table:table-cell>
          <table:table-cell office:value-type="float" office:value="108" calcext:value-type="float">
            <text:p>108</text:p>
          </table:table-cell>
          <table:table-cell office:value-type="float" office:value="13.5" calcext:value-type="float">
            <text:p>13.5</text:p>
          </table:table-cell>
          <table:table-cell office:value-type="float" office:value="108" calcext:value-type="float">
            <text:p>108</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https://www.researchgate.net/profile/Dauvergne-Peter/publication/315856967_Is_the_Power_of_Brand-Focused_Activism_Rising_The_Case_of_Tropical_Deforestation/links/5a73baefa6fdcc53fe148404/Is-the-Power-of-Brand-Focused-Activism-Rising-The-Case-of-Tropical-Deforestation.pdf</text:p>
          </table:table-cell>
          <table:table-cell office:value-type="string" calcext:value-type="string">
            <text:p>https://scholar.google.com/scholar?q=related:wcTt1gxH9x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1">
          <table:table-cell office:value-type="float" office:value="380" calcext:value-type="float">
            <text:p>380</text:p>
          </table:table-cell>
          <table:table-cell office:value-type="string" calcext:value-type="string">
            <text:p>paper_864</text:p>
          </table:table-cell>
          <table:table-cell office:value-type="float" office:value="22" calcext:value-type="float">
            <text:p>22</text:p>
          </table:table-cell>
          <table:table-cell office:value-type="float" office:value="1" calcext:value-type="float">
            <text:p>1</text:p>
          </table:table-cell>
          <table:table-cell office:value-type="string" calcext:value-type="string">
            <text:p>S Gupta, S Gupta</text:p>
          </table:table-cell>
          <table:table-cell office:value-type="string" calcext:value-type="string">
            <text:p>Joint Management of Forests and Split Role of the State: The Politics of Forest Conservation in J&amp;K</text:p>
          </table:table-cell>
          <table:table-cell office:value-type="string" calcext:value-type="string">
            <text:p>joint management of forests and split role of the state: the politics of forest conservation in j&amp;k</text:p>
          </table:table-cell>
          <table:table-cell office:value-type="string" calcext:value-type="string">
            <text:p>In this chapter, I aim to understand the politics around the National Afforestation Programme (NAP) and examine the interplay between the central Ministry of Environment and Forests (MoEF), the J&amp;K Forest Department (FD), the State Forest Corporation (SFC), local NGOs and forest field-staff. The following questions are addressed in this chapter: what is the agenda of the NAP and how do various players associated with it interact with each other? What potential does the programme have for sustainable management of forest resources through local participation and partnership? How can the local state be understood in its divided role of both implementing the programme, and contravening the forest laws and regulations? In light of these questions, I examine the relations of power among players involved in forest management and highlight diverse forms of politics from national to local level.</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Contesting Conservation: Shahtoosh Trade and Forest …</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18" calcext:value-type="float">
            <text:p>2018</text:p>
          </table:table-cell>
          <table:table-cell office:value-type="string" calcext:value-type="string">
            <text:p>https://link.springer.com/chapter/10.1007/978-3-319-72257-3_7</text:p>
          </table:table-cell>
          <table:table-cell office:value-type="string" calcext:value-type="string">
            <text:p>https://scholar.google.com/scholar?cites=10322894908698092376&amp;as_sdt=2005&amp;sciodt=0,5&amp;hl=en</text:p>
          </table:table-cell>
          <table:table-cell office:value-type="float" office:value="803" calcext:value-type="float">
            <text:p>803</text:p>
          </table:table-cell>
          <table:table-cell office:value-type="string" calcext:value-type="string">
            <text:p>NA</text:p>
          </table:table-cell>
          <table:table-cell office:value-type="string" calcext:value-type="string">
            <text:p>10.1007/978-3-319-72257-3_7</text:p>
          </table:table-cell>
          <table:table-cell table:number-columns-repeated="6" office:value-type="string" calcext:value-type="string">
            <text:p>NA</text:p>
          </table:table-cell>
          <table:table-cell office:value-type="float" office:value="1" calcext:value-type="float">
            <text:p>1</text:p>
          </table:table-cell>
          <table:table-cell office:value-type="float" office:value="0.14" calcext:value-type="float">
            <text:p>0.14</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NA</text:p>
          </table:table-cell>
          <table:table-cell office:value-type="string" calcext:value-type="string">
            <text:p>https://scholar.google.com/scholar?q=related:WGOj9jlKQo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table-cell office:value-type="float" office:value="381" calcext:value-type="float">
            <text:p>381</text:p>
          </table:table-cell>
          <table:table-cell office:value-type="string" calcext:value-type="string">
            <text:p>paper_871</text:p>
          </table:table-cell>
          <table:table-cell office:value-type="float" office:value="180" calcext:value-type="float">
            <text:p>180</text:p>
          </table:table-cell>
          <table:table-cell office:value-type="float" office:value="6" calcext:value-type="float">
            <text:p>6</text:p>
          </table:table-cell>
          <table:table-cell office:value-type="string" calcext:value-type="string">
            <text:p>R Carvalho, MG Coelho-Junior, AP Valdiones…</text:p>
          </table:table-cell>
          <table:table-cell office:value-type="string" calcext:value-type="string">
            <text:p>Lack of transparency and social participation undermine the fight against deforestation in Brazil</text:p>
          </table:table-cell>
          <table:table-cell office:value-type="string" calcext:value-type="string">
            <text:p>lack of transparency and social participation undermine the fight against deforestation in brazil</text:p>
          </table:table-cell>
          <table:table-cell office:value-type="string" calcext:value-type="string">
            <text:p>he Brazilian government wrapped up 2021 with a masquerade at COP26 (26th UN Climate Change Conference of the Parties): hiding PRODES (the annual Amazon deforestation report). After three years of denying and dismantling the public apparatus to fight Amazon deforestation, this is emblematic of how transparency and social participation have been neglected. Transparency of PRODES has been crucial to all initiatives against deforestation. Notwithstanding, the Brazilian government has not only worked to discredit PRODES, but limited access to other environmental data and decreed a �gag law�. Responses to requests of public data are largely unsatisfactory and information on deforestation permits (key to understanding the extent of legal and illegal deforestation) is either missing or incomplete. Social participation has been strongly limited after one-fifth of 22 national boards monitoring the public administration was extinct and almost half restructured. As an outcome, the Amazon Fund, the most important source of financial support against deforestation, was frozen. These systemic problems compromise the political struggle to combat Amazon deforestation and worsen the living conditions of those peoples protecting forests. Increasing transparency of environmental data through robust and reliable mechanisms, and ensuring social participation in the decision-making processes are crucial to halt deforestation and support Brazil�s role as an international player.</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DIE ERDE–Journal of …</text:p>
          </table:table-cell>
          <table:table-cell table:number-columns-repeated="2" office:value-type="float" office:value="1" calcext:value-type="float">
            <text:p>1</text:p>
          </table:table-cell>
          <table:table-cell office:value-type="string" calcext:value-type="string">
            <text:p>die-erde.de</text:p>
          </table:table-cell>
          <table:table-cell office:value-type="float" office:value="2022" calcext:value-type="float">
            <text:p>2022</text:p>
          </table:table-cell>
          <table:table-cell office:value-type="string" calcext:value-type="string">
            <text:p>https://die-erde.de/index.php/die-erde/article/view/605</text:p>
          </table:table-cell>
          <table:table-cell office:value-type="string" calcext:value-type="string">
            <text:p>https://scholar.google.com/scholar?cites=11778079341717342318&amp;as_sdt=2005&amp;sciodt=0,5&amp;hl=en</text:p>
          </table:table-cell>
          <table:table-cell office:value-type="float" office:value="112" calcext:value-type="float">
            <text:p>112</text:p>
          </table:table-cell>
          <table:table-cell table:number-columns-repeated="8" office:value-type="string" calcext:value-type="string">
            <text:p>NA</text:p>
          </table:table-cell>
          <table:table-cell office:value-type="float" office:value="6" calcext:value-type="float">
            <text:p>6</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die-erde.de/index.php/die-erde/article/download/605/410</text:p>
          </table:table-cell>
          <table:table-cell office:value-type="string" calcext:value-type="string">
            <text:p>https://scholar.google.com/scholar?q=related:bshtI8IkdK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table-cell office:value-type="float" office:value="382" calcext:value-type="float">
            <text:p>382</text:p>
          </table:table-cell>
          <table:table-cell office:value-type="string" calcext:value-type="string">
            <text:p>paper_872</text:p>
          </table:table-cell>
          <table:table-cell office:value-type="float" office:value="320" calcext:value-type="float">
            <text:p>320</text:p>
          </table:table-cell>
          <table:table-cell office:value-type="float" office:value="89" calcext:value-type="float">
            <text:p>89</text:p>
          </table:table-cell>
          <table:table-cell office:value-type="string" calcext:value-type="string">
            <text:p>H Yang</text:p>
          </table:table-cell>
          <table:table-cell office:value-type="string" calcext:value-type="string">
            <text:p>Land conservation campaign in China: integrated management, local participation and food supply option</text:p>
          </table:table-cell>
          <table:table-cell office:value-type="string" calcext:value-type="string">
            <text:p>land conservation campaign in china: integrated management, local participation and food supply option</text:p>
          </table:table-cell>
          <table:table-cell office:value-type="string" calcext:value-type="string">
            <text:p>In an effort to halt soil erosion, desertification and sandstorms, the Chinese government has recently launched a series of land conservation programs targeted at the country�s north, northwest and southwest areas where problems are severe. This paper provides an overview of the current status of the major land conservation projects and their environmental and social-economic significance, as well as the challenges encountered. Conflicts of interests and objectives among different administrative entities involved and problems associated with the lack of local participation are addressed. Impacts on the food economy and implications for the environment are discussed in light of the options for meeting the country�s increasing food demand. The analysis highlights the necessity of improving cooperation and integration across different administrations and the imperative of participation of local communities in the planning and management process for achieving the goals of land conservation campaign. The importance of internalizing the environmental externality of land degradation and stipulating sustainable national food supply strategies is also stressed.</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Geoforum</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04" calcext:value-type="float">
            <text:p>2004</text:p>
          </table:table-cell>
          <table:table-cell office:value-type="string" calcext:value-type="string">
            <text:p>https://www.sciencedirect.com/science/article/pii/S0016718503000927</text:p>
          </table:table-cell>
          <table:table-cell office:value-type="string" calcext:value-type="string">
            <text:p>https://scholar.google.com/scholar?cites=11193856077007345257&amp;as_sdt=2005&amp;sciodt=0,5&amp;hl=en</text:p>
          </table:table-cell>
          <table:table-cell office:value-type="float" office:value="481" calcext:value-type="float">
            <text:p>481</text:p>
          </table:table-cell>
          <table:table-cell table:number-columns-repeated="8" office:value-type="string" calcext:value-type="string">
            <text:p>NA</text:p>
          </table:table-cell>
          <table:table-cell office:value-type="float" office:value="89" calcext:value-type="float">
            <text:p>89</text:p>
          </table:table-cell>
          <table:table-cell office:value-type="float" office:value="4.24" calcext:value-type="float">
            <text:p>4.24</text:p>
          </table:table-cell>
          <table:table-cell office:value-type="float" office:value="89" calcext:value-type="float">
            <text:p>89</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NA</text:p>
          </table:table-cell>
          <table:table-cell office:value-type="string" calcext:value-type="string">
            <text:p>https://scholar.google.com/scholar?q=related:adbeYMuQWJ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8">
          <table:table-cell office:value-type="float" office:value="383" calcext:value-type="float">
            <text:p>383</text:p>
          </table:table-cell>
          <table:table-cell office:value-type="string" calcext:value-type="string">
            <text:p>paper_886</text:p>
          </table:table-cell>
          <table:table-cell office:value-type="float" office:value="44" calcext:value-type="float">
            <text:p>44</text:p>
          </table:table-cell>
          <table:table-cell office:value-type="float" office:value="5" calcext:value-type="float">
            <text:p>5</text:p>
          </table:table-cell>
          <table:table-cell office:value-type="string" calcext:value-type="string">
            <text:p>B Blom, I Cummins, MS Ashton</text:p>
          </table:table-cell>
          <table:table-cell office:value-type="string" calcext:value-type="string">
            <text:p>Large and intact forests: drivers and inhibitors of deforestation and forest degradation</text:p>
          </table:table-cell>
          <table:table-cell office:value-type="string" calcext:value-type="string">
            <text:p>large and intact forests: drivers and inhibitors of deforestation and forest degradation</text:p>
          </table:table-cell>
          <table:table-cell office:value-type="string" calcext:value-type="string">
            <text:p>We examine the political, economic, geographic, and biophysical reasons for the presence of the remaining large and intact forests of the world. We discuss why these forests remain relatively undisturbed, and analyze current drivers of deforestation and degradation. Such forests are primarily in boreal (northern Eurasia and Canada) and tropical (South America and Central Africa) regions and are the main focus of this paper because of their disproportionate role in sequestering carbon and in influencing regional and potentially global climate. We conclude with recommendations for policymakers to help incorporate these forests and their carbon stocks into initiatives designed to mitigate the damaging effects of global climate change.</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Managing Forest Carbon in a Changing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11" calcext:value-type="float">
            <text:p>2011</text:p>
          </table:table-cell>
          <table:table-cell office:value-type="string" calcext:value-type="string">
            <text:p>https://link.springer.com/chapter/10.1007/978-94-007-2232-3_13</text:p>
          </table:table-cell>
          <table:table-cell office:value-type="string" calcext:value-type="string">
            <text:p>https://scholar.google.com/scholar?cites=2659578224628007316&amp;as_sdt=2005&amp;sciodt=0,5&amp;hl=en</text:p>
          </table:table-cell>
          <table:table-cell office:value-type="float" office:value="850" calcext:value-type="float">
            <text:p>850</text:p>
          </table:table-cell>
          <table:table-cell office:value-type="string" calcext:value-type="string">
            <text:p>NA</text:p>
          </table:table-cell>
          <table:table-cell office:value-type="string" calcext:value-type="string">
            <text:p>10.1007/978-94-007-2232-3_13</text:p>
          </table:table-cell>
          <table:table-cell table:number-columns-repeated="6" office:value-type="string" calcext:value-type="string">
            <text:p>NA</text:p>
          </table:table-cell>
          <table:table-cell office:value-type="float" office:value="5" calcext:value-type="float">
            <text:p>5</text:p>
          </table:table-cell>
          <table:table-cell office:value-type="float" office:value="0.36" calcext:value-type="float">
            <text:p>0.36</text:p>
          </table:table-cell>
          <table:table-cell office:value-type="float" office:value="2" calcext:value-type="float">
            <text:p>2</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NA</text:p>
          </table:table-cell>
          <table:table-cell office:value-type="string" calcext:value-type="string">
            <text:p>https://scholar.google.com/scholar?q=related:lAFR40246C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8">
          <table:table-cell office:value-type="float" office:value="384" calcext:value-type="float">
            <text:p>384</text:p>
          </table:table-cell>
          <table:table-cell office:value-type="string" calcext:value-type="string">
            <text:p>paper_89</text:p>
          </table:table-cell>
          <table:table-cell office:value-type="float" office:value="197" calcext:value-type="float">
            <text:p>197</text:p>
          </table:table-cell>
          <table:table-cell office:value-type="float" office:value="0" calcext:value-type="float">
            <text:p>0</text:p>
          </table:table-cell>
          <table:table-cell office:value-type="string" calcext:value-type="string">
            <text:p>CM Ouellette</text:p>
          </table:table-cell>
          <table:table-cell office:value-type="string" calcext:value-type="string">
            <text:p>AMAZONIAN CONQUESTS AND THE POLITICS OF DEFORESTATION</text:p>
          </table:table-cell>
          <table:table-cell office:value-type="string" calcext:value-type="string">
            <text:p>amazonian conquests and the politics of deforestation</text:p>
          </table:table-cell>
          <table:table-cell office:value-type="string" calcext:value-type="string">
            <text:p>A recent New York Times publication reported on the relationship between deforestation in the Amazon and a policy shift from Brazil�s recently elected President Dilma Rousseff (Barrionuevo 2012). The article underscored recent advances in preservation, noting that deforestation in Brazil had successfully slowed over the past ten years. Yet environmental activists are now contending with a provision allowing Rousseff to reduce the land set aside for conservation, testing the Forest Code enacted forty seven years ago. International pressure faces Brazil�s Congress as Rio de Janeiro prepares to host the United Nations Conference on Sustainable Development this summer. Agriculture accounts for twenty two percent of Brazil�s Gross Domestic Product, and thus the pressure to continue developing while also protecting the rainforest is immense. In the popular imaginary, the debate between conservation and land use is reduced to the question of protectionism at the expense of negative global climate change.</text:p>
            <text:p>After several waves of environmentalism locally, nationally, and internationally, scholarship emerging from and on Latin American environmental issues has accelerated at the end of the twentieth century and into the twentyfirst century. Inspired in part by increased international interest in conservation due to global climate change, awareness of environmental crises has also risen because of Brazil�s prominent role as a leading economic power during this ongoing global economic crisis. The country has been thrust into the international public eye as it prepares to host the FIFA World Cup in 2014, and Rio de Janeiro will welcome Olympians in 2016. Environmental principles did not originate in the national period, however, but are based on centuries of traditions rooted in profound inequities. This article traces the complicated relationships among progress, development, conservation, and politics by focusing on colonial philosophies of land use and their shifts in the modern period. This essay has two goals? first, to trace environmental policies in the colonial era and distinguish how these philosophies and practices became engrained in patterns of land use? and secondly, to examine contemporary ideologies of land use and their relationship to political change.</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Maria Mercedes Andrade</text:p>
          </table:table-cell>
          <table:table-cell table:number-columns-repeated="2" office:value-type="float" office:value="1" calcext:value-type="float">
            <text:p>1</text:p>
          </table:table-cell>
          <table:table-cell office:value-type="string" calcext:value-type="string">
            <text:p>researchgate.net</text:p>
          </table:table-cell>
          <table:table-cell office:value-type="float" office:value="2012" calcext:value-type="float">
            <text:p>2012</text:p>
          </table:table-cell>
          <table:table-cell office:value-type="string" calcext:value-type="string">
            <text:p>https://www.researchgate.net/profile/Camelia-Tigau/publication/370935628_Circulation_of_the_Highly_Qualified_Workforce_in_Latin_America_A_Focus_on_the_Mexican_Diaspora/links/646aaf7370202663165ff0e1/Circulation-of-the-Highly-Qualified-Workforce-in-Latin-America-A-Focus-on-the-Mexican-Diaspora.pdf#page=20</text:p>
          </table:table-cell>
          <table:table-cell office:value-type="string" calcext:value-type="string">
            <text:p>NA</text:p>
          </table:table-cell>
          <table:table-cell office:value-type="float" office:value="146" calcext:value-type="float">
            <text:p>146</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https://www.researchgate.net/profile/Camelia-Tigau/publication/370935628_Circulation_of_the_Highly_Qualified_Workforce_in_Latin_America_A_Focus_on_the_Mexican_Diaspora/links/646aaf7370202663165ff0e1/Circulation-of-the-Highly-Qualified-Workforce-in-Latin-America-A-Focus-on-the-Mexican-Diaspora.pdf#page=20</text:p>
          </table:table-cell>
          <table:table-cell office:value-type="string" calcext:value-type="string">
            <text:p>https://scholar.google.com/scholar?q=related:gtJzeHb2re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4">
          <table:table-cell office:value-type="float" office:value="385" calcext:value-type="float">
            <text:p>385</text:p>
          </table:table-cell>
          <table:table-cell office:value-type="string" calcext:value-type="string">
            <text:p>paper_900</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M Karambiri, M Brockhaus</text:p>
          </table:table-cell>
          <table:table-cell office:value-type="string" calcext:value-type="string">
            <text:p>Leading rural land conflict as citizens and leaving it as denizens: Inside forest conservation politics in Burkina Faso</text:p>
          </table:table-cell>
          <table:table-cell office:value-type="string" calcext:value-type="string">
            <text:p>leading rural land conflict as citizens and leaving it as denizens: inside forest conservation politics in burkina faso</text:p>
          </table:table-cell>
          <table:table-cell office:value-type="string" calcext:value-type="string">
            <text:p>Based on an empirical study of struggles concerning access to land and political inclusion (and exclusion) in the context of a forest conservation project in rural Burkina Faso, this paper analyses environmental politics through the lens of citizenship. In Centre-east Burkina Faso, a peasant resistance to a newly demarcated forest conservation zone turns into an identity and political conflict involving an international conservation organization, the state, decentralized and customary authorities. Based on shared history and residency, a new citizenship of migrants had emerged. These new citizens, finding their given lands within the new forest conservation area, rejected the project-proposed forest boundaries, put forward their citizenship entitlements and engaged in resistance. Eventually they also found themselves in conflict with their polity, lost their claims along with their still-fragile citizenship. Consequently, they were evicted from the forest and labelled as�les d�guerpis,�denied citizenship and became�denizens. Beyond confirming the fragile, processual, nature of citizenship these findings also bear theoretical and conceptual implications, challenge the mainstream way environmental politics are analysed and suggest the need to understand political belonging and citizenship as the very basis of environmental struggle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Journal of Rural Studie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9" calcext:value-type="float">
            <text:p>2019</text:p>
          </table:table-cell>
          <table:table-cell office:value-type="string" calcext:value-type="string">
            <text:p>https://www.sciencedirect.com/science/article/pii/S0743016718306144</text:p>
          </table:table-cell>
          <table:table-cell office:value-type="string" calcext:value-type="string">
            <text:p>https://scholar.google.com/scholar?cites=13970263832920563494&amp;as_sdt=2005&amp;sciodt=0,5&amp;hl=en</text:p>
          </table:table-cell>
          <table:table-cell office:value-type="float" office:value="465" calcext:value-type="float">
            <text:p>465</text:p>
          </table:table-cell>
          <table:table-cell office:value-type="string" calcext:value-type="string">
            <text:p>HTML</text:p>
          </table:table-cell>
          <table:table-cell table:number-columns-repeated="7" office:value-type="string" calcext:value-type="string">
            <text:p>NA</text:p>
          </table:table-cell>
          <table:table-cell office:value-type="float" office:value="18" calcext:value-type="float">
            <text:p>18</text:p>
          </table:table-cell>
          <table:table-cell office:value-type="float" office:value="3" calcext:value-type="float">
            <text:p>3</text:p>
          </table:table-cell>
          <table:table-cell office:value-type="float" office:value="9" calcext:value-type="float">
            <text:p>9</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www.sciencedirect.com/science/article/pii/S0743016718306144</text:p>
          </table:table-cell>
          <table:table-cell office:value-type="string" calcext:value-type="string">
            <text:p>https://scholar.google.com/scholar?q=related:Jp-3O_BY4M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table-cell office:value-type="float" office:value="386" calcext:value-type="float">
            <text:p>386</text:p>
          </table:table-cell>
          <table:table-cell office:value-type="string" calcext:value-type="string">
            <text:p>paper_905</text:p>
          </table:table-cell>
          <table:table-cell office:value-type="float" office:value="2" calcext:value-type="float">
            <text:p>2</text:p>
          </table:table-cell>
          <table:table-cell office:value-type="float" office:value="24" calcext:value-type="float">
            <text:p>24</text:p>
          </table:table-cell>
          <table:table-cell office:value-type="string" calcext:value-type="string">
            <text:p>Rydén, O; Zizka, A; Jagers, SC; Lindberg, SI; Antonelli, A</text:p>
          </table:table-cell>
          <table:table-cell office:value-type="string" calcext:value-type="string">
            <text:p>Linking democracy and biodiversity conservation: Empirical evidence and research gaps</text:p>
          </table:table-cell>
          <table:table-cell office:value-type="string" calcext:value-type="string">
            <text:p>linking democracy and biodiversity conservation: empirical evidence and research gaps</text:p>
          </table:table-cell>
          <table:table-cell office:value-type="string" calcext:value-type="string">
            <text:p>Increasing human pressure threatens plant and animal species with extinction worldwide. National political institutions constitute an important arena for biodiversity conservation. Yet, the relationship between how democratic these national institutions are and a country's efforts towards and track-record for biodiversity conservation remains poorly understood. In this review, we outline the theoretical links between democracy and biodiversity conservation and review the empirical literature testing them. While more studies reported a positive than a negative relation between democracy and biodiversity conservation (15 vs. 11), the most common result was a mixed relationship (28), often conditioned on economic factors. The use of different proxies to measure biodiversity, including deforestation, protected areas, threatened species, and fishery statistics emerged as a primary obstacle for synthesis. We suggest overcoming this caveat together with a consistent definition of democratic institutions and a standardized statistical framework as research priorities to improve policies against the global biodiversity loss.</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AMBIO</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0" calcext:value-type="float">
            <text:p>2020</text:p>
          </table:table-cell>
          <table:table-cell office:value-type="string" calcext:value-type="string">
            <text:p>http://dx.doi.org/10.1007/s13280-019-01210-0</text:p>
          </table:table-cell>
          <table:table-cell table:number-columns-repeated="2" office:value-type="string" calcext:value-type="string">
            <text:p>NA</text:p>
          </table:table-cell>
          <table:table-cell office:value-type="string" calcext:value-type="string">
            <text:p>Review</text:p>
          </table:table-cell>
          <table:table-cell office:value-type="string" calcext:value-type="string">
            <text:p>10.1007/s13280-019-01210-0</text:p>
          </table:table-cell>
          <table:table-cell office:value-type="string" calcext:value-type="string">
            <text:p>0044-7447</text:p>
          </table:table-cell>
          <table:table-cell office:value-type="string" calcext:value-type="string">
            <text:p>NA</text:p>
          </table:table-cell>
          <table:table-cell office:value-type="float" office:value="49" calcext:value-type="float">
            <text:p>49</text:p>
          </table:table-cell>
          <table:table-cell office:value-type="float" office:value="2" calcext:value-type="float">
            <text:p>2</text:p>
          </table:table-cell>
          <table:table-cell office:value-type="float" office:value="419" calcext:value-type="float">
            <text:p>419</text:p>
          </table:table-cell>
          <table:table-cell office:value-type="float" office:value="433" calcext:value-type="float">
            <text:p>433</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48">
          <table:table-cell office:value-type="float" office:value="387" calcext:value-type="float">
            <text:p>387</text:p>
          </table:table-cell>
          <table:table-cell office:value-type="string" calcext:value-type="string">
            <text:p>paper_913</text:p>
          </table:table-cell>
          <table:table-cell office:value-type="float" office:value="135" calcext:value-type="float">
            <text:p>135</text:p>
          </table:table-cell>
          <table:table-cell office:value-type="float" office:value="11" calcext:value-type="float">
            <text:p>11</text:p>
          </table:table-cell>
          <table:table-cell office:value-type="string" calcext:value-type="string">
            <text:p>R Cole, M Brockhaus, GY Wong, MH Kallio…</text:p>
          </table:table-cell>
          <table:table-cell office:value-type="string" calcext:value-type="string">
            <text:p>Local agency in development, market, and forest conservation interventions in Lao PDR's northern uplands</text:p>
          </table:table-cell>
          <table:table-cell office:value-type="string" calcext:value-type="string">
            <text:p>local agency in development, market, and forest conservation interventions in lao pdr's northern uplands</text:p>
          </table:table-cell>
          <table:table-cell office:value-type="string" calcext:value-type="string">
            <text:p>Themes of inclusion, empowerment, and participation are recurrent in development discourse and interventions, implying enablement of agency on the part of communities and individuals to inform and influence how policies that affect them are enacted. This article aims to contribute to debates on participation in rural development and environmental conservation, by applying a structure-agency lens to examine experiences of marginal farm households in three distinct systems of resource allocation in Lao PDR�s northern uplands�in other words, three institutional or (in)formal structures. These comprise livelihood development and poverty reduction projects, maize contract farming, and a national protected area. Drawing on qualitative data from focus group discussions and household surveys, the article explores the degree to which farmers may shape their engagement with the different systems, and ways in which agency may be enabled or disabled by this engagement. Our findings show that although some development interventions provide consultative channels for expressing needs, these are often within limited options set from afar. The market-based maize system, while in some ways agency-enabling, also entailed narrow choices and heavy dependence on external actors. The direct regulation of the protected area system meanwhile risked separating policy decisions from existing local knowledge. Our analytical approach moves beyond notions of agency commonly focused on decision-making and/or resistance, and instead revisits the structure-agency dichotomy to build a nuanced understanding of people�s lived experiences of interventions. This allows for fresh perspectives on the everyday enablement or disablement of agency, aiming to support policy that is better grounded in local realiti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Southeast Asian …</text:p>
          </table:table-cell>
          <table:table-cell table:number-columns-repeated="2" office:value-type="float" office:value="1" calcext:value-type="float">
            <text:p>1</text:p>
          </table:table-cell>
          <table:table-cell office:value-type="string" calcext:value-type="string">
            <text:p>jstage.jst.go.jp</text:p>
          </table:table-cell>
          <table:table-cell office:value-type="float" office:value="2019" calcext:value-type="float">
            <text:p>2019</text:p>
          </table:table-cell>
          <table:table-cell office:value-type="string" calcext:value-type="string">
            <text:p>https://www.jstage.jst.go.jp/article/seas/8/2/8_173/_article/-char/ja/</text:p>
          </table:table-cell>
          <table:table-cell office:value-type="string" calcext:value-type="string">
            <text:p>https://scholar.google.com/scholar?cites=9479068860605679071&amp;as_sdt=2005&amp;sciodt=0,5&amp;hl=en</text:p>
          </table:table-cell>
          <table:table-cell office:value-type="float" office:value="600" calcext:value-type="float">
            <text:p>600</text:p>
          </table:table-cell>
          <table:table-cell table:number-columns-repeated="8" office:value-type="string" calcext:value-type="string">
            <text:p>NA</text:p>
          </table:table-cell>
          <table:table-cell office:value-type="float" office:value="11" calcext:value-type="float">
            <text:p>11</text:p>
          </table:table-cell>
          <table:table-cell office:value-type="float" office:value="1.83" calcext:value-type="float">
            <text:p>1.83</text:p>
          </table:table-cell>
          <table:table-cell office:value-type="float" office:value="2" calcext:value-type="float">
            <text:p>2</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https://www.jstage.jst.go.jp/article/seas/8/2/8_173/_pdf</text:p>
          </table:table-cell>
          <table:table-cell office:value-type="string" calcext:value-type="string">
            <text:p>https://scholar.google.com/scholar?q=related:30XeDehqjI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4">
          <table:table-cell office:value-type="float" office:value="388" calcext:value-type="float">
            <text:p>388</text:p>
          </table:table-cell>
          <table:table-cell office:value-type="string" calcext:value-type="string">
            <text:p>paper_915</text:p>
          </table:table-cell>
          <table:table-cell office:value-type="float" office:value="321" calcext:value-type="float">
            <text:p>321</text:p>
          </table:table-cell>
          <table:table-cell office:value-type="float" office:value="1" calcext:value-type="float">
            <text:p>1</text:p>
          </table:table-cell>
          <table:table-cell office:value-type="string" calcext:value-type="string">
            <text:p>N Barmeyer</text:p>
          </table:table-cell>
          <table:table-cell office:value-type="string" calcext:value-type="string">
            <text:p>Local Effects of Global Forest Conservation Policy: On Zapotec Resistance against a Protected Natural Area</text:p>
          </table:table-cell>
          <table:table-cell office:value-type="string" calcext:value-type="string">
            <text:p>local effects of global forest conservation policy: on zapotec resistance against a protected natural area</text:p>
          </table:table-cell>
          <table:table-cell office:value-type="string" calcext:value-type="string">
            <text:p>Forest conservation is a controversial issue for the indigenous Zapotec of the Southern Mexican state of Oaxaca, with whom I have been working for the past three years. Officials from the Mexican Ministry for the Environment and Natural Resources (SEMARNAT) and contracted surveyors have visited their villages, seeking to set up �Protected Natural Areas�(�reas Naturales Protegidas). This initiative includes a variety of schemes, ranging from ecological surveys to payment for ecosystem services. However, there is a growing sentiment among the people living in the affected region that the main beneficiaries of such schemes are outsiders: the surveyors and evaluators who are being paid for their studies; the state, which is receiving money via the carbon market for each hectare declared a conservation area; big businesses seeking to make natural resources accessible to the market; and, last but not least, local go-betweens and corrupt officials skimming off the funds intended for the communities. To the people on the ground, the motives for the sudden interest in their territories are often unclear; furthermore, prospecting activities evoke memories of past interventions by the state or by private enterprises, such as mining or logging companies, which deprived the people of their resources and often also repressed them.</text:p>
            <text:p>Protected Natural Areas have been heavily promoted since the United Nations adopted the Global Strategy for Plant Conservation in 2002, which called for signatory countries to designate at least ten percent of their territory as such (CBD 2002, 7). Among conservation organizations and policy makers, these areas are widely regarded as instruments for counteracting the effects of climate change and CO2 emissions. In 2000, with global environmental policy allocating ever more importance and money to biodiversity and carbon sinks, Mexico adjusted its legal and institutional framework to increase its conservation zones. Ten years later, the National Commission for Protected Natural Areas (CONANP) managed some 25 million hectares, about 13 percent of Mexican territory (Schmidt 2010, 19).</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RCC Perspectiv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STOR</text:p>
          </table:table-cell>
          <table:table-cell office:value-type="float" office:value="2012" calcext:value-type="float">
            <text:p>2012</text:p>
          </table:table-cell>
          <table:table-cell office:value-type="string" calcext:value-type="string">
            <text:p>https://www.jstor.org/stable/26234337</text:p>
          </table:table-cell>
          <table:table-cell office:value-type="string" calcext:value-type="string">
            <text:p>https://scholar.google.com/scholar?cites=4638621301670810879&amp;as_sdt=2005&amp;sciodt=0,5&amp;hl=en</text:p>
          </table:table-cell>
          <table:table-cell office:value-type="float" office:value="640" calcext:value-type="float">
            <text:p>640</text:p>
          </table:table-cell>
          <table:table-cell table:number-columns-repeated="8" office:value-type="string" calcext:value-type="string">
            <text:p>NA</text:p>
          </table:table-cell>
          <table:table-cell office:value-type="float" office:value="1" calcext:value-type="float">
            <text:p>1</text:p>
          </table:table-cell>
          <table:table-cell office:value-type="float" office:value="0.08" calcext:value-type="float">
            <text:p>0.08</text:p>
          </table:table-cell>
          <table:table-cell table:number-columns-repeated="2" office:value-type="float" office:value="1" calcext:value-type="float">
            <text:p>1</text:p>
          </table:table-cell>
          <table:table-cell office:value-type="float" office:value="13" calcext:value-type="float">
            <text:p>13</text:p>
          </table:table-cell>
          <table:table-cell office:value-type="string" calcext:value-type="string">
            <text:p>https://www.environmentandsociety.org/sites/default/files/seiten_aus_rcc_layout_issue5_2012-5_0.pdf</text:p>
          </table:table-cell>
          <table:table-cell office:value-type="string" calcext:value-type="string">
            <text:p>https://scholar.google.com/scholar?q=related:_xSmVX-xX0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1">
          <table:table-cell office:value-type="float" office:value="389" calcext:value-type="float">
            <text:p>389</text:p>
          </table:table-cell>
          <table:table-cell office:value-type="string" calcext:value-type="string">
            <text:p>paper_916</text:p>
          </table:table-cell>
          <table:table-cell office:value-type="float" office:value="96" calcext:value-type="float">
            <text:p>96</text:p>
          </table:table-cell>
          <table:table-cell office:value-type="float" office:value="0" calcext:value-type="float">
            <text:p>0</text:p>
          </table:table-cell>
          <table:table-cell office:value-type="string" calcext:value-type="string">
            <text:p>Bram, D</text:p>
          </table:table-cell>
          <table:table-cell office:value-type="string" calcext:value-type="string">
            <text:p>Local elections and deforestation in local areas: another challenge for Indonesia in the fight against climate change</text:p>
          </table:table-cell>
          <table:table-cell office:value-type="string" calcext:value-type="string">
            <text:p>local elections and deforestation in local areas: another challenge for indonesia in the fight against climate change</text:p>
          </table:table-cell>
          <table:table-cell office:value-type="string" calcext:value-type="string">
            <text:p>Climate change is one of the most significant global challenges of our time, which requires the urgent formulation of comprehensive and effective policy responses. A changing climate affects nearly every sector of the world�s economy and is intricately intertwined with other major environmental threats such as population growth, desertification and land degradation, air and water pollution, the loss of biodiversity and deforestation. 1 To date, most of the international attention directed toward combating climate change has been strikingly insufficient and focused primarily on the industrial and energy sector. The agriculture, forestry and other land use sectors have so far been treated as an unwelcome distraction from the needs to reduce industrial and energy related emissions, rather than being considered as an integral part of the climate change problems which need comprehensive solutions. 2</text:p>
            <text:p>Nowadays, there is no doubt about the importance of forests in the climate change regime. Forests store about 45 per cent of the terrestrial carbon and have the potential to sequester large amounts of additional carbon. 3 Carbon uptake by forests contributes to a �residual�of aroun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REGULATING DISASTERS, CLIMATE CHANGE AND ENVIRONMENTAL HARM: LESSONS FROM THE INDONESIAN EXPERIENCE</text:p>
          </table:table-cell>
          <table:table-cell table:number-columns-repeated="2" office:value-type="float" office:value="1" calcext:value-type="float">
            <text:p>1</text:p>
          </table:table-cell>
          <table:table-cell office:value-type="string" calcext:value-type="string">
            <text:p>EDWARD ELGAR PUBLISHING LTD</text:p>
          </table:table-cell>
          <table:table-cell office:value-type="float" office:value="2013" calcext:value-type="float">
            <text:p>2013</text:p>
          </table:table-cell>
          <table:table-cell table:number-columns-repeated="3" office:value-type="string" calcext:value-type="string">
            <text:p>NA</text:p>
          </table:table-cell>
          <table:table-cell office:value-type="string" calcext:value-type="string">
            <text:p>Article; Book Chapter</text:p>
          </table:table-cell>
          <table:table-cell table:number-columns-repeated="5" office:value-type="string" calcext:value-type="string">
            <text:p>NA</text:p>
          </table:table-cell>
          <table:table-cell office:value-type="float" office:value="186" calcext:value-type="float">
            <text:p>186</text:p>
          </table:table-cell>
          <table:table-cell office:value-type="float" office:value="206" calcext:value-type="float">
            <text:p>206</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41">
          <table:table-cell office:value-type="float" office:value="390" calcext:value-type="float">
            <text:p>390</text:p>
          </table:table-cell>
          <table:table-cell office:value-type="string" calcext:value-type="string">
            <text:p>paper_917</text:p>
          </table:table-cell>
          <table:table-cell office:value-type="float" office:value="34" calcext:value-type="float">
            <text:p>34</text:p>
          </table:table-cell>
          <table:table-cell office:value-type="float" office:value="0" calcext:value-type="float">
            <text:p>0</text:p>
          </table:table-cell>
          <table:table-cell office:value-type="string" calcext:value-type="string">
            <text:p>S Kokko</text:p>
          </table:table-cell>
          <table:table-cell office:value-type="string" calcext:value-type="string">
            <text:p>Local forest governance and benefit sharing from reduced emissions from deforestation and forest degradation (REDD)</text:p>
          </table:table-cell>
          <table:table-cell office:value-type="string" calcext:value-type="string">
            <text:p>local forest governance and benefit sharing from reduced emissions from deforestation and forest degradation (redd)</text:p>
          </table:table-cell>
          <table:table-cell office:value-type="string" calcext:value-type="string">
            <text:p>This study investigates how three forest dependent communities in the Nazinon forest, in Southwest Burkina Faso could financially benefit from a REDD+ project. The aim of this study is to identify local governance structures for equitable distribution of benefits from avoided deforestation by investigating local-level experiences and practices in governance of forest resources, and trying to reveal structures that could be used for equitable benefit sharing and the implementation of an effective mechanism. This is a qualitative study which has been conducted through semistructured interviews and focus group discussions with woodcutters, women and other stakeholders. Interviews with governmental officials and representatives from the union of forest management cooperatives complement interviews conducted in the three villages. The empirical findings are supported by pervious research on deforestation, climate change and community forest management.</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U, Dept. of Urban and Rural …</text:p>
          </table:table-cell>
          <table:table-cell office:value-type="float" office:value="2010" calcext:value-type="float">
            <text:p>2010</text:p>
          </table:table-cell>
          <table:table-cell table:number-columns-repeated="2" office:value-type="string" calcext:value-type="string">
            <text:p>NA</text:p>
          </table:table-cell>
          <table:table-cell office:value-type="float" office:value="836" calcext:value-type="float">
            <text:p>836</text:p>
          </table:table-cell>
          <table:table-cell office:value-type="string" calcext:value-type="string">
            <text:p>CITATION</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https://www.researchgate.net/profile/Suvi-Kokko/publication/48928296_Local_forest_governance_and_benefit_sharing_from_reduced_emissions_from_deforestation_and_forest_degradation_REDD_case_study_from_Burkina_Faso/links/00b7d53216402de98b000000/Local-forest-governance-and-benefit-sharing-from-reduced-emissions-from-deforestation-and-forest-degradation-REDD-case-study-from-Burkina-Faso.pdf</text:p>
          </table:table-cell>
          <table:table-cell office:value-type="string" calcext:value-type="string">
            <text:p>https://scholar.google.com/scholar?q=related:u9XEqP-GZc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table-cell office:value-type="float" office:value="391" calcext:value-type="float">
            <text:p>391</text:p>
          </table:table-cell>
          <table:table-cell office:value-type="string" calcext:value-type="string">
            <text:p>paper_918</text:p>
          </table:table-cell>
          <table:table-cell office:value-type="float" office:value="322" calcext:value-type="float">
            <text:p>322</text:p>
          </table:table-cell>
          <table:table-cell office:value-type="float" office:value="11" calcext:value-type="float">
            <text:p>11</text:p>
          </table:table-cell>
          <table:table-cell office:value-type="string" calcext:value-type="string">
            <text:p>Nuesiri, EO</text:p>
          </table:table-cell>
          <table:table-cell office:value-type="string" calcext:value-type="string">
            <text:p>Local government authority and representation in REDD plus : a case study from Nigeria</text:p>
          </table:table-cell>
          <table:table-cell office:value-type="string" calcext:value-type="string">
            <text:p>local government authority and representation in redd plus : a case study from nigeria</text:p>
          </table:table-cell>
          <table:table-cell office:value-type="string" calcext:value-type="string">
            <text:p>Reducing emissions from deforestation and forest degradation and the role of conservation, sustainable management of forests and enhancement of forest carbon stocks in developing countries (REDD+) is a global climate change mitigation initiative. The United Nations REDD Programme (UN-REDD) is building capacity in developing countries interested in REDD+ including Nigeria. REDD+ will reduce access to forests and compromise the livelihoods of local people. UN-REDD commits to strengthen local democracy as a safeguard to prevent elite capture of benefits from REDD+ for local people. This study examined whether local representation in the UN-REDD international policy board and during the consultative process accompanying adoption of REDD+ in Nigeria strengthened local democracy. The study is based on field research in Nigeria in 2012 and 2013. It found that local government authority, the substantive political representatives of local people were not in the UN-REDD policy board, and were absent from the consultative process that led to adoption of REDD+ in Nigeria.</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INTERNATIONAL FORESTRY REVIEW</text:p>
          </table:table-cell>
          <table:table-cell table:number-columns-repeated="2" office:value-type="float" office:value="1" calcext:value-type="float">
            <text:p>1</text:p>
          </table:table-cell>
          <table:table-cell office:value-type="string" calcext:value-type="string">
            <text:p>COMMONWEALTH FORESTRY ASSOC</text:p>
          </table:table-cell>
          <table:table-cell office:value-type="float" office:value="2016" calcext:value-type="float">
            <text:p>2016</text:p>
          </table:table-cell>
          <table:table-cell office:value-type="string" calcext:value-type="string">
            <text:p>http://dx.doi.org/10.1505/14655481681950173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505/146554816819501736</text:p>
          </table:table-cell>
          <table:table-cell office:value-type="string" calcext:value-type="string">
            <text:p>1465-5489</text:p>
          </table:table-cell>
          <table:table-cell office:value-type="string" calcext:value-type="string">
            <text:p>NA</text:p>
          </table:table-cell>
          <table:table-cell office:value-type="float" office:value="18" calcext:value-type="float">
            <text:p>18</text:p>
          </table:table-cell>
          <table:table-cell office:value-type="float" office:value="3" calcext:value-type="float">
            <text:p>3</text:p>
          </table:table-cell>
          <table:table-cell office:value-type="float" office:value="306" calcext:value-type="float">
            <text:p>306</text:p>
          </table:table-cell>
          <table:table-cell office:value-type="float" office:value="318" calcext:value-type="float">
            <text:p>318</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39">
          <table:table-cell office:value-type="float" office:value="392" calcext:value-type="float">
            <text:p>392</text:p>
          </table:table-cell>
          <table:table-cell office:value-type="string" calcext:value-type="string">
            <text:p>paper_923</text:p>
          </table:table-cell>
          <table:table-cell office:value-type="float" office:value="323" calcext:value-type="float">
            <text:p>323</text:p>
          </table:table-cell>
          <table:table-cell office:value-type="float" office:value="585" calcext:value-type="float">
            <text:p>585</text:p>
          </table:table-cell>
          <table:table-cell office:value-type="string" calcext:value-type="string">
            <text:p>D Humphreys</text:p>
          </table:table-cell>
          <table:table-cell office:value-type="string" calcext:value-type="string">
            <text:p>Logjam: Deforestation and the crisis of global governance</text:p>
          </table:table-cell>
          <table:table-cell office:value-type="string" calcext:value-type="string">
            <text:p>logjam: deforestation and the crisis of global governance</text:p>
          </table:table-cell>
          <table:table-cell office:value-type="string" calcext:value-type="string">
            <text:p>Winner of the International Studies Association's Harold and Margaret Sprout Award 2008 for the best book on international environmental problems. This pioneering study examines the impacts of neoliberal global governance on forests and provides an exhaustive overview of international forest politics: Intergovernmental Panel on Forests World Commission on Forests and Sustainable Development Intergovernmental Forum on Forests United Nations Forum on Forests Forest Certification New policies to address illegal logging World Bank's forests strategy Convention on Biological Diversity - and other international forest-related processes The book is an essential reference for students of global environmental politics and required reading for forest policy makers. It concludes by arguing for a democratization of global governance and a fundamental restructuring of the regulatory environment so that final decision making authority is restored to the local level. Driven by concern at what forest loss means for communities and future generations, this is a book that stands to make a differenc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francis.com</text:p>
          </table:table-cell>
          <table:table-cell office:value-type="float" office:value="2012" calcext:value-type="float">
            <text:p>2012</text:p>
          </table:table-cell>
          <table:table-cell office:value-type="string" calcext:value-type="string">
            <text:p>https://www.taylorfrancis.com/books/mono/10.4324/9781849771863/logjam-david-humphreys</text:p>
          </table:table-cell>
          <table:table-cell office:value-type="string" calcext:value-type="string">
            <text:p>https://scholar.google.com/scholar?cites=7301236701442566221&amp;as_sdt=2005&amp;sciodt=0,5&amp;hl=en</text:p>
          </table:table-cell>
          <table:table-cell office:value-type="float" office:value="169" calcext:value-type="float">
            <text:p>169</text:p>
          </table:table-cell>
          <table:table-cell office:value-type="string" calcext:value-type="string">
            <text:p>BOOK</text:p>
          </table:table-cell>
          <table:table-cell office:value-type="string" calcext:value-type="string">
            <text:p>10.4324/9781849771863</text:p>
          </table:table-cell>
          <table:table-cell table:number-columns-repeated="6" office:value-type="string" calcext:value-type="string">
            <text:p>NA</text:p>
          </table:table-cell>
          <table:table-cell office:value-type="float" office:value="585" calcext:value-type="float">
            <text:p>585</text:p>
          </table:table-cell>
          <table:table-cell office:value-type="float" office:value="45" calcext:value-type="float">
            <text:p>45</text:p>
          </table:table-cell>
          <table:table-cell office:value-type="float" office:value="585" calcext:value-type="float">
            <text:p>585</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https://www.academia.edu/download/86125323/s037689290700394320220518-1-1mm9ffy.pdf</text:p>
          </table:table-cell>
          <table:table-cell office:value-type="string" calcext:value-type="string">
            <text:p>https://scholar.google.com/scholar?q=related:TWiHqhg0U2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7">
          <table:table-cell office:value-type="float" office:value="393" calcext:value-type="float">
            <text:p>393</text:p>
          </table:table-cell>
          <table:table-cell office:value-type="string" calcext:value-type="string">
            <text:p>paper_930</text:p>
          </table:table-cell>
          <table:table-cell office:value-type="float" office:value="97" calcext:value-type="float">
            <text:p>97</text:p>
          </table:table-cell>
          <table:table-cell office:value-type="float" office:value="14" calcext:value-type="float">
            <text:p>14</text:p>
          </table:table-cell>
          <table:table-cell office:value-type="string" calcext:value-type="string">
            <text:p>T Dokken, AAD Putri, DL Kweka</text:p>
          </table:table-cell>
          <table:table-cell office:value-type="string" calcext:value-type="string">
            <text:p>Making REDD work for communities and forest conservation in Tanzania</text:p>
          </table:table-cell>
          <table:table-cell office:value-type="string" calcext:value-type="string">
            <text:p>making redd work for communities and forest conservation in tanzania</text:p>
          </table:table-cell>
          <table:table-cell office:value-type="string" calcext:value-type="string">
            <text:p>The initiative known as Making REDD Work for Communities and Forest Conservation in Tanzania is implemented by the Tanzania Forest Conservation Group (TFCG) and the Tanzania Community Forest Conservation Network (MJUMITA). Its aim is to demonstrate how emissions from deforestation and forest degradation can be reduced through CFM (TFCG and MJUMITA 2009). While the initiative includes a suite of interventions at the community scale, it makes direct payments to individuals for the environmental services provided through reduced deforestation and forest degrada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REDD+ on the ground: A case book of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STOR</text:p>
          </table:table-cell>
          <table:table-cell office:value-type="float" office:value="2014" calcext:value-type="float">
            <text:p>2014</text:p>
          </table:table-cell>
          <table:table-cell office:value-type="string" calcext:value-type="string">
            <text:p>https://www.jstor.org/stable/pdf/resrep02148.24.pdf</text:p>
          </table:table-cell>
          <table:table-cell office:value-type="string" calcext:value-type="string">
            <text:p>https://scholar.google.com/scholar?cites=3389898800414948490&amp;as_sdt=2005&amp;sciodt=0,5&amp;hl=en</text:p>
          </table:table-cell>
          <table:table-cell office:value-type="float" office:value="671" calcext:value-type="float">
            <text:p>671</text:p>
          </table:table-cell>
          <table:table-cell table:number-columns-repeated="8" office:value-type="string" calcext:value-type="string">
            <text:p>NA</text:p>
          </table:table-cell>
          <table:table-cell office:value-type="float" office:value="14" calcext:value-type="float">
            <text:p>14</text:p>
          </table:table-cell>
          <table:table-cell office:value-type="float" office:value="1.27" calcext:value-type="float">
            <text:p>1.27</text:p>
          </table:table-cell>
          <table:table-cell office:value-type="float" office:value="5" calcext:value-type="float">
            <text:p>5</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NA</text:p>
          </table:table-cell>
          <table:table-cell office:value-type="string" calcext:value-type="string">
            <text:p>https://scholar.google.com/scholar?q=related:inxBn_9WCy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5">
          <table:table-cell office:value-type="float" office:value="394" calcext:value-type="float">
            <text:p>394</text:p>
          </table:table-cell>
          <table:table-cell office:value-type="string" calcext:value-type="string">
            <text:p>paper_94</text:p>
          </table:table-cell>
          <table:table-cell office:value-type="float" office:value="198" calcext:value-type="float">
            <text:p>198</text:p>
          </table:table-cell>
          <table:table-cell office:value-type="float" office:value="0" calcext:value-type="float">
            <text:p>0</text:p>
          </table:table-cell>
          <table:table-cell office:value-type="string" calcext:value-type="string">
            <text:p>M Kang</text:p>
          </table:table-cell>
          <table:table-cell office:value-type="string" calcext:value-type="string">
            <text:p>An analysis of the process of policy-making to prevent deforestation in Indonesia</text:p>
          </table:table-cell>
          <table:table-cell office:value-type="string" calcext:value-type="string">
            <text:p>an analysis of the process of policy-making to prevent deforestation in indonesia</text:p>
          </table:table-cell>
          <table:table-cell office:value-type="string" calcext:value-type="string">
            <text:p>The environmental, social, and economic value of Indonesia�s tropical forests has generated extensive interest and scrutiny, both local and global. International stakeholders are heavily involved in Indonesian forest policies, including in the issue of deforestation, both because of their immense interest in the Indonesian environment, and because of Indonesia�s lack of development capacity. Many of domestic and international stakeholders participating in the policy-making processes with regard to Indonesian forests have discrete views and concerns. A successful policy would be one that meets all the requirements of all such actors. This study was conducted to analyze the policy process including some questions about Indonesia�s policies for the prevention of deforestation: 1. �When are such policies formed?�, 2. �Who is involved in the policy-making process?�, 3. How are the resulting policies implemented?� Appropriate research methods and analysis frameworks for the examination of policy processes were developed for this study and were applied to Indonesia�s deforestation prevention policies. The current study interviewed 72 of the 114 people who were involved in the policy-making process identified through this study, to analyze the means and motives that are involved in the policy-making process and to ascertain the respondents� interactions with the other actor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ore.ac.uk</text:p>
          </table:table-cell>
          <table:table-cell office:value-type="float" office:value="2023" calcext:value-type="float">
            <text:p>2023</text:p>
          </table:table-cell>
          <table:table-cell office:value-type="string" calcext:value-type="string">
            <text:p>https://core.ac.uk/download/pdf/568133463.pdf</text:p>
          </table:table-cell>
          <table:table-cell office:value-type="string" calcext:value-type="string">
            <text:p>NA</text:p>
          </table:table-cell>
          <table:table-cell office:value-type="float" office:value="853" calcext:value-type="float">
            <text:p>853</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https://core.ac.uk/download/pdf/568133463.pdf</text:p>
          </table:table-cell>
          <table:table-cell office:value-type="string" calcext:value-type="string">
            <text:p>https://scholar.google.com/scholar?q=related:Y2gsH428hw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1">
          <table:table-cell office:value-type="float" office:value="395" calcext:value-type="float">
            <text:p>395</text:p>
          </table:table-cell>
          <table:table-cell office:value-type="string" calcext:value-type="string">
            <text:p>paper_945</text:p>
          </table:table-cell>
          <table:table-cell office:value-type="float" office:value="324" calcext:value-type="float">
            <text:p>324</text:p>
          </table:table-cell>
          <table:table-cell office:value-type="float" office:value="66" calcext:value-type="float">
            <text:p>66</text:p>
          </table:table-cell>
          <table:table-cell office:value-type="string" calcext:value-type="string">
            <text:p>JM Klopp, JK Sang</text:p>
          </table:table-cell>
          <table:table-cell office:value-type="string" calcext:value-type="string">
            <text:p>Maps, power, and the destruction of the Mau Forest in Kenya</text:p>
          </table:table-cell>
          <table:table-cell office:value-type="string" calcext:value-type="string">
            <text:p>maps, power, and the destruction of the mau forest in kenya</text:p>
          </table:table-cell>
          <table:table-cell office:value-type="string" calcext:value-type="string">
            <text:p>Tropical forests, which provide rich re cal eco-services, are under severe stress. 1 Some theories regarding the causes of this stress emphasize" irreducible complexity," 2 while others point to specific factors, such as population pressures or human encroachment through" shifting cultivation." 3 Deforestation is indeed complex, in part because it is linked not only to economic and social dynamics at both global and local levels, but also to questions of power and politics. 4 Nowhere is this more evident than in the ongoing struggle over the Mau Forest in Kenya. Spanning 9 km2, the Mau forest is a complex of sixteen contiguous forests and six separated satellite forests. Together, they form a single ecosystem and make up the largest remaining indigenous forest in East Africa. While less is known about this forest than many other East African forests, the Mau forests complex is immensely important, as it serves as a catchment for rivers west of the Great Rift Valley. These rivers in turn feed major lakes in the region, including Lake Nakuru and the trans-boundary lakes of Lake Victoria in the Nile River Basin, Lake Turkana in Kenya and Ethiopia, and Lake Natron in Tanzania and Kenya. Thus, the Mau forest provides critical ecosystem services, not</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Georgetown Journal of International Affair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STOR</text:p>
          </table:table-cell>
          <table:table-cell office:value-type="float" office:value="2011" calcext:value-type="float">
            <text:p>2011</text:p>
          </table:table-cell>
          <table:table-cell office:value-type="string" calcext:value-type="string">
            <text:p>https://www.jstor.org/stable/43133872</text:p>
          </table:table-cell>
          <table:table-cell office:value-type="string" calcext:value-type="string">
            <text:p>https://scholar.google.com/scholar?cites=18187767370441694370&amp;as_sdt=2005&amp;sciodt=0,5&amp;hl=en</text:p>
          </table:table-cell>
          <table:table-cell office:value-type="float" office:value="364" calcext:value-type="float">
            <text:p>364</text:p>
          </table:table-cell>
          <table:table-cell table:number-columns-repeated="8" office:value-type="string" calcext:value-type="string">
            <text:p>NA</text:p>
          </table:table-cell>
          <table:table-cell office:value-type="float" office:value="66" calcext:value-type="float">
            <text:p>66</text:p>
          </table:table-cell>
          <table:table-cell office:value-type="float" office:value="4.71" calcext:value-type="float">
            <text:p>4.71</text:p>
          </table:table-cell>
          <table:table-cell office:value-type="float" office:value="33" calcext:value-type="float">
            <text:p>33</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www.columbia.edu/~jk2002/publications/KloppS11.pdf</text:p>
          </table:table-cell>
          <table:table-cell office:value-type="string" calcext:value-type="string">
            <text:p>https://scholar.google.com/scholar?q=related:ohyefA_uZ_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4">
          <table:table-cell office:value-type="float" office:value="396" calcext:value-type="float">
            <text:p>396</text:p>
          </table:table-cell>
          <table:table-cell office:value-type="string" calcext:value-type="string">
            <text:p>paper_948</text:p>
          </table:table-cell>
          <table:table-cell office:value-type="float" office:value="325" calcext:value-type="float">
            <text:p>325</text:p>
          </table:table-cell>
          <table:table-cell office:value-type="float" office:value="29" calcext:value-type="float">
            <text:p>29</text:p>
          </table:table-cell>
          <table:table-cell office:value-type="string" calcext:value-type="string">
            <text:p>B Maxton-Lee</text:p>
          </table:table-cell>
          <table:table-cell office:value-type="string" calcext:value-type="string">
            <text:p>Material realities: why Indonesian deforestation persists and conservation fails</text:p>
          </table:table-cell>
          <table:table-cell office:value-type="string" calcext:value-type="string">
            <text:p>material realities: why indonesian deforestation persists and conservation fails</text:p>
          </table:table-cell>
          <table:table-cell office:value-type="string" calcext:value-type="string">
            <text:p>Indonesia�s deforestation is a crisis of global proportions. Its causes are highly complex, spanning local social and community dynamics to national political hierarchies and global corporate politics, current and historic. Development plays a key role, with global neo-liberal imperatives leveraged, resisted and competing with myriad multi-level agendas and actors. Gramscian analysis of logics and ideology, which combine to construct a global and local �common sense,� helps to explain the mixed messages of policy and conservation, which themselves make Indonesian deforestation and its solutions so complicated. Solutions to forest destruction, presented in the form of payment for ecosystem services, multi-stakeholder initiatives, improved governance and transparency within a neo-liberal market framework, have had limited success. The reason for this limited success lies in the notion, encouraged by multilateral and development thinking, that commodification of communities and nature will also conserve forests. Drawing on fieldwork in Indonesia and the United States, this article argues that discrepancies in development and economic policy, which lead to ecologically destructive outcomes like tropical deforestation, cannot be patched up by innovative market tools. Rather, they reflect irreconcilable flaws in contemporary political economy.</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Journal of Contemporary Asi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18" calcext:value-type="float">
            <text:p>2018</text:p>
          </table:table-cell>
          <table:table-cell office:value-type="string" calcext:value-type="string">
            <text:p>https://www.tandfonline.com/doi/abs/10.1080/00472336.2017.1402204</text:p>
          </table:table-cell>
          <table:table-cell office:value-type="string" calcext:value-type="string">
            <text:p>https://scholar.google.com/scholar?cites=1873478511871293373&amp;as_sdt=2005&amp;sciodt=0,5&amp;hl=en</text:p>
          </table:table-cell>
          <table:table-cell office:value-type="float" office:value="498" calcext:value-type="float">
            <text:p>498</text:p>
          </table:table-cell>
          <table:table-cell office:value-type="string" calcext:value-type="string">
            <text:p>NA</text:p>
          </table:table-cell>
          <table:table-cell office:value-type="string" calcext:value-type="string">
            <text:p>10.1080/00472336.2017.1402204</text:p>
          </table:table-cell>
          <table:table-cell table:number-columns-repeated="6" office:value-type="string" calcext:value-type="string">
            <text:p>NA</text:p>
          </table:table-cell>
          <table:table-cell office:value-type="float" office:value="29" calcext:value-type="float">
            <text:p>29</text:p>
          </table:table-cell>
          <table:table-cell office:value-type="float" office:value="4.14" calcext:value-type="float">
            <text:p>4.14</text:p>
          </table:table-cell>
          <table:table-cell office:value-type="float" office:value="29" calcext:value-type="float">
            <text:p>29</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s://r.jordan.im/download/palm-oil/maxton-lee2018.pdf</text:p>
          </table:table-cell>
          <table:table-cell office:value-type="string" calcext:value-type="string">
            <text:p>https://scholar.google.com/scholar?q=related:vXdqysfu_x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4">
          <table:table-cell office:value-type="float" office:value="397" calcext:value-type="float">
            <text:p>397</text:p>
          </table:table-cell>
          <table:table-cell office:value-type="string" calcext:value-type="string">
            <text:p>paper_952</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M Abdullah, MP Mamat, TMT Ibrahim, FNT Hussain…</text:p>
          </table:table-cell>
          <table:table-cell office:value-type="string" calcext:value-type="string">
            <text:p>MEASURING PUBLIC PREFERENCES ON FOREST CONSERVATION: A CHOICE EXPERIMENT APPROACH</text:p>
          </table:table-cell>
          <table:table-cell office:value-type="string" calcext:value-type="string">
            <text:p>measuring public preferences on forest conservation: a choice experiment approach</text:p>
          </table:table-cell>
          <table:table-cell office:value-type="string" calcext:value-type="string">
            <text:p>This paper presents an application of a choice experiment (CE) measuring public preferences towards forest conservation specifically at state of Kelantan. Choice experiment is an economic approach in valuing forest ecosystem services. Economic analysis related to public preferences towards forest conservation become increasingly crucial especially in assisting both federal and state Government to conserve and manage forest ecosystem sustainably. Forest conservation at Kelantan is conceptualized with four attributes relating to public preferences: forest function as watershed areas, forest function as flood mitigation, forest as carbon sink and lastly forest landscape as breeding habitat for fauna. The analysis employs a Multinomial Logit Model (MNL) to analyse the public preferences. The results from the CE data indicate that public in Kelantan has the highest preference for forest function as flood mitigation, followed by forest as carbon sink and forest function as watershed areas. However, surprisingly the result also showed public negative preference on attribute forest landscape as breeding habitat for fauna. The results of this research may help to understand the environmental and economic aspects of forest ecosystem services that may influence public preferences towards forest conservation</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ijafp.org</text:p>
          </table:table-cell>
          <table:table-cell office:value-type="float" office:value="1" calcext:value-type="float">
            <text:p>1</text:p>
          </table:table-cell>
          <table:table-cell office:value-type="float" office:value="0" calcext:value-type="float">
            <text:p>0</text:p>
          </table:table-cell>
          <table:table-cell table:number-columns-repeated="2" office:value-type="string" calcext:value-type="string">
            <text:p>NA</text:p>
          </table:table-cell>
          <table:table-cell office:value-type="string" calcext:value-type="string">
            <text:p>https://ijafp.org/wp-content/uploads/2020/11/KLIAFP10_107.pdf</text:p>
          </table:table-cell>
          <table:table-cell office:value-type="string" calcext:value-type="string">
            <text:p>NA</text:p>
          </table:table-cell>
          <table:table-cell office:value-type="float" office:value="838" calcext:value-type="float">
            <text:p>838</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5" calcext:value-type="float">
            <text:p>5</text:p>
          </table:table-cell>
          <table:table-cell office:value-type="string" calcext:value-type="string">
            <text:p>NA</text:p>
          </table:table-cell>
          <table:table-cell office:value-type="string" calcext:value-type="string">
            <text:p>https://ijafp.org/wp-content/uploads/2020/11/KLIAFP10_107.pdf</text:p>
          </table:table-cell>
          <table:table-cell office:value-type="string" calcext:value-type="string">
            <text:p>https://scholar.google.com/scholar?q=related:HczUE2qygX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8">
          <table:table-cell office:value-type="float" office:value="398" calcext:value-type="float">
            <text:p>398</text:p>
          </table:table-cell>
          <table:table-cell office:value-type="string" calcext:value-type="string">
            <text:p>paper_953</text:p>
          </table:table-cell>
          <table:table-cell office:value-type="float" office:value="123" calcext:value-type="float">
            <text:p>123</text:p>
          </table:table-cell>
          <table:table-cell office:value-type="float" office:value="4" calcext:value-type="float">
            <text:p>4</text:p>
          </table:table-cell>
          <table:table-cell office:value-type="string" calcext:value-type="string">
            <text:p>A Popp, G Luderer, K Vohland…</text:p>
          </table:table-cell>
          <table:table-cell office:value-type="string" calcext:value-type="string">
            <text:p>Mechanisms for avoiding deforestation and forest degradation</text:p>
          </table:table-cell>
          <table:table-cell office:value-type="string" calcext:value-type="string">
            <text:p>mechanisms for avoiding deforestation and forest degradation</text:p>
          </table:table-cell>
          <table:table-cell office:value-type="string" calcext:value-type="string">
            <text:p>Large amounts of carbon are stored in natural forests, mainly in the tropics. Deforestation causes the emission of most of the stored carbon into the atmosphere, either by burning of slashed wood, or gradual decay. The scale of emissions from deforestation makes it imperative for the international community to take action. However, until now no international climate policy framework has existed that provides incentives to reduce deforestation and degradation. Recently, interest in including avoided deforestation under the UNFCCC has increased substantially and several proposals have been tabled. Here, we group these proposals and give an overview of how they are in line with the overarching principles of environmental effectiveness, cost efficiency and equity of a global deal.</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Climate Change, Justice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12" calcext:value-type="float">
            <text:p>2012</text:p>
          </table:table-cell>
          <table:table-cell office:value-type="string" calcext:value-type="string">
            <text:p>https://link.springer.com/chapter/10.1007/978-94-007-4540-7_27</text:p>
          </table:table-cell>
          <table:table-cell office:value-type="string" calcext:value-type="string">
            <text:p>https://scholar.google.com/scholar?cites=4512930565329321488&amp;as_sdt=2005&amp;sciodt=0,5&amp;hl=en</text:p>
          </table:table-cell>
          <table:table-cell office:value-type="float" office:value="503" calcext:value-type="float">
            <text:p>503</text:p>
          </table:table-cell>
          <table:table-cell office:value-type="string" calcext:value-type="string">
            <text:p>NA</text:p>
          </table:table-cell>
          <table:table-cell office:value-type="string" calcext:value-type="string">
            <text:p>10.1007/978-94-007-4540-7_27</text:p>
          </table:table-cell>
          <table:table-cell table:number-columns-repeated="6" office:value-type="string" calcext:value-type="string">
            <text:p>NA</text:p>
          </table:table-cell>
          <table:table-cell office:value-type="float" office:value="4" calcext:value-type="float">
            <text:p>4</text:p>
          </table:table-cell>
          <table:table-cell office:value-type="float" office:value="0.31" calcext:value-type="float">
            <text:p>0.31</text:p>
          </table:table-cell>
          <table:table-cell office:value-type="float" office:value="1" calcext:value-type="float">
            <text:p>1</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NA</text:p>
          </table:table-cell>
          <table:table-cell office:value-type="string" calcext:value-type="string">
            <text:p>https://scholar.google.com/scholar?q=related:EP50SnAmoT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4">
          <table:table-cell office:value-type="float" office:value="399" calcext:value-type="float">
            <text:p>399</text:p>
          </table:table-cell>
          <table:table-cell office:value-type="string" calcext:value-type="string">
            <text:p>paper_959</text:p>
          </table:table-cell>
          <table:table-cell office:value-type="float" office:value="19" calcext:value-type="float">
            <text:p>19</text:p>
          </table:table-cell>
          <table:table-cell office:value-type="float" office:value="12" calcext:value-type="float">
            <text:p>12</text:p>
          </table:table-cell>
          <table:table-cell office:value-type="string" calcext:value-type="string">
            <text:p>G Magalhães de Oliveira, JL Sellare, J Börner</text:p>
          </table:table-cell>
          <table:table-cell office:value-type="string" calcext:value-type="string">
            <text:p>Mind your language: political discourse affects deforestation in the Brazilian Amazon</text:p>
          </table:table-cell>
          <table:table-cell office:value-type="string" calcext:value-type="string">
            <text:p>mind your language: political discourse affects deforestation in the brazilian amazon</text:p>
          </table:table-cell>
          <table:table-cell office:value-type="string" calcext:value-type="string">
            <text:p>Land users make decisions in an increasingly dynamic environment. Changes in expectations are driven by market and non-market factors, but research on market related drivers of land use change so far dominates in the literature. This paper examines how political discourses affect deforestation rates in the Brazilian Amazon region. Relying on novel data from Twitter, we present the first causal evidence of political discourse on deforestation. Our analysis relies on municipal level monthly panel data for 2019 with alternative remotely sensed measures of forest loss and vegetation fires as outcome variables. The effect of political discourse on these outcomes is identified using a shift-share regression approach. High exposure to laissez-faire political discourses increases forest loss by 2.3-3%, and fires by 2.2%. Our findings are robust across land tenure regimes, varying levels of policy enforcement, and alternative shift-share measures. Moreover, excluding dry season periods from the analysis does not change the main result. Land use in the Brazilian Amazon is highly sensitive to whether, how, and when authorities communicate their will to enforce environmental policy regulations. 'Walking the talk' remains imperative to protect the world's tropical forests, but this study suggests that policy makers must carefully choose their words while walking.</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constor.eu</text:p>
          </table:table-cell>
          <table:table-cell office:value-type="float" office:value="2023" calcext:value-type="float">
            <text:p>2023</text:p>
          </table:table-cell>
          <table:table-cell office:value-type="string" calcext:value-type="string">
            <text:p>https://www.econstor.eu/handle/10419/283142</text:p>
          </table:table-cell>
          <table:table-cell office:value-type="string" calcext:value-type="string">
            <text:p>https://scholar.google.com/scholar?cites=12016553351070285882&amp;as_sdt=2005&amp;sciodt=0,5&amp;hl=en</text:p>
          </table:table-cell>
          <table:table-cell office:value-type="float" office:value="19" calcext:value-type="float">
            <text:p>19</text:p>
          </table:table-cell>
          <table:table-cell table:number-columns-repeated="8" office:value-type="string" calcext:value-type="string">
            <text:p>NA</text:p>
          </table:table-cell>
          <table:table-cell office:value-type="float" office:value="12" calcext:value-type="float">
            <text:p>12</text:p>
          </table:table-cell>
          <table:table-cell office:value-type="float" office:value="6" calcext:value-type="float">
            <text:p>6</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www.econstor.eu/bitstream/10419/283142/1/ZEF-DP-326.pdf</text:p>
          </table:table-cell>
          <table:table-cell office:value-type="string" calcext:value-type="string">
            <text:p>https://scholar.google.com/scholar?q=related:OgATO5tfw6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3">
          <table:table-cell office:value-type="float" office:value="400" calcext:value-type="float">
            <text:p>400</text:p>
          </table:table-cell>
          <table:table-cell office:value-type="string" calcext:value-type="string">
            <text:p>paper_96</text:p>
          </table:table-cell>
          <table:table-cell office:value-type="float" office:value="199" calcext:value-type="float">
            <text:p>199</text:p>
          </table:table-cell>
          <table:table-cell office:value-type="float" office:value="9" calcext:value-type="float">
            <text:p>9</text:p>
          </table:table-cell>
          <table:table-cell office:value-type="string" calcext:value-type="string">
            <text:p>ES Siregar, SV Sentosa, A Satrianto</text:p>
          </table:table-cell>
          <table:table-cell office:value-type="string" calcext:value-type="string">
            <text:p>An analysis on the economic development and deforestation</text:p>
          </table:table-cell>
          <table:table-cell office:value-type="string" calcext:value-type="string">
            <text:p>an analysis on the economic development and deforestation</text:p>
          </table:table-cell>
          <table:table-cell office:value-type="string" calcext:value-type="string">
            <text:p>BACKGROUND AND OBJECTIVES</text:p>
            <text:p>This study aimed to investigate endogenous variables namely, economic development and deforestation, in North Sumatra, and examine their determinants. Both variables are substantial in a country community welfare with harmonized environmental sustainability as a legacy for future generations.</text:p>
            <text:p>METHODS</text:p>
            <text:p>In this quantitative study, secondary data in the form of time series data from 1991 to 2020 with a total of 30 years were analyzed. The novelty of this study is its aim to combine deforestation variables and their determinants in a research model related to economic development. In this study, the determinants of economic development used were education, health, mineral resources and forest resource, whereas those of deforestation, were forest resource, institutional factors, population density, and economic development.</text:p>
            <text:p>FINDINGS</text:p>
            <text:p>The data analysis revealed that the economic development in North Sumatra was significantly influenced by education, health, and mineral resources, excluding forest resources. Simultaneously, the determinants influenced economic development by 74.15 percent. Education contributed 27 percent, health 71 percent, mineral resources 12 percent and forest resources 29 percent to economic development. Forest resources and institutions had a significant influence on deforestation in North Sumatra, whereas population density and economic development did not have a significant effect. Simultaneously, the determinants influenced deforestation by 77.24 percent. Partial, forest resources and institutions were identified and significant effect but population density does not significantly affect it. Forest resources contributed 14 percent to deforestation, institutional factors 72 persent, population density 3 percent and economic development 57 percent.</text:p>
            <text:p>CONCLUSION</text:p>
            <text:p>The findings of this study, indicated that education and health have a major effect on economic development whereas forest resources do not however, forest resources significantly affect deforestation. This means that an increasing environmental damage removes forest cover. Thus, it is recommended that the government increase human resource in terms of education and health, which are essential in prioritizing human resource development as a fundamental factor. It is also important to set the limit to long-term natural resource exploitation, consider environmental damages, and improve institutional quality. The government needs to explore alternative sources that are more sustainable and environmentally friendly, such as ecotourism, and renewable energy. Renewable energy can be a reliable source of energy that will help reduce reliance on fossil fuels while also minimizing environmental impact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Glob J Environ Sci Manag</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id.ir</text:p>
          </table:table-cell>
          <table:table-cell office:value-type="float" office:value="2023" calcext:value-type="float">
            <text:p>2023</text:p>
          </table:table-cell>
          <table:table-cell office:value-type="string" calcext:value-type="string">
            <text:p>https://www.sid.ir/fileserver/je/1823-279870-x-1135714.pdf</text:p>
          </table:table-cell>
          <table:table-cell office:value-type="string" calcext:value-type="string">
            <text:p>https://scholar.google.com/scholar?cites=14211732188455251629&amp;as_sdt=2005&amp;sciodt=0,5&amp;hl=en</text:p>
          </table:table-cell>
          <table:table-cell office:value-type="float" office:value="96" calcext:value-type="float">
            <text:p>96</text:p>
          </table:table-cell>
          <table:table-cell office:value-type="string" calcext:value-type="string">
            <text:p>PDF</text:p>
          </table:table-cell>
          <table:table-cell table:number-columns-repeated="7" office:value-type="string" calcext:value-type="string">
            <text:p>NA</text:p>
          </table:table-cell>
          <table:table-cell office:value-type="float" office:value="9" calcext:value-type="float">
            <text:p>9</text:p>
          </table:table-cell>
          <table:table-cell office:value-type="float" office:value="4.5" calcext:value-type="float">
            <text:p>4.5</text:p>
          </table:table-cell>
          <table:table-cell table:number-columns-repeated="2" office:value-type="float" office:value="3" calcext:value-type="float">
            <text:p>3</text:p>
          </table:table-cell>
          <table:table-cell office:value-type="float" office:value="2" calcext:value-type="float">
            <text:p>2</text:p>
          </table:table-cell>
          <table:table-cell office:value-type="string" calcext:value-type="string">
            <text:p>https://www.sid.ir/fileserver/je/1823-279870-x-1135714.pdf</text:p>
          </table:table-cell>
          <table:table-cell office:value-type="string" calcext:value-type="string">
            <text:p>https://scholar.google.com/scholar?q=related:rS7c3yA3Os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4">
          <table:table-cell office:value-type="float" office:value="401" calcext:value-type="float">
            <text:p>401</text:p>
          </table:table-cell>
          <table:table-cell office:value-type="string" calcext:value-type="string">
            <text:p>paper_963</text:p>
          </table:table-cell>
          <table:table-cell office:value-type="float" office:value="134" calcext:value-type="float">
            <text:p>134</text:p>
          </table:table-cell>
          <table:table-cell office:value-type="float" office:value="153" calcext:value-type="float">
            <text:p>153</text:p>
          </table:table-cell>
          <table:table-cell office:value-type="string" calcext:value-type="string">
            <text:p>O Usman, IO Olanipekun, PT Iorember…</text:p>
          </table:table-cell>
          <table:table-cell office:value-type="string" calcext:value-type="string">
            <text:p>Modelling environmental degradation in South Africa: the effects of energy consumption, democracy, and globalization using innovation accounting tests</text:p>
          </table:table-cell>
          <table:table-cell office:value-type="string" calcext:value-type="string">
            <text:p>modelling environmental degradation in south africa: the effects of energy consumption, democracy, and globalization using innovation accounting tests</text:p>
          </table:table-cell>
          <table:table-cell office:value-type="string" calcext:value-type="string">
            <text:p>This study investigates the effects of energy consumption, democracy and globalization on environmental degradation in the context of the environmental Kuznets curve (EKC) for South Africa between 1971 and 2014. To this end, the study applies the combined Bayer-Hanck cointegration test and the fully modified ordinary least squares (FM-OLS) estimation approach. The empirical results confirm the presence of cointegration among the variables, and thus validate the EKC hypothesis for South Africa. In addition, while energy consumption increases environmental degradation, the effect of democracy is positively insignificant. The finding also suggests that globalization condenses environmental degradation. The results of the long-run causal relationship divulge that economic growth, energy consumption, democracy and globalization Granger-cause environmental degradation. The results also find causality running from CO2 emissions, economic growth, democracy and globalization to energy consumption. In the short run, a causality is found running from globalization to CO2 emissions, energy consumption to CO2 emissions and globalization to energy consumption. In addition, economic growth is said to Granger-cause democracy while democracy Granger-causes CO2 emissions. These results are validated by the innovation accounting tests.</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 Science and Pollution …</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0" calcext:value-type="float">
            <text:p>2020</text:p>
          </table:table-cell>
          <table:table-cell office:value-type="string" calcext:value-type="string">
            <text:p>https://link.springer.com/article/10.1007/s11356-019-06687-6</text:p>
          </table:table-cell>
          <table:table-cell office:value-type="string" calcext:value-type="string">
            <text:p>https://scholar.google.com/scholar?cites=7410226324572772741&amp;as_sdt=2005&amp;sciodt=0,5&amp;hl=en</text:p>
          </table:table-cell>
          <table:table-cell office:value-type="float" office:value="867" calcext:value-type="float">
            <text:p>867</text:p>
          </table:table-cell>
          <table:table-cell office:value-type="string" calcext:value-type="string">
            <text:p>NA</text:p>
          </table:table-cell>
          <table:table-cell office:value-type="string" calcext:value-type="string">
            <text:p>10.1007/s11356-019-06687-6</text:p>
          </table:table-cell>
          <table:table-cell table:number-columns-repeated="6" office:value-type="string" calcext:value-type="string">
            <text:p>NA</text:p>
          </table:table-cell>
          <table:table-cell office:value-type="float" office:value="153" calcext:value-type="float">
            <text:p>153</text:p>
          </table:table-cell>
          <table:table-cell office:value-type="float" office:value="30.6" calcext:value-type="float">
            <text:p>30.6</text:p>
          </table:table-cell>
          <table:table-cell office:value-type="float" office:value="38" calcext:value-type="float">
            <text:p>38</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www.academia.edu/download/116790563/s11356-019-06687-620240715-1-qxe41c.pdf</text:p>
          </table:table-cell>
          <table:table-cell office:value-type="string" calcext:value-type="string">
            <text:p>https://scholar.google.com/scholar?q=related:hZloxZRp1m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table-cell office:value-type="float" office:value="402" calcext:value-type="float">
            <text:p>402</text:p>
          </table:table-cell>
          <table:table-cell office:value-type="string" calcext:value-type="string">
            <text:p>paper_98</text:p>
          </table:table-cell>
          <table:table-cell office:value-type="float" office:value="5" calcext:value-type="float">
            <text:p>5</text:p>
          </table:table-cell>
          <table:table-cell office:value-type="float" office:value="64" calcext:value-type="float">
            <text:p>64</text:p>
          </table:table-cell>
          <table:table-cell office:value-type="string" calcext:value-type="string">
            <text:p>TN Maraseni, N Bhattarai, BS Karky, T Cadman…</text:p>
          </table:table-cell>
          <table:table-cell office:value-type="string" calcext:value-type="string">
            <text:p>An assessment of governance quality for community-based forest management systems in Asia: Prioritisation of governance indicators at various scales</text:p>
          </table:table-cell>
          <table:table-cell office:value-type="string" calcext:value-type="string">
            <text:p>an assessment of governance quality for community-based forest management systems in asia: prioritisation of governance indicators at various scales</text:p>
          </table:table-cell>
          <table:table-cell office:value-type="string" calcext:value-type="string">
            <text:p>Community-based forest management systems (CBFMS) are becoming increasingly popular in developing countries where 31% of the total forest is either managed or owned by the community. This paper presents the results of a four-country study conducted in 2017 in Nepal, Bhutan, India and Myanmar concerning the governance quality of CBFMS. The introduction outlines the global threat to forests, the contribution that forest-based emissions make to climate change, and the policy response of the international and national communities including REDD?+?. The next section provides a snapshot of CBFMS in the four case study countries, and is followed by an account of the methodology, approach, framework of analysis and sampling surveys undertaken during the course of, and informing, the research. The results of the surveys revealed that perceptions of governance quality, as well as governance priorities, varied between the countries, and also at the three levels of government (national, sub-national and local) within a country. For example, Myanmar and Bhutan had very high governance ratings from local levels compared to other levels, whereas, Nepal and India had similar ratings for all levels. Further, regarding the prioritisation of different indicators, Myanmar gave highest priority to �inclusiveness� at the local level but �democracy� at the national level. The reasons for the similarities and differences between and within these countries and the possible implications are discussed.</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Land Use Policy</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9" calcext:value-type="float">
            <text:p>2019</text:p>
          </table:table-cell>
          <table:table-cell office:value-type="string" calcext:value-type="string">
            <text:p>https://www.sciencedirect.com/science/article/pii/S026483771831038X</text:p>
          </table:table-cell>
          <table:table-cell office:value-type="string" calcext:value-type="string">
            <text:p>https://scholar.google.com/scholar?cites=7008743521898070280&amp;as_sdt=2005&amp;sciodt=0,5&amp;hl=en</text:p>
          </table:table-cell>
          <table:table-cell office:value-type="float" office:value="827" calcext:value-type="float">
            <text:p>827</text:p>
          </table:table-cell>
          <table:table-cell table:number-columns-repeated="8" office:value-type="string" calcext:value-type="string">
            <text:p>NA</text:p>
          </table:table-cell>
          <table:table-cell office:value-type="float" office:value="64" calcext:value-type="float">
            <text:p>64</text:p>
          </table:table-cell>
          <table:table-cell office:value-type="float" office:value="10.67" calcext:value-type="float">
            <text:p>10.67</text:p>
          </table:table-cell>
          <table:table-cell office:value-type="float" office:value="13" calcext:value-type="float">
            <text:p>13</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https://www.academia.edu/download/78962181/10.1016_j.landusepol.2018.11.044.pdf</text:p>
          </table:table-cell>
          <table:table-cell office:value-type="string" calcext:value-type="string">
            <text:p>https://scholar.google.com/scholar?q=related:CAGOaBkPRG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9">
          <table:table-cell office:value-type="float" office:value="403" calcext:value-type="float">
            <text:p>403</text:p>
          </table:table-cell>
          <table:table-cell office:value-type="string" calcext:value-type="string">
            <text:p>paper_987</text:p>
          </table:table-cell>
          <table:table-cell office:value-type="float" office:value="154" calcext:value-type="float">
            <text:p>154</text:p>
          </table:table-cell>
          <table:table-cell office:value-type="float" office:value="20" calcext:value-type="float">
            <text:p>20</text:p>
          </table:table-cell>
          <table:table-cell office:value-type="string" calcext:value-type="string">
            <text:p>M Pichler, M Ingalls</text:p>
          </table:table-cell>
          <table:table-cell office:value-type="string" calcext:value-type="string">
            <text:p>Negotiating between forest conversion, industrial tree plantations and multifunctional landscapes. Power and politics in forest transitions</text:p>
          </table:table-cell>
          <table:table-cell office:value-type="string" calcext:value-type="string">
            <text:p>negotiating between forest conversion, industrial tree plantations and multifunctional landscapes. power and politics in forest transitions</text:p>
          </table:table-cell>
          <table:table-cell office:value-type="string" calcext:value-type="string">
            <text:p>Increasing forest cover through reforestation and forest regrowth constitutes an essential contribution to mitigating the climate crisis, especially in the tropics. The Southeast Asian country of Lao PDR is on the brink of a forest transition, that is, a shift from net deforestation to net increases in forest area. This process is, however, contested and this article sheds light to power and politics in forest transitions and the implications for forests and people in Lao PDR and beyond. We develop a conceptual framework rooted in political ecology and critical state theory to identify visions and strategies by institutional actors that aim to transform the forests in particular ways, reflect on their power resources and synthesize three development projects from these strategies. We identify an antecedent dominant extractivist development project, focused on state-led timber extraction and large-scale land acquisitions. We argue that green development strategies that commodify forests through offsetting schemes, results-based payments from REDD+ and industrial tree plantations are increasingly mobilized to complement and modernize this extractivist development trajectory. Whereas these strategies align in their focus on land sparing to intensify agricultural and forest production, on the margins, we carve out an alternative livelihoods-based development project that supports extensive agroecological practices (including shifting cultivation) and integrates forests into multifunctional landscapes, re-centering local interests in reforestation approaches. The research therefore contributes to a more complex understanding of power and politics in forest transition research as well as a nuanced understanding of forest politics in political ecology.</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Geoforum</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1" calcext:value-type="float">
            <text:p>2021</text:p>
          </table:table-cell>
          <table:table-cell office:value-type="string" calcext:value-type="string">
            <text:p>https://www.sciencedirect.com/science/article/pii/S0016718521001792</text:p>
          </table:table-cell>
          <table:table-cell office:value-type="string" calcext:value-type="string">
            <text:p>https://scholar.google.com/scholar?cites=3408902914820917041&amp;as_sdt=2005&amp;sciodt=0,5&amp;hl=en</text:p>
          </table:table-cell>
          <table:table-cell office:value-type="float" office:value="48" calcext:value-type="float">
            <text:p>48</text:p>
          </table:table-cell>
          <table:table-cell office:value-type="string" calcext:value-type="string">
            <text:p>HTML</text:p>
          </table:table-cell>
          <table:table-cell table:number-columns-repeated="7" office:value-type="string" calcext:value-type="string">
            <text:p>NA</text:p>
          </table:table-cell>
          <table:table-cell office:value-type="float" office:value="20" calcext:value-type="float">
            <text:p>20</text:p>
          </table:table-cell>
          <table:table-cell office:value-type="float" office:value="5" calcext:value-type="float">
            <text:p>5</text:p>
          </table:table-cell>
          <table:table-cell office:value-type="float" office:value="10" calcext:value-type="float">
            <text:p>10</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www.sciencedirect.com/science/article/pii/S0016718521001792</text:p>
          </table:table-cell>
          <table:table-cell office:value-type="string" calcext:value-type="string">
            <text:p>https://scholar.google.com/scholar?q=related:McexzyPbTi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table-cell office:value-type="float" office:value="404" calcext:value-type="float">
            <text:p>404</text:p>
          </table:table-cell>
          <table:table-cell office:value-type="string" calcext:value-type="string">
            <text:p>paper_989</text:p>
          </table:table-cell>
          <table:table-cell office:value-type="float" office:value="159" calcext:value-type="float">
            <text:p>159</text:p>
          </table:table-cell>
          <table:table-cell office:value-type="float" office:value="0" calcext:value-type="float">
            <text:p>0</text:p>
          </table:table-cell>
          <table:table-cell office:value-type="string" calcext:value-type="string">
            <text:p>Böhmelt, T; Bernauer, T</text:p>
          </table:table-cell>
          <table:table-cell office:value-type="string" calcext:value-type="string">
            <text:p>New evidence reveals curvilinear relationship between levels of democracy and deforestation</text:p>
          </table:table-cell>
          <table:table-cell office:value-type="string" calcext:value-type="string">
            <text:p>new evidence reveals curvilinear relationship between levels of democracy and deforestation</text:p>
          </table:table-cell>
          <table:table-cell office:value-type="string" calcext:value-type="string">
            <text:p>Deforestation is highly damaging to the global climate system and biodiversity. It varies strongly across countries and time, and is driven by several idiosyncratic as well as structural factors. Political regime types belong to the latter. Some studies suggest that more democratic countries are associated with lower rates of deforestation, whereas others report that such states might well be related to more clearing of forested land. We contribute to resolving the currently mixed evidence by re-examining, extending, and contextualizing the findings of one of the most recent empirical studies on how democracy affects deforestation. Based on a comprehensive empirical analysis using different data sources and estimation procedures, we show that levels of democracy are linked to deforestation in a U-shaped, curvilinear way: deforestation rates are less strongly pronounced in both the least and the most democratic states, but higher in partial democracies. In this U-shaped curve, however, the most democratic countries have a better forest-conservation record than states with lower democracy scores.</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RESEARCH &amp; POLITICS</text:p>
          </table:table-cell>
          <table:table-cell table:number-columns-repeated="2" office:value-type="float" office:value="1" calcext:value-type="float">
            <text:p>1</text:p>
          </table:table-cell>
          <table:table-cell office:value-type="string" calcext:value-type="string">
            <text:p>SAGE PUBLICATIONS INC</text:p>
          </table:table-cell>
          <table:table-cell office:value-type="float" office:value="2025" calcext:value-type="float">
            <text:p>2025</text:p>
          </table:table-cell>
          <table:table-cell office:value-type="string" calcext:value-type="string">
            <text:p>http://dx.doi.org/10.1177/20531680251320073</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77/20531680251320073</text:p>
          </table:table-cell>
          <table:table-cell table:number-columns-repeated="2" office:value-type="string" calcext:value-type="string">
            <text:p>NA</text:p>
          </table:table-cell>
          <table:table-cell office:value-type="float" office:value="12" calcext:value-type="float">
            <text:p>12</text:p>
          </table:table-cell>
          <table:table-cell office:value-type="float" office:value="1" calcext:value-type="float">
            <text:p>1</text:p>
          </table:table-cell>
          <table:table-cell table:number-columns-repeated="9" office:value-type="string" calcext:value-type="string">
            <text:p>NA</text:p>
          </table:table-cell>
          <table:table-cell office:value-type="string" calcext:value-type="string">
            <text:p>webofscience</text:p>
          </table:table-cell>
          <table:table-cell table:number-columns-repeated="16346"/>
        </table:table-row>
        <table:table-row table:style-name="ro43">
          <table:table-cell office:value-type="float" office:value="405" calcext:value-type="float">
            <text:p>405</text:p>
          </table:table-cell>
          <table:table-cell office:value-type="string" calcext:value-type="string">
            <text:p>paper_990</text:p>
          </table:table-cell>
          <table:table-cell office:value-type="float" office:value="326" calcext:value-type="float">
            <text:p>326</text:p>
          </table:table-cell>
          <table:table-cell office:value-type="float" office:value="135" calcext:value-type="float">
            <text:p>135</text:p>
          </table:table-cell>
          <table:table-cell office:value-type="string" calcext:value-type="string">
            <text:p>R.A. Butler</text:p>
          </table:table-cell>
          <table:table-cell office:value-type="string" calcext:value-type="string">
            <text:p>New strategies for conserving tropical forests</text:p>
          </table:table-cell>
          <table:table-cell office:value-type="string" calcext:value-type="string">
            <text:p>new strategies for conserving tropical forests</text:p>
          </table:table-cell>
          <table:table-cell office:value-type="string" calcext:value-type="string">
            <text:p>In an interval of just 1�2 decades, the nature of tropical forest destruction has changed. Rather than being dominated by rural farmers, tropical deforestation now is substantially driven by major industries and economic globalization, with timber operations, oil and gas development, large-scale farming and exotic-tree plantations being the most frequent causes of forest loss. Although instigating serious challenges, such changes are also creating important new opportunities for forest conservation. Here we argue that, by increasingly targeting strategic corporations and trade groups with public-pressure campaigns, conservation interests could have a much stronger influence on the fate of tropical forest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Trends in Ecology and Evoluti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08" calcext:value-type="float">
            <text:p>2008</text:p>
          </table:table-cell>
          <table:table-cell office:value-type="string" calcext:value-type="string">
            <text:p>https://api.elsevier.com/content/article/eid/1-s2.0-S0169534708002152</text:p>
          </table:table-cell>
          <table:table-cell office:value-type="string" calcext:value-type="string">
            <text:p>https://www.scopus.com/inward/citedby.uri?partnerID=HzOxMe3b&amp;scp=49249092474&amp;origin=inward</text:p>
          </table:table-cell>
          <table:table-cell office:value-type="float" office:value="11" calcext:value-type="float">
            <text:p>11</text:p>
          </table:table-cell>
          <table:table-cell office:value-type="string" calcext:value-type="string">
            <text:p>Note</text:p>
          </table:table-cell>
          <table:table-cell office:value-type="string" calcext:value-type="string">
            <text:p>10.1016/j.tree.2008.05.006</text:p>
          </table:table-cell>
          <table:table-cell office:value-type="string" calcext:value-type="string">
            <text:p>0169-5347</text:p>
          </table:table-cell>
          <table:table-cell office:value-type="string" calcext:value-type="string">
            <text:p>https://api.elsevier.com/content/abstract/scopus_id/49249092474</text:p>
          </table:table-cell>
          <table:table-cell office:value-type="float" office:value="23" calcext:value-type="float">
            <text:p>23</text:p>
          </table:table-cell>
          <table:table-cell office:value-type="float" office:value="9" calcext:value-type="float">
            <text:p>9</text:p>
          </table:table-cell>
          <table:table-cell office:value-type="float" office:value="469" calcext:value-type="float">
            <text:p>469</text:p>
          </table:table-cell>
          <table:table-cell office:value-type="float" office:value="472" calcext:value-type="float">
            <text:p>472</text:p>
          </table:table-cell>
          <table:table-cell office:value-type="float" office:value="135" calcext:value-type="float">
            <text:p>135</text:p>
          </table:table-cell>
          <table:table-cell office:value-type="float" office:value="7.94" calcext:value-type="float">
            <text:p>7.94</text:p>
          </table:table-cell>
          <table:table-cell office:value-type="float" office:value="135" calcext:value-type="float">
            <text:p>135</text:p>
          </table:table-cell>
          <table:table-cell office:value-type="float" office:value="1" calcext:value-type="float">
            <text:p>1</text:p>
          </table:table-cell>
          <table:table-cell office:value-type="float" office:value="17" calcext:value-type="float">
            <text:p>17</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39">
          <table:table-cell office:value-type="float" office:value="406" calcext:value-type="float">
            <text:p>406</text:p>
          </table:table-cell>
          <table:table-cell office:value-type="string" calcext:value-type="string">
            <text:p>paper_998</text:p>
          </table:table-cell>
          <table:table-cell office:value-type="float" office:value="103" calcext:value-type="float">
            <text:p>103</text:p>
          </table:table-cell>
          <table:table-cell office:value-type="float" office:value="19" calcext:value-type="float">
            <text:p>19</text:p>
          </table:table-cell>
          <table:table-cell office:value-type="string" calcext:value-type="string">
            <text:p>Shandra, JM; Esparza, LE; London, B</text:p>
          </table:table-cell>
          <table:table-cell office:value-type="string" calcext:value-type="string">
            <text:p>Nongovernmental Organizations, Democracy, and Deforestation: A Cross-National Analysis</text:p>
          </table:table-cell>
          <table:table-cell office:value-type="string" calcext:value-type="string">
            <text:p>nongovernmental organizations, democracy, and deforestation: a cross-national analysis</text:p>
          </table:table-cell>
          <table:table-cell office:value-type="string" calcext:value-type="string">
            <text:p>There have been several cross-national studies published in the world polity theoretical tradition that demonstrate the beneficial impact of international nongovernmental organizations. However, these studies neglect the role of domestic nongovernmental organizations. We address this gap in the literature by conducting a cross-national study that considers the impact of both international and domestic nongovernmental organizations on deforestation. We use data from a sample of 60 nations for the period of 1990 to 2005. We find substantial support for the world polity theory that higher levels of both types of nongovernmental organizations are associated with lower rates of deforestation. We expand the analysis to test a political opportunity structure hypothesis that democracy enhances the ability of nongovernmental organizations to deal with the causes of forest loss. In doing so, we find that international and domestic nongovernmental organizations tend to decrease forest loss more in democratic rather than in repressive nations.</text:p>
          </table:table-cell>
          <table:table-cell table:number-columns-repeated="4"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SOCIETY &amp; NATURAL RESOURCES</text:p>
          </table:table-cell>
          <table:table-cell table:number-columns-repeated="2" office:value-type="float" office:value="1" calcext:value-type="float">
            <text:p>1</text:p>
          </table:table-cell>
          <table:table-cell office:value-type="string" calcext:value-type="string">
            <text:p>TAYLOR &amp; FRANCIS INC</text:p>
          </table:table-cell>
          <table:table-cell office:value-type="float" office:value="2012" calcext:value-type="float">
            <text:p>2012</text:p>
          </table:table-cell>
          <table:table-cell office:value-type="string" calcext:value-type="string">
            <text:p>http://dx.doi.org/10.1080/08941920.2011.573841</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08941920.2011.573841</text:p>
          </table:table-cell>
          <table:table-cell office:value-type="string" calcext:value-type="string">
            <text:p>0894-1920</text:p>
          </table:table-cell>
          <table:table-cell office:value-type="string" calcext:value-type="string">
            <text:p>NA</text:p>
          </table:table-cell>
          <table:table-cell office:value-type="float" office:value="25" calcext:value-type="float">
            <text:p>25</text:p>
          </table:table-cell>
          <table:table-cell office:value-type="string" calcext:value-type="string">
            <text:p>3-Jan</text:p>
          </table:table-cell>
          <table:table-cell office:value-type="float" office:value="251" calcext:value-type="float">
            <text:p>251</text:p>
          </table:table-cell>
          <table:table-cell office:value-type="float" office:value="269" calcext:value-type="float">
            <text:p>269</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61">
          <table:table-cell office:value-type="float" office:value="407" calcext:value-type="float">
            <text:p>407</text:p>
          </table:table-cell>
          <table:table-cell office:value-type="string" calcext:value-type="string">
            <text:p>paper_999</text:p>
          </table:table-cell>
          <table:table-cell office:value-type="float" office:value="165" calcext:value-type="float">
            <text:p>165</text:p>
          </table:table-cell>
          <table:table-cell office:value-type="float" office:value="11" calcext:value-type="float">
            <text:p>11</text:p>
          </table:table-cell>
          <table:table-cell office:value-type="string" calcext:value-type="string">
            <text:p>McCarthy, S</text:p>
          </table:table-cell>
          <table:table-cell office:value-type="string" calcext:value-type="string">
            <text:p>Norm diffusion and the limits to forestry governance reform in Southeast Asia's new democracies</text:p>
          </table:table-cell>
          <table:table-cell office:value-type="string" calcext:value-type="string">
            <text:p>norm diffusion and the limits to forestry governance reform in southeast asia's new democracies</text:p>
          </table:table-cell>
          <table:table-cell office:value-type="string" calcext:value-type="string">
            <text:p>The return of the World Bank Group (WBG) to Burma after some 25years' absence, along with other international financial organizations, follows a series of extraordinary political reforms that have taken place in the country since 2010. Burma has made a transition from 50years of authoritarian rule to what its leaders call 'disciplined democracy'. This paper examines the likely consequences of the Bank's return for the forestry sector in Burma and the potential outcomes in forestry governance given the evolution of its development agenda over the past 25years. While measures to address deforestation have been applied in Southeast Asia, the success of forestry governance reforms depends to a large extent on their endorsement and adoption by local power structures and political figures, as well as on the nature of the political regime itself. The record on forestry governance in Southeast Asia is particularly poor and international financial organizations continue to neglect the local political economy of deforestation. Comparatively, few studies have attempted to investigate the relationship between types of political regimes and rates of deforestation. The paper examines two other new democracies in Southeast Asia (Indonesia and Cambodia), and the impact that governance reforms have had on their deforestation trends and land use, in order to contextualize the potential impact of the WBG's return to Burma. In Southeast Asia, powerful vested interests continue to outweigh the support inside governments or civil society for the forestry governance norms promoted by international organizations. The cases of Indonesia, Cambodia and Burma illustrate that deep patrimonial interests operate within the region and that local politics cannot be ignored by international organizations designing policy reforms. The WBG should effectively engage wherever possible with the local communities and a broad range of civil society groups before developing further initiativ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PACIFIC REVIEW</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OUTLEDGE JOURNALS, TAYLOR &amp; FRANCIS LTD</text:p>
          </table:table-cell>
          <table:table-cell office:value-type="float" office:value="2014" calcext:value-type="float">
            <text:p>2014</text:p>
          </table:table-cell>
          <table:table-cell office:value-type="string" calcext:value-type="string">
            <text:p>http://dx.doi.org/10.1080/09512748.2014.948565</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09512748.2014.948565</text:p>
          </table:table-cell>
          <table:table-cell office:value-type="string" calcext:value-type="string">
            <text:p>0951-2748</text:p>
          </table:table-cell>
          <table:table-cell office:value-type="string" calcext:value-type="string">
            <text:p>NA</text:p>
          </table:table-cell>
          <table:table-cell office:value-type="float" office:value="27" calcext:value-type="float">
            <text:p>27</text:p>
          </table:table-cell>
          <table:table-cell office:value-type="float" office:value="5" calcext:value-type="float">
            <text:p>5</text:p>
          </table:table-cell>
          <table:table-cell office:value-type="float" office:value="755" calcext:value-type="float">
            <text:p>755</text:p>
          </table:table-cell>
          <table:table-cell office:value-type="float" office:value="778" calcext:value-type="float">
            <text:p>778</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1" table:number-rows-repeated="5">
          <table:table-cell table:number-columns-repeated="12"/>
          <table:table-cell table:style-name="ce8" table:number-columns-repeated="2"/>
          <table:table-cell table:number-columns-repeated="16370"/>
        </table:table-row>
        <table:table-row table:style-name="ro1" table:number-rows-repeated="1048162">
          <table:table-cell table:number-columns-repeated="16384"/>
        </table:table-row>
        <table:table-row table:style-name="ro1">
          <table:table-cell table:number-columns-repeated="16384"/>
        </table:table-row>
        <calcext:conditional-formats>
          <calcext:conditional-format calcext:target-range-address="df_abstract_coded.M2:df_abstract_coded.N413">
            <calcext:condition calcext:apply-style-name="Untitled1" calcext:value="formula-is([.$M2] &lt;&gt; [.$N2])" calcext:base-cell-address="df_abstract_coded.M2"/>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titled1" style:family="table-cell" style:parent-style-name="Default">
      <style:table-cell-properties fo:background-color="#ffff00" style:diagonal-bl-tr="none" style:diagonal-tl-br="none"/>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08">00/00/0000</text:date>, <text:time style:data-style-name="N2" text:time-value="14:38:31.76385440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7-08T15:30:43.427352223</dc:date>
    <meta:editing-duration>PT31M47S</meta:editing-duration>
    <meta:editing-cycles>4</meta:editing-cycles>
    <meta:generator>LibreOffice/24.2.6.2$Linux_X86_64 LibreOffice_project/420$Build-2</meta:generator>
    <meta:document-statistic meta:table-count="1" meta:cell-count="15503" meta:object-count="0"/>
  </office:meta>
</office:document-meta>
</file>